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142cm"/>
    </style:style>
    <style:style style:name="co2" style:family="table-column">
      <style:table-column-properties fo:break-before="auto" style:column-width="2.066cm"/>
    </style:style>
    <style:style style:name="co3" style:family="table-column">
      <style:table-column-properties fo:break-before="auto" style:column-width="25.647cm"/>
    </style:style>
    <style:style style:name="co4" style:family="table-column">
      <style:table-column-properties fo:break-before="auto" style:column-width="12.233cm"/>
    </style:style>
    <style:style style:name="co5" style:family="table-column">
      <style:table-column-properties fo:break-before="auto" style:column-width="10.259cm"/>
    </style:style>
    <style:style style:name="co6" style:family="table-column">
      <style:table-column-properties fo:break-before="auto" style:column-width="7.648cm"/>
    </style:style>
    <style:style style:name="co7" style:family="table-column">
      <style:table-column-properties fo:break-before="auto" style:column-width="1.579cm"/>
    </style:style>
    <style:style style:name="co8" style:family="table-column">
      <style:table-column-properties fo:break-before="auto" style:column-width="3.87cm"/>
    </style:style>
    <style:style style:name="co9" style:family="table-column">
      <style:table-column-properties fo:break-before="auto" style:column-width="3.955cm"/>
    </style:style>
    <style:style style:name="co10" style:family="table-column">
      <style:table-column-properties fo:break-before="auto" style:column-width="1.175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984cm" fo:break-before="auto" style:use-optimal-row-height="true"/>
    </style:style>
    <style:style style:name="ro3" style:family="table-row">
      <style:table-row-properties style:row-height="14.6cm" fo:break-before="auto" style:use-optimal-row-height="true"/>
    </style:style>
    <style:style style:name="ro4" style:family="table-row">
      <style:table-row-properties style:row-height="51.832cm" fo:break-before="auto" style:use-optimal-row-height="true"/>
    </style:style>
    <style:style style:name="ro5" style:family="table-row">
      <style:table-row-properties style:row-height="14.196cm" fo:break-before="auto" style:use-optimal-row-height="true"/>
    </style:style>
    <style:style style:name="ro6" style:family="table-row">
      <style:table-row-properties style:row-height="57.91cm" fo:break-before="auto" style:use-optimal-row-height="true"/>
    </style:style>
    <style:style style:name="ro7" style:family="table-row">
      <style:table-row-properties style:row-height="56.698cm" fo:break-before="auto" style:use-optimal-row-height="true"/>
    </style:style>
    <style:style style:name="ro8" style:family="table-row">
      <style:table-row-properties style:row-height="18.254cm" fo:break-before="auto" style:use-optimal-row-height="true"/>
    </style:style>
    <style:style style:name="ro9" style:family="table-row">
      <style:table-row-properties style:row-height="23.908cm" fo:break-before="auto" style:use-optimal-row-height="true"/>
    </style:style>
    <style:style style:name="ro10" style:family="table-row">
      <style:table-row-properties style:row-height="27.966cm" fo:break-before="auto" style:use-optimal-row-height="true"/>
    </style:style>
    <style:style style:name="ro11" style:family="table-row">
      <style:table-row-properties style:row-height="5.715cm" fo:break-before="auto" style:use-optimal-row-height="true"/>
    </style:style>
    <style:style style:name="ro12" style:family="table-row">
      <style:table-row-properties style:row-height="6.119cm" fo:break-before="auto" style:use-optimal-row-height="true"/>
    </style:style>
    <style:style style:name="ro13" style:family="table-row">
      <style:table-row-properties style:row-height="29.986cm" fo:break-before="auto" style:use-optimal-row-height="true"/>
    </style:style>
    <style:style style:name="ro14" style:family="table-row">
      <style:table-row-properties style:row-height="31.6cm" fo:break-before="auto" style:use-optimal-row-height="true"/>
    </style:style>
    <style:style style:name="ro15" style:family="table-row">
      <style:table-row-properties style:row-height="44.543cm" fo:break-before="auto" style:use-optimal-row-height="true"/>
    </style:style>
    <style:style style:name="ro16" style:family="table-row">
      <style:table-row-properties style:row-height="17.447cm" fo:break-before="auto" style:use-optimal-row-height="true"/>
    </style:style>
    <style:style style:name="ro17" style:family="table-row">
      <style:table-row-properties style:row-height="54.255cm" fo:break-before="auto" style:use-optimal-row-height="true"/>
    </style:style>
    <style:style style:name="ro18" style:family="table-row">
      <style:table-row-properties style:row-height="25.947cm" fo:break-before="auto" style:use-optimal-row-height="true"/>
    </style:style>
    <style:style style:name="ro19" style:family="table-row">
      <style:table-row-properties style:row-height="41.716cm" fo:break-before="auto" style:use-optimal-row-height="true"/>
    </style:style>
    <style:style style:name="ro20" style:family="table-row">
      <style:table-row-properties style:row-height="15.831cm" fo:break-before="auto" style:use-optimal-row-height="true"/>
    </style:style>
    <style:style style:name="ro21" style:family="table-row">
      <style:table-row-properties style:row-height="55.869cm" fo:break-before="auto" style:use-optimal-row-height="true"/>
    </style:style>
    <style:style style:name="ro22" style:family="table-row">
      <style:table-row-properties style:row-height="54.658cm" fo:break-before="auto" style:use-optimal-row-height="true"/>
    </style:style>
    <style:style style:name="ro23" style:family="table-row">
      <style:table-row-properties style:row-height="33.62cm" fo:break-before="auto" style:use-optimal-row-height="true"/>
    </style:style>
    <style:style style:name="ro24" style:family="table-row">
      <style:table-row-properties style:row-height="18.658cm" fo:break-before="auto" style:use-optimal-row-height="true"/>
    </style:style>
    <style:style style:name="ro25" style:family="table-row">
      <style:table-row-properties style:row-height="52.64cm" fo:break-before="auto" style:use-optimal-row-height="true"/>
    </style:style>
    <style:style style:name="ro26" style:family="table-row">
      <style:table-row-properties style:row-height="63.564cm" fo:break-before="auto" style:use-optimal-row-height="true"/>
    </style:style>
    <style:style style:name="ro27" style:family="table-row">
      <style:table-row-properties style:row-height="36.871cm" fo:break-before="auto" style:use-optimal-row-height="true"/>
    </style:style>
    <style:style style:name="ro28" style:family="table-row">
      <style:table-row-properties style:row-height="57.102cm" fo:break-before="auto" style:use-optimal-row-height="true"/>
    </style:style>
    <style:style style:name="ro29" style:family="table-row">
      <style:table-row-properties style:row-height="24.716cm" fo:break-before="auto" style:use-optimal-row-height="true"/>
    </style:style>
    <style:style style:name="ro30" style:family="table-row">
      <style:table-row-properties style:row-height="20.272cm" fo:break-before="auto" style:use-optimal-row-height="true"/>
    </style:style>
    <style:style style:name="ro31" style:family="table-row">
      <style:table-row-properties style:row-height="27.563cm" fo:break-before="auto" style:use-optimal-row-height="true"/>
    </style:style>
    <style:style style:name="ro32" style:family="table-row">
      <style:table-row-properties style:row-height="36.063cm" fo:break-before="auto" style:use-optimal-row-height="true"/>
    </style:style>
    <style:style style:name="ro33" style:family="table-row">
      <style:table-row-properties style:row-height="8.139cm" fo:break-before="auto" style:use-optimal-row-height="true"/>
    </style:style>
    <style:style style:name="ro34" style:family="table-row">
      <style:table-row-properties style:row-height="28.37cm" fo:break-before="auto" style:use-optimal-row-height="true"/>
    </style:style>
    <style:style style:name="ro35" style:family="table-row">
      <style:table-row-properties style:row-height="15.406cm" fo:break-before="auto" style:use-optimal-row-height="true"/>
    </style:style>
    <style:style style:name="ro36" style:family="table-row">
      <style:table-row-properties style:row-height="8.946cm" fo:break-before="auto" style:use-optimal-row-height="true"/>
    </style:style>
    <style:style style:name="ro37" style:family="table-row">
      <style:table-row-properties style:row-height="8.543cm" fo:break-before="auto" style:use-optimal-row-height="true"/>
    </style:style>
    <style:style style:name="ro38" style:family="table-row">
      <style:table-row-properties style:row-height="10.56cm" fo:break-before="auto" style:use-optimal-row-height="true"/>
    </style:style>
    <style:style style:name="ro39" style:family="table-row">
      <style:table-row-properties style:row-height="21.888cm" fo:break-before="auto" style:use-optimal-row-height="true"/>
    </style:style>
    <style:style style:name="ro40" style:family="table-row">
      <style:table-row-properties style:row-height="15.004cm" fo:break-before="auto" style:use-optimal-row-height="true"/>
    </style:style>
    <style:style style:name="ro41" style:family="table-row">
      <style:table-row-properties style:row-height="19.87cm" fo:break-before="auto" style:use-optimal-row-height="true"/>
    </style:style>
    <style:style style:name="ro42" style:family="table-row">
      <style:table-row-properties style:row-height="13.792cm" fo:break-before="auto" style:use-optimal-row-height="true"/>
    </style:style>
    <style:style style:name="ro43" style:family="table-row">
      <style:table-row-properties style:row-height="26.755cm" fo:break-before="auto" style:use-optimal-row-height="true"/>
    </style:style>
    <style:style style:name="ro44" style:family="table-row">
      <style:table-row-properties style:row-height="16.235cm" fo:break-before="auto" style:use-optimal-row-height="true"/>
    </style:style>
    <style:style style:name="ro45" style:family="table-row">
      <style:table-row-properties style:row-height="19.466cm" fo:break-before="auto" style:use-optimal-row-height="true"/>
    </style:style>
    <style:style style:name="ro46" style:family="table-row">
      <style:table-row-properties style:row-height="45.35cm" fo:break-before="auto" style:use-optimal-row-height="true"/>
    </style:style>
    <style:style style:name="ro47" style:family="table-row">
      <style:table-row-properties style:row-height="37.678cm" fo:break-before="auto" style:use-optimal-row-height="true"/>
    </style:style>
    <style:style style:name="ro48" style:family="table-row">
      <style:table-row-properties style:row-height="6.523cm" fo:break-before="auto" style:use-optimal-row-height="true"/>
    </style:style>
    <style:style style:name="ro49" style:family="table-row">
      <style:table-row-properties style:row-height="46.157cm" fo:break-before="auto" style:use-optimal-row-height="true"/>
    </style:style>
    <style:style style:name="ro50" style:family="table-row">
      <style:table-row-properties style:row-height="51.024cm" fo:break-before="auto" style:use-optimal-row-height="true"/>
    </style:style>
    <style:style style:name="ro51" style:family="table-row">
      <style:table-row-properties style:row-height="30.388cm" fo:break-before="auto" style:use-optimal-row-height="true"/>
    </style:style>
    <style:style style:name="ro52" style:family="table-row">
      <style:table-row-properties style:row-height="39.294cm" fo:break-before="auto" style:use-optimal-row-height="true"/>
    </style:style>
    <style:style style:name="ro53" style:family="table-row">
      <style:table-row-properties style:row-height="55.062cm" fo:break-before="auto" style:use-optimal-row-height="true"/>
    </style:style>
    <style:style style:name="ro54" style:family="table-row">
      <style:table-row-properties style:row-height="53.852cm" fo:break-before="auto" style:use-optimal-row-height="true"/>
    </style:style>
    <style:style style:name="ro55" style:family="table-row">
      <style:table-row-properties style:row-height="29.582cm" fo:break-before="auto" style:use-optimal-row-height="true"/>
    </style:style>
    <style:style style:name="ro56" style:family="table-row">
      <style:table-row-properties style:row-height="10.158cm" fo:break-before="auto" style:use-optimal-row-height="true"/>
    </style:style>
    <style:style style:name="ro57" style:family="table-row">
      <style:table-row-properties style:row-height="21.484cm" fo:break-before="auto" style:use-optimal-row-height="true"/>
    </style:style>
    <style:style style:name="ro58" style:family="table-row">
      <style:table-row-properties style:row-height="34.428cm" fo:break-before="auto" style:use-optimal-row-height="true"/>
    </style:style>
    <style:style style:name="ro59" style:family="table-row">
      <style:table-row-properties style:row-height="12.176cm" fo:break-before="auto" style:use-optimal-row-height="true"/>
    </style:style>
    <style:style style:name="ro60" style:family="table-row">
      <style:table-row-properties style:row-height="22.292cm" fo:break-before="auto" style:use-optimal-row-height="true"/>
    </style:style>
    <style:style style:name="ro61" style:family="table-row">
      <style:table-row-properties style:row-height="32.408cm" fo:break-before="auto" style:use-optimal-row-height="true"/>
    </style:style>
    <style:style style:name="ro62" style:family="table-row">
      <style:table-row-properties style:row-height="44.946cm" fo:break-before="auto" style:use-optimal-row-height="true"/>
    </style:style>
    <style:style style:name="ro63" style:family="table-row">
      <style:table-row-properties style:row-height="53.448cm" fo:break-before="auto" style:use-optimal-row-height="true"/>
    </style:style>
    <style:style style:name="ro64" style:family="table-row">
      <style:table-row-properties style:row-height="48.602cm" fo:break-before="auto" style:use-optimal-row-height="true"/>
    </style:style>
    <style:style style:name="ro65" style:family="table-row">
      <style:table-row-properties style:row-height="50.62cm" fo:break-before="auto" style:use-optimal-row-height="true"/>
    </style:style>
    <style:style style:name="ro66" style:family="table-row">
      <style:table-row-properties style:row-height="51.428cm" fo:break-before="auto" style:use-optimal-row-height="true"/>
    </style:style>
    <style:style style:name="ro67" style:family="table-row">
      <style:table-row-properties style:row-height="49.812cm" fo:break-before="auto" style:use-optimal-row-height="true"/>
    </style:style>
    <style:style style:name="ro68" style:family="table-row">
      <style:table-row-properties style:row-height="50.216cm" fo:break-before="auto" style:use-optimal-row-height="true"/>
    </style:style>
    <style:style style:name="ro69" style:family="table-row">
      <style:table-row-properties style:row-height="64.37cm" fo:break-before="auto" style:use-optimal-row-height="true"/>
    </style:style>
    <style:style style:name="ro70" style:family="table-row">
      <style:table-row-properties style:row-height="42.928cm" fo:break-before="auto" style:use-optimal-row-height="true"/>
    </style:style>
    <style:style style:name="ro71" style:family="table-row">
      <style:table-row-properties style:row-height="57.506cm" fo:break-before="auto" style:use-optimal-row-height="true"/>
    </style:style>
    <style:style style:name="ro72" style:family="table-row">
      <style:table-row-properties style:row-height="10.964cm" fo:break-before="auto" style:use-optimal-row-height="true"/>
    </style:style>
    <style:style style:name="ro73" style:family="table-row">
      <style:table-row-properties style:row-height="38.082cm" fo:break-before="auto" style:use-optimal-row-height="true"/>
    </style:style>
    <style:style style:name="ro74" style:family="table-row">
      <style:table-row-properties style:row-height="55.465cm" fo:break-before="auto" style:use-optimal-row-height="true"/>
    </style:style>
    <style:style style:name="ro75" style:family="table-row">
      <style:table-row-properties style:row-height="25.522cm" fo:break-before="auto" style:use-optimal-row-height="true"/>
    </style:style>
    <style:style style:name="ro76" style:family="table-row">
      <style:table-row-properties style:row-height="49.41cm" fo:break-before="auto" style:use-optimal-row-height="true"/>
    </style:style>
    <style:style style:name="ro77" style:family="table-row">
      <style:table-row-properties style:row-height="27.159cm" fo:break-before="auto" style:use-optimal-row-height="true"/>
    </style:style>
    <style:style style:name="ro78" style:family="table-row">
      <style:table-row-properties style:row-height="62.352cm" fo:break-before="auto" style:use-optimal-row-height="true"/>
    </style:style>
    <style:style style:name="ro79" style:family="table-row">
      <style:table-row-properties style:row-height="43.736cm" fo:break-before="auto" style:use-optimal-row-height="true"/>
    </style:style>
    <style:style style:name="ro80" style:family="table-row">
      <style:table-row-properties style:row-height="32.812cm" fo:break-before="auto" style:use-optimal-row-height="true"/>
    </style:style>
    <style:style style:name="ro81" style:family="table-row">
      <style:table-row-properties style:row-height="58.314cm" fo:break-before="auto" style:use-optimal-row-height="true"/>
    </style:style>
    <style:style style:name="ro82" style:family="table-row">
      <style:table-row-properties style:row-height="26.351cm" fo:break-before="auto" style:use-optimal-row-height="true"/>
    </style:style>
    <style:style style:name="ro83" style:family="table-row">
      <style:table-row-properties style:row-height="59.928cm" fo:break-before="auto" style:use-optimal-row-height="true"/>
    </style:style>
    <style:style style:name="ro84" style:family="table-row">
      <style:table-row-properties style:row-height="12.58cm" fo:break-before="auto" style:use-optimal-row-height="true"/>
    </style:style>
    <style:style style:name="ro85" style:family="table-row">
      <style:table-row-properties style:row-height="53.044cm" fo:break-before="auto" style:use-optimal-row-height="true"/>
    </style:style>
    <style:style style:name="ro86" style:family="table-row">
      <style:table-row-properties style:row-height="22.696cm" fo:break-before="auto" style:use-optimal-row-height="true"/>
    </style:style>
    <style:style style:name="ro87" style:family="table-row">
      <style:table-row-properties style:row-height="35.638cm" fo:break-before="auto" style:use-optimal-row-height="true"/>
    </style:style>
    <style:style style:name="ro88" style:family="table-row">
      <style:table-row-properties style:row-height="46.583cm" fo:break-before="auto" style:use-optimal-row-height="true"/>
    </style:style>
    <style:style style:name="ro89" style:family="table-row">
      <style:table-row-properties style:row-height="7.331cm" fo:break-before="auto" style:use-optimal-row-height="true"/>
    </style:style>
    <style:style style:name="ro90" style:family="table-row">
      <style:table-row-properties style:row-height="59.122cm" fo:break-before="auto" style:use-optimal-row-height="true"/>
    </style:style>
    <style:style style:name="ro91" style:family="table-row">
      <style:table-row-properties style:row-height="29.178cm" fo:break-before="auto" style:use-optimal-row-height="true"/>
    </style:style>
    <style:style style:name="ro92" style:family="table-row">
      <style:table-row-properties style:row-height="47.39cm" fo:break-before="auto" style:use-optimal-row-height="true"/>
    </style:style>
    <style:style style:name="ro93" style:family="table-row">
      <style:table-row-properties style:row-height="23.504cm" fo:break-before="auto" style:use-optimal-row-height="true"/>
    </style:style>
    <style:style style:name="ro94" style:family="table-row">
      <style:table-row-properties style:row-height="24.312cm" fo:break-before="auto" style:use-optimal-row-height="true"/>
    </style:style>
    <style:style style:name="ro95" style:family="table-row">
      <style:table-row-properties style:row-height="45.754cm" fo:break-before="auto" style:use-optimal-row-height="true"/>
    </style:style>
    <style:style style:name="ro96" style:family="table-row">
      <style:table-row-properties style:row-height="23.1cm" fo:break-before="auto" style:use-optimal-row-height="true"/>
    </style:style>
    <style:style style:name="ro97" style:family="table-row">
      <style:table-row-properties style:row-height="20.676cm" fo:break-before="auto" style:use-optimal-row-height="true"/>
    </style:style>
    <style:style style:name="ro98" style:family="table-row">
      <style:table-row-properties style:row-height="0.449cm" fo:break-before="auto" style:use-optimal-row-height="true"/>
    </style:style>
    <style:style style:name="ro99" style:family="table-row">
      <style:table-row-properties style:row-height="56.273cm" fo:break-before="auto" style:use-optimal-row-height="true"/>
    </style:style>
    <style:style style:name="ro100" style:family="table-row">
      <style:table-row-properties style:row-height="19.062cm" fo:break-before="auto" style:use-optimal-row-height="true"/>
    </style:style>
    <style:style style:name="ro101" style:family="table-row">
      <style:table-row-properties style:row-height="47.794cm" fo:break-before="auto" style:use-optimal-row-height="true"/>
    </style:style>
    <style:style style:name="ro102" style:family="table-row">
      <style:table-row-properties style:row-height="21.08cm" fo:break-before="auto" style:use-optimal-row-height="true"/>
    </style:style>
    <style:style style:name="ro103" style:family="table-row">
      <style:table-row-properties style:row-height="48.198cm" fo:break-before="auto" style:use-optimal-row-height="true"/>
    </style:style>
    <style:style style:name="ro104" style:family="table-row">
      <style:table-row-properties style:row-height="40.504cm" fo:break-before="auto" style:use-optimal-row-height="true"/>
    </style:style>
    <style:style style:name="ro105" style:family="table-row">
      <style:table-row-properties style:row-height="9.754cm" fo:break-before="auto" style:use-optimal-row-height="true"/>
    </style:style>
    <style:style style:name="ro106" style:family="table-row">
      <style:table-row-properties style:row-height="38.486cm" fo:break-before="auto" style:use-optimal-row-height="true"/>
    </style:style>
    <style:style style:name="ro107" style:family="table-row">
      <style:table-row-properties style:row-height="43.332cm" fo:break-before="auto" style:use-optimal-row-height="true"/>
    </style:style>
    <style:style style:name="ro108" style:family="table-row">
      <style:table-row-properties style:row-height="52.236cm" fo:break-before="auto" style:use-optimal-row-height="true"/>
    </style:style>
    <style:style style:name="ro109" style:family="table-row">
      <style:table-row-properties style:row-height="36.467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data-style-name="N49"/>
  </office:automatic-styles>
  <office:body>
    <office:spreadsheet>
      <table:calculation-settings table:automatic-find-labels="false" table:use-regular-expressions="false" table:use-wildcards="true"/>
      <table:table table:name="2017-09"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row table:style-name="ro1">
          <table:table-cell office:value-type="string" calcext:value-type="string">
            <text:p>job_id</text:p>
          </table:table-cell>
          <table:table-cell table:style-name="Default" office:value-type="string" calcext:value-type="string">
            <text:p>date</text:p>
          </table:table-cell>
          <table:table-cell office:value-type="string" calcext:value-type="string">
            <text:p>job_title</text:p>
          </table:table-cell>
          <table:table-cell office:value-type="string" calcext:value-type="string">
            <text:p>profession_isco_code</text:p>
          </table:table-cell>
          <table:table-cell office:value-type="string" calcext:value-type="string">
            <text:p>advertiser_name</text:p>
          </table:table-cell>
          <table:table-cell office:value-type="string" calcext:value-type="string">
            <text:p>full_text</text:p>
          </table:table-cell>
          <table:table-cell office:value-type="string" calcext:value-type="string">
            <text:p>full_text_1</text:p>
          </table:table-cell>
          <table:table-cell office:value-type="string" calcext:value-type="string">
            <text:p>Full_text_2</text:p>
          </table:table-cell>
          <table:table-cell office:value-type="string" calcext:value-type="string">
            <text:p>full_text_3</text:p>
          </table:table-cell>
          <table:table-cell table:number-columns-repeated="4"/>
        </table:table-row>
        <table:table-row table:style-name="ro2">
          <table:table-cell office:value-type="string" calcext:value-type="string">
            <text:p>968f9d642cde4345901836c7df8f2b43</text:p>
          </table:table-cell>
          <table:table-cell office:value-type="date" office:date-value="2017-09-05" calcext:value-type="date">
            <text:p>2017-09-05</text:p>
          </table:table-cell>
          <table:table-cell office:value-type="string" calcext:value-type="string">
            <text:p>Quereinstieg zum Rangierbegleiter in Mannheim</text:p>
          </table:table-cell>
          <table:table-cell office:value-type="string" calcext:value-type="string">
            <text:p><text:s/>Kornwestheim</text:p>
          </table:table-cell>
          <table:table-cell office:value-type="string" calcext:value-type="string">
            <text:p><text:s/>Offenburg und Weil am Rhein (w/m)</text:p>
          </table:table-cell>
          <table:table-cell office:value-type="float" office:value="8311" calcext:value-type="float">
            <text:p>8311</text:p>
          </table:table-cell>
          <table:table-cell office:value-type="string" calcext:value-type="string">
            <text:p>Deutsche Bahn</text:p>
          </table:table-cell>
          <table:table-cell office:value-type="string" calcext:value-type="string">
            <text:p>  Quereinstieg zum Rangierbegleiter in Mannheim, Kornwestheim, Offenburg und Weil am Rhein (w/m)</text:p>
            <text:p/>
            <text:p>  Für über 500 verschiedene Berufe suchen wir jährlich mehr als 7.000 motivierte Mitarbeiter in ganz Deutschland. Auch Quereinsteiger sind bei uns willkommen. Du hast schon Erfahrung und Lust auf etwas Neues? Dann bewirb Dich bei uns! Wir machen Dich in den ersten Monaten fit für Deine neue Aufgabe.</text:p>
            <text:p/>
            <text:p>  Zum 01. Dezember 2017 suchen wir Dich für die DB Cargo AG als Quereinsteiger an den Standorten Mannheim, Kornwestheim, Offenburg und Weil am Rhein</text:p>
            <text:p/>
            <text:p>  Deine Aufgaben:</text:p>
            <text:p>  * Abstellen und Sichern von Fahrzeugen</text:p>
            <text:p>  * Bedienen von Gleisanschlüssen</text:p>
            <text:p>  * Bilden und Auflösen der erforderlichen Züge</text:p>
            <text:p>  * Durchführung von Bremsproben und Wagenprüfungen</text:p>
            <text:p>  * Sichere Anwendung des Rangierfunks</text:p>
            <text:p>  * Bedienung von DV Programmen zur Organisation des Güterverkehrs</text:p>
            <text:p/>
            <text:p>  Dein Profil:</text:p>
            <text:p>  * Interesse an körperlich anspruchsvollen Tätigkeiten im Freien</text:p>
            <text:p>  * Kommunikationsfähigkeit und Kundenorientierung</text:p>
            <text:p>  * Teamfähigkeit sowie Verantwortungsbewusstsein</text:p>
            <text:p>  * Bereitschaft zum Schichtdienst auch am Wochenende</text:p>
            <text:p/>
            <text:p>  Wir bieten:</text:p>
            <text:p>  * Stabilität und Sicherheit:</text:p>
            <text:p>  Du kannst Dir einer langfristigen Perspektive durch Dein festes Arbeitsverhältnis in einem zukunftsorientierten Konzern sicher sein.</text:p>
            <text:p>  * Attraktive Konditionen:</text:p>
            <text:p>  Du gibst immer alles und bekommst deshalb auch viel zurück: ein marktübliches Gehaltspaket mit i. d. R. unbefristeten Arbeitsverträgen und Beschäftigungssicherung sowie vielfältige Nebenleistungen, z. B. das DB Job-Ticket, Freifahrten im Nah- und Fernverkehr (auch für Familienangehörige), diverse Reisevergünstigungen, eine betriebliche Altersvorsorge und vergünstigte Versicherungskonditionen.</text:p>
            <text:p>  * Arbeitsplätze in ganz Deutschland:</text:p>
            <text:p>  Wir begegnen Dir nicht nur auf Augenhöhe, sondern in der Regel auch dort, wo Du zuhause bist. Mit Arbeitsplätzen in jedem Bundesland, in großen Städten ebenso wie in kleineren Ortschaften und Gemeinden.</text:p>
            <text:p>  * Individuelle Weiterentwicklung und Aufstiegschancen:</text:p>
            <text:p>  Mit Seminaren, Trainings und Qualifizierungen bieten wir Dir individuelle und langfristige Entwicklungs- und Aufstiegschancen auf Fach-, Projekt- oder Führungsebene.</text:p>
            <text:p/>
            <text:p>  Bewirb Dich online mit der Angabe Deiner Gehaltsvorstellung auf die Ausschreibungsnummer 250257.</text:p>
            <text:p>  Deine persönlichen Daten behandeln wir vertraulich - www.deutschebahn.com/datenschutz-personal.</text:p>
          </table:table-cell>
          <table:table-cell table:number-columns-repeated="5"/>
        </table:table-row>
        <table:table-row table:style-name="ro3">
          <table:table-cell office:value-type="string" calcext:value-type="string">
            <text:p>2c228b3a856345b8ad65d38f87ea5d62</text:p>
          </table:table-cell>
          <table:table-cell office:value-type="date" office:date-value="2017-09-18" calcext:value-type="date">
            <text:p>2017-09-18</text:p>
          </table:table-cell>
          <table:table-cell office:value-type="string" calcext:value-type="string">
            <text:p>Quereinstieg zum Rangierbegleiter (w/m) in Bischofsheim und Limburg/Lahn</text:p>
          </table:table-cell>
          <table:table-cell office:value-type="float" office:value="8311" calcext:value-type="float">
            <text:p>8311</text:p>
          </table:table-cell>
          <table:table-cell office:value-type="string" calcext:value-type="string">
            <text:p>Deutsche Bahn</text:p>
          </table:table-cell>
          <table:table-cell office:value-type="string" calcext:value-type="string">
            <text:p>  Quereinstieg zum Rangierbegleiter (w/m) in Bischofsheim, Koblenz und Limburg/Lahn</text:p>
            <text:p/>
            <text:p>  Für über 500 verschiedene Berufe suchen wir jährlich mehr als 7.000 motivierte Mitarbeiter in ganz Deutschland. Auch Quereinsteiger sind bei uns willkommen. Du hast schon Erfahrung und Lust auf etwas Neues? Dann bewirb Dich bei uns! Wir machen Dich in den ersten Monaten fit für Deine neue Aufgabe.</text:p>
            <text:p/>
            <text:p>  Zum 01. Januar 2018 suchen wir Dich für die DB Cargo AG an den Standorten Mainz-Bischofsheim, Koblenz und Limburg an der Lahn.</text:p>
            <text:p/>
            <text:p>  Deine Aufgaben:</text:p>
            <text:p>  * Zeitgerechte Bereitstellung von Zügen</text:p>
            <text:p>  * Ordnungsgemäße Durchführung von Rangierfahrten und Bremsproben</text:p>
            <text:p>  * Wartungs-, Pflege- und Reinigungsarbeiten an Eisenbahnfahrzeugen</text:p>
            <text:p>  * Zuführen und Abholen von Transporten</text:p>
            <text:p>  * Schadensprüfung von Fahrzeugen und Auslösung von Reparaturaufträgen</text:p>
            <text:p/>
            <text:p>  Dein Profil:</text:p>
            <text:p>  * Kenntnisse im gewerblich-technischen Bereich</text:p>
            <text:p>  * Bereitschaft zur Qualifizierung im Rangierdienst</text:p>
            <text:p>  * Gesundheitliche Eignung, körperliche Belastbarkeit</text:p>
            <text:p>  * Bereitschaft zum Arbeiten im Freien und zum Schichtdienst (Früh-, Spät- und Nachtschicht)</text:p>
            <text:p>  * Hohe Zuverlässigkeit, Teamfähigkeit und selbständige Arbeitsweise</text:p>
            <text:p>  * Eignung und Tauglichkeit werden durch einen Eignungstest und eine betriebsärztliche Untersuchung festgestellt</text:p>
            <text:p>  * Führerscheinklasse B und eigener PKW</text:p>
            <text:p/>
            <text:p>  Wir bieten:</text:p>
            <text:p>  * Stabilität und Sicherheit:</text:p>
            <text:p>  Du kannst Dir einer langfristigen Perspektive durch Dein festes Arbeitsverhältnis in einem zukunftsorientierten Konzern sicher sein.</text:p>
            <text:p>  * Attraktive Konditionen:</text:p>
            <text:p>  Du gibst immer alles und bekommst deshalb auch viel zurück: ein marktübliches Gehaltspaket mit i. d. R. unbefristeten Arbeitsverträgen und Beschäftigungssicherung sowie vielfältige Nebenleistungen, z. B. das DB Job-Ticket, Freifahrten im Nah- und Fernverkehr (auch für Familienangehörige), diverse Reisevergünstigungen, eine betriebliche Altersvorsorge und vergünstigte Versicherungskonditionen.</text:p>
            <text:p>  * Arbeitsplätze in ganz Deutschland:</text:p>
            <text:p>  Wir begegnen Dir nicht nur auf Augenhöhe, sondern in der Regel auch dort, wo Du zuhause bist. Mit Arbeitsplätzen in jedem Bundesland, in großen Städten ebenso wie in kleineren Ortschaften und Gemeinden.</text:p>
            <text:p>  * Individuelle Weiterentwicklung und Aufstiegschancen:</text:p>
            <text:p>  Mit Seminaren, Trainings und Qualifizierungen bieten wir Dir individuelle und langfristige Entwicklungs- und Aufstiegschancen auf Fach-, Projekt- oder Führungsebene.</text:p>
            <text:p/>
            <text:p>  Bewirb Dich online mit der Angabe Deiner Gehaltsvorstellung auf die Ausschreibungsnummer 268340.</text:p>
            <text:p>  Deine persönlichen Daten behandeln wir vertraulich - www.deutschebahn.com/datenschutz-personal.</text:p>
            <text:p/>
            <text:p>  Jetzt bewerben und mehr erfahren: www.deutschebahn.com/karriere</text:p>
          </table:table-cell>
          <table:table-cell table:number-columns-repeated="7"/>
        </table:table-row>
        <table:table-row table:style-name="ro4">
          <table:table-cell office:value-type="string" calcext:value-type="string">
            <text:p>67dba6e8e24f4c1f96ff7f27aca00e0a</text:p>
          </table:table-cell>
          <table:table-cell office:value-type="date" office:date-value="2017-09-29" calcext:value-type="date">
            <text:p>2017-09-29</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FDE GmbH &amp; Co. KG</text:p>
          </table:table-cell>
          <table:table-cell office:value-type="string" calcext:value-type="string">
            <text:p>  Stellenangebot - Eisenbahner/in - Betriebsdienst - Lokführer und Transport</text:p>
            <text:p/>
            <text:p>  Überblick über das Stellenangebot</text:p>
            <text:p/>
            <text:p>  Referenznummer</text:p>
            <text:p/>
            <text:p>  10000-1156770361-S</text:p>
            <text:p>  Titel des Stellenangebots</text:p>
            <text:p/>
            <text:p>  Eisenbahner/in - Betriebsdienst - Lokführer und Transport</text:p>
            <text:p>  Alternativberufe</text:p>
            <text:p>  Eisenbahner/in - Betriebsdienst - Fahrweg</text:p>
            <text:p>  Stellenangebotsart</text:p>
            <text:p/>
            <text:p>  Arbeitsplatz (sozialversicherungspflichtig)</text:p>
            <text:p>  Arbeitgeber</text:p>
            <text:p>  FDE GmbH &amp; Co. KG</text:p>
            <text:p/>
            <text:p>  Branche: Befristete Überlassung von Arbeitskräften, Betriebsgröße: weniger als 6</text:p>
            <text:p>  Stellenbeschreibung</text:p>
            <text:p/>
            <text:p>  Die FDE GmbH &amp; Co. KG mit Mitarbeitern im gesamten Bundesgebiet sind wir einer der führenden Personaldienstleister. Unsere Kunden sind TOP Unternehmen, in deren Auftrag wir Ihnen unterschiedliche interessante Angebote unterbreiten und die für Sie passende Stelle finden können. Durch die Arbeitnehmerüberlassung bieten sich Ihnen vielfältige und abwechslungsreiche Aufgaben am Arbeitsmarkt. Auf Sie warten spannende Jobs mit vielen Einsatz- und Entwicklungsmöglichkeiten.</text:p>
            <text:p/>
            <text:p>  Aktuell auf Jobsuche?</text:p>
            <text:p/>
            <text:p>  Bei unserem langjährigen Partner, bietet sich diese interessante Perspektive im Rahmen der Arbeitnehmerüberlassung mit der Option auf Übernahme.</text:p>
            <text:p/>
            <text:p>  Das sind Ihre Tätigkeitsschwerpunkte:</text:p>
            <text:p/>
            <text:p>  - Triebfahrzeugführer im Rangierdienst</text:p>
            <text:p>  - Rangierbegleiter im Rangierdienst</text:p>
            <text:p>  - ggf. Wartungs- &amp; Instandhaltungsarbeiten</text:p>
            <text:p>  - Dokumentation</text:p>
            <text:p>  - Qualitätskontrolle</text:p>
            <text:p/>
            <text:p>  Das bringen Sie mit:</text:p>
            <text:p/>
            <text:p>  - Führerschein Triebfahrzeugführer Kl. A bzw. alt VDV Kl. 1</text:p>
            <text:p>  - fachbezogene Aus- bzw. Weiterbildung</text:p>
            <text:p>  - gültige Fortbildungsnachweise Eisenbahn</text:p>
            <text:p>  - Tauglichkeit gemäß TfV (Verordnung über die Erteilung der Fahrberechtigung für Triebfahrzeugführer)</text:p>
            <text:p>  - Grundkenntnisse Word, Excel &amp; Outlook</text:p>
            <text:p>  - Wünschenswert: Ausbildung an Funkfernsteuerung</text:p>
            <text:p>  - Wünschenswert: Bereitschaft zu bundesweiten Fahrten</text:p>
            <text:p>  - gerne auch Berufsanfänger</text:p>
            <text:p>  - Bereitschaft zum Schicht- (F/S/N), Wochenend- und Bereitschaftsdiensten</text:p>
            <text:p>  - Teamfähigkeit, Verantwortungsbewusstsein</text:p>
            <text:p/>
            <text:p>  ---</text:p>
            <text:p>  Falls Sie weitere Fragen zum Stellenangebot haben,</text:p>
            <text:p>  dann wenden Sie sich bitte schriftlich (E-Mail, Fax oder Post) an uns. Gerne können Sie alternativ auch</text:p>
            <text:p>  einen Rückruf über unsere Homepage: www.fde.gmbh vereinbaren. Vielen Dank!</text:p>
            <text:p>  Führungsverantwortung</text:p>
            <text:p/>
            <text:p>  Keine Führungsverantwortung</text:p>
            <text:p>  Arbeitsorte</text:p>
            <text:p/>
            <text:p>  Worms, Rheinland-Pfalz,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 Stelle</text:p>
            <text:p>  Vormerken</text:p>
            <text:p/>
            <text:p>  Konditionen des Stellenangebots</text:p>
            <text:p/>
            <text:p>  Arbeitszeit</text:p>
            <text:p/>
            <text:p>  Vollzeit, Schicht</text:p>
            <text:p>  38,5 Wochenstunden</text:p>
            <text:p>  Vergütung und Zusatzleistungen</text:p>
            <text:p/>
            <text:p>  nach Vereinbarung (übertariflich) + Zulagen</text:p>
            <text:p>  Bei der Besetzung des Stellenangebotes findet ein Tarifvertrag Anwendung.</text:p>
            <text:p>  Tarifvertrag: iGZ</text:p>
            <text:p>  Befristung</text:p>
            <text:p/>
            <text:p>  Unbefristetes Arbeitsverhältnis</text:p>
            <text:p/>
            <text:p>  Anforderungen an den Bewerber</text:p>
            <text:p/>
            <text:p>  Sprachkenntnisse</text:p>
            <text:p/>
            <text:p>  Zwingend erforderlich</text:p>
            <text:p>  Deutsch</text:p>
            <text:p/>
            <text:p>  Reise-/ Montagebereitschaft</text:p>
            <text:p/>
            <text:p>  Nicht erforderlich</text:p>
            <text:p/>
            <text:p>  Kontaktdaten</text:p>
            <text:p/>
            <text:p>  Rückfragen und Bewerbungen an</text:p>
            <text:p/>
            <text:p>  FDE GmbH &amp; Co. KG</text:p>
            <text:p>  Frau Tamara Petri</text:p>
            <text:p>  FB Personaldienstleistungen</text:p>
            <text:p>  An der Eichbrücke 3</text:p>
            <text:p>  67105 Schifferstadt</text:p>
            <text:p>  Rheinland-Pfalz</text:p>
            <text:p>  Deutschland</text:p>
            <text:p>  Telekommunikation</text:p>
            <text:p/>
            <text:p>  Telefonnummer: +49 (8 00) 6 64 69 41</text:p>
            <text:p>  Faxnummer: +49 (62 35) 92 08 70 99</text:p>
            <text:p>  E-Mail</text:p>
            <text:p>  Personal.Vorderpfalz@fde.gmbh</text:p>
            <text:p>  Gewünschte Bewerbungsarten</text:p>
            <text:p/>
            <text:p>  Per E-Mail, schriftlich, telefonisch, über Internet</text:p>
            <text:p>  Internetadresse</text:p>
            <text:p>  Weitere Informationen zum Stellenangebot im Internet</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5">
          <table:table-cell office:value-type="string" calcext:value-type="string">
            <text:p>f9dfa50574884fc495beaebb70827918</text:p>
          </table:table-cell>
          <table:table-cell office:value-type="date" office:date-value="2017-09-05" calcext:value-type="date">
            <text:p>2017-09-05</text:p>
          </table:table-cell>
          <table:table-cell office:value-type="string" calcext:value-type="string">
            <text:p>(w/m) Eisenbahner im Betriebsdienst Fachrichtung Lokführer und Transport 2018</text:p>
          </table:table-cell>
          <table:table-cell office:value-type="float" office:value="8311" calcext:value-type="float">
            <text:p>8311</text:p>
          </table:table-cell>
          <table:table-cell office:value-type="string" calcext:value-type="string">
            <text:p>Rolls-royce Power Systems Ag</text:p>
          </table:table-cell>
          <table:table-cell office:value-type="string" calcext:value-type="string">
            <text:p/>
            <text:p>  Ausbildung Industriekaufmann/-frau</text:p>
            <text:p/>
            <text:p/>
            <text:p>  Auszug der Stellenbeschreibung</text:p>
            <text:p/>
            <text:p>  Ausbildung Industriekaufmann/-frau Powered by pioneers. Dein Einstieg bei Rolls-Royce Power Systems Nicht erst seit der Entwicklung des ersten schnelllaufenden Dieselmotors mit 150 PS im Jahr 1919 ist Pioniergeist die treibende Kraft von Rolls-Royce Power Systems. Was uns und unsere Mitarbeiter ausmacht, ist die Leidenschaft, neue Wege zu gehen und Dinge voranzutreiben. Schlummert auch in dir ein Pionier? Dann bring deine Kreativität, Ideen und Entdeckerfreude dort ein, wo sie etwas bewegen - mit einer Berufsausbildung bei Rolls-Royce Power Systems. Ausbildungsberuf Industriekaufmann/-frau mit Zusatzqualifikation Internationales Wirtschaftsmanagement mit Fremdsprachen Werde Teil unseres Teams! Bewirb dich online bis zum 30. September 2017 auf einen der zahlreichen Ausbildungsberufe bei MTU Friedrichshafen! Ausführliche Informationen zur Ausbildung und Bewerbung erhältst du unter:</text:p>
            <text:p>  www.rrpowersystems.com/karriere/schueler Rolls-Royce Power Systems AG Bitte beziehen Sie sich bei Ihrer Bewerbung auf jobs-im-suedwesten.de - vielen Dank! Informationen zum Arbeitgeber Rolls-Royce Power Systems AG Firmenprofil Informationen zum Job Kontakt für Bewerber Kontaktperson 88045 Friedrichshafen Deutschland Veröffentlicht am 02.09.2017 Einsatzort Friedrichshafen Beschäftigungsart Ausbildung / Lehrstellen Branche Verwaltung und Personal</text:p>
            <text:p/>
            <text:p>  Unternehmen</text:p>
            <text:p/>
            <text:p>  Rolls-royce Power Systems Ag</text:p>
            <text:p/>
            <text:p>  Orte</text:p>
            <text:p/>
            <text:p>  * Friedrichshafen 1 freie Stelle</text:p>
            <text:p/>
            <text:p>  Benötigter Abschluss</text:p>
            <text:p/>
            <text:p>  Abitur / Fachabitur</text:p>
            <text:p/>
            <text:p>  Art der Ausbildung</text:p>
            <text:p/>
            <text:p>  Duale Ausbildung</text:p>
            <text:p>  Zur Original-Stellenanzeige</text:p>
            <text:p/>
            <text:p>  Ähnliche Ausbildungsplätze</text:p>
            <text:p/>
            <text:p>  Ausbildung Fachkraft für Kurier-, Express- u. Postdienstleistungen (m/w) Deutsche Post AG, Aulendorf</text:p>
            <text:p>  Aulendorf</text:p>
            <text:p>  September 2017</text:p>
            <text:p>  Azubi (w/m) Zuglotse / Fahrdienstleiter* 2018</text:p>
            <text:p>  Singen (Hohentwiel)</text:p>
            <text:p>  Oktober 2018</text:p>
            <text:p>  Azubi (w/m) Eisenbahner im Betriebsdienst Fachrichtung Lokführer und Transport 2018</text:p>
          </table:table-cell>
          <table:table-cell table:number-columns-repeated="7"/>
        </table:table-row>
        <table:table-row table:style-name="ro6">
          <table:table-cell office:value-type="string" calcext:value-type="string">
            <text:p>e5ba2cc92c704746859f7ef88a3c4d4a</text:p>
          </table:table-cell>
          <table:table-cell office:value-type="date" office:date-value="2017-09-29" calcext:value-type="date">
            <text:p>2017-09-29</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MEV Eisenbahn Verkehrsgesellschaft mbH</text:p>
          </table:table-cell>
          <table:table-cell office:value-type="string" calcext:value-type="string">
            <text:p>  Stellenangebot - Lokrangierführer (m/w) (Eisenbahner/in - Betriebsdienst - Lokführer und Transport)</text:p>
            <text:p/>
            <text:p>  Überblick über das Stellenangebot</text:p>
            <text:p/>
            <text:p>  Referenznummer</text:p>
            <text:p/>
            <text:p>  10000-1156797333-S</text:p>
            <text:p>  Titel des Stellenangebots</text:p>
            <text:p/>
            <text:p>  Lokrangierführer (m/w) (Eisenbahner/in - Betriebsdienst - Lokführer und Transport)</text:p>
            <text:p>  Alternativberufe</text:p>
            <text:p>  Schienenfahrzeugführer/in</text:p>
            <text:p>  Wagenmeister/in (Schienenverkehr)</text:p>
            <text:p>  Stellenangebotsart</text:p>
            <text:p/>
            <text:p>  Arbeitsplatz (sozialversicherungspflichtig)</text:p>
            <text:p>  Arbeitgeber</text:p>
            <text:p>  MEV Eisenbahn Verkehrsgesellschaft mbH</text:p>
            <text:p/>
            <text:p>  Branche: Personenbeförderung im Eisenbahnfernverkehr , Betriebsgröße: zwischen 501 und 5000</text:p>
            <text:p>  Stellenbeschreibung</text:p>
            <text:p/>
            <text:p>  Die MEV Eisenbahn-Verkehrsgesellschaft mbH ist ein neutraler Partner für alle deutschen und europäischen Eisenbahnen sowie Logistikunternehmen, wenn es darum geht, die Schiene für den öffentlichen Personenverkehr und Gütertransport attraktiver zu gestalten.</text:p>
            <text:p/>
            <text:p>  Wir suchen zum nächstmöglichen Zeitpunkt unbefristet und in Vollzeit</text:p>
            <text:p/>
            <text:p>  Lokrangierführer (m/w)</text:p>
            <text:p/>
            <text:p>  für einen Einsatz an unserem Standort in Ludwigshafen</text:p>
            <text:p/>
            <text:p>  Sie haben eine entsprechende Ausbildung erfolgreich abgeschlossen und sammelten bestenfalls bereits einige Berufserfahrungen.</text:p>
            <text:p>  Die physische und psychische Tauglichkeit für diesen Beruf sind ebenso Voraussetzungen wie persönliches Engagement und Ihre Bereitschaft zur Teilnahme an jährlichen Dienstunterrichten und einsatzspezifischen Fortbildungen.</text:p>
            <text:p/>
            <text:p>  Das bringen Sie mit:</text:p>
            <text:p>  - eine Ausbildung oder Umschulung zum Triebfahrzeugführer (m/w)Kl. 3 oder TfV/Lokrangierführer</text:p>
            <text:p>  - die gesundheitliche Tauglichkeit für diese Tätigkeit</text:p>
            <text:p>  - Flexibilität, Engagement und Motivation</text:p>
            <text:p>  - Kollegialität, Zuverlässigkeit und hohe Eigenverantwortung</text:p>
            <text:p/>
            <text:p>  Wir bieten:</text:p>
            <text:p/>
            <text:p>  - einen interessanten, sicheren Arbeitsplatz in einem dynamischen Team</text:p>
            <text:p>  - ein modernes Arbeitsumfeld in einem erfolgreichen Unternehmen</text:p>
            <text:p>  - eine attraktive leistungsgerechte Vergütung nach BuRaLfTV</text:p>
            <text:p>  - offene Türen, gleich auf welcher Etage</text:p>
            <text:p>  - Regelmäßige Fort- und Weiterbildung</text:p>
            <text:p>  - Kompetente Ansprechpartner, die Sie in Ihrer täglichen Arbeit unterstützen</text:p>
            <text:p/>
            <text:p>  Haben wir Ihr Interesse geweckt?</text:p>
            <text:p>  Dann senden Sie Ihre aussagekräftigen Bewerbungsunterlagen an:</text:p>
            <text:p/>
            <text:p>  MEV Eisenbahn-Verkehrsgesellschaft mbH</text:p>
            <text:p>  Herr David Palme</text:p>
            <text:p>  Am Victoria-Turm 2</text:p>
            <text:p>  68163 Mannheim</text:p>
            <text:p>  bewerbung@m-e-v.de</text:p>
            <text:p>  Führungsverantwortung</text:p>
            <text:p/>
            <text:p>  Keine Führungsverantwortung</text:p>
            <text:p>  Arbeitsorte</text:p>
            <text:p/>
            <text:p>  Ludwigshafen am Rhein, Rheinland-Pfalz,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 Stelle</text:p>
            <text:p>  Vormerken</text:p>
            <text:p/>
            <text:p>  Konditionen des Stellenangebots</text:p>
            <text:p/>
            <text:p>  Arbeitszeit</text:p>
            <text:p/>
            <text:p>  Vollzeit, Wochenende, Nachtarbeit, Schicht</text:p>
            <text:p>  40 Std/Wo</text:p>
            <text:p>  Vergütung und Zusatzleistungen</text:p>
            <text:p/>
            <text:p>  Tarifvertrag (mit GdL)</text:p>
            <text:p>  Bei der Besetzung des Stellenangebotes findet ein Tarifvertrag Anwendung.</text:p>
            <text:p>  Tarifvertrag: Haustarifvertrag/Bundesrahmen-Lokführer-TV/SGV</text:p>
            <text:p/>
            <text:p>  Anforderungen an den Bewerber</text:p>
            <text:p/>
            <text:p>  Berufsausbildung/ Studium</text:p>
            <text:p>  Eisenbahner/in - Betriebsdienst - Lokführer und Transport</text:p>
            <text:p>  Transport, Verkehr</text:p>
            <text:p/>
            <text:p>  Grundkenntnisse</text:p>
            <text:p>  Lokomotivführung, Schienenverkehr</text:p>
            <text:p/>
            <text:p>  Sprachkenntnisse</text:p>
            <text:p/>
            <text:p>  Zwingend erforderlich</text:p>
            <text:p>  Deutsch</text:p>
            <text:p/>
            <text:p>  Persönliche Stärken</text:p>
            <text:p>  Auffassungsfähigkeit/-gabe, Entscheidungsfähigkeit, Motivation/ Leistungsbereitschaft, Selbständiges Arbeiten, Zielstrebigkeit/Ergebnisorientierung</text:p>
            <text:p>  Lizenzen und Berechtigungen</text:p>
            <text:p/>
            <text:p>  Zwingend erforderlich</text:p>
            <text:p>  Bremsprobenberechtigung (Eisenbahn)</text:p>
            <text:p/>
            <text:p>  Reise-/ Montagebereitschaft</text:p>
            <text:p/>
            <text:p>  Uneingeschränkt</text:p>
            <text:p/>
            <text:p>  Kontaktdaten</text:p>
            <text:p/>
            <text:p>  Rückfragen und Bewerbungen an</text:p>
            <text:p/>
            <text:p>  MEV Eisenbahn-Verkehrsgesellschaft mbH</text:p>
            <text:p>  Herr David Palme</text:p>
            <text:p>  Am Victoria-Turm 2</text:p>
            <text:p>  68163 Mannheim</text:p>
            <text:p>  Baden-Württemberg</text:p>
            <text:p>  Deutschland</text:p>
            <text:p>  Telekommunikation</text:p>
            <text:p/>
            <text:p>  Telefonnummer: +49 (6 21) 72 84 51 27</text:p>
            <text:p>  Mobilnummer: +49 (1 62) 2 61 92 38</text:p>
            <text:p>  Faxnummer: +49 (6 21) 7 28 45 27</text:p>
            <text:p>  E-Mail</text:p>
            <text:p>  bewerbung@m-e-v.de</text:p>
            <text:p>  Gewünschte Bewerbungsarten</text:p>
            <text:p/>
            <text:p>  Per E-Mail, schriftlich, persönlich, über Internet</text:p>
            <text:p>  Internetadresse</text:p>
            <text:p>  Weitere Informationen zum Stellenangebot im Internet</text:p>
            <text:p>  Angaben zur Bewerbung</text:p>
            <text:p/>
            <text:p>  Anschreiben, Lebenslauf, Lichtbild, Zeugnisse, Baureihenberechtigungen, sonstige Berechtigung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7">
          <table:table-cell office:value-type="string" calcext:value-type="string">
            <text:p>f6824cc173b04c1caed86c5f24692f1d</text:p>
          </table:table-cell>
          <table:table-cell office:value-type="date" office:date-value="2017-09-08" calcext:value-type="date">
            <text:p>2017-09-0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Lokrangierführer/in Kl. 3 Güternahverkehr - Norddeutschland (Eisenbahner/in - Betriebsdienst - Lokführer und Transport)</text:p>
            <text:p/>
            <text:p>  Überblick über das Stellenangebot</text:p>
            <text:p/>
            <text:p>  Referenznummer</text:p>
            <text:p/>
            <text:p>  10000-1156241399-S</text:p>
            <text:p>  Titel des Stellenangebots</text:p>
            <text:p/>
            <text:p>  Lokrangierführer/in Kl. 3 Güternahverkehr - Norddeutschland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jeweils ein/e Lokrangierführer/in Klasse3 im Güternahverkehr für die Standorte : Bremen, Kiel, Rostock, Stralsund, Cuxhaven und Hamburg</text:p>
            <text:p/>
            <text:p>  Ihre Aufgaben:</text:p>
            <text:p>  Bewegen von Eisenbahnfahrzeugen im Rangierdienst mittels Funkfernsteuerung</text:p>
            <text:p>  Durchführung von Zugprüfungen</text:p>
            <text:p>  Erstellen von Wagenlisten und Bremszetteln</text:p>
            <text:p>  Führen der EDV-gestützte Dokumentation von Wagenlaufwegen</text:p>
            <text:p>  Bedienung von Gleisanschlüssen</text:p>
            <text:p>  Kontakt mit anderen Betriebseisenbahnern und Endkunden</text:p>
            <text:p/>
            <text:p>  Ihr Profil:</text:p>
            <text:p>  Abgeschlossene Ausbildung Triebfahrzeugführer(in)</text:p>
            <text:p>  nach VDV oder TfV</text:p>
            <text:p>  Nachweise über Tauglichkeit (bahnärztlich und bei Ausbildung nach VDV auch die psychologische)</text:p>
            <text:p>  Nachweis zum Wagenprüfer(in) G</text:p>
            <text:p>  Idealerweise auch Nachweis über Schulung für FV-NE, PZB und LZB</text:p>
            <text:p>  Nachweis über regelmäßige Teilnahme Fit-Schulungen/ Dienstunterricht</text:p>
            <text:p>  Idealerweise vorhandene Baureihenberechtigung von min. einer der hier genannten Baureihen: G1205, G1203, V100, Gravita und V60</text:p>
            <text:p>  Idealerweise sind Sie im Besitz eines PKW-Führerschein = ist aber kein Muss</text:p>
            <text:p/>
            <text:p>  Was wir bieten:</text:p>
            <text:p>  übertarifliche Vergütung, Erstattung aller Reisekosten und Bereitstellung aller notwendigen Dienstmaterialen wie u.a.: Handy, bei Bedarf auch Tablett oder Notebook, bei Bedarf und weiterer Entfernung zum Einsatzort eine Bahncard, bei ständig wechselnden Einsatzorten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Kiel, Schleswig-Holstein, Deutschland</text:p>
            <text:p>  Deutschland</text:p>
            <text:p>  Stralsund, Mecklenburg-Vorpommern, Deutschland</text:p>
            <text:p>  Cuxhaven, Niedersachsen, Deutschland</text:p>
            <text:p>  Hamburg, Hamburg, Deutschland</text:p>
            <text:p>  Rostock, Mecklenburg-Vorpommern, Deutschland</text:p>
            <text:p>  Bremen, Brem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8.09.2017</text:p>
            <text:p>  Anzahl offener Stellen</text:p>
            <text:p/>
            <text:p>  7 Stellen</text:p>
            <text:p>  Vormerken</text:p>
            <text:p/>
            <text:p>  Konditionen des Stellenangebots</text:p>
            <text:p/>
            <text:p>  Arbeitszeit</text:p>
            <text:p/>
            <text:p>  Vollzeit, Wochenende, Nachtarb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8">
          <table:table-cell office:value-type="string" calcext:value-type="string">
            <text:p>2f6ae3099fe94bf38a4bab608955e7ad</text:p>
          </table:table-cell>
          <table:table-cell office:value-type="date" office:date-value="2017-09-04" calcext:value-type="date">
            <text:p>2017-09-04</text:p>
          </table:table-cell>
          <table:table-cell office:value-type="string" calcext:value-type="string">
            <text:p>Rangierer m/w</text:p>
          </table:table-cell>
          <table:table-cell office:value-type="float" office:value="8311" calcext:value-type="float">
            <text:p>8311</text:p>
          </table:table-cell>
          <table:table-cell office:value-type="string" calcext:value-type="string">
            <text:p>barth Spedition GmbH</text:p>
          </table:table-cell>
          <table:table-cell office:value-type="string" calcext:value-type="string">
            <text:p>  Rangierer m/w</text:p>
            <text:p/>
            <text:p>  barth Spedition GmbH</text:p>
            <text:p>  72393 Burladingen</text:p>
            <text:p>  02.09.2017</text:p>
            <text:p/>
            <text:p>  Weiterleiten:</text:p>
            <text:p/>
            <text:p>  Daten dieser Anzeige</text:p>
            <text:p/>
            <text:p>  Job-ID: 6246809__1</text:p>
            <text:p>  Rangierer m/w</text:p>
            <text:p>  barth Spedition GmbH</text:p>
            <text:p>  Kontakt</text:p>
            <text:p/>
            <text:p>  http://www.barth.eu</text:p>
            <text:p>  Anzeigeninhalt</text:p>
            <text:p/>
            <text:p>  [Stellenangebote]</text:p>
            <text:p>  Berufsfeld</text:p>
            <text:p/>
            <text:p>  Transport/ Logistik/ Materialwirtschaft</text:p>
            <text:p>  Branche</text:p>
            <text:p/>
            <text:p>  Logistik/ Transport/ Verkehr</text:p>
            <text:p>  Position</text:p>
            <text:p/>
            <text:p>  Angestellter/ Fachkraft</text:p>
            <text:p>  Art der Anstellung</text:p>
            <text:p/>
            <text:p>  Vollzeit</text:p>
            <text:p>  Dienstsitz</text:p>
            <text:p/>
            <text:p>  72393 Burladingen</text:p>
            <text:p>  Anzeige 421 / 11560</text:p>
            <text:p>  * © Schwarzwälder Bote</text:p>
            <text:p>  * Mediadaten</text:p>
            <text:p>  * Datenschutz</text:p>
            <text:p>  * AGB</text:p>
            <text:p>  * Impressum</text:p>
            <text:p>  * Nutzungsbasierte Onlinewerbung</text:p>
            <text:p/>
            <text:p>  Versenden Sie folgende Stelle per E-Mail:</text:p>
            <text:p/>
            <text:p>  Rangierer m/w</text:p>
          </table:table-cell>
          <table:table-cell table:number-columns-repeated="7"/>
        </table:table-row>
        <table:table-row table:style-name="ro9">
          <table:table-cell office:value-type="string" calcext:value-type="string">
            <text:p>a0f4d5004ca8471a8743e2eee807f5b1</text:p>
          </table:table-cell>
          <table:table-cell office:value-type="date" office:date-value="2017-09-15" calcext:value-type="date">
            <text:p>2017-09-15</text:p>
          </table:table-cell>
          <table:table-cell office:value-type="string" calcext:value-type="string">
            <text:p>Wagenmeister G / Rangierbegleiter (m/w) Bundesgebiet</text:p>
          </table:table-cell>
          <table:table-cell office:value-type="float" office:value="8311" calcext:value-type="float">
            <text:p>8311</text:p>
          </table:table-cell>
          <table:table-cell office:value-type="string" calcext:value-type="string">
            <text:p>Salzburger Eisenbahn Transportlogistik Gmbh</text:p>
          </table:table-cell>
          <table:table-cell office:value-type="string" calcext:value-type="string">
            <text:p>  zurück</text:p>
            <text:p>  21.08.2017</text:p>
            <text:p>  Stellenangebot-Nr.: 1/5852</text:p>
            <text:p>  Einsatzort:</text:p>
            <text:p>  Bundesgebiet</text:p>
            <text:p>  Kategorie:</text:p>
            <text:p>  Technik/Engineering/IT</text:p>
            <text:p>  Tätigkeitsbereich:</text:p>
            <text:p>  Wagenmeister (m/w)</text:p>
            <text:p>  Arbeitszeit:</text:p>
            <text:p>  Vollzeit</text:p>
            <text:p>  Beschäftigungsart:</text:p>
            <text:p>  Festanstellung</text:p>
            <text:p>  Verfügbarkeit ab:</text:p>
            <text:p>  zum nächstmöglichen Zeitpunkt</text:p>
            <text:p>  Bewerbung:</text:p>
            <text:p>  Per E-Mail</text:p>
            <text:p>  Link zur Onlinebewerbung:</text:p>
            <text:p>  zur Onlinebewerbung</text:p>
            <text:p>  Drucken</text:p>
            <text:p>  Merken</text:p>
            <text:p/>
            <text:p>  Wagenmeister G / Rangierbegleiter (m/w) Bundesgebiet</text:p>
            <text:p/>
            <text:p>  Wir sind ein national und international tätiges Bahn-Logistik-Unternehmen mit Sitz in Salzburg/Freilassing und wickeln europaweit für Industrie- und Handelsunternehmen die schienenseitige Beschaffungslogistik ab.</text:p>
            <text:p>  Positionsbeschreibung</text:p>
            <text:p/>
            <text:p>  Wagenmeister G / Rangierbegleiter (m/w)</text:p>
            <text:p>  Aufgaben</text:p>
            <text:p>  * wagentechnische Untersuchung und Überprüfung von Wagen im Güterverkehr im Betrieb, in Hinblick auf Betriebssicherheit.</text:p>
            <text:p>  * wagentechnische Untersuchung und Überprüfung von Güterzügen im Betrieb bezüglich ordnungsgemäßer Zugbildung, insbesondere unter Beachtung der Verladevorschriften.</text:p>
            <text:p>  * Regelungen des AVV, Regeln für die Beförderung von gefährlichen Gütern und außergewöhnlichen Sendungen</text:p>
            <text:p>  * Vorbereitung von Zügen (Kuppeln der Fahrzeuge, Bremsen einstellen, sowie Erstellung und Prüfung von Wagenlisten, Bremszetteln und sonstigen Zugpapieren)</text:p>
            <text:p>  * Rangierbegleiter-Tätigkeiten</text:p>
            <text:p/>
            <text:p>  Anforderungen</text:p>
            <text:p>  * eine Ausbildung als Wagenmeister / Rangierbegleiter</text:p>
            <text:p>  * PKW Führerschein</text:p>
            <text:p>  * die gesundheitliche Tauglichkeit für diese Tätigkeit</text:p>
            <text:p>  * Bereitschaft zur Schicht-, Nacht-, Sonn- und Feiertagsarbeit</text:p>
            <text:p>  * Bereitschaft zu zeitlich und geographisch flexibler Einsatztätigkeit</text:p>
            <text:p>  * Und idealerweise bereits einschlägige Berufserfahrung mitbringen</text:p>
            <text:p/>
            <text:p>  Wir bieten</text:p>
            <text:p>  * Zum Branchendurchschnitt überdurchschnittliches Gehalt.</text:p>
            <text:p>  * Einen interessanten, abwechslungsreichen und sicheren Arbeitsplatz</text:p>
            <text:p>  * Dienstwagen</text:p>
            <text:p>  * Regelmäßige Fort- und Weiterbildung</text:p>
            <text:p/>
            <text:p>  Kontakt</text:p>
            <text:p>  Salzburger Eisenbahn TransportLogistik GmbH (SETG)</text:p>
            <text:p/>
            <text:p>  Attila Lobos</text:p>
            <text:p/>
            <text:p>  E-Mail: attila.lobos@setg.at</text:p>
            <text:p/>
            <text:p>  Tel.: +43 664 88 678 671</text:p>
            <text:p/>
            <text:p>  zurück</text:p>
          </table:table-cell>
          <table:table-cell table:number-columns-repeated="7"/>
        </table:table-row>
        <table:table-row table:style-name="ro10">
          <table:table-cell office:value-type="string" calcext:value-type="string">
            <text:p>d554eec4e4184bf1a8b46e2412412197</text:p>
          </table:table-cell>
          <table:table-cell office:value-type="date" office:date-value="2017-09-15" calcext:value-type="date">
            <text:p>2017-09-15</text:p>
          </table:table-cell>
          <table:table-cell office:value-type="string" calcext:value-type="string">
            <text:p>Rangierbegleiter Mainz Umgebung</text:p>
          </table:table-cell>
          <table:table-cell office:value-type="float" office:value="8311" calcext:value-type="float">
            <text:p>8311</text:p>
          </table:table-cell>
          <table:table-cell office:value-type="string" calcext:value-type="string">
            <text:p>Sgl-schienen Güter Logistik Gmbh</text:p>
          </table:table-cell>
          <table:table-cell office:value-type="string" calcext:value-type="string">
            <text:p>  zurück</text:p>
            <text:p>  11.09.2017</text:p>
            <text:p>  Stellenangebot-Nr.: 1/5785</text:p>
            <text:p>  Einsatzort:</text:p>
            <text:p>  Mainz Umgebung</text:p>
            <text:p>  Kategorie:</text:p>
            <text:p>  Betrieb/Verkehr</text:p>
            <text:p>  Tätigkeitsbereich:</text:p>
            <text:p>  Rangierer/Rangierbegleiter (m/w)</text:p>
            <text:p>  Arbeitszeit:</text:p>
            <text:p>  Vollzeit</text:p>
            <text:p>  Beschäftigungsart:</text:p>
            <text:p>  Festanstellung</text:p>
            <text:p>  Verfügbarkeit ab:</text:p>
            <text:p>  zum nächstmöglichen Zeitpunkt</text:p>
            <text:p>  Bewerbung:</text:p>
            <text:p>  Per E-Mail, Schriftlich, Telefonisch</text:p>
            <text:p>  Drucken</text:p>
            <text:p>  Merken</text:p>
            <text:p/>
            <text:p>  Rangierbegleiter Mainz Umgebung</text:p>
            <text:p/>
            <text:p>  Die SGL- GmbH ist eines der führenden Eisenbahnverkehrsunternehmen im Bereich der Bauzug- und Güter- Logistik in Deutschland.</text:p>
            <text:p>  Positionsbeschreibung</text:p>
            <text:p/>
            <text:p>  Wir suchen für unseren Kunden aus dem Bereich Produktion für den Großraum Mainz mehrere</text:p>
            <text:p>  Rangierbegleiter (m/w)</text:p>
            <text:p>  Aufgaben</text:p>
            <text:p>  * Zugvorbereitung</text:p>
            <text:p>  * Zugbildung und -auflösung</text:p>
            <text:p>  * Durchführung von Rangieraufgaben</text:p>
            <text:p/>
            <text:p>  Anforderungen</text:p>
            <text:p>  * Sie haben eine abgeschlossenen Ausbildung zum Arbeitszugführer oder Rangierbegleiter.</text:p>
            <text:p>  * Gesundheitliche und psychologische Tauglichkeit.</text:p>
            <text:p>  * Sind körperlich und psychisch belastbar.</text:p>
            <text:p>  * Sie verfügen über einen gültigen PKW-Führerschein</text:p>
            <text:p>  * Sie beherrschen Deutsch in Wort und Schrift</text:p>
            <text:p>  * Schichtdienst, auch nachts und am Wochenende, schreckt Sie nicht ab.</text:p>
            <text:p/>
            <text:p>  Wir bieten</text:p>
            <text:p>  * einen sicheren und unbefristeten Arbeitsplatz</text:p>
            <text:p>  * überdurchschnittliche Bezahlung sowie alle notwendigen und umfassenden Betriebsmittel</text:p>
            <text:p>  * soziale Leistungen und gutes Betriebsklima</text:p>
            <text:p/>
            <text:p>  Bitte senden Sie Ihre vollständige Bewerbung mit Angabe zu Ihrer Gehaltsvorstellung, sowie dem frühestmöglichen Eintrittstermin vorzugsweise per E-Mail an:</text:p>
            <text:p/>
            <text:p>  SGL-Schienen Güter Logistik GmbH</text:p>
            <text:p>  Fraunhofer Straße 9</text:p>
            <text:p>  85221 Dachau</text:p>
            <text:p>  Tel.: 08131/33357-0</text:p>
            <text:p>  Fax: 08131/33357-66</text:p>
            <text:p>  Ansprechpartner : Richard Wagner</text:p>
            <text:p>  Mobil: 0152-09269863</text:p>
            <text:p/>
            <text:p>  E-mail: Bewerbung@sgl-net.de</text:p>
            <text:p/>
            <text:p>  Kontakt</text:p>
            <text:p>  SGL-Schienen Güter Logistik GmbH</text:p>
            <text:p>  Fraunhofer Straße 9</text:p>
            <text:p>  85221 Dachau</text:p>
            <text:p>  Tel.: 08131/33357-0</text:p>
            <text:p>  Fax: 08131/33357-66</text:p>
            <text:p>  Ansprechpartner : Richard Wagner</text:p>
            <text:p>  Mobil: 0152-09269863</text:p>
            <text:p/>
            <text:p>  E-mail: Bewerbung@sgl-net.de</text:p>
            <text:p/>
            <text:p>  zurück</text:p>
          </table:table-cell>
          <table:table-cell table:number-columns-repeated="7"/>
        </table:table-row>
        <table:table-row table:style-name="ro11">
          <table:table-cell office:value-type="string" calcext:value-type="string">
            <text:p>9ac2bfb9b30e496fa0ab63f902cda70c</text:p>
          </table:table-cell>
          <table:table-cell office:value-type="date" office:date-value="2017-09-04" calcext:value-type="date">
            <text:p>2017-09-04</text:p>
          </table:table-cell>
          <table:table-cell office:value-type="string" calcext:value-type="string">
            <text:p>Weiterbildung Lokführer / Triebfahrzeugführer</text:p>
          </table:table-cell>
          <table:table-cell office:value-type="float" office:value="8311" calcext:value-type="float">
            <text:p>8311</text:p>
          </table:table-cell>
          <table:table-cell office:value-type="string" calcext:value-type="string">
            <text:p>Eisenbahngesellschaft Potsdam mbH</text:p>
          </table:table-cell>
          <table:table-cell office:value-type="string" calcext:value-type="string">
            <text:p>  Weiterbildung Lokführer / Triebfahrzeugführer</text:p>
            <text:p/>
            <text:p>  Eisenbahngesellschaft Potsdam mbH Wittenberge</text:p>
            <text:p>  + Eingestellt am 04.09.2017</text:p>
            <text:p>  + Beschäftigungsart: Vollzeit</text:p>
            <text:p>  + Karrierestufe: Mit Berufserfahrung</text:p>
            <text:p>  + Branche: Transport und Logistik</text:p>
            <text:p>  04.09.2017 09:35</text:p>
            <text:p>  Die Eisenbahngesellschaft Potsdam mbH ist ein privates Eisenbahnverkehrsunternehmen mit dem Anspruch, kompetente und zuverlässige Güterverkehrstransporte auf der Schiene im Nah- und Fernverkehr für unsere Kunden zu erbringen. Wir sind an verschiedenen Meldestellen deutschlandweit aktiv.</text:p>
            <text:p>  Wir suchen für alle Meldestellen zukünftig Lokführer / Triebfahrzeugführer (m/w) und bieten</text:p>
            <text:p>  bieten dafür auch Quereinsteigern die Möglichkeit, sich auf diese Positionen zu qualifizieren: es starten im Oktober 2017 je eine Weiterbildung zum Triebfahrzeugführer in Pritzwalk und Berlin, die im September 2018 enden. Diese Weiterbildung ist mit Bildungsgutschein förderfähig.</text:p>
            <text:p>  Ein motiviertes und freundliches Team, Spaß an der Arbeit, Entwicklungsmöglichkeiten und eine marktorientierte Vergütung erwarten Sie.</text:p>
            <text:p>  Wir freuen uns auf Ihre vollständigen Bewerbungsunterlagen:</text:p>
            <text:p>  Anja Lüdemann</text:p>
          </table:table-cell>
          <table:table-cell table:number-columns-repeated="7"/>
        </table:table-row>
        <table:table-row table:style-name="ro12">
          <table:table-cell office:value-type="string" calcext:value-type="string">
            <text:p>21eab1423ffe421dbd01a576fbda348c</text:p>
          </table:table-cell>
          <table:table-cell office:value-type="date" office:date-value="2017-09-04" calcext:value-type="date">
            <text:p>2017-09-04</text:p>
          </table:table-cell>
          <table:table-cell office:value-type="string" calcext:value-type="string">
            <text:p>Lokführer / Triebfahrzeugführer (m/w) und bieten</text:p>
          </table:table-cell>
          <table:table-cell office:value-type="float" office:value="8311" calcext:value-type="float">
            <text:p>8311</text:p>
          </table:table-cell>
          <table:table-cell office:value-type="string" calcext:value-type="string">
            <text:p>Eisenbahngesellschaft Potsdam mbH</text:p>
          </table:table-cell>
          <table:table-cell office:value-type="string" calcext:value-type="string">
            <text:p>  Lokführer / Triebfahrzeugführer (m/w) und bieten</text:p>
            <text:p/>
            <text:p>  Eisenbahngesellschaft Potsdam mbH Wittenberge</text:p>
            <text:p>  + Eingestellt am 16.05.2017</text:p>
            <text:p>  + Beschäftigungsart: Vollzeit</text:p>
            <text:p>  + Karrierestufe: Mit Berufserfahrung</text:p>
            <text:p>  + Branche: Transport und Logistik</text:p>
            <text:p/>
            <text:p>  Stellenangebote</text:p>
            <text:p>  04 09.2017</text:p>
            <text:p>  Wir suchen für alle Meldestellen zukünftig Lokführer / Triebfahrzeugführer (m/w) und bieten</text:p>
            <text:p>  für Quereinsteigern auch die Möglichkeit, sich auf diese Positionen zu qualifizieren: es starten im Oktober 2017 je eine Weiterbildung zum Triebfahrzeugführer in Pritzwalk und Berlin, die im September 2018 enden. Diese Weiterbildung ist mit Bildungsgutschein förderfähig.</text:p>
            <text:p>  20 07.2017</text:p>
            <text:p>  Vetriebsassistenz (m/w)</text:p>
            <text:p>  Streckenkarte der Eisenbahngesellschaft Potsdam</text:p>
          </table:table-cell>
          <table:table-cell table:number-columns-repeated="7"/>
        </table:table-row>
        <table:table-row table:style-name="ro3">
          <table:table-cell office:value-type="string" calcext:value-type="string">
            <text:p>a69d37fd82a448ee8ec54349578e9fea</text:p>
          </table:table-cell>
          <table:table-cell office:value-type="date" office:date-value="2017-09-26" calcext:value-type="date">
            <text:p>2017-09-26</text:p>
          </table:table-cell>
          <table:table-cell office:value-type="string" calcext:value-type="string">
            <text:p>Quereinstieg zum Triebfahrzeugführer (w/m)</text:p>
          </table:table-cell>
          <table:table-cell office:value-type="float" office:value="8311" calcext:value-type="float">
            <text:p>8311</text:p>
          </table:table-cell>
          <table:table-cell office:value-type="string" calcext:value-type="string">
            <text:p>Deutsche Bahn</text:p>
          </table:table-cell>
          <table:table-cell office:value-type="string" calcext:value-type="string">
            <text:p>  Quereinstieg zum Triebfahrzeugführer (w/m)</text:p>
            <text:p/>
            <text:p>  Deutsche Bahn Trier</text:p>
            <text:p>  3,38</text:p>
            <text:p>  Von 1724 Mitarbeitern bewertet Kununu</text:p>
            <text:p>  + Eingestellt am 06.07.2017</text:p>
            <text:p>  + Beschäftigungsart: Vollzeit</text:p>
            <text:p>  + Karrierestufe: Mit Berufserfahrung</text:p>
            <text:p>  + Branche: Transport und Logistik</text:p>
            <text:p>  Quereinstieg zum Triebfahrzeugführer (w/m)</text:p>
            <text:p>  Für über 500 verschiedene Berufe suchen wir jährlich mehr als 7.000 motivierte Mitarbeiter. Und das in ganz Deutschland. Ob erfahrene Profis oder Quereinsteiger aus fachfremden Bereichen - wir bieten zahlreiche Einstiegs- und Weiterbildungsmöglichkeiten.</text:p>
            <text:p>  Zum 01. November 2017 suchen wir Dich für das Geschäftsfeld der DB Regio AG am Standort Trier.</text:p>
            <text:p>  Deine Aufgaben:</text:p>
            <text:p>  + Bedienen und sicheres Führen der eingesetzten Fahrzeuge</text:p>
            <text:p>  + Pünktliche Durchführung von Zug- und Rangierfahrten</text:p>
            <text:p>  + Erkennen und Übernehmen von Aufgaben bei Störungen, Unregelmäßigkeiten und sonstigen Abweichungen vom Regelbetrieb</text:p>
            <text:p>  + Durchführen von Kunden- und Serviceleistungen im Regel- und Störfall (inkl.Lautsprecherdurchsagen im Zug)</text:p>
            <text:p>  + Ausführen einfacher Arbeiten an den Schienenfahrzeugen</text:p>
            <text:p>  + Beherrschen und Anwenden der gültigen Regelwerke und Richtlinien</text:p>
            <text:p>  Dein Profil:</text:p>
            <text:p>  + Erfolgreich abgeschlossene Berufsausbildung in einem vorzugsweise gewerblich/technischen Beruf</text:p>
            <text:p>  + Mindestalter 21 Jahre für den Erwerb einen Triebfahrzeugführerscheins Klasse B1</text:p>
            <text:p>  + Bereitschaft zum Schichtdienst (Nacht-, Wochenend-, Feiertagsarbeit)</text:p>
            <text:p>  + Teamfähigkeit, Verantwortungsbereitschaft und Durchsetzungsvermögen</text:p>
            <text:p>  + Ausgeprägte Kundenorientierung und Kommunikationsstärke</text:p>
            <text:p>  + Körperliche Tauglichkeit und psychologische Eignung (wird durch einen Betriebsarzt festgestellt)</text:p>
            <text:p>  Wir bieten:</text:p>
            <text:p>  + Stabilität und Sicherheit:</text:p>
            <text:p>  Du kannst Dir einer langfristigen Perspektive durch Dein festes Arbeitsverhältnis in einem zukunftsorientierten Konzern sicher sein.</text:p>
            <text:p>  + Attraktive Konditionen:</text:p>
            <text:p>  Du gibst immer alles und bekommst deshalb auch viel zurück: ein marktübliches Gehaltspaket mit i. d. R. unbefristeten Arbeitsverträgen und Beschäftigungssicherung sowie vielfältige Nebenleistungen, z. B. das DB Job-Ticket, Freifahrten im Nah- und Fernverkehr (auch für Familienangehörige), diverse Reisevergünstigungen, eine betriebliche Altersvorsorge und vergünstigte Versicherungskonditionen.</text:p>
            <text:p>  + Arbeitsplätze in ganz Deutschland:</text:p>
            <text:p>  Wir begegnen Dir nicht nur auf Augenhöhe, sondern in der Regel auch dort, wo Du zuhause bist. Mit Arbeitsplätzen in jedem Bundesland, in großen Städten ebenso wie in kleineren Ortschaften und Gemeinden.</text:p>
            <text:p>  + Individuelle Weiterentwicklung und Aufstiegschancen:</text:p>
            <text:p>  Mit Seminaren, Trainings und Qualifizierungen bieten wir Dir individuelle und langfristige Entwicklungs- und Aufstiegschancen auf Fach-, Projekt- oder Führungsebene.</text:p>
            <text:p>  Bewirb Dich online mit der Angabe Deiner Gehaltsvorstellung auf die Ausschreibungsnummer 264515 .</text:p>
          </table:table-cell>
          <table:table-cell table:number-columns-repeated="7"/>
        </table:table-row>
        <table:table-row table:style-name="ro13">
          <table:table-cell office:value-type="string" calcext:value-type="string">
            <text:p>0aaf41e0b3994578a03f3571bce7a8c9</text:p>
          </table:table-cell>
          <table:table-cell office:value-type="date" office:date-value="2017-09-15" calcext:value-type="date">
            <text:p>2017-09-15</text:p>
          </table:table-cell>
          <table:table-cell office:value-type="string" calcext:value-type="string">
            <text:p>Triebfahrzeugführer Güterverkehr bei der WLC - Ein angenehmes Betriebsklima und moderne Loks machen mehr als einfach nur einen Arbeitsplatz. Bundesweit</text:p>
          </table:table-cell>
          <table:table-cell office:value-type="float" office:value="8311" calcext:value-type="float">
            <text:p>8311</text:p>
          </table:table-cell>
          <table:table-cell office:value-type="string" calcext:value-type="string">
            <text:p>Lokalbahnen Cargo Gmbh</text:p>
          </table:table-cell>
          <table:table-cell office:value-type="string" calcext:value-type="string">
            <text:p>  zurück</text:p>
            <text:p>  13.09.2017</text:p>
            <text:p>  Stellenangebot-Nr.: 1/5315</text:p>
            <text:p>  Einsatzort:</text:p>
            <text:p>  Bundesweit</text:p>
            <text:p>  Kategorie:</text:p>
            <text:p>  Betrieb/Verkehr</text:p>
            <text:p>  Tätigkeitsbereich:</text:p>
            <text:p>  Triebfahrzeugführer/in</text:p>
            <text:p>  Arbeitszeit:</text:p>
            <text:p>  Vollzeit</text:p>
            <text:p>  Beschäftigungsart:</text:p>
            <text:p>  Festanstellung</text:p>
            <text:p>  Verfügbarkeit ab:</text:p>
            <text:p>  zum nächstmöglichen Zeitpunkt</text:p>
            <text:p>  Bewerbung:</text:p>
            <text:p>  Per E-Mail</text:p>
            <text:p>  Drucken</text:p>
            <text:p>  Merken</text:p>
            <text:p/>
            <text:p>  Triebfahrzeugführer Güterverkehr bei der WLC - Ein angenehmes Betriebsklima und moderne Loks machen mehr als einfach nur einen Arbeitsplatz. Bundesweit</text:p>
            <text:p/>
            <text:p>  Firmenprofil</text:p>
            <text:p/>
            <text:p>  Die Wiener Lokalbahnen Cargo organisiert vorrangig Ganzzug-Verkehre im kombinierten Verkehr und Mineralölgeschäft quer durch Europa. In Ergänzung erweitert in zunehmendem Maße aber auch der länderübergreifende Transport konventioneller Wagen-Ladungen im Ganzzug das Leistungsangebot. Das Unternehmen zählt zu den führenden Privat-Bahnen im Schienen-Güterverkehr in Österreich.</text:p>
            <text:p/>
            <text:p>  Das Kerngeschäft liegt mit einem Anteil von 75 Prozent schwerpunktmäßig im kombinierten Verkehr. Im Wagenladungsverkehr, der 25 Prozent der Transport-Leistungen der Wiener Lokalbahnen Cargo ausmacht, zählen so unterschiedliche Produkte wie Pkws, Chemie- und Mineralölprodukte, Getreide sowie Kohle zum Ladegut.</text:p>
            <text:p/>
            <text:p>  Begünstigte Lage im Herzen Europas</text:p>
            <text:p/>
            <text:p>  Mit dem Standort Wien verbinden sich vor allem für den kombinierten Container-Verkehr zahlreiche Vorteile. Besondere Bedeutung hat hierbei der trimodal konzipierte Hafen Wien als Logistik- und Umschlag-Knoten an der Donau. Die Wiener Lokalbahnen Cargo ist mit Ihren Kunden im kombinierten Container-Verkehr auf der Schiene ein Haupt-Partner des Hafen Wien.</text:p>
            <text:p/>
            <text:p>  Attraktiver Arbeitgeber: Mitarbeitermotivation als Vorteil für den Kunden</text:p>
            <text:p/>
            <text:p>  Die Wiener Lokalbahnen Cargo ist ein attraktiver, verlässlicher Arbeitgeber in Österreich und Deutschland. Die Mitarbeiterinnen und Mitarbeiter verfügen über hohe Kompetenz und langjährige Erfahrung, die zusätzlich das Team zusammenschweißt und alle mit dem Kunden im Fokus an einem Strang ziehen lässt. Die Wiener Lokalbahnen Cargo verfügt über eigenes Lokpersonal, wodurch den Kunden eine hohe Verlässlichkeit und Flexibilität bei der Umsetzung seiner Verkehre garantiert werden kann.</text:p>
            <text:p>  Positionsbeschreibung</text:p>
            <text:p/>
            <text:p>  Sie wollen Teil eines dynamischen, europaweit agierenden Eisenbahnverkehrsunternehmens sein?</text:p>
            <text:p/>
            <text:p>  Dann sind Sie bei der Wiener Lokalbahnen Cargo GmbH richtig. Ein starkes Team realisiert über Ländergrenzen hinweg Güterverkehre für die großen Speditionen in Europa. Unterstützen Sie uns als Triebfahrzeugführer in unserer Niederlassung in Deutschland.</text:p>
            <text:p>  Aufgaben</text:p>
            <text:p/>
            <text:p>  Ihre Aufgaben:</text:p>
            <text:p/>
            <text:p>  Sie führen Zug- und Rangierfahrten auf modernen Drehstromloks im gesamten Bundesgebiet durch.</text:p>
            <text:p>  Anforderungen</text:p>
            <text:p>  * Sie verfügen über Berufserfahrung als Triebfahrzeugführer im Güterfernverkehr</text:p>
            <text:p>  * Sie sind es gewohnt im Team zu arbeiten</text:p>
            <text:p>  * Sie verfügen über Flexibilität stellen sich gerne den Herausforderungen des Bahnbetriebes.</text:p>
            <text:p>  * Sie sind bereit, Schicht- und Nachtarbeit zu leisten</text:p>
            <text:p>  * Sie beherrschen den Umgang mit MS-Office- Anwendungen</text:p>
            <text:p>  * Eine bahnärztliche Tauglichkeit und der psychologische Eignungstest sind Voraussetzung.</text:p>
            <text:p/>
            <text:p>  Wir bieten</text:p>
            <text:p>  * Gute Entlohnung mit vielen Extras.</text:p>
            <text:p>  * Bahncard, tätigkeitsbezogene Boni möglich.</text:p>
            <text:p/>
            <text:p>  Kontakt</text:p>
            <text:p>  Wiener Lokalbahnen Cargo GmbH - Niederlassung Deutschland</text:p>
            <text:p/>
            <text:p>  Ihre aussagekräftige Bewerbung mit entsprechenden Referenzen senden Sie bitte per E-Mail an:</text:p>
            <text:p/>
            <text:p>  Niederlassungsleiter Kay Viertel</text:p>
            <text:p>  kay.viertel@wlb.at</text:p>
            <text:p/>
            <text:p>  Wiener Lokalbahnen Cargo GmbH</text:p>
            <text:p>  -Niederlassung Deutschland-</text:p>
            <text:p>  Am Bahnhof 2</text:p>
            <text:p>  D-15831 Blankenfelde-Mahlow</text:p>
            <text:p>  Anlagen:</text:p>
            <text:p>  * Titel: inserat_tfzf_deutschland_2014_161473.pdf</text:p>
            <text:p>  Datei: inserat_tfzf_deutschland_2014_161473.pdf (0.13 MB)</text:p>
            <text:p/>
            <text:p>  zurück</text:p>
          </table:table-cell>
          <table:table-cell table:number-columns-repeated="7"/>
        </table:table-row>
        <table:table-row table:style-name="ro14">
          <table:table-cell office:value-type="string" calcext:value-type="string">
            <text:p>663bdc477606422abaad7d73123c91ee</text:p>
          </table:table-cell>
          <table:table-cell office:value-type="date" office:date-value="2017-09-15" calcext:value-type="date">
            <text:p>2017-09-15</text:p>
          </table:table-cell>
          <table:table-cell office:value-type="string" calcext:value-type="string">
            <text:p>Triebfahrzeugführer(in) Klasse 3 oder B gesucht bundesweit</text:p>
          </table:table-cell>
          <table:table-cell office:value-type="float" office:value="8311" calcext:value-type="float">
            <text:p>8311</text:p>
          </table:table-cell>
          <table:table-cell office:value-type="string" calcext:value-type="string">
            <text:p>Spl Lokdienst</text:p>
          </table:table-cell>
          <table:table-cell office:value-type="string" calcext:value-type="string">
            <text:p>  zurück</text:p>
            <text:p>  31.08.2017</text:p>
            <text:p>  Stellenangebot-Nr.: 1/3524</text:p>
            <text:p>  Einsatzort:</text:p>
            <text:p>  bundesweit</text:p>
            <text:p>  Kategorie:</text:p>
            <text:p>  Betrieb/Verkehr</text:p>
            <text:p>  Tätigkeitsbereich:</text:p>
            <text:p>  Triebfahrzeugführer/in Klasse 3</text:p>
            <text:p>  Arbeitszeit:</text:p>
            <text:p>  Schichtarbeit</text:p>
            <text:p>  Beschäftigungsart:</text:p>
            <text:p>  Festanstellung</text:p>
            <text:p>  Verfügbarkeit ab:</text:p>
            <text:p>  01.12.2016 oder später</text:p>
            <text:p>  Bewerbung:</text:p>
            <text:p>  keine Einschränkung</text:p>
            <text:p>  Drucken</text:p>
            <text:p>  Merken</text:p>
            <text:p/>
            <text:p>  Triebfahrzeugführer(in) Klasse 3 oder B gesucht bundesweit</text:p>
            <text:p/>
            <text:p>  SPL-Lokdienst Birgit Seger ist ein erfolgreich expandierendes Unternehmen, mit Sitz in Oranienburg. Wir sind bundesweit im Personennahverkehr und im Güterfernverkehr tätig.</text:p>
            <text:p/>
            <text:p>  Wir suchen für den dauerhaften Einsatz:</text:p>
            <text:p/>
            <text:p>  im Bereich Personennahverkehr 10</text:p>
            <text:p/>
            <text:p>  und</text:p>
            <text:p/>
            <text:p>  im Bereich Güterfernverkehr 25</text:p>
            <text:p/>
            <text:p>  Triebfahrzeugführer(in) Klasse 3 oder B.</text:p>
            <text:p/>
            <text:p>  Positionsbeschreibung</text:p>
            <text:p/>
            <text:p>  Triebfahrzeugführer(in) Klasse 3 oder B mit gutem Ausbildungsstand für die Tätigkeit im Personennahverkehr sowie im Güterfernverkehr</text:p>
            <text:p/>
            <text:p>  Wir erwarten von Ihnen:</text:p>
            <text:p>  * hohe Motivation und Zuverlässigkeit</text:p>
            <text:p>  * Einsatzbereitschaft und die Liebe zum Beruf</text:p>
            <text:p/>
            <text:p>  Aufgaben</text:p>
            <text:p/>
            <text:p>  Führen von Zügen im Personennahverkehr und Güterfernverkehr</text:p>
            <text:p>  Anforderungen</text:p>
            <text:p>  * Führerschein Klasse 3 oder B Triebfahrzeugführer(in)</text:p>
            <text:p>  * vorhandene gesundheitliche Eignung (Tauglichkeit)</text:p>
            <text:p/>
            <text:p>  Wir bieten</text:p>
            <text:p>  * unbefristeten Arbeitsvertrag</text:p>
            <text:p>  * übertarifliche Bezahlung</text:p>
            <text:p>  * Urlaubsgeld</text:p>
            <text:p>  * Weihnachtsgeld</text:p>
            <text:p>  * leistungsorientierte Prämie</text:p>
            <text:p>  * BahnCard 100 2.Klasse</text:p>
            <text:p>  * Diensthandy</text:p>
            <text:p>  * Tablet</text:p>
            <text:p>  * kostenlose Arbeitsschutzkleidung</text:p>
            <text:p>  * anspruchsvolle Hotels bei auswärtiger Ruhe</text:p>
            <text:p>  * vorrausschauende Planung für mindestens 4 Wochen</text:p>
            <text:p>  * Aus-und Weiterbildung</text:p>
            <text:p/>
            <text:p>  Kontakt</text:p>
            <text:p>  SPL-Lokdienst Birgit Seger</text:p>
            <text:p/>
            <text:p>  Frau Birgit Seger</text:p>
            <text:p/>
            <text:p>  Bötzower Platz 8</text:p>
            <text:p/>
            <text:p>  16515 Oranienburg</text:p>
            <text:p/>
            <text:p>  03301/203605</text:p>
            <text:p/>
            <text:p>  0151/148 40 520</text:p>
            <text:p/>
            <text:p>  birgit.seger@spl-lokdienst.de</text:p>
            <text:p>  zurück</text:p>
          </table:table-cell>
          <table:table-cell table:number-columns-repeated="7"/>
        </table:table-row>
        <table:table-row table:style-name="ro15">
          <table:table-cell office:value-type="string" calcext:value-type="string">
            <text:p>e9d6c94312bb4944a43d167ca7536526</text:p>
          </table:table-cell>
          <table:table-cell office:value-type="date" office:date-value="2017-09-17" calcext:value-type="date">
            <text:p>2017-09-17</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TfD GmbH</text:p>
          </table:table-cell>
          <table:table-cell office:value-type="string" calcext:value-type="string">
            <text:p>  Stellenangebot - Eisenbahner im Betriebsdienst gesucht (Eisenbahner/in - Betriebsdienst - Lokführer und Transport)</text:p>
            <text:p/>
            <text:p>  Überblick über das Stellenangebot</text:p>
            <text:p/>
            <text:p>  Referenznummer</text:p>
            <text:p/>
            <text:p>  10000-1156461380-S</text:p>
            <text:p>  Titel des Stellenangebots</text:p>
            <text:p/>
            <text:p>  Eisenbahner im Betriebsdienst gesucht (Eisenbahner/in - Betriebsdienst - Lokführer und Transport)</text:p>
            <text:p>  Stellenangebotsart</text:p>
            <text:p/>
            <text:p>  Arbeitsplatz (sozialversicherungspflichtig)</text:p>
            <text:p>  Arbeitgeber</text:p>
            <text:p>  TfD GmbH</text:p>
            <text:p/>
            <text:p>  Branche: Güterbeförderung im Eisenbahnverkehr , Betriebsgröße: weniger als 6</text:p>
            <text:p>  Stellenbeschreibung</text:p>
            <text:p/>
            <text:p>  Wir suchen dringend Triebfahrzeugführer für den Bundesweitern Einsatz.</text:p>
            <text:p/>
            <text:p>  Sie sollten schon Erfahrungen als Triebfahrzeugführer haben und im Besitz der Führerscheinklasse III sein.</text:p>
            <text:p>  Wir bieten Ihnen auch eine Ausbildung zum Triebfahrzeugführer.</text:p>
            <text:p/>
            <text:p>  Zwingend erforderlich ist die deutsche Sprache in Wort und Schrift.</text:p>
            <text:p>  Weiterhin ist ein erfolgreicher Schulabschluss erforderlich.</text:p>
            <text:p/>
            <text:p>  Sie sollten motiviert sein und sich für den Bundesweiten Einsatz bereit erklären.</text:p>
            <text:p>  Auch sollte Ihnen bewusst sein, dass Sie an Sonn- und Feiertagen auf Fahrt sein können.</text:p>
            <text:p/>
            <text:p>  Sind Sie bereit, in diesem Beruf tätig zu werden, dann sollten Sie sich schriftlich oder per E-Mail: udo.ulrich@tf-d.de bei uns bewerben.</text:p>
            <text:p>  Führungsverantwortung</text:p>
            <text:p/>
            <text:p>  Keine Führungsverantwortung</text:p>
            <text:p>  Arbeitsorte</text:p>
            <text:p/>
            <text:p>  Cottbus, Brandenburg,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01.10.2017</text:p>
            <text:p>  Anzahl offener Stellen</text:p>
            <text:p/>
            <text:p>  1 von ursprünglich 1 gemeldeten Stelle</text:p>
            <text:p>  Vormerken</text:p>
            <text:p/>
            <text:p>  Konditionen des Stellenangebots</text:p>
            <text:p/>
            <text:p>  Arbeitszeit</text:p>
            <text:p/>
            <text:p>  Vollzeit, Wochenende, Schicht</text:p>
            <text:p>  40 Wochenstunden</text:p>
            <text:p>  Schichtdienst nach Schichtplan</text:p>
            <text:p>  Vergütung und Zusatzleistungen</text:p>
            <text:p/>
            <text:p>  nach Qualifikation und Erfahrung + Auslöse, Zuschläge, Reiszeitvergütung</text:p>
            <text:p>  Bei der Besetzung des Stellenangebotes findet kein Tarifvertrag Anwendung.</text:p>
            <text:p>  Befristung</text:p>
            <text:p/>
            <text:p>  Unbefristetes Arbeitsverhältnis</text:p>
            <text:p/>
            <text:p>  Anforderungen an den Bewerber</text:p>
            <text:p/>
            <text:p>  Transport, Verkehr</text:p>
            <text:p/>
            <text:p>  Grundkenntnisse</text:p>
            <text:p>  Betriebssicherheit von Transportmitteln kontrollieren, Lokomotivführung, Rangierbetrieb, Transport</text:p>
            <text:p/>
            <text:p>  Sprachkenntnisse</text:p>
            <text:p/>
            <text:p>  Zwingend erforderlich</text:p>
            <text:p>  Deutsch</text:p>
            <text:p/>
            <text:p>  Persönliche Stärken</text:p>
            <text:p>  Auffassungsfähigkeit/-gabe, Belastbarkeit, Flexibilität, Motivation/ Leistungsbereitschaft, Zuverlässigkeit</text:p>
            <text:p/>
            <text:p>  Kontaktdaten</text:p>
            <text:p/>
            <text:p>  Rückfragen und Bewerbungen an</text:p>
            <text:p/>
            <text:p>  TfD GmbH</text:p>
            <text:p>  Herr Udo Ulrich</text:p>
            <text:p>  Hammergrabengrund 6</text:p>
            <text:p>  03042 Cottbus</text:p>
            <text:p>  Brandenburg</text:p>
            <text:p>  Deutschland</text:p>
            <text:p>  Telekommunikation</text:p>
            <text:p/>
            <text:p>  Telefonnummer: +49 (3 55) 4 94 78 83</text:p>
            <text:p>  E-Mail</text:p>
            <text:p>  udo.ulrich@tf-d.de</text:p>
            <text:p>  Gewünschte Bewerbungsarten</text:p>
            <text:p/>
            <text:p>  Per E-Mail, schriftlich</text:p>
            <text:p>  Bewerbungszeitraum</text:p>
            <text:p/>
            <text:p>  Seit 14.09.2017</text:p>
            <text:p>  Angaben zur Bewerbung</text:p>
            <text:p/>
            <text:p>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16">
          <table:table-cell office:value-type="string" calcext:value-type="string">
            <text:p>1c0e3c90551e4968b49aa08e3f1deaf3</text:p>
          </table:table-cell>
          <table:table-cell office:value-type="date" office:date-value="2017-09-12" calcext:value-type="date">
            <text:p>2017-09-12</text:p>
          </table:table-cell>
          <table:table-cell office:value-type="string" calcext:value-type="string">
            <text:p>Rangierbegleiter Gleisbau (m/w)</text:p>
          </table:table-cell>
          <table:table-cell office:value-type="float" office:value="8311" calcext:value-type="float">
            <text:p>8311</text:p>
          </table:table-cell>
          <table:table-cell office:value-type="string" calcext:value-type="string">
            <text:p>Jaeger Umwelt + Verkehr GmbH + Co KG</text:p>
          </table:table-cell>
          <table:table-cell office:value-type="string" calcext:value-type="string">
            <text:p>  Rangierbegleiter Gleisbau (m/w)</text:p>
            <text:p/>
            <text:p>  Sie möchten an anspruchsvollen Bauprojekten mitwirken? Sie reizt ein vielfältiges Aufgabengebiet? Unser Unternehmen Heicon wächst und wir wollen unser Team kompetent verstärken. Zum nächstmöglichen Zeitpunkt suchen wir für unsere Baustellen im Bahnbau einen Rangierbegleiter Gleisbau (m/w).</text:p>
            <text:p/>
            <text:p>  UNSER ANGEBOT</text:p>
            <text:p/>
            <text:p>  * Mitarbeit an anspruchsvollen Bahnbau-Projekten vor allem im Raum Mitteldeutschland, Brandenburg und Mecklenburg-Vorpommern</text:p>
            <text:p>  * ein langfristiger und sicherer Arbeitsplatz</text:p>
            <text:p>  * ein modernes und gut ausgestattetes Arbeitsumfeld</text:p>
            <text:p>  * familiäres Betriebsklima</text:p>
            <text:p>  * Möglichkeiten zur Weiterentwicklung</text:p>
            <text:p>  * faire, leistungsgerechte Bezahlung</text:p>
            <text:p>  * ggf. Firmenfahrzeug</text:p>
            <text:p>  * Standorte in Bernburg, Leipzig/Halle und Lübbenau/Spreewald</text:p>
            <text:p/>
            <text:p>  IHR PROFIL</text:p>
            <text:p/>
            <text:p>  * Erfolgreich abgeschlossene Ausbildung Arbeitszugführer/-in (Azf) bzw. Zugführer/-in und Rangierbegleiter/-in im Rahmen von Baumaßnahmen (Zf/RbBau)</text:p>
            <text:p>  * gültige Bremsprobeberechtigung und Nachweis als Wagenprüfer G</text:p>
            <text:p>  * gültige Prüfungsbescheinigungen und Nachweis der jährlichen FIT-Schulungen</text:p>
            <text:p>  * Erfahrung im eisenbahnspezifischen Umfeld</text:p>
            <text:p>  * Bereitschaft zur Einsatzwechseltätigkeit (Montage) im 5- oder 10-Tages-Rhytmus innerhalb von Deutschland</text:p>
            <text:p>  * Bereitschaft zu Nacht- und Wochenendarbeit</text:p>
            <text:p>  * Führerschein Klasse B</text:p>
            <text:p>  * hohe Einsatzbereitschaft und Lust auf mehr</text:p>
            <text:p/>
            <text:p>  Als tatkräftiger Rangierbegleiter Gleisbau (m/w), der mit seinem Einsatz und als Mensch überzeugt, stehen Ihnen bei uns alle Türen offen. Haben wir Ihr Interesse geweckt? Dann freuen wir uns auf Ihre schriftliche und aussagekräftige Bewerbung mit Angabe des möglichen Eintrittstermins und Ihrer Gehaltsvorstellungen.</text:p>
            <text:p/>
            <text:p>  Geben Sie bei Ihrer Bewerbung immer die Stellenkennziffer 20104 an!</text:p>
            <text:p/>
            <text:p>  Jetzt bequem bewerben unter: www.jaeger-bernburg.de/bewerbung</text:p>
            <text:p>  Das Unternehmen Heicon ist im Firmenverbund Jaeger Bernburg der Spezialist für die Elektrifizierung moder­ner Bahnanlagen. Die Leis­tungen reichen von der Leit- und Sicherungstechnik über Elektro- und 50-Hz-Tech­nik bis hin zum Stahl- und Oberleitungsbau. Als eines von wenigen Unterneh­men deutschlandweit sind wir be­rechtigt, die Elektrifizierung von Bahnanlagen der Deut­schen Bahn auszuführen.</text:p>
            <text:p/>
            <text:p/>
            <text:p>  Jaeger Umwelt und</text:p>
            <text:p>  Verkehr GmbH + Co KG</text:p>
            <text:p>  Daniela Heerwald</text:p>
            <text:p>  Neuer Weg 1</text:p>
            <text:p>  06406 Bernburg</text:p>
            <text:p>  Telefon: 03471/ 347 375</text:p>
            <text:p>  Telefax: 03471/ 347 354</text:p>
            <text:p>  bewerbung@jaeger-bernburg.de</text:p>
            <text:p>  www.jaeger-bernburg.de</text:p>
          </table:table-cell>
          <table:table-cell table:number-columns-repeated="7"/>
        </table:table-row>
        <table:table-row table:style-name="ro17">
          <table:table-cell office:value-type="string" calcext:value-type="string">
            <text:p>d2a12fd4fcea48469eb9963a91253303</text:p>
          </table:table-cell>
          <table:table-cell office:value-type="date" office:date-value="2017-09-08" calcext:value-type="date">
            <text:p>2017-09-0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Triebfahrzeugführer/in Kl. 3 Güterverkehr Berlin-Brandenburg (Eisenbahner/in - Betriebsdienst - Lokführer und Transport)</text:p>
            <text:p/>
            <text:p>  Überblick über das Stellenangebot</text:p>
            <text:p/>
            <text:p>  Referenznummer</text:p>
            <text:p/>
            <text:p>  10000-1156242563-S</text:p>
            <text:p>  Titel des Stellenangebots</text:p>
            <text:p/>
            <text:p>  Triebfahrzeugführer/in Kl. 3 Güterverkehr Berlin-Brandenburg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ein/e Triebfahrzeugführer/in für den Raum Berlin-Brandenburg.</text:p>
            <text:p/>
            <text:p>  Ihre Aufgaben:</text:p>
            <text:p>  Sichere und pünktliche Durchführung von Zug- und Rangierfahrten im Regel- und Störungsfall im Güterverkehr</text:p>
            <text:p>  Durchführung von Sicherheitsmaßnahmen</text:p>
            <text:p>  Sachkundige Bedienung verschiedener Triebfahrzeugbaureihen</text:p>
            <text:p>  Erhalt und Erweiterung des Wissenstandes des Triebfahrzeugführers</text:p>
            <text:p/>
            <text:p>  Ihr Profil:</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PZB und LZB oder ZLB und SZB</text:p>
            <text:p>  Nachweis über regelmäßige Teilnahme Fit-Schulungen/ Dienstunterricht</text:p>
            <text:p>  Idealerweise vorhandene Baureihenberechtigung von min. einer der hier genannten Baureihen: G1205, G1203, V100, Gravita, V60, 182,183,185,186,189 und Vectron</text:p>
            <text:p>  PKW-Führerschein</text:p>
            <text:p/>
            <text:p>  Was wir bieten:</text:p>
            <text:p>  übertarifliche Vergütung, Erstattung aller Reisekosten und Bereitstellung aller notwendigen Dienstmaterialien wie u.a.: Handy, bei Bedarf auch Tablett oder Notebook, bei Bedarf Bahncard, bei ständig wechselnden Einsatzorten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Brandenburg, Deutschland</text:p>
            <text:p>  Berli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8.09.2017</text:p>
            <text:p>  Anzahl offener Stellen</text:p>
            <text:p/>
            <text:p>  3 Stellen</text:p>
            <text:p>  Vormerken</text:p>
            <text:p/>
            <text:p>  Konditionen des Stellenangebots</text:p>
            <text:p/>
            <text:p>  Arbeitszeit</text:p>
            <text:p/>
            <text:p>  Vollzeit, Wochenende, Nachtarb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18">
          <table:table-cell office:value-type="string" calcext:value-type="string">
            <text:p>a85928ccfcb9478dbb6c946ce388792f</text:p>
          </table:table-cell>
          <table:table-cell office:value-type="date" office:date-value="2017-09-15" calcext:value-type="date">
            <text:p>2017-09-15</text:p>
          </table:table-cell>
          <table:table-cell office:value-type="string" calcext:value-type="string">
            <text:p>Triebfahrzeugführer/-in Klasse 3 V Traktion überwiegend im Bereich der Netz NL Ost</text:p>
          </table:table-cell>
          <table:table-cell office:value-type="string" calcext:value-type="string">
            <text:p><text:s/>Südost und Nord</text:p>
          </table:table-cell>
          <table:table-cell office:value-type="float" office:value="8311" calcext:value-type="float">
            <text:p>8311</text:p>
          </table:table-cell>
          <table:table-cell office:value-type="string" calcext:value-type="string">
            <text:p>Wfl Wedler Franz Logistik Gmbh &amp; Co. Kg</text:p>
          </table:table-cell>
          <table:table-cell office:value-type="string" calcext:value-type="string">
            <text:p>  zurück</text:p>
            <text:p>  16.08.2017</text:p>
            <text:p>  Stellenangebot-Nr.: 1/5427</text:p>
            <text:p>  Einsatzort:</text:p>
            <text:p>  überwiegend im Bereich der Netz NL Ost, Südost und Nord</text:p>
            <text:p>  Kategorie:</text:p>
            <text:p>  Betrieb/Verkehr</text:p>
            <text:p>  Tätigkeitsbereich:</text:p>
            <text:p>  Triebfahrzeugführer/in Klasse 3</text:p>
            <text:p>  Arbeitszeit:</text:p>
            <text:p>  Vollzeit</text:p>
            <text:p>  Beschäftigungsart:</text:p>
            <text:p>  Festanstellung</text:p>
            <text:p>  Verfügbarkeit ab:</text:p>
            <text:p>  zum nächstmöglichen Zeitpunkt</text:p>
            <text:p>  Bewerbung:</text:p>
            <text:p>  Per E-Mail, Schriftlich, Telefonisch</text:p>
            <text:p>  Drucken</text:p>
            <text:p>  Merken</text:p>
            <text:p/>
            <text:p>  Triebfahrzeugführer/-in Klasse 3 V Traktion überwiegend im Bereich der Netz NL Ost, Südost und Nord</text:p>
            <text:p/>
            <text:p>  Eisenbahnunternehmen mit den Schwerpunkten Baustellenlogistik und letzte Meile</text:p>
            <text:p>  Positionsbeschreibung</text:p>
            <text:p/>
            <text:p>  Triebfahrzeugführer/-in Klasse 3 für V Traktion</text:p>
            <text:p>  Aufgaben</text:p>
            <text:p>  * externe und interne Baustellenlogistik</text:p>
            <text:p>  * Maschinen- und Krantransporte</text:p>
            <text:p>  * letzte Meile Leistungen,</text:p>
            <text:p>  * ausschließlich mit V Traktion,</text:p>
            <text:p>  * überwiegend im Bereich der Netz NL Ost, Südost und Nord</text:p>
            <text:p/>
            <text:p>  Anforderungen</text:p>
            <text:p>  * Eisenbahnfahrzeugführerschein VDV Klasse 3 oder</text:p>
            <text:p>  * Führerschein nach TfV Klasse B</text:p>
            <text:p>  * Tauglichkeitsgutachten mit mindestens 1 Jahr Gültigkeit</text:p>
            <text:p>  * Wagenprüfer G</text:p>
            <text:p>  * Bremsprobeberechtigung</text:p>
            <text:p>  * Interesse und Fertigkeiten im Umgang mit Diesellokomotiven der ehem. Deutschen Reichbahn</text:p>
            <text:p>  * Baureihenberechtigung für mindestens eine der folgenden Baureihen: 201/202; 203.1; 232; 346</text:p>
            <text:p>  * gepflegtes und freundliches Auftreten</text:p>
            <text:p>  * PKW Führerschein</text:p>
            <text:p/>
            <text:p>  Wir bieten</text:p>
            <text:p>  * ausgewogene Dienstplanung</text:p>
            <text:p>  * persönliche Wünsche werden bei der Arbeitszeitplanung nach Möglichkeit berücksichtigt</text:p>
            <text:p>  * überdurchschnittliche Bezahlung</text:p>
            <text:p>  * neutraler Firmenwagen</text:p>
            <text:p>  * wir bieten keine Bahncard 100</text:p>
            <text:p/>
            <text:p>  Kontakt</text:p>
            <text:p>  WFL Wedler Franz Logistik GmbH &amp; Co. KG</text:p>
            <text:p/>
            <text:p>  Verkehrshof 3</text:p>
            <text:p/>
            <text:p>  14478 Potsdam</text:p>
            <text:p/>
            <text:p>  Tel: 0331/87000913</text:p>
            <text:p/>
            <text:p>  Fax: 0331/87000914</text:p>
            <text:p/>
            <text:p>  Mail: hartmutwedler@wfl-lok.de</text:p>
            <text:p>  zurück</text:p>
          </table:table-cell>
          <table:table-cell table:number-columns-repeated="6"/>
        </table:table-row>
        <table:table-row table:style-name="ro19">
          <table:table-cell office:value-type="string" calcext:value-type="string">
            <text:p>9ba620102a5b4c69991f7699aecb48af</text:p>
          </table:table-cell>
          <table:table-cell office:value-type="date" office:date-value="2017-09-15" calcext:value-type="date">
            <text:p>2017-09-15</text:p>
          </table:table-cell>
          <table:table-cell office:value-type="string" calcext:value-type="string">
            <text:p>Weiterbildung zum/-r Triebfahrzeugführer/-in in Berlin/Brandenburg (mit Bildungsgutschein möglich) Berlin/ Brandenburg</text:p>
          </table:table-cell>
          <table:table-cell office:value-type="float" office:value="8311" calcext:value-type="float">
            <text:p>8311</text:p>
          </table:table-cell>
          <table:table-cell office:value-type="string" calcext:value-type="string">
            <text:p>Dispo-tf Education Gmbh</text:p>
          </table:table-cell>
          <table:table-cell office:value-type="string" calcext:value-type="string">
            <text:p>  zurück</text:p>
            <text:p>  25.08.2017</text:p>
            <text:p>  Stellenangebot-Nr.: 1/3905</text:p>
            <text:p>  Einsatzort:</text:p>
            <text:p>  Berlin/ Brandenburg</text:p>
            <text:p>  Kategorie:</text:p>
            <text:p>  Aus- und Weiterbildung</text:p>
            <text:p>  Tätigkeitsbereich:</text:p>
            <text:p>  Qualifizierung zum Triebfahrzeugführer (m/w)</text:p>
            <text:p>  Arbeitszeit:</text:p>
            <text:p>  Vollzeit</text:p>
            <text:p>  Beschäftigungsart:</text:p>
            <text:p>  Ausbildung</text:p>
            <text:p>  Verfügbarkeit ab:</text:p>
            <text:p>  19.06.2017</text:p>
            <text:p>  Bewerbung:</text:p>
            <text:p>  keine Einschränkung, Per E-Mail, Schriftlich, Online</text:p>
            <text:p>  Link zur Onlinebewerbung:</text:p>
            <text:p>  zur Onlinebewerbung</text:p>
            <text:p>  Drucken</text:p>
            <text:p>  Merken</text:p>
            <text:p/>
            <text:p>  Weiterbildung zum/-r Triebfahrzeugführer/-in in Berlin/Brandenburg (mit Bildungsgutschein möglich) Berlin/ Brandenburg</text:p>
            <text:p/>
            <text:p>  Die dispo-Tf Education GmbH ist ein Eisenbahnverkehrsunternehmen und als Tochter-unternehmen der dispo-Tf Holding GmbH im Bereich der Aus- &amp; Weiterbildung von Eisenbahnpersonal tätig.</text:p>
            <text:p/>
            <text:p>  Wir bilden an derzeit sechs Standorten in Deutschland (Berlin-Marzahn, Bremen, Schönefeld, Dortmund, Nürnberg und Köln) hauptsächlich Triebfahrzeugführer/innen und Wagenmeister/innen, aber auch Zweiwegefahrzeugführer/innen, Zugbegleiter/innen und Rangierlokführer/innen aus. Zusätzlich bieten wir eine Vielzahl an Fort- und Weiterbildungen im Bereich Schienenverkehr an. Durch unseren hohen Anspruch an unsere Arbeit können wir mittlerweile Zertifizierungen der DEKRA im Bereich Aus- und Weiterbildung und Eingliederung in Arbeit (AZAV) und das Qualitätssiegel ISO 9001 vorweisen, das ein hohes Maß an Qualität voraussetzt und bestätigt.</text:p>
            <text:p/>
            <text:p>  Unsere Infoveranstaltungen finden jede Woche statt! Nutzen Sie die Chance, uns direkt vor Ort kennen zu lernen. Wir beraten Sie gern zu den einzelnen Ausbildungsbereichen.</text:p>
            <text:p/>
            <text:p>  Positionsbeschreibung</text:p>
            <text:p/>
            <text:p>  Bei uns erhalten Sie alle nötige Ausbildungsmodule, die für den Güter- und Personenverkehr nötig sind. Da auch das Praktikum in unserem Unternehmen stattfindet, sparen Sie sich die mühsame Suche nach einem Praktikumsplatz!</text:p>
            <text:p/>
            <text:p>  Die Ausbildung beläuft sich auf ca. 11 Monate je nach Wissensaneignung und Prüfungsstand.</text:p>
            <text:p>  Aufgaben</text:p>
            <text:p/>
            <text:p>  - Kennenlernen von Triebfahrzeugen</text:p>
            <text:p/>
            <text:p>  - Sicheres Steuern von Triebfahrzeugen</text:p>
            <text:p/>
            <text:p>  - Kontrolle der Fahrbereitschaft des Triebfahrzeuges vor Abfahrt</text:p>
            <text:p/>
            <text:p>  - Durchfühung von Bremsproben</text:p>
            <text:p>  Anforderungen</text:p>
            <text:p/>
            <text:p>  - Abgeschlossene Berufsausbildung</text:p>
            <text:p/>
            <text:p>  - Gutes Verständnis für technische Geräte und Zusammenhänge</text:p>
            <text:p/>
            <text:p>  - Mindestalter 22 Jahre</text:p>
            <text:p/>
            <text:p>  - Bereitschaft zu Wechseldienst und Schichtarbeit</text:p>
            <text:p/>
            <text:p>  - Lernbereitschaft</text:p>
            <text:p/>
            <text:p>  - Zuverlässigkeit</text:p>
            <text:p/>
            <text:p>  - Flexibilität</text:p>
            <text:p/>
            <text:p>  - Pünktlichkeit</text:p>
            <text:p/>
            <text:p>  - Belastbarkeit</text:p>
            <text:p>  Wir bieten</text:p>
            <text:p/>
            <text:p>  - Garantierte Übernahme von 75 % der Teilnehmer für den Güterverkehr durch das Unternehmen</text:p>
            <text:p>  dispo-Tf Rail GmbH!</text:p>
            <text:p/>
            <text:p>  - Unbefristeter Arbeitsvertrag von Beginn an</text:p>
            <text:p/>
            <text:p>  - In unserem Ausbildungszentrum sind Weiterbildungsmaßnahmen möglich</text:p>
            <text:p/>
            <text:p>  - Fairer Dienstplan</text:p>
            <text:p/>
            <text:p>  - Hotel und Fahrkosten werden direkt von uns abgerechnet, ohne das Sie in Vorkasse gehen</text:p>
            <text:p>  müssen!</text:p>
            <text:p/>
            <text:p>  - Sie erhalten einen Tablet-PC (auch für den privaten Gebrauch) und eine</text:p>
            <text:p/>
            <text:p>  Bahncard 50 (auch für den privaten Gebrauch)</text:p>
            <text:p/>
            <text:p>  - Alle Dozenten sind erfahrende Lehrlokführer</text:p>
            <text:p>  Kontakt</text:p>
            <text:p>  dispo-Tf education GmbH</text:p>
            <text:p/>
            <text:p>  Wir haben Ihr Interesse geweckt und Sie möchten sich in unserem Unternehmen anmelden?</text:p>
            <text:p/>
            <text:p>  Anmeldung bitte per E-Mail oder per Post:</text:p>
            <text:p/>
            <text:p>  dispo-Tf Education GmbH</text:p>
            <text:p/>
            <text:p>  Frau Ziegler</text:p>
            <text:p/>
            <text:p>  Wolfener Str. 32 - 34</text:p>
            <text:p/>
            <text:p>  Aufgang E, 1. OG</text:p>
            <text:p/>
            <text:p>  12681 Berlin</text:p>
            <text:p/>
            <text:p>  Vorzugsweise per E-Mail an: bildung@dispo-tf.de</text:p>
            <text:p/>
            <text:p>  Rückfragen können gern auch telefonisch gestellt werden unter: 030 5770138-74</text:p>
            <text:p>  zurück</text:p>
          </table:table-cell>
          <table:table-cell table:number-columns-repeated="7"/>
        </table:table-row>
        <table:table-row table:style-name="ro20">
          <table:table-cell office:value-type="string" calcext:value-type="string">
            <text:p>4a66e193d05c4a8c982fc83bcad48930</text:p>
          </table:table-cell>
          <table:table-cell office:value-type="date" office:date-value="2017-09-27" calcext:value-type="date">
            <text:p>2017-09-27</text:p>
          </table:table-cell>
          <table:table-cell office:value-type="string" calcext:value-type="string">
            <text:p>Eisenbahner/in - Betriebsdienst bei DB AG</text:p>
          </table:table-cell>
          <table:table-cell office:value-type="float" office:value="8311" calcext:value-type="float">
            <text:p>8311</text:p>
          </table:table-cell>
          <table:table-cell office:value-type="string" calcext:value-type="string">
            <text:p>Deutsche Bahn</text:p>
          </table:table-cell>
          <table:table-cell office:value-type="string" calcext:value-type="string">
            <text:p>  Eisenbahner/in - Betriebsdienst bei DB AG</text:p>
            <text:p/>
            <text:p>  Deutsche Bahn Cottbus</text:p>
            <text:p>  3,38</text:p>
            <text:p>  Von 1727 Mitarbeitern bewertet Kununu</text:p>
            <text:p>  + Eingestellt am 27.09.2017</text:p>
            <text:p>  + Beschäftigungsart: Vollzeit</text:p>
            <text:p>  + Karrierestufe: Student/Praktikant</text:p>
            <text:p>  + Branche: Internet und Informationstechnologie</text:p>
            <text:p/>
            <text:p>  Eisenbahner/in - Betriebsdienst bei DB AG</text:p>
            <text:p/>
            <text:p>  Ausbildungsbeschreibung</text:p>
            <text:p>  Firmenbeschreibung: Die Deutsche Bahn ist einer der vielfältigsten Arbeitgeber Deutschlands. Wir suchen jedes Jahr deutschlandweit über 3.000 Auszubildende in 50 Berufen, die mit uns gemeinsam noch besser werden wollen.</text:p>
            <text:p>  Standort: Cottbus, Seddiner See</text:p>
            <text:p>  Mitarbeiter: 300000</text:p>
            <text:p>  Azubis: 10000</text:p>
            <text:p>  Ausbildungsstart: 01.09.2018</text:p>
            <text:p>  Bewerbungszeitraum: keine Bewerbungsfrist</text:p>
            <text:p>  Benötigte Bewerbungsunterlagen: Anschreiben, Lebenslauf, aktuelles Schulzeugnis, Praktikumszeugnisse</text:p>
            <text:p>  Schulabschluss: mittlere Reife</text:p>
            <text:p>  Praktikum: Praktikum ist nicht erforderlich, wird jedoch angeboten.</text:p>
            <text:p>  Tätigkeitsgebiete: Du lernst das Zusammenstellen, Rangieren und Fahren von verschiedenen Lokbaureihen.</text:p>
            <text:p>  Du passt perfekt zu uns, wenn Du: Dich für Technik begeisterst, in schwierigen Situationen Ruhe bewahrst und den Überblick behältst. Dich nicht scheust, Verantwortung zu übernehmen und Entscheidungen zu treffen.</text:p>
            <text:p>  Das zeichnet die Ausbildung bei uns aus: Neben der vielseitigen Tätigkeit, bieten wir langfristig Perspektiven, attraktive Zusatzleistungen, eine partnerschaftliche Zusammenarbeit und regelmäßige Weiterbildungen.</text:p>
            <text:p>  Perspektiven: Jeder Azubi, der bei uns eine Ausbildung erfolgreich abschließt, erhält das Angebot einer unbefristeten Übernahme im DB Konzern.</text:p>
            <text:p>  Ausbildungsvergütung: 1. Ausbildungsjahr: 904? 2. Ausbildungsjahr: 972? 3. Ausbildungsjahr: 1042? 4. Ausbildungsjahr: 1108?</text:p>
            <text:p>  Berufsschule: Georg-Schlesinger-Schule in Berlin</text:p>
            <text:p/>
            <text:p>  Weitere Informationen</text:p>
            <text:p>  DB AG</text:p>
            <text:p>  Art der Ausschreibung:</text:p>
            <text:p>  Ausbildung</text:p>
            <text:p>  Ort:</text:p>
            <text:p>  Veröffentlicht:</text:p>
            <text:p>  Veröffentlicht vor 2 Tagen</text:p>
            <text:p>  Ausbildungsbeginn:</text:p>
            <text:p>  01.09.2018</text:p>
            <text:p>  Unternehmenswebsite:</text:p>
          </table:table-cell>
          <table:table-cell table:number-columns-repeated="7"/>
        </table:table-row>
        <table:table-row table:style-name="ro21">
          <table:table-cell office:value-type="string" calcext:value-type="string">
            <text:p>ef5c1c651525460ead83adf1b6366263</text:p>
          </table:table-cell>
          <table:table-cell office:value-type="date" office:date-value="2017-09-05" calcext:value-type="date">
            <text:p>2017-09-05</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epona HR Services GmbH</text:p>
          </table:table-cell>
          <table:table-cell office:value-type="string" calcext:value-type="string">
            <text:p>  Stellenangebot - Triebfahrzeugführer (m/w) Klasse 3 - Güterverkehr (Eisenbahner/in - Betriebsdienst - Lokführer und Transport)</text:p>
            <text:p/>
            <text:p>  Überblick über das Stellenangebot</text:p>
            <text:p/>
            <text:p>  Referenznummer</text:p>
            <text:p/>
            <text:p>  10000-1156154819-S</text:p>
            <text:p>  Titel des Stellenangebots</text:p>
            <text:p/>
            <text:p>  Triebfahrzeugführer (m/w) Klasse 3 - Güterverkehr (Eisenbahner/in - Betriebsdienst - Lokführer und Transport)</text:p>
            <text:p>  Alternativberufe</text:p>
            <text:p>  Schienenfahrzeugführer/in</text:p>
            <text:p>  Stellenangebotsart</text:p>
            <text:p/>
            <text:p>  Arbeitsplatz (sozialversicherungspflichtig)</text:p>
            <text:p>  Arbeitgeber</text:p>
            <text:p>  Sepona HR Services GmbH</text:p>
            <text:p/>
            <text:p>  Branche: Vermittlung von Arbeitskräften, Betriebsgröße: zwischen 6 und 50</text:p>
            <text:p>  Stellenbeschreibung</text:p>
            <text:p/>
            <text:p>  Ihr Aufgabengebiet</text:p>
            <text:p>  * Fahren von Zügen zwischen den Knotenpunkten z.T. im kombinierten Ladungsverkehr</text:p>
            <text:p>  * Ggf. Rangierarbeiten an den Standorten der Produktionswerke und Logistikplätze</text:p>
            <text:p>  * Durchführen von Wagen- und Zugprüfungen sowie Bremsproben</text:p>
            <text:p>  * Erstellen von Wagenlisten und Bremszetteln</text:p>
            <text:p>  * Durchführung von Vorbereitungs- und Abschlussdiensten am Tfz</text:p>
            <text:p/>
            <text:p>  Baureihen: ER20, 140</text:p>
            <text:p>  Ihr Profil</text:p>
            <text:p>  * Besitz des Triebfahrzeugführerscheins der Klasse 3 gemäß VDV 753 bzw. B gemäß TfV</text:p>
            <text:p>  * gültige bahnärztliche Untersuchung sowie psychologische Eignung nach VDV 714 bzw. gemäß TfV</text:p>
            <text:p>  * Erfahrungen im Rangierdienst und Güterschienenverkehr wünschenswert</text:p>
            <text:p>  * Wagenprüfer G, und Bremsprobenberechtigung erforderlich</text:p>
            <text:p>  * strukturierte Arbeitsweise und Teamfähigkeit</text:p>
            <text:p/>
            <text:p>  Wir bieten</text:p>
            <text:p>  Es erwartet Sie eine abwechslungsreiche Tätigkeit in einem zuverlässigen und familiären Team, ein unbefristeter Arbeitsvertrag, gute Verdienstmöglichkeiten sowie sehr gute Weiterentwicklungsmöglichkeiten.</text:p>
            <text:p>  Führungsverantwortung</text:p>
            <text:p/>
            <text:p>  Keine Führungsverantwortung</text:p>
            <text:p>  Arbeitsorte</text:p>
            <text:p/>
            <text:p>  04895 Falkenberg, Elster, Brandenburg, Deutschland</text:p>
            <text:p>  Bitterfeld-Wolfen, Sachsen-Anhalt, Deutschland</text:p>
            <text:p>  04509 Delitzsch, Sachsen, Deutschland</text:p>
            <text:p>  Riesa, Sachsen, Deutschland</text:p>
            <text:p>  Cottbus, Brandenburg, Deutschland</text:p>
            <text:p>  Torgau, Sachsen, Deutschland</text:p>
            <text:p>  Leipzig, Sach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0 Stellen</text:p>
            <text:p>  Vormerken</text:p>
            <text:p/>
            <text:p>  Konditionen des Stellenangebots</text:p>
            <text:p/>
            <text:p>  Arbeitszeit</text:p>
            <text:p/>
            <text:p>  Vollzeit, Wochenende, Nachtarbeit, Schicht</text:p>
            <text:p>  40 Wochenstunden</text:p>
            <text:p>  Vergütung und Zusatzleistungen</text:p>
            <text:p/>
            <text:p>  ab 15,00?/h</text:p>
            <text:p>  Bei der Besetzung des Stellenangebotes findet ein Tarifvertrag Anwendung.</text:p>
            <text:p>  Tarifvertrag: BAP/DGB</text:p>
            <text:p>  Befristung</text:p>
            <text:p/>
            <text:p>  Unbefristetes Arbeitsverhältnis</text:p>
            <text:p/>
            <text:p>  Anforderungen an den Bewerber</text:p>
            <text:p/>
            <text:p>  Berufsausbildung/ Studium</text:p>
            <text:p>  Eisenbahner/in - Betriebsdienst - Lokführer und Transport</text:p>
            <text:p>  Transport, Verkehr</text:p>
            <text:p/>
            <text:p>  Zwingend erforderlich</text:p>
            <text:p>  Güterverkehr</text:p>
            <text:p/>
            <text:p>  Erweiterte Kenntnisse</text:p>
            <text:p>  Bahnbetriebsdienst, Lokomotivführung, Rangierbetrieb</text:p>
            <text:p/>
            <text:p>  Grundkenntnisse</text:p>
            <text:p>  Beladen, Entladen, Betriebssicherheit von Transportmitteln kontrollieren, Schienenverkehr</text:p>
            <text:p/>
            <text:p>  Sprachkenntnisse</text:p>
            <text:p/>
            <text:p>  Zwingend erforderlich</text:p>
            <text:p>  Deutsch</text:p>
            <text:p/>
            <text:p>  Persönliche Stärken</text:p>
            <text:p>  Auffassungsfähigkeit/-gabe, Belastbarkeit, Ganzheitliches Denken, Motivation/ Leistungsbereitschaft, Selbständiges Arbeiten</text:p>
            <text:p>  Reise-/ Montagebereitschaft</text:p>
            <text:p/>
            <text:p>  Uneingeschränkt</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Sepona HR Services GmbH</text:p>
            <text:p>  Herr Stefanie Bösche</text:p>
            <text:p>  Kohlenstr. 2</text:p>
            <text:p>  04107 Leipzig</text:p>
            <text:p>  Sachsen</text:p>
            <text:p>  Deutschland</text:p>
            <text:p>  Telekommunikation</text:p>
            <text:p/>
            <text:p>  Telefonnummer: +49 (1 51) 72 63 37 24</text:p>
            <text:p>  E-Mail</text:p>
            <text:p>  bewerbung-hr@sepona.de</text:p>
            <text:p>  Gewünschte Bewerbungsarten</text:p>
            <text:p/>
            <text:p>  Per E-Mail, schriftlich, persönlich</text:p>
            <text:p>  Angaben zur Bewerbung</text:p>
            <text:p/>
            <text:p>  Geforderte Anlagen: Lebenslauf, Zeugnisse, Anschreib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22">
          <table:table-cell office:value-type="string" calcext:value-type="string">
            <text:p>bbdb07fd80ea4a80bfe2fb168567bebc</text:p>
          </table:table-cell>
          <table:table-cell office:value-type="date" office:date-value="2017-09-01" calcext:value-type="date">
            <text:p>2017-09-01</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Captrain Deutschland GmbH</text:p>
          </table:table-cell>
          <table:table-cell office:value-type="string" calcext:value-type="string">
            <text:p>  Stellenangebot - Triebfahrzeugführer (m/w) / Streckenlokführer (m/w) 106_600 (Eisenbahner/in - Betriebsdienst - Lokführer und Transport)</text:p>
            <text:p/>
            <text:p>  Überblick über das Stellenangebot</text:p>
            <text:p/>
            <text:p>  Referenznummer</text:p>
            <text:p/>
            <text:p>  10000-1156158030-S</text:p>
            <text:p>  Titel des Stellenangebots</text:p>
            <text:p/>
            <text:p>  Triebfahrzeugführer (m/w) / Streckenlokführer (m/w) 106_600 (Eisenbahner/in - Betriebsdienst - Lokführer und Transport)</text:p>
            <text:p>  Stellenangebotsart</text:p>
            <text:p/>
            <text:p>  Arbeitsplatz (sozialversicherungspflichtig)</text:p>
            <text:p>  Arbeitgeber</text:p>
            <text:p>  Captrain Deutschland GmbH</text:p>
            <text:p/>
            <text:p>  Branche: Güterbeförderung im Eisenbahnverkehr , Betriebsgröße: zwischen 6 und 50</text:p>
            <text:p>  Stellenbeschreibung</text:p>
            <text:p/>
            <text:p>  Die Captrain Deutschland GmbH, ein Unternehmen der SNCF Logistics-Gruppe, sucht für das Tochterunternehmen Captrain Deutschland CargoWest GmbH (CCW) zum nächstmöglichen Zeitpunkt am Standort Gütersloh in Vollzeit mehrere</text:p>
            <text:p/>
            <text:p>  Triebfahrzeugführer / Streckenlokführer (m/w)</text:p>
            <text:p>  Kennziffer: 106_600</text:p>
            <text:p/>
            <text:p>  Ihr Aufgabengebiet umfasst im Wesentlichen die Durchführung von Zug- und Rangierleistungen im Güterverkehr im gesamten Verkehrsgebiet der CCW.</text:p>
            <text:p/>
            <text:p>  Wir bieten:</text:p>
            <text:p>  * Einen sicheren Arbeitsplatz in einem zukunftsorientierten und wachsenden Unternehmen</text:p>
            <text:p>  * Manteltarifvertrag mit attraktiven Zusatzleistungen</text:p>
            <text:p>  * Kooperativer Umgang in einer familiären Atmosphäre</text:p>
            <text:p>  * Fester Dienstort in Gütersloh</text:p>
            <text:p>  * Viele Möglichkeiten zur internen Weiterbildung</text:p>
            <text:p/>
            <text:p>  Folgende Voraussetzungen bringen Sie mit:</text:p>
            <text:p>  * Eisenbahnfahrzeugführer Führerschein-Klasse 3 oder erfolgreich abgeschlossene Ausbildung zum Eisenbahner (m/w) im Betriebsdienst</text:p>
            <text:p>  * Ausgebildet zum Prüfer (m/w) Wagen Stufe 2 oder 3 gemäß VDV-Schrift 758</text:p>
            <text:p>  * Fahrzeugbaureihenberechtigung für Diesellok und idealerweise auch E-Lok</text:p>
            <text:p>  * Gesundheitliche und psychologische Eignung</text:p>
            <text:p>  * Möglichst Vollendung des 21. Lebensjahres</text:p>
            <text:p>  * Geprüft für Zusatzmodul FFSt</text:p>
            <text:p>  * Bereitschaft zum Wechselschichtdienst</text:p>
            <text:p>  * Hohes Maß an Eigenverantwortung und Zuverlässigkeit</text:p>
            <text:p/>
            <text:p>  Haben wir Sie neugierig gemacht? Dann freuen wir uns darauf Sie kennen zu lernen. Bitte senden Sie uns Ihre aussagefähigen Bewerbungsunterlagen mit Angabe Ihres möglichen Eintrittstermins und Ihrer Gehaltsvorstellung an:</text:p>
            <text:p/>
            <text:p>  Captrain Deutschland GmbH</text:p>
            <text:p>  Personalabteilung</text:p>
            <text:p>  Georgenstraße 22</text:p>
            <text:p>  10117 Berlin</text:p>
            <text:p>  bewerbung@captrain.de</text:p>
            <text:p>  Führungsverantwortung</text:p>
            <text:p/>
            <text:p>  Keine Führungsverantwortung</text:p>
            <text:p>  Arbeitsorte</text:p>
            <text:p/>
            <text:p>  Georgenstr. 22, 10117 Berlin, Berli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 Stelle</text:p>
            <text:p>  Vormerken</text:p>
            <text:p/>
            <text:p>  Konditionen des Stellenangebots</text:p>
            <text:p/>
            <text:p>  Arbeitszeit</text:p>
            <text:p/>
            <text:p>  Vollzeit, Wochenende, Nachtarbeit, Schicht</text:p>
            <text:p>  40 Wochenstunden, Wechselschichtdienst</text:p>
            <text:p>  Vergütung und Zusatzleistungen</text:p>
            <text:p/>
            <text:p>  nach Vereinbarung/Qualifikation</text:p>
            <text:p>  Bei der Besetzung des Stellenangebotes findet kein Tarifvertrag Anwendung.</text:p>
            <text:p>  Befristung</text:p>
            <text:p/>
            <text:p>  Unbefristetes Arbeitsverhältnis</text:p>
            <text:p/>
            <text:p>  Anforderungen an den Bewerber</text:p>
            <text:p/>
            <text:p>  Sonstige Angaben zur Ausbildung</text:p>
            <text:p/>
            <text:p>  Eisenbahnfahrzeugführer Führerschein-Klasse 3 oder erfolgreich abgeschlossene Ausbildung als Eisenbahner im Betriebsdienst (m/w),</text:p>
            <text:p>  Wirtschaft, Verwaltung</text:p>
            <text:p/>
            <text:p>  Erweiterte Kenntnisse</text:p>
            <text:p>  Sicherheitsvorschriften</text:p>
            <text:p/>
            <text:p>  Transport, Verkehr</text:p>
            <text:p/>
            <text:p>  Erweiterte Kenntnisse</text:p>
            <text:p>  Bahnbetriebsdienst, Lokomotivführung, Rangierbetrieb, Schienenverkehr, Transport</text:p>
            <text:p/>
            <text:p>  Persönliche Stärken</text:p>
            <text:p>  Selbständiges Arbeiten, Zuverlässigkeit</text:p>
            <text:p>  Reise-/ Montagebereitschaft</text:p>
            <text:p/>
            <text:p>  Nicht erforderlich</text:p>
            <text:p>  Führerscheine</text:p>
            <text:p/>
            <text:p>  Zwingend erforderlich</text:p>
            <text:p>  Lokomotiv-/Triebfahrzeugführerschein Klasse 3</text:p>
            <text:p/>
            <text:p>  Kontaktdaten</text:p>
            <text:p/>
            <text:p>  Rückfragen und Bewerbungen an</text:p>
            <text:p/>
            <text:p>  Captrain Deutschland GmbH</text:p>
            <text:p>  Herr/Frau Personabteilung</text:p>
            <text:p>  106_600</text:p>
            <text:p>  Georgenstr. 22</text:p>
            <text:p>  10117 Berlin</text:p>
            <text:p>  Berlin</text:p>
            <text:p>  Deutschland</text:p>
            <text:p>  E-Mail</text:p>
            <text:p>  bewerbung@captrain.de</text:p>
            <text:p>  Gewünschte Bewerbungsarten</text:p>
            <text:p/>
            <text:p>  Per E-Mail, über Internet</text:p>
            <text:p>  Internetadresse</text:p>
            <text:p>  Weitere Informationen zum Stellenangebot im Internet</text:p>
            <text:p>  Angaben zur Bewerbung</text:p>
            <text:p/>
            <text:p>  Aussagefähige Bewerbungsunterlagen unter Angabe des nächstmöglichen Eintrittstermins sowie Ihrer Gehaltsvorstellung.</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23">
          <table:table-cell office:value-type="string" calcext:value-type="string">
            <text:p>cc0a59e3e353405fbe0b995178ba9075</text:p>
          </table:table-cell>
          <table:table-cell office:value-type="date" office:date-value="2017-09-15" calcext:value-type="date">
            <text:p>2017-09-15</text:p>
          </table:table-cell>
          <table:table-cell office:value-type="string" calcext:value-type="string">
            <text:p>Triebfahrzeugführer Güterverkehr &amp; Personenverkehr m/w bundesweit - Nord - Ost - West - Süd/West - heimatnaher Einsatz</text:p>
          </table:table-cell>
          <table:table-cell office:value-type="float" office:value="8311" calcext:value-type="float">
            <text:p>8311</text:p>
          </table:table-cell>
          <table:table-cell office:value-type="string" calcext:value-type="string">
            <text:p>Sepona Hr Services Gmbh</text:p>
          </table:table-cell>
          <table:table-cell office:value-type="string" calcext:value-type="string">
            <text:p>  zurück</text:p>
            <text:p>  14.09.2017</text:p>
            <text:p>  Stellenangebot-Nr.: 1/5041</text:p>
            <text:p>  Einsatzort:</text:p>
            <text:p>  bundesweit - Nord - Ost - West - Süd/West - heimatnaher Einsatz</text:p>
            <text:p>  Kategorie:</text:p>
            <text:p>  Betrieb/Verkehr</text:p>
            <text:p>  Tätigkeitsbereich:</text:p>
            <text:p>  Eisenbahner/in im Betriebsdienst, Fachrichtung Lokführer und Transport</text:p>
            <text:p>  Arbeitszeit:</text:p>
            <text:p>  Vollzeit</text:p>
            <text:p>  Beschäftigungsart:</text:p>
            <text:p>  Festanstellung</text:p>
            <text:p>  Verfügbarkeit ab:</text:p>
            <text:p>  01.08.2017</text:p>
            <text:p>  Bewerbung:</text:p>
            <text:p>  Per E-Mail, Schriftlich, Telefonisch</text:p>
            <text:p>  Link zur Onlinebewerbung:</text:p>
            <text:p>  zur Onlinebewerbung</text:p>
            <text:p>  Drucken</text:p>
            <text:p>  Merken</text:p>
            <text:p/>
            <text:p>  Triebfahrzeugführer Güterverkehr &amp; Personenverkehr m/w bundesweit - Nord - Ost - West - Süd/West - heimatnaher Einsatz</text:p>
            <text:p/>
            <text:p>  Die Sepona HR Services GmbH ist ein Dienstleistungsunternehmen im Bereich Personalbeschaffung und Personalentwicklung. Wir haben uns auf die Vermittlung und Überlassung von Fach- und Führungskräften aus dem Bahnbereich spezialisiert und werden für unsere Kooperationspartner in der Personalbeschaffung tätig. Darunter zählen verschiedene EVU's aus dem gesamten Bundesgebiet.</text:p>
            <text:p/>
            <text:p>  Positionsbeschreibung</text:p>
            <text:p/>
            <text:p>  Wir sind ein junges und wachsendes Team und benötigen Ihre Verstärkung. Hier bei uns sind Sie keine Nummer, sondern ein Mitglied in einer eingeschworenen Lokführerfamilie.</text:p>
            <text:p/>
            <text:p>  Gemeinsam sind wir stark, sowohl regional als auch bundesweit.</text:p>
            <text:p/>
            <text:p>  Bei zahlreichen namenhaften Eisenbahnverkehrsunternehmen beweisen wir tagtäglich unser Lokführerkönnen. Auf der Suche nach Veränderungen werden wir gemeinsam den richtigen Einsatz auf der Schiene für Sie finden.</text:p>
            <text:p/>
            <text:p>  Triebfahrzeugführer Klasse B m/w (Güterverkehr &amp; Personenverkehr)</text:p>
            <text:p/>
            <text:p>  &amp; Lokrangierführer m/w</text:p>
            <text:p/>
            <text:p>  &amp; Wagenmeister G/P m/w</text:p>
            <text:p/>
            <text:p>  Standorte: Berlin, NRW (Ruhrgebiet), Großraum Ostdeutschland, Magdeburg, Hannover, Hamburg, Köln, Frankfurt am Main, Karlsruhe, Regensburg, Leipzig-Halle, Sachsen (Personenverkehr), bundesweit (Güterverkehr) uvm.</text:p>
            <text:p>  Aufgaben</text:p>
            <text:p/>
            <text:p>  Aufgabengebiet</text:p>
            <text:p>  * Rangierarbeiten an den Standorten der Produktionswerke und Logistikplätze</text:p>
            <text:p>  * Fahren von Zügen zwischen den Knotenpunkten z.T. im KLV</text:p>
            <text:p>  * Durchführen von Wagen- und Zugprüfungen sowie Bremsproben</text:p>
            <text:p>  * Erstellen von Wagenlisten und Bremszetteln</text:p>
            <text:p>  * Durchführung von Vorbereitungs- und Abschlussdiensten am Tfz</text:p>
            <text:p/>
            <text:p>  Anforderungen</text:p>
            <text:p/>
            <text:p>  Voraussetzungen</text:p>
            <text:p>  * Besitz des Eisenbahnfahrzeugführerscheins der Klasse B/B2 gem. TfV bzw. VDV 753</text:p>
            <text:p>  * gültige bahnärztliche Untersuchung sowie psychologische Eignung nach VDV 714 bzw. TfV</text:p>
            <text:p>  * Erfahrungen im Rangierdienst und Güterschienenverkehr oder Personenverkehr wünschenswert</text:p>
            <text:p>  * Ausbildung auf V-Traktion inkl. Funkfernsteuerung wünschenswert</text:p>
            <text:p>  * Ausbildung auf E-Traktion ebenso wünschenswert</text:p>
            <text:p>  * Wagenprüfer G sowie Modulausbildung GGVSEB wünschenswert</text:p>
            <text:p>  * strukturierte Arbeitsweise und Teamfähigkeit</text:p>
            <text:p/>
            <text:p>  Wir bieten</text:p>
            <text:p/>
            <text:p>  Es erwartet Sie eine abwechslungsreiche Tätigkeit in einem zuverlässigen und familiären Team, ein unbefristeter Arbeitsvertrag, gute Verdienstmöglichkeiten sowie sehr gute Weiterentwicklungsmöglichkeiten.</text:p>
            <text:p>  Kontakt</text:p>
            <text:p>  Sepona HR Services GmbH</text:p>
            <text:p/>
            <text:p>  Wir haben Ihr Interesse geweckt ?</text:p>
            <text:p/>
            <text:p>  Kontakt und weitere Informationen:</text:p>
            <text:p/>
            <text:p>  Sepona HR Services GmbH</text:p>
            <text:p/>
            <text:p>  Ansprechpartner: Frau Stefanie Bösche</text:p>
            <text:p/>
            <text:p>  Tel. +49 341 14 99 466 4</text:p>
            <text:p/>
            <text:p>  bewerbung-hr@sepona.de</text:p>
            <text:p>  Anlagen:</text:p>
            <text:p>  * Titel: C:\fakepath\Sepona_HR_Services_Lokführer_Eisenbahndienstleistung_Tf.pdf</text:p>
            <text:p>  Datei: Sepona_HR_Services_Lokführer_Eisenbahndienstleistung_Tf.pdf (0.30 MB)</text:p>
            <text:p/>
            <text:p>  zurück</text:p>
          </table:table-cell>
          <table:table-cell table:number-columns-repeated="7"/>
        </table:table-row>
        <table:table-row table:style-name="ro24">
          <table:table-cell office:value-type="string" calcext:value-type="string">
            <text:p>bc4840002780490d9f9919887f34f944</text:p>
          </table:table-cell>
          <table:table-cell office:value-type="date" office:date-value="2017-09-22" calcext:value-type="date">
            <text:p>2017-09-22</text:p>
          </table:table-cell>
          <table:table-cell office:value-type="string" calcext:value-type="string">
            <text:p>Klavierbegleiter</text:p>
          </table:table-cell>
          <table:table-cell office:value-type="float" office:value="8311" calcext:value-type="float">
            <text:p>8311</text:p>
          </table:table-cell>
          <table:table-cell office:value-type="string" calcext:value-type="string">
            <text:p>Job Sector Music &amp; Scene Category</text:p>
          </table:table-cell>
          <table:table-cell office:value-type="string" calcext:value-type="string">
            <text:p>  Jobs</text:p>
            <text:p/>
            <text:p>  Klavierbegleiter</text:p>
            <text:p/>
            <text:p>  Favorite Share on Facebook Tweet Share on Google+ Email to a friend</text:p>
            <text:p/>
            <text:p>  Details</text:p>
            <text:p/>
            <text:p>  Position</text:p>
            <text:p>  Klavierbegleiter</text:p>
            <text:p/>
            <text:p>  Job Type</text:p>
            <text:p>  Full-time</text:p>
            <text:p/>
            <text:p>  Location</text:p>
            <text:p>  Regional</text:p>
            <text:p/>
            <text:p>  Description</text:p>
            <text:p>  Beginn: keine Angabe</text:p>
            <text:p>  Ende: keine Angabe</text:p>
            <text:p>  Voraussetzungen: Erfahrung im Spiel von Brecht-Eisler-Weill-Lieder und die Bereitschaft im Stück eine kleine Rolle z...</text:p>
            <text:p>  Art: 6 Aufführungen sind geplant, die jeweils mit 100 Euro vergütet werden....</text:p>
            <text:p>  Land: Deutschland</text:p>
            <text:p>  PLZ-Bereich: 1</text:p>
            <text:p>  Vergütung: &gt; 900/90/8,84?</text:p>
            <text:p/>
            <text:p>  Published till</text:p>
            <text:p>  Nov 2, 2017</text:p>
            <text:p/>
            <text:p>  Contact Data</text:p>
            <text:p/>
            <text:p>  Address</text:p>
            <text:p>  Berlin</text:p>
            <text:p/>
            <text:p>  Germany</text:p>
            <text:p/>
            <text:p>  Website</text:p>
            <text:p>  http://www.theapolis.de/index.php/jobfeed/93388/93715/ (?)</text:p>
            <text:p/>
            <text:p>  Categories</text:p>
            <text:p/>
            <text:p>  Job Sector</text:p>
            <text:p>  Music &amp; Scene</text:p>
            <text:p/>
            <text:p>  Category</text:p>
            <text:p>  Theatre &amp; Dance</text:p>
          </table:table-cell>
          <table:table-cell table:number-columns-repeated="7"/>
        </table:table-row>
        <table:table-row table:style-name="ro25">
          <table:table-cell office:value-type="string" calcext:value-type="string">
            <text:p>c1dc3178a2fd4673ab88bb5b44ff41f2</text:p>
          </table:table-cell>
          <table:table-cell office:value-type="date" office:date-value="2017-09-23" calcext:value-type="date">
            <text:p>2017-09-23</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TRABAG Rail GmbH</text:p>
          </table:table-cell>
          <table:table-cell office:value-type="string" calcext:value-type="string">
            <text:p>  Stellenangebot - Triebfahrzeugführer/in Klasse 3 E und/oder V-Traktion (Eisenbahner/in - Betriebsdienst - Lokführer und Transport)</text:p>
            <text:p/>
            <text:p>  Überblick über das Stellenangebot</text:p>
            <text:p/>
            <text:p>  Referenznummer</text:p>
            <text:p/>
            <text:p>  10000-1141884985-S</text:p>
            <text:p>  Titel des Stellenangebots</text:p>
            <text:p/>
            <text:p>  Triebfahrzeugführer/in Klasse 3 E und/oder V-Traktion (Eisenbahner/in - Betriebsdienst - Lokführer und Transport)</text:p>
            <text:p>  Stellenangebotsart</text:p>
            <text:p/>
            <text:p>  Arbeitsplatz (sozialversicherungspflichtig)</text:p>
            <text:p>  Arbeitgeber</text:p>
            <text:p>  STRABAG Rail GmbH</text:p>
            <text:p/>
            <text:p>  Branche: Bau von Bahnverkehrsstrecken, Betriebsgröße: zwischen 51 und 500</text:p>
            <text:p>  Stellenbeschreibung</text:p>
            <text:p/>
            <text:p>  Der Eisenbahnbetrieb - durchgeführt in Verantwortung des EVU Eichholz EIVEL GmbH - nimmt im Konzern von STRABAG SE eine zentrale Stellung ein. Dieser bildet die Basis für alle eisenbahnrelevanten Aktivitäten des Halters bzw. der Gleisbaufachfirma STRABAG Rail GmbH am deutschen Markt ab. Europaweit sind rund 1.200 MA unmittelbar im Gleisbau und damit unmittelbar im Eisenbahnbetrieb beschäftigt. Das EVU Eichholz EIVEL GmbH und die STRABAG Rail GmbH haben sich als leistungsfähige und kompetente Dienstleister am Markt etabliert. Die enge Verzahnung von technischem Sachverstand und Know-How sowie die qualitätsgerechte, zuverlässige und vor allem sichere Abwicklung der Aufträge unter der Führung des EVU Eichholz EIVEL GmbH garantiert der Konzernsparte Verkehrswegebau absolute Wettbewerbsfähigkeit.</text:p>
            <text:p/>
            <text:p>  Wir suchen eine/einen Triebfahrzeugführer/Triebfahrzeugführerin für Güterverkehr im Nah- und Fernverkehr im Netz NL Südost und Nord mit E und V Traktion. Wir freuen uns auf Ihre Bewerbung!</text:p>
            <text:p/>
            <text:p>  Bezeichnung: Triebfahrzeugführer/Triebfahrzeugführerin Klasse 3 E und/oder V-Traktion</text:p>
            <text:p>  Job-ID: DE-2016-017150</text:p>
            <text:p>  Berufsgruppe: Gewerblich</text:p>
            <text:p>  Einsatzbereich: Eichholz Eivel GmbH, Bereich Rail Operations</text:p>
            <text:p>  Einsatz ab: Mai 2016 oder schnellstmöglich</text:p>
            <text:p>  Einsatzort: Sachsen Anhalt und Thüringen</text:p>
            <text:p>  Land: Deutschland</text:p>
            <text:p>  Bundesland: Berlin</text:p>
            <text:p>  Reisebereitschaft: Ja</text:p>
            <text:p>  Berufserfahrung erforderlich: Einschlägige Berufserfahrung</text:p>
            <text:p>  Beschäftigungsausmaß: Vollzeit</text:p>
            <text:p/>
            <text:p>  Aufgaben:</text:p>
            <text:p>  - Güterverkehr im Nah- und Fernverkehr mit E und V Traktion</text:p>
            <text:p>  - Führen der Bautagesberichte und Stundenaufzeichnung</text:p>
            <text:p>  - Ständige Abstimmung mit der Disposition und dem Vorgesetzten</text:p>
            <text:p/>
            <text:p>  Voraussetzungen:</text:p>
            <text:p>  - Eisenbahnfahrzeugführerschein VDV Klasse 3 oder Führerschein nach TfV Klasse B</text:p>
            <text:p>  - Tauglichkeitsgutachten vom Bahnarzt</text:p>
            <text:p>  - Wagenprüfer G</text:p>
            <text:p>  - Bremsprobenberechtigung</text:p>
            <text:p>  - Baureihenberechtigung für mindestens eine der folgenden Baureihen: V 201/202; 203.1; 232; 346</text:p>
            <text:p>  - ZLB wünschenswert, aber keine Bedingung</text:p>
            <text:p>  - E 185; 193</text:p>
            <text:p>  - PKW Führerschein</text:p>
            <text:p>  - Kommunikations- und Teamfähigkeit, ein gepflegtes und freundliches Auftreten sowie Mobilitätsbereitschaft runden Ihr Profil ab</text:p>
            <text:p/>
            <text:p>  Zusatzinfo:</text:p>
            <text:p>  Wir bieten Ihnen die Möglichkeit, Ihre Erfahrungen in ein interessantes und abwechslungsreiches Tätigkeitsfeld einzubringen und sich in unserem Team fachlich und persönlich weiterzuentwickeln.</text:p>
            <text:p/>
            <text:p>  Wenn Sie also die Herausforderung annehmen wollen und Sie bei uns langfristig eingesetzt werden möchten, dann freuen wir uns auf Ihre aussagekräftigen Bewerbungsunterlagen, möglichst über das Onlineformular bis 31.05.2016.</text:p>
            <text:p/>
            <text:p>  Kontakt:</text:p>
            <text:p>  Eichholz Eivel GmbH</text:p>
            <text:p>  Bereich Rail Operations</text:p>
            <text:p>  Herr Rybarczyk</text:p>
            <text:p>  Bessemerstr. 42 b</text:p>
            <text:p>  12103 Berlin/Deutschland</text:p>
            <text:p>  Tel.: +49 30/670 690 941</text:p>
            <text:p>  Führungsverantwortung</text:p>
            <text:p/>
            <text:p>  Keine Führungsverantwortung</text:p>
            <text:p>  Arbeitsorte</text:p>
            <text:p/>
            <text:p>  12103 Berlin, Berli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 von ursprünglich 1 gemeldeten Stelle</text:p>
            <text:p>  Vormerken</text:p>
            <text:p/>
            <text:p>  Konditionen des Stellenangebots</text:p>
            <text:p/>
            <text:p>  Arbeitszeit</text:p>
            <text:p/>
            <text:p>  Vollzeit</text:p>
            <text:p>  Vergütung und Zusatzleistungen</text:p>
            <text:p/>
            <text:p>  Bei der Besetzung des Stellenangebotes findet ein Tarifvertrag Anwendung.</text:p>
            <text:p>  Tarifvertrag: BRTV</text:p>
            <text:p/>
            <text:p>  Anforderungen an den Bewerber</text:p>
            <text:p/>
            <text:p>  Berufserfahrung</text:p>
            <text:p/>
            <text:p>  Mit Berufserfahrung</text:p>
            <text:p>  Führerscheine</text:p>
            <text:p/>
            <text:p>  Zwingend erforderlich</text:p>
            <text:p>  Fahrerlaubnis B PKW/Kleinbusse (alt: FS 3), Lokomotiv-/Triebfahrzeugführerschein Klasse 3</text:p>
            <text:p/>
            <text:p>  Kontaktdaten</text:p>
            <text:p/>
            <text:p>  Rückfragen und Bewerbungen an</text:p>
            <text:p/>
            <text:p>  STRABAG Rail GmbH</text:p>
            <text:p>  Herr Rybarczyk</text:p>
            <text:p>  Bessemerstr. 42 b</text:p>
            <text:p>  12103 Berlin</text:p>
            <text:p>  Berlin</text:p>
            <text:p>  Deutschland</text:p>
            <text:p>  Telekommunikation</text:p>
            <text:p/>
            <text:p>  Telefonnummer: +49 (30) 6 70 6 90 9 41</text:p>
            <text:p>  Gewünschte Bewerbungsarten</text:p>
            <text:p/>
            <text:p>  Schriftlich</text:p>
            <text:p>  Internetadresse</text:p>
            <text:p>  Weitere Informationen zum Stellenangebot im Internet</text:p>
            <text:p>  Angaben zur Bewerbung</text:p>
            <text:p/>
            <text:p>  Lebenslauf, Zeugnisse</text:p>
            <text:p>  Job ID: DE-2016-017150</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26">
          <table:table-cell office:value-type="string" calcext:value-type="string">
            <text:p>93f4a2eabc444e69ab6aad5e2c177ddb</text:p>
          </table:table-cell>
          <table:table-cell office:value-type="date" office:date-value="2017-09-24" calcext:value-type="date">
            <text:p>2017-09-24</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ODEG Ostdeutsche Eisenbahn GmbH</text:p>
          </table:table-cell>
          <table:table-cell office:value-type="string" calcext:value-type="string">
            <text:p>  Stellenangebot - Ausbilder für Triebfahrzeugführer (m/w) (Eisenbahner/in - Betriebsdienst - Lokführer und Transport)</text:p>
            <text:p/>
            <text:p>  Überblick über das Stellenangebot</text:p>
            <text:p/>
            <text:p>  Referenznummer</text:p>
            <text:p/>
            <text:p>  10000-1156696696-S</text:p>
            <text:p>  Titel des Stellenangebots</text:p>
            <text:p/>
            <text:p>  Ausbilder für Triebfahrzeugführer (m/w) (Eisenbahner/in - Betriebsdienst - Lokführer und Transport)</text:p>
            <text:p>  Alternativberufe</text:p>
            <text:p>  Lehrer/in/Dozent/in - Erwachsenenbildung</text:p>
            <text:p>  Stellenangebotsart</text:p>
            <text:p/>
            <text:p>  Arbeitsplatz (sozialversicherungspflichtig)</text:p>
            <text:p>  Arbeitgeber</text:p>
            <text:p>  ODEG Ostdeutsche Eisenbahn GmbH</text:p>
            <text:p/>
            <text:p>  Branche: Personenbeförderung im Nahverkehr zu Lande (ohne Taxis), Betriebsgröße: zwischen 51 und 500</text:p>
            <text:p>  Stellenbeschreibung</text:p>
            <text:p/>
            <text:p>  Mit derzeit rund 480 Mitarbeiterinnen und Mitarbeitern, 42 gelb-weiß-grünen Zügen und 11 Linien mit einer Streckenlänge von rund 1.200 km sowie 17,7 Millionen Fahrgästen jährlich ist die ODEG - Ostdeutsche Eisenbahn GmbH die größte private Eisenbahn im Osten Deutschlands. Ein modernes Eisenbahnverkehrsunternehmen mit Nahverkehrsleistungen im Auftrag der fünf Bundesländer: Berlin, Brandenburg, Mecklenburg-Vorpommern, Sachsen-Anhalt und Sachsen.</text:p>
            <text:p/>
            <text:p>  Zum nächstmöglichen Zeitpunkt - spätestens zum 01.01.2018 - suchen wir eine/n</text:p>
            <text:p/>
            <text:p>  Ausbilder für Triebfahrzeugführer (m/w)</text:p>
            <text:p/>
            <text:p>  Ihre Aufgaben</text:p>
            <text:p/>
            <text:p>  *theoretische und praktische Ausbildung neuer Triebfahrzeugführer</text:p>
            <text:p/>
            <text:p>  *Durchführen des regelmäßigen Fortbildungsunterrichts von Triebfahrzeugführern</text:p>
            <text:p/>
            <text:p>  *Durchführen von Trainings an den ODEG-eigenen Fahrsimulatoren</text:p>
            <text:p/>
            <text:p>  *Prüfungsabnahmen</text:p>
            <text:p/>
            <text:p>  *Begleitfahrten bei Triebfahrzeugführern</text:p>
            <text:p/>
            <text:p>  *Rufbereitschaften und Einsatz im Notfallmanagement</text:p>
            <text:p/>
            <text:p>  *Projektarbeit</text:p>
            <text:p/>
            <text:p>  *Einsatz als Triebfahrzeugführer</text:p>
            <text:p/>
            <text:p>  Ihr Profil</text:p>
            <text:p/>
            <text:p>  *Berechtigung als Triebfahrzeugführer (V- und E-Traktion) und mindestens drei Jahre Erfahrung im Triebfahrzeugführerberuf</text:p>
            <text:p/>
            <text:p>  *ausgezeichnete Kenntnisse der Regelwerke und Abläufe im Eisenbahnbetrieb</text:p>
            <text:p/>
            <text:p>  *Vorerfahrung als Ausbilder und pädagogische Vorbildung wünschenswert</text:p>
            <text:p/>
            <text:p>  *Fähigkeit, komplexe Sachverhalte verständlich darzustellen</text:p>
            <text:p/>
            <text:p>  *absolute Zuverlässigkeit, Selbstständigkeit und Durchsetzungsvermögen</text:p>
            <text:p/>
            <text:p>  *regionale und zeitliche Flexibilität (deutschlandweiter Einsatz)</text:p>
            <text:p/>
            <text:p>  Wir bieten</text:p>
            <text:p/>
            <text:p>  *ein sicheres Einkommen mit leistungsgerechter tarifvertraglicher Bezahlung</text:p>
            <text:p/>
            <text:p>  *ein Arbeitsverhältnis in einer zukunftssicheren Branche</text:p>
            <text:p/>
            <text:p>  *Vereinbarkeit von Familie und Beruf durch langfristige Planung</text:p>
            <text:p/>
            <text:p>  *sehr gute und permanente berufliche Aus- und Weiterbildung</text:p>
            <text:p/>
            <text:p>  *einen Einsatz im Verkehrsgebiet der ODEG und die Möglichkeit, deutschlandweit im Auftrag der ODEG andere Eisenbahnunternehmen kennenzulernen</text:p>
            <text:p/>
            <text:p>  Bitte bewerben Sie sich schnellstmöglich über unser Online-Bewerbungsformular, klicken Sie hierzu auf den Button unter unserer Adresse. Bewerbungsmappen werden nicht zurückgesandt.</text:p>
            <text:p/>
            <text:p>  ODEG - Ostdeutsche Eisenbahn GmbH</text:p>
            <text:p>  Kerstin Vahldiek</text:p>
            <text:p>  Möllendorffstr. 49</text:p>
            <text:p>  10367 Berlin</text:p>
            <text:p>  Führungsverantwortung</text:p>
            <text:p/>
            <text:p>  Keine Führungsverantwortung</text:p>
            <text:p>  Arbeitsorte</text:p>
            <text:p/>
            <text:p>  Möllendorffstr. 49, 10367 Berlin, Berli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 von ursprünglich 1 gemeldeten Stelle</text:p>
            <text:p>  Vormerken</text:p>
            <text:p/>
            <text:p>  Konditionen des Stellenangebots</text:p>
            <text:p/>
            <text:p>  Vergütung und Zusatzleistungen</text:p>
            <text:p/>
            <text:p>  Bei der Besetzung des Stellenangebotes findet ein Tarifvertrag Anwendung.</text:p>
            <text:p>  Tarifvertrag: ODEG</text:p>
            <text:p>  Befristung</text:p>
            <text:p/>
            <text:p>  Unbefristetes Arbeitsverhältnis</text:p>
            <text:p/>
            <text:p>  Anforderungen an den Bewerber</text:p>
            <text:p/>
            <text:p>  Berufserfahrung</text:p>
            <text:p/>
            <text:p>  Mit Berufserfahrung</text:p>
            <text:p>  Transport, Verkehr</text:p>
            <text:p/>
            <text:p>  Grundkenntnisse</text:p>
            <text:p>  Bahnbetriebsdienst</text:p>
            <text:p/>
            <text:p>  Soziales, Erziehung, Gesundheit, Sport</text:p>
            <text:p/>
            <text:p>  Erweiterte Kenntnisse</text:p>
            <text:p>  Aus- und Fortbildung</text:p>
            <text:p/>
            <text:p>  Reise-/ Montagebereitschaft</text:p>
            <text:p/>
            <text:p>  Zeitweise</text:p>
            <text:p/>
            <text:p>  Kontaktdaten</text:p>
            <text:p/>
            <text:p>  Rückfragen und Bewerbungen an</text:p>
            <text:p/>
            <text:p>  ODEG Ostdeutsche Eisenbahn GmbH</text:p>
            <text:p>  Frau Kerstin Vahldiek</text:p>
            <text:p>  Möllendorffstr. 49</text:p>
            <text:p>  10367 Berlin</text:p>
            <text:p>  Berlin</text:p>
            <text:p>  Deutschland</text:p>
            <text:p>  Telekommunikation</text:p>
            <text:p/>
            <text:p>  Telefonnummer: +49 (30) 8 14 07 71 60</text:p>
            <text:p>  E-Mail</text:p>
            <text:p>  kerstin.vahldiek@odeg.de</text:p>
            <text:p>  Gewünschte Bewerbungsarten</text:p>
            <text:p/>
            <text:p>  Über Internet</text:p>
            <text:p>  Internetadresse</text:p>
            <text:p>  Weitere Informationen zum Stellenangebot im Internet</text:p>
            <text:p>  Bewerbungszeitraum</text:p>
            <text:p/>
            <text:p>  Seit 22.09.2017</text:p>
            <text:p>  Angaben zur Bewerbung</text:p>
            <text:p/>
            <text:p>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27">
          <table:table-cell office:value-type="string" calcext:value-type="string">
            <text:p>47586cb6b1f0463686cc01581f8eedd2</text:p>
          </table:table-cell>
          <table:table-cell office:value-type="date" office:date-value="2017-09-29" calcext:value-type="date">
            <text:p>2017-09-29</text:p>
          </table:table-cell>
          <table:table-cell office:value-type="string" calcext:value-type="string">
            <text:p>Triebfahrzeugführer/in Klasse B (3) im Güterfernverkehr mit E Traktion Berlin - Niedersachsen- Sachsen - Sachsen- Anhalt</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zurück</text:p>
            <text:p>  29.09.2017</text:p>
            <text:p>  Stellenangebot-Nr.: 1/6385</text:p>
            <text:p>  Einsatzort:</text:p>
            <text:p>  Berlin - Niedersachsen- Sachsen - Sachsen- Anhalt</text:p>
            <text:p>  Kategorie:</text:p>
            <text:p>  Betrieb/Verkehr</text:p>
            <text:p>  Tätigkeitsbereich:</text:p>
            <text:p>  Triebfahrzeugführer/in</text:p>
            <text:p>  Arbeitszeit:</text:p>
            <text:p>  Schichtarbeit</text:p>
            <text:p>  Beschäftigungsart:</text:p>
            <text:p>  Festanstellung</text:p>
            <text:p>  Verfügbarkeit ab:</text:p>
            <text:p>  sofort</text:p>
            <text:p>  Bewerbung:</text:p>
            <text:p>  keine Einschränkung</text:p>
            <text:p>  Link zur Onlinebewerbung:</text:p>
            <text:p>  zur Onlinebewerbung</text:p>
            <text:p>  Drucken</text:p>
            <text:p>  Merken</text:p>
            <text:p/>
            <text:p>  Triebfahrzeugführer/in Klasse B (3) im Güterfernverkehr mit E Traktion Berlin - Niedersachsen- Sachsen - Sachsen- Anhalt</text:p>
            <text:p/>
            <text:p>  Ihr berufliches Ziel ist unsere Aufgabe!</text:p>
            <text:p>  Verwirklichen Sie sich mit unserer Hilfe Ihr berufliches Ziel und schnappen sich folgenden noch freien "Stuhl"- Arbeitsplatz in unserem Team.</text:p>
            <text:p>  Positionsbeschreibung</text:p>
            <text:p/>
            <text:p>  Wir suchen zum nächstmöglichen Termin in Festeinstellung ein/e Triebfahrzeugführer/in mit Erfahrung in E Traktion für die Fernverkehrseinsätze zwischen Berlin - Niedersachsen- Sachsen - Sachsen- Anhalt (sozusagen eine/n "König/in der Gleise" der/die eine Vorliebe für PS starke Lokomotiven hat und die teilweise endlosen Weiten der Gleisstrecken liebt )</text:p>
            <text:p>  Aufgaben</text:p>
            <text:p/>
            <text:p>  Sichere und pünktliche Durchführung von Zug- und Rangierfahrten im Regel- und Störungsfall im Güterverkehr</text:p>
            <text:p>  Durchführung von Sicherheitsmaßnahmen</text:p>
            <text:p>  Sachkundige Bedienung verschiedener Triebfahrzeugbaureihen</text:p>
            <text:p>  Erhalt und Erweiterung des Wissenstandes des Triebfahrzeugführers</text:p>
            <text:p>  Anforderungen</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PZB und LZB</text:p>
            <text:p>  Nachweis über regelmäßige Teilnahme Fit-Schulungen/ Dienstunterricht</text:p>
            <text:p>  Idealerweise vorhandene Baureihenberechtigung von min. einer der hier genannten Baureihen: 182,183,185,186,189 und Vectron</text:p>
            <text:p>  PKW-Führerschein</text:p>
            <text:p>  Wir bieten</text:p>
            <text:p/>
            <text:p>  Bei uns ist Ihre berufliche Zukunft sicher denn:</text:p>
            <text:p/>
            <text:p>  Wir bieten Ihnen eine Festanstellung in einem renommierten Unternehmen mit sozialem Umfeld und unbefristetem Arbeitsvertrag</text:p>
            <text:p/>
            <text:p>  Sprechen Sie mit uns über Ihr Wunschgehalt denn:</text:p>
            <text:p/>
            <text:p>  Wir nutzen KEINEN Zeitarbeitstarif und bieten grundsätzlich eine übertarifliche Vergütung mit voller Bezahlung auch bei Urlaub oder Krankheit sowie für die Anfahrtszeit zur Arbeit.</text:p>
            <text:p/>
            <text:p>  Für Ihren Traumjob müssen Sie bei uns keine weiten Wege auf sich nehmen denn:</text:p>
            <text:p/>
            <text:p>  Wir sind stets bemüht Ihnen eine regional nahe und entsprechende Position anzubieten. Ausnahmen gelten selbstverständlich für Jene die von sich aus gerne bundesweit tätig werden wollen.</text:p>
            <text:p/>
            <text:p>  Mit uns kommen Sie immer sicher und sorgenfrei zur Arbeit denn:</text:p>
            <text:p/>
            <text:p>  Die Erstattung aller Reisekosten ist bei uns selbstverständlich sowie bei Bedarf und/oder weiterer Entfernung zum Einsatzort die Bereitstellung einer Bahncard 100 Klasse 2 oder eines Firmenautos mit Tankkarte.</text:p>
            <text:p/>
            <text:p>  Wir sind für Sie immer und auf allen Kommunikationswegen erreichbar denn:</text:p>
            <text:p/>
            <text:p>  Ein Firmenhandy mit Tablett oder Notebook gehört für uns zu Ihrer Standarddienstausrüstung.</text:p>
            <text:p/>
            <text:p>  Mit uns haben Sie immer ein sicheres und komfortables "Dach" über dem Kopf denn:</text:p>
            <text:p/>
            <text:p>  Die Bereitstellung einer Unterkunft vor Ort u.a. durch Servicehotels oder in einer komfortablen FeWo ist bei weiten Entfernungen zum Einsatzort bei uns Standard.</text:p>
            <text:p/>
            <text:p>  Wir garantieren eine umfangreiche Einarbeitung, kurze Entscheidungswege und Schulungsmöglichkeiten.</text:p>
            <text:p/>
            <text:p>  Nutzen Sie die Annehmlichkeit uns als Ihren Arbeitgeber an Ihrer Seite zu haben. Es wird Ihnen gefallen!</text:p>
            <text:p/>
            <text:p>  Alle wichtigen Infos über uns finden Sie unter: www.flexkraft365.de</text:p>
            <text:p>  Kontakt</text:p>
            <text:p>  ZUGKRAFT. 365</text:p>
            <text:p/>
            <text:p>  Personalmanagement</text:p>
            <text:p/>
            <text:p>  Tel. 08232 5031-887</text:p>
            <text:p/>
            <text:p>  Fax. 08232 5031-960</text:p>
            <text:p/>
            <text:p>  Mobil: 0175-4804602</text:p>
            <text:p/>
            <text:p>  Mail: bewerbung@flexkraft365.de</text:p>
            <text:p/>
            <text:p>  Web: www.flexkraft365.de</text:p>
            <text:p>  zurück</text:p>
          </table:table-cell>
          <table:table-cell table:number-columns-repeated="7"/>
        </table:table-row>
        <table:table-row table:style-name="ro28">
          <table:table-cell office:value-type="string" calcext:value-type="string">
            <text:p>e65d36ba43fa42278c8346c0118167e7</text:p>
          </table:table-cell>
          <table:table-cell office:value-type="date" office:date-value="2017-09-08" calcext:value-type="date">
            <text:p>2017-09-0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Streckenlokführer/in Kl.3 Personennahverkehr V Traktion (Eisenbahner/in - Betriebsdienst - Lokführer und Transport)</text:p>
            <text:p/>
            <text:p>  Überblick über das Stellenangebot</text:p>
            <text:p/>
            <text:p>  Referenznummer</text:p>
            <text:p/>
            <text:p>  10000-1156243484-S</text:p>
            <text:p>  Titel des Stellenangebots</text:p>
            <text:p/>
            <text:p>  Streckenlokführer/in Kl.3 Personennahverkehr V Traktion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jeweils ein/e Triebfahrzeugführer/in im Personennahverkehr mit V Traktion für die Standorte: Niebüll, Achtrup, Westerland, Schongau</text:p>
            <text:p/>
            <text:p>  Ihre Aufgaben:</text:p>
            <text:p>  Führen von Triebfahrzeugen im Schienenpersonennahverkehr</text:p>
            <text:p>  Sichere und pünktliche Beförderung der Kunden</text:p>
            <text:p>  Bedienung von Gleis- und Signalanlagen</text:p>
            <text:p>  Überwachung sowie Beurteilung der Einsatzbereitschaft der Züge</text:p>
            <text:p>  Durchführung von Vor- und Abschlussarbeiten und erforderlicher Klein- und Sofortreparaturen</text:p>
            <text:p>  Informieren von Kunden und Kundenbetreuern im Regel- und Störungsfall</text:p>
            <text:p>  Kooperative Zusammenarbeit mit anderen Verkehrspartnern und Kundenbetreuern</text:p>
            <text:p>  Sachkundige Bedienung verschiedener Triebfahrzeugbaureihen</text:p>
            <text:p>  Erhalt und Erweiterung des Wissenstandes des Triebfahrzeugführers</text:p>
            <text:p/>
            <text:p>  Ihr Profil:</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PZB und LZB</text:p>
            <text:p>  Nachweis über regelmäßige Teilnahme Fit-Schulungen/ Dienstunterricht</text:p>
            <text:p>  Idealerweise vorhandene Baureihenberechtigung von min. einer der hier genannten Baureihen: ER20</text:p>
            <text:p/>
            <text:p>  PKW-Führerschein</text:p>
            <text:p/>
            <text:p>  Was wir bieten:</text:p>
            <text:p>  übertarifliche Vergütung, Erstattung aller Reisekosten und Bereitstellung aller notwendigen Dienstmaterialien wie u.a.: Handy, bei Bedarf auch Tablett oder Notebook, bei Bedarf und weiten Entfernungen eine Bahncard 100, oder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25917 Achtrup, Schleswig-Holstein, Deutschland</text:p>
            <text:p>  Schleswig-Holstein, Deutschland</text:p>
            <text:p>  25899 Niebüll, Schleswig-Holstei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8.09.2017</text:p>
            <text:p>  Anzahl offener Stellen</text:p>
            <text:p/>
            <text:p>  3 Stellen</text:p>
            <text:p>  Vormerken</text:p>
            <text:p/>
            <text:p>  Konditionen des Stellenangebots</text:p>
            <text:p/>
            <text:p>  Arbeitszeit</text:p>
            <text:p/>
            <text:p>  Vollzeit, Wochenende, Nachtarb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29">
          <table:table-cell office:value-type="string" calcext:value-type="string">
            <text:p>5823211d000b4f32ac0c5ed463a61bd9</text:p>
          </table:table-cell>
          <table:table-cell office:value-type="date" office:date-value="2017-09-15" calcext:value-type="date">
            <text:p>2017-09-15</text:p>
          </table:table-cell>
          <table:table-cell office:value-type="string" calcext:value-type="string">
            <text:p>Triebfahrzeugführer für den Eisenbahngüterverkehr gesucht Bundesweit</text:p>
          </table:table-cell>
          <table:table-cell office:value-type="float" office:value="8311" calcext:value-type="float">
            <text:p>8311</text:p>
          </table:table-cell>
          <table:table-cell office:value-type="string" calcext:value-type="string">
            <text:p>Ctl Logistics Gmbh</text:p>
          </table:table-cell>
          <table:table-cell office:value-type="string" calcext:value-type="string">
            <text:p>  zurück</text:p>
            <text:p>  13.09.2017</text:p>
            <text:p>  Stellenangebot-Nr.: 1/1157</text:p>
            <text:p>  Einsatzort:</text:p>
            <text:p>  Bundesweit</text:p>
            <text:p>  Kategorie:</text:p>
            <text:p>  Betrieb/Verkehr</text:p>
            <text:p>  Tätigkeitsbereich:</text:p>
            <text:p>  Triebfahrzeugführer/in</text:p>
            <text:p>  Arbeitszeit:</text:p>
            <text:p>  Schichtarbeit</text:p>
            <text:p>  Beschäftigungsart:</text:p>
            <text:p>  Festanstellung</text:p>
            <text:p>  Verfügbarkeit ab:</text:p>
            <text:p>  ab sofort</text:p>
            <text:p>  Bewerbung:</text:p>
            <text:p>  Per E-Mail</text:p>
            <text:p>  Drucken</text:p>
            <text:p>  Merken</text:p>
            <text:p/>
            <text:p>  Triebfahrzeugführer für den Eisenbahngüterverkehr gesucht Bundesweit</text:p>
            <text:p/>
            <text:p>  Eisenbahnverkehrsunternehmen (EVU)</text:p>
            <text:p/>
            <text:p>  Die CTL-Logistics GmbH ist ein modernes Eisenbahnverkehrsunternehmen im Güterverkehr, das für viel Bewegung auf dem deutschen Schienenverkehrsmarkt sorgt. Unser Ziel ist höchste Kundenzufriedenheit.Zu unseren Kunden zählen führende Logistik- und Industrieunternehmen in ganz Deutschland.</text:p>
            <text:p>  Positionsbeschreibung</text:p>
            <text:p/>
            <text:p>  Wir suchen Triebfahrzeugführer (m/w) ab sofort für den Eisenbahngüterverkehr.</text:p>
            <text:p>  Aufgaben</text:p>
            <text:p>  * Führen von Triebfahrzeugen im Güterverkehr</text:p>
            <text:p>  * Sichere und pünktliche Durchführung von Zug und Rangierfahrten</text:p>
            <text:p>  * Durchführung von Wagenprüfungen, Bremsproben und der Zugvorbereitung</text:p>
            <text:p/>
            <text:p>  Anforderungen</text:p>
            <text:p/>
            <text:p>  Sie verfügen:</text:p>
            <text:p>  * über den Führerschein Klasse 3 für Triebfahrzeugführer nach VDV 753 oder Klasse B nach Tfv</text:p>
            <text:p>  * Baureihenberechtigungen für Triebfahrzeuge im Güterverkehr, Wagenprüfer G</text:p>
            <text:p>  * Bremsprobeberechtigter, GGVSEB sind wünschenswert</text:p>
            <text:p>  * Aktuelle gesundheitliche Tauglichkeit gemäß VDV 714</text:p>
            <text:p>  * Ein hohes Maß an Eigenverantwortung, Teamfähigkeit und Sicherheitsbewußtsein</text:p>
            <text:p>  * Bereitschaft zur Schicht- und Wochenendarbeit</text:p>
            <text:p/>
            <text:p>  Wir bieten</text:p>
            <text:p>  * Überdurchnittliches Festgehalt mit Zulagen</text:p>
            <text:p>  * einen interessanten und sicheren Arbeitsplatz in einem jungen Team</text:p>
            <text:p>  * Vollzeittätigkeit</text:p>
            <text:p/>
            <text:p>  Kontakt</text:p>
            <text:p>  CTL Logistics GmbH</text:p>
            <text:p/>
            <text:p>  Personalabteilung</text:p>
            <text:p/>
            <text:p>  Kurfürstenstr. 112-113</text:p>
            <text:p/>
            <text:p>  10787 Berlin</text:p>
            <text:p/>
            <text:p>  Bewerbungsunterlagen bitte per E-Mail senden.</text:p>
            <text:p/>
            <text:p>  E-Mail: lidia.podszus@ctl-logistics.de</text:p>
            <text:p>  zurück</text:p>
          </table:table-cell>
          <table:table-cell table:number-columns-repeated="7"/>
        </table:table-row>
        <table:table-row table:style-name="ro4">
          <table:table-cell office:value-type="string" calcext:value-type="string">
            <text:p>efc32f3a86c24e89aaf0b7c41e38d066</text:p>
          </table:table-cell>
          <table:table-cell office:value-type="date" office:date-value="2017-09-15" calcext:value-type="date">
            <text:p>2017-09-15</text:p>
          </table:table-cell>
          <table:table-cell office:value-type="string" calcext:value-type="string">
            <text:p>Triebfahrzeugführer/in</text:p>
          </table:table-cell>
          <table:table-cell office:value-type="float" office:value="8311" calcext:value-type="float">
            <text:p>8311</text:p>
          </table:table-cell>
          <table:table-cell office:value-type="string" calcext:value-type="string">
            <text:p>Go-Ahead Verkehrsgesellschaft Deutschland GmbH</text:p>
          </table:table-cell>
          <table:table-cell office:value-type="string" calcext:value-type="string">
            <text:p>  Stellenangebot - Triebfahrzeugführer/in (Raum Aalen) (Schienenfahrzeugführer/in)</text:p>
            <text:p/>
            <text:p>  Überblick über das Stellenangebot</text:p>
            <text:p/>
            <text:p>  Referenznummer</text:p>
            <text:p/>
            <text:p>  10000-1156443721-S</text:p>
            <text:p>  Titel des Stellenangebots</text:p>
            <text:p/>
            <text:p>  Triebfahrzeugführer/in (Raum Aalen) (Schienenfahrzeugführer/in)</text:p>
            <text:p>  Alternativberufe</text:p>
            <text:p>  Eisenbahner/in - Betriebsdienst - Lokführer und Transport</text:p>
            <text:p>  Stellenangebotsart</text:p>
            <text:p/>
            <text:p>  Arbeitsplatz (sozialversicherungspflichtig)</text:p>
            <text:p>  Arbeitgeber</text:p>
            <text:p>  Go-Ahead Verkehrsgesellschaft Deutschland GmbH</text:p>
            <text:p/>
            <text:p>  Branche: Personenbeförderung im Eisenbahnfernverkehr , Betriebsgröße: zwischen 6 und 50</text:p>
            <text:p>  Stellenbeschreibung</text:p>
            <text:p/>
            <text:p>  Als einer der führenden Betreiber von Bus- und Schienenverkehr bewegen wir täglich Millionen von Fahrgästen. Ab Juni 2019 übernehmen wir in Baden-Württemberg den Zugverkehr im Stuttgarter Netz. Wir werden die RB-Linien Franken - Enz (Stuttgart - Aalen - Crailsheim und Stuttgart - Plochingen - Geislingen (Steige) - Ulm) und die IRE-Linien Rems - Fils (Stuttgart - Aalen, Stuttgart - Pforzheim - Karlsruhe und Stuttgart - Heilbronn - Osterburken - Lauda - Würzburg) betreiben. Die Vorbereitungen dafür laufen auf Hochtouren.</text:p>
            <text:p/>
            <text:p>  Ihre Aufgaben:</text:p>
            <text:p>  * Sie sind für das sichere, pünktliche und ökonomische Führen von Triebfahrzeugen im Schienenpersonennahverkehr verantwortlich.</text:p>
            <text:p>  * Sie bereiten Zug- und Rangierarbeiten vor und führen diese auch selbständig, sicher und zuverlässig durch.</text:p>
            <text:p>  * Sie bedienen das Triebfahrzeug selbständig unter der Einhaltung der TfV.</text:p>
            <text:p>  * Sie kommunizieren mit den Leitstellen (z.B. bei sicherheitsrelevanten Vorkommnissen im Betrieb) und protokollieren diese.</text:p>
            <text:p>  * Sie informieren unsere Fahrgäste bei Abweichungen vom Fahrplan.</text:p>
            <text:p>  * Sie verstehen sich als Botschafter unseres Unternehmens.</text:p>
            <text:p/>
            <text:p>  Ihr Profil:</text:p>
            <text:p>  * Sie verfügen über einen gültigen Triebfahrzeugführerschein gem. VDV 753 der Klasse 3 oder Klasse A+B (min. B1) nach TfV oder sind geprüft für die Fahrdienstvorschrift von der DB.</text:p>
            <text:p>  * Ihre verkehrsmedizinische Tauglichkeit gem. 48 EBO §i.V.m. § 5 TfV sowie VDV Schrift 714 ist gegeben.</text:p>
            <text:p>  * Sie haben die erforderlichen Kenntnisse und Fertigkeiten für die Funktion des Triebfahrzeugführers gemäß Vorgaben des Eisenbahnbetriebsleiters basierend auf § 6 TfV.</text:p>
            <text:p>  * Optimaler Weise bringen Sie Streckenkenntnisse, auf der zu befahrenden Infrastruktur und Ortskenntnis auf Betriebsstellen auf denen planmäßig rangiert werden soll, mit.</text:p>
            <text:p>  * Sie sind mindestens 21 Jahre alt, zuverlässig und verantwortungsbewusst.</text:p>
            <text:p>  * Sie sind bereit in Wechselschichten zu arbeiten.</text:p>
            <text:p>  * Sie sind motiviert, haben ein ausgeprägtes Sicherheitsbewusstsein und Konzentrationsvermögen.</text:p>
            <text:p>  * Gute Deutschkenntnisse (Stufe 3 gemäß TSI OPE / Sprachniveau B2).</text:p>
            <text:p/>
            <text:p>  Ihre Perspektiven:</text:p>
            <text:p>  * Sie arbeiten im Stuttgarter Schienenpersonennahverkehr im Triebwagen vom Typ Stadler FLIRT3.</text:p>
            <text:p>  * Wir bieten Ihnen langfristiger sicherer Arbeitsplatz.</text:p>
            <text:p>  * Eine faire Arbeitszeit und Entlohnung nach dem Tarifvertrag mit der GDL.</text:p>
            <text:p>  * Ihr Dienst endet dort wo Sie Ihr Dienst begonnen haben.</text:p>
            <text:p>  * Sie sind in einem angenehmen Arbeitsumfeld tätig, in dem ein kollegiales Miteinander gelebt wird.</text:p>
            <text:p/>
            <text:p>  Nutzen Sie die Chance auf einen spannenden beruflichen Neustart und informieren Sie sich unter go-ahead-bahn.de/karriere über die vielseitigen Einstiegsmöglichkeiten.</text:p>
            <text:p/>
            <text:p>  Aktuelle Informationen über Go-Ahead finden Sie auch auf Facebook unter www.facebook.com/goaheadbahn.</text:p>
            <text:p/>
            <text:p>  Wir freuen uns auf Ihre Bewerbung unter bewerbungen@go-ahead.com.</text:p>
            <text:p>  Führungsverantwortung</text:p>
            <text:p/>
            <text:p>  Keine Führungsverantwortung</text:p>
            <text:p>  Arbeitsorte</text:p>
            <text:p/>
            <text:p>  Jean-Monnet-Str. 2, 10557 Berlin, Berli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01.12.2018</text:p>
            <text:p>  Anzahl offener Stellen</text:p>
            <text:p/>
            <text:p>  1 von ursprünglich 1 gemeldeten Stelle</text:p>
            <text:p>  Vormerken</text:p>
            <text:p/>
            <text:p>  Konditionen des Stellenangebots</text:p>
            <text:p/>
            <text:p>  Arbeitszeit</text:p>
            <text:p/>
            <text:p>  Vollzeit, Wochenende, Nachtarbeit, Schicht</text:p>
            <text:p>  40 Stunden/Woche</text:p>
            <text:p>  Vergütung und Zusatzleistungen</text:p>
            <text:p/>
            <text:p>  Bei der Besetzung des Stellenangebotes findet ein Tarifvertrag Anwendung.</text:p>
            <text:p>  Tarifvertrag: GDL</text:p>
            <text:p>  Befristung</text:p>
            <text:p/>
            <text:p>  Unbefristetes Arbeitsverhältnis</text:p>
            <text:p/>
            <text:p>  Anforderungen an den Bewerber</text:p>
            <text:p/>
            <text:p>  Sprachkenntnisse</text:p>
            <text:p/>
            <text:p>  Verhandlungssicher</text:p>
            <text:p>  Deutsch</text:p>
            <text:p/>
            <text:p>  Persönliche Stärken</text:p>
            <text:p>  Belastbarkeit, Ganzheitliches Denken, Sorgfalt/Genauigkeit, Zuverlässigkeit</text:p>
            <text:p>  Reise-/ Montagebereitschaft</text:p>
            <text:p/>
            <text:p>  Zeitweise</text:p>
            <text:p/>
            <text:p>  Kontaktdaten</text:p>
            <text:p/>
            <text:p>  Rückfragen und Bewerbungen an</text:p>
            <text:p/>
            <text:p>  Go-Ahead Verkehrsgesellschaft Deutschland GmbH</text:p>
            <text:p>  Frau Vesna Ignjatovic</text:p>
            <text:p>  Platz vor dem Neuen Tor 2</text:p>
            <text:p>  10115 Berlin</text:p>
            <text:p>  Berlin</text:p>
            <text:p>  Deutschland</text:p>
            <text:p>  Telekommunikation</text:p>
            <text:p/>
            <text:p>  Telefonnummer: +49 (30) 2 08 98 62 50</text:p>
            <text:p>  E-Mail</text:p>
            <text:p>  bewerbungen@go-ahead.com</text:p>
            <text:p>  Gewünschte Bewerbungsarten</text:p>
            <text:p/>
            <text:p>  Per E-Mail, über Internet</text:p>
            <text:p>  Internetadresse</text:p>
            <text:p>  Weitere Informationen zum Stellenangebot im Internet</text:p>
            <text:p>  Angaben zur Bewerbung</text:p>
            <text:p/>
            <text:p>  Anschreib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30">
          <table:table-cell office:value-type="string" calcext:value-type="string">
            <text:p>0e0aa8f352814852ba8b7cb147ea17e6</text:p>
          </table:table-cell>
          <table:table-cell office:value-type="date" office:date-value="2017-09-23" calcext:value-type="date">
            <text:p>2017-09-23</text:p>
          </table:table-cell>
          <table:table-cell office:value-type="string" calcext:value-type="string">
            <text:p>ODEG - Qualifizierung zum Triebfahrzeugführer (m/w) in Berlin</text:p>
          </table:table-cell>
          <table:table-cell office:value-type="float" office:value="8311" calcext:value-type="float">
            <text:p>8311</text:p>
          </table:table-cell>
          <table:table-cell office:value-type="string" calcext:value-type="string">
            <text:p>Regentalbahn AG</text:p>
          </table:table-cell>
          <table:table-cell office:value-type="string" calcext:value-type="string">
            <text:p>  Die ODEG - Ostdeutsche Eisenbahn GmbH ist die größte private Eisenbahn im Osten Deutschlands und bietet regelmäßig eine Qualifizierung zum Triebfahrzeugführer (m/w) an. Wenn Sie einen neuen, spannenden Job suchen, sich für Technik begeistern und Schichtdienst kein Problem für Sie ist, sind Sie bei der ODEG genau richtig.</text:p>
            <text:p/>
            <text:p>  Steigen Sie ein zur</text:p>
            <text:p/>
            <text:p>  Qualifizierung zum Triebfahrzeugführer (m/w) in Berlin</text:p>
            <text:p/>
            <text:p>  Ausbildungsinhalte</text:p>
            <text:p/>
            <text:p>  Die nächste Qualifizierung in Berlin startet am 12. Februar 2018 und dauert zehn Monate.</text:p>
            <text:p/>
            <text:p>  Sie lernen erst die Regelwerke und Signale kennen, trainieren am Simulator und fahren dann unter Anleitung eines erfahrenen Triebfahrzeugführers selbst.</text:p>
            <text:p/>
            <text:p>  Wenn Sie die Qualifizierung inkl. der theoretischen und praktischen Prüfung erfolgreich abschließen, erhalten Sie den Führerschein Klasse B als Triebfahrzeugführer/-in und können durchstarten in einen Beruf mit Zukunft!</text:p>
            <text:p/>
            <text:p>  Ausbildungsorte: Theorie in Berlin / Praxis in den Bediengebieten der ODEG</text:p>
            <text:p/>
            <text:p>  Voraussetzungen</text:p>
            <text:p/>
            <text:p>  * Bereitschaft zum Schichtdienst (auch an Wochenenden und Feiertagen)</text:p>
            <text:p>  * technisches Verständnis und Konzentrationsstärke</text:p>
            <text:p>  * gesundheitliche und psychische Eignung (u. a. gutes räumliches und Farbsehvermögen)</text:p>
            <text:p>  * gute Deutschkenntnisse in Wort und Schrift</text:p>
            <text:p>  * Mindestalter 19 Jahre, keine Altershöchstgrenze, gerne mit abgeschlossener Berufsausbildung</text:p>
            <text:p>  * Anspruch auf einen Bildungsgutschein der Agentur für Arbeit oder Finanzierung durch einen anderen Kostenträger wäre ideal</text:p>
            <text:p>  * PKW-Führerschein</text:p>
            <text:p/>
            <text:p>  Warum Triebfahrzeugführer bei der ODEG?</text:p>
            <text:p/>
            <text:p>  * Sie erwartet ein krisensicherer, abwechslungsreicher Job in einer zukunftssicheren Branche</text:p>
            <text:p>  * als erfolgreicher Absolvent erhalten Sie eine Beschäftigungsmöglichkeit in unserem Unternehmen (unbefristeter Arbeitsvertrag ab Ausbildungsabschluss; leistungsgerechte tarifliche Vergütung; Vereinbarkeit von Familie und Beruf durch langfristige Schichtplanung) oder in einem anderen uns verbundenen Unternehmen; es stehen deutschlandweit offene Stellen zur Verfügung</text:p>
            <text:p>  * unsere zertifizierten Ausbilder sind praxiserfahren und bilden sich ständig weiter</text:p>
            <text:p>  * jahrelange Erfahrung in der erfolgreichen Ausbildung von Triebfahrzeugführern und - führerinnen ist die beste Empfehlung für uns</text:p>
            <text:p>  * die ODEG ist eine vom Eisenbahn-Bundesamt (EBA) anerkannte Ausbildungs- und Prüfungsorganisation und wurde vom TÜV Süd zertifiziert</text:p>
            <text:p>  * bei uns wird für Ihre sehr gute permanente berufliche Aus- und Weiterbildung als angestellter Triebfahrzeugführer gesorgt</text:p>
            <text:p>  * wir unterstützen Sie bei der Suche nach einer Unterkunft für die Zeit der Ausbildung in Berlin</text:p>
            <text:p/>
            <text:p>  Kontakt</text:p>
            <text:p/>
            <text:p>  Bewerbungen für die Qualifizierung werden nur über das Online-Formular entgegengenommen.</text:p>
            <text:p/>
            <text:p>  Bitte nehmen Sie sich für die Online-Bewerbung ausreichend Zeit und beantworten alle Fragen in Ruhe. Es gibt kein Zeitlimit. Wenn Sie eine Frage übersehen haben, können Sie Ihre Bewerbung neu starten, nachdem Sie auf "Abbrechen" gedrückt haben.</text:p>
            <text:p/>
            <text:p>  Bitte senden Sie uns keine schriftlichen Bewerbungen, sie werden nicht zurückgesandt.</text:p>
            <text:p/>
            <text:p>  ODEG - Ostdeutsche Eisenbahn GmbH</text:p>
            <text:p>  Kerstin Vahldiek</text:p>
            <text:p/>
            <text:p>  Zum Online-Bewerbungsformular &gt;</text:p>
            <text:p/>
            <text:p>  &lt; Zum Stellenmarkt</text:p>
          </table:table-cell>
          <table:table-cell table:number-columns-repeated="7"/>
        </table:table-row>
        <table:table-row table:style-name="ro31">
          <table:table-cell office:value-type="string" calcext:value-type="string">
            <text:p>326f61acaa2c42dd903430a65d38e9f7</text:p>
          </table:table-cell>
          <table:table-cell office:value-type="date" office:date-value="2017-09-15" calcext:value-type="date">
            <text:p>2017-09-15</text:p>
          </table:table-cell>
          <table:table-cell office:value-type="string" calcext:value-type="string">
            <text:p>Triebfahrzeugführer (m/w) im Personennahverkehr Weilheim/Schongau</text:p>
          </table:table-cell>
          <table:table-cell office:value-type="string" calcext:value-type="string">
            <text:p><text:s/>Augsburg/Aichach und Ingolstadt/Eichstätt</text:p>
          </table:table-cell>
          <table:table-cell office:value-type="float" office:value="8311" calcext:value-type="float">
            <text:p>8311</text:p>
          </table:table-cell>
          <table:table-cell office:value-type="string" calcext:value-type="string">
            <text:p>Transdev-gruppe</text:p>
          </table:table-cell>
          <table:table-cell office:value-type="string" calcext:value-type="string">
            <text:p>  zurück</text:p>
            <text:p>  23.08.2017</text:p>
            <text:p>  Stellenangebot-Nr.: 1/5617</text:p>
            <text:p>  Einsatzort:</text:p>
            <text:p>  Weilheim/Schongau, Augsburg/Aichach und Ingolstadt/Eichstätt</text:p>
            <text:p>  Kategorie:</text:p>
            <text:p>  Betrieb/Verkehr</text:p>
            <text:p>  Tätigkeitsbereich:</text:p>
            <text:p>  Triebfahrzeugführer/in</text:p>
            <text:p>  Arbeitszeit:</text:p>
            <text:p>  Schichtarbeit</text:p>
            <text:p>  Beschäftigungsart:</text:p>
            <text:p>  Festanstellung</text:p>
            <text:p>  Verfügbarkeit ab:</text:p>
            <text:p>  zum nächstmöglichen Zeitpunkt</text:p>
            <text:p>  Bewerbung:</text:p>
            <text:p>  Per E-Mail, Schriftlich</text:p>
            <text:p>  Drucken</text:p>
            <text:p>  Merken</text:p>
            <text:p/>
            <text:p>  Triebfahrzeugführer (m/w) im Personennahverkehr Weilheim/Schongau, Augsburg/Aichach und Ingolstadt/Eichstätt</text:p>
            <text:p/>
            <text:p>  Die interntional im öffentlichen Nahverkehr agierende Transdev-Gruppe verbindet in Bayern mit dem Meridian München mit Salzburg und Kufstein, mit der Bayerischen Oberlandbahn (BOB) das Bayerische Oberland mit München und mit der Bayerischen Regiobahn (BRB) Ingolstadt und Schongau mit Augsburg. Die Transdev-Gruppe hat 83.000 Mitarbeiter in 20 Ländern. Die bayerischen Verkehre unter den Gesellschaften Bayerische Oberlandbahn GmbH und Bayerische Regiobahn GmbH steuern ca. 500 Mitarbeiter bei.</text:p>
            <text:p>  Aufgaben</text:p>
            <text:p>  * Führen von Triebfahrzeugen im Schienenpersonennahverkehr</text:p>
            <text:p>  * Sichere und pünktliche Beförderung unserer Kunden</text:p>
            <text:p>  * Bedienung von Gleis- und Signalanlagen</text:p>
            <text:p>  * Überwachung sowie Beurteilung der Einsatzbereitschaft unserer Züge</text:p>
            <text:p>  * Durchführung von Vor- und Abschlussarbeiten und erforderlicher Klein- und Sofortreparaturen</text:p>
            <text:p>  * Informieren von Kunden und Kundenbetreuern im Regel- und Störungsfall</text:p>
            <text:p>  * Kooperative Zusammenarbeit mt anderen Verkehrspartnern und Kundenbetreuern</text:p>
            <text:p/>
            <text:p>  Anforderungen</text:p>
            <text:p>  * Triebfahrzeugführerschein nach VDV/TfV oder erfolgreich abgeschlossene Ausbildung zum Eisenbahner (m/w) im Betriebsdienst</text:p>
            <text:p>  * Berufserfahrung als Triebfahrzeugführer wünschenswert</text:p>
            <text:p>  * Deutschkenntnisse auf Niveau B2 des gemeinsamen europäischen Referenzrahmens für Sprachen</text:p>
            <text:p>  * PKW-Führerschein und PKW zur Anfahrt an den Einsatzort</text:p>
            <text:p>  * Bereitschaft zum Wechselschichtdienst</text:p>
            <text:p>  * Überdurchschnittliches Sicherheitsbewußtsein</text:p>
            <text:p>  * Ausgeprägte Serviceorientierung</text:p>
            <text:p>  * Hohes Maß an Eigenverantwortung, Zuverlässigkeit und Motivation</text:p>
            <text:p>  * Bereitschaft zur Fort- und Weiterbildung</text:p>
            <text:p/>
            <text:p>  Wir bieten</text:p>
            <text:p>  * Ein spannendes Aufgabenfeld in einem innovativen, erfolgreichen und wachstumsorientierten Unternehmen</text:p>
            <text:p>  * Ein angenehmes Abeitsumfeld</text:p>
            <text:p>  * Ein partnerschaflich orientiertes Arbeitsklima</text:p>
            <text:p/>
            <text:p>  Wir freuen uns über Bewerbungen von Menschen mit Behinderung und/oder ihnen Gleichgestellte.</text:p>
            <text:p>  Kontakt</text:p>
            <text:p>  Bayerische Regiobahn GmbH</text:p>
            <text:p/>
            <text:p>  Bayerische Regiobahn GmbH</text:p>
            <text:p/>
            <text:p>  Personalabteilung</text:p>
            <text:p/>
            <text:p>  Bahnhofplatz 9</text:p>
            <text:p/>
            <text:p>  83607 Holzkirchen</text:p>
            <text:p/>
            <text:p>  bewerbung.sued@transdev.de</text:p>
            <text:p/>
            <text:p>  www.bayerischeregiobahn.de</text:p>
            <text:p>  Anlagen:</text:p>
            <text:p>  * Titel: C:\fakepath\20170117 Triebfahrzeugführer.pdf</text:p>
            <text:p>  Datei: 20170117 Triebfahrzeugführer.pdf (0.08 MB)</text:p>
            <text:p/>
            <text:p>  zurück</text:p>
          </table:table-cell>
          <table:table-cell table:number-columns-repeated="6"/>
        </table:table-row>
        <table:table-row table:style-name="ro32">
          <table:table-cell office:value-type="string" calcext:value-type="string">
            <text:p>1b3747a2abdd423c96d9c162de6a01a9</text:p>
          </table:table-cell>
          <table:table-cell office:value-type="date" office:date-value="2017-09-29" calcext:value-type="date">
            <text:p>2017-09-29</text:p>
          </table:table-cell>
          <table:table-cell office:value-type="string" calcext:value-type="string">
            <text:p>Triebfahrzeugführer/in Klasse B (3) im Güternahverkehr - jeweils eine/n für die Großräume : Berlin</text:p>
          </table:table-cell>
          <table:table-cell office:value-type="string" calcext:value-type="string">
            <text:p><text:s/>Brandenburg</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zurück</text:p>
            <text:p>  29.09.2017</text:p>
            <text:p>  Stellenangebot-Nr.: 1/6384</text:p>
            <text:p>  Einsatzort:</text:p>
            <text:p>  jeweils eine/n für die Großräume : Berlin, Brandenburg</text:p>
            <text:p>  Kategorie:</text:p>
            <text:p>  Betrieb/Verkehr</text:p>
            <text:p>  Tätigkeitsbereich:</text:p>
            <text:p>  Triebfahrzeugführer/in</text:p>
            <text:p>  Arbeitszeit:</text:p>
            <text:p>  Schichtarbeit</text:p>
            <text:p>  Beschäftigungsart:</text:p>
            <text:p>  Festanstellung</text:p>
            <text:p>  Verfügbarkeit ab:</text:p>
            <text:p>  sofort</text:p>
            <text:p>  Bewerbung:</text:p>
            <text:p>  keine Einschränkung</text:p>
            <text:p>  Link zur Onlinebewerbung:</text:p>
            <text:p>  zur Onlinebewerbung</text:p>
            <text:p>  Drucken</text:p>
            <text:p>  Merken</text:p>
            <text:p/>
            <text:p>  Triebfahrzeugführer/in Klasse B (3) im Güternahverkehr - jeweils eine/n für die Großräume : Berlin, Brandenburg</text:p>
            <text:p/>
            <text:p>  Ihr berufliches Ziel ist unsere Aufgabe!</text:p>
            <text:p>  Verwirklichen Sie sich mit unserer Hilfe Ihr berufliches Ziel und schnappen sich folgenden noch freien "Stuhl"- Arbeitsplatz in unserem Team.</text:p>
            <text:p>  Positionsbeschreibung</text:p>
            <text:p/>
            <text:p>  Sichere und pünktliche Durchführung von Zug- und Rangierfahrten im Regel- und Störungsfall im Güterverkehr</text:p>
            <text:p>  Aufgaben</text:p>
            <text:p>  Durchführung von Sicherheitsmaßnahmen</text:p>
            <text:p>  Sachkundige Bedienung verschiedener Triebfahrzeugbaureihen</text:p>
            <text:p>  Erhalt und Erweiterung des Wissenstandes des Triebfahrzeugführers</text:p>
            <text:p>  Anforderungen</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PZB und LZB oder ZLB und SZB</text:p>
            <text:p>  Nachweis über regelmäßige Teilnahme Fit-Schulungen/ Dienstunterricht</text:p>
            <text:p>  Idealerweise vorhandene Baureihenberechtigung von min. einer der hier genannten Baureihen: G1205, G1203, V100, Gravita, V60, 182,183,185,186,189 und Vectron</text:p>
            <text:p>  PKW-Führerschein</text:p>
            <text:p>  Wir bieten</text:p>
            <text:p/>
            <text:p>  Bei uns ist Ihre berufliche Zukunft sicher denn:</text:p>
            <text:p/>
            <text:p>  Wir bieten Ihnen eine Festanstellung in einem renommierten Unternehmen mit sozialem Umfeld und unbefristetem Arbeitsvertrag</text:p>
            <text:p/>
            <text:p>  Sprechen Sie mit uns über Ihr Wunschgehalt denn:</text:p>
            <text:p/>
            <text:p>  Wir nutzen KEINEN Zeitarbeitstarif und bieten grundsätzlich eine übertarifliche Vergütung mit voller Bezahlung auch bei Urlaub oder Krankheit sowie für die Anfahrtszeit zur Arbeit.</text:p>
            <text:p/>
            <text:p>  Für Ihren Traumjob müssen Sie bei uns keine weiten Wege auf sich nehmen denn:</text:p>
            <text:p/>
            <text:p>  Wir sind stets bemüht Ihnen eine regional nahe und entsprechende Position anzubieten. Ausnahmen gelten selbstverständlich für Jene die von sich aus gerne bundesweit tätig werden wollen.</text:p>
            <text:p/>
            <text:p>  Mit uns kommen Sie immer sicher und sorgenfrei zur Arbeit denn:</text:p>
            <text:p/>
            <text:p>  Die Erstattung aller Reisekosten ist bei uns selbstverständlich sowie bei Bedarf und/oder weiterer Entfernung zum Einsatzort die Bereitstellung einer Bahncard 100 Klasse 2 oder eines Firmenautos mit Tankkarte.</text:p>
            <text:p/>
            <text:p>  Wir sind für Sie immer und auf allen Kommunikationswegen erreichbar denn:</text:p>
            <text:p/>
            <text:p>  Ein Firmenhandy mit Tablett oder Notebook gehört für uns zu Ihrer Standarddienstausrüstung.</text:p>
            <text:p/>
            <text:p>  Mit uns haben Sie immer ein sicheres und komfortables "Dach" über dem Kopf denn:</text:p>
            <text:p/>
            <text:p>  Die Bereitstellung einer Unterkunft vor Ort u.a. durch Servicehotels oder in einer komfortablen FeWo ist bei weiten Entfernungen zum Einsatzort bei uns Standard.</text:p>
            <text:p/>
            <text:p>  Wir garantieren eine umfangreiche Einarbeitung, kurze Entscheidungswege und Schulungsmöglichkeiten.</text:p>
            <text:p/>
            <text:p>  Nutzen Sie die Annehmlichkeit uns als Ihren Arbeitgeber an Ihrer Seite zu haben. Es wird Ihnen gefallen!</text:p>
            <text:p/>
            <text:p>  Alle wichtigen Infos über uns finden Sie unter: www.flexkraft365.de</text:p>
            <text:p>  Kontakt</text:p>
            <text:p>  ZUGKRAFT. 365</text:p>
            <text:p/>
            <text:p>  Personalmanagement</text:p>
            <text:p/>
            <text:p>  Tel. 08232 5031-887</text:p>
            <text:p/>
            <text:p>  Fax. 08232 5031-960</text:p>
            <text:p/>
            <text:p>  Mobil: 0175-4804602</text:p>
            <text:p/>
            <text:p>  Mail: bewerbung@flexkraft365.de</text:p>
            <text:p/>
            <text:p>  Web: www.flexkraft365.de</text:p>
            <text:p>  zurück</text:p>
          </table:table-cell>
          <table:table-cell table:number-columns-repeated="6"/>
        </table:table-row>
        <table:table-row table:style-name="ro3">
          <table:table-cell office:value-type="string" calcext:value-type="string">
            <text:p>16b1754073614b538bd084b7e7902650</text:p>
          </table:table-cell>
          <table:table-cell office:value-type="date" office:date-value="2017-09-12" calcext:value-type="date">
            <text:p>2017-09-12</text:p>
          </table:table-cell>
          <table:table-cell office:value-type="string" calcext:value-type="string">
            <text:p>Triebfahrzeugführer (m/w) in Baden-Württemberg</text:p>
          </table:table-cell>
          <table:table-cell office:value-type="float" office:value="8311" calcext:value-type="float">
            <text:p>8311</text:p>
          </table:table-cell>
          <table:table-cell office:value-type="string" calcext:value-type="string">
            <text:p>Ebo I.v</text:p>
          </table:table-cell>
          <table:table-cell office:value-type="string" calcext:value-type="string">
            <text:p>  Triebfahrzeugführer (m/w) in Baden-Württemberg</text:p>
            <text:p/>
            <text:p>  Als einer der führenden Betreiber von Bus- und Schienenverkehr bewegen wir täglich Millionen von Fahrgästen. Ab Juni 2019 übernehmen wir in Baden-Württemberg den Zugverkehr im Stuttgarter Netz. Wir werden die RB-Linien Rems-Fils (Stuttgart - Aalen - Crailsheim und Stuttgart - Plochingen - Geislingen (Steige) - Ulm) und die IRE-Linien Franken-Enz (Stuttgart - Aalen, Stuttgart - Pforzheim - Karlsruhe und Stuttgart - Heilbronn - Osterburken - Lauda - Würzburg) betreiben. Die Vorbereitungen dafür laufen auf Hochtouren.</text:p>
            <text:p/>
            <text:p>  Ihre Aufgaben:</text:p>
            <text:p>  * Sie sind für das sichere, pünktliche und ökonomische Führen von Triebfahrzeugen im Schienenpersonennahverkehr verantwortlich.</text:p>
            <text:p>  * Sie bereiten Zug- und Rangierarbeiten vor und führen diese auch selbstständig, sicher und zuverlässig durch.</text:p>
            <text:p>  * Sie bedienen das Triebfahrzeug selbstständig unter Einhaltung der TfV.</text:p>
            <text:p>  * Sie kommunizieren mit den Leitstellen (z.B. bei sicherheitsrelevanten Vorkommnissen im Betrieb) und protokollieren diese.</text:p>
            <text:p>  * Sie informieren unsere Fahrgäste bei Abweichungen vom Fahrplan.</text:p>
            <text:p>  * Sie verstehen sich als Botschafter unseres Unternehmens.</text:p>
            <text:p/>
            <text:p>  Ihr Profil:</text:p>
            <text:p>  * Sie verfügen über einen gültigen Triebfahrzeugführerschein gem. VDV 753 der Klasse 3 oder Klasse A+B (min. B1) nach TfV oder sind geprüft nach Fahrdienstvorschrift der DB.</text:p>
            <text:p>  * Ihre verkehrsmedizinische Tauglichkeit ist gem. § 48 EBO i.V.m. § 5 TfV sowie VDV-Schrift 714 gegeben.</text:p>
            <text:p>  * Sie haben die erforderlichen Kenntnisse und Fertigkeiten für die Funktion des Triebfahrzeugführers gemäß Vorgaben des Eisenbahnbetriebsleiters basierend auf § 6 TfV.</text:p>
            <text:p/>
            <text:p>  * Optimalerweise bringen Sie Streckenkenntnisse der zu befahrenden Infrastruktur und Ortskenntnis der Betriebsstellen, auf denen planmäßig rangiert werden soll, mit.</text:p>
            <text:p>  * Sie sind mindestens 21 Jahre alt, zuverlässig und verantwortungsbewusst.</text:p>
            <text:p>  * Sie sind bereit, in Wechselschichten zu arbeiten.</text:p>
            <text:p>  * Sie sind motiviert, haben ein ausgeprägtes Sicherheitsbewusstsein und Konzentrationsvermögen.</text:p>
            <text:p>  * Sie haben gute Deutschkenntnisse (Stufe 3 gem. TSI OPE/Sprachniveau B2).</text:p>
            <text:p/>
            <text:p>  Ihre Perspektiven:</text:p>
            <text:p>  * Sie arbeiten im Stuttgarter Schienenpersonennahverkehr im Triebwagen vom Typ Stadler FLIRT 3.</text:p>
            <text:p>  * Wir bieten Ihnen einen langfristigen, sicheren Arbeitsplatz.</text:p>
            <text:p>  * Wir sichern Ihnen eine faire Arbeitszeit und Entlohnung nach Tarifvertrag (z.B. mit der GDL) zu.</text:p>
            <text:p>  * Ihr Dienst endet dort, wo Sie Ihren Dienst begonnen haben.</text:p>
            <text:p>  * Sie sind in einem angenehmen Arbeitsumfeld tätig, in dem ein kollegiales Miteinander gelebt wird.</text:p>
            <text:p/>
            <text:p>  Nutzen Sie die Chance auf einen spannenden beruflichen Neustart und informieren Sie sich unter www.go-ahead-bahn.de/karriere über die vielseitigen Einstiegsmöglichkeiten.</text:p>
            <text:p>  Wir freuen uns auf Ihre Bewerbung über unser Bewerbungsformular unter www.go-ahead-jobs.personio.de.</text:p>
            <text:p>  Haben Sie Fragen, dann nehmen Sie bitte unter +49 711 400534-50 persönlichen Kontakt mit Anne Nestler auf.</text:p>
            <text:p>  Aktuelle Informationen über Go-Ahead finden Sie auch auf Facebook unter www.facebook.com/goaheadbahn.</text:p>
            <text:p/>
            <text:p>  Eine Verbindung, auf die Sie zählen können.</text:p>
          </table:table-cell>
          <table:table-cell table:number-columns-repeated="7"/>
        </table:table-row>
        <table:table-row table:style-name="ro33">
          <table:table-cell office:value-type="string" calcext:value-type="string">
            <text:p>357ddbada6cd4536a48b74e4b3cc614c</text:p>
          </table:table-cell>
          <table:table-cell office:value-type="date" office:date-value="2017-09-15" calcext:value-type="date">
            <text:p>2017-09-15</text:p>
          </table:table-cell>
          <table:table-cell office:value-type="string" calcext:value-type="string">
            <text:p>Triebfahrzeugführer</text:p>
          </table:table-cell>
          <table:table-cell office:value-type="float" office:value="8311" calcext:value-type="float">
            <text:p>8311</text:p>
          </table:table-cell>
          <table:table-cell office:value-type="string" calcext:value-type="string">
            <text:p>Per</text:p>
          </table:table-cell>
          <table:table-cell office:value-type="string" calcext:value-type="string">
            <text:p>  zurück</text:p>
            <text:p>  06.09.2017</text:p>
            <text:p>  Stellenangebot-Nr.: 1/6086</text:p>
            <text:p>  Einsatzort:</text:p>
            <text:p>  Stuttgart</text:p>
            <text:p>  Kategorie:</text:p>
            <text:p>  Betrieb/Verkehr</text:p>
            <text:p>  Tätigkeitsbereich:</text:p>
            <text:p>  Lokführer/in, Triebfahrzeugführer/in, Triebfahrzeugführer/in Klasse 3</text:p>
            <text:p>  Arbeitszeit:</text:p>
            <text:p>  Vollzeit</text:p>
            <text:p>  Beschäftigungsart:</text:p>
            <text:p>  Festanstellung</text:p>
            <text:p>  Verfügbarkeit ab:</text:p>
            <text:p>  Ab sofort</text:p>
            <text:p>  Bewerbung:</text:p>
            <text:p>  Per E-Mail</text:p>
            <text:p>  Drucken</text:p>
            <text:p>  Merken</text:p>
            <text:p>  zurück</text:p>
          </table:table-cell>
          <table:table-cell table:number-columns-repeated="7"/>
        </table:table-row>
        <table:table-row table:style-name="ro3">
          <table:table-cell office:value-type="string" calcext:value-type="string">
            <text:p>d0a3e708064f403c8b463c0fc49b2e1c</text:p>
          </table:table-cell>
          <table:table-cell office:value-type="date" office:date-value="2017-09-09" calcext:value-type="date">
            <text:p>2017-09-09</text:p>
          </table:table-cell>
          <table:table-cell office:value-type="string" calcext:value-type="string">
            <text:p>(w/m) Eisenbahner im Betriebsdienst Fachrichtung Lokführer und</text:p>
          </table:table-cell>
          <table:table-cell office:value-type="float" office:value="8311" calcext:value-type="float">
            <text:p>8311</text:p>
          </table:table-cell>
          <table:table-cell office:value-type="string" calcext:value-type="string">
            <text:p>Testo Ag</text:p>
          </table:table-cell>
          <table:table-cell office:value-type="string" calcext:value-type="string">
            <text:p/>
            <text:p>  Ausbildung zum Industriekaufmann / zur Industriekauffrau</text:p>
            <text:p>  - Start 2018</text:p>
            <text:p/>
            <text:p>  Auszug der Stellenbeschreibung</text:p>
            <text:p/>
            <text:p>  Die Testo ist weltweit führend im Bereich portabler und stationärer Messlösungen. In 33 Tochtergesellschaften rund um den Globus forschen, entwickeln, produzieren und vermarkten 2.700 Mitarbeiter für das High Tech Unternehmen. Wir überzeugen unsere Kunden mit hochpräzisen Messgeräten und innovativen Lösungen für das Messdatenmanagement von morgen. Produkte der Testo helfen Zeit und Ressourcen zu sparen, die Umwelt und die Gesundheit von Menschen zu schützen und die Qualität von Waren und Dienstleistungen zu steigern. Wir verbinden die Stärken eines Konzerns mit der Flexibilität eines mittelständischen Unternehmens. Gestalten Sie die Dinge mit und entwickeln Sie sich weiter. Wir sehen in Ihnen nicht nur den Mitarbeiter, sondern auch den Menschen! Ausbildung zum Industriekaufmann / zur Industriekauffrau - Start 2018 (Stellen-ID:</text:p>
            <text:p>  356 ) Was erwartet Sie? Während der 2,5 oder 3-jährigen Ausbildung unterstützen Sie verschiedene Unternehmensbereiche in den Aufgaben der täglichen Arbeit. Von Vertrieb über Marketing und Personalwesen bis hin zu Materialwirtschaft und Finanzwesen ist so gut wie alles dabei. Darüber hinaus sorgen Sie für den reibungslosen Ablauf zahlreicher Veranstaltungen oder begleiten Ihre Kollegen auf Messen. Im Zuge der abwechslungsreichen Ausbildung, erlernen Sie den Umgang mit zeitgemäßer Kommunikations- und Medientechnik und gewinnen durch den täglichen Kontakt mit Kollegen und Kunden wertvolle Einblicke in wichtige Unternehmensprozesse und grundlegende betriebswirtschaftliche Zusammenhänge. Gegen Ende der Ausbildung erfolgt eine Spezialisierung auf ein bestimmtes Themen- oder Einsatzgebiet, das Ihren Neigungen entspricht und Sie optimal auf die spätere Berufslaufbahn vorbereitet. Was können wir Ihnen bieten? Bei Testo erwarten Sie ein junges, engagiertes Team und eine offene, positive</text:p>
            <text:p>  Arbeitsatmosphäre. Lassen Sie sich in Ihrer Entwicklung vom partnerschaftlichen und konstruktiven Umgang miteinander unterstützen. Unsere Ausbildungsverantwortlichen haben ein offenes Ohr für Ihre Anliegen und sind bestrebt, Ihnen eine Ausbildung anzubieten, die Ihren individuellen Kenntnissen und Fähigkeiten entgegenkommt. Was sollten Sie mitbringen? Grundlage für die Ausbildung zum Industriekaufmann bzw. zur Industriekauffrau ist mindestens die mittlere Reife. Darüber hinaus sind kaufmännisches Interesse, Organisationstalent, gute Englischkenntnisse und PC-Kenntnisse (u.a. MS Office) erforderlich. Auch ein freundliches und selbstbewusstes Auftreten und Teamfähigkeit sind unerlässlich. Zudem sollten Sie flexibel und mobil sein und Freude an Kommunikation haben. Für Fragen steht Ihnen Frau Dorothee Stegmaier unter der Telefonnummer 49 7653 681 7711 gerne zur Verfügung. Wir freuen uns auf Ihre Bewerbung über unser Online-Portal. Testo SE &amp; Co. KGaA · Testo-Straße 1 · 79853 Lenzkirch</text:p>
            <text:p/>
            <text:p>  Unternehmen</text:p>
            <text:p/>
            <text:p>  Testo AG</text:p>
            <text:p/>
            <text:p>  Orte</text:p>
            <text:p/>
            <text:p>  * Lenzkirch 1 freie Stelle</text:p>
            <text:p/>
            <text:p>  Benötigter Abschluss</text:p>
            <text:p/>
            <text:p>  Abitur / Fachabitur</text:p>
            <text:p/>
            <text:p>  Art der Ausbildung</text:p>
            <text:p/>
            <text:p>  Duale Ausbildung</text:p>
            <text:p>  Zur Original-Stellenanzeige</text:p>
            <text:p/>
            <text:p>  Ähnliche Ausbildungsplätze</text:p>
            <text:p/>
            <text:p>  Azubi (w/m) Zuglotse / Fahrdienstleiter* 2018</text:p>
            <text:p>  Hornberg</text:p>
            <text:p>  Oktober 2018</text:p>
            <text:p>  Azubi (w/m) Eisenbahner im Betriebsdienst Fachrichtung Lokführer und Transport 2018</text:p>
            <text:p>  Singen (Hohentwiel)</text:p>
            <text:p>  Oktober 2018</text:p>
            <text:p>  Azubi (w/m) Zuglotse / Fahrdienstleiter* 2018</text:p>
          </table:table-cell>
          <table:table-cell table:number-columns-repeated="7"/>
        </table:table-row>
        <table:table-row table:style-name="ro6">
          <table:table-cell office:value-type="string" calcext:value-type="string">
            <text:p>0993f178a46f41cb8c37d64320944422</text:p>
          </table:table-cell>
          <table:table-cell office:value-type="date" office:date-value="2017-09-12" calcext:value-type="date">
            <text:p>2017-09-12</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Streckenlokführer/in Kl.3 Personennahverkehr V Traktion (Eisenbahner/in - Betriebsdienst - Lokführer und Transport)</text:p>
            <text:p/>
            <text:p>  Überblick über das Stellenangebot</text:p>
            <text:p/>
            <text:p>  Referenznummer</text:p>
            <text:p/>
            <text:p>  10000-1156325303-S</text:p>
            <text:p>  Titel des Stellenangebots</text:p>
            <text:p/>
            <text:p>  Streckenlokführer/in Kl.3 Personennahverkehr V Traktion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jeweils ein/e Triebfahrzeugführer/in im Personennahverkehr mit V Traktion für die Standorte: Dettenhausen, Böblingen,Hemmingen, Kornal, Stuttgart, Nürtingen, Rudersberg</text:p>
            <text:p/>
            <text:p>  Ihre Aufgaben:</text:p>
            <text:p>  Führen von Triebfahrzeugen im Schienenpersonennahverkehr</text:p>
            <text:p>  Sichere und pünktliche Beförderung der Kunden</text:p>
            <text:p>  Bedienung von Gleis- und Signalanlagen</text:p>
            <text:p>  Überwachung sowie Beurteilung der Einsatzbereitschaft der Züge</text:p>
            <text:p>  Durchführung von Vor- und Abschlussarbeiten und erforderlicher Klein- und Sofortreparaturen</text:p>
            <text:p>  Informieren von Kunden und Kundenbetreuern im Regel- und Störungsfall</text:p>
            <text:p>  Kooperative Zusammenarbeit mit anderen Verkehrspartnern und Kundenbetreuern</text:p>
            <text:p>  Sachkundige Bedienung verschiedener Triebfahrzeugbaureihen</text:p>
            <text:p>  Erhalt und Erweiterung des Wissenstandes des Triebfahrzeugführers</text:p>
            <text:p/>
            <text:p>  Ihr Profil:</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PZB und LZB</text:p>
            <text:p>  Nachweis über regelmäßige Teilnahme Fit-Schulungen/ Dienstunterricht</text:p>
            <text:p>  PKW-Führerschein</text:p>
            <text:p/>
            <text:p>  Was wir bieten:</text:p>
            <text:p>  übertarifliche Vergütung, Erstattung aller Reisekosten und Bereitstellung aller notwendigen Dienstmaterialien wie u.a.: Handy, bei Bedarf auch Tablett oder Notebook, bei Bedarf und weiten Entfernungen eine Bahncard 100, oder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Baden-Württemberg, Deutschland</text:p>
            <text:p>  Korntal-Münchingen, Baden-Württemberg, Deutschland</text:p>
            <text:p>  73635 Rudersberg, Württemberg, Baden-Württemberg, Deutschland</text:p>
            <text:p>  72622 Nürtingen, Baden-Württemberg, Deutschland</text:p>
            <text:p>  71282 Hemmingen, Württemberg, Baden-Württemberg, Deutschland</text:p>
            <text:p>  Böblingen, Baden-Württemberg, Deutschland</text:p>
            <text:p>  72135 Dettenhausen, Württemberg, Baden-Württemberg,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02.10.2017</text:p>
            <text:p>  Anzahl offener Stellen</text:p>
            <text:p/>
            <text:p>  7 Stellen</text:p>
            <text:p>  Vormerken</text:p>
            <text:p/>
            <text:p>  Konditionen des Stellenangebots</text:p>
            <text:p/>
            <text:p>  Arbeitszeit</text:p>
            <text:p/>
            <text:p>  Vollzeit, Wochenende, Nachtarb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34">
          <table:table-cell office:value-type="string" calcext:value-type="string">
            <text:p>0df90a144d644e4897c6367c04d47c9b</text:p>
          </table:table-cell>
          <table:table-cell office:value-type="date" office:date-value="2017-09-15" calcext:value-type="date">
            <text:p>2017-09-15</text:p>
          </table:table-cell>
          <table:table-cell office:value-type="string" calcext:value-type="string">
            <text:p>Triebfahrzeugführer/in nach Absprache/ bundesweit</text:p>
          </table:table-cell>
          <table:table-cell office:value-type="float" office:value="8311" calcext:value-type="float">
            <text:p>8311</text:p>
          </table:table-cell>
          <table:table-cell office:value-type="string" calcext:value-type="string">
            <text:p>Pensum Gmbh</text:p>
          </table:table-cell>
          <table:table-cell office:value-type="string" calcext:value-type="string">
            <text:p>  zurück</text:p>
            <text:p>  21.08.2017</text:p>
            <text:p>  Stellenangebot-Nr.: 1/5329</text:p>
            <text:p>  Einsatzort:</text:p>
            <text:p>  nach Absprache/ bundesweit</text:p>
            <text:p>  Kategorie:</text:p>
            <text:p>  Betrieb/Verkehr</text:p>
            <text:p>  Tätigkeitsbereich:</text:p>
            <text:p>  Eisenbahner/in im Betriebsdienst, Eisenbahner/in im Betriebsdienst, Fachrichtung Lokführer und Transport, Lokführer/in, Lokrangierführer/in, Triebfahrzeugführer/in, Triebfahrzeugführer/in Klasse 3</text:p>
            <text:p>  Arbeitszeit:</text:p>
            <text:p>  Vollzeit</text:p>
            <text:p>  Beschäftigungsart:</text:p>
            <text:p>  Festanstellung</text:p>
            <text:p>  Verfügbarkeit ab:</text:p>
            <text:p>  zum nächstmöglichen Zeitpunkt</text:p>
            <text:p>  Bewerbung:</text:p>
            <text:p>  keine Einschränkung, Per E-Mail, Schriftlich, Telefonisch, Online</text:p>
            <text:p>  Link zur Onlinebewerbung:</text:p>
            <text:p>  zur Onlinebewerbung</text:p>
            <text:p>  Drucken</text:p>
            <text:p>  Merken</text:p>
            <text:p/>
            <text:p>  Triebfahrzeugführer/in nach Absprache/ bundesweit</text:p>
            <text:p/>
            <text:p>  Unser Bestreben ist es, Sie in ein Arbeitsverhältnis zu vermitteln, das Ihnen gefällt und passt. Sollte das Richtige noch nicht dabei sein, melden Sie sich bei uns und wir schauen nach der richtigen Arbeitsstelle für Sie!</text:p>
            <text:p/>
            <text:p>  Sie stehen in einem festen Anstellungsverhältnis mit der PENSUM, die sich als qualifizierter Dienstleister um Ihre Bedürfnisse kümmert.</text:p>
            <text:p/>
            <text:p>  Ihr Plus:</text:p>
            <text:p/>
            <text:p>  Wir vermittlen Sie nach Ihren Vorstellungen bundesweit. Wenn Sie sich beruflich verändern wollen, folgen wir IHNEN - egal ob Sie eine andere Stadt kennenlernen wollen oder aus persönlichen Gründen umziehen müssen.</text:p>
            <text:p/>
            <text:p>  Als Berufseinsteiger begleiten wir Sie bei Ihren ersten Schritten in das Berufsleben. Wir kümmern uns um die Auswahl der Stellen, den Bewerbungsprozess und begleiten Sie auf Wunsch bei Ihren Gesprächen.</text:p>
            <text:p>  Positionsbeschreibung</text:p>
            <text:p/>
            <text:p>  Aktuell suchen wir motivierte Lokführer/innen für Diesel- und/ oder E-Loks. Einsätze erfolgen nach Absprache entweder nach Standortprinzip oder bundesweit.</text:p>
            <text:p>  Aufgaben</text:p>
            <text:p>  * sichere Abwicklung von Zug- und Rangierfahrten</text:p>
            <text:p>  * Vorbereitungs- und Abschlussdienste</text:p>
            <text:p/>
            <text:p>  Anforderungen</text:p>
            <text:p>  * abgeschlossene Ausbildung zum/zur EIB oder eine entsprechende Funktionsausbildung nach VDV 753 oder gemäß TfV</text:p>
            <text:p>  * medizinische und psychologische Eignung</text:p>
            <text:p>  * Bremsprobenberechtigung</text:p>
            <text:p>  * Wagenprüfer</text:p>
            <text:p>  * Rangierberechtigung</text:p>
            <text:p/>
            <text:p>  Wir bieten</text:p>
            <text:p>  * unbefristeter Arbeitsvertrag bei einer garantierten 35 Stundenwoche</text:p>
            <text:p>  * Tätigkeiten entsprechend Ihrer Qualifizierung</text:p>
            <text:p>  * Vergütung entsprechend Ihrer Berufserfahrung + Zulagen und Zuschlägen</text:p>
            <text:p>  * Verpflegungspauschalen</text:p>
            <text:p>  * BahnCard 50 oder 100</text:p>
            <text:p>  * kein Umzug nötig- Unterkünfte werden kostenfrei gestellt</text:p>
            <text:p>  * Diensttelefon/ -Tablet</text:p>
            <text:p>  * regelmäßige Fort- und Weiterbildungen</text:p>
            <text:p/>
            <text:p>  Kontakt</text:p>
            <text:p>  Pensum GmbH</text:p>
            <text:p/>
            <text:p>  Ina Müller</text:p>
            <text:p/>
            <text:p>  Ortenberger Straße 30</text:p>
            <text:p/>
            <text:p>  77654 Offenburg</text:p>
            <text:p/>
            <text:p>  Tel.: 0781/ 63934353</text:p>
            <text:p/>
            <text:p>  Mail: ina.mueller@pensum-gmbh.de</text:p>
            <text:p>  zurück</text:p>
          </table:table-cell>
          <table:table-cell table:number-columns-repeated="7"/>
        </table:table-row>
        <table:table-row table:style-name="ro35">
          <table:table-cell office:value-type="string" calcext:value-type="string">
            <text:p>f1b90b23bf58416cb3695059597eaa4f</text:p>
          </table:table-cell>
          <table:table-cell office:value-type="date" office:date-value="2017-09-20" calcext:value-type="date">
            <text:p>2017-09-20</text:p>
          </table:table-cell>
          <table:table-cell office:value-type="string" calcext:value-type="string">
            <text:p>Qualifizierung zum Triebfahrzeugführer oder Wagenmeister (m/w)</text:p>
          </table:table-cell>
          <table:table-cell office:value-type="float" office:value="8311" calcext:value-type="float">
            <text:p>8311</text:p>
          </table:table-cell>
          <table:table-cell office:value-type="string" calcext:value-type="string">
            <text:p>MEV Eisenbahn-Verkehrsgesellschaft mbH</text:p>
          </table:table-cell>
          <table:table-cell office:value-type="string" calcext:value-type="string">
            <text:p>  Qualifizierung zum Triebfahrzeugführer oder Wagenmeister (m/w)</text:p>
            <text:p/>
            <text:p>  MEV Eisenbahn-Verkehrsgesellschaft mbH Mannheim</text:p>
            <text:p>  + Eingestellt am 20.09.2017</text:p>
            <text:p>  + Beschäftigungsart: Vollzeit</text:p>
            <text:p>  + Karrierestufe: Mit Berufserfahrung</text:p>
            <text:p>  + Branche: Internet und Informationstechnologie</text:p>
            <text:p>  Die MEV Eisenbahn-Verkehrsgesellschaft mbH ist ein neutraler Partner für alle Bahnen in Deutschland und Europa, wenn es darum geht, die Schiene für die Durchführung von öffentlichen Personenverkehren und Gütertransporten attraktiver zu gestalten. Basis unseres Erfolgs sind unsere 600 qualifizierten Mitarbeiter.</text:p>
            <text:p/>
            <text:p>  Qualifizierung zum Triebfahrzeugführer oder Wagenmeister (m/w)</text:p>
            <text:p/>
            <text:p>  Das erwartet Sie während der Qualifizierung</text:p>
            <text:p>  + Sie lernen das A und O des Eisenbahners</text:p>
            <text:p>  + Sie lernen bis zu 8.000 PS beherrschen - sicher, zuverlässig und pünktlich</text:p>
            <text:p>  + Sie bereiten Loks und Züge für den täglichen Einsatz vor</text:p>
            <text:p>  + Sie lernen alle Signale, betriebliche Regeln und Sicherheitsvorschriften kennen</text:p>
            <text:p>  + Sie erhalten den EU-TF Führerschein</text:p>
            <text:p>  + Sie erhalten eine moderne Ausbildung mit Einsatz von Simulatoren und E-Learning</text:p>
            <text:p/>
            <text:p>  Wir bieten Ihnen</text:p>
            <text:p>  + Eine fundierte Ausbildung</text:p>
            <text:p>  + Einen interessanten, sicheren Arbeitsplatz in einem dynamischen Team</text:p>
            <text:p>  + Ein modernes Arbeitsumfeld in einem erfolgreichen Unternehmen</text:p>
            <text:p>  + Eine attraktive, tarifliche Vergütung und Sozialleistungen nach der Qualifizierung</text:p>
            <text:p>  + Vielfältige Möglichkeiten der Weiterentwicklung</text:p>
            <text:p>  + Offene Türen, flache Hierachien und kompetente Ansprechpartner</text:p>
            <text:p>  + Die Möglichkeit sich einzubringen und unser Unternehmen voranzubringen</text:p>
            <text:p/>
            <text:p>  Das bringen Sie mit</text:p>
            <text:p>  + Flexibilität, Engagement und Motivation</text:p>
            <text:p>  + Kollegialität, Zuverlässigkeit und Eigenverantwortung</text:p>
            <text:p>  + Bereitschaft zur Fortbildung und Weiterentwicklung</text:p>
            <text:p>  + Gute Gesundheit und psychische Belastbarkeit</text:p>
            <text:p>  + Mind. einen Hauptschulabschluss</text:p>
            <text:p>  + Technisches Verständnis und Spaß an technischen Zusammenhängen</text:p>
            <text:p>  Wir sind als Bildungsträger zertifiziert und bieten Weiterbildungsmaßnahmen an, die nach SGB III (AZAV-Verordnung) über Bildungsgutscheine finanziert werden können.</text:p>
            <text:p>  Interessiert? Dann senden Sie Ihre aussagefähige Bewerbung mit Angabe des nächstmöglichen Eintrittstermins an:</text:p>
            <text:p>  Anrede</text:p>
          </table:table-cell>
          <table:table-cell table:number-columns-repeated="7"/>
        </table:table-row>
        <table:table-row table:style-name="ro36">
          <table:table-cell office:value-type="string" calcext:value-type="string">
            <text:p>958bf0827e824c92afd60d06eca82628</text:p>
          </table:table-cell>
          <table:table-cell office:value-type="date" office:date-value="2017-09-15" calcext:value-type="date">
            <text:p>2017-09-15</text:p>
          </table:table-cell>
          <table:table-cell office:value-type="string" calcext:value-type="string">
            <text:p>Qualifizierung zum Triebfahrzeugführer (m/w)</text:p>
          </table:table-cell>
          <table:table-cell office:value-type="string" calcext:value-type="string">
            <text:p><text:s/>Qualifizierung zum Wagenmeister (m/w)</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zurück</text:p>
            <text:p>  14.09.2017</text:p>
            <text:p>  Stellenangebot-Nr.: 1/4509</text:p>
            <text:p>  Einsatzort:</text:p>
            <text:p>  Mannheim</text:p>
            <text:p>  Kategorie:</text:p>
            <text:p>  Aus- und Weiterbildung</text:p>
            <text:p>  Tätigkeitsbereich:</text:p>
            <text:p>  Qualifizierung zum Triebfahrzeugführer (m/w), Qualifizierung zum Wagenmeister (m/w)</text:p>
            <text:p>  Arbeitszeit:</text:p>
            <text:p>  Schichtarbeit</text:p>
            <text:p>  Beschäftigungsart:</text:p>
            <text:p>  Festanstellung</text:p>
            <text:p>  Verfügbarkeit ab:</text:p>
            <text:p>  zum nächstmöglichen Zeitpunkt</text:p>
            <text:p>  Bewerbung:</text:p>
            <text:p>  Per E-Mail, Schriftlich, Online</text:p>
            <text:p>  Link zur Onlinebewerbung:</text:p>
            <text:p>  zur Onlinebewerbung</text:p>
            <text:p>  Drucken</text:p>
            <text:p>  Merken</text:p>
            <text:p>  zurück</text:p>
          </table:table-cell>
          <table:table-cell table:number-columns-repeated="6"/>
        </table:table-row>
        <table:table-row table:style-name="ro33">
          <table:table-cell office:value-type="string" calcext:value-type="string">
            <text:p>2ec126fe0c5c403b87496d7505c31469</text:p>
          </table:table-cell>
          <table:table-cell office:value-type="date" office:date-value="2017-09-16" calcext:value-type="date">
            <text:p>2017-09-16</text:p>
          </table:table-cell>
          <table:table-cell office:value-type="string" calcext:value-type="string">
            <text:p>Rangierer (m/w)</text:p>
          </table:table-cell>
          <table:table-cell office:value-type="float" office:value="8311" calcext:value-type="float">
            <text:p>8311</text:p>
          </table:table-cell>
          <table:table-cell office:value-type="string" calcext:value-type="string">
            <text:p>United Parcel Service Deutschland S</text:p>
          </table:table-cell>
          <table:table-cell office:value-type="string" calcext:value-type="string">
            <text:p>  Rangierer (m/w)</text:p>
            <text:p/>
            <text:p>  WIR STELLEN EIN IN CRAILSHEIM</text:p>
            <text:p/>
            <text:p>  ab 15,50 Euro brutto/Std.</text:p>
            <text:p/>
            <text:p>  Rangierer (m/w) in Teilzeit:</text:p>
            <text:p/>
            <text:p>  Mo. bis Fr. ab 5.45 Uhr und/oder ab 16.45 Uhr für jeweils ca. 3 Stunden täglich; Führerschein Klasse CE erforderlich</text:p>
            <text:p/>
            <text:p>  United Parcel Service Deutschland S.a r.l. &amp; Co. OHG</text:p>
            <text:p>  Axel Jantzen, Personalabteilung</text:p>
            <text:p>  Wittauer Straße 1, 74564 Crailsheim</text:p>
            <text:p>  E-Mail: ajantzen@ups.com, www.ups-job.de</text:p>
            <text:p/>
            <text:p>  Kontakt</text:p>
            <text:p/>
            <text:p>  * Unternehmen:United Parcel Service Deutschland S.a r.l. &amp; Co. OHG</text:p>
            <text:p>  * E-Mail-Adresse:ajantzen@ups.com</text:p>
            <text:p>  * Homepage:www.ups-job.de</text:p>
          </table:table-cell>
          <table:table-cell table:number-columns-repeated="7"/>
        </table:table-row>
        <table:table-row table:style-name="ro11">
          <table:table-cell office:value-type="string" calcext:value-type="string">
            <text:p>c608b7c5d0354af5ba9fca40b1609914</text:p>
          </table:table-cell>
          <table:table-cell office:value-type="date" office:date-value="2017-09-15" calcext:value-type="date">
            <text:p>2017-09-15</text:p>
          </table:table-cell>
          <table:table-cell office:value-type="string" calcext:value-type="string">
            <text:p>Triebfahrzeugführer (m/w)</text:p>
          </table:table-cell>
          <table:table-cell office:value-type="float" office:value="8311" calcext:value-type="float">
            <text:p>8311</text:p>
          </table:table-cell>
          <table:table-cell office:value-type="string" calcext:value-type="string">
            <text:p>Go-Ahead Verkehrsgesellschaft Deutschland GmbH</text:p>
          </table:table-cell>
          <table:table-cell office:value-type="string" calcext:value-type="string">
            <text:p>  Triebfahrzeugführer (m/w)</text:p>
            <text:p>  Triebfahrzeugführer (m/w)</text:p>
            <text:p>  Go-Ahead Verkehrsgesellschaft Deutschland GmbH</text:p>
            <text:p>  Baden-Württemberg</text:p>
            <text:p>  * Drucken</text:p>
            <text:p>  * Per E-Mail senden</text:p>
            <text:p>  * Firmenprofil</text:p>
            <text:p/>
            <text:p>  Referenznummer:</text:p>
            <text:p>  YF1442995</text:p>
            <text:p/>
            <text:p>  Bitte in der Bewerbung angeben.</text:p>
            <text:p>  Jetzt</text:p>
            <text:p>  bewerben</text:p>
          </table:table-cell>
          <table:table-cell table:number-columns-repeated="7"/>
        </table:table-row>
        <table:table-row table:style-name="ro14">
          <table:table-cell office:value-type="string" calcext:value-type="string">
            <text:p>bf72accba8a541c789e0091b891b6a8a</text:p>
          </table:table-cell>
          <table:table-cell office:value-type="date" office:date-value="2017-09-20" calcext:value-type="date">
            <text:p>2017-09-20</text:p>
          </table:table-cell>
          <table:table-cell office:value-type="string" calcext:value-type="string">
            <text:p>Rangierbegleiter (m/w)</text:p>
          </table:table-cell>
          <table:table-cell office:value-type="float" office:value="8311" calcext:value-type="float">
            <text:p>8311</text:p>
          </table:table-cell>
          <table:table-cell office:value-type="string" calcext:value-type="string">
            <text:p>Mev Eisenbahn-verkehrsgesellschaft Mbh</text:p>
          </table:table-cell>
          <table:table-cell office:value-type="string" calcext:value-type="string">
            <text:p>  Rangierbegleiter (m/w)</text:p>
            <text:p/>
            <text:p>  Stellenangebot als PDF herunterladen</text:p>
            <text:p/>
            <text:p>  Die MEV Eisenbahn-Verkehrsgesellschaft mbH ist ein neutraler Partner für alle Bahnen in Deutschland und Europa, wenn es darum geht, die Schiene für die Durchführung von öffentlichen Personenverkehren und Gütertransporten attraktiver zu gestalten. Basis unseres Erfolgs sind unsere über 600 qualifizierten Mitarbeiter.</text:p>
            <text:p/>
            <text:p>  Zur Verstärkung unseres Teams suchen wir ab sofort</text:p>
            <text:p/>
            <text:p>  Rangierbegleiter (m/w)</text:p>
            <text:p/>
            <text:p>  Ihre Aufgaben</text:p>
            <text:p/>
            <text:p>  * Herstellung der Abfahrbereitschaft und Sicherheit des Zuges</text:p>
            <text:p>  * Kuppeln oder Entkuppeln der Fahrzeuge</text:p>
            <text:p>  * Durchführen von Bremsproben</text:p>
            <text:p>  * Bedienen von Weichen</text:p>
            <text:p/>
            <text:p>  Wir bieten Ihnen</text:p>
            <text:p/>
            <text:p>  * Einen interessante und abwechslungsreiche Tätigkeit in einem dynamischen Team</text:p>
            <text:p>  * Ein modernes Arbeitsumfeld in einem erfolgreichen Unternehmen</text:p>
            <text:p>  * Eine attraktive tarifliche Vergütung und Sozialleistungen</text:p>
            <text:p>  * Vielfältige Möglichkeiten der Weiterentwicklung</text:p>
            <text:p>  * Gesundheitsmanagement</text:p>
            <text:p>  * Offene Türen, flache Hierachien und kompetente Ansprechpartner</text:p>
            <text:p>  * Die Möglichkeit sich einzubringen und unser Unternehmen voranzubringen</text:p>
            <text:p/>
            <text:p>  Das bringen Sie mit</text:p>
            <text:p/>
            <text:p>  * Eine Qualifizierung zum Rangierbegleiter</text:p>
            <text:p>  * Die gesundheitliche und psychologische Tauglichkeit für diese Tätigkeit</text:p>
            <text:p>  * Bereitschaft zum Schichtdienst</text:p>
            <text:p>  * Kollegialität, Zuverlässigkeit und hohe Eigenverantwortung</text:p>
            <text:p/>
            <text:p>  Interessiert? Dann senden Sie Ihre aussagefähige Bewerbung mit Angabe des nächstmöglichen Eintrittstermins an:</text:p>
            <text:p>  __________________________________________________</text:p>
            <text:p/>
            <text:p>  Initiativbewerbung</text:p>
            <text:p/>
            <text:p>  Betreff</text:p>
            <text:p>  Wählen Sie den gewünschten Betreff aus.</text:p>
            <text:p/>
            <text:p>  Anrede</text:p>
            <text:p>  Geben Sie eine Anrede an.</text:p>
            <text:p/>
            <text:p>  Name</text:p>
            <text:p>  Geben Sie Ihren Vor- und Zunamen ein.</text:p>
            <text:p/>
            <text:p>  E-Mail</text:p>
            <text:p>  Geben Sie eine gültige E-Mail an.</text:p>
            <text:p/>
            <text:p>  Telefon</text:p>
            <text:p>  Geben Sie eine gültige Telefonnummer ein.</text:p>
            <text:p/>
            <text:p>  Nachricht</text:p>
            <text:p>  Geben Sie eine Nachricht ein.</text:p>
            <text:p/>
            <text:p>  Datenschutzerklärung akzeptierenBitte lesen und akzeptieren Sie die Datenschutzerklärung.</text:p>
            <text:p/>
            <text:p>  Bitte geben Sie den folgenden Code ein</text:p>
            <text:p>  Einen neuen Code erzeugenUngültige Eingabe</text:p>
            <text:p/>
            <text:p>  Ihr Ansprechpartner</text:p>
            <text:p/>
            <text:p>  Personalmanagement</text:p>
            <text:p/>
            <text:p>  David Palme</text:p>
            <text:p/>
            <text:p>  Tel.</text:p>
            <text:p>  Mobil +49 162 261 92 38</text:p>
            <text:p/>
            <text:p>  Diese E-Mail-Adresse ist vor Spambots geschützt! Zur Anzeige muss JavaScript eingeschaltet sein!</text:p>
            <text:p/>
            <text:p>  MEV Eisenbahn-Verkehrsgesellschaft mbH</text:p>
            <text:p>  Walter-Krause-Straße 11</text:p>
            <text:p>  D-68163 Mannheim</text:p>
            <text:p/>
            <text:p>  Das könnte Sie auch interessieren</text:p>
          </table:table-cell>
          <table:table-cell table:number-columns-repeated="7"/>
        </table:table-row>
        <table:table-row table:style-name="ro37">
          <table:table-cell office:value-type="string" calcext:value-type="string">
            <text:p>b95be8ba47e14d7ba0b2dd0ec0ce071e</text:p>
          </table:table-cell>
          <table:table-cell office:value-type="date" office:date-value="2017-09-22" calcext:value-type="date">
            <text:p>2017-09-22</text:p>
          </table:table-cell>
          <table:table-cell office:value-type="string" calcext:value-type="string">
            <text:p>Eisenbahner/-in - Betriebsdienst - Lokführer und Transport Albtal Verkehrs GmbH</text:p>
          </table:table-cell>
          <table:table-cell office:value-type="float" office:value="8311" calcext:value-type="float">
            <text:p>8311</text:p>
          </table:table-cell>
          <table:table-cell office:value-type="string" calcext:value-type="string">
            <text:p>Albtal Verkehrs GmbH</text:p>
          </table:table-cell>
          <table:table-cell office:value-type="string" calcext:value-type="string">
            <text:p>  Eisenbahner/-in - Betriebsdienst - Lokführer und Transport Albtal Verkehrs GmbH</text:p>
            <text:p/>
            <text:p>  Ausbildungsplatz für 2018 als Eisenbahner/-in - Betriebsdienst - Lokführer und Transport in Karlsruhe, Baden bei Albtal Verkehrs GmbH. Aussagekräftige Bewerbung bitte direkt über den Bewerben-Button versenden.</text:p>
            <text:p/>
            <text:p>  Ausbildung als Eisenbahner/-in - Betriebsdienst - Lokführer und Transport bei Albtal Verkehrs GmbH in Karlsruhe, Baden</text:p>
            <text:p/>
            <text:p>  Standort: Tullastraße 71</text:p>
            <text:p>  76131 Karlsruhe, Baden</text:p>
            <text:p>  Berufsrichtungen: Handel / Lager / Logistik</text:p>
            <text:p>  Angeboten als: duale Ausbildung</text:p>
            <text:p>  Ausbildungsstart: 01.09.2018</text:p>
            <text:p>  Fehler melden</text:p>
            <text:p>  Anschrift</text:p>
            <text:p/>
            <text:p>  Tullastraße 71</text:p>
            <text:p>  76131 Karlsruhe, Baden</text:p>
            <text:p/>
            <text:p>  Sie suchen nach einer soliden Ausbildung für einen Beruf mit starken Zukunftsperspektiven? Dann starten Sie 2018 eine Ausbildung als Eisenbahner/-in - Betriebsdienst - Lokführer und Transport in Karlsruhe, Baden. Der Bereich Handel, Lager und Logistik ist eine tragende Säule der nationalen und internationalen Wirtschaft, was eine sichere und aussichtsreiche Zukunft garantiert. Technische Neuerungen und die modernen Beziehungen in einer globalisierten Welt bringen neue Methoden und Prozesse auf den Arbeitsmarkt. In unserer Ausbildung zum/zur Eisenbahner/-in - Betriebsdienst - Lokführer und Transport in Karlsruhe, Baden bringen wir Sie 2018 auf den neuesten Stand. Egal welche Neuerungen auf den Markt kommen, in unserer Ausbildung als Eisenbahner/-in - Betriebsdienst - Lokführer und Transport in Karlsruhe, Baden werden Innovationen aufgenommen und mit bewährten Methoden ergänzt. Qualifizieren Sie sich mit uns zur Fachkraft!</text:p>
            <text:p/>
            <text:p>  Sie mögen den Umgang mit Menschen, packen gern tatkräftig an und zeigen hohe Einsatzbereitschaft? Dann werden Sie 2018 als Eisenbahner/-in - Betriebsdienst - Lokführer und Transport in Karlsruhe, Baden Teil unseres Teams. Weil wir uns der Chance bewusst sind, dass gut ausgebildeter Nachwuchs von heute die qualifizierten Mitarbeiter von morgen sind, legen wir in Karlsruhe, Baden Wert auf eine fundierte Ausbildung als Eisenbahner/-in - Betriebsdienst - Lokführer und Transport.</text:p>
            <text:p>  Dieser Text wurde automatisch generiert und stammt nicht vom Unternehmen selbst.</text:p>
          </table:table-cell>
          <table:table-cell table:number-columns-repeated="7"/>
        </table:table-row>
        <table:table-row table:style-name="ro38">
          <table:table-cell office:value-type="string" calcext:value-type="string">
            <text:p>cf452fc3984e493a9418439918df2000</text:p>
          </table:table-cell>
          <table:table-cell office:value-type="date" office:date-value="2017-09-23" calcext:value-type="date">
            <text:p>2017-09-23</text:p>
          </table:table-cell>
          <table:table-cell office:value-type="string" calcext:value-type="string">
            <text:p>Trainer (m/w) für Triebfahrzeugführer</text:p>
          </table:table-cell>
          <table:table-cell office:value-type="float" office:value="8311" calcext:value-type="float">
            <text:p>8311</text:p>
          </table:table-cell>
          <table:table-cell office:value-type="string" calcext:value-type="string">
            <text:p>MEV Eisenbahn-Verkehrsgesellschaft mbH</text:p>
          </table:table-cell>
          <table:table-cell office:value-type="string" calcext:value-type="string">
            <text:p>  Trainer (m/w) für Triebfahrzeugführer</text:p>
            <text:p/>
            <text:p>  MEV Eisenbahn-Verkehrsgesellschaft mbH Mannheim</text:p>
            <text:p>  + Eingestellt am 23.09.2017</text:p>
            <text:p>  + Beschäftigungsart: Vollzeit</text:p>
            <text:p>  + Karrierestufe: Mit Berufserfahrung</text:p>
            <text:p>  + Branche: Internet und Informationstechnologie</text:p>
            <text:p>  Zur Verstärkung unserer MEV-Lokführerschule suchen wir ab sofort eine/n engagierte/n und motivierte/n</text:p>
            <text:p/>
            <text:p>  Trainer (m/w) für Triebfahrzeugführer</text:p>
            <text:p/>
            <text:p>  Wir bieten</text:p>
            <text:p>  + eine spannende und eigenverantwortliche Tätigkeit in einem dynamischen Unternehmen</text:p>
            <text:p>  + eine Einarbeitung am Simulator</text:p>
            <text:p>  + eine Fortbildung zum TÜV-zertifizierten Trainer</text:p>
            <text:p>  + regelmäßige Weiterbildungen</text:p>
            <text:p/>
            <text:p>  Das bringen Sie mit</text:p>
            <text:p>  + Eisenbahnfahrzeug-Führerschein Klasse 3</text:p>
            <text:p>  + Spaß Ihr Fachwissen an andere weiterzugeben</text:p>
            <text:p>  + Konzipierung, Organisation und selbstständige Durchführung von Schulungen, Trainings und ganzheitlicher Ausbildungsmaßnahmen</text:p>
            <text:p>  + Reisebereitschaft (werktags)</text:p>
            <text:p>  Haben wir Ihr Interesse geweckt? Dann senden Sie Ihre aussagefähige Bewerbung mit Angabe des nächstmöglichen Eintrittstermins an:</text:p>
            <text:p/>
            <text:p>  Initiativbewerbung</text:p>
            <text:p>  Anrede</text:p>
          </table:table-cell>
          <table:table-cell table:number-columns-repeated="7"/>
        </table:table-row>
        <table:table-row table:style-name="ro39">
          <table:table-cell office:value-type="string" calcext:value-type="string">
            <text:p>5e22b3a1c4964bbd89d67b13c839f5fb</text:p>
          </table:table-cell>
          <table:table-cell office:value-type="date" office:date-value="2017-09-15" calcext:value-type="date">
            <text:p>2017-09-15</text:p>
          </table:table-cell>
          <table:table-cell office:value-type="string" calcext:value-type="string">
            <text:p>Triebfahrzeugführer m/w Bundesgebiet</text:p>
          </table:table-cell>
          <table:table-cell office:value-type="float" office:value="8311" calcext:value-type="float">
            <text:p>8311</text:p>
          </table:table-cell>
          <table:table-cell office:value-type="string" calcext:value-type="string">
            <text:p>Salzburger Eisenbahn Transportlogistik Gmbh</text:p>
          </table:table-cell>
          <table:table-cell office:value-type="string" calcext:value-type="string">
            <text:p>  zurück</text:p>
            <text:p>  31.08.2017</text:p>
            <text:p>  Stellenangebot-Nr.: 1/5095</text:p>
            <text:p>  Einsatzort:</text:p>
            <text:p>  Bundesgebiet</text:p>
            <text:p>  Kategorie:</text:p>
            <text:p>  Betrieb/Verkehr</text:p>
            <text:p>  Tätigkeitsbereich:</text:p>
            <text:p>  Triebfahrzeugführer/in Klasse 3</text:p>
            <text:p>  Arbeitszeit:</text:p>
            <text:p>  Vollzeit</text:p>
            <text:p>  Beschäftigungsart:</text:p>
            <text:p>  Festanstellung</text:p>
            <text:p>  Verfügbarkeit ab:</text:p>
            <text:p>  zum nächstmöglichen Zeitpunkt</text:p>
            <text:p>  Bewerbung:</text:p>
            <text:p>  Per E-Mail</text:p>
            <text:p>  Link zur Onlinebewerbung:</text:p>
            <text:p>  zur Onlinebewerbung</text:p>
            <text:p>  Drucken</text:p>
            <text:p>  Merken</text:p>
            <text:p/>
            <text:p>  Triebfahrzeugführer m/w Bundesgebiet</text:p>
            <text:p/>
            <text:p>  Wir sind ein national und international tätiges Bahn-Logistik-Unternehmen mit Sitz in Salzburg/Freilassing und wickeln europaweit für Industrie- und Handelsunternehmen die schienenseitige Beschaffungslogistik ab.</text:p>
            <text:p>  Positionsbeschreibung</text:p>
            <text:p/>
            <text:p>  Triebfahrzeugführer/in Klasse 3</text:p>
            <text:p>  Aufgaben</text:p>
            <text:p>  * Bundesweiter Einsatz als Tfzf in E- und D-Traktion vor Cargo-Zügen im Spot- und Regelverkehr (Baureihen 193, 185, 183, ER20, G1700)</text:p>
            <text:p>  * Bundesweiter Einsatz im Rangierdienst in D-Traktion (V100, V60)</text:p>
            <text:p/>
            <text:p>  Anforderungen</text:p>
            <text:p>  * Bereitschaft zur Schicht-, Nacht-, Sonn- und Feiertagsarbeit</text:p>
            <text:p>  * Typenschulungen auf einzelnen oder allen der o. a. Lokbaureihen</text:p>
            <text:p>  * Belastbarkeit</text:p>
            <text:p>  * Bereitschaft zu zeitlich und geographisch flexibler Einsatztätigkeit</text:p>
            <text:p>  * Und idealerweise bereits einschlägige Berufserfahrung mitbringen</text:p>
            <text:p>  * Ihr Wohnort idealerweise in Bayern oder Baden-Württemberg liegt</text:p>
            <text:p/>
            <text:p>  Wir bieten</text:p>
            <text:p>  * Zum Branchendurchschnitt überdurchschnittliches Gehalt</text:p>
            <text:p>  * Leistungsprämien</text:p>
            <text:p>  * BC100 oder Dienstwagen</text:p>
            <text:p/>
            <text:p>  Kontakt</text:p>
            <text:p>  Salzburger Eisenbahn TransportLogistik GmbH (SETG)</text:p>
            <text:p/>
            <text:p>  Attila Lobos</text:p>
            <text:p/>
            <text:p>  E-Mail: attila.lobos@setg.at</text:p>
            <text:p/>
            <text:p>  Tel.: +43 664 88 678 671</text:p>
            <text:p>  zurück</text:p>
          </table:table-cell>
          <table:table-cell table:number-columns-repeated="7"/>
        </table:table-row>
        <table:table-row table:style-name="ro40">
          <table:table-cell office:value-type="string" calcext:value-type="string">
            <text:p>1606139c420640a8b7637986a9526b04</text:p>
          </table:table-cell>
          <table:table-cell office:value-type="date" office:date-value="2017-09-23" calcext:value-type="date">
            <text:p>2017-09-23</text:p>
          </table:table-cell>
          <table:table-cell office:value-type="string" calcext:value-type="string">
            <text:p>Triebfahrzeugführer (m/w)</text:p>
          </table:table-cell>
          <table:table-cell office:value-type="float" office:value="8311" calcext:value-type="float">
            <text:p>8311</text:p>
          </table:table-cell>
          <table:table-cell office:value-type="string" calcext:value-type="string">
            <text:p>MEV Eisenbahn-Verkehrsgesellschaft mbH</text:p>
          </table:table-cell>
          <table:table-cell office:value-type="string" calcext:value-type="string">
            <text:p>  Triebfahrzeugführer (m/w)</text:p>
            <text:p/>
            <text:p>  MEV Eisenbahn-Verkehrsgesellschaft mbH Mannheim</text:p>
            <text:p>  + Eingestellt am 22.09.2017</text:p>
            <text:p>  + Beschäftigungsart: Vollzeit</text:p>
            <text:p>  + Karrierestufe: Mit Berufserfahrung</text:p>
            <text:p>  + Branche: Internet und Informationstechnologie</text:p>
            <text:p>  Zur Verstärkung unseres Teams suchen wir ab sofort</text:p>
            <text:p/>
            <text:p>  Triebfahrzeugführer (m/w)</text:p>
            <text:p/>
            <text:p>  Ihre Aufgaben</text:p>
            <text:p>  + Steuerung von modernen Personen - oder Güterverkehrszügen</text:p>
            <text:p>  + Bearbeitung von Fahrplanunterlagen</text:p>
            <text:p>  + Kommunikation mit der Einsatzplanung</text:p>
            <text:p>  + Sicherstellung des sicheren, pünktlichen, wirtschaftlichen sowie kundenorientierten Fahrbetriebs</text:p>
            <text:p/>
            <text:p>  Wir bieten Ihnen</text:p>
            <text:p>  + Einen interessante und abwechslungsreiche Tätigkeit in einem dynamischen Team</text:p>
            <text:p>  + Ein modernes Arbeitsumfeld in einem erfolgreichen Unternehmen</text:p>
            <text:p>  + Eine attraktive tarifliche Vergütung und Sozialleistungen</text:p>
            <text:p>  + Vielfältige Möglichkeiten der Weiterentwicklung</text:p>
            <text:p>  + Gesundheitsmanagement</text:p>
            <text:p>  + Offene Türen, flache Hierachien und kompetente Ansprechpartner</text:p>
            <text:p>  + Die Möglichkeit sich einzubringen und unser Unternehmen voranzubringen</text:p>
            <text:p/>
            <text:p>  Das bringen Sie mit</text:p>
            <text:p>  + Eine Ausbildung oder Qualifizierung zum Triebfahrzeugführer</text:p>
            <text:p>  + Die gesundheitliche und psychologische Tauglichkeit</text:p>
            <text:p>  + Bereitschaft zum Schichtdienst</text:p>
            <text:p>  + Flexibilität, Engagement und Motivation</text:p>
            <text:p>  + Kollegialität, Zuverlässigkeit und Eigenverantwortung</text:p>
            <text:p>  + Bereitschaft zur Fortbildung und Weiterentwicklung</text:p>
            <text:p>  Interessiert? Dann senden Sie Ihre aussagefähige Bewerbung mit Angabe des nächstmöglichen Eintrittstermins an:</text:p>
            <text:p/>
            <text:p>  Initiativbewerbung</text:p>
            <text:p>  Anrede</text:p>
          </table:table-cell>
          <table:table-cell table:number-columns-repeated="7"/>
        </table:table-row>
        <table:table-row table:style-name="ro29">
          <table:table-cell office:value-type="string" calcext:value-type="string">
            <text:p>761f25f946b941e49f628284f7847c99</text:p>
          </table:table-cell>
          <table:table-cell office:value-type="date" office:date-value="2017-09-27" calcext:value-type="date">
            <text:p>2017-09-27</text:p>
          </table:table-cell>
          <table:table-cell office:value-type="string" calcext:value-type="string">
            <text:p>Revierfahrer (m/w) für den Raum Karlsruhe</text:p>
          </table:table-cell>
          <table:table-cell office:value-type="float" office:value="8311" calcext:value-type="float">
            <text:p>8311</text:p>
          </table:table-cell>
          <table:table-cell office:value-type="string" calcext:value-type="string">
            <text:p>mobileJobs GmbH</text:p>
          </table:table-cell>
          <table:table-cell office:value-type="string" calcext:value-type="string">
            <text:p>  Revierfahrer (m/w) für den Raum Karlsruhe</text:p>
            <text:p/>
            <text:p>  Die b.i.g. sicherheit gmbh sucht Revierfahrer (m/w) für den Raum Karlsruhe.</text:p>
            <text:p/>
            <text:p>  # Über uns:</text:p>
            <text:p>  Die b.i.g.-Gruppe ist Spezialist für das Beraten, Planen und Betreiben von Immobilien und Liegenschaften. Mit seinen 3.000 Beschäftigten und 27 eigenständigen Gesellschaften bietet das Familienunternehmen national wie international an 25 Standorten über 100 Dienstleistungen an. Von Bernd und Gisela Bechtold 1981 als Ingenieurbüro gegründet, hat mit Daniela Bechtold-Schwabe seit 2013 die nächste Generation die Führung des Unternehmens übernommen. Die Dienstleistungen der b.i.g.-Gruppe: Ingenieurplanung, Facility-Management, Gebäudeservice, Sicherheitsdienstleistungen, Akademie sowie komplexe Dienstleistungen.</text:p>
            <text:p/>
            <text:p>  Zur Verstärkung unseres Teams am Standort Karlsruhe suchen wir zum sofortigen Einsatz Revierfahrer (m/w) in Vollzeit.</text:p>
            <text:p>  ___</text:p>
            <text:p/>
            <text:p>  # Ihre Aufgaben:</text:p>
            <text:p>  * Durchführung von Revierkontrolldiensten nach vorgegebenen Touren</text:p>
            <text:p>  * Schließ-, Öffnungs- und Kontrollgänge bei Kunden im Sicherheitsbereich</text:p>
            <text:p/>
            <text:p>  Arbeitszeiten</text:p>
            <text:p>  * Montag bis Freitag: 18:00 - 06:00 Uhr</text:p>
            <text:p>  * Wochenende: 06:00 - 18:00 Uhr</text:p>
            <text:p>  ___</text:p>
            <text:p/>
            <text:p>  # Unsere Anforderungen:</text:p>
            <text:p>  * Unterrichtung nach §34a GewO erforderlich</text:p>
            <text:p>  * Führerschein Klasse 3/B erforderlich</text:p>
            <text:p>  * Ausbildung zur Interventionskraft und Ersthelfer von Vorteil</text:p>
            <text:p>  * Technisches Verständnis</text:p>
            <text:p>  * Gute Deutschkenntnisse</text:p>
            <text:p>  * Einwandfreier Leumund (Schufa-Auskunft und Führungszeugnis)</text:p>
            <text:p>  ___</text:p>
            <text:p/>
            <text:p>  # Wir bieten Ihnen:</text:p>
            <text:p>  * Eine verantwortungsvolle und abwechslungsreiche Tätigkeit in einer eigentümergeführten Unternehmensgruppe</text:p>
            <text:p>  * Ein angenehmes, teamorientiertes Arbeitsumfeld</text:p>
            <text:p>  ___</text:p>
            <text:p/>
            <text:p>  # Hier bewerben:</text:p>
            <text:p>  Bitte bewerben Sie sich über den folgenden Link, da wir Bewerbungen via Direktnachricht leider nicht berücksichtigen können: https://jobs.mobilejob.com/qgtnrwa</text:p>
            <text:p>  Unternehmen:</text:p>
            <text:p>  mobileJobs GmbH</text:p>
            <text:p>  Region:</text:p>
            <text:p>  Karlsruhe</text:p>
            <text:p>  Art der Anstellung:</text:p>
            <text:p>  Festanstellung</text:p>
            <text:p>  Stellenprozent:</text:p>
            <text:p>  100</text:p>
            <text:p>  Berufsfeld:</text:p>
            <text:p>  Sicherheitspersonal</text:p>
            <text:p>  Arbeitsbeginn:</text:p>
            <text:p>  25.10.2017</text:p>
            <text:p>  * Bewerben</text:p>
            <text:p>  * Job merken</text:p>
            <text:p/>
            <text:p>  Revierfahrer (m/w) für den Raum Karlsruhe</text:p>
            <text:p/>
            <text:p>  mobileJobs GmbH</text:p>
            <text:p>  Karlsruhe</text:p>
            <text:p>  Festanstellung</text:p>
            <text:p/>
            <text:p>  Veröffentlicht am 27.09.2017</text:p>
            <text:p>  * Bewerben</text:p>
            <text:p>  * Job merken</text:p>
            <text:p/>
            <text:p>  Nach weiteren Jobs suchen</text:p>
          </table:table-cell>
          <table:table-cell table:number-columns-repeated="7"/>
        </table:table-row>
        <table:table-row table:style-name="ro41">
          <table:table-cell office:value-type="string" calcext:value-type="string">
            <text:p>4e11e827b409405cbf6f03ba674d177c</text:p>
          </table:table-cell>
          <table:table-cell office:value-type="date" office:date-value="2017-09-30" calcext:value-type="date">
            <text:p>2017-09-30</text:p>
          </table:table-cell>
          <table:table-cell office:value-type="string" calcext:value-type="string">
            <text:p>Eisenbahner / Eisenbahnerin im Betriebsdienst Fachrichtung Fahrweg</text:p>
          </table:table-cell>
          <table:table-cell office:value-type="float" office:value="8311" calcext:value-type="float">
            <text:p>8311</text:p>
          </table:table-cell>
          <table:table-cell office:value-type="string" calcext:value-type="string">
            <text:p>A!B!C AG</text:p>
          </table:table-cell>
          <table:table-cell office:value-type="string" calcext:value-type="string">
            <text:p>  Lokrangierbegleiter (m/w) Mannheim</text:p>
            <text:p/>
            <text:p>  GENAU DAS, WAS SIE SUCHEN?</text:p>
            <text:p/>
            <text:p>  Wir, die A!B!C, suchen in direkter Personalvermittlung (keine Zeitarbeit) unseres Teams zum nächstmöglichen Zeitpunkt eine/n Rangierbegleiter (m/w). Die Position ist bei einem renommierten, ausgewählten Kundenunternehmen aus dem Bereich Schienenverkehr in Vollzeit zu besetzen. Der Arbeitsort ist Mannheim.</text:p>
            <text:p/>
            <text:p>  DAS SIND IHRE AUFGABEN:</text:p>
            <text:p>  * Vorbereitung und Durchführung von Rangierfahrten</text:p>
            <text:p>  * Bilden von Güterzügen</text:p>
            <text:p>  * Fahrzeuge kuppeln und entkuppeln</text:p>
            <text:p>  * Herstellen der Abfahrbereitschaft von Güterzügen</text:p>
            <text:p>  * Durchführen von Bremsproben</text:p>
            <text:p>  * Erstellen erforderlicher betrieblicher Unterlagen</text:p>
            <text:p/>
            <text:p>  DAS BRINGEN SIE MIT:</text:p>
            <text:p>  * Technisches Verständnis</text:p>
            <text:p>  * Interesse, eine neue Tätigkeit zu erlernen</text:p>
            <text:p>  * Bereitschaft, im Schichtdienst und im Freien zu arbeiten</text:p>
            <text:p>  * Teamfähigkeit, Verantwortungsbewusstsein und Belastbarkeit</text:p>
            <text:p>  * Gute Kenntnisse der deutschen Sprache</text:p>
            <text:p/>
            <text:p>  VIELE GRÜNDE FÜR DIE A!B!C:</text:p>
            <text:p>  * Beratung und Unterstützung bei Ihrer Bewerbung</text:p>
            <text:p>  * Vorbereitung auf die Gespräche bei unseren Kunden</text:p>
            <text:p>  * Betreuung während der gesamten Vermittlungsphase inkl. Terminkoordination</text:p>
            <text:p>  * Ansprechpartner auch über die Probezeit hinaus</text:p>
            <text:p>  * Hohe Vertraulichkeit / Diskretion und transparente Kommunikation</text:p>
            <text:p/>
            <text:p>  JETZT BEWERBEN &amp; ZWEI AUSRUFEZEICHEN SETZEN !!</text:p>
            <text:p/>
            <text:p>  Wir freuen uns auf Sie sowie Ihre Bewerbung, gerne mit Angabe der Gehaltsvorstellung, des frühestmöglichen Eintrittsdatums sowie der Referenznummer dieser Anzeige.</text:p>
            <text:p/>
            <text:p>  Bei telefonischen Fragen ist Ihnen unser Herr Janßen gerne unter der Rufnummer 0202-260462-17 behilflich.</text:p>
            <text:p/>
            <text:p>  JETZT BEWERBEN in EINER MINUTE?</text:p>
            <text:p/>
            <text:p>  Ganz einfach - klicken Sie auf unser neues [-BEWERBUNGSFORMULAR-]</text:p>
            <text:p/>
            <text:p>  Wir akzeptieren für die erste direkte Kontaktaufnahme auch Kurz-Bewerbungen (ohne Anlagen) und freuen uns ebenfalls über Initiativ-Bewerbungen!</text:p>
            <text:p/>
            <text:p>  _________________________</text:p>
            <text:p/>
            <text:p>  Übrigens: Neben der persönlichen Beratung bieten wir Ihnen ständig aktualisierte, kostenlose Bewerbungstipps aus unserer täglichen Berufspraxis unter www.bewerber-abc.de</text:p>
            <text:p/>
            <text:p>  Stellendetails:</text:p>
            <text:p/>
            <text:p>  Einsatzort:</text:p>
            <text:p/>
            <text:p>  68169 Mannheim Baden-Württemberg Deutschland</text:p>
          </table:table-cell>
          <table:table-cell table:number-columns-repeated="7"/>
        </table:table-row>
        <table:table-row table:style-name="ro42">
          <table:table-cell office:value-type="string" calcext:value-type="string">
            <text:p>8cd89b83f6e14b129cc8b2dc00e056c3</text:p>
          </table:table-cell>
          <table:table-cell office:value-type="date" office:date-value="2017-09-21" calcext:value-type="date">
            <text:p>2017-09-21</text:p>
          </table:table-cell>
          <table:table-cell office:value-type="string" calcext:value-type="string">
            <text:p>Azubi (w/m) Eisenbahner im Betriebsdienst Fachrichtung Lokführer und Transport 2018</text:p>
          </table:table-cell>
          <table:table-cell office:value-type="float" office:value="8311" calcext:value-type="float">
            <text:p>8311</text:p>
          </table:table-cell>
          <table:table-cell office:value-type="string" calcext:value-type="string">
            <text:p>Auma Riester Gmbh &amp; Co. Kg</text:p>
          </table:table-cell>
          <table:table-cell office:value-type="string" calcext:value-type="string">
            <text:p/>
            <text:p>  Ausbildung - Industriekaufmann/frau</text:p>
            <text:p/>
            <text:p/>
            <text:p>  Auszug der Stellenbeschreibung</text:p>
            <text:p/>
            <text:p>  Ausbildung - Industriekaufmann/frau AUMA Riester GmbH &amp; Co. KG, Müllheim</text:p>
            <text:p/>
            <text:p>  Unternehmen</text:p>
            <text:p/>
            <text:p>  AUMA Riester GmbH &amp; Co. KG</text:p>
            <text:p/>
            <text:p>  Orte</text:p>
            <text:p/>
            <text:p>  * Müllheim 1 freie Stelle</text:p>
            <text:p/>
            <text:p>  Benötigter Abschluss</text:p>
            <text:p/>
            <text:p>  Abitur / Fachabitur</text:p>
            <text:p/>
            <text:p>  Art der Ausbildung</text:p>
            <text:p/>
            <text:p>  Duale Ausbildung</text:p>
            <text:p>  Zur Original-Stellenanzeige</text:p>
            <text:p/>
            <text:p>  Ähnliche Ausbildungsplätze</text:p>
            <text:p/>
            <text:p>  AUSBILDUNG BERUFSKRAFTFAHRER (M/W) DEUTSCHE POST FREIBURG</text:p>
            <text:p>  Freiburg im Breisgau</text:p>
            <text:p>  September 2018</text:p>
            <text:p>  Azubi (w/m) Eisenbahner im Betriebsdienst Fachrichtung Lokführer und Transport 2018</text:p>
            <text:p>  Weil (Rhein)</text:p>
            <text:p>  Oktober 2018</text:p>
            <text:p>  Azubi (w/m) Zuglotse / Fahrdienstleiter* 2018</text:p>
          </table:table-cell>
          <table:table-cell table:number-columns-repeated="7"/>
        </table:table-row>
        <table:table-row table:style-name="ro37">
          <table:table-cell office:value-type="string" calcext:value-type="string">
            <text:p>95e6527e36874d4594c3535f5e2e722d</text:p>
          </table:table-cell>
          <table:table-cell office:value-type="date" office:date-value="2017-09-22" calcext:value-type="date">
            <text:p>2017-09-22</text:p>
          </table:table-cell>
          <table:table-cell office:value-type="string" calcext:value-type="string">
            <text:p>Eisenbahner/-in - Betriebsdienst - Fahrweg Albtal Verkehrs GmbH</text:p>
          </table:table-cell>
          <table:table-cell office:value-type="float" office:value="8311" calcext:value-type="float">
            <text:p>8311</text:p>
          </table:table-cell>
          <table:table-cell office:value-type="string" calcext:value-type="string">
            <text:p>Albtal Verkehrs GmbH</text:p>
          </table:table-cell>
          <table:table-cell office:value-type="string" calcext:value-type="string">
            <text:p>  Eisenbahner/-in - Betriebsdienst - Fahrweg Albtal Verkehrs GmbH</text:p>
            <text:p/>
            <text:p>  Ausbildungsplatz für 2018 als Eisenbahner/-in - Betriebsdienst - Fahrweg in Karlsruhe, Baden bei Albtal Verkehrs GmbH. Aussagekräftige Bewerbung bitte direkt über den Bewerben-Button versenden.</text:p>
            <text:p/>
            <text:p>  Ausbildung als Eisenbahner/-in - Betriebsdienst - Fahrweg bei Albtal Verkehrs GmbH in Karlsruhe, Baden</text:p>
            <text:p/>
            <text:p>  Standort: Tullastraße 71</text:p>
            <text:p>  76131 Karlsruhe, Baden</text:p>
            <text:p>  Berufsrichtungen: Handel / Lager / Logistik</text:p>
            <text:p>  Angeboten als: duale Ausbildung</text:p>
            <text:p>  Ausbildungsstart: 01.09.2018</text:p>
            <text:p>  Fehler melden</text:p>
            <text:p>  Anschrift</text:p>
            <text:p/>
            <text:p>  Tullastraße 71</text:p>
            <text:p>  76131 Karlsruhe, Baden</text:p>
            <text:p/>
            <text:p>  Sie suchen nach einer soliden Ausbildung für einen Beruf mit starken Zukunftsperspektiven? Dann starten Sie 2018 eine Ausbildung als Eisenbahner/-in - Betriebsdienst - Fahrweg in Karlsruhe, Baden. Der Bereich Handel, Lager und Logistik ist eine tragende Säule der nationalen und internationalen Wirtschaft, was eine sichere und aussichtsreiche Zukunft garantiert. Technische Neuerungen und die modernen Beziehungen in einer globalisierten Welt bringen neue Methoden und Prozesse auf den Arbeitsmarkt. In unserer Ausbildung zum/zur Eisenbahner/-in - Betriebsdienst - Fahrweg in Karlsruhe, Baden bringen wir Sie 2018 auf den neuesten Stand. Egal welche Neuerungen auf den Markt kommen, in unserer Ausbildung als Eisenbahner/-in - Betriebsdienst - Fahrweg in Karlsruhe, Baden werden Innovationen aufgenommen und mit bewährten Methoden ergänzt. Qualifizieren Sie sich mit uns zur Fachkraft!</text:p>
            <text:p/>
            <text:p>  Sie mögen den Umgang mit Menschen, packen gern tatkräftig an und zeigen hohe Einsatzbereitschaft? Dann werden Sie 2018 als Eisenbahner/-in - Betriebsdienst - Fahrweg in Karlsruhe, Baden Teil unseres Teams. Weil wir uns der Chance bewusst sind, dass gut ausgebildeter Nachwuchs von heute die qualifizierten Mitarbeiter von morgen sind, legen wir in Karlsruhe, Baden Wert auf eine fundierte Ausbildung als Eisenbahner/-in - Betriebsdienst - Fahrweg.</text:p>
            <text:p>  Dieser Text wurde automatisch generiert und stammt nicht vom Unternehmen selbst.</text:p>
          </table:table-cell>
          <table:table-cell table:number-columns-repeated="7"/>
        </table:table-row>
        <table:table-row table:style-name="ro43">
          <table:table-cell office:value-type="string" calcext:value-type="string">
            <text:p>cf13b76c84b44b2994d28ec390aaa817</text:p>
          </table:table-cell>
          <table:table-cell office:value-type="date" office:date-value="2017-09-28" calcext:value-type="date">
            <text:p>2017-09-28</text:p>
          </table:table-cell>
          <table:table-cell office:value-type="string" calcext:value-type="string">
            <text:p>Revierfahrer m/w Ulm</text:p>
          </table:table-cell>
          <table:table-cell office:value-type="float" office:value="8311" calcext:value-type="float">
            <text:p>8311</text:p>
          </table:table-cell>
          <table:table-cell office:value-type="string" calcext:value-type="string">
            <text:p>Secareer</text:p>
          </table:table-cell>
          <table:table-cell office:value-type="string" calcext:value-type="string">
            <text:p><text:s/>Karriere und Personalentwicklung mit Sicherheit!</text:p>
          </table:table-cell>
          <table:table-cell office:value-type="string" calcext:value-type="string">
            <text:p>  Revierfahrer m/w Ulm</text:p>
            <text:p/>
            <text:p>  STELLENANGEBOT - Wir suchen Sie für ein attraktives Unternehmen als</text:p>
            <text:p/>
            <text:p>  Revierfahrer m/w</text:p>
            <text:p/>
            <text:p>  Wir suchen in Ulm für ein renommiertes Sicherheitsunternehmen mehrere Mitarbeiter als Revierfahrer.</text:p>
            <text:p/>
            <text:p>  IHRE AUFGABEN:</text:p>
            <text:p>  * Streifen-/Kontrolldienst im Rahmen des Revierdienstes</text:p>
            <text:p>  * Kontrolle zugewiesener Objekte mit einem Firmenfahrzeug</text:p>
            <text:p>  * Dokumentation der durchgeführten Kontrollen</text:p>
            <text:p>  * Bearbeitung außergewöhnlicher Vorkommnisse</text:p>
            <text:p>  * Durchführung des Melde- und Berichtswesens</text:p>
            <text:p/>
            <text:p>  DAS BRINGEN SIE MIT:</text:p>
            <text:p>  * Sachkundeprüfung nach §34a GewO, gerne höher</text:p>
            <text:p>  * Abgelegte Erste-Hilfe-Schulung</text:p>
            <text:p>  * PKW Führerschein</text:p>
            <text:p>  * Einwandfreier Leumund</text:p>
            <text:p>  * Freundliches und gepflegtes Auftreten</text:p>
            <text:p>  * Dienstleistungs- und Servicebereitschaft</text:p>
            <text:p>  * Geordnete finanzielle Verhältnisse</text:p>
            <text:p>  * Brandschutzkenntnisse wünschenswert</text:p>
            <text:p>  * Bereitschaft für eine Tätigkeit im Schichtdienst (Nacht, Sonn- und Feiertage)</text:p>
            <text:p/>
            <text:p>  IHRE PERSPEKTIVEN!</text:p>
            <text:p>  * Zielgerichtete Einarbeitung</text:p>
            <text:p>  * Nettes Team</text:p>
            <text:p>  * Krisensicherer Arbeitsplatz</text:p>
            <text:p>  * Tarifliche Bezahlung</text:p>
            <text:p>  * Qualifizierungsmöglichkeiten intern und in Zusammenarbeit mit SECAREER</text:p>
            <text:p/>
            <text:p>  Unternehmen / Organisation:</text:p>
            <text:p>  Secareer, Karriere und Personalentwicklung mit Sicherheit!</text:p>
            <text:p>  Region:</text:p>
            <text:p>  Ulm</text:p>
            <text:p>  Art der Anstellung:</text:p>
            <text:p>  Festanstellung</text:p>
            <text:p>  Stellenprozent:</text:p>
            <text:p>  100</text:p>
            <text:p>  Berufsfeld:</text:p>
            <text:p>  Sicherheitspersonal</text:p>
            <text:p>  Berufserfahrung:</text:p>
            <text:p>  1-3 Jahre</text:p>
            <text:p>  Sprachkenntnisse:</text:p>
            <text:p>  Deutsch in Wort und Schrift</text:p>
            <text:p>  Erforderliche Kenntnisse:</text:p>
            <text:p>  Sachkundeprüfung §34a Gewo, Führerschein Klasse B (3)</text:p>
            <text:p>  Arbeitsbeginn:</text:p>
            <text:p>  28.09.2017</text:p>
            <text:p>  * Bewerben</text:p>
            <text:p>  * Job merken</text:p>
            <text:p/>
            <text:p>  Revierfahrer m/w Ulm</text:p>
            <text:p/>
            <text:p>  Secareer, Karriere und Personalentwicklung mit Sicherheit!</text:p>
            <text:p>  Ulm</text:p>
            <text:p>  Festanstellung</text:p>
            <text:p>  1-3 Jahre</text:p>
            <text:p/>
            <text:p>  Veröffentlicht am 28.09.2017</text:p>
            <text:p>  * Bewerben</text:p>
            <text:p>  * Job merken</text:p>
            <text:p/>
            <text:p>  Nach weiteren Jobs suchen</text:p>
          </table:table-cell>
          <table:table-cell table:number-columns-repeated="6"/>
        </table:table-row>
        <table:table-row table:style-name="ro44">
          <table:table-cell office:value-type="string" calcext:value-type="string">
            <text:p>91ebd9cfd2a448f887cf0d6ff28a35ca</text:p>
          </table:table-cell>
          <table:table-cell office:value-type="date" office:date-value="2017-09-29" calcext:value-type="date">
            <text:p>2017-09-29</text:p>
          </table:table-cell>
          <table:table-cell office:value-type="string" calcext:value-type="string">
            <text:p>Azubi (w/m) Eisenbahner im Betriebsdienst Fachrichtung Lokführer und Transport 2018</text:p>
          </table:table-cell>
          <table:table-cell office:value-type="float" office:value="8311" calcext:value-type="float">
            <text:p>8311</text:p>
          </table:table-cell>
          <table:table-cell office:value-type="string" calcext:value-type="string">
            <text:p>Deutsche Bahn AG</text:p>
          </table:table-cell>
          <table:table-cell office:value-type="string" calcext:value-type="string">
            <text:p>  Azubi (w/m) Eisenbahner im Betriebsdienst Fachrichtung Lokführer und Transport 2018</text:p>
            <text:p>  #</text:p>
            <text:p>  #</text:p>
            <text:p>  #</text:p>
            <text:p/>
            <text:p>  Steckbrief</text:p>
            <text:p>  # Unternehmen</text:p>
            <text:p>  Deutsche Bahn AG</text:p>
            <text:p>  # Land</text:p>
            <text:p>  Deutschland</text:p>
            <text:p>  # Standort</text:p>
            <text:p>  Freiburg (Breisgau)</text:p>
            <text:p>  # Einstiegsarten</text:p>
            <text:p>  Ausbildung</text:p>
            <text:p>  # Vertragsart</text:p>
            <text:p>  Vollzeit / Teilzeit</text:p>
            <text:p>  # Befristung</text:p>
            <text:p>  Unbefristet</text:p>
            <text:p>  # Ausschreibungsnummer</text:p>
            <text:p>  269003</text:p>
            <text:p>  Jetzt bewerben</text:p>
            <text:p>  Position</text:p>
            <text:p>  Wir bieten</text:p>
            <text:p>  Bewerbungsprozess</text:p>
            <text:p/>
            <text:p>  Was Dich erwartet</text:p>
            <text:p>  Die Deutsche Bahn ist einer der vielfältigsten Arbeitgeber Deutschlands. Wir suchen jedes Jahr deutschlandweit über 3.000 Auszubildende in 50 Berufen, die mit uns gemeinsam noch besser werden wollen.</text:p>
            <text:p/>
            <text:p>  Deine Aufgaben</text:p>
            <text:p>  Zum 1. September 2018 suchen wir Dich für die DB Regio AG am Standort Freiburg. Du hast schon immer davon geträumt, etwas Großes zu bewegen? Dann werde Herrscher über Tausende PS.</text:p>
            <text:p>  # Du wirst Spezialist im Rangieren, Zusammenstellen und Fahren von Zügen des Personen- oder Güterverkehrs</text:p>
            <text:p>  # Du erlernst die Regeln des sicheren und reibungslosen Bahnbetriebs</text:p>
            <text:p>  # Du sorgst dafür, dass unsere Züge sicher, pünktlich und zuverlässig das Ziel erreichen</text:p>
            <text:p/>
            <text:p>  Dein Profil</text:p>
            <text:p>  # Du hast die Schule erfolgreich abgeschlossen</text:p>
            <text:p>  # Du begeisterst Dich für Technik</text:p>
            <text:p>  # Du bewahrst auch in schwierigen Situationen die Ruhe und behältst den Überblick</text:p>
            <text:p>  # Du scheust Dich nicht davor, Verantwortung zu übernehmen und Entscheidungen zu treffen</text:p>
            <text:p>  # Eisenbahner im Betriebsdienst Ausbildung bei der Deutschen Bahn</text:p>
          </table:table-cell>
          <table:table-cell table:number-columns-repeated="7"/>
        </table:table-row>
        <table:table-row table:style-name="ro45">
          <table:table-cell office:value-type="string" calcext:value-type="string">
            <text:p>de6b75727dbe48baa90d5e01122959c7</text:p>
          </table:table-cell>
          <table:table-cell office:value-type="date" office:date-value="2017-09-30" calcext:value-type="date">
            <text:p>2017-09-30</text:p>
          </table:table-cell>
          <table:table-cell office:value-type="string" calcext:value-type="string">
            <text:p>Eisenbahner / Eisenbahnerin im Betriebsdienst Fachrichtung Lokführer und Transport</text:p>
          </table:table-cell>
          <table:table-cell office:value-type="float" office:value="8311" calcext:value-type="float">
            <text:p>8311</text:p>
          </table:table-cell>
          <table:table-cell office:value-type="string" calcext:value-type="string">
            <text:p>A!B!C AG</text:p>
          </table:table-cell>
          <table:table-cell office:value-type="string" calcext:value-type="string">
            <text:p>  Lockrangierführer / Triebfahrzeugführer (m/w)</text:p>
            <text:p/>
            <text:p>  GENAU DAS, WAS SIE SUCHEN?</text:p>
            <text:p/>
            <text:p>  Wir, die A!B!C, suchen in direkter Personalvermittlung (keine Zeitarbeit) unseres Teams zum nächstmöglichen Zeitpunkt eine/n Lockrangierführer / Triebfahrzeugführer (m/w). Die Position ist bei einem renommierten, ausgewählten Kundenunternehmen aus dem Bereich Schienenverkehrin Vollzeit zu besetzen. Der Arbeitsort ist Mannheim.</text:p>
            <text:p/>
            <text:p>  DAS SIND IHRE AUFGABEN:</text:p>
            <text:p>  * Vorbereitung und Durchführung von Zug- und Rangierfahrten</text:p>
            <text:p>  * Führen eines Triebfahrzeugs</text:p>
            <text:p>  * Güterzüge bilden und für die Abfahrt vorbereiten</text:p>
            <text:p>  * Durchführen von Bremsproben</text:p>
            <text:p>  * Prüfen der Wagen auf Betriebssicherheit und Verkehrstauglichkeit</text:p>
            <text:p/>
            <text:p>  DAS BRINGEN SIE MIT:</text:p>
            <text:p>  * Bereitschaft, im Schichtdienst zu arbeiten</text:p>
            <text:p>  * Teamfähigkeit</text:p>
            <text:p>  * Sicherheitsbewusstsein</text:p>
            <text:p>  * Zuverlässigkeit</text:p>
            <text:p>  * Kundenorientierung</text:p>
            <text:p/>
            <text:p>  VIELE GRÜNDE FÜR DIE A!B!C:</text:p>
            <text:p>  * Beratung und Unterstützung bei Ihrer Bewerbung</text:p>
            <text:p>  * Vorbereitung auf die Gespräche bei unseren Kunden</text:p>
            <text:p>  * Betreuung während der gesamten Vermittlungsphase inkl. Terminkoordination</text:p>
            <text:p>  * Ansprechpartner auch über die Probezeit hinaus</text:p>
            <text:p>  * Hohe Vertraulichkeit / Diskretion und transparente Kommunikation</text:p>
            <text:p/>
            <text:p>  JETZT BEWERBEN &amp; ZWEI AUSRUFEZEICHEN SETZEN !!</text:p>
            <text:p/>
            <text:p>  Wir freuen uns auf Sie sowie Ihre Bewerbung, gerne mit Angabe der Gehaltsvorstellung, des frühestmöglichen Eintrittsdatums sowie der Referenznummer dieser Anzeige.</text:p>
            <text:p/>
            <text:p>  Bei telefonischen Fragen ist Ihnen unser Herr Janßen gerne unter der Rufnummer 0202-260462-17 behilflich.</text:p>
            <text:p/>
            <text:p>  JETZT BEWERBEN in EINER MINUTE?</text:p>
            <text:p/>
            <text:p>  Ganz einfach - klicken Sie auf unser neues [-BEWERBUNGSFORMULAR-]</text:p>
            <text:p/>
            <text:p>  Wir akzeptieren für die erste direkte Kontaktaufnahme auch Kurz-Bewerbungen (ohne Anlagen) und freuen uns ebenfalls über Initiativ-Bewerbungen!</text:p>
            <text:p/>
            <text:p>  _________________________</text:p>
            <text:p/>
            <text:p>  Übrigens: Neben der persönlichen Beratung bieten wir Ihnen ständig aktualisierte, kostenlose Bewerbungstipps aus unserer täglichen Berufspraxis unter www.bewerber-abc.de</text:p>
            <text:p/>
            <text:p>  Stellendetails:</text:p>
            <text:p/>
            <text:p>  Einsatzort:</text:p>
            <text:p/>
            <text:p>  68199 Mannheim Baden-Württemberg Deutschland</text:p>
          </table:table-cell>
          <table:table-cell table:number-columns-repeated="7"/>
        </table:table-row>
        <table:table-row table:style-name="ro44">
          <table:table-cell office:value-type="string" calcext:value-type="string">
            <text:p>c87724c308a3464db21267e1d1bb8852</text:p>
          </table:table-cell>
          <table:table-cell office:value-type="date" office:date-value="2017-09-02" calcext:value-type="date">
            <text:p>2017-09-02</text:p>
          </table:table-cell>
          <table:table-cell office:value-type="string" calcext:value-type="string">
            <text:p>Rangierer (m/w) im Nachteinsatz</text:p>
          </table:table-cell>
          <table:table-cell office:value-type="float" office:value="8311" calcext:value-type="float">
            <text:p>8311</text:p>
          </table:table-cell>
          <table:table-cell office:value-type="string" calcext:value-type="string">
            <text:p>Barth Spedition Gmbh</text:p>
          </table:table-cell>
          <table:table-cell office:value-type="string" calcext:value-type="string">
            <text:p>  Rangierer (m/w) im Nachteinsatz</text:p>
            <text:p/>
            <text:p>  www.barth.eu</text:p>
            <text:p/>
            <text:p>  Die barth Logistikgruppe ist ein mittelständisches, inhabergeführtes Familienunternehmen in zweiter Generation mit 250 Fahrzeugen sowie 95.000 m2 Logistikflächen. Unsere logistischen Gesamtlösungen erbringen wir mit einer hohen Eigenleistung und ausgewählten Partnern.</text:p>
            <text:p/>
            <text:p>  Am Hauptsitz 72393 Burladingen (bzw. 72379 Hechingen) betreiben wir ein Umschlagscenter.</text:p>
            <text:p>  Dafür suchen wir zum nächstmöglichen Termin</text:p>
            <text:p/>
            <text:p>  Rangierer (m/w) im Nachteinsatz</text:p>
            <text:p/>
            <text:p>  Ihre Aufgabe besteht im An- und Abdocken von Wechselbehältern und Sattelaufliegern am Terminal und dem Bereitstellen der Fahrzeuge zur Abfahrt. Sie arbeiten im Team, besitzen die Fahrerlaubnis der Klasse CE mit Kennzahl 95, verfügen über Fahrpraxis und Fahrgeschicklichkeit und Fahren ist Ihre Leidenschaft?</text:p>
            <text:p/>
            <text:p>  Sehr gut, dann müssen wir Sie kennenlernen!</text:p>
            <text:p/>
            <text:p>  Unser Angebot:</text:p>
            <text:p>  - Mitarbeiter für das Hof-/Yard Management</text:p>
            <text:p>  - Sehr gute Kenntnisse mit Glieder- und Sattelzügen</text:p>
            <text:p>  - gesichertes Beschäftigungsverhältnis</text:p>
            <text:p>  - hohe leistungsgerechte Vergütung</text:p>
            <text:p>  - Prämie für unfallfreies Fahren</text:p>
            <text:p>  - geregelte Arbeitszeiten</text:p>
            <text:p>  - modernster Fuhrpark</text:p>
            <text:p>  - Weiterbildungen/Modulschulungen BKrFQG</text:p>
            <text:p/>
            <text:p>  Interessiert? Dann rufen Sie uns doch gerne gleich an oder schreiben Sie uns eine E-Mail.</text:p>
            <text:p>  Auch am Wochenende können Sie uns gerne eine Sprachnachricht hinterlassen. Bitte geben Sie dazu Ihren Namen mit Ihrer Telefonnummer an.</text:p>
            <text:p>  Wir rufen Sie zurück.</text:p>
            <text:p/>
            <text:p>  barth Spedition GmbH</text:p>
            <text:p>  Ann-Kathrin Raidt</text:p>
            <text:p>  Gammertinger Str. 36-40, 72393 Burladingen</text:p>
            <text:p>  Tel.: 07475/891-796, E-Mail: ann-kathrin.raidt@barth.eu</text:p>
            <text:p/>
            <text:p>  Kontakt</text:p>
            <text:p/>
            <text:p>  * Unternehmen:barth Spedition GmbH</text:p>
            <text:p>  * Telefon:07475/891-796</text:p>
            <text:p>  * E-Mail-Adresse:ann-kathrin.raidt@barth.eu</text:p>
            <text:p>  * Homepage:www.barth.eu</text:p>
          </table:table-cell>
          <table:table-cell table:number-columns-repeated="7"/>
        </table:table-row>
        <table:table-row table:style-name="ro46">
          <table:table-cell office:value-type="string" calcext:value-type="string">
            <text:p>4d7093f6c0434676a0734307e47f10e8</text:p>
          </table:table-cell>
          <table:table-cell office:value-type="date" office:date-value="2017-09-04" calcext:value-type="date">
            <text:p>2017-09-04</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Bahnpersonal24 GmbH &amp; Co. KG</text:p>
          </table:table-cell>
          <table:table-cell office:value-type="string" calcext:value-type="string">
            <text:p>  Stellenangebot - Eisenbahner/in_Betriebsdienst-Lokführer und Transport (Eisenbahner/in - Betriebsdienst - Lokführer und Transport)</text:p>
            <text:p/>
            <text:p>  Überblick über das Stellenangebot</text:p>
            <text:p/>
            <text:p>  Referenznummer</text:p>
            <text:p/>
            <text:p>  10000-1156118720-S</text:p>
            <text:p>  Titel des Stellenangebots</text:p>
            <text:p/>
            <text:p>  Eisenbahner/in_Betriebsdienst-Lokführer und Transport (Eisenbahner/in - Betriebsdienst - Lokführer und Transport)</text:p>
            <text:p>  Stellenangebotsart</text:p>
            <text:p/>
            <text:p>  Arbeitsplatz als Fachkraft (sozialversicherungspflichtig)</text:p>
            <text:p>  Arbeitgeber</text:p>
            <text:p>  Bahnpersonal24 GmbH &amp; Co. KG</text:p>
            <text:p/>
            <text:p>  Branche: Befristete Überlassung von Arbeitskräften, Betriebsgröße: zwischen 51 und 500</text:p>
            <text:p>  Stellenbeschreibung</text:p>
            <text:p/>
            <text:p>  Wir als Personaldienstleister im Eisenbahnverkehr suchen Sie als neuen Mitarbeiter in unserem Team.</text:p>
            <text:p>  Wer sind Wir?</text:p>
            <text:p>  Wir, sind die Bahnpersonal24 GmbH und Co.KG mit Sitz in der wunderschönen Landeshauptstadt von Sachsen.</text:p>
            <text:p>  Unsere Aufgabe ist es, qualifizierte Eisenbahnpersonale an unsere Kunden zu überlassen oder eigene Aufträge reibungslos durchzuführen. Durch die Vielzahl der bei uns angefragten oder eigenen Leistungen ist meistens ein heimatnaher Einsatzort gegeben.</text:p>
            <text:p>  Haben wir Ihr Interesse geweckt, dann kommen Sie in ein motiviertes und flexibles Team, wo jederzeit ein gutes und kollegiales Arbeitsklima herrscht.</text:p>
            <text:p/>
            <text:p>  Wir freuen uns auf Ihre Bewerbung.</text:p>
            <text:p>  Führungsverantwortung</text:p>
            <text:p/>
            <text:p>  Keine Führungsverantwortung</text:p>
            <text:p>  Arbeitsorte</text:p>
            <text:p/>
            <text:p>  München, Bayern, Deutschland</text:p>
            <text:p>  Magdeburg, Sachsen-Anhalt, Deutschland</text:p>
            <text:p>  Passau, Bayern, Deutschland</text:p>
            <text:p>  Hamburg, Hamburg, Deutschland</text:p>
            <text:p>  Theaterstr.4, 01067 Dresden, Sachsen, Deutschland</text:p>
            <text:p>  Wolfsburg, Niedersachsen, Deutschland</text:p>
            <text:p>  Bremen, Bremen, Deutschland</text:p>
            <text:p>  Lübeck, Schleswig-Holstein, Deutschland</text:p>
            <text:p>  Fulda, Hessen, Deutschland</text:p>
            <text:p>  Berlin, Berli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5 Stellen</text:p>
            <text:p>  Vormerken</text:p>
            <text:p/>
            <text:p>  Konditionen des Stellenangebots</text:p>
            <text:p/>
            <text:p>  Arbeitszeit</text:p>
            <text:p/>
            <text:p>  Vollzeit, Wochenende, Nachtarbeit, Schicht</text:p>
            <text:p>  40 Wochenstunden</text:p>
            <text:p>  Vergütung und Zusatzleistungen</text:p>
            <text:p/>
            <text:p>  ab 2.700 ? zzgl. Zulagen</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Reise-/ Montagebereitschaft</text:p>
            <text:p/>
            <text:p>  Zeitweise</text:p>
            <text:p>  Führerscheine</text:p>
            <text:p/>
            <text:p>  Zwingend erforderlich</text:p>
            <text:p>  Lokomotiv-/Triebfahrzeugführerschein Klasse 3</text:p>
            <text:p/>
            <text:p>  Kontaktdaten</text:p>
            <text:p/>
            <text:p>  Rückfragen und Bewerbungen an</text:p>
            <text:p/>
            <text:p>  Bahnpersonal24 GmbH &amp; Co. KG</text:p>
            <text:p>  Frau Bokor</text:p>
            <text:p>  Theaterstr.4</text:p>
            <text:p>  01067 Dresden</text:p>
            <text:p>  Sachsen</text:p>
            <text:p>  Deutschland</text:p>
            <text:p>  Telekommunikation</text:p>
            <text:p/>
            <text:p>  Telefonnummer: +49 (3 51) 80 69 06 23</text:p>
            <text:p>  E-Mail</text:p>
            <text:p>  office@bahnpersonal24.com</text:p>
            <text:p>  Gewünschte Bewerbungsarten</text:p>
            <text:p/>
            <text:p>  Über JOBBÖRSE, per E-Mail, schriftlich, persönlich</text:p>
            <text:p>  Internetadresse</text:p>
            <text:p>  Weitere Informationen zum Stellenangebot im Internet</text:p>
            <text:p>  Bewerbungszeitraum</text:p>
            <text:p/>
            <text:p>  31.08.2017 - 31.10.2017</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47">
          <table:table-cell office:value-type="string" calcext:value-type="string">
            <text:p>af4f2496563f4f968d2893a559371dc5</text:p>
          </table:table-cell>
          <table:table-cell office:value-type="date" office:date-value="2017-09-05" calcext:value-type="date">
            <text:p>2017-09-05</text:p>
          </table:table-cell>
          <table:table-cell office:value-type="string" calcext:value-type="string">
            <text:p>Rangierbegleiter/in</text:p>
          </table:table-cell>
          <table:table-cell office:value-type="float" office:value="8311" calcext:value-type="float">
            <text:p>8311</text:p>
          </table:table-cell>
          <table:table-cell office:value-type="string" calcext:value-type="string">
            <text:p>Rail Cargo Carrier - PCT GmbH</text:p>
          </table:table-cell>
          <table:table-cell office:value-type="string" calcext:value-type="string">
            <text:p>  * 5km</text:p>
            <text:p>  * 10km</text:p>
            <text:p>  * 20km</text:p>
            <text:p>  * 30km</text:p>
            <text:p>  * 40km</text:p>
            <text:p>  * 50km</text:p>
            <text:p>  * 75km</text:p>
            <text:p>  * 100km</text:p>
            <text:p/>
            <text:p>  Erweiterte Suche</text:p>
            <text:p>  * Zur Ergebnisliste Zurück</text:p>
            <text:p/>
            <text:p>  * Stellenangebot 678 von 78113 678 von 78113</text:p>
            <text:p>  *</text:p>
            <text:p>  *</text:p>
            <text:p/>
            <text:p>  Rail Cargo Carrier - PCT GmbH</text:p>
            <text:p/>
            <text:p>  als Rangierbegleiter/ -in ab sofort und unbefristet</text:p>
            <text:p/>
            <text:p>  * Wolnzach</text:p>
            <text:p>  * Feste Anstellung</text:p>
            <text:p>  * Vollzeit</text:p>
            <text:p>  *</text:p>
            <text:p/>
            <text:p>  Jetzt bewerben</text:p>
            <text:p/>
            <text:p>  Die Rail Cargo Carrier - PCT GmbH ist Teil des ÖBB-Konzerns, welcher Marktführer für Schienenlogistik in Österreich und Zentral- und Südosteuropa ist. Wir bieten unseren Kunden maßgeschneiderte Logistikleistungen und bewegen Transportgüter jeder Branche. Als Rail Cargo Carrier ist die ÖBB seit 2015 auch in Deutschland als Eisenbahnverkehrsunternehmen tätig. Mit langläufigen Carrier-Verkehren und einem überdurchschnittlichen Wachstum haben wir das Ziel unser Geschäft weiter auszubauen.</text:p>
            <text:p/>
            <text:p>  Gemeinsam mit Ihnen wollen wir mehr bewegen. Daher suchen wir Sie</text:p>
            <text:p/>
            <text:p>  als Rangierbegleiter/ -in ab sofort und unbefristet</text:p>
            <text:p/>
            <text:p>  Am Einsatzort München-Milbertshofen sind Sie bei uns als Rangierbegleiter, zuständig für die Bildung neuer Züge aus einzelnen Wagons oder Wagengruppen. Sie lösen ankommende Züge auf bzw. führen diese Wagons den Kunden zu oder holen Sie dort ab. Sie schaffen die Voraussetzung für eine pünktliche und sichere Beförderung unserer Züge. Es besteht auch gerne die Möglichkeit, sich bei uns als Quereinsteiger zum Rangierbegleiter ausbilden zu lassen.</text:p>
            <text:p/>
            <text:p>  Unsere Anforderungen:</text:p>
            <text:p>  * Abgeschlossene Berufsausbildung zum Rangierbegleiter inkl. Bremsprobenberechtigter und Wagenprüfer</text:p>
            <text:p>  * die gesundheitliche und psychologische Tauglichkeit für diese Tätigkeit</text:p>
            <text:p>  * Verantwortungsbewusstsein, Zuverlässigkeit, Kollegialität und Einsatzbereitschaft</text:p>
            <text:p>  * Identifikation mit dem Unternehmen</text:p>
            <text:p>  * Bereitschaft zum Schichtdienst auch an Wochenende und Feiertagen</text:p>
            <text:p/>
            <text:p>  Wir bieten Ihnen:</text:p>
            <text:p>  * Einen unbefristeten Arbeitsvertrag</text:p>
            <text:p>  * Eine mitarbeiterorientierte Vergütung sowie überdurchschnittliche Zulagen</text:p>
            <text:p>  * Möglichkeiten aktiv den täglichen Arbeitsprozess zu gestalten und zu verbessern</text:p>
            <text:p>  * Ein angenehmes und kollegiales Arbeitsklima sind selbstverständlich</text:p>
            <text:p>  * Möglichkeit der beruflichen Weiterentwicklung zum Wagenmeister, Disponenten oder Lokführer</text:p>
            <text:p>  * Einen festen Arbeitsort mit festen Dienstplan, der die Möglichkeit zur planbaren Freizeitgestaltung bietet.</text:p>
            <text:p/>
            <text:p>  Wenn Sie in einem jungen, dynamisch-wachsenden und zukunftssicheren Unternehmen etwas bewegen, Entwicklungsmöglichkeiten nutzen und aktiv am Erfolg mitwirken wollen, dann freuen wir uns auf Ihre Bewerbung bestehend aus Lebenslauf, Zeugnissen und Ihrer Gehaltsvorstellung per E-Mail an: jobs.rcc.pct@railcargo.com</text:p>
            <text:p/>
            <text:p>  Sollten Sie Fragen haben, sprechen Sie unter der 08442/9080-294 unseren Herrn Rose gerne an.</text:p>
            <text:p>  Rail Cargo Carrier - PCT GmbH</text:p>
            <text:p>  Feierabendmühle 2</text:p>
            <text:p>  85283 Wolnzach</text:p>
            <text:p>  Deutschland</text:p>
            <text:p>  http://www.railcargocarrier.com</text:p>
            <text:p>  Jetzt bewerben</text:p>
            <text:p/>
            <text:p>  Unternehmen</text:p>
            <text:p/>
            <text:p>  Rail Cargo Carrier - PCT GmbH</text:p>
            <text:p>  5 Stellen</text:p>
            <text:p>  5 Stellen</text:p>
            <text:p>  Rail Cargo Carrier - PCT GmbH</text:p>
            <text:p/>
            <text:p>  Standort</text:p>
            <text:p/>
            <text:p>  Karte anzeigen</text:p>
            <text:p/>
            <text:p/>
            <text:p>  Rail Cargo Carrier - PCT GmbH</text:p>
            <text:p>  Feierabendmühle 2, 85283 Wolnzach, Deutschland</text:p>
            <text:p/>
            <text:p>  Weitere interessante Jobs</text:p>
            <text:p/>
            <text:p>  Weitere Jobs</text:p>
            <text:p/>
            <text:p>  1. Nach Berufsfeld</text:p>
            <text:p>  2. Einkauf, Materialwirtsc...</text:p>
            <text:p>  3. Administration und Sekr...</text:p>
            <text:p/>
            <text:p>  1. Nach Standort</text:p>
            <text:p>  2. Wolnzach</text:p>
            <text:p>  3. Bayern</text:p>
            <text:p>  4. Oberbayern</text:p>
            <text:p>  5. Süddeutschland</text:p>
            <text:p/>
            <text:p>  1. Nach Jobtitel</text:p>
            <text:p>  2. Triebfahrzeugführer/in</text:p>
            <text:p>  3. Leitstellendisponent/in</text:p>
            <text:p>  4. Rangierbegleiter/in</text:p>
          </table:table-cell>
          <table:table-cell table:number-columns-repeated="7"/>
        </table:table-row>
        <table:table-row table:style-name="ro31">
          <table:table-cell office:value-type="string" calcext:value-type="string">
            <text:p>d5dc6ace5afd4d5b98f815585eca746d</text:p>
          </table:table-cell>
          <table:table-cell office:value-type="date" office:date-value="2017-09-22" calcext:value-type="date">
            <text:p>2017-09-22</text:p>
          </table:table-cell>
          <table:table-cell office:value-type="string" calcext:value-type="string">
            <text:p>Ausbilder für Triebfahrzeugführer (m/w)</text:p>
          </table:table-cell>
          <table:table-cell office:value-type="float" office:value="8311" calcext:value-type="float">
            <text:p>8311</text:p>
          </table:table-cell>
          <table:table-cell office:value-type="string" calcext:value-type="string">
            <text:p>ODEG Ostdeutsche Eisenbahn GmbH</text:p>
          </table:table-cell>
          <table:table-cell office:value-type="string" calcext:value-type="string">
            <text:p>  * 5km</text:p>
            <text:p>  * 10km</text:p>
            <text:p>  * 20km</text:p>
            <text:p>  * 30km</text:p>
            <text:p>  * 40km</text:p>
            <text:p>  * 50km</text:p>
            <text:p>  * 75km</text:p>
            <text:p>  * 100km</text:p>
            <text:p/>
            <text:p>  Erweiterte Suche</text:p>
            <text:p>  * Zur Ergebnisliste Zurück</text:p>
            <text:p/>
            <text:p>  * Stellenangebot 3074 von 81679 3074 von 81679</text:p>
            <text:p>  *</text:p>
            <text:p>  *</text:p>
            <text:p/>
            <text:p>  ODEG Ostdeutsche Eisenbahn GmbH</text:p>
            <text:p/>
            <text:p>  Ausbilder für Triebfahrzeugführer (m/w)</text:p>
            <text:p/>
            <text:p>  *</text:p>
            <text:p/>
            <text:p>  Jetzt bewerben</text:p>
            <text:p/>
            <text:p>  Mit derzeit rund 480 Mitarbeiterinnen und Mitarbeitern, 42 gelb-weiß-grünen Zügen und 11 Linien mit einer Streckenlänge von rund 1.200 km sowie 17,7 Millionen Fahrgästen jährlich ist die ODEG - Ostdeutsche Eisenbahn GmbH die größte private Eisenbahn im Osten Deutschlands. Ein modernes Eisenbahnverkehrsunternehmen mit Nahverkehrsleistungen im Auftrag der fünf Bundesländer: Berlin, Brandenburg, Mecklenburg-Vorpommern, Sachsen-Anhalt und Sachsen.</text:p>
            <text:p/>
            <text:p>  Zum nächstmöglichen Zeitpunkt - spätestens zum 01.01.2018 - suchen wir eine/n</text:p>
            <text:p/>
            <text:p>  Ausbilder für Triebfahrzeugführer (m/w)</text:p>
            <text:p/>
            <text:p>  Ihre Aufgaben</text:p>
            <text:p/>
            <text:p>  * theoretische und praktische Ausbildung neuer Triebfahrzeugführer</text:p>
            <text:p>  * Durchführen des regelmäßigen Fortbildungsunterrichts von Triebfahrzeugführern</text:p>
            <text:p>  * Durchführen von Trainings an den ODEG-eigenen Fahrsimulatoren</text:p>
            <text:p>  * Prüfungsabnahmen</text:p>
            <text:p>  * Begleitfahrten bei Triebfahrzeugführern</text:p>
            <text:p>  * Rufbereitschaften und Einsatz im Notfallmanagement</text:p>
            <text:p>  * Projektarbeit</text:p>
            <text:p>  * Einsatz als Triebfahrzeugführer</text:p>
            <text:p/>
            <text:p>  Ihr Profil</text:p>
            <text:p/>
            <text:p>  * Berechtigung als Triebfahrzeugführer (V- und E-Traktion) und mindestens drei Jahre Erfahrung im Triebfahrzeugführerberuf</text:p>
            <text:p>  * ausgezeichnete Kenntnisse der Regelwerke und Abläufe im Eisenbahnbetrieb</text:p>
            <text:p>  * Vorerfahrung als Ausbilder und pädagogische Vorbildung wünschenswert</text:p>
            <text:p>  * Fähigkeit, komplexe Sachverhalte verständlich darzustellen</text:p>
            <text:p>  * absolute Zuverlässigkeit, Selbstständigkeit und Durchsetzungsvermögen</text:p>
            <text:p>  * regionale und zeitliche Flexibilität (deutschlandweiter Einsatz)</text:p>
            <text:p/>
            <text:p>  Wir bieten</text:p>
            <text:p/>
            <text:p>  * ein sicheres Einkommen mit leistungsgerechter tarifvertraglicher Bezahlung</text:p>
            <text:p>  * ein Arbeitsverhältnis in einer zukunftssicheren Branche</text:p>
            <text:p>  * Vereinbarkeit von Familie und Beruf durch langfristige Planung</text:p>
            <text:p>  * sehr gute und permanente berufliche Aus- und Weiterbildung</text:p>
            <text:p>  * einen Einsatz im Verkehrsgebiet der ODEG und die Möglichkeit, deutschlandweit im Auftrag der ODEG andere Eisenbahnunternehmen kennenzulernen</text:p>
            <text:p/>
            <text:p>  Kontakt</text:p>
            <text:p/>
            <text:p>  Bitte bewerben Sie sich schnellstmöglich über unser Online-Bewerbungsformular, klicken Sie hierzu auf den Button unter unserer Adresse. Bewerbungsmappen werden nicht zurückgesandt.</text:p>
            <text:p/>
            <text:p>  ODEG - Ostdeutsche Eisenbahn GmbH</text:p>
            <text:p>  Kerstin Vahldiek</text:p>
            <text:p>  Möllendorffstr. 49</text:p>
            <text:p>  10367 Berlin</text:p>
            <text:p/>
            <text:p>  Zum Online-Bewerbungsformular &gt;</text:p>
          </table:table-cell>
          <table:table-cell table:number-columns-repeated="7"/>
        </table:table-row>
        <table:table-row table:style-name="ro48">
          <table:table-cell office:value-type="string" calcext:value-type="string">
            <text:p>47856b7ce77a404abc1367add980f7b2</text:p>
          </table:table-cell>
          <table:table-cell office:value-type="date" office:date-value="2017-09-16" calcext:value-type="date">
            <text:p>2017-09-16</text:p>
          </table:table-cell>
          <table:table-cell office:value-type="string" calcext:value-type="string">
            <text:p>zum Triebfahrzeugführer (m/w)</text:p>
          </table:table-cell>
          <table:table-cell office:value-type="float" office:value="8311" calcext:value-type="float">
            <text:p>8311</text:p>
          </table:table-cell>
          <table:table-cell office:value-type="string" calcext:value-type="string">
            <text:p>Agilis Eisenbahngesellschaft Mbh &amp; Co.kg</text:p>
          </table:table-cell>
          <table:table-cell office:value-type="string" calcext:value-type="string">
            <text:p>  Bewerben Sie sich für die Qualifizierung</text:p>
            <text:p>  zum Triebfahrzeugführer (m/w) für die</text:p>
            <text:p>  Einsatzorte Ulm und Donauwörth!</text:p>
            <text:p/>
            <text:p>  Das bringen Sie mit: mindestens qualifizierender Hauptschulabschluss, abgeschlossene Berufsausbildung (gewerblich-technisch), PKW-Führerschein sowie eigener PKW, sehr gute Deutschkenntnisse in Wort und Schrift, technisches Interesse und Kundenorientierung</text:p>
            <text:p/>
            <text:p>  Mehr Infos auf agilis.de/jobs</text:p>
            <text:p/>
            <text:p>  agilis Eisenbahngesellschaft mbH &amp; Co.KG</text:p>
            <text:p>  agilis Verkehrsgesellschaft mbH &amp; Co.KG</text:p>
            <text:p>  Galgenbergstr. 2a</text:p>
            <text:p>  93053 Regensburg</text:p>
            <text:p/>
            <text:p>  www.agilis.de</text:p>
            <text:p/>
            <text:p>  Ihre Bahn in der Region.</text:p>
          </table:table-cell>
          <table:table-cell table:number-columns-repeated="7"/>
        </table:table-row>
        <table:table-row table:style-name="ro41">
          <table:table-cell office:value-type="string" calcext:value-type="string">
            <text:p>cc13f355af044300a67e45525754a922</text:p>
          </table:table-cell>
          <table:table-cell office:value-type="date" office:date-value="2017-09-23" calcext:value-type="date">
            <text:p>2017-09-23</text:p>
          </table:table-cell>
          <table:table-cell office:value-type="string" calcext:value-type="string">
            <text:p>Rangierbegleiter w/m</text:p>
          </table:table-cell>
          <table:table-cell office:value-type="float" office:value="8311" calcext:value-type="float">
            <text:p>8311</text:p>
          </table:table-cell>
          <table:table-cell office:value-type="string" calcext:value-type="string">
            <text:p>erste reserve personalservice spreen GmbH</text:p>
          </table:table-cell>
          <table:table-cell office:value-type="string" calcext:value-type="string">
            <text:p>  erster</text:p>
            <text:p>  antrieb</text:p>
            <text:p/>
            <text:p>  Geben Sie Gas und treiben Sie mit uns Ihre Karriere voran! Wir zeigen Ihnen Strecken auch abseits der üblichen Wege! Und wir haben die besten Jobs der Region - nicht nur für Energiebündel, Powermenschen und Kraftpakete.</text:p>
            <text:p/>
            <text:p>  Rangierbegleiter w/m</text:p>
            <text:p/>
            <text:p>  Rangiermitarbeiter / Eisenbahnwagons / Kuppeln</text:p>
            <text:p/>
            <text:p>  Tätigkeiten, die Spaß machen</text:p>
            <text:p/>
            <text:p>  * Bereitstellen der Eisenbahnwagons in Zusammenarbeit mit dem Lokführer</text:p>
            <text:p>  * Überwachung des Rangierraums</text:p>
            <text:p>  * Abkuppeln, Langkuppeln und Kurzkuppeln der Waggons</text:p>
            <text:p>  * Säubern und Absperren der Gleisanlagen</text:p>
            <text:p>  * Sicherung der Ladegüter</text:p>
            <text:p/>
            <text:p>  Qualifikationen, die überzeugen</text:p>
            <text:p/>
            <text:p>  * Von Vorteil wären eine Ausbildung und /oder Erfahrung im Rangierdienst</text:p>
            <text:p>  * Kenntnisse im Kuppeln von Waggons</text:p>
            <text:p>  * Körperliche Belastbarkeit und hohe Einsatzbereitschaft</text:p>
            <text:p>  * Ausgeprägtes Verantwortungs- und Sicherheitsbewusstsein</text:p>
            <text:p/>
            <text:p>  Perspektiven, die begeistern</text:p>
            <text:p/>
            <text:p>  * Langfristiger Arbeitsplatz mit geplanter Festanstellung</text:p>
            <text:p>  * Überdurchschnittliche Vergütung zzgl. Fahr-, Urlaubs- und Weihnachtsgeld</text:p>
            <text:p>  * Tolle Weiterbildungsmöglichkeiten</text:p>
            <text:p>  * Beste Erreichbarkeit mit den öffentlichen Verkehrsmitteln</text:p>
            <text:p>  * Kostenfreie Bereitstellung der benötigten Arbeitsschutzkleidung</text:p>
            <text:p/>
            <text:p>  Hier können Sie was bewegen!</text:p>
            <text:p/>
            <text:p>  Bewerben Sie sich gleich telefonisch unter 07222 77449-0, gerne auch per Email oder Onlinebewerbung unter Angabe der Referenznummer 3ran585.</text:p>
            <text:p/>
            <text:p>  Wir freuen uns auf Sie!</text:p>
            <text:p/>
            <text:p>  Einsatzort:</text:p>
            <text:p/>
            <text:p>  76571 Gaggenau</text:p>
            <text:p/>
            <text:p>  Arbeitszeit:</text:p>
            <text:p/>
            <text:p>  Vollzeit</text:p>
            <text:p/>
            <text:p>  Eintrittstermin:</text:p>
            <text:p/>
            <text:p>  16.10.2017</text:p>
          </table:table-cell>
          <table:table-cell table:number-columns-repeated="7"/>
        </table:table-row>
        <table:table-row table:style-name="ro49">
          <table:table-cell office:value-type="string" calcext:value-type="string">
            <text:p>913798a5edb64ad381d3fae35d9781d7</text:p>
          </table:table-cell>
          <table:table-cell office:value-type="date" office:date-value="2017-09-07" calcext:value-type="date">
            <text:p>2017-09-07</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AlphaConsult KG Bahn</text:p>
          </table:table-cell>
          <table:table-cell office:value-type="string" calcext:value-type="string">
            <text:p>  Stellenangebot - Triebfahrzeugführer/in Personenverkehr (Eisenbahner/in - Betriebsdienst - Lokführer und Transport)</text:p>
            <text:p/>
            <text:p>  Überblick über das Stellenangebot</text:p>
            <text:p/>
            <text:p>  Referenznummer</text:p>
            <text:p/>
            <text:p>  10000-1156238712-S</text:p>
            <text:p>  Titel des Stellenangebots</text:p>
            <text:p/>
            <text:p>  Triebfahrzeugführer/in Personenverkehr (Eisenbahner/in - Betriebsdienst - Lokführer und Transport)</text:p>
            <text:p>  Stellenangebotsart</text:p>
            <text:p/>
            <text:p>  Arbeitsplatz (sozialversicherungspflichtig)</text:p>
            <text:p>  Arbeitgeber</text:p>
            <text:p>  AlphaConsult KG Bahn</text:p>
            <text:p/>
            <text:p>  Branche: Befristete Überlassung von Arbeitskräften, Betriebsgröße: zwischen 501 und 5000</text:p>
            <text:p>  Stellenbeschreibung</text:p>
            <text:p/>
            <text:p>  WIR SIND PERSONENVERKEHR!</text:p>
            <text:p/>
            <text:p>  ? und suchen Verstärkung, hierbei richten wir uns aus ausdrücklich AUCH an Personale aus dem Güterverkehrsbereich - anders als Andere sehen wir da nämlich kein Problem beim Umstieg, wir schulen gerne.</text:p>
            <text:p/>
            <text:p>  Zur (langfristigen / dauerhaften) Unterstützung unserer Dienststellen in NÜRNBERG und WÜRZBURG suchen wir zum sofortigen und perspektivischen Einstieg Triebfahrzeugführer der Klasse III (VDV bzw. B (TfV)).</text:p>
            <text:p/>
            <text:p>  Hierfür bringen Sie bitte mit:</text:p>
            <text:p>  - einen gültigen Triebfahrzeugführerschein Klasse III bzw. B</text:p>
            <text:p>  - idealerweise Grundkurs V und E, aber nur eines von Beidem ist auch ok</text:p>
            <text:p>  - idealerweise eine aktuell gültige bahnärztliche Untersuchungsbescheinigung</text:p>
            <text:p>  - absolut idealerweise (aber ausdrücklich nicht zwingend) den Wagenprüfer P</text:p>
            <text:p/>
            <text:p>  Argumente für eine Arbeitsaufnahme in unserem Hause:</text:p>
            <text:p>  - gleichbleibende Einsatzstelle, KEINE Einsatzwechseltätigkeit, keine planmäßigen Gastfahrten, und wenn doch - dann voll bezahlt</text:p>
            <text:p>  - Schichteinteilung MIT Ihnen, nicht über Ihren Kopf. Wünsche werden berücksichtigt, falls Sie noch nicht umziehen möchten legen wir die Schichten so, dass Sie ausreichend freie Tage am Stück für "Heimaturlaub" haben</text:p>
            <text:p>  - attraktiver Stundenlohn in Höhe von 18,06 ? / Std. bei 162 Monatsstunden (= Bruttogrundlohn von 2.925,72 ? / Monat). Natürlich mit unbefristetem Vertrag.</text:p>
            <text:p>  - attraktive Zulagenregelung in Höhe von 25% Nachtzulage bereits ab 20 Uhr (4,52 ? / Std.), 25% Überstundenzulage ab 41te Wochenstunde (4,52 ? / Std.), 50% Sonntagszulage (9,03 ? / Std.) und 100% Feiertagszulage (18,06 ? / Std.)</text:p>
            <text:p>  - auswärtigen Bewerbern bieten wir die Kostenübernahme einer Unterkunft am Arbeitsort in den ersten 6 Monaten</text:p>
            <text:p>  - fehlende Qualifikationen werden ausreichend nachgeschult. Qualifizierte Einarbeitung ohne Zeitdruck.</text:p>
            <text:p>  - Ihre Ansprechpartner in der Personalabteilung sind gelernte Lokführer - und kennen den Betrieb "draußen"</text:p>
            <text:p/>
            <text:p>  Interessiert?</text:p>
            <text:p>  Dann freuen wir uns sehr auf Ihre Bewerbung! Bitte legen Sie dieser neben Ihrem Lebenslauf auch alle bahnspezifischen Qualifikationsnachweise bei und nennen uns ihren frühesten Eintrittstermin.</text:p>
            <text:p/>
            <text:p>  Der Arbeitsort ist für Sie überhaupt nicht attraktiv? Dann schreiben Sie uns doch eine Initiativbewerbung! Wir haben bundesweit Dienststellen die sich sicher nach Absprache auch über Verstärkung freuen!</text:p>
            <text:p>  Führungsverantwortung</text:p>
            <text:p/>
            <text:p>  Keine Führungsverantwortung</text:p>
            <text:p>  Arbeitsorte</text:p>
            <text:p/>
            <text:p>  Hauptbahnhof, 97070 Würzburg, Bayern, Deutschland</text:p>
            <text:p>  Ingolstädter Straße, 90425 Nürnberg, Mittelfranken, Bayer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25.09.2017</text:p>
            <text:p>  Anzahl offener Stellen</text:p>
            <text:p/>
            <text:p>  4 Stellen</text:p>
            <text:p>  Vormerken</text:p>
            <text:p/>
            <text:p>  Konditionen des Stellenangebots</text:p>
            <text:p/>
            <text:p>  Arbeitszeit</text:p>
            <text:p/>
            <text:p>  Vollzeit, Wochenende, Schicht</text:p>
            <text:p>  39 Wochenstunden</text:p>
            <text:p>  Vergütung und Zusatzleistungen</text:p>
            <text:p/>
            <text:p>  18,06 ? / Std.</text:p>
            <text:p>  Bei der Besetzung des Stellenangebotes findet ein Tarifvertrag Anwendung.</text:p>
            <text:p>  Tarifvertrag: BAP</text:p>
            <text:p>  Befristung</text:p>
            <text:p/>
            <text:p>  Unbefristetes Arbeitsverhältnis</text:p>
            <text:p/>
            <text:p>  Anforderungen an den Bewerber</text:p>
            <text:p/>
            <text:p>  Führerscheine</text:p>
            <text:p/>
            <text:p>  Zwingend erforderlich</text:p>
            <text:p>  Lokomotiv-/Triebfahrzeugführerschein Klasse 3</text:p>
            <text:p/>
            <text:p>  Kontaktdaten</text:p>
            <text:p/>
            <text:p>  Rückfragen und Bewerbungen an</text:p>
            <text:p/>
            <text:p>  AlphaConsult KG Bahn</text:p>
            <text:p>  Frau Antonia Golz</text:p>
            <text:p>  Kilianstr. 121</text:p>
            <text:p>  90425 Nürnberg, Mittelfranken</text:p>
            <text:p>  Bayern</text:p>
            <text:p>  Deutschland</text:p>
            <text:p>  Telekommunikation</text:p>
            <text:p/>
            <text:p>  Telefonnummer: +49 (9 11) 21 64 66 20 17</text:p>
            <text:p>  Faxnummer: +49 (9 11) 21 64 66 19</text:p>
            <text:p>  E-Mail</text:p>
            <text:p>  antonia.golz@alphaconsult.org</text:p>
            <text:p>  Gewünschte Bewerbungsarten</text:p>
            <text:p/>
            <text:p>  Per E-Mail</text:p>
            <text:p>  Angaben zur Bewerbung</text:p>
            <text:p/>
            <text:p>  Geforderte Anlagen: Anschreib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44">
          <table:table-cell office:value-type="string" calcext:value-type="string">
            <text:p>9f83040374f443a4a10fd008590123fd</text:p>
          </table:table-cell>
          <table:table-cell office:value-type="date" office:date-value="2017-09-29" calcext:value-type="date">
            <text:p>2017-09-29</text:p>
          </table:table-cell>
          <table:table-cell office:value-type="string" calcext:value-type="string">
            <text:p>Azubi (w/m) Eisenbahner im Betriebsdienst Fachrichtung Lokführer und Transport 2018</text:p>
          </table:table-cell>
          <table:table-cell office:value-type="float" office:value="8311" calcext:value-type="float">
            <text:p>8311</text:p>
          </table:table-cell>
          <table:table-cell office:value-type="string" calcext:value-type="string">
            <text:p>Deutsche Bahn</text:p>
          </table:table-cell>
          <table:table-cell office:value-type="string" calcext:value-type="string">
            <text:p>  Azubi (w/m) Eisenbahner im Betriebsdienst Fachrichtung Lokführer und Transport 2018</text:p>
            <text:p/>
            <text:p>  Deutsche Bahn Freiburg im Breisgau</text:p>
            <text:p>  3,38</text:p>
            <text:p>  Von 1730 Mitarbeitern bewertet Kununu</text:p>
            <text:p>  + Eingestellt am 10.05.2017</text:p>
            <text:p>  + Beschäftigungsart: Vollzeit</text:p>
            <text:p>  + Karrierestufe: Mit Berufserfahrung</text:p>
            <text:p>  + Branche: Transport und Logistik</text:p>
            <text:p>  Seite erfolgreich zur Merkliste hinzugefügt</text:p>
            <text:p>  Das Stellenangebot wurde aus Ihrer Merkliste gelöscht</text:p>
            <text:p>  Ihre Merkliste ist voll.</text:p>
            <text:p>  Bitte löschen Sie bereits gemerkte Stellenangebote in der Merkliste.</text:p>
            <text:p>  Es befindet sich noch kein gemerktes Stellenangebot in der Merkliste.</text:p>
            <text:p>  Klicken Sie auf den Stern * bei einem Stellenangebot um dieses der Merkliste hinzufügen.</text:p>
            <text:p/>
            <text:p>  Merkliste</text:p>
            <text:p>  Sie haben sich gemerkt</text:p>
            <text:p>  + Stellenangebot löschen?</text:p>
            <text:p>  Es wurden alle Einträge in der Merkliste gelöscht.</text:p>
            <text:p>  Einträge in der Merkliste werden 7 Tage gespeichert.</text:p>
            <text:p>  Geben Sie hier bitte Ihren Suchbegriff ein.</text:p>
            <text:p/>
            <text:p>  Azubi (w/m) Eisenbahner im Betriebsdienst Fachrichtung Lokführer und Transport 2018</text:p>
            <text:p/>
            <text:p>  Steckbrief</text:p>
            <text:p>  + Unternehmen</text:p>
            <text:p>  Deutsche Bahn AG</text:p>
            <text:p>  + Land</text:p>
            <text:p>  Deutschland</text:p>
            <text:p>  + Standort</text:p>
            <text:p>  Freiburg (Breisgau)</text:p>
            <text:p>  + Einstiegsarten</text:p>
            <text:p>  Ausbildung</text:p>
            <text:p>  + Vertragsart</text:p>
            <text:p>  Vollzeit / Teilzeit</text:p>
            <text:p>  + Befristung</text:p>
            <text:p>  Unbefristet</text:p>
            <text:p>  + Ausschreibungsnummer</text:p>
            <text:p>  269003</text:p>
          </table:table-cell>
          <table:table-cell table:number-columns-repeated="7"/>
        </table:table-row>
        <table:table-row table:style-name="ro7">
          <table:table-cell office:value-type="string" calcext:value-type="string">
            <text:p>ac4bd44e56144e57ae4e92600a90b516</text:p>
          </table:table-cell>
          <table:table-cell office:value-type="date" office:date-value="2017-09-03" calcext:value-type="date">
            <text:p>2017-09-03</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epona HR Services GmbH</text:p>
          </table:table-cell>
          <table:table-cell office:value-type="string" calcext:value-type="string">
            <text:p>  Stellenangebot - Triebfahrzeugführer (m/w) Klasse 3 - Güterverkehr (Eisenbahner/in - Betriebsdienst - Lokführer und Transport)</text:p>
            <text:p/>
            <text:p>  Überblick über das Stellenangebot</text:p>
            <text:p/>
            <text:p>  Referenznummer</text:p>
            <text:p/>
            <text:p>  10000-1156154654-S</text:p>
            <text:p>  Titel des Stellenangebots</text:p>
            <text:p/>
            <text:p>  Triebfahrzeugführer (m/w) Klasse 3 - Güterverkehr (Eisenbahner/in - Betriebsdienst - Lokführer und Transport)</text:p>
            <text:p>  Alternativberufe</text:p>
            <text:p>  Schienenfahrzeugführer/in</text:p>
            <text:p>  Stellenangebotsart</text:p>
            <text:p/>
            <text:p>  Arbeitsplatz (sozialversicherungspflichtig)</text:p>
            <text:p>  Arbeitgeber</text:p>
            <text:p>  Sepona HR Services GmbH</text:p>
            <text:p/>
            <text:p>  Branche: Vermittlung von Arbeitskräften, Betriebsgröße: zwischen 6 und 50</text:p>
            <text:p>  Stellenbeschreibung</text:p>
            <text:p/>
            <text:p>  Ihr Aufgabengebiet</text:p>
            <text:p>  * Fahren von Zügen zwischen den Knotenpunkten z.T. im kombinierten Ladungsverkehr</text:p>
            <text:p>  * Ggf. Rangierarbeiten an den Standorten der Produktionswerke und Logistikplätze</text:p>
            <text:p>  * Durchführen von Wagen- und Zugprüfungen sowie Bremsproben</text:p>
            <text:p>  * Erstellen von Wagenlisten und Bremszetteln</text:p>
            <text:p>  * Durchführung von Vorbereitungs- und Abschlussdiensten am Tfz</text:p>
            <text:p/>
            <text:p>  Baureihen: 182, 183, 193</text:p>
            <text:p/>
            <text:p>  Ihr Profil</text:p>
            <text:p>  * Besitz des Triebfahrzeugführerscheins der Klasse 3 gemäß VDV 753 bzw. B gemäß TfV</text:p>
            <text:p>  * gültige bahnärztliche Untersuchung sowie psychologische Eignung nach VDV 714 bzw. gemäß TfV</text:p>
            <text:p>  * Erfahrungen im Rangierdienst und Güterschienenverkehr wünschenswert</text:p>
            <text:p>  * Wagenprüfer G, und Bremsprobenberechtigung erforderlich</text:p>
            <text:p>  * strukturierte Arbeitsweise und Teamfähigkeit</text:p>
            <text:p/>
            <text:p>  Wir bieten</text:p>
            <text:p>  Es erwartet Sie eine abwechslungsreiche Tätigkeit in einem zuverlässigen und familiären Team, ein unbefristeter Arbeitsvertrag, gute Verdienstmöglichkeiten sowie sehr gute Weiterentwicklungsmöglichkeiten.</text:p>
            <text:p>  Führungsverantwortung</text:p>
            <text:p/>
            <text:p>  Keine Führungsverantwortung</text:p>
            <text:p>  Arbeitsorte</text:p>
            <text:p/>
            <text:p>  Straubing, Bayern, Deutschland</text:p>
            <text:p>  Fulda, Hessen, Deutschland</text:p>
            <text:p>  Würzburg, Bayern, Deutschland</text:p>
            <text:p>  Regensburg, Bayern, Deutschland</text:p>
            <text:p>  Passau, Bayern, Deutschland</text:p>
            <text:p>  Nürnberg, Mittelfranken, Bayer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0 Stellen</text:p>
            <text:p>  Vormerken</text:p>
            <text:p/>
            <text:p>  Konditionen des Stellenangebots</text:p>
            <text:p/>
            <text:p>  Arbeitszeit</text:p>
            <text:p/>
            <text:p>  Vollzeit, Wochenende, Nachtarbeit, Schicht</text:p>
            <text:p>  40 Wochenstunden</text:p>
            <text:p>  Vergütung und Zusatzleistungen</text:p>
            <text:p/>
            <text:p>  ab 15,00?/h</text:p>
            <text:p>  Bei der Besetzung des Stellenangebotes findet ein Tarifvertrag Anwendung.</text:p>
            <text:p>  Tarifvertrag: BAP/DGB</text:p>
            <text:p>  Befristung</text:p>
            <text:p/>
            <text:p>  Unbefristetes Arbeitsverhältnis</text:p>
            <text:p/>
            <text:p>  Anforderungen an den Bewerber</text:p>
            <text:p/>
            <text:p>  Berufsausbildung/ Studium</text:p>
            <text:p>  Eisenbahner/in - Betriebsdienst - Lokführer und Transport</text:p>
            <text:p>  Transport, Verkehr</text:p>
            <text:p/>
            <text:p>  Zwingend erforderlich</text:p>
            <text:p>  Güterverkehr</text:p>
            <text:p/>
            <text:p>  Erweiterte Kenntnisse</text:p>
            <text:p>  Bahnbetriebsdienst, Lokomotivführung, Rangierbetrieb</text:p>
            <text:p/>
            <text:p>  Grundkenntnisse</text:p>
            <text:p>  Beladen, Entladen, Betriebssicherheit von Transportmitteln kontrollieren, Schienenverkehr</text:p>
            <text:p/>
            <text:p>  Sprachkenntnisse</text:p>
            <text:p/>
            <text:p>  Zwingend erforderlich</text:p>
            <text:p>  Deutsch</text:p>
            <text:p/>
            <text:p>  Persönliche Stärken</text:p>
            <text:p>  Auffassungsfähigkeit/-gabe, Belastbarkeit, Ganzheitliches Denken, Motivation/ Leistungsbereitschaft, Selbständiges Arbeiten</text:p>
            <text:p>  Reise-/ Montagebereitschaft</text:p>
            <text:p/>
            <text:p>  Uneingeschränkt</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Sepona HR Services GmbH</text:p>
            <text:p>  Frau Stefanie Bösche</text:p>
            <text:p>  Kohlenstr. 2</text:p>
            <text:p>  04107 Leipzig</text:p>
            <text:p>  Sachsen</text:p>
            <text:p>  Deutschland</text:p>
            <text:p>  Telekommunikation</text:p>
            <text:p/>
            <text:p>  Telefonnummer: +49 (1 51) 72 63 37 24</text:p>
            <text:p>  E-Mail</text:p>
            <text:p>  bewerbung-hr@sepona.de</text:p>
            <text:p>  Gewünschte Bewerbungsarten</text:p>
            <text:p/>
            <text:p>  Per E-Mail, schriftlich, persönlich</text:p>
            <text:p>  Internetadresse</text:p>
            <text:p>  Weitere Informationen zum Stellenangebot im Internet</text:p>
            <text:p>  Angaben zur Bewerbung</text:p>
            <text:p/>
            <text:p>  Geforderte Anlagen: Lebenslauf, Zeugnisse, Anschreib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50">
          <table:table-cell office:value-type="string" calcext:value-type="string">
            <text:p>15b1dc35e46e4dbf98cc190a801e3b2f</text:p>
          </table:table-cell>
          <table:table-cell office:value-type="date" office:date-value="2017-09-11" calcext:value-type="date">
            <text:p>2017-09-11</text:p>
          </table:table-cell>
          <table:table-cell office:value-type="string" calcext:value-type="string">
            <text:p>Eisenbahner/in - Betriebsdienst - Fahrweg</text:p>
          </table:table-cell>
          <table:table-cell office:value-type="float" office:value="8311" calcext:value-type="float">
            <text:p>8311</text:p>
          </table:table-cell>
          <table:table-cell office:value-type="string" calcext:value-type="string">
            <text:p>AlphaConsult KG Bahn</text:p>
          </table:table-cell>
          <table:table-cell office:value-type="string" calcext:value-type="string">
            <text:p>  Stellenangebot - Fahrdienstleiter (m/w) (Eisenbahner/in - Betriebsdienst - Fahrweg)</text:p>
            <text:p/>
            <text:p>  Überblick über das Stellenangebot</text:p>
            <text:p/>
            <text:p>  Referenznummer</text:p>
            <text:p/>
            <text:p>  10000-1156335506-S</text:p>
            <text:p>  Titel des Stellenangebots</text:p>
            <text:p/>
            <text:p>  Fahrdienstleiter (m/w) (Eisenbahner/in - Betriebsdienst - Fahrweg)</text:p>
            <text:p>  Stellenangebotsart</text:p>
            <text:p/>
            <text:p>  Arbeitsplatz (sozialversicherungspflichtig)</text:p>
            <text:p>  Arbeitgeber</text:p>
            <text:p>  AlphaConsult KG Bahn</text:p>
            <text:p/>
            <text:p>  Branche: Befristete Überlassung von Arbeitskräften, Betriebsgröße: zwischen 501 und 5000</text:p>
            <text:p>  Stellenbeschreibung</text:p>
            <text:p/>
            <text:p>  Sie sind Eisenbahner? Dann sind Sie bei uns richtig!</text:p>
            <text:p>  Sie sind branchenfremd und möchten zur Eisenbahn? Dann auch!</text:p>
            <text:p/>
            <text:p>  Die AlphaConsult KG ist seit über 30 Jahren mit inzwischen 4.000 Mitarbeitern am Markt präsent. Unser Projektbüro Bahn bündelt alle Aufträge der "Großen" des deutschen Schienenverkehrs. Wir ermöglichen auch Ehemaligen den unkomplizierten Wiedereinstieg.</text:p>
            <text:p/>
            <text:p>  Aktuell suchen wir zum nächstmöglichen Termin:</text:p>
            <text:p/>
            <text:p>  Einen Fahrdienstleiter (m/w) in Vollzeit für Amstetten/Günzburg</text:p>
            <text:p/>
            <text:p>  Ihre Aufgaben:</text:p>
            <text:p>  - Gewährleistung einer sicheren, pünktlichen und wirtschaftlichen Betriebsdurchführung innerhalb des Stellbezirks</text:p>
            <text:p>  - Ausführen von Zug- und Rangierfahrten</text:p>
            <text:p>  - vollständige und korrekte Kodierung von Verspätungsminuten in den leittechnischen Systemen</text:p>
            <text:p>  - Verständigen der EVZS bei Störungen und Eingabe in den leittechnischen Systemen</text:p>
            <text:p>  - Gewährleisten von Bauarbeiten auf Grundlage von Betra und von Notmaßnahmen gem. Ril 423</text:p>
            <text:p>  - Zusammenwirken mit den Disponenten und EVUs</text:p>
            <text:p/>
            <text:p>  SIE sind für diese Stelle geeignet wenn Sie?</text:p>
            <text:p>  ? Ihre Befähigung nachweisen können als Fahrdienstleiter/-in</text:p>
            <text:p>  ? langjährige Erfahrung als Fahrdienstleiter/-in mitbringen</text:p>
            <text:p>  ? gute Kenntnisse über die Eisenbahninfrastruktur und über Zusammenhänge im Eisenbahnbetrieb mitbringen</text:p>
            <text:p>  ? im 3-Schicht-Betrieb arbeiten können und wollen</text:p>
            <text:p/>
            <text:p>  WIR bieten Ihnen:</text:p>
            <text:p>  - eine unbefristete Stelle in Vollzeit.</text:p>
            <text:p>  - ein Einstiegsgehalt von 18,15 ? / Stunde = 2.940,30 ?/ Monat bei 162 Stunden</text:p>
            <text:p>  gem. BAP Equal Pay Bahn</text:p>
            <text:p>  - attraktive Zulagen (z.B. Überzeit ab der 41. Stunde / Woche, Nacht, Sonn- und Feiertag)</text:p>
            <text:p/>
            <text:p>  Und - ganz wichtig: Bei uns reden Sie mit Eisenbahnern, nicht mit Personalern.</text:p>
            <text:p/>
            <text:p>  Interessiert?</text:p>
            <text:p>  Dann bewerben Sie sich bitte SOFORT idealerweise per Email.</text:p>
            <text:p>  Ein etwaiges Vorstellungsgespräch findet übrigens am Arbeitsort statt, nicht in unserer Niederlassung in Frankfurt oder unserer Zentrale in Nürnberg.</text:p>
            <text:p/>
            <text:p>  Nichts für Sie, aber Sie sind Eisenbahner (Betrieb/kaufmännisch/gewerblich/Service)?</text:p>
            <text:p>  BITTE senden Sie uns Ihre Initiativbewerbung!</text:p>
            <text:p>  Führungsverantwortung</text:p>
            <text:p/>
            <text:p>  Keine Führungsverantwortung</text:p>
            <text:p>  Arbeitsorte</text:p>
            <text:p/>
            <text:p>  89312 Günzburg, Bayern, Deutschland</text:p>
            <text:p>  73340 Amstetten, Württemberg, Baden-Württemberg,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8.09.2017</text:p>
            <text:p>  Anzahl offener Stellen</text:p>
            <text:p/>
            <text:p>  2 Stellen</text:p>
            <text:p>  Vormerken</text:p>
            <text:p/>
            <text:p>  Konditionen des Stellenangebots</text:p>
            <text:p/>
            <text:p>  Arbeitszeit</text:p>
            <text:p/>
            <text:p>  Vollzeit, Schicht</text:p>
            <text:p>  39 Wochenstunden</text:p>
            <text:p>  Vergütung und Zusatzleistungen</text:p>
            <text:p/>
            <text:p>  18,15? / Stunden zzgl. Zulagen</text:p>
            <text:p>  Bei der Besetzung des Stellenangebotes findet ein Tarifvertrag Anwendung.</text:p>
            <text:p>  Tarifvertrag: BAP</text:p>
            <text:p>  Befristung</text:p>
            <text:p/>
            <text:p>  Unbefristetes Arbeitsverhältnis</text:p>
            <text:p/>
            <text:p>  Anforderungen an den Bewerber</text:p>
            <text:p/>
            <text:p>  Transport, Verkehr</text:p>
            <text:p/>
            <text:p>  Grundkenntnisse</text:p>
            <text:p>  Stellwerkseinrichtungen bedienen</text:p>
            <text:p/>
            <text:p>  Kontaktdaten</text:p>
            <text:p/>
            <text:p>  Rückfragen und Bewerbungen an</text:p>
            <text:p/>
            <text:p>  AlphaConsult KG Bahn</text:p>
            <text:p>  Frau Antonia Golz</text:p>
            <text:p>  Kilianstr. 121</text:p>
            <text:p>  90425 Nürnberg, Mittelfranken</text:p>
            <text:p>  Bayern</text:p>
            <text:p>  Deutschland</text:p>
            <text:p>  Telekommunikation</text:p>
            <text:p/>
            <text:p>  Telefonnummer: +49 (9 11) 21 64 66 20 17</text:p>
            <text:p>  Faxnummer: +49 (9 11) 21 64 66 19</text:p>
            <text:p>  E-Mail</text:p>
            <text:p>  antonia.golz@alphaconsult.org</text:p>
            <text:p>  Gewünschte Bewerbungsarten</text:p>
            <text:p/>
            <text:p>  Per E-Mail</text:p>
            <text:p>  Angaben zur Bewerbung</text:p>
            <text:p/>
            <text:p>  Geforderte Anlagen: Anschreib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7">
          <table:table-cell office:value-type="string" calcext:value-type="string">
            <text:p>14b78c2a8f534afca9600be8b0df45e5</text:p>
          </table:table-cell>
          <table:table-cell office:value-type="date" office:date-value="2017-09-30" calcext:value-type="date">
            <text:p>2017-09-30</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ersona part Personaldienstleistungen GmbH</text:p>
          </table:table-cell>
          <table:table-cell office:value-type="string" calcext:value-type="string">
            <text:p>  Stellenangebot - Lokführer/in für den deutschlandweiten Einsatz gesucht! (Eisenbahner/in - Betriebsdienst - Lokführer und Transport)</text:p>
            <text:p/>
            <text:p>  Überblick über das Stellenangebot</text:p>
            <text:p/>
            <text:p>  Referenznummer</text:p>
            <text:p/>
            <text:p>  10000-1156758489-S</text:p>
            <text:p>  Titel des Stellenangebots</text:p>
            <text:p/>
            <text:p>  Lokführer/in für den deutschlandweiten Einsatz gesucht! (Eisenbahner/in - Betriebsdienst - Lokführer und Transport)</text:p>
            <text:p>  Alternativberufe</text:p>
            <text:p>  Schienenfahrzeugführer/in</text:p>
            <text:p>  Fachkraft - Fahrbetrieb</text:p>
            <text:p>  Stellenangebotsart</text:p>
            <text:p/>
            <text:p>  Arbeitsplatz als Fachkraft (sozialversicherungspflichtig)</text:p>
            <text:p>  Arbeitgeber</text:p>
            <text:p>  persona part Personaldienstleistungen GmbH</text:p>
            <text:p/>
            <text:p>  Branche: Befristete Überlassung von Arbeitskräften, Betriebsgröße: zwischen 51 und 500</text:p>
            <text:p>  Stellenbeschreibung</text:p>
            <text:p/>
            <text:p>  Wir suchen motivierte und zuverlässige Lokführer/in, Rangierer/in und Triebfahrzeugführer/in für den Güterverkehr!</text:p>
            <text:p/>
            <text:p>  Ihre Aufgaben:</text:p>
            <text:p>  -Führen von Güterzügen, je nach Baureihe deutschlandweit, überwiegend Nachtdienst</text:p>
            <text:p/>
            <text:p>  Ihr Profil:</text:p>
            <text:p>  -Ausbildung zum Eisenbahner/in bzw. Lokführer/in mit entsprechendem Führerschein</text:p>
            <text:p>  -Flexibilität bzgl. der deutschlandweiten Einsatzstrecken</text:p>
            <text:p/>
            <text:p>  Wir bieten:</text:p>
            <text:p>  -Gehalt von ca. 2300-2500 Euro/Monat brutto, je nach Baureihenkenntnissen</text:p>
            <text:p>  + übliche Tarifzuschläge,-Kosten für Unterkunft bei auswärtigen Übernachtungen</text:p>
            <text:p>  -Bahncard 100 für Transfer zwischen Wohnort &amp; Ankunfts-/Abfahrtsstationen</text:p>
            <text:p/>
            <text:p>  Haben wir Ihr Interesse geweckt?</text:p>
            <text:p/>
            <text:p>  Wenn ja, freuen wir uns auf Ihren Anruf bzw. Bewerbungsunterlagen. Gerne beantworten wir Ihre Fragen zum Aufgabengebiet und unseren Leistungen</text:p>
            <text:p>  Selbstverständlich können Sie auch eine vollständige Bewerbung per E-Mail oder per Post senden oder vereinbaren direkt einen Vorstellungstermin mit uns.</text:p>
            <text:p/>
            <text:p>  persona part group - AND WORK CAN BE SO SIMPLE</text:p>
            <text:p>  Führungsverantwortung</text:p>
            <text:p/>
            <text:p>  Keine Führungsverantwortung</text:p>
            <text:p>  Arbeitsorte</text:p>
            <text:p/>
            <text:p>  Kronenstr. 6 - 8, 76275 Ettlingen, Baden-Württemberg,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 Stelle</text:p>
            <text:p>  Vormerken</text:p>
            <text:p/>
            <text:p>  Konditionen des Stellenangebots</text:p>
            <text:p/>
            <text:p>  Arbeitszeit</text:p>
            <text:p/>
            <text:p>  Vollzeit, Nachtarbeit, Schicht</text:p>
            <text:p>  40 Wochenstunden</text:p>
            <text:p>  Nachtarbeit</text:p>
            <text:p>  Vergütung und Zusatzleistungen</text:p>
            <text:p/>
            <text:p>  Festgehalt (ca.2400 Euro/ Monat brutto) + übliche Tarifzuschläge</text:p>
            <text:p>  Bei der Besetzung des Stellenangebotes findet ein Tarifvertrag Anwendung.</text:p>
            <text:p>  Tarifvertrag: ja</text:p>
            <text:p>  Befristung</text:p>
            <text:p/>
            <text:p>  Unbefristetes Arbeitsverhältnis</text:p>
            <text:p/>
            <text:p>  Anforderungen an den Bewerber</text:p>
            <text:p/>
            <text:p>  Berufsausbildung/ Studium</text:p>
            <text:p>  Eisenbahner/in - Betriebsdienst - Lokführer und Transport</text:p>
            <text:p>  Fachkraft - Fahrbetrieb</text:p>
            <text:p>  Berufserfahrung</text:p>
            <text:p/>
            <text:p>  Berufseinsteiger</text:p>
            <text:p>  Transport, Verkehr</text:p>
            <text:p/>
            <text:p>  Erweiterte Kenntnisse</text:p>
            <text:p>  Bahnbetriebsdienst, Beladen, Entladen, Lokomotivführung, Schienenverkehr</text:p>
            <text:p/>
            <text:p>  Grundkenntnisse</text:p>
            <text:p>  Rangierbetrieb</text:p>
            <text:p/>
            <text:p>  Dienstleistungen</text:p>
            <text:p/>
            <text:p>  Grundkenntnisse</text:p>
            <text:p>  Transportsicherung, -bewachung</text:p>
            <text:p/>
            <text:p>  Sprachkenntnisse</text:p>
            <text:p/>
            <text:p>  Verhandlungssicher</text:p>
            <text:p>  Deutsch</text:p>
            <text:p/>
            <text:p>  Reise-/ Montagebereitschaft</text:p>
            <text:p/>
            <text:p>  Uneingeschränkt</text:p>
            <text:p>  Führerscheine</text:p>
            <text:p/>
            <text:p>  Zwingend erforderlich</text:p>
            <text:p>  Lokomotiv-/Triebfahrzeugführerschein Klasse 3</text:p>
            <text:p/>
            <text:p>  Kontaktdaten</text:p>
            <text:p/>
            <text:p>  Rückfragen und Bewerbungen an</text:p>
            <text:p/>
            <text:p>  persona part Personaldienstleistungen GmbH</text:p>
            <text:p>  Herr Ingo Heimbrodt</text:p>
            <text:p>  Kronenstr. 6 - 8</text:p>
            <text:p>  76275 Ettlingen</text:p>
            <text:p>  Baden-Württemberg</text:p>
            <text:p>  Deutschland</text:p>
            <text:p>  Telekommunikation</text:p>
            <text:p/>
            <text:p>  Telefonnummer: +49 (72 43) 93 96 90</text:p>
            <text:p>  E-Mail</text:p>
            <text:p>  ettlingen@persona-part.de</text:p>
            <text:p>  Gewünschte Bewerbungsarten</text:p>
            <text:p/>
            <text:p>  Über JOBBÖRSE, per E-Mail, mit firmeneigenen Unterlagen, schriftlich, telefonisch, persönlich, über Internet</text:p>
            <text:p>  Internetadresse</text:p>
            <text:p>  Weitere Informationen zum Stellenangebot im Internet</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51">
          <table:table-cell office:value-type="string" calcext:value-type="string">
            <text:p>c1d26ecda02f496483f903c0c2c3ea31</text:p>
          </table:table-cell>
          <table:table-cell office:value-type="date" office:date-value="2017-09-01" calcext:value-type="date">
            <text:p>2017-09-01</text:p>
          </table:table-cell>
          <table:table-cell office:value-type="string" calcext:value-type="string">
            <text:p>Revierfahrer/ Alarmfahrer (m/w) in Vollzeit</text:p>
          </table:table-cell>
          <table:table-cell office:value-type="float" office:value="8311" calcext:value-type="float">
            <text:p>8311</text:p>
          </table:table-cell>
          <table:table-cell office:value-type="string" calcext:value-type="string">
            <text:p>Bewachungsdienst Dipl.-Kfm. Helmut Ehrl GmbH</text:p>
          </table:table-cell>
          <table:table-cell office:value-type="string" calcext:value-type="string">
            <text:p>  Revierfahrer/ Alarmfahrer (m/w) in Vollzeit</text:p>
            <text:p/>
            <text:p>  Arbeitsort: D-80331 München · Bayern</text:p>
            <text:p/>
            <text:p>  Anbieter:</text:p>
            <text:p>  Bewachungsdienst Dipl.-Kfm. Helmut Ehrl GmbH</text:p>
            <text:p/>
            <text:p>  Arbeitsverhältnis:</text:p>
            <text:p>  Festanstellung</text:p>
            <text:p/>
            <text:p>  Arbeitszeit:</text:p>
            <text:p>  Vollzeit oder Schichtarbeit</text:p>
            <text:p/>
            <text:p>  Vergütung:</text:p>
            <text:p>  variables Gehalt</text:p>
            <text:p/>
            <text:p>  Anzeige vom:</text:p>
            <text:p>  31.08.2017 (8 Stunden alt)</text:p>
            <text:p/>
            <text:p>  Anbieter-Info:</text:p>
            <text:p>  geprüftes Gigajob-Mitglied</text:p>
            <text:p>  Arbeitgeber</text:p>
            <text:p>  6 Stellenangebote</text:p>
            <text:p>  *</text:p>
            <text:p>  * Auf Merkliste</text:p>
            <text:p>  * Weiterempfehlen</text:p>
            <text:p/>
            <text:p>  Anbieter</text:p>
            <text:p>  Arbeitgeber:</text:p>
            <text:p>  Bewachungsdienst Dipl.-Kfm. Helmut Ehrl GmbH</text:p>
            <text:p>  Unternehmensbeschreibung</text:p>
            <text:p>  Die Bewachungsdienst Dipl.-Kfm. Helmut Ehrl GmbH hat sich seit der Firmengründung im Jahr 1972 zu einem innovativen Komplettanbieter für Sicherheitsdienstleistungen entwickelt. Wir erstellen maßgeschneiderte Sicherheitslösungen für die unterschiedlichsten Bedürfnisse. Öffentliche Auftraggeber, Privatpersonen und Unternehmen der Privatwirtschaft vertrauen unserer Seriosität und unserer Erfahrung - und das größtenteils schon seit vielen Jahren.</text:p>
            <text:p>  Anzahl der Mitarbeiter</text:p>
            <text:p>  101 - 1.000 Vollzeit-Mitarbeiter sind im Unternehmen beschäftigt</text:p>
            <text:p>  Stellenbeschreibung</text:p>
            <text:p>  Stellenbezeichnung</text:p>
            <text:p>  Revierfahrer/ Alarmfahrer (m/w) in Vollzeit</text:p>
            <text:p>  Jobbeschreibung</text:p>
            <text:p>  Als Mitarbeiter in der Alarmverfolgung für unsere Notruf- und Service- Leitstelle haben Sie nachfolgende Aufgaben:</text:p>
            <text:p/>
            <text:p>  - Entgegennahme von Alarmmeldungen und Bearbeitung,</text:p>
            <text:p>  - Verfolgung von eingehenden Alarmen,</text:p>
            <text:p>  - Bestreifungstätigkeiten / Schließdienste,</text:p>
            <text:p>  - Schutzbegleitdienste,</text:p>
            <text:p>  - Personenbefreiung (Aufzüge).</text:p>
            <text:p/>
            <text:p>  Ihr Einsatz erfolgt im Wechselschichtdienst und erstreckt sich auf das gesamte Münchner Stadtgebiet und Umland. Sie führen Interventionsmaßnahmen auf Anforderung der NSL durch und leiten unmittelbar in enger Zusammenarbeit mit der NSL die notwendigen Erstmaßnahmen vor Ort ein.</text:p>
            <text:p>  Arbeitsverhältnis</text:p>
            <text:p>  Festanstellung</text:p>
            <text:p>  Befristung</text:p>
            <text:p>  Das Beschäftigungsverhältnis ist unbefristet.</text:p>
            <text:p>  Arbeitszeit</text:p>
            <text:p>  Vollzeit oder Schichtarbeit</text:p>
            <text:p>  Vergütungsart</text:p>
            <text:p>  variables Gehalt (z.B. Provision, Stücklohn etc.)</text:p>
            <text:p>  Voraussetzungen für Bewerber</text:p>
            <text:p>  Erforderlicher Bildungsabschluss</text:p>
            <text:p>  mindestens Hauptschulabschluss</text:p>
            <text:p>  Erwartete Berufserfahrung</text:p>
            <text:p>  mindestens 1 Jahr Berufserfahrung in diesem Job</text:p>
            <text:p>  Erforderliche Sprachkenntnisse</text:p>
            <text:p>  Deutsch (fließend/verhandlungssicher)</text:p>
            <text:p>  Arbeitsort</text:p>
            <text:p>  Ort</text:p>
            <text:p>  München</text:p>
            <text:p>  PLZ</text:p>
            <text:p>  D-80331</text:p>
            <text:p>  Bundesland</text:p>
            <text:p>  Bayern</text:p>
            <text:p>  Land</text:p>
            <text:p>  Deutschland</text:p>
            <text:p>  [INS: :INS]</text:p>
            <text:p>  Statistik für diese Gigajob-Anzeige (151.685.570)</text:p>
            <text:p>  Kurz-Link: http://de.gigajob.com/151685570.html</text:p>
            <text:p>  4.969 Mal gefunden · 749 Mal angesehen · 0 Mal gemerkt » mehr</text:p>
          </table:table-cell>
          <table:table-cell table:number-columns-repeated="7"/>
        </table:table-row>
        <table:table-row table:style-name="ro52">
          <table:table-cell office:value-type="string" calcext:value-type="string">
            <text:p>5eb8b76b5ee74ec5b139aa1994ee80ef</text:p>
          </table:table-cell>
          <table:table-cell office:value-type="date" office:date-value="2017-09-12" calcext:value-type="date">
            <text:p>2017-09-12</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teigerwaldbahn Betriebsgesellschaft mbH</text:p>
          </table:table-cell>
          <table:table-cell office:value-type="string" calcext:value-type="string">
            <text:p>  Stellenangebot - Triebfahrzeugführer/in (Eisenbahner/in - Betriebsdienst - Lokführer und Transport)</text:p>
            <text:p/>
            <text:p>  Überblick über das Stellenangebot</text:p>
            <text:p/>
            <text:p>  Referenznummer</text:p>
            <text:p/>
            <text:p>  10000-1156261875-S</text:p>
            <text:p>  Titel des Stellenangebots</text:p>
            <text:p/>
            <text:p>  Triebfahrzeugführer/in (Eisenbahner/in - Betriebsdienst - Lokführer und Transport)</text:p>
            <text:p>  Stellenangebotsart</text:p>
            <text:p/>
            <text:p>  Arbeitsplatz (sozialversicherungspflichtig)</text:p>
            <text:p>  Arbeitgeber</text:p>
            <text:p>  Steigerwaldbahn Betriebsgesellschaft mbH</text:p>
            <text:p/>
            <text:p>  Branche: Betrieb von Verkehrswegen für Schienenfahrzeuge, Betriebsgröße: zwischen 6 und 50</text:p>
            <text:p>  Stellenbeschreibung</text:p>
            <text:p/>
            <text:p>  Als Triebfahrzeugführer in unserem jungen, aufstrebenden Unternehmen haben Sie die Aufgabe unsere Züge sicher an ihr Ziel zu bringen.</text:p>
            <text:p/>
            <text:p>  Zukünftig bewegen wir Güterzüge auf unserer eigenen Infrastruktur, sowie im Raum Würzburg / Nürnberg / Schweinfurt, jedoch auch überregional. Viel Abwechslung bietet sich Ihnen auch durch unsere Kooperationspartner für die wir tätig sind, sowohl im Güter- als auch im Personennahverkehr.</text:p>
            <text:p>  Führungsverantwortung</text:p>
            <text:p/>
            <text:p>  Keine Führungsverantwortung</text:p>
            <text:p>  Arbeitsorte</text:p>
            <text:p/>
            <text:p>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 Stelle</text:p>
            <text:p>  Vormerken</text:p>
            <text:p/>
            <text:p>  Konditionen des Stellenangebots</text:p>
            <text:p/>
            <text:p>  Arbeitszeit</text:p>
            <text:p/>
            <text:p>  Vollzeit, Wochenende, Nachtarbeit, Schicht</text:p>
            <text:p>  40 Wochenstunden</text:p>
            <text:p>  Vergütung und Zusatzleistungen</text:p>
            <text:p/>
            <text:p>  Je nach Berufserfahrung</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Reise-/ Montagebereitschaft</text:p>
            <text:p/>
            <text:p>  Zeitweise</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Steigerwaldbahn Betriebsgesellschaft mbH</text:p>
            <text:p>  Herr Dietmar Parakenings</text:p>
            <text:p>  Biegasse 5</text:p>
            <text:p>  97353 Wiesentheid</text:p>
            <text:p>  Feuerbach</text:p>
            <text:p>  Bayern</text:p>
            <text:p>  Deutschland</text:p>
            <text:p>  E-Mail</text:p>
            <text:p>  dietmar.parakenings@steigerwaldbahn.com</text:p>
            <text:p>  Gewünschte Bewerbungsarten</text:p>
            <text:p/>
            <text:p>  Über JOBBÖRSE, per E-Mail, schriftlich</text:p>
            <text:p>  Internetadresse</text:p>
            <text:p>  Weitere Informationen zum Stellenangebot im Internet</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20">
          <table:table-cell office:value-type="string" calcext:value-type="string">
            <text:p>16fcb4c0b13346358f8f5ccb5f5f963b</text:p>
          </table:table-cell>
          <table:table-cell office:value-type="date" office:date-value="2017-09-05" calcext:value-type="date">
            <text:p>2017-09-05</text:p>
          </table:table-cell>
          <table:table-cell office:value-type="string" calcext:value-type="string">
            <text:p>Eisenbahner/-in im Betriebsdienst Fachrichtung: Lokführer und Transport</text:p>
          </table:table-cell>
          <table:table-cell office:value-type="float" office:value="8311" calcext:value-type="float">
            <text:p>8311</text:p>
          </table:table-cell>
          <table:table-cell office:value-type="string" calcext:value-type="string">
            <text:p>DB Regio Aktiengesellschaft</text:p>
          </table:table-cell>
          <table:table-cell office:value-type="string" calcext:value-type="string">
            <text:p>  Ausbildungsplatzangebot</text:p>
            <text:p/>
            <text:p>  Angebots-Nr. 104-206235-733422</text:p>
            <text:p/>
            <text:p>  Label Content</text:p>
            <text:p>  Ausbildungsberuf Eisenbahner/-in im Betriebsdienst</text:p>
            <text:p>  Fachrichtung: Lokführer und Transport</text:p>
            <text:p>  (zum Berufe-Steckbrief )</text:p>
            <text:p>  Schulabschluss wünschenswert Mittlerer Abschluss oder vergleichbar</text:p>
            <text:p>  Beginn 01. September 2018</text:p>
            <text:p>  Angebotene Plätze 7</text:p>
            <text:p>  Stellenbeschreibung</text:p>
            <text:p/>
            <text:p>  Was Dich erwartet</text:p>
            <text:p/>
            <text:p>  Die Deutsche Bahn ist einer der vielfältigsten Arbeitgeber Deutschlands. Wir suchen jedes Jahr deutschlandweit über 3.000 Auszubildende in 50 Berufen, die mit uns gemeinsam noch besser werden wollen.</text:p>
            <text:p/>
            <text:p>  Deine Aufgaben</text:p>
            <text:p/>
            <text:p>  Zum 1. September 2018 suchen wir Dich für die DB Regio AG in Augsburg. Du hast schon immer davon geträumt, etwas Großes zu bewegen? Dann werde Herrscher über Tausende PS. Aufgaben:</text:p>
            <text:p/>
            <text:p>  * Du wirst Spezialist im Rangieren, Zusammenstellen und Fahren von Zügen des Personen- oder Güterverkehrs</text:p>
            <text:p>  * Du erlernst die Regeln des sicheren und reibungslosen Bahnbetriebs</text:p>
            <text:p>  * Du sorgst dafür, dass unsere Züge sicher, pünktlich und zuverlässig das Ziel erreichen</text:p>
            <text:p/>
            <text:p>  Dein Profil</text:p>
            <text:p/>
            <text:p>  * Du hast die Schule erfolgreich abgeschlossen</text:p>
            <text:p>  * Du begeisterst Dich für Technik</text:p>
            <text:p>  * Du bewahrst auch in schwierigen Situationen die Ruhe und behältst den Überblick</text:p>
            <text:p>  * Du scheust Dich nicht davor, Verantwortung zu übernehmen und Entscheidungen zu treffen</text:p>
            <text:p>  www.ihk-lehrstellenboerse.de</text:p>
            <text:p/>
            <text:p>  Unternehmen</text:p>
            <text:p/>
            <text:p>  DB Regio Aktiengesellschaft</text:p>
            <text:p/>
            <text:p>  Viktoriastr. 1</text:p>
            <text:p>  86150 Augsburg, Bayern</text:p>
          </table:table-cell>
          <table:table-cell table:number-columns-repeated="7"/>
        </table:table-row>
        <table:table-row table:style-name="ro53">
          <table:table-cell office:value-type="string" calcext:value-type="string">
            <text:p>7a6df120b3014d32bb113ba8988121e1</text:p>
          </table:table-cell>
          <table:table-cell office:value-type="date" office:date-value="2017-09-07" calcext:value-type="date">
            <text:p>2017-09-07</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GeAT AG</text:p>
          </table:table-cell>
          <table:table-cell office:value-type="string" calcext:value-type="string">
            <text:p>  Stellenangebot - Triebfahrzeugführer (Eisenbahner/in - Betriebsdienst - Lokführer und Transport)</text:p>
            <text:p/>
            <text:p>  Überblick über das Stellenangebot</text:p>
            <text:p/>
            <text:p>  Referenznummer</text:p>
            <text:p/>
            <text:p>  10000-1156190408-S</text:p>
            <text:p>  Titel des Stellenangebots</text:p>
            <text:p/>
            <text:p>  Triebfahrzeugführer (Eisenbahner/in - Betriebsdienst - Lokführer und Transport)</text:p>
            <text:p>  Alternativberufe</text:p>
            <text:p>  Schienenfahrzeugführer/in</text:p>
            <text:p>  Stellenangebotsart</text:p>
            <text:p/>
            <text:p>  Arbeitsplatz (sozialversicherungspflichtig)</text:p>
            <text:p>  Arbeitgeber</text:p>
            <text:p>  GeAT AG</text:p>
            <text:p/>
            <text:p>  Branche: Befristete Überlassung von Arbeitskräften, Betriebsgröße: zwischen 51 und 500</text:p>
            <text:p>  Stellenbeschreibung</text:p>
            <text:p/>
            <text:p>  Die GeAT AG ist mit 15 Niederlassungen der größte thüringer Personaldienstleister und erhielt 2011 die Auszeichnung für den besten Arbeitgeber im deutschen Mittelstand.</text:p>
            <text:p>  Seit 1995 sind wir spezialisiert in den Bereich der kommerziellen Arbeitnehmerüberlassung, Arbeitsvermittlung und Personalberatung. Renommierte Unternehmen beauftragen uns mit der Rekrutierung von Arbeitskräften aus allen Berufssparten.</text:p>
            <text:p/>
            <text:p>  Wir suchen zum nächstmöglichen Zeitpunkt einen Triebfahrzeugführer (m/w) für unser renommiertes Kundenunternehmen in verschiedenen Gebieten, wie z.B. Weimar, Bad Kissingen/ Schweinfurt oder Saalfeld/ Bad Lobenstein.</text:p>
            <text:p/>
            <text:p>  Ihre Aufgaben:</text:p>
            <text:p>  - Arbeitsvorbereitung</text:p>
            <text:p>  - Personenbeförderung</text:p>
            <text:p>  - Einhalten des Fahrplanes</text:p>
            <text:p>  - Bedienen von technischen Geräten</text:p>
            <text:p/>
            <text:p>  Ihr Profil:</text:p>
            <text:p>  - Schichtbereitschaft</text:p>
            <text:p>  - Motivation</text:p>
            <text:p>  - freundliches Auftreten</text:p>
            <text:p>  - Reisebereitschaft</text:p>
            <text:p/>
            <text:p>  Wir bieten:</text:p>
            <text:p>  - ein ausgereiftes betriebliches Gesundheitsmanagement</text:p>
            <text:p>  - Sonderzahlungen</text:p>
            <text:p>  - eine faire Vergütung nach dem iGZ-DGB Tarifwerk</text:p>
            <text:p>  - langfristiges Arbeitsverhältnis</text:p>
            <text:p>  - flächendeckender Betriebsrat</text:p>
            <text:p>  - junges dynamische Ansprechpartner vor Ort</text:p>
            <text:p/>
            <text:p>  Neugierig? Dann Senden Sie uns gleich Ihre vollständigen Bewerbungsunterlagen vorzugsweise per Email an</text:p>
            <text:p>  nl-erfurt@geat.de oder kontaktieren uns telefonisch.</text:p>
            <text:p/>
            <text:p>  Falls Ihre Bewerbung nicht vollständig dem Anforderungsprofil entspricht werden Sie automatisch in unseren internen Bewerberpool aufgenommen. Wünschen Sie dies nicht, so reicht eine kurze Mail an uns.</text:p>
            <text:p>  Führungsverantwortung</text:p>
            <text:p/>
            <text:p>  Keine Führungsverantwortung</text:p>
            <text:p>  Arbeitsorte</text:p>
            <text:p/>
            <text:p>  Bad Kissingen, Bayer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3 Stellen</text:p>
            <text:p>  Vormerken</text:p>
            <text:p/>
            <text:p>  Konditionen des Stellenangebots</text:p>
            <text:p/>
            <text:p>  Arbeitszeit</text:p>
            <text:p/>
            <text:p>  Vollzeit, Wochenende, Nachtarbeit, Schicht</text:p>
            <text:p>  40 Wochenstunden</text:p>
            <text:p>  Vergütung und Zusatzleistungen</text:p>
            <text:p/>
            <text:p>  Bei der Besetzung des Stellenangebotes findet ein Tarifvertrag Anwendung.</text:p>
            <text:p>  Tarifvertrag: iGZ-DGB-Tarif</text:p>
            <text:p>  Befristung</text:p>
            <text:p/>
            <text:p>  Unbefristetes Arbeitsverhältnis</text:p>
            <text:p/>
            <text:p>  Anforderungen an den Bewerber</text:p>
            <text:p/>
            <text:p>  Berufsausbildung/ Studium</text:p>
            <text:p>  Eisenbahner/in - Betriebsdienst - Lokführer und Transport</text:p>
            <text:p>  Berufserfahrung</text:p>
            <text:p/>
            <text:p>  Mit Berufserfahrung</text:p>
            <text:p>  Transport, Verkehr</text:p>
            <text:p/>
            <text:p>  Zwingend erforderlich</text:p>
            <text:p>  Bahnbetriebsdienst, Lokomotivführung, Schienenverkehr, Transport</text:p>
            <text:p/>
            <text:p>  Expertenkenntnisse</text:p>
            <text:p>  Betriebssicherheit von Transportmitteln kontrollieren</text:p>
            <text:p/>
            <text:p>  Persönliche Stärken</text:p>
            <text:p>  Belastbarkeit, Entscheidungsfähigkeit, Kundenorientierung, Selbständiges Arbeiten, Zuverlässigkeit</text:p>
            <text:p>  Erforderliche Fahrzeuge</text:p>
            <text:p/>
            <text:p>  PKW</text:p>
            <text:p/>
            <text:p>  Kontaktdaten</text:p>
            <text:p/>
            <text:p>  Rückfragen und Bewerbungen an</text:p>
            <text:p/>
            <text:p>  GeAT AG</text:p>
            <text:p>  Frau Anna Schneider</text:p>
            <text:p>  Juri-Gagarin-Ring 152</text:p>
            <text:p>  1. Etage</text:p>
            <text:p>  99084 Erfurt</text:p>
            <text:p>  Erfurt-Altstadt</text:p>
            <text:p>  Thüringen</text:p>
            <text:p>  Deutschland</text:p>
            <text:p>  Telekommunikation</text:p>
            <text:p/>
            <text:p>  Telefonnummer: +49 (3 61) 6 63 58 20</text:p>
            <text:p>  Faxnummer: +49 (3 61) 66 35 82 10</text:p>
            <text:p>  E-Mail</text:p>
            <text:p>  nl-erfurt@geat.de</text:p>
            <text:p>  Gewünschte Bewerbungsarten</text:p>
            <text:p/>
            <text:p>  Über JOBBÖRSE, per E-Mail, schriftlich, telefonisch, persönlich</text:p>
            <text:p>  Internetadresse</text:p>
            <text:p>  Weitere Informationen zum Stellenangebot im Internet</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54">
          <table:table-cell office:value-type="string" calcext:value-type="string">
            <text:p>c93c0021c0d54b3b95a51d80eef1a305</text:p>
          </table:table-cell>
          <table:table-cell office:value-type="date" office:date-value="2017-09-08" calcext:value-type="date">
            <text:p>2017-09-0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Triebfahrzeugführer/in Kl. 3 im Güterverkehr - NORD Bayern (Eisenbahner/in - Betriebsdienst - Lokführer und Transport)</text:p>
            <text:p/>
            <text:p>  Überblick über das Stellenangebot</text:p>
            <text:p/>
            <text:p>  Referenznummer</text:p>
            <text:p/>
            <text:p>  10000-1156237200-S</text:p>
            <text:p>  Titel des Stellenangebots</text:p>
            <text:p/>
            <text:p>  Triebfahrzeugführer/in Kl. 3 im Güterverkehr - NORD Bayern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ein/e Triebfahrzeugführer/in für den Raum Nord Bayern.</text:p>
            <text:p/>
            <text:p>  Ihre Aufgaben:</text:p>
            <text:p>  Sichere und pünktliche Durchführung von Zug- und Rangierfahrten im Regel- und Störungsfall im Güterverkehr</text:p>
            <text:p>  Durchführung von Sicherheitsmaßnahmen</text:p>
            <text:p>  Sachkundige Bedienung verschiedener Triebfahrzeugbaureihen</text:p>
            <text:p>  Erhalt und Erweiterung des Wissenstandes des Triebfahrzeugführers</text:p>
            <text:p/>
            <text:p>  Ihr Profil:</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PZB und LZB</text:p>
            <text:p>  Nachweis über regelmäßige Teilnahme Fit-Schulungen/ Dienstunterricht</text:p>
            <text:p>  Idealerweise vorhandene Baureihenberechtigung von min. einer der hier genannten Baureihen: 232, 151, 185, 642</text:p>
            <text:p>  PKW-Führerschein</text:p>
            <text:p/>
            <text:p>  Was wir bieten:</text:p>
            <text:p>  übertarifliche Vergütung, Erstattung aller Reisekosten und Bereitstellung aller notwendigen Dienstmaterialen wie u.a.: Handy, bei Bedarf auch Tablett oder Notebook, bei Bedarf Bahncard, bei ständig wechselnden Einsatzorten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Bayer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5.09.2017</text:p>
            <text:p>  Anzahl offener Stellen</text:p>
            <text:p/>
            <text:p>  2 Stellen</text:p>
            <text:p>  Vormerken</text:p>
            <text:p/>
            <text:p>  Konditionen des Stellenangebots</text:p>
            <text:p/>
            <text:p>  Arbeitszeit</text:p>
            <text:p/>
            <text:p>  Vollzeit, Wochenende, Nachtarb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10">
          <table:table-cell office:value-type="string" calcext:value-type="string">
            <text:p>116397a3222f468abd5c7a169178abae</text:p>
          </table:table-cell>
          <table:table-cell office:value-type="date" office:date-value="2017-09-15" calcext:value-type="date">
            <text:p>2017-09-15</text:p>
          </table:table-cell>
          <table:table-cell office:value-type="string" calcext:value-type="string">
            <text:p>Arbeitszugführer</text:p>
          </table:table-cell>
          <table:table-cell office:value-type="string" calcext:value-type="string">
            <text:p><text:s/>Rangierbegleiter (m/w) Bundesweit gesucht zu verbesserten Konditionen !!</text:p>
          </table:table-cell>
          <table:table-cell office:value-type="float" office:value="8311" calcext:value-type="float">
            <text:p>8311</text:p>
          </table:table-cell>
          <table:table-cell office:value-type="string" calcext:value-type="string">
            <text:p>Sgl-schienen Güter Logistik Gmbh</text:p>
          </table:table-cell>
          <table:table-cell office:value-type="string" calcext:value-type="string">
            <text:p>  zurück</text:p>
            <text:p>  11.09.2017</text:p>
            <text:p>  Stellenangebot-Nr.: 1/5166</text:p>
            <text:p>  Einsatzort:</text:p>
            <text:p>  gesucht zu verbesserten Konditionen !!</text:p>
            <text:p>  Kategorie:</text:p>
            <text:p>  Betrieb/Verkehr</text:p>
            <text:p>  Tätigkeitsbereich:</text:p>
            <text:p>  Arbeitszugführer (m/w)</text:p>
            <text:p>  Arbeitszeit:</text:p>
            <text:p>  Vollzeit</text:p>
            <text:p>  Verfügbarkeit ab:</text:p>
            <text:p>  zum nächstmöglichen Zeitpunkt</text:p>
            <text:p>  Bewerbung:</text:p>
            <text:p>  keine Einschränkung, Per E-Mail, Schriftlich, Telefonisch, Online</text:p>
            <text:p>  Drucken</text:p>
            <text:p>  Merken</text:p>
            <text:p/>
            <text:p>  Arbeitszugführer, Rangierbegleiter (m/w) Bundesweit gesucht zu verbesserten Konditionen !!</text:p>
            <text:p/>
            <text:p>  Die SGL-GmbH ist eines der führenden Eisenbahnverkehrsunternehmen im Bereich der Bauzug- und Güter-Logistik in Deutschland.</text:p>
            <text:p>  Positionsbeschreibung</text:p>
            <text:p/>
            <text:p>  Wir suchen zu verbesserten Konditionen</text:p>
            <text:p>  Arbeitszugführer, Rangierbegleiter (m/w) ab sofort</text:p>
            <text:p>  Aufgaben</text:p>
            <text:p/>
            <text:p>  Ihr Aufgabengebiet:</text:p>
            <text:p>  * Bildung und Organisation von Arbeitszügen und deren Begleitung</text:p>
            <text:p>  * Rangieren und Planen</text:p>
            <text:p/>
            <text:p>  Anforderungen</text:p>
            <text:p/>
            <text:p>  Ihr Profil:</text:p>
            <text:p>  * Sie haben eine abgeschlossenen Ausbildung zum Arbeitszugführer oder Rangierbegleiter.</text:p>
            <text:p>  * Gesundheitliche und psychologische Tauglichkeit.</text:p>
            <text:p>  * Sind körperlich und psychisch belastbar.</text:p>
            <text:p>  * Sie verfügen über einen gültigen PKW-Führerschein</text:p>
            <text:p>  * Sie beherrschen Deutsch in Wort und Schrift</text:p>
            <text:p>  * Schichtdienst, auch nachts und am Wochenende, schreckt Sie nicht ab.</text:p>
            <text:p/>
            <text:p>  Wir bieten</text:p>
            <text:p>  * einen sicheren Arbeitsplatz in einem größeren Team</text:p>
            <text:p>  * überdurchschnittliche Bezahlung</text:p>
            <text:p>  * soziale Leistungen</text:p>
            <text:p>  * gutes Betriebsklima</text:p>
            <text:p/>
            <text:p>  Bitte senden Sie Ihre vollständige Bewerbung mit Angaben zu Ihrer Gehaltsvorstellung sowie dem frühestmöglichen Eintrittstermin vorzugsweise per E-Mail an :</text:p>
            <text:p/>
            <text:p>  SGL-Schienen Güter Logistik GmbH</text:p>
            <text:p>  Fraunhofer Straße 9</text:p>
            <text:p>  85221 Dachau</text:p>
            <text:p>  Tel.: 08131/33357-0</text:p>
            <text:p>  Fax: 08131/33357-66</text:p>
            <text:p>  Ansprechpartner : Richard Wagner</text:p>
            <text:p>  Mobil: 0152-09269863</text:p>
            <text:p/>
            <text:p>  E-mail: Bewerbung@sgl-net.de</text:p>
            <text:p>  Kontakt</text:p>
            <text:p>  SGL-Schienen Güter Logistik GmbH</text:p>
            <text:p>  Fraunhofer Straße 9</text:p>
            <text:p>  85221 Dachau</text:p>
            <text:p>  Tel.: 08131/33357-0</text:p>
            <text:p>  Fax: 08131/33357-66</text:p>
            <text:p>  Ansprechpartner : Richard Wagner</text:p>
            <text:p>  Mobil: 0152-09269863</text:p>
            <text:p/>
            <text:p>  E-mail: Bewerbung@sgl-net.de</text:p>
            <text:p>  zurück</text:p>
          </table:table-cell>
          <table:table-cell table:number-columns-repeated="6"/>
        </table:table-row>
        <table:table-row table:style-name="ro7">
          <table:table-cell office:value-type="string" calcext:value-type="string">
            <text:p>6f3d8d7cc8374114b286bfb9693b0167</text:p>
          </table:table-cell>
          <table:table-cell office:value-type="date" office:date-value="2017-09-13" calcext:value-type="date">
            <text:p>2017-09-13</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epona HR Services GmbH</text:p>
          </table:table-cell>
          <table:table-cell office:value-type="string" calcext:value-type="string">
            <text:p>  Stellenangebot - Triebfahrzeugführer (m/w) Klasse 3 - Güterverkehr (Eisenbahner/in - Betriebsdienst - Lokführer und Transport)</text:p>
            <text:p/>
            <text:p>  Überblick über das Stellenangebot</text:p>
            <text:p/>
            <text:p>  Referenznummer</text:p>
            <text:p/>
            <text:p>  10000-1156326525-S</text:p>
            <text:p>  Titel des Stellenangebots</text:p>
            <text:p/>
            <text:p>  Triebfahrzeugführer (m/w) Klasse 3 - Güterverkehr (Eisenbahner/in - Betriebsdienst - Lokführer und Transport)</text:p>
            <text:p>  Alternativberufe</text:p>
            <text:p>  Schienenfahrzeugführer/in</text:p>
            <text:p>  Stellenangebotsart</text:p>
            <text:p/>
            <text:p>  Arbeitsplatz (sozialversicherungspflichtig)</text:p>
            <text:p>  Arbeitgeber</text:p>
            <text:p>  Sepona HR Services GmbH</text:p>
            <text:p/>
            <text:p>  Branche: Vermittlung von Arbeitskräften, Betriebsgröße: zwischen 6 und 50</text:p>
            <text:p>  Stellenbeschreibung</text:p>
            <text:p/>
            <text:p>  Ihr Aufgabengebiet</text:p>
            <text:p>  * Fahren von Zügen zwischen den Knotenpunkten z.T. im kombinierten Ladungsverkehr</text:p>
            <text:p>  * Ggf. Rangierarbeiten an den Standorten der Produktionswerke und Logistikplätze</text:p>
            <text:p>  * Durchführen von Wagen- und Zugprüfungen sowie Bremsproben</text:p>
            <text:p>  * Erstellen von Wagenlisten und Bremszetteln</text:p>
            <text:p>  * Durchführung von Vorbereitungs- und Abschlussdiensten am Tfz</text:p>
            <text:p/>
            <text:p>  Baureihen: 182, 183, 193</text:p>
            <text:p/>
            <text:p>  Ihr Profil</text:p>
            <text:p>  * Besitz des Triebfahrzeugführerscheins der Klasse 3 gemäß VDV 753 bzw. B gemäß TfV</text:p>
            <text:p>  * gültige bahnärztliche Untersuchung sowie psychologische Eignung nach VDV 714 bzw. gemäß TfV</text:p>
            <text:p>  * Erfahrungen im Rangierdienst und Güterschienenverkehr wünschenswert</text:p>
            <text:p>  * Wagenprüfer G, und Bremsprobenberechtigung erforderlich</text:p>
            <text:p>  * strukturierte Arbeitsweise und Teamfähigkeit</text:p>
            <text:p/>
            <text:p>  Wir bieten</text:p>
            <text:p>  Es erwartet Sie eine abwechslungsreiche Tätigkeit in einem zuverlässigen und familiären Team, ein unbefristeter Arbeitsvertrag, gute Verdienstmöglichkeiten sowie sehr gute Weiterentwicklungsmöglichkeiten.</text:p>
            <text:p>  Führungsverantwortung</text:p>
            <text:p/>
            <text:p>  Keine Führungsverantwortung</text:p>
            <text:p>  Arbeitsorte</text:p>
            <text:p/>
            <text:p>  Würzburg, Bayern, Deutschland</text:p>
            <text:p>  Regensburg, Bayern, Deutschland</text:p>
            <text:p>  Passau, Bayern, Deutschland</text:p>
            <text:p>  Straubing, Bayern, Deutschland</text:p>
            <text:p>  Nürnberg, Mittelfranken, Bayern, Deutschland</text:p>
            <text:p>  Fulda, Hes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0 Stellen</text:p>
            <text:p>  Vormerken</text:p>
            <text:p/>
            <text:p>  Konditionen des Stellenangebots</text:p>
            <text:p/>
            <text:p>  Arbeitszeit</text:p>
            <text:p/>
            <text:p>  Vollzeit, Wochenende, Nachtarbeit, Schicht</text:p>
            <text:p>  40 Wochenstunden</text:p>
            <text:p>  Vergütung und Zusatzleistungen</text:p>
            <text:p/>
            <text:p>  ab 15,00?/h</text:p>
            <text:p>  Bei der Besetzung des Stellenangebotes findet ein Tarifvertrag Anwendung.</text:p>
            <text:p>  Tarifvertrag: BAP/DGB</text:p>
            <text:p>  Befristung</text:p>
            <text:p/>
            <text:p>  Unbefristetes Arbeitsverhältnis</text:p>
            <text:p/>
            <text:p>  Anforderungen an den Bewerber</text:p>
            <text:p/>
            <text:p>  Berufsausbildung/ Studium</text:p>
            <text:p>  Eisenbahner/in - Betriebsdienst - Lokführer und Transport</text:p>
            <text:p>  Transport, Verkehr</text:p>
            <text:p/>
            <text:p>  Zwingend erforderlich</text:p>
            <text:p>  Güterverkehr</text:p>
            <text:p/>
            <text:p>  Erweiterte Kenntnisse</text:p>
            <text:p>  Bahnbetriebsdienst, Lokomotivführung, Rangierbetrieb</text:p>
            <text:p/>
            <text:p>  Grundkenntnisse</text:p>
            <text:p>  Beladen, Entladen, Betriebssicherheit von Transportmitteln kontrollieren, Schienenverkehr</text:p>
            <text:p/>
            <text:p>  Sprachkenntnisse</text:p>
            <text:p/>
            <text:p>  Zwingend erforderlich</text:p>
            <text:p>  Deutsch</text:p>
            <text:p/>
            <text:p>  Persönliche Stärken</text:p>
            <text:p>  Auffassungsfähigkeit/-gabe, Belastbarkeit, Ganzheitliches Denken, Motivation/ Leistungsbereitschaft, Selbständiges Arbeiten</text:p>
            <text:p>  Reise-/ Montagebereitschaft</text:p>
            <text:p/>
            <text:p>  Uneingeschränkt</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Sepona HR Services GmbH</text:p>
            <text:p>  Frau Stefanie Bösche</text:p>
            <text:p>  Kohlenstr. 2</text:p>
            <text:p>  04107 Leipzig</text:p>
            <text:p>  Sachsen</text:p>
            <text:p>  Deutschland</text:p>
            <text:p>  Telekommunikation</text:p>
            <text:p/>
            <text:p>  Telefonnummer: +49 (1 51) 72 63 37 24</text:p>
            <text:p>  E-Mail</text:p>
            <text:p>  bewerbung-hr@sepona.de</text:p>
            <text:p>  Gewünschte Bewerbungsarten</text:p>
            <text:p/>
            <text:p>  Per E-Mail, schriftlich, persönlich</text:p>
            <text:p>  Internetadresse</text:p>
            <text:p>  Weitere Informationen zum Stellenangebot im Internet</text:p>
            <text:p>  Angaben zur Bewerbung</text:p>
            <text:p/>
            <text:p>  Geforderte Anlagen: Lebenslauf, Zeugnisse, Anschreib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55">
          <table:table-cell office:value-type="string" calcext:value-type="string">
            <text:p>153dc0b787f84ab8b3e2d1dafbfd90f0</text:p>
          </table:table-cell>
          <table:table-cell office:value-type="date" office:date-value="2017-09-15" calcext:value-type="date">
            <text:p>2017-09-15</text:p>
          </table:table-cell>
          <table:table-cell office:value-type="string" calcext:value-type="string">
            <text:p>Triebfahrzeugführer (m/w) Klasse 3 / Klasse B bundesweit</text:p>
          </table:table-cell>
          <table:table-cell office:value-type="float" office:value="8311" calcext:value-type="float">
            <text:p>8311</text:p>
          </table:table-cell>
          <table:table-cell office:value-type="string" calcext:value-type="string">
            <text:p>Er.</text:p>
          </table:table-cell>
          <table:table-cell office:value-type="string" calcext:value-type="string">
            <text:p>  zurück</text:p>
            <text:p>  04.09.2017</text:p>
            <text:p>  Stellenangebot-Nr.: 1/2653</text:p>
            <text:p>  Einsatzort:</text:p>
            <text:p>  bundesweit</text:p>
            <text:p>  Kategorie:</text:p>
            <text:p>  Betrieb/Verkehr</text:p>
            <text:p>  Tätigkeitsbereich:</text:p>
            <text:p>  Eisenbahner/in im Betriebsdienst, Lokführer/in, Triebfahrzeugführer/in, Triebfahrzeugführer/in Klasse 3</text:p>
            <text:p>  Arbeitszeit:</text:p>
            <text:p>  Vollzeit</text:p>
            <text:p>  Beschäftigungsart:</text:p>
            <text:p>  Festanstellung</text:p>
            <text:p>  Verfügbarkeit ab:</text:p>
            <text:p>  ab sofort</text:p>
            <text:p>  Bewerbung:</text:p>
            <text:p>  Per E-Mail, Schriftlich, Online</text:p>
            <text:p>  Link zur Onlinebewerbung:</text:p>
            <text:p>  zur Onlinebewerbung</text:p>
            <text:p>  Drucken</text:p>
            <text:p>  Merken</text:p>
            <text:p/>
            <text:p>  Triebfahrzeugführer (m/w) Klasse 3 / Klasse B bundesweit</text:p>
            <text:p/>
            <text:p>  Die ER. bahn-consulting GmbH ist als Unternehmen der ERC.-Gruppe Full-Service-Dienstleister für den europäischen Systemverbund Bahn.</text:p>
            <text:p/>
            <text:p>  Die ER. bahn-consulting GmbH stellt Ihnen qualifizierte und erfahrene Triebfahrzeugführer und Wagenmeister zur Verfügung.</text:p>
            <text:p/>
            <text:p>  Die ERC.RAIL GmbH ist mit ihren Geschäftsfeldern Consulting, Engineering, Inspection, Training und Infrastructure kompetenter Ansprechpartner, wenn es um Zulassungsbegleitung durch erfahrene und praxisnahe Ingenieure geht, um Gutachtertätigkeiten, um Weiterbildung und Schulungen für Mitarbeiter mit sicherheitsrelevanten Tätigkeiten, um Integrierte, Qualitäts- und / oder Sicherheitsmanagementsysteme, oder um die Bereitstellung von Fach- und Führungskräften im europäischen Systemverbund Bahn, zum Beispiel Interimsmanager oder Eisenbahnbetriebsleiter.</text:p>
            <text:p/>
            <text:p>  Die ERC.D GmbH führt künftig als EVU Zulassungs-, Probe- und Überführungsfahrten durch.</text:p>
            <text:p/>
            <text:p>  Die ERC.HOLDING GmbH ist für Unternehmenskommunikation, Beschaffungs- und Fuhrparkmanagement sowie Verwaltungs- und Querschnittsaufgaben zuständig.</text:p>
            <text:p>  Positionsbeschreibung</text:p>
            <text:p/>
            <text:p>  Wir suchen ab sofort zur unbefristeten Festeinstellung ausgebildete und erfahrene Triebfahrzeugführer (m/w) nach TfV Klasse B bzw. VDV 753 Klasse 3 für E- und / oder V-Traktion.</text:p>
            <text:p>  Aufgaben</text:p>
            <text:p/>
            <text:p>  Wir bieten Ihnen eine Anstellung als Triebfahrzeugführer/in im bundesweiten Einsatz im Güterfern- und Personennahverkehr. Sie sind für unsere Kunden für die sichere Durchführung von Zug- und Rangierfahrten im Personen- oder Güterverkehr verantwortlich.</text:p>
            <text:p>  Anforderungen</text:p>
            <text:p>  * eine erfolgreich abgeschlossene entsprechende Berufsausbildung (nach TfV Klasse B bzw. VDV 753 Klasse 3)</text:p>
            <text:p>  * die psychologische und medizinische Eignung nach TfV</text:p>
            <text:p>  * die Bereitschaft zur Fortbildung und Weiterentwicklung</text:p>
            <text:p>  * Kunden- und Dienstleistungsorientierung</text:p>
            <text:p>  * Flexibilität, Engagement und Motivation, Eigeninitiative und selbstständiges Arbeiten</text:p>
            <text:p>  * Teamfähigkeit</text:p>
            <text:p/>
            <text:p>  Wir bieten</text:p>
            <text:p/>
            <text:p>  Wir bieten Ihnen einen sicheren, interessanten und abwechslungsreichen Arbeitsplatz. Unser Unternehmen ist breit vernetzt, fachlich gut aufgestellt und bietet Ihnen beste Zukunftsperspektiven in einer spannenden Branche.</text:p>
            <text:p/>
            <text:p>  Dabei sind uns zufriedene Mitarbeiter stets wichtig. Deshalb legen wir großen Wert auf ein partnerschaftliches Zusammenarbeiten. Neben einer attraktiven und angemessenen Vergütung garantieren wir Ihnen eine regelmäßige Weiterbildung.</text:p>
            <text:p/>
            <text:p>  Wir wollen weiter wachsen - gemeinsam mit Ihnen!</text:p>
            <text:p/>
            <text:p>  Haben wir Ihr Interesse geweckt? Dann bewerben Sie sich bitte schriftlich, online oder per E-Mail.</text:p>
            <text:p/>
            <text:p>  Wir freuen uns darauf, Sie in unserem Team zu begrüßen!</text:p>
            <text:p>  Kontakt</text:p>
            <text:p>  ER. bahn-consulting GmbH | ERC.-Gruppe</text:p>
            <text:p/>
            <text:p>  Stanley Wauer</text:p>
            <text:p/>
            <text:p>  Ulmenstraße 52f</text:p>
            <text:p/>
            <text:p>  90443 Nürnberg</text:p>
            <text:p/>
            <text:p>  Tel: 0911 8012 9500</text:p>
            <text:p/>
            <text:p>  www.erc-gruppe.com | www.bahn-consulting.de</text:p>
            <text:p/>
            <text:p>  E-Mail: bewerbung@bahn-consulting.de</text:p>
            <text:p>  zurück</text:p>
          </table:table-cell>
          <table:table-cell table:number-columns-repeated="7"/>
        </table:table-row>
        <table:table-row table:style-name="ro23">
          <table:table-cell office:value-type="string" calcext:value-type="string">
            <text:p>319573c60afe40dea49020f0d7da6faa</text:p>
          </table:table-cell>
          <table:table-cell office:value-type="date" office:date-value="2017-09-15" calcext:value-type="date">
            <text:p>2017-09-15</text:p>
          </table:table-cell>
          <table:table-cell office:value-type="string" calcext:value-type="string">
            <text:p>Weiterbildung zum/-r Triebfahrzeugführer/-in in Nürnberg (mit Bildungsgutschein möglich) Nürnberg</text:p>
          </table:table-cell>
          <table:table-cell office:value-type="float" office:value="8311" calcext:value-type="float">
            <text:p>8311</text:p>
          </table:table-cell>
          <table:table-cell office:value-type="string" calcext:value-type="string">
            <text:p>Dispo-tf Education Gmbh</text:p>
          </table:table-cell>
          <table:table-cell office:value-type="string" calcext:value-type="string">
            <text:p>  zurück</text:p>
            <text:p>  25.08.2017</text:p>
            <text:p>  Stellenangebot-Nr.: 1/6024</text:p>
            <text:p>  Einsatzort:</text:p>
            <text:p>  Nürnberg</text:p>
            <text:p>  Kategorie:</text:p>
            <text:p>  Aus- und Weiterbildung</text:p>
            <text:p>  Tätigkeitsbereich:</text:p>
            <text:p>  Qualifizierung zum Triebfahrzeugführer (m/w)</text:p>
            <text:p>  Arbeitszeit:</text:p>
            <text:p>  Vollzeit</text:p>
            <text:p>  Beschäftigungsart:</text:p>
            <text:p>  Ausbildung</text:p>
            <text:p>  Verfügbarkeit ab:</text:p>
            <text:p>  31.07.2017</text:p>
            <text:p>  Bewerbung:</text:p>
            <text:p>  Per E-Mail, Schriftlich, Online</text:p>
            <text:p>  Link zur Onlinebewerbung:</text:p>
            <text:p>  zur Onlinebewerbung</text:p>
            <text:p>  Drucken</text:p>
            <text:p>  Merken</text:p>
            <text:p/>
            <text:p>  Weiterbildung zum/-r Triebfahrzeugführer/-in in Nürnberg (mit Bildungsgutschein möglich) Nürnberg</text:p>
            <text:p/>
            <text:p>  Die dispo-Tf Education GmbH ist ein Eisenbahnverkehrsunternehmen und als Tochter-unternehmen der dispo-Tf Holding GmbH im Bereich der Aus- &amp; Weiterbildung von Eisenbahnpersonal tätig</text:p>
            <text:p/>
            <text:p>  Wir bilden an derzeit sieben Standorten in Deutschland (Berlin-Marzahn, Bremen, Schönefeld, Dortmund, Nürnberg, Köln und Regensburg) hauptsächlich Triebfahrzeugführer/innen und Wagenmeister/innen, aber auch Zweiwegefahrzeugführer/innen, Zugbegleiter/innen und Rangierlokführer/innen aus. Zusätzlich bieten wir eine Vielzahl an Fort- und Weiterbildungen im Bereich Schienenverkehr an. Durch unseren hohen Anspruch an unsere Arbeit können wir mittlerweile Zertifizierungen der DEKRA im Bereich Aus- und Weiterbildung und Eingliederung in Arbeit (AZAV) und das Qualitätssiegel ISO 9001 vorweisen, das ein hohes Maß an Qualität voraussetzt und bestätigt.</text:p>
            <text:p/>
            <text:p>  Unsere Infoveranstaltungen finden jede Woche statt! Nutzen Sie die Chance, uns direkt vor Ort kennen zu lernen. Wir beraten Sie gern zu den einzelnen Ausbildungsbereichen.</text:p>
            <text:p>  Positionsbeschreibung</text:p>
            <text:p/>
            <text:p>  Bei uns erhalten Sie alle nötige Ausbildungsmodule, die für den Güter- und Personenverkehr nötig sind. Da auch das Praktikum in unserem Unternehmen stattfindet, sparen Sie sich die mühsame Suche nach einem Praktikumsplatz!</text:p>
            <text:p/>
            <text:p>  Die Ausbildung beläuft sich auf ca. 11 Monate je nach Wissensaneignung und Prüfstand.</text:p>
            <text:p/>
            <text:p>  Aufgaben</text:p>
            <text:p/>
            <text:p>  - Kennenlernen von Triebfahrzeugen</text:p>
            <text:p>  - Sicheres Steuer von Triebfahrzeugen</text:p>
            <text:p>  - Kontrolle der Fahrbereitschaft des Triebfahrzeuges vor Abfahrt</text:p>
            <text:p>  - Durchführung von Bremsproben</text:p>
            <text:p/>
            <text:p>  Anforderungen</text:p>
            <text:p/>
            <text:p>  - Abgeschlossene Berufsausbildung</text:p>
            <text:p>  - Gutes Verständnis für technische Geräte und Zusammenhänge</text:p>
            <text:p>  - Mindestalter 22 Jahre</text:p>
            <text:p>  - Bereitschaft zum Wechseldienst und Schichtarbeit</text:p>
            <text:p>  - Lernbereitschaft</text:p>
            <text:p>  - Zuverlässigkeit</text:p>
            <text:p>  - Flexibilität</text:p>
            <text:p>  - Pünktlichkeit</text:p>
            <text:p>  - Belastbarkeit</text:p>
            <text:p/>
            <text:p>  Wir bieten</text:p>
            <text:p/>
            <text:p>  - Garantierte Übernahme von 75 % der Teilnehmer für den Güterverkehr durch das</text:p>
            <text:p>  Unternehmen dispo-Tf Rail GmbH!</text:p>
            <text:p>  - Unbefristeter Arbeitsvertrag von Beginn an</text:p>
            <text:p>  - In unserem Ausbildungszentrum sind Weiterbildungsmaßnahmen möglich</text:p>
            <text:p>  - Fairer Dienstplan</text:p>
            <text:p>  - Hotel und Fahrkosten werden direkt von uns abgerechnet, ohne dass Sie in Vorkasse gehen müssen!</text:p>
            <text:p>  - Sie erhalten einen Tablet-PC und eine Bahncard 50, welche auch für den privaten Gebrauch nutzbar sind</text:p>
            <text:p>  - Alle Dozenten sind erfahrende Lehrlokführer</text:p>
            <text:p/>
            <text:p>  Kontakt</text:p>
            <text:p>  dispo-Tf Education GmbH</text:p>
            <text:p/>
            <text:p>  Wir haben Ihr Interesse geweckt und Sie möchten sich in unserem Unternehmen anmelden?</text:p>
            <text:p/>
            <text:p>  Anmeldungen bitte per Email oder per Post:</text:p>
            <text:p/>
            <text:p>  Dispo-Tf Education GmbH</text:p>
            <text:p>  Frau Anika Ziegler</text:p>
            <text:p>  Wolfener Str. 32-34</text:p>
            <text:p>  Haus A</text:p>
            <text:p>  12681 Berlin</text:p>
            <text:p/>
            <text:p>  Vorzugsweise per E-Mail an: bildung@dispo-tf.de</text:p>
            <text:p/>
            <text:p>  Rückfragen können gern auch telefonisch gestellt werden unter: 030 5770138-74</text:p>
            <text:p/>
            <text:p>  zurück</text:p>
          </table:table-cell>
          <table:table-cell table:number-columns-repeated="7"/>
        </table:table-row>
        <table:table-row table:style-name="ro34">
          <table:table-cell office:value-type="string" calcext:value-type="string">
            <text:p>8ff01e1b984746668e831a2f89247950</text:p>
          </table:table-cell>
          <table:table-cell office:value-type="date" office:date-value="2017-09-15" calcext:value-type="date">
            <text:p>2017-09-15</text:p>
          </table:table-cell>
          <table:table-cell office:value-type="string" calcext:value-type="string">
            <text:p>Triebfahrzeugführer (m/w) Bundesweit gesucht zu verbesserten Konditionen !!</text:p>
          </table:table-cell>
          <table:table-cell office:value-type="float" office:value="8311" calcext:value-type="float">
            <text:p>8311</text:p>
          </table:table-cell>
          <table:table-cell office:value-type="string" calcext:value-type="string">
            <text:p>Sgl-schienen Güter Logistik Gmbh</text:p>
          </table:table-cell>
          <table:table-cell office:value-type="string" calcext:value-type="string">
            <text:p>  zurück</text:p>
            <text:p>  11.09.2017</text:p>
            <text:p>  Stellenangebot-Nr.: 1/5165</text:p>
            <text:p>  Einsatzort:</text:p>
            <text:p>  gesucht zu verbesserten Konditionen !!</text:p>
            <text:p>  Kategorie:</text:p>
            <text:p>  Betrieb/Verkehr</text:p>
            <text:p>  Tätigkeitsbereich:</text:p>
            <text:p>  Triebfahrzeugführer/in</text:p>
            <text:p>  Arbeitszeit:</text:p>
            <text:p>  Vollzeit</text:p>
            <text:p>  Verfügbarkeit ab:</text:p>
            <text:p>  zum nächstmöglichen Zeitpunkt</text:p>
            <text:p>  Bewerbung:</text:p>
            <text:p>  keine Einschränkung, Per E-Mail, Schriftlich, Telefonisch, Online</text:p>
            <text:p>  Drucken</text:p>
            <text:p>  Merken</text:p>
            <text:p/>
            <text:p>  Triebfahrzeugführer (m/w) Bundesweit gesucht zu verbesserten Konditionen !!</text:p>
            <text:p/>
            <text:p>  Die SGL-GmbH ist eines der führenden Eisenbahnverkehrsunternehmen im Bereich der Bauzug- und Güter-Logistik in Deutschland.</text:p>
            <text:p>  Positionsbeschreibung</text:p>
            <text:p/>
            <text:p>  Wir suchen zu verbesserten Konditionen</text:p>
            <text:p>  Triebfahrzeugführer (m/w) ab sofort</text:p>
            <text:p>  Aufgaben</text:p>
            <text:p/>
            <text:p>  Ihr Aufgabengebiet:</text:p>
            <text:p>  * Bedienen von Schienenfahrzeugen im Güterverkehr</text:p>
            <text:p>  * Sichere und pünktliche Durchführung von Zug und Rangierfahrten</text:p>
            <text:p/>
            <text:p>  Anforderungen</text:p>
            <text:p/>
            <text:p>  Ihr Profil:</text:p>
            <text:p>  * Sie haben eine abgeschlossene Ausbildung zum Triebfahrzeugführer.</text:p>
            <text:p>  * Eisenbahnfahrzeugführerschein Klasse 3.</text:p>
            <text:p>  * idealerweise Baureihenberechtigung für Diesellokomotiven der Baureihen: BR 203, BR 221, BR 232, BR 293,BR 346 und der Voith Maxima.</text:p>
            <text:p>  * Gesundheitliche und psychologische Tauglichkeit.</text:p>
            <text:p>  * Sie verfügen über einen gültigen PKW-Führerschein</text:p>
            <text:p>  * Sie beherrschen Deutsch in Wort und Schrift</text:p>
            <text:p>  * Schichtdienst, auch nachts und am Wochenende, schreckt Sie nicht ab.</text:p>
            <text:p/>
            <text:p>  Wir bieten</text:p>
            <text:p>  * einen sicheren Arbeitsplatz in einem größeren Team</text:p>
            <text:p>  * überdurchschnittliche Bezahlung</text:p>
            <text:p>  * soziale Leistungen</text:p>
            <text:p>  * gutes Betriebsklima</text:p>
            <text:p/>
            <text:p>  Bitte senden Sie Ihre vollständige Bewerbung mit Angaben zu Ihrer Gehaltsvorstellung sowie dem frühestmöglichen Eintrittstermin vorzugsweise per E-Mail an :</text:p>
            <text:p/>
            <text:p>  SGL-Schienen Güter Logistik GmbH</text:p>
            <text:p>  Fraunhofer Straße 9</text:p>
            <text:p>  85221 Dachau</text:p>
            <text:p>  Tel.: 08131/33357-0</text:p>
            <text:p>  Fax: 08131/33357-66</text:p>
            <text:p>  Ansprechpartner : Richard Wagner</text:p>
            <text:p>  Mobil: 0152-09269863</text:p>
            <text:p/>
            <text:p>  E-mail: Bewerbung@sgl-net.de</text:p>
            <text:p>  Kontakt</text:p>
            <text:p>  SGL-Schienen Güter Logistik GmbH</text:p>
            <text:p>  Fraunhofer Straße 9</text:p>
            <text:p>  85221 Dachau</text:p>
            <text:p>  Tel.: 08131/33357-0</text:p>
            <text:p>  Fax: 08131/33357-66</text:p>
            <text:p>  Ansprechpartner : Richard Wagner</text:p>
            <text:p>  Mobil: 0152-09269863</text:p>
            <text:p/>
            <text:p>  E-mail: Bewerbung@sgl-net.de</text:p>
            <text:p>  zurück</text:p>
          </table:table-cell>
          <table:table-cell table:number-columns-repeated="7"/>
        </table:table-row>
        <table:table-row table:style-name="ro10">
          <table:table-cell office:value-type="string" calcext:value-type="string">
            <text:p>0fa4875d5d7b4d97ae85e5e5384e631b</text:p>
          </table:table-cell>
          <table:table-cell office:value-type="date" office:date-value="2017-09-15" calcext:value-type="date">
            <text:p>2017-09-15</text:p>
          </table:table-cell>
          <table:table-cell office:value-type="string" calcext:value-type="string">
            <text:p>Rangierbegleiter / Arbeitszugführer München Umgebung</text:p>
          </table:table-cell>
          <table:table-cell office:value-type="float" office:value="8311" calcext:value-type="float">
            <text:p>8311</text:p>
          </table:table-cell>
          <table:table-cell office:value-type="string" calcext:value-type="string">
            <text:p>Sgl-schienen Güter Logistik Gmbh</text:p>
          </table:table-cell>
          <table:table-cell office:value-type="string" calcext:value-type="string">
            <text:p>  zurück</text:p>
            <text:p>  11.09.2017</text:p>
            <text:p>  Stellenangebot-Nr.: 1/5972</text:p>
            <text:p>  Einsatzort:</text:p>
            <text:p>  München Umgebung</text:p>
            <text:p>  Kategorie:</text:p>
            <text:p>  Betrieb/Verkehr</text:p>
            <text:p>  Tätigkeitsbereich:</text:p>
            <text:p>  Rangierer/Rangierbegleiter (m/w)</text:p>
            <text:p>  Arbeitszeit:</text:p>
            <text:p>  Vollzeit</text:p>
            <text:p>  Beschäftigungsart:</text:p>
            <text:p>  Festanstellung</text:p>
            <text:p>  Verfügbarkeit ab:</text:p>
            <text:p>  zum nächstmöglichen Zeitpunkt</text:p>
            <text:p>  Bewerbung:</text:p>
            <text:p>  Per E-Mail, Schriftlich, Telefonisch</text:p>
            <text:p>  Drucken</text:p>
            <text:p>  Merken</text:p>
            <text:p/>
            <text:p>  Rangierbegleiter / Arbeitszugführer München Umgebung</text:p>
            <text:p/>
            <text:p>  Die SGL- GmbH ist eines der führenden Eisenbahnverkehrsunternehmen im Bereich der Bauzug- und Güter- Logistik in Deutschland.</text:p>
            <text:p>  Positionsbeschreibung</text:p>
            <text:p/>
            <text:p>  Wir suchen für unseren Kunden aus dem Bereich Eisenbahn Infrastruktur für den Großraum München mehrere</text:p>
            <text:p>  Rangierbegleiter / Arbeitszugführer (m/w)</text:p>
            <text:p>  Aufgaben</text:p>
            <text:p>  * Zugvorbereitung</text:p>
            <text:p>  * Zugbildung und -auflösung</text:p>
            <text:p>  * Durchführung von Rangieraufgaben</text:p>
            <text:p/>
            <text:p>  Anforderungen</text:p>
            <text:p>  * Sie haben eine abgeschlossenen Ausbildung zum Arbeitszugführer oder Rangierbegleiter.</text:p>
            <text:p>  * Gesundheitliche und psychologische Tauglichkeit.</text:p>
            <text:p>  * Sind körperlich und psychisch belastbar.</text:p>
            <text:p>  * Sie verfügen über einen gültigen PKW-Führerschein</text:p>
            <text:p>  * Sie beherrschen Deutsch in Wort und Schrift</text:p>
            <text:p>  * Schichtdienst, auch nachts und am Wochenende, schreckt Sie nicht ab.</text:p>
            <text:p/>
            <text:p>  Wir bieten</text:p>
            <text:p>  * einen sicheren und unbefristeten Arbeitsplatz</text:p>
            <text:p>  * überdurchschnittliche Bezahlung sowie alle notwendigen und umfassenden Betriebsmittel</text:p>
            <text:p>  * soziale Leistungen und gutes Betriebsklima</text:p>
            <text:p/>
            <text:p>  Bitte senden Sie Ihre vollständige Bewerbung mit Angabe zu Ihrer Gehaltsvorstellung, sowie dem frühestmöglichen Eintrittstermin vorzugsweise per E-Mail an:</text:p>
            <text:p/>
            <text:p>  SGL-Schienen Güter Logistik GmbH</text:p>
            <text:p>  Fraunhofer Straße 9</text:p>
            <text:p>  85221 Dachau</text:p>
            <text:p>  Tel.: 08131/33357-0</text:p>
            <text:p>  Fax: 08131/33357-66</text:p>
            <text:p>  Ansprechpartner : Richard Wagner</text:p>
            <text:p>  Mobil: 0152-09269863</text:p>
            <text:p/>
            <text:p>  E-mail: Bewerbung@sgl-net.de</text:p>
            <text:p/>
            <text:p>  Kontakt</text:p>
            <text:p>  SGL-Schienen Güter Logistik GmbH</text:p>
            <text:p>  Fraunhofer Straße 9</text:p>
            <text:p>  85221 Dachau</text:p>
            <text:p>  Tel.: 08131/33357-0</text:p>
            <text:p>  Fax: 08131/33357-66</text:p>
            <text:p>  Ansprechpartner : Richard Wagner</text:p>
            <text:p>  Mobil: 0152-09269863</text:p>
            <text:p/>
            <text:p>  E-mail: Bewerbung@sgl-net.de</text:p>
            <text:p/>
            <text:p>  zurück</text:p>
          </table:table-cell>
          <table:table-cell table:number-columns-repeated="7"/>
        </table:table-row>
        <table:table-row table:style-name="ro56">
          <table:table-cell office:value-type="string" calcext:value-type="string">
            <text:p>8449000141594e039c509d645671719b</text:p>
          </table:table-cell>
          <table:table-cell office:value-type="date" office:date-value="2017-09-12" calcext:value-type="date">
            <text:p>2017-09-12</text:p>
          </table:table-cell>
          <table:table-cell office:value-type="string" calcext:value-type="string">
            <text:p>Triebfahrzeugführer (m/w)</text:p>
          </table:table-cell>
          <table:table-cell office:value-type="float" office:value="8311" calcext:value-type="float">
            <text:p>8311</text:p>
          </table:table-cell>
          <table:table-cell office:value-type="string" calcext:value-type="string">
            <text:p>Go-Ahead Verkehrsgesellschaft Deutschland GmbH</text:p>
          </table:table-cell>
          <table:table-cell office:value-type="string" calcext:value-type="string">
            <text:p>  Triebfahrzeugführer (m/w)</text:p>
            <text:p/>
            <text:p>  Go-Ahead Verkehrsgesellschaft Deutschland GmbH</text:p>
            <text:p>  » schließen</text:p>
            <text:p/>
            <text:p>  Jobs per E-Mail Service</text:p>
            <text:p/>
            <text:p>  Tragen Sie Ihre E-Mail ein um KOSTENLOS die neuesten Jobs zu Ihrer aktuellen Suche zu erhalten.</text:p>
            <text:p/>
            <text:p>  Meine E-Mail-Adresse:</text:p>
            <text:p>  zurück zur Startseite</text:p>
            <text:p>  Jetzt Bewerben</text:p>
            <text:p>  Weiterempfehlen Drucken speichern</text:p>
            <text:p/>
            <text:p>  Für eine schnelle Zuordnung Ihrer Bewerbung ist die Ref-Nr. 217000024327-sde notwendig</text:p>
            <text:p/>
            <text:p>  Jetzt Bewerben</text:p>
            <text:p>  Ähnliche Stellenangebote:</text:p>
            <text:p>  Lokführer / Rangierer (m/w) - XERVON Instandhaltung GmbH - 03.09.2017</text:p>
            <text:p>  Sicherheitsmitarbeiter / Fahrkartenkontrolleu... - KÖTTER Sicherheits- &amp; Ordnungsd... - 24.08.2017</text:p>
            <text:p>  U-Bahnfahrer (m/w) - Stadtwerke München GmbH - 19.08.2017</text:p>
            <text:p>  Trambahnfahrer (m/w) - Stadtwerke München GmbH - 19.08.2017</text:p>
            <text:p>  Weitere Stellenangebote aus diesem Tätigkeitsfeld:</text:p>
            <text:p>  Berufskraftfahrer / Personenbeförderung (Land, Wasser, Luft)</text:p>
            <text:p>  - Zugführer, Zugbegleiter</text:p>
          </table:table-cell>
          <table:table-cell table:number-columns-repeated="7"/>
        </table:table-row>
        <table:table-row table:style-name="ro46">
          <table:table-cell office:value-type="string" calcext:value-type="string">
            <text:p>b84fdf6ffdf64860b25b0f639c4042cf</text:p>
          </table:table-cell>
          <table:table-cell office:value-type="date" office:date-value="2017-09-13" calcext:value-type="date">
            <text:p>2017-09-13</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Lok-Partner GmbH &amp; Co.KG</text:p>
          </table:table-cell>
          <table:table-cell office:value-type="string" calcext:value-type="string">
            <text:p>  Stellenangebot - Triebfahrzeugführern D-weit und Bayern (Eisenbahner/in - Betriebsdienst - Lokführer und Transport)</text:p>
            <text:p/>
            <text:p>  Überblick über das Stellenangebot</text:p>
            <text:p/>
            <text:p>  Referenznummer</text:p>
            <text:p/>
            <text:p>  10000-1156359223-S</text:p>
            <text:p>  Titel des Stellenangebots</text:p>
            <text:p/>
            <text:p>  Triebfahrzeugführern D-weit und Bayern (Eisenbahner/in - Betriebsdienst - Lokführer und Transport)</text:p>
            <text:p>  Stellenangebotsart</text:p>
            <text:p/>
            <text:p>  Arbeitsplatz (sozialversicherungspflichtig)</text:p>
            <text:p>  Arbeitgeber</text:p>
            <text:p>  Lok-Partner GmbH &amp; Co.KG</text:p>
            <text:p/>
            <text:p>  Branche: Befristete Überlassung von Arbeitskräften, Betriebsgröße: weniger als 6</text:p>
            <text:p>  Stellenbeschreibung</text:p>
            <text:p/>
            <text:p>  Wir sind auf der Suche nach Triebfahrzeugführern für den bundesweiten Einsatz.</text:p>
            <text:p>  Aber auch Einsätze ab / bis Passau, Nürnberg, Würzburg und Fulda können wir bieten.</text:p>
            <text:p/>
            <text:p>  Wir suchen ausgebildete Triebfahrzeugführer für den bundesweiten Einsatz auf Drehstrom- sowie Altbau-Elektrolokomotiven.</text:p>
            <text:p/>
            <text:p>  Wir arbeiten mit 10 Kunden zusammen im Bereich Güterverkehr, Personennahverkehr, Personenreisefernverkehr, Partyzüge etc.</text:p>
            <text:p/>
            <text:p>  Neben der Disposition von Personal stellen wir auch eigene Züge zur Verfügung.</text:p>
            <text:p/>
            <text:p>  Sprechen Sie mit uns, wir haben bisher für jede/n Bewerber/in seine Wunschstrecke und Tätigkeit finden können.</text:p>
            <text:p/>
            <text:p>  Ausgebildete Kräfte mit Erfahrung werden mit 18?/h vergütet.</text:p>
            <text:p/>
            <text:p>  Sollten Sie Interesse an dieser Tätikgeit haben, aber noch keine Ausbildung besitzen sprechen Sie bitte mit Ihrer Agentur für Arbeit bzgl. eines Bildungsgutscheines. Wir arbeiten mit namenhaften, zertifizierten Einrichtungen zusammen und garantieren eine Übernahme nach Ausbildung.</text:p>
            <text:p/>
            <text:p>  Mehr über uns erfahren Sie unter www.lok-partner.de</text:p>
            <text:p/>
            <text:p>  Bitte melden Sie sich bei Interesse bevorzugt per email</text:p>
            <text:p>  Führungsverantwortung</text:p>
            <text:p/>
            <text:p>  Keine Führungsverantwortung</text:p>
            <text:p>  Arbeitsorte</text:p>
            <text:p/>
            <text:p>  Passau, Bayern, Deutschland</text:p>
            <text:p>  Fulda, Hessen, Deutschland</text:p>
            <text:p>  Würzburg, Bayern, Deutschland</text:p>
            <text:p>  Bayer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02.10.2017</text:p>
            <text:p>  Anzahl offener Stellen</text:p>
            <text:p/>
            <text:p>  4 von ursprünglich 4 gemeldeten Stellen</text:p>
            <text:p>  Vormerken</text:p>
            <text:p/>
            <text:p>  Konditionen des Stellenangebots</text:p>
            <text:p/>
            <text:p>  Arbeitszeit</text:p>
            <text:p/>
            <text:p>  Vollzeit, Wochenende, Schicht</text:p>
            <text:p>  Vergütung und Zusatzleistungen</text:p>
            <text:p/>
            <text:p>  18? mirt Ausbildung und Erfahrung</text:p>
            <text:p>  Bei der Besetzung des Stellenangebotes findet ein Tarifvertrag Anwendung.</text:p>
            <text:p>  Tarifvertrag: Tarif IGZ+ Zulagen</text:p>
            <text:p/>
            <text:p>  Anforderungen an den Bewerber</text:p>
            <text:p/>
            <text:p>  Transport, Verkehr</text:p>
            <text:p/>
            <text:p>  Expertenkenntnisse</text:p>
            <text:p>  Lokomotivführung</text:p>
            <text:p/>
            <text:p>  Erweiterte Kenntnisse</text:p>
            <text:p>  Schienenverkehr, Transport</text:p>
            <text:p/>
            <text:p>  Kontaktdaten</text:p>
            <text:p/>
            <text:p>  Rückfragen und Bewerbungen an</text:p>
            <text:p/>
            <text:p>  Lok-Partner GmbH &amp; Co.KG</text:p>
            <text:p>  Herr Rietenberg</text:p>
            <text:p>  Müllensiefenring 14</text:p>
            <text:p>  58455 Witten</text:p>
            <text:p>  Nordrhein-Westfalen</text:p>
            <text:p>  Deutschland</text:p>
            <text:p>  Telekommunikation</text:p>
            <text:p/>
            <text:p>  Telefonnummer: +49 (0 20 41) 48 98 38</text:p>
            <text:p>  E-Mail</text:p>
            <text:p>  info@lok-partner.de</text:p>
            <text:p>  Gewünschte Bewerbungsarten</text:p>
            <text:p/>
            <text:p>  Schriftlich</text:p>
            <text:p>  Internetadresse</text:p>
            <text:p>  Weitere Informationen zum Stellenangebot im Internet</text:p>
            <text:p>  Bewerbungszeitraum</text:p>
            <text:p/>
            <text:p>  Seit 11.09.2017</text:p>
            <text:p>  Angaben zur Bewerbung</text:p>
            <text:p/>
            <text:p>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57">
          <table:table-cell office:value-type="string" calcext:value-type="string">
            <text:p>444a9eb6b1a349e1a6dc3cb0778234fe</text:p>
          </table:table-cell>
          <table:table-cell office:value-type="date" office:date-value="2017-09-15" calcext:value-type="date">
            <text:p>2017-09-15</text:p>
          </table:table-cell>
          <table:table-cell office:value-type="string" calcext:value-type="string">
            <text:p>Triebfahrzeugführer / Wagenmeister G und Disponenten (m/w) Ingolstadt / Bayern</text:p>
          </table:table-cell>
          <table:table-cell office:value-type="float" office:value="8311" calcext:value-type="float">
            <text:p>8311</text:p>
          </table:table-cell>
          <table:table-cell office:value-type="string" calcext:value-type="string">
            <text:p>Gunvor Deutschland Gmbh</text:p>
          </table:table-cell>
          <table:table-cell office:value-type="string" calcext:value-type="string">
            <text:p>  zurück</text:p>
            <text:p>  06.09.2017</text:p>
            <text:p>  Stellenangebot-Nr.: 1/5756</text:p>
            <text:p>  Einsatzort:</text:p>
            <text:p>  Ingolstadt / Bayern</text:p>
            <text:p>  Kategorie:</text:p>
            <text:p>  Betrieb/Verkehr, Technik/Engineering/IT</text:p>
            <text:p>  Tätigkeitsbereich:</text:p>
            <text:p>  Eisenbahner/in im Betriebsdienst, Fachrichtung Lokführer und Transport, Triebfahrzeugführer/in Klasse 3, Wagenmeister (m/w)</text:p>
            <text:p>  Arbeitszeit:</text:p>
            <text:p>  Vollzeit</text:p>
            <text:p>  Beschäftigungsart:</text:p>
            <text:p>  Festanstellung</text:p>
            <text:p>  Verfügbarkeit ab:</text:p>
            <text:p>  nach Absprache</text:p>
            <text:p>  Bewerbung:</text:p>
            <text:p>  Per E-Mail, Schriftlich</text:p>
            <text:p>  Drucken</text:p>
            <text:p>  Merken</text:p>
            <text:p/>
            <text:p>  Triebfahrzeugführer / Wagenmeister G und Disponenten (m/w) Ingolstadt / Bayern</text:p>
            <text:p/>
            <text:p>  Gunvor ist einer der größten unabhängigen Rohstoffhändler der Welt und einer der Marktführer für den Handel, den Transport, die Lagerung und die Optimierung von Rohöl, Mineralöl- und anderen Energieerzeugnissen. Dabei erfolgt der Transport der Produkte ab Raffinerie direkt durch die Gunvor per Kesselwagen oder Straßentankwagen.</text:p>
            <text:p>  Positionsbeschreibung</text:p>
            <text:p/>
            <text:p>  Wir bieten Ihnen einen Interessanten Arbeitsplatz in einem wachsenden Unternehmen mit besten Zukunftsperspektiven und Weiterbildungsmöglichkeiten.</text:p>
            <text:p>  Aufgaben</text:p>
            <text:p/>
            <text:p>  Die Aufgaben ergeben sich aus dem Anforderungsprofil für Wagenmeister und Triebfahrzeugführer.</text:p>
            <text:p>  Anforderungen</text:p>
            <text:p>  * eine abgeschlossene Ausbildung zum Triebfahrzeugführer oder Wagenmeister</text:p>
            <text:p>  * die gesundheitliche und psychologische Tauglichkeit für diese Tätigkeit</text:p>
            <text:p>  * Flexibilität, Engagement und Motivation</text:p>
            <text:p>  * Kollegialität, Zuverlässigkeit und hohe Eigenverantwortung</text:p>
            <text:p>  * ständige Bereitschaft zur Fortbildung und Weiterentwicklung</text:p>
            <text:p>  * Selbstständiges Arbeiten, kundenorientiertes Handeln sowie Teamfähigkeit setzen wir voraus.</text:p>
            <text:p/>
            <text:p>  Wir bieten</text:p>
            <text:p>  * ein anspruchsvolles Arbeitsumfeld in einem leistungsfähigen, international tätigen Unternehmen der Energiewirtschaft</text:p>
            <text:p>  * individuelle Weiterentwicklung und gute Aufstiegschancen</text:p>
            <text:p>  * ein hervorragendes Arbeitsklima mit moderner Personalpolitik und leistungsgerechter überdurchschnittlicher Bezahlung sowie vorbildlichen Sozialleistungen als Grundlage erfolgreicher Zusammenarbeit</text:p>
            <text:p/>
            <text:p>  Kontakt</text:p>
            <text:p>  Gunvor Deutschland GmbH</text:p>
            <text:p/>
            <text:p>  Anne von Rauchhaupt</text:p>
            <text:p/>
            <text:p>  Rail Operation Manager</text:p>
            <text:p/>
            <text:p>  Tel.: +49 841 1330 1357</text:p>
            <text:p/>
            <text:p>  Anne.vonRauchhaupt@gunvor-deutschland.de</text:p>
            <text:p>  zurück</text:p>
          </table:table-cell>
          <table:table-cell table:number-columns-repeated="7"/>
        </table:table-row>
        <table:table-row table:style-name="ro20">
          <table:table-cell office:value-type="string" calcext:value-type="string">
            <text:p>e3a0ea09fa944e2f8a01b50dc2d8a464</text:p>
          </table:table-cell>
          <table:table-cell office:value-type="date" office:date-value="2017-09-15" calcext:value-type="date">
            <text:p>2017-09-15</text:p>
          </table:table-cell>
          <table:table-cell office:value-type="string" calcext:value-type="string">
            <text:p>Triebfahrzeugführer (m/w)</text:p>
          </table:table-cell>
          <table:table-cell office:value-type="float" office:value="8311" calcext:value-type="float">
            <text:p>8311</text:p>
          </table:table-cell>
          <table:table-cell office:value-type="string" calcext:value-type="string">
            <text:p>Agilis Eisenbahngesellschaft Mbh &amp; Co.kg</text:p>
          </table:table-cell>
          <table:table-cell office:value-type="string" calcext:value-type="string">
            <text:p>  Triebfahrzeugführer (m/w)</text:p>
            <text:p/>
            <text:p>  Wir suchen...</text:p>
            <text:p/>
            <text:p>  Es gibt viele Gründe, Lokführer zu werden. Welcher ist Ihrer?</text:p>
            <text:p/>
            <text:p>  Bewerben Sie sich für die Qualifizierung zum</text:p>
            <text:p/>
            <text:p>  Triebfahrzeugführer (m/w)</text:p>
            <text:p/>
            <text:p>  für die Einsatzorte Bamberg und Hof!</text:p>
            <text:p/>
            <text:p>  Das bringen Sie mit:</text:p>
            <text:p>  * mindestens qualifizierender Hauptschulabschluss</text:p>
            <text:p>  * abgeschlossene Berufsausbildung (gewerblich-technisch)</text:p>
            <text:p>  * PKW-Führerschein (Klasse B) sowie eigener PKW</text:p>
            <text:p>  * sehr gute Deutschkenntnisse in Wort und Schrift</text:p>
            <text:p>  * technisches Interesse und Kundenorientierung</text:p>
            <text:p/>
            <text:p>  Mehr Infos auf agilis.de/jobs</text:p>
            <text:p/>
            <text:p>  agilis Eisenbahngesellschaft mbH &amp; CO.KG</text:p>
            <text:p>  agilis Verkehrsgesellschaft mbH &amp; CO.KG</text:p>
            <text:p>  Galgenbergstr. 2a</text:p>
            <text:p>  93053 Regensburg</text:p>
            <text:p/>
            <text:p>  www.agilis.de</text:p>
            <text:p/>
            <text:p>  Ihre Bahn in der Region.</text:p>
            <text:p>  __________________________________________________</text:p>
            <text:p>  __________________________________________________</text:p>
            <text:p/>
            <text:p>  Dokumente</text:p>
            <text:p/>
            <text:p>  PDF Dokument</text:p>
            <text:p>  __________________________________________________</text:p>
            <text:p>  __________________________________________________</text:p>
            <text:p/>
            <text:p>  Bitte beziehen Sie sich bei Ihrer Bewerbung auf jobs.infranken.de - vielen Dank!</text:p>
          </table:table-cell>
          <table:table-cell table:number-columns-repeated="7"/>
        </table:table-row>
        <table:table-row table:style-name="ro9">
          <table:table-cell office:value-type="string" calcext:value-type="string">
            <text:p>7556694971564642bb6b6cdf59ef8151</text:p>
          </table:table-cell>
          <table:table-cell office:value-type="date" office:date-value="2017-09-15" calcext:value-type="date">
            <text:p>2017-09-15</text:p>
          </table:table-cell>
          <table:table-cell office:value-type="string" calcext:value-type="string">
            <text:p>und Weiterqualifizierung zum Triebfahrzeugführer (m/w)</text:p>
          </table:table-cell>
          <table:table-cell office:value-type="float" office:value="8311" calcext:value-type="float">
            <text:p>8311</text:p>
          </table:table-cell>
          <table:table-cell office:value-type="string" calcext:value-type="string">
            <text:p>Länderbahn GmbH</text:p>
          </table:table-cell>
          <table:table-cell office:value-type="string" calcext:value-type="string">
            <text:p>  und Weiterqualifizierung zum Triebfahrzeugführer (m/w)</text:p>
            <text:p/>
            <text:p>  Länderbahn GmbH Viechtach</text:p>
            <text:p>  + Eingestellt am 14.09.2017</text:p>
            <text:p>  + Beschäftigungsart: Vollzeit</text:p>
            <text:p>  + Karrierestufe: Mit Berufserfahrung</text:p>
            <text:p>  + Branche: Transport und Logistik</text:p>
            <text:p/>
            <text:p>  Triebfahrzeugführer (m/w)</text:p>
            <text:p/>
            <text:p>  und Weiterqualifizierung zum Triebfahrzeugführer (m/w)</text:p>
            <text:p>  Steige im Rahmen einer neunmonatigen Qualifizierungsmaßnahme zum Triebfahrzeugführer (m/w) bei der Länderbahn ein und profitiere von einem zukunftssicheren Arbeitsplatz in Deiner Region. Zunächst erlernst Du die Regelwerke und Signale, trainierst am Simulator und fährst dann unter Anleitung eines erfahrenen Triebfahrzeugführers selbst.</text:p>
            <text:p>  Quereinsteiger aus anderen Branchen sowie ältere Berufsumsteiger sind herzlich willkommen.</text:p>
            <text:p>  Ein attraktives tarifliches Gehalt während der Qualifizierung und der anschließenden Tätigkeit runden unser Angebot ab.</text:p>
            <text:p/>
            <text:p>  Deine Aufgaben</text:p>
            <text:p>  + Sichere und zuverlässige Durchführung von Zug- und Rangierfahrten</text:p>
            <text:p>  + Vorbereitungs- und Abschlussdienste an den zugeteilten Fahrzeugen</text:p>
            <text:p>  + Sicherstellung einer angemessen Fahrgastinformation</text:p>
            <text:p>  + Erkennen, Beurteilen und - wenn möglich - Beseitigung von technischen Störungen und groben Verunreinigungen</text:p>
            <text:p/>
            <text:p>  Dein Profil</text:p>
            <text:p>  + abgeschlossene Berufsausbildung (Triebfahrzeugführer/-in)</text:p>
            <text:p>  + technisches Grundverständnis und Lernbereitschaft</text:p>
            <text:p>  + hohes Verantwortungsbewusstsein und Selbstständigkeit</text:p>
            <text:p>  + gesundheitliche und psychische Eignung (u. a. gutes räumliches und Farbsehvermögen)</text:p>
            <text:p>  + Bereitschaft zum Schichtdienst (auch an Wochenenden und Feiertagen mit attraktiven Zuschlägen)</text:p>
            <text:p>  + Gute Deutschkenntnisse in Wort und Schrift</text:p>
            <text:p>  + Führerschein der Klasse B und PKW zur Anreise an den Einsatzort</text:p>
            <text:p/>
            <text:p>  Wir bieten Dir</text:p>
            <text:p>  + Attraktive und zukunftssichere Arbeitsplätze aufgrund langjähriger und nachhaltiger Verkehrsverträge</text:p>
            <text:p>  + Mögliche Einsatzorte im gesamten Streckennetz der Länderbahn</text:p>
            <text:p>  + Moderne Arbeitsbedingungen und -ausstattung</text:p>
            <text:p>  + Arbeitsplatz mit individuellen Weiterbildungs- und Entwicklungsmöglichkeiten</text:p>
            <text:p>  + Einen spürbaren kollegialen Zusammenhalt und kooperative Führungskräfte</text:p>
            <text:p>  + Regelmäßige Mitarbeiterevents</text:p>
            <text:p>  + Attraktive Entlohnung nach Tarif</text:p>
            <text:p/>
            <text:p>  Unsere Zusatzleistungen</text:p>
            <text:p>  + Bis zu 100% Nacht-, Sonntags- und Feiertagszuschlag</text:p>
            <text:p>  + Überstundenvergütung und -zuschlag</text:p>
            <text:p>  + Fahrentschädigung je Schicht</text:p>
            <text:p>  + Erholungsbeihilfe und jährliche Zuwendungen</text:p>
            <text:p>  + Vermögenswirksame Leistungen</text:p>
            <text:p>  + Freifahrten im Streckennetz der Länderbahn</text:p>
            <text:p>  + Energieprämien</text:p>
            <text:p>  + Vergünstigte Versicherungstarife</text:p>
            <text:p/>
            <text:p>  Bewerbungsprozess im Bereich Fahrpersonal</text:p>
            <text:p>  Sende uns Deine vollständigen Bewerbungsunterlagen - bestenfalls über das Online-Bewerbungsformular auf unserer Webseite. Nach Prüfung Deiner Unterlagen, laden wir Dich bei Eignung zu einem persönlichen Vorstellungsgespräch ein. Wenn Du uns überzeugt hast, folgt ein Eignungstest sowie abschließend die Bahntauglichkeitsuntersuchung.</text:p>
            <text:p>  Wurdest Du als tauglich eingestuft, erhältst Du von uns für die Dauer der Ausbildung einen befristeten Arbeitsvertrag. Ein unbefristeter Arbeitsvertrag erwartet Dich nach erfolgreichem Bestehen der Abschlussprüfungen.</text:p>
            <text:p>  Quereinsteiger aus anderen Branchen sowie ältere Berufsumsteiger sind herzlich willkommen.</text:p>
            <text:p>  Aktuelle Stellenangebote findest Du unter: www.laenderbahn.com/karriere</text:p>
            <text:p/>
            <text:p>  Kontakt Personalabteilung</text:p>
            <text:p>  Unsere Personalabteilung steht gerne bei Fragen vorab zur Verfügung.</text:p>
            <text:p>  Einfach per Email unter: personal@laenderbahn.com</text:p>
            <text:p>  oder telefonisch unter 09431/75420-26 oder 09431/75420-25.</text:p>
          </table:table-cell>
          <table:table-cell table:number-columns-repeated="7"/>
        </table:table-row>
        <table:table-row table:style-name="ro7">
          <table:table-cell office:value-type="string" calcext:value-type="string">
            <text:p>3bbeb8851802470aae323efa4d35dbb1</text:p>
          </table:table-cell>
          <table:table-cell office:value-type="date" office:date-value="2017-09-17" calcext:value-type="date">
            <text:p>2017-09-17</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epona HR Services GmbH</text:p>
          </table:table-cell>
          <table:table-cell office:value-type="string" calcext:value-type="string">
            <text:p>  Stellenangebot - Triebfahrzeugführer (m/w) Klasse 3 - Güterverkehr (Eisenbahner/in - Betriebsdienst - Lokführer und Transport)</text:p>
            <text:p/>
            <text:p>  Überblick über das Stellenangebot</text:p>
            <text:p/>
            <text:p>  Referenznummer</text:p>
            <text:p/>
            <text:p>  10000-1156495489-S</text:p>
            <text:p>  Titel des Stellenangebots</text:p>
            <text:p/>
            <text:p>  Triebfahrzeugführer (m/w) Klasse 3 - Güterverkehr (Eisenbahner/in - Betriebsdienst - Lokführer und Transport)</text:p>
            <text:p>  Alternativberufe</text:p>
            <text:p>  Schienenfahrzeugführer/in</text:p>
            <text:p>  Stellenangebotsart</text:p>
            <text:p/>
            <text:p>  Arbeitsplatz (sozialversicherungspflichtig)</text:p>
            <text:p>  Arbeitgeber</text:p>
            <text:p>  Sepona HR Services GmbH</text:p>
            <text:p/>
            <text:p>  Branche: Vermittlung von Arbeitskräften, Betriebsgröße: zwischen 6 und 50</text:p>
            <text:p>  Stellenbeschreibung</text:p>
            <text:p/>
            <text:p>  Ihr Aufgabengebiet</text:p>
            <text:p>  * Fahren von Zügen zwischen den Knotenpunkten z.T. im kombinierten Ladungsverkehr</text:p>
            <text:p>  * Ggf. Rangierarbeiten an den Standorten der Produktionswerke und Logistikplätze</text:p>
            <text:p>  * Durchführen von Wagen- und Zugprüfungen sowie Bremsproben</text:p>
            <text:p>  * Erstellen von Wagenlisten und Bremszetteln</text:p>
            <text:p>  * Durchführung von Vorbereitungs- und Abschlussdiensten am Tfz</text:p>
            <text:p/>
            <text:p>  Baureihen: 182, 183, 193</text:p>
            <text:p/>
            <text:p>  Ihr Profil</text:p>
            <text:p>  * Besitz des Triebfahrzeugführerscheins der Klasse 3 gemäß VDV 753 bzw. B gemäß TfV</text:p>
            <text:p>  * gültige bahnärztliche Untersuchung sowie psychologische Eignung nach VDV 714 bzw. gemäß TfV</text:p>
            <text:p>  * Erfahrungen im Rangierdienst und Güterschienenverkehr wünschenswert</text:p>
            <text:p>  * Wagenprüfer G, und Bremsprobenberechtigung erforderlich</text:p>
            <text:p>  * strukturierte Arbeitsweise und Teamfähigkeit</text:p>
            <text:p/>
            <text:p>  Wir bieten</text:p>
            <text:p>  Es erwartet Sie eine abwechslungsreiche Tätigkeit in einem zuverlässigen und familiären Team, ein unbefristeter Arbeitsvertrag, gute Verdienstmöglichkeiten sowie sehr gute Weiterentwicklungsmöglichkeiten.</text:p>
            <text:p>  Führungsverantwortung</text:p>
            <text:p/>
            <text:p>  Keine Führungsverantwortung</text:p>
            <text:p>  Arbeitsorte</text:p>
            <text:p/>
            <text:p>  Passau, Bayern, Deutschland</text:p>
            <text:p>  Fulda, Hessen, Deutschland</text:p>
            <text:p>  Nürnberg, Mittelfranken, Bayern, Deutschland</text:p>
            <text:p>  Straubing, Bayern, Deutschland</text:p>
            <text:p>  Regensburg, Bayern, Deutschland</text:p>
            <text:p>  Würzburg, Bayer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0 Stellen</text:p>
            <text:p>  Vormerken</text:p>
            <text:p/>
            <text:p>  Konditionen des Stellenangebots</text:p>
            <text:p/>
            <text:p>  Arbeitszeit</text:p>
            <text:p/>
            <text:p>  Vollzeit, Wochenende, Nachtarbeit, Schicht</text:p>
            <text:p>  40 Wochenstunden</text:p>
            <text:p>  Vergütung und Zusatzleistungen</text:p>
            <text:p/>
            <text:p>  ab 15,00?/h</text:p>
            <text:p>  Bei der Besetzung des Stellenangebotes findet ein Tarifvertrag Anwendung.</text:p>
            <text:p>  Tarifvertrag: BAP/DGB</text:p>
            <text:p>  Befristung</text:p>
            <text:p/>
            <text:p>  Unbefristetes Arbeitsverhältnis</text:p>
            <text:p/>
            <text:p>  Anforderungen an den Bewerber</text:p>
            <text:p/>
            <text:p>  Berufsausbildung/ Studium</text:p>
            <text:p>  Eisenbahner/in - Betriebsdienst - Lokführer und Transport</text:p>
            <text:p>  Transport, Verkehr</text:p>
            <text:p/>
            <text:p>  Zwingend erforderlich</text:p>
            <text:p>  Güterverkehr</text:p>
            <text:p/>
            <text:p>  Erweiterte Kenntnisse</text:p>
            <text:p>  Bahnbetriebsdienst, Lokomotivführung, Rangierbetrieb</text:p>
            <text:p/>
            <text:p>  Grundkenntnisse</text:p>
            <text:p>  Beladen, Entladen, Betriebssicherheit von Transportmitteln kontrollieren, Schienenverkehr</text:p>
            <text:p/>
            <text:p>  Sprachkenntnisse</text:p>
            <text:p/>
            <text:p>  Zwingend erforderlich</text:p>
            <text:p>  Deutsch</text:p>
            <text:p/>
            <text:p>  Persönliche Stärken</text:p>
            <text:p>  Auffassungsfähigkeit/-gabe, Belastbarkeit, Ganzheitliches Denken, Motivation/ Leistungsbereitschaft, Selbständiges Arbeiten</text:p>
            <text:p>  Reise-/ Montagebereitschaft</text:p>
            <text:p/>
            <text:p>  Uneingeschränkt</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Sepona HR Services GmbH</text:p>
            <text:p>  Frau Stefanie Bösche</text:p>
            <text:p>  Kohlenstr. 2</text:p>
            <text:p>  04107 Leipzig</text:p>
            <text:p>  Sachsen</text:p>
            <text:p>  Deutschland</text:p>
            <text:p>  Telekommunikation</text:p>
            <text:p/>
            <text:p>  Telefonnummer: +49 (1 51) 72 63 37 24</text:p>
            <text:p>  E-Mail</text:p>
            <text:p>  bewerbung-hr@sepona.de</text:p>
            <text:p>  Gewünschte Bewerbungsarten</text:p>
            <text:p/>
            <text:p>  Per E-Mail, schriftlich, persönlich</text:p>
            <text:p>  Internetadresse</text:p>
            <text:p>  Weitere Informationen zum Stellenangebot im Internet</text:p>
            <text:p>  Angaben zur Bewerbung</text:p>
            <text:p/>
            <text:p>  Geforderte Anlagen: Lebenslauf, Zeugnisse, Anschreib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58">
          <table:table-cell office:value-type="string" calcext:value-type="string">
            <text:p>64b73699c9454a5fb3823e1b13522d29</text:p>
          </table:table-cell>
          <table:table-cell office:value-type="date" office:date-value="2017-09-15" calcext:value-type="date">
            <text:p>2017-09-15</text:p>
          </table:table-cell>
          <table:table-cell office:value-type="string" calcext:value-type="string">
            <text:p>10 Triebfahrzeugführer (m/w) für den Güterverkehr Verkehrsgebiet BY/ HE / NRW / NI / HH Bundesweit</text:p>
          </table:table-cell>
          <table:table-cell office:value-type="float" office:value="8311" calcext:value-type="float">
            <text:p>8311</text:p>
          </table:table-cell>
          <table:table-cell office:value-type="string" calcext:value-type="string">
            <text:p>Lokverkehr24 Gmbh</text:p>
          </table:table-cell>
          <table:table-cell office:value-type="string" calcext:value-type="string">
            <text:p>  zurück</text:p>
            <text:p>  14.09.2017</text:p>
            <text:p>  Stellenangebot-Nr.: 1/4658</text:p>
            <text:p>  Einsatzort:</text:p>
            <text:p>  Bundesweit</text:p>
            <text:p>  Kategorie:</text:p>
            <text:p>  Betrieb/Verkehr</text:p>
            <text:p>  Tätigkeitsbereich:</text:p>
            <text:p>  Triebfahrzeugführer/in</text:p>
            <text:p>  Arbeitszeit:</text:p>
            <text:p>  Vollzeit</text:p>
            <text:p>  Beschäftigungsart:</text:p>
            <text:p>  Festanstellung</text:p>
            <text:p>  Verfügbarkeit ab:</text:p>
            <text:p>  zum nächstmöglichen Zeitpunkt</text:p>
            <text:p>  Bewerbung:</text:p>
            <text:p>  keine Einschränkung, Per E-Mail, Schriftlich, Telefonisch, Online</text:p>
            <text:p>  Link zur Onlinebewerbung:</text:p>
            <text:p>  zur Onlinebewerbung</text:p>
            <text:p>  Drucken</text:p>
            <text:p>  Merken</text:p>
            <text:p/>
            <text:p>  10 Triebfahrzeugführer (m/w) für den Güterverkehr Verkehrsgebiet BY/ HE / NRW / NI / HH Bundesweit</text:p>
            <text:p/>
            <text:p>  LOKverkehr24 ist ein etabliertes und zuverlässiges Dienstleistungsunternehmen im Bereich Personen-, Güter- und Baustellenverkehr.</text:p>
            <text:p>  Unser Anspruch und Ziel ist es, unsere Kunden mit qualifiziertem und motiviertem Personal zu unterstützen.</text:p>
            <text:p>  Positionsbeschreibung</text:p>
            <text:p/>
            <text:p>  Sie als Mitarbeiter/in stehen bei uns im Mittelpunkt.</text:p>
            <text:p/>
            <text:p>  Wenn Sie bereit für Veränderungen sind, dann kommen Sie in unser Team, für Einsätze im Regionalen und Nationalem Verkehrsbereich für sofort oder nach Vereinbarung.</text:p>
            <text:p/>
            <text:p>  Triebfahrzeugführer (m/w) für den Güterverkehr Verkehrsgebiet Bayern/Hessen/NRW/NI/HH mit BR 182,183, 185, 186, 189, 193</text:p>
            <text:p/>
            <text:p>  Verkehrsgebiet Bayern und Bundesweit</text:p>
            <text:p>  Aufgaben</text:p>
            <text:p>  * Das Fahren von Zügen und den dazugehörenden Tätigkeiten wie das Rangieren und die Durchführung von Bremsproben</text:p>
            <text:p>  * Flexibilität und Belastbarkeit</text:p>
            <text:p>  * ein hohes Maß an Eigenverantwortung, Zuverlässigkeit und Sicherheitsbewusstsein</text:p>
            <text:p/>
            <text:p>  Anforderungen</text:p>
            <text:p/>
            <text:p>  Das sollten Sie mitbringen:</text:p>
            <text:p>  * Erfahrung im Eisenbahnbetrieb als Triebfahrzeugführer/-in der Führerscheinklasse 3</text:p>
            <text:p>  * E-Traktion / V-Traktion</text:p>
            <text:p>  * Tauglichkeit nach VDV 714 oder TfV</text:p>
            <text:p>  * Nach Möglichkeit mit Zusatzausbildung GGVSEB und Wagenprüfer "G"</text:p>
            <text:p>  * Bremsprobeberechtigung</text:p>
            <text:p>  * Sie sind flexibel, verantwortungsbewusst verfügen über eine hohe Leistungs- und Einsatzbereitschaft</text:p>
            <text:p>  * Einsatz im unregelmässigen Schichtdienst ist für Sie selbstverständlich</text:p>
            <text:p>  * Vorhandene Bereitschaft zur Fort- und Weiterbildung</text:p>
            <text:p>  * Servicedenken und Freundlichkeit</text:p>
            <text:p/>
            <text:p>  Wir bieten</text:p>
            <text:p/>
            <text:p>  Wir bieten Ihnen mehr:</text:p>
            <text:p>  * Bahncard 100 / 2. Klasse</text:p>
            <text:p>  * Unbefristete Arbeitsverträge</text:p>
            <text:p>  * Wechselprämie nach absolvierter Probezeit</text:p>
            <text:p>  * Interessante und vielseitige Tätigkeiten im Bereich des Eisenbahnverkehrs</text:p>
            <text:p>  * Ein angenehmes Arbeitsklima im abwechslungsreichen Umfeld</text:p>
            <text:p>  * Attraktive Bezahlung</text:p>
            <text:p>  * Kein Wohnortwechsel erforderlich</text:p>
            <text:p>  * Fortschrittliche Anstellungsbedingung</text:p>
            <text:p>  * Sozialleistungen (Weihnachtsgeld, Urlaubsgeld)</text:p>
            <text:p>  * Übernachtungennur in ausgesuchten Servicehotels</text:p>
            <text:p>  * Weiter-/Fortbildungen</text:p>
            <text:p/>
            <text:p>  Ihre Bewerbung richten Sie bitte an:</text:p>
            <text:p>  Lokverkehr24 GmbH, Ludwig-Zapf-Straße 4, D-95213 Münchberg, oder per Mail an: bewerbung@lokverkehr24.de</text:p>
            <text:p>  Kontakt</text:p>
            <text:p>  Lokverkehr24 GmbH</text:p>
            <text:p/>
            <text:p>  Ludwig-Zapf-Straße 4</text:p>
            <text:p>  D-95213 Münchberg</text:p>
            <text:p/>
            <text:p>  Herr Pauls</text:p>
            <text:p/>
            <text:p>  Mail: bewerbung@lokverkehr24.de</text:p>
            <text:p/>
            <text:p>  Anlagen:</text:p>
            <text:p>  * Titel: C:\LV24_Güterverkehr_Bayern.pdf</text:p>
            <text:p>  Datei: LV24_Güterverkehr_Bayern.pdf (0.04 MB)</text:p>
            <text:p/>
            <text:p>  zurück</text:p>
          </table:table-cell>
          <table:table-cell table:number-columns-repeated="7"/>
        </table:table-row>
        <table:table-row table:style-name="ro59">
          <table:table-cell office:value-type="string" calcext:value-type="string">
            <text:p>39408d3e47e84a899188daecd7309648</text:p>
          </table:table-cell>
          <table:table-cell office:value-type="date" office:date-value="2017-09-16" calcext:value-type="date">
            <text:p>2017-09-16</text:p>
          </table:table-cell>
          <table:table-cell office:value-type="string" calcext:value-type="string">
            <text:p>Triebfahrzeugführer im Fernverkehr (w/m)</text:p>
          </table:table-cell>
          <table:table-cell office:value-type="float" office:value="8311" calcext:value-type="float">
            <text:p>8311</text:p>
          </table:table-cell>
          <table:table-cell office:value-type="string" calcext:value-type="string">
            <text:p>Deutsche Bahn</text:p>
          </table:table-cell>
          <table:table-cell office:value-type="string" calcext:value-type="string">
            <text:p>  Triebfahrzeugführer im Fernverkehr (m/w)</text:p>
            <text:p/>
            <text:p>  Für über 500 verschiedene Berufe suchen wir jährlich mehr als 7.000 motivierte Mitarbeiter. Und das in ganz Deutschland. Ob erfahrene Profis oder Quereinsteiger aus fachfremden Bereichen - wir bieten zahlreiche Einstiegs- und Weiterbildungsmöglichkeiten.</text:p>
            <text:p/>
            <text:p>  Zum nächstmöglichen Zeitpunkt suchen wir Dich für die DB Fernverkehr AG am Standort München.</text:p>
            <text:p/>
            <text:p>  Deine Aufgaben:</text:p>
            <text:p>  * Streckenlokomotivführer im Fernverkehr in der Einsatzstelle München</text:p>
            <text:p>  * Durchführen von Zugfahrten im Regel- und Störungsfall</text:p>
            <text:p/>
            <text:p>  Dein Profil:</text:p>
            <text:p>  * Uneingeschränkte bahnärztliche Tauglichkeit, hohe Belastbarkeit, gewissenhaftes Arbeiten und Sicherheitsorientierung, Zuverlässigkeit, Selbständigkeit, Lernbereitschaft</text:p>
            <text:p>  * Eisenbahnfahrzeug-Führerschein der Klasse 3 oder TFV Klasse A und B1</text:p>
            <text:p>  * Baureihenkenntnisse: Baureihen des Fernverkehrs bzw. die Bereitschaft diese zu erwerben</text:p>
            <text:p>  * Mindestens zwei Jahre Erfahrung in dieser Tätigkeit</text:p>
            <text:p/>
            <text:p>  Wir bieten:</text:p>
            <text:p>  * Stabilität und Sicherheit:</text:p>
            <text:p>  Du kannst Dir einer langfristigen Perspektive durch Dein festes Arbeitsverhältnis in einem zukunftsorientierten Konzern sicher sein.</text:p>
            <text:p>  * Attraktive Konditionen:</text:p>
            <text:p>  Du gibst immer alles und bekommst deshalb auch viel zurück: ein marktübliches Gehaltspaket mit i. d. R. unbefristeten Arbeitsverträgen und Beschäftigungssicherung sowie vielfältige Nebenleistungen, z. B. das DB Job-Ticket, Freifahrten im Nah- und Fernverkehr (auch für Familienangehörige), diverse Reisevergünstigungen, eine betriebliche Altersvorsorge und vergünstigte Versicherungskonditionen.</text:p>
            <text:p>  * Arbeitsplätze in ganz Deutschland:</text:p>
            <text:p>  Wir begegnen Dir nicht nur auf Augenhöhe, sondern in der Regel auch dort, wo Du zuhause bist. Mit Arbeitsplätzen in jedem Bundesland, in großen Städten ebenso wie in kleineren Ortschaften und Gemeinden.</text:p>
            <text:p>  * Individuelle Weiterentwicklung und Aufstiegschancen:</text:p>
            <text:p>  Mit Seminaren, Trainings und Qualifizierungen bieten wir Dir individuelle und langfristige Entwicklungs- und Aufstiegschancen auf Fach-, Projekt- oder Führungsebene.</text:p>
            <text:p/>
            <text:p>  Bewirb Dich online mit der Angabe Deiner Gehaltsvorstellung auf die Ausschreibungsnummer 265442.</text:p>
            <text:p>  Deine persönlichen Daten behandeln wir vertraulich - www.deutschebahn.com/datenschutz-personal.</text:p>
            <text:p/>
            <text:p>  Jetzt bewerben und mehr erfahren: www.deutschebahn.com/karriere</text:p>
          </table:table-cell>
          <table:table-cell table:number-columns-repeated="7"/>
        </table:table-row>
        <table:table-row table:style-name="ro30">
          <table:table-cell office:value-type="string" calcext:value-type="string">
            <text:p>68e1f3d41da64cbda2ea940ef4604278</text:p>
          </table:table-cell>
          <table:table-cell office:value-type="date" office:date-value="2017-09-18" calcext:value-type="date">
            <text:p>2017-09-18</text:p>
          </table:table-cell>
          <table:table-cell office:value-type="string" calcext:value-type="string">
            <text:p>Triebfahrzeugführer / Lokführer (m/w) in München</text:p>
          </table:table-cell>
          <table:table-cell office:value-type="float" office:value="8311" calcext:value-type="float">
            <text:p>8311</text:p>
          </table:table-cell>
          <table:table-cell office:value-type="string" calcext:value-type="string">
            <text:p>Orizon Gmbh</text:p>
          </table:table-cell>
          <table:table-cell office:value-type="string" calcext:value-type="string">
            <text:p>  Triebfahrzeugführer / Lokführer (m/w) in München</text:p>
            <text:p/>
            <text:p>  Job-ID: OZA458271</text:p>
            <text:p/>
            <text:p>  Die Orizon GmbH ist Ihr kompetenter Partner, wenn es darum geht, am Arbeitsmarkt Profil zu zeigen. Unsere individuelle Beratung stellt sicher, dass Sie den Job finden, der am besten zu Ihnen passt.</text:p>
            <text:p>  Wir gehören zu den Top-10 der deutschen Personaldienstleister und zu den Marktführern für den deutschen Mittelstand.</text:p>
            <text:p>  Namhafte Unternehmen beauftragen uns mit der Rekrutierung von Fach- und Führungskräften aus allen Berufsfeldern.</text:p>
            <text:p>  Triebfahrzeugführer / Lokführer (m/w) in München</text:p>
            <text:p/>
            <text:p>  Ihre Aufgaben:</text:p>
            <text:p/>
            <text:p>  Für unseren Kunden, ein Verkehrs- und Transportunternehmen mit dem Standort in München, suchen wir mehrere Triebfahrzeugführer (m/w) für die folgenden Tätigkeiten:</text:p>
            <text:p>  * Transport vielfältigster Güter</text:p>
            <text:p>  * Abwechslungsreiches Fahren zahlreicher, verschiedenster Lok-Baureihen</text:p>
            <text:p>  * Bedienen von unterschiedlichsten Strecken</text:p>
            <text:p/>
            <text:p>  Ihr Profil:</text:p>
            <text:p>  * Sie verfügen über eine abgeschlossene fachbezogene Berufsausbildung</text:p>
            <text:p>  * Sie besitzen einen Eisenbahnfahrzeugführerschein (Klasse B bzw. Klasse 3) und den EU Führerschein</text:p>
            <text:p>  * Sie bringen erste Erfahrung mit lokbespannten Zügen (also nicht nur Triebzüge!) mit</text:p>
            <text:p>  * Idealerweise verfügen Sie über Grundkenntnisse im Rangierdienst</text:p>
            <text:p>  * Sie bringen die Bereitschaft zu Schichtarbeit im Zwei-Schicht-Modell mit</text:p>
            <text:p/>
            <text:p>  Unser Angebot:</text:p>
            <text:p>  * Attraktives Arbeitsumfeld mit guten Perspektiven</text:p>
            <text:p>  * Tarifliche Entlohnung nach iGZ/DGB Tarif zzgl. Branchenzuschlägen</text:p>
            <text:p>  * Persönliche Einsatzbegleitung und qualifizierte Beratung</text:p>
            <text:p>  * Unser Mitarbeiter-Benefit-Programm (Orizon PlusPunkte'</text:p>
            <text:p>  * Bis zu 30 Tage Jahresurlaub</text:p>
            <text:p/>
            <text:p>  Ihre Bewerbung:</text:p>
            <text:p/>
            <text:p>  Bitte senden Sie uns Ihre Bewerbungsunterlagen per Email und mit folgenden Dokumenten zu:</text:p>
            <text:p>  * aktuellen Lebenslauf</text:p>
            <text:p>  * vollständigen Satz Ihrer Zeugniskopien</text:p>
            <text:p>  * OZA458231 (bitte immer angeben)</text:p>
            <text:p/>
            <text:p>  Der richtige Job war noch nicht in unseren aktuellen Anzeigen? Schicken Sie uns gerne eine Initiativbewerbung. Wir melden uns bei Ihnen, wenn ein Jobangebot zu Ihrem Profil passt.</text:p>
            <text:p/>
            <text:p>  Als Personaldienstleister verarbeitet die Orizon GmbH Ihre personenbezogenen Daten für das Bewerbungsverfahren automatisiert und leitet die eingestellten Daten an potentielle Arbeitgeber in der Form eines Bewerberdossiers weiter. Mit der Zusendung Ihrer Daten erklären Sie sich damit einverstanden. Nach Beendigung des Bewerbungsverfahrens werden Ihre Daten nach spätestens sechs Monaten gelöscht.</text:p>
            <text:p>  Selbstverständlich können Sie eine frühere Löschung Ihrer Daten veranlassen. Wenden Sie sich dazu bitte an die unter http://www.orizon.de/meta-navigation/rechtliche-hinweise angegebene Mailadresse.Ihr Kontakt:</text:p>
            <text:p/>
            <text:p>  Orizon GmbH</text:p>
            <text:p>  Frau Christina Hartl</text:p>
            <text:p>  Herzog-Heinrich-Straße 23</text:p>
            <text:p>  80336 München</text:p>
            <text:p/>
            <text:p>  Telefon : +49 89 54459-414</text:p>
            <text:p>  Fax : +49 89 54459-112</text:p>
            <text:p>  E-Mail : bewerbung.kam-auftragssteuerung@orizon.de</text:p>
          </table:table-cell>
          <table:table-cell table:number-columns-repeated="7"/>
        </table:table-row>
        <table:table-row table:style-name="ro33">
          <table:table-cell office:value-type="string" calcext:value-type="string">
            <text:p>7379285e4ec2426ba4d2f14f5f4d38b9</text:p>
          </table:table-cell>
          <table:table-cell office:value-type="date" office:date-value="2017-09-15" calcext:value-type="date">
            <text:p>2017-09-15</text:p>
          </table:table-cell>
          <table:table-cell office:value-type="string" calcext:value-type="string">
            <text:p>Triebfahrzeugführer/in</text:p>
          </table:table-cell>
          <table:table-cell office:value-type="float" office:value="8311" calcext:value-type="float">
            <text:p>8311</text:p>
          </table:table-cell>
          <table:table-cell office:value-type="string" calcext:value-type="string">
            <text:p>Per E-mail</text:p>
          </table:table-cell>
          <table:table-cell office:value-type="string" calcext:value-type="string">
            <text:p><text:s/>Schriftlich</text:p>
          </table:table-cell>
          <table:table-cell office:value-type="string" calcext:value-type="string">
            <text:p>  zurück</text:p>
            <text:p>  01.09.2017</text:p>
            <text:p>  Stellenangebot-Nr.: 1/5231</text:p>
            <text:p>  Einsatzort:</text:p>
            <text:p>  Raum München</text:p>
            <text:p>  Kategorie:</text:p>
            <text:p>  Betrieb/Verkehr</text:p>
            <text:p>  Tätigkeitsbereich:</text:p>
            <text:p>  Triebfahrzeugführer/in</text:p>
            <text:p>  Arbeitszeit:</text:p>
            <text:p>  Vollzeit</text:p>
            <text:p>  Beschäftigungsart:</text:p>
            <text:p>  Festanstellung</text:p>
            <text:p>  Verfügbarkeit ab:</text:p>
            <text:p>  zum nächstmöglichen Zeitpunkt</text:p>
            <text:p>  Bewerbung:</text:p>
            <text:p>  Per E-Mail, Schriftlich</text:p>
            <text:p>  Drucken</text:p>
            <text:p>  Merken</text:p>
            <text:p>  zurück</text:p>
          </table:table-cell>
          <table:table-cell table:number-columns-repeated="6"/>
        </table:table-row>
        <table:table-row table:style-name="ro60">
          <table:table-cell office:value-type="string" calcext:value-type="string">
            <text:p>396bcceb9faf47b4b3de0a3472f50200</text:p>
          </table:table-cell>
          <table:table-cell office:value-type="date" office:date-value="2017-09-16" calcext:value-type="date">
            <text:p>2017-09-16</text:p>
          </table:table-cell>
          <table:table-cell office:value-type="string" calcext:value-type="string">
            <text:p>Qualifizierung zum Rangierbegleiter (m/w) - Ausschreibung</text:p>
          </table:table-cell>
          <table:table-cell office:value-type="float" office:value="8311" calcext:value-type="float">
            <text:p>8311</text:p>
          </table:table-cell>
          <table:table-cell office:value-type="string" calcext:value-type="string">
            <text:p>Regentalbahn AG</text:p>
          </table:table-cell>
          <table:table-cell office:value-type="string" calcext:value-type="string">
            <text:p>  Über uns</text:p>
            <text:p/>
            <text:p>  Die Länderbahn ist ein stark expandierendes privates Eisenbahnverkehrsunternehmen mit langfristigen Verkehrsverträgen in Bayern und Sachsen, Rheinland-Pfalz und Saarland. Als traditionsreiches Unternehmen begeistern wir uns gleichermaßen für Bewährtes und Neues.</text:p>
            <text:p/>
            <text:p>  Dabei zählen wir sowohl auf die Erfahrungen als auch auf neue Impulse unserer qualifizierten Mitarbeiterteams. Diese sind die wesentlichen Garanten für die Sicherstellung unserer hochwertigen Verkehrsdienstleistungen im Schienenpersonennahverkehr. Gemeinsam arbeiten wir mit Herz und Verstand für unsere Kunden und entwickeln uns dabei ständig weiter. Sie wollen uns bei dieser Mission begleiten?</text:p>
            <text:p>  Dann steigen Sie ein und nehmen mit uns gemeinsam Fahrt auf.</text:p>
            <text:p/>
            <text:p>  Zur Verstärkung unseres Teams suchen wir zum nächstmöglichen Zeitpunkt für den Arbeitsort München neue Kolleginnen und Kollegen für die</text:p>
            <text:p/>
            <text:p>  Qualifizierung zum Rangierbegleiter (m/w)</text:p>
            <text:p/>
            <text:p>  Welche Aufgaben haben Sie?</text:p>
            <text:p/>
            <text:p>  * Abstellen und Sichern von Fahrzeugen</text:p>
            <text:p>  * Besetzen der Spitze bei geschobenen Rangierfahrten</text:p>
            <text:p>  * Bilden, Umbilden und Vorbereiten der in München ankommenden alex-Züge in Zusammenarbeit mit dem Triebfahrzeugführer</text:p>
            <text:p>  * Kuppeln von Reisezugwagen und Lokomotiven</text:p>
            <text:p>  * Durchführen von Bremsproben an lokbespannten Reisezügen in Bremsstellung R+Mg</text:p>
            <text:p>  * Durchführen von Sichtkontrollen an Reisezugwagen</text:p>
            <text:p>  * Sicheres Handhaben von Luftbremsköpfen</text:p>
            <text:p>  * Sicheres Bedienen und Benutzen und von GSM-R-Funkgeräten zur Verständigung im Bahnbetrieb</text:p>
            <text:p>  * Zusammenarbeit mit der Leitstelle zur Disposition und Umsetzung der geplanten Zugbilung und bei Unregelmäßigkeiten</text:p>
            <text:p>  * Selbstständiges und eigenverantwortliches Ausführen von geplanten und angewiesenen Arbeiten</text:p>
            <text:p>  * Flexibles Reagieren auf Unregelmäßigkeiten im Betriebsablauf</text:p>
            <text:p/>
            <text:p>  Was bringen Sie mit?</text:p>
            <text:p/>
            <text:p>  * Abgeschlossene technische Ausbildung oder Erfahrung in der Logistik sind von Vorteil</text:p>
            <text:p>  * Bereitschaft zum Erwerb folgender Qualifizierungen:</text:p>
            <text:p>  + Rangierbegleiter im Betriebsverfahren FV-DB</text:p>
            <text:p>  + Bremsprobenberechtigung R+Mg</text:p>
            <text:p>  + Wagenprüfer P</text:p>
            <text:p>  * Freunde am Arbeiten im Team</text:p>
            <text:p>  * Ausgeprägtes Verantwortungs- und Sicherheitsbewusstsein</text:p>
            <text:p>  * Zuverlässigkeit, körperliche Belastbarkeit und hohe Einsatzbereitschaft</text:p>
            <text:p>  * Erhöhte zeitliche Flexibilität (Bereitschaft zu Nacht- und Wochenendarbeit)</text:p>
            <text:p>  * Gute Deutschkenntnisse in Wort und Schrift</text:p>
            <text:p>  * Führerschein und PKW zur Anreise an den Einsatzort</text:p>
            <text:p/>
            <text:p>  Womit können wir Sie begeistern?</text:p>
            <text:p/>
            <text:p>  Wir bieten Ihnen eine innerbetriebliche Qualifizierung (theoretisch und praktisch) welche etwa sechs Wochen dauert. Nach der bestandenen Prüfung zum Rangierbegleiter (m/w) werden Sie in unserem zukunftssicheren, dynamisch wachsenden Unternehmen mit flachen Hierarchien und kurzen Entscheidungswegen übernommen. Bei uns können Sie Ihre Ideen einbringen und unser erfolgreiches Unternehmen mitgestalten. Die Schichtpläne, mit geregelten Arbeitszeiten ermöglichen Ihnen außerdem eine gute Planbarkeit Ihrer Freizeit.</text:p>
            <text:p>  Ein attraktives tarifliches Gehalt während der Qualifizierung und der anschließenden Tätigkeit runden unser Angebot ab.</text:p>
            <text:p/>
            <text:p>  Sie fühlen sich von diesem Profil angesprochen und möchten eine berufliche Herausforderung annehmen? Dann zögern Sie nicht und senden uns Ihre aussagekräftigen Unterlagen mit Anschreiben, Lebenslauf und Zeugnissen als Online-Bewerbung.</text:p>
            <text:p/>
            <text:p>  Ihr Ansprechpartner ist Ansgar Kinkel.</text:p>
            <text:p/>
            <text:p>  » Zurück zum Stellenmarkt</text:p>
            <text:p>  Die Länderbahn GmbH DLB</text:p>
            <text:p>  Herr Ansgar Kinkel</text:p>
            <text:p>  Birkenlohstraße 9</text:p>
            <text:p>  92421 Schwandorf</text:p>
            <text:p>  Tel.: 09431/75420-25</text:p>
            <text:p>  Impressum</text:p>
          </table:table-cell>
          <table:table-cell table:number-columns-repeated="7"/>
        </table:table-row>
        <table:table-row table:style-name="ro5">
          <table:table-cell office:value-type="string" calcext:value-type="string">
            <text:p>7e7b03fe368a4b0db94c10ebd5e4b1d6</text:p>
          </table:table-cell>
          <table:table-cell office:value-type="date" office:date-value="2017-09-19" calcext:value-type="date">
            <text:p>2017-09-19</text:p>
          </table:table-cell>
          <table:table-cell office:value-type="string" calcext:value-type="string">
            <text:p>Triebfahrzeugführer/in</text:p>
          </table:table-cell>
          <table:table-cell office:value-type="float" office:value="8311" calcext:value-type="float">
            <text:p>8311</text:p>
          </table:table-cell>
          <table:table-cell office:value-type="string" calcext:value-type="string">
            <text:p>Gunvor Deutschland GmbH</text:p>
          </table:table-cell>
          <table:table-cell office:value-type="string" calcext:value-type="string">
            <text:p>  Triebfahrzeugführer/in</text:p>
            <text:p/>
            <text:p>  Gunvor Deutschland GmbH Ingolstadt</text:p>
            <text:p>  + Eingestellt am 19.09.2017</text:p>
            <text:p>  + Beschäftigungsart: Vollzeit</text:p>
            <text:p>  + Karrierestufe: Mit Berufserfahrung</text:p>
            <text:p>  + Branche: Industrie und Maschinenbau</text:p>
            <text:p/>
            <text:p>  Triebfahrzeugführer/in</text:p>
            <text:p/>
            <text:p>  für den Standort Ingolstadt</text:p>
            <text:p/>
            <text:p>  Wir bieten:</text:p>
            <text:p>  + Einen sicheren, abwechslungsreichen und unbefristeten Arbeitsplatz</text:p>
            <text:p>  + Individuelle Weiterentwicklung und gute Aufstiegschancen</text:p>
            <text:p>  + Ein hervorragendes Arbeitsklima mit moderner Personalpolitik und leistungsgerechter</text:p>
            <text:p>  Bezahlung sowie vorbildlichen Sozialleistungen als Grundlage erfolgreicher Zusammenarbeit</text:p>
            <text:p/>
            <text:p>  Zu Ihren Aufgaben gehören:</text:p>
            <text:p>  + Zug- und Rangierfahrten selbstständig, sicher pünktlich und wirtschaftlich durchführen</text:p>
            <text:p>  + Durchführung von Bremsproben und Wagenprüfungen</text:p>
            <text:p>  + Dienstdurchführung entsprechend internem und externem Regelwerk</text:p>
            <text:p>  + Service- und kundenorientiertes Denken und Handeln</text:p>
            <text:p/>
            <text:p>  Sie verfügen über:</text:p>
            <text:p>  + Eine abgeschlossene Ausbildung als Triebfahrzeugführer/in</text:p>
            <text:p>  + Die gesundheitliche und psychologische Tauglichkeit für diese Tätigkeit</text:p>
            <text:p>  + Kollegialität, Zuverlässigkeit und hohe Eigenverantwortung</text:p>
            <text:p>  + Ständige Bereitschaft zur Fortbildung und Weiterentwicklung</text:p>
            <text:p/>
            <text:p>  Haben wir Ihr Interesse geweckt?</text:p>
            <text:p>  Dann freuen wir uns auf Ihre Bewerbung mit dem Kennwort ?Triebfahrzeugführer/in" an:</text:p>
            <text:p>  Gunvor Deutschland GmbH</text:p>
            <text:p>  Postfach 10 03 55</text:p>
            <text:p>  oder per E-Mail: jobs@gunvor-deutschland.de</text:p>
          </table:table-cell>
          <table:table-cell table:number-columns-repeated="7"/>
        </table:table-row>
        <table:table-row table:style-name="ro61">
          <table:table-cell office:value-type="string" calcext:value-type="string">
            <text:p>ac60c02391044d14b5f8badf2131c5e4</text:p>
          </table:table-cell>
          <table:table-cell office:value-type="date" office:date-value="2017-09-21" calcext:value-type="date">
            <text:p>2017-09-21</text:p>
          </table:table-cell>
          <table:table-cell office:value-type="string" calcext:value-type="string">
            <text:p>Rangierer (m/w)</text:p>
          </table:table-cell>
          <table:table-cell office:value-type="float" office:value="8311" calcext:value-type="float">
            <text:p>8311</text:p>
          </table:table-cell>
          <table:table-cell office:value-type="string" calcext:value-type="string">
            <text:p>Actief Personalmanagement Gmbh </text:p>
          </table:table-cell>
          <table:table-cell office:value-type="string" calcext:value-type="string">
            <text:p>  Rangierer (m/w)</text:p>
            <text:p/>
            <text:p>  Kitzingen</text:p>
            <text:p/>
            <text:p>  Gewerblich-technisch</text:p>
            <text:p/>
            <text:p>  Logistik</text:p>
            <text:p/>
            <text:p>  20.09.2017</text:p>
            <text:p/>
            <text:p>  ACTIEF Personalmanagement GmbH</text:p>
            <text:p/>
            <text:p>  Frau Sophie Krüger</text:p>
            <text:p>  Kartause 9</text:p>
            <text:p>  97070 Würzburg</text:p>
            <text:p/>
            <text:p>  +49 (0) 931 460559-0</text:p>
            <text:p>  wuerzburg@actief-personal.de</text:p>
            <text:p/>
            <text:p>  Zurück</text:p>
            <text:p/>
            <text:p>  Bewerben</text:p>
            <text:p/>
            <text:p>  Rangierer (m/w)</text:p>
            <text:p/>
            <text:p>  Im Auftrag eines namhaften Kunden aus Kitzingen suchen wir genau Sie (m/w).</text:p>
            <text:p/>
            <text:p>  Das dürfen Sie von uns erwarten:</text:p>
            <text:p/>
            <text:p>  * Sicherer Arbeitsplatz</text:p>
            <text:p>  * Attraktives Gehaltspaket nach BAP-Tarif</text:p>
            <text:p>  * Urlaubs- und Weihnachtsgeld</text:p>
            <text:p>  * Einsätze in renommierten Unternehmen der Region</text:p>
            <text:p>  * Persönliche Betreuung durch kompetente Personalberater</text:p>
            <text:p/>
            <text:p>  Ihre Aufgaben:</text:p>
            <text:p/>
            <text:p>  * Rangieren und tauschen der Ladebrücken zwischen dem Stellplatz und der Laderampe an der Halle</text:p>
            <text:p/>
            <text:p>  Ihr Profil:</text:p>
            <text:p/>
            <text:p>  * Führerschein Klasse CE zwingend erforderlich</text:p>
            <text:p>  * Gute Deutschkenntnisse</text:p>
            <text:p>  * Schichtbereitschaft zu Wechselschicht</text:p>
            <text:p>  * Sauberes Führungszeugnis</text:p>
            <text:p/>
            <text:p>  ACTIEF Personalmanagement wurde 1989 gegründet und steht seither für eine professionelle Personalberatung und zielgerichtete Personalbesetzung. Als erfolgreicher Partner namenhafter Unternehmen aus den unterschiedlichsten Branchen bieten wir zeitnahe und passgenaue Besetzung vakanter Positionen für gewerblich-technische Fach- und Hilfskräfte sowie für kaufmännisch-akademische Fach- und Führungskräfte. Unsere Bewerber und Kandidaten profitieren von unserer transparenten und diskreten Begleitung während des gesamten Bewerbungsprozesses. Vom gesunden Handwerk über den innovativen Mittelstand zum international agierenden Großkonzern - in unserem Kundennetzwerk gibt es ein anhaltend großes Angebot an vielseitigen und attraktiven Stellen. 2.400 ACTIEF-Mitarbeiter wissen das bereits zu schätzen.</text:p>
            <text:p/>
            <text:p>  Bewerbungsunterlagen werden nur auf Wunsch zurückgesendet. Personenbezogene Daten werden unter Beachtung des BDSG gespeichert.</text:p>
            <text:p/>
            <text:p>  Expressbewerbung</text:p>
            <text:p/>
            <text:p>  1. Lebenslauf hochladen</text:p>
            <text:p/>
            <text:p>  Bitte verwenden Sie nur pdf, doc, docx, png, gif, jpeg, odt Dokumente mit einer maximalen Dateigröße von 2MB.</text:p>
            <text:p>  Lebenslauf auswählen</text:p>
            <text:p/>
            <text:p>  2. Persönliche Daten</text:p>
            <text:p/>
            <text:p>  Anrede*</text:p>
            <text:p>  Vorname*</text:p>
            <text:p>  Nachname*</text:p>
            <text:p>  Straße*</text:p>
            <text:p>  PLZ*</text:p>
            <text:p>  Ort*</text:p>
            <text:p>  Familienstand*</text:p>
            <text:p>  Staatsangehoerigkeit*</text:p>
            <text:p>  E-Mail*</text:p>
            <text:p>  Telefon*</text:p>
            <text:p/>
            <text:p>  3. Anschreiben, Bewerbungsfoto und Zeugnisse hochladen</text:p>
            <text:p/>
            <text:p>  Bitte verwenden Sie nur pdf, doc, docx, png, gif, jpeg, odt Dokumente mit einer maximalen Dateigröße von 2MB.</text:p>
            <text:p>  Anschreiben Datei auswählen</text:p>
            <text:p>  Bewerbungsfoto Datei auswählen</text:p>
            <text:p>  Zeugnisse Datei auswählen</text:p>
            <text:p/>
            <text:p>  Vielen Dank für Ihre Bewerbung!</text:p>
            <text:p/>
            <text:p>  Wir werden uns schnellstmöglich mit Ihnen in Verbindung setzen.</text:p>
          </table:table-cell>
          <table:table-cell table:number-columns-repeated="7"/>
        </table:table-row>
        <table:table-row table:style-name="ro50">
          <table:table-cell office:value-type="string" calcext:value-type="string">
            <text:p>dba70370f4494dd8ae67b9b9a6abc968</text:p>
          </table:table-cell>
          <table:table-cell office:value-type="date" office:date-value="2017-09-18" calcext:value-type="date">
            <text:p>2017-09-1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Lehmann Personalmanagement GmbH</text:p>
          </table:table-cell>
          <table:table-cell office:value-type="string" calcext:value-type="string">
            <text:p>  Stellenangebot - Lokführer / Triebfahrzeugführer (m/w) Vermittlung - Kempten (Eisenbahner/in - Betriebsdienst - Lokführer und Transport)</text:p>
            <text:p/>
            <text:p>  Überblick über das Stellenangebot</text:p>
            <text:p/>
            <text:p>  Referenznummer</text:p>
            <text:p/>
            <text:p>  10000-1156432290-S</text:p>
            <text:p>  Titel des Stellenangebots</text:p>
            <text:p/>
            <text:p>  Lokführer / Triebfahrzeugführer (m/w) Vermittlung - Kempten (Eisenbahner/in - Betriebsdienst - Lokführer und Transport)</text:p>
            <text:p>  Alternativberufe</text:p>
            <text:p>  Schienenfahrzeugführer/in</text:p>
            <text:p>  Stellenangebotsart</text:p>
            <text:p/>
            <text:p>  Arbeitsplatz (sozialversicherungspflichtig)</text:p>
            <text:p>  Arbeitgeber</text:p>
            <text:p>  Lehmann Personalmanagement GmbH</text:p>
            <text:p/>
            <text:p>  Branche: Befristete Überlassung von Arbeitskräften, Betriebsgröße: zwischen 51 und 500</text:p>
            <text:p>  Stellenbeschreibung</text:p>
            <text:p/>
            <text:p>  Wir suchen für unseren Kunden in Kempten zum nächstmöglichen Zeitpunkt einen Lokführer / Triebfahrzeugführer (m/w).</text:p>
            <text:p/>
            <text:p>  Wir bieten unseren Mitarbeitern:</text:p>
            <text:p/>
            <text:p>  * Personalvermittlung</text:p>
            <text:p/>
            <text:p>  Ihre Aufgaben:</text:p>
            <text:p/>
            <text:p>  * Sie sorgen dafür, dass Reisende sicher, pünktlich und bequem befördert werden</text:p>
            <text:p>  * Erkennen und Beheben von Unregelmäßigkeiten und Störungen am Züge</text:p>
            <text:p>  * Führen von Fahrzeugen</text:p>
            <text:p/>
            <text:p>  Ihr Profil:</text:p>
            <text:p/>
            <text:p>  * Abgeschlossene Ausbildung als Triebfahrzeugführer (m/w)</text:p>
            <text:p>  * Eisenbahnfahrzeugführerschein Klasse 3 nach VDV-Schrift 753 oder Führerschein Klasse B nach TfV</text:p>
            <text:p>  * Uneingeschränkte Betriebsdiensttauglichkeit nach VDV bzw. TfV</text:p>
            <text:p>  * Zuverlässigkeit, Verantwortungsbewusstsein und Pünktlichkeit sind zwingend erforderlich</text:p>
            <text:p>  * Bereitschaft zum Schichtdienst mit Nacht-, Wochenend- und Feiertagsarbeit</text:p>
            <text:p>  * Hohe Belastbarkeit</text:p>
            <text:p/>
            <text:p>  Wir sind ein Personaldienstleister mit Filialen in München, Rosenheim und Wolfratshausen. Unser Familienbetrieb ist seit 10 Jahren am Markt und wir legen den Schwerpunkt auf Fachpersonal in den Bereichen Gastronomie, Handel, Handwerk, Industrie, Logistik und Office.</text:p>
            <text:p/>
            <text:p>  Wir bieten unseren Mitarbeitern eine übertarifliche und leistungsorientierte Bezahlung und arbeiten mit dem iGZ-DGB Tarifvertrag. Unseren Kunden können wir so qualifizierte und motivierte Mitarbeiter zur Verfügung stellen.</text:p>
            <text:p/>
            <text:p>  Wir freuen uns darauf Sie persönlich kennenzulernen.</text:p>
            <text:p/>
            <text:p>  Wir bitten um Verständnis, dass wir Ihnen anfallende Aufwendungen für ein Vorstellungsgespräch nicht erstatten können.</text:p>
            <text:p/>
            <text:p>  Bitte senden Sie uns Ihre Bewerbungsunterlagen per Email zu oder bewerben Sie sich direkt über unser Bewerberformular auf www.LmPm.de.</text:p>
            <text:p/>
            <text:p>  Sollten Sie nicht die Möglichkeit zur elektronischen Übermittlung Ihrer Bewerbung haben, senden Sie uns per Post bitte nur Kopien und keine Originale zu, da Ihre Unterlagen elektronisch erfasst und nicht zurückgesendet werden.</text:p>
            <text:p>  Arbeitsorte</text:p>
            <text:p/>
            <text:p>  87439 Kempten (Allgäu), Bayer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 Stelle</text:p>
            <text:p>  Vormerken</text:p>
            <text:p/>
            <text:p>  Konditionen des Stellenangebots</text:p>
            <text:p/>
            <text:p>  Arbeitszeit</text:p>
            <text:p/>
            <text:p>  Vollzeit, Wochenende, Nachtarb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Transport, Verkehr</text:p>
            <text:p/>
            <text:p>  Erweiterte Kenntnisse</text:p>
            <text:p>  Fahrzeugführung, Schienenverkehr</text:p>
            <text:p/>
            <text:p>  Persönliche Stärken</text:p>
            <text:p>  Auffassungsfähigkeit/-gabe, Flexibilität, Kommunikationsfähigkeit, Kundenorientierung, Motivation/ Leistungsbereitschaft</text:p>
            <text:p>  Führerscheine</text:p>
            <text:p/>
            <text:p>  Zwingend erforderlich</text:p>
            <text:p>  Lokomotiv-/Triebfahrzeugführerschein Klasse 3</text:p>
            <text:p/>
            <text:p>  Kontaktdaten</text:p>
            <text:p/>
            <text:p>  Rückfragen und Bewerbungen an</text:p>
            <text:p/>
            <text:p>  Lehmann Personalmanagement GmbH</text:p>
            <text:p>  Frau Nicole Gollasch-ISW</text:p>
            <text:p>  Schwanthalerstr. 75a</text:p>
            <text:p>  80336 München</text:p>
            <text:p>  Ludwigsvorstadt-Isarvorstadt</text:p>
            <text:p>  Bayern</text:p>
            <text:p>  Deutschland</text:p>
            <text:p>  Telekommunikation</text:p>
            <text:p/>
            <text:p>  Telefonnummer: +49 (89) 99 98 30 00</text:p>
            <text:p>  Faxnummer: +49 (89) 9 99 83 00 99</text:p>
            <text:p>  E-Mail</text:p>
            <text:p>  HR-Muc@LmPm.de</text:p>
            <text:p>  Gewünschte Bewerbungsarten</text:p>
            <text:p/>
            <text:p>  Über JOBBÖRSE, per E-Mail, schriftlich, telefonisch, persönlich, über Internet</text:p>
            <text:p>  Internetadresse</text:p>
            <text:p>  Weitere Informationen zum Stellenangebot im Internet</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62">
          <table:table-cell office:value-type="string" calcext:value-type="string">
            <text:p>cb57a076f3d14184bc145e851af7b526</text:p>
          </table:table-cell>
          <table:table-cell office:value-type="date" office:date-value="2017-09-23" calcext:value-type="date">
            <text:p>2017-09-23</text:p>
          </table:table-cell>
          <table:table-cell office:value-type="string" calcext:value-type="string">
            <text:p>Rangierer(m/w)</text:p>
          </table:table-cell>
          <table:table-cell office:value-type="float" office:value="8311" calcext:value-type="float">
            <text:p>8311</text:p>
          </table:table-cell>
          <table:table-cell office:value-type="string" calcext:value-type="string">
            <text:p>Deutsche Post AG NL BRIEF Würzburg</text:p>
          </table:table-cell>
          <table:table-cell office:value-type="string" calcext:value-type="string">
            <text:p>  Stellenangebot - Rangierer(m/w) (LKW &gt;7,5t mit Anhänger) (Berufskraftfahrer/in)</text:p>
            <text:p/>
            <text:p>  Überblick über das Stellenangebot</text:p>
            <text:p/>
            <text:p>  Referenznummer</text:p>
            <text:p/>
            <text:p>  10000-1156635677-S</text:p>
            <text:p>  Titel des Stellenangebots</text:p>
            <text:p/>
            <text:p>  Rangierer(m/w) (LKW &gt;7,5t mit Anhänger) (Berufskraftfahrer/in)</text:p>
            <text:p>  Stellenangebotsart</text:p>
            <text:p/>
            <text:p>  Arbeitsplatz (sozialversicherungspflichtig)</text:p>
            <text:p>  Arbeitgeber</text:p>
            <text:p>  Deutsche Post AG NL BRIEF Würzburg</text:p>
            <text:p/>
            <text:p>  Branche: Sonstige Post-, Kurier- und Expressdienste, Betriebsgröße: zwischen 501 und 5000</text:p>
            <text:p>  Stellenbeschreibung</text:p>
            <text:p/>
            <text:p>  Umsetzung von Wechselbehältern, Anstellen und Abziehen von Fahrzeugen, Aufnehmen und Abstellen von Wechselbehältern und deren Sicherung.</text:p>
            <text:p/>
            <text:p>  Ansprechpartner im Bewerbungsverfahren: Frau Fella, Tel. (09321) 934 357</text:p>
            <text:p>  Arbeitsorte</text:p>
            <text:p/>
            <text:p>  97318 Kitzingen, Bayer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2 von ursprünglich 2 gemeldeten Stellen</text:p>
            <text:p>  Vormerken</text:p>
            <text:p/>
            <text:p>  Konditionen des Stellenangebots</text:p>
            <text:p/>
            <text:p>  Arbeitszeit</text:p>
            <text:p/>
            <text:p>  Vollzeit, Schicht</text:p>
            <text:p>  Wechselschicht (Mittagschicht/Nachtschicht)</text:p>
            <text:p>  Vergütung und Zusatzleistungen</text:p>
            <text:p/>
            <text:p>  12,22 ?/Std. ggf. Nachtzulage (25%)</text:p>
            <text:p>  Bei der Besetzung des Stellenangebotes findet ein Tarifvertrag Anwendung.</text:p>
            <text:p>  Tarifvertrag: DP-Haustarif</text:p>
            <text:p>  Befristung</text:p>
            <text:p/>
            <text:p>  Befristetes Arbeitsverhältnis für 24 Monate, eine spätere Übernahme in ein unbefristetes Arbeitsverhältnis ist möglich</text:p>
            <text:p/>
            <text:p>  Anforderungen an den Bewerber</text:p>
            <text:p/>
            <text:p>  Transport, Verkehr</text:p>
            <text:p/>
            <text:p>  Erweiterte Kenntnisse</text:p>
            <text:p>  Fahrzeugführung, Güterverkehr</text:p>
            <text:p/>
            <text:p>  Waren- und Produktkenntnisse</text:p>
            <text:p/>
            <text:p>  Erweiterte Kenntnisse</text:p>
            <text:p>  Wechselbrücke</text:p>
            <text:p/>
            <text:p>  Persönliche Stärken</text:p>
            <text:p>  Belastbarkeit, Kommunikationsfähigkeit, Zuverlässigkeit</text:p>
            <text:p>  Lizenzen und Berechtigungen</text:p>
            <text:p/>
            <text:p>  Wünschenswert</text:p>
            <text:p>  Befähigung nach Berufskraftfahrer-Qualifikations-Gesetz (BKrFQG)</text:p>
            <text:p/>
            <text:p>  Reise-/ Montagebereitschaft</text:p>
            <text:p/>
            <text:p>  Nicht erforderlich</text:p>
            <text:p>  Führerscheine</text:p>
            <text:p/>
            <text:p>  Zwingend erforderlich</text:p>
            <text:p>  Fahrerlaubnis CE Schwere LKW mit Anhänger (alt: FS 2)</text:p>
            <text:p/>
            <text:p>  Wünschenswert</text:p>
            <text:p>  Fahrerkarte</text:p>
            <text:p/>
            <text:p>  Kontaktdaten</text:p>
            <text:p/>
            <text:p>  Rückfragen und Bewerbungen an</text:p>
            <text:p/>
            <text:p>  Deutsche Post AG NL BRIEF Würzburg</text:p>
            <text:p>  Herr Jürgen Hofmann</text:p>
            <text:p>  Friedrich-Bergius-Ring 25</text:p>
            <text:p>  Personalabteilung 199-6</text:p>
            <text:p>  97076 Würzburg</text:p>
            <text:p>  Bayern</text:p>
            <text:p>  Deutschland</text:p>
            <text:p>  Telekommunikation</text:p>
            <text:p/>
            <text:p>  Faxnummer: +49 (9 31) 27 87 39 19</text:p>
            <text:p>  E-Mail</text:p>
            <text:p>  j.hofmann5@deutschepost.de</text:p>
            <text:p>  Gewünschte Bewerbungsarten</text:p>
            <text:p/>
            <text:p>  Per E-Mail, schriftlich</text:p>
            <text:p>  Angaben zur Bewerbung</text:p>
            <text:p/>
            <text:p>  Bewerbungsschreiben, tabellarischer Lebenslauf und ggf. Arbeits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20">
          <table:table-cell office:value-type="string" calcext:value-type="string">
            <text:p>8a51bafd5ed345e4bc49df40a432b114</text:p>
          </table:table-cell>
          <table:table-cell office:value-type="date" office:date-value="2017-09-21" calcext:value-type="date">
            <text:p>2017-09-21</text:p>
          </table:table-cell>
          <table:table-cell office:value-type="string" calcext:value-type="string">
            <text:p>Rangierer m/w</text:p>
          </table:table-cell>
          <table:table-cell office:value-type="float" office:value="8311" calcext:value-type="float">
            <text:p>8311</text:p>
          </table:table-cell>
          <table:table-cell office:value-type="string" calcext:value-type="string">
            <text:p>Deutsche Post AG</text:p>
          </table:table-cell>
          <table:table-cell office:value-type="string" calcext:value-type="string">
            <text:p>  Rangierer m/w</text:p>
            <text:p/>
            <text:p>  Kitzingen, Bayern, Deutschland Post - eCommerce - Parcel req46879 20/09/2017</text:p>
            <text:p>  Jetzt bewerben Später bewerben</text:p>
            <text:p/>
            <text:p>  Rangierer (m/w)</text:p>
            <text:p/>
            <text:p>  SIE KREMPELN GERNE DIE ÄRMEL HOCH?WIR HABEN JEDE MENGE AUFGABEN FÜR ANPACKER!</text:p>
            <text:p/>
            <text:p>  Willkommen im Unternehmensbereich Post - eCommerce - Parcel (PeP) von der Deutschen Post DHL Group. Wir sind die Post für Deutschland, Paketdienstleister für Europa und weltweiter Logistikdienstleister für den Online-Handel.</text:p>
            <text:p/>
            <text:p>  Menschen bei PeP vereinen besondere Leidenschaften:</text:p>
            <text:p/>
            <text:p>  Wir denken positiv, finden Lösungen, gestalten Veränderungen und übernehmen Verantwortung. Mit Briefen und Paketen verbinden wir Menschen und verbessern Ihr Leben. PeP wächst mit neuen Aufgaben für positiv denkende Anpacker. Das ist Ihre Chance!</text:p>
            <text:p/>
            <text:p>  Ihre Aufgaben:</text:p>
            <text:p/>
            <text:p>  Sie unterstützen uns im Schicht-System - bei Rangiertätigkeiten mithilfe von LKW ab 7,5 t.</text:p>
            <text:p/>
            <text:p>  Dabei sind Sie ausschließlich auf dem Betriebsgelände tätig.</text:p>
            <text:p/>
            <text:p>  Ihre Vorteile:Wir bieten Ihnen Tariflohn und die Sozialleistungen eines Großunternehmens.</text:p>
            <text:p/>
            <text:p>  unbefristete Übernahme möglich!</text:p>
            <text:p/>
            <text:p>  Zahlen und Fakten</text:p>
            <text:p/>
            <text:p>  * Arbeitszeiten</text:p>
            <text:p>  38,5</text:p>
            <text:p>  * Geschäftsbereich</text:p>
            <text:p>  Niederlassung Brief</text:p>
            <text:p>  * Beschäftigungsart</text:p>
            <text:p>  Befristet Vollzeit</text:p>
            <text:p>  * Arbeitserlaubnis erforderlich</text:p>
            <text:p>  Ja</text:p>
            <text:p>  * Schichtarbeit</text:p>
            <text:p>  Gemischt</text:p>
            <text:p/>
            <text:p>  Jetzt bewerben Später bewerben</text:p>
          </table:table-cell>
          <table:table-cell table:number-columns-repeated="7"/>
        </table:table-row>
        <table:table-row table:style-name="ro27">
          <table:table-cell office:value-type="string" calcext:value-type="string">
            <text:p>1209b1b70ebb49ab88986fbe9591606a</text:p>
          </table:table-cell>
          <table:table-cell office:value-type="date" office:date-value="2017-09-29" calcext:value-type="date">
            <text:p>2017-09-29</text:p>
          </table:table-cell>
          <table:table-cell office:value-type="string" calcext:value-type="string">
            <text:p>Triebfahrzeugführer/in Klasse B (3) im Güterfernverkehr Sachsen- Thüringen- Bayern</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zurück</text:p>
            <text:p>  29.09.2017</text:p>
            <text:p>  Stellenangebot-Nr.: 1/6393</text:p>
            <text:p>  Einsatzort:</text:p>
            <text:p>  Sachsen- Thüringen- Bayern</text:p>
            <text:p>  Kategorie:</text:p>
            <text:p>  Betrieb/Verkehr</text:p>
            <text:p>  Tätigkeitsbereich:</text:p>
            <text:p>  Triebfahrzeugführer/in</text:p>
            <text:p>  Arbeitszeit:</text:p>
            <text:p>  Schichtarbeit</text:p>
            <text:p>  Beschäftigungsart:</text:p>
            <text:p>  Festanstellung</text:p>
            <text:p>  Verfügbarkeit ab:</text:p>
            <text:p>  sofort</text:p>
            <text:p>  Bewerbung:</text:p>
            <text:p>  keine Einschränkung</text:p>
            <text:p>  Link zur Onlinebewerbung:</text:p>
            <text:p>  zur Onlinebewerbung</text:p>
            <text:p>  Drucken</text:p>
            <text:p>  Merken</text:p>
            <text:p/>
            <text:p>  Triebfahrzeugführer/in Klasse B (3) im Güterfernverkehr Sachsen- Thüringen- Bayern</text:p>
            <text:p/>
            <text:p>  Ihr berufliches Ziel ist unsere Aufgabe!</text:p>
            <text:p>  Verwirklichen Sie sich mit unserer Hilfe Ihr berufliches Ziel und schnappen sich folgenden noch freien "Stuhl"- Arbeitsplatz in unserem Team.</text:p>
            <text:p>  Positionsbeschreibung</text:p>
            <text:p/>
            <text:p>  Wir suchen zum nächstmöglichen Termin in Festeinstellung ein/e Triebfahrzeugführer/in für die Fernverkehrseinsätze zwischen Sachsen- Thüringen- Bayern (sozusagen eine/n "König/in der Gleise" der/die eine Vorliebe für PS starke Lokomotiven hat und die teilweise endlosen Weiten der Gleisstrecken liebt )</text:p>
            <text:p>  Aufgaben</text:p>
            <text:p/>
            <text:p>  Sichere und pünktliche Durchführung von Zug- und Rangierfahrten im Regel- und Störungsfall im Güterverkehr</text:p>
            <text:p>  Durchführung von Sicherheitsmaßnahmen</text:p>
            <text:p>  Sachkundige Bedienung verschiedener Triebfahrzeugbaureihen</text:p>
            <text:p>  Erhalt und Erweiterung des Wissenstandes des Triebfahrzeugführers</text:p>
            <text:p>  Anforderungen</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ZLB und SZB</text:p>
            <text:p>  Nachweis über regelmäßige Teilnahme Fit-Schulungen/ Dienstunterricht</text:p>
            <text:p>  Idealerweise vorhandene Baureihenberechtigung von min. einer der hier genannten Baureihen: 232, 151, 185, 642</text:p>
            <text:p>  PKW-Führerschein</text:p>
            <text:p>  Wir bieten</text:p>
            <text:p/>
            <text:p>  Bei uns ist Ihre berufliche Zukunft sicher denn:</text:p>
            <text:p/>
            <text:p>  Wir bieten Ihnen eine Festanstellung in einem renommierten Unternehmen mit sozialem Umfeld und unbefristetem Arbeitsvertrag</text:p>
            <text:p/>
            <text:p>  Sprechen Sie mit uns über Ihr Wunschgehalt denn:</text:p>
            <text:p/>
            <text:p>  Wir nutzen KEINEN Zeitarbeitstarif und bieten grundsätzlich eine übertarifliche Vergütung mit voller Bezahlung auch bei Urlaub oder Krankheit sowie für die Anfahrtszeit zur Arbeit.</text:p>
            <text:p/>
            <text:p>  Für Ihren Traumjob müssen Sie bei uns keine weiten Wege auf sich nehmen denn:</text:p>
            <text:p/>
            <text:p>  Wir sind stets bemüht Ihnen eine regional nahe und entsprechende Position anzubieten. Ausnahmen gelten selbstverständlich für Jene die von sich aus gerne bundesweit tätig werden wollen.</text:p>
            <text:p/>
            <text:p>  Mit uns kommen Sie immer sicher und sorgenfrei zur Arbeit denn:</text:p>
            <text:p/>
            <text:p>  Die Erstattung aller Reisekosten ist bei uns selbstverständlich sowie bei Bedarf und/oder weiterer Entfernung zum Einsatzort die Bereitstellung einer Bahncard 100 Klasse 2 oder eines Firmenautos mit Tankkarte.</text:p>
            <text:p/>
            <text:p>  Wir sind für Sie immer und auf allen Kommunikationswegen erreichbar denn:</text:p>
            <text:p/>
            <text:p>  Ein Firmenhandy mit Tablett oder Notebook gehört für uns zu Ihrer Standarddienstausrüstung.</text:p>
            <text:p/>
            <text:p>  Mit uns haben Sie immer ein sicheres und komfortables "Dach" über dem Kopf denn:</text:p>
            <text:p/>
            <text:p>  Die Bereitstellung einer Unterkunft vor Ort u.a. durch Servicehotels oder in einer komfortablen FeWo ist bei weiten Entfernungen zum Einsatzort bei uns Standard.</text:p>
            <text:p/>
            <text:p>  Wir garantieren eine umfangreiche Einarbeitung, kurze Entscheidungswege und Schulungsmöglichkeiten.</text:p>
            <text:p/>
            <text:p>  Nutzen Sie die Annehmlichkeit uns als Ihren Arbeitgeber an Ihrer Seite zu haben. Es wird Ihnen gefallen!</text:p>
            <text:p/>
            <text:p>  Alle wichtigen Infos über uns finden Sie unter: www.flexkraft365.de</text:p>
            <text:p>  Kontakt</text:p>
            <text:p>  ZUGKRAFT. 365</text:p>
            <text:p/>
            <text:p>  Personalmanagement</text:p>
            <text:p/>
            <text:p>  Tel. 08232 5031-887</text:p>
            <text:p/>
            <text:p>  Fax. 08232 5031-960</text:p>
            <text:p/>
            <text:p>  Mobil: 0175-4804602</text:p>
            <text:p/>
            <text:p>  Mail: bewerbung@flexkraft365.de</text:p>
            <text:p/>
            <text:p>  Web: www.flexkraft365.de</text:p>
            <text:p>  zurück</text:p>
          </table:table-cell>
          <table:table-cell table:number-columns-repeated="7"/>
        </table:table-row>
        <table:table-row table:style-name="ro61">
          <table:table-cell office:value-type="string" calcext:value-type="string">
            <text:p>a7c266b9f9c84d6b99c5c12cebe57462</text:p>
          </table:table-cell>
          <table:table-cell office:value-type="date" office:date-value="2017-09-30" calcext:value-type="date">
            <text:p>2017-09-30</text:p>
          </table:table-cell>
          <table:table-cell office:value-type="string" calcext:value-type="string">
            <text:p>Rangierer (m/w)</text:p>
          </table:table-cell>
          <table:table-cell office:value-type="float" office:value="8311" calcext:value-type="float">
            <text:p>8311</text:p>
          </table:table-cell>
          <table:table-cell office:value-type="string" calcext:value-type="string">
            <text:p>Actief Personalmanagement Gmbh </text:p>
          </table:table-cell>
          <table:table-cell office:value-type="string" calcext:value-type="string">
            <text:p>  Rangierer (m/w)</text:p>
            <text:p/>
            <text:p>  Würzburg</text:p>
            <text:p/>
            <text:p>  Gewerblich-technisch</text:p>
            <text:p/>
            <text:p>  Logistik</text:p>
            <text:p/>
            <text:p>  29.09.2017</text:p>
            <text:p/>
            <text:p>  ACTIEF Personalmanagement GmbH</text:p>
            <text:p/>
            <text:p>  Frau Sophie Krüger</text:p>
            <text:p>  Kartause 9</text:p>
            <text:p>  97070 Würzburg</text:p>
            <text:p/>
            <text:p>  +49 (0) 931 460559-0</text:p>
            <text:p>  wuerzburg@actief-personal.de</text:p>
            <text:p/>
            <text:p>  Zurück</text:p>
            <text:p/>
            <text:p>  Bewerben</text:p>
            <text:p/>
            <text:p>  Rangierer (m/w)</text:p>
            <text:p/>
            <text:p>  Im Auftrag eines namhaften Kunden aus Kitzingen suchen wir genau Sie (m/w).</text:p>
            <text:p/>
            <text:p>  Das dürfen Sie von uns erwarten:</text:p>
            <text:p/>
            <text:p>  * Sicherer Arbeitsplatz</text:p>
            <text:p>  * Attraktives Gehaltspaket nach BAP-Tarif</text:p>
            <text:p>  * Urlaubs- und Weihnachtsgeld</text:p>
            <text:p>  * Einsätze in renommierten Unternehmen der Region</text:p>
            <text:p>  * Persönliche Betreuung durch kompetente Personalberater</text:p>
            <text:p/>
            <text:p>  Ihre Aufgaben:</text:p>
            <text:p/>
            <text:p>  * Rangieren und tauschen der Ladebrücken zwischen dem Stellplatz und der Laderampe an der Halle</text:p>
            <text:p/>
            <text:p>  Ihr Profil:</text:p>
            <text:p/>
            <text:p>  * Führerschein Klasse CE zwingend erforderlich</text:p>
            <text:p>  * Gute Deutschkenntnisse</text:p>
            <text:p>  * Schichtbereitschaft zu Wechselschicht</text:p>
            <text:p>  * Sauberes Führungszeugnis</text:p>
            <text:p/>
            <text:p>  ACTIEF Personalmanagement wurde 1989 gegründet und steht seither für eine professionelle Personalberatung und zielgerichtete Personalbesetzung. Als erfolgreicher Partner namenhafter Unternehmen aus den unterschiedlichsten Branchen bieten wir zeitnahe und passgenaue Besetzung vakanter Positionen für gewerblich-technische Fach- und Hilfskräfte sowie für kaufmännisch-akademische Fach- und Führungskräfte. Unsere Bewerber und Kandidaten profitieren von unserer transparenten und diskreten Begleitung während des gesamten Bewerbungsprozesses. Vom gesunden Handwerk über den innovativen Mittelstand zum international agierenden Großkonzern - in unserem Kundennetzwerk gibt es ein anhaltend großes Angebot an vielseitigen und attraktiven Stellen. 2.400 ACTIEF-Mitarbeiter wissen das bereits zu schätzen.</text:p>
            <text:p/>
            <text:p>  Bewerbungsunterlagen werden nur auf Wunsch zurückgesendet. Personenbezogene Daten werden unter Beachtung des BDSG gespeichert.</text:p>
            <text:p/>
            <text:p>  Expressbewerbung</text:p>
            <text:p/>
            <text:p>  1. Lebenslauf hochladen</text:p>
            <text:p/>
            <text:p>  Bitte verwenden Sie nur pdf, doc, docx, png, gif, jpeg, odt Dokumente mit einer maximalen Dateigröße von 2MB.</text:p>
            <text:p>  Lebenslauf auswählen</text:p>
            <text:p/>
            <text:p>  2. Persönliche Daten</text:p>
            <text:p/>
            <text:p>  Anrede*</text:p>
            <text:p>  Vorname*</text:p>
            <text:p>  Nachname*</text:p>
            <text:p>  Straße*</text:p>
            <text:p>  PLZ*</text:p>
            <text:p>  Ort*</text:p>
            <text:p>  Familienstand*</text:p>
            <text:p>  Staatsangehoerigkeit*</text:p>
            <text:p>  E-Mail*</text:p>
            <text:p>  Telefon*</text:p>
            <text:p/>
            <text:p>  3. Anschreiben, Bewerbungsfoto und Zeugnisse hochladen</text:p>
            <text:p/>
            <text:p>  Bitte verwenden Sie nur pdf, doc, docx, png, gif, jpeg, odt Dokumente mit einer maximalen Dateigröße von 2MB.</text:p>
            <text:p>  Anschreiben Datei auswählen</text:p>
            <text:p>  Bewerbungsfoto Datei auswählen</text:p>
            <text:p>  Zeugnisse Datei auswählen</text:p>
            <text:p/>
            <text:p>  Vielen Dank für Ihre Bewerbung!</text:p>
            <text:p/>
            <text:p>  Wir werden uns schnellstmöglich mit Ihnen in Verbindung setzen.</text:p>
          </table:table-cell>
          <table:table-cell table:number-columns-repeated="7"/>
        </table:table-row>
        <table:table-row table:style-name="ro41">
          <table:table-cell office:value-type="string" calcext:value-type="string">
            <text:p>3daf5a60655a4928bde604503c4ea6a2</text:p>
          </table:table-cell>
          <table:table-cell office:value-type="date" office:date-value="2017-09-27" calcext:value-type="date">
            <text:p>2017-09-27</text:p>
          </table:table-cell>
          <table:table-cell office:value-type="string" calcext:value-type="string">
            <text:p>(m/w) als Rangierarbeiter</text:p>
          </table:table-cell>
          <table:table-cell office:value-type="float" office:value="8311" calcext:value-type="float">
            <text:p>8311</text:p>
          </table:table-cell>
          <table:table-cell office:value-type="string" calcext:value-type="string">
            <text:p>JOB AG Personaldienstleistungen AG</text:p>
          </table:table-cell>
          <table:table-cell office:value-type="string" calcext:value-type="string">
            <text:p>  Kennziffer: 172985643</text:p>
            <text:p/>
            <text:p>  Rangierarbeiter</text:p>
            <text:p/>
            <text:p>  Sie suchen eine Direkteinstellung bei einem namhaften Unternehmen?</text:p>
            <text:p/>
            <text:p>  Dann haben wir eine spannende Herausforderung für Sie!</text:p>
            <text:p/>
            <text:p>  Unser Kunde aus der Logistik-Branche in Nürnberg Feucht sucht ab sofort genau Sie (m/w) als Rangierarbeiter.</text:p>
            <text:p/>
            <text:p>  Ihre Aufgaben:</text:p>
            <text:p/>
            <text:p>  * Sie sind das Bindeglied für den reibungslosen Ablauf zwischen der Be- und der Entladung von Containern bei der Deutschen Post</text:p>
            <text:p>  * Sie stellen Ihren Kollegen die vollen Container zum Entladen zur Verfügung</text:p>
            <text:p>  * LKW-Fahrern stellen Sie die leere Behälter zur Abholung auf den vorgesehenen Stellplätzen bereit</text:p>
            <text:p/>
            <text:p>  Ihr Profil:</text:p>
            <text:p/>
            <text:p>  * Sie verfügen über einen gültigen Führerschein der Klasse C</text:p>
            <text:p>  * Sie stehen in Vollzeit (38,5 Std.) von Montag bis Samstag an 5 Tagen die Woche in der Zeit zwischen 11:00 und 24:00 Uhr zur Verfügung</text:p>
            <text:p>  * Sie sind körperlich fit und haben Spaß am eigenständigen arbeiten</text:p>
            <text:p>  * Sie verfügen über ein einwandfreies Führungszeugnis</text:p>
            <text:p>  * Teamfähigkeit, Freundlichkeit, Zuverlässigkeit und ein gepflegtes Äußeres zeichnen Sie aus</text:p>
            <text:p/>
            <text:p>  Wir bieten Ihnen:</text:p>
            <text:p/>
            <text:p>  * Wir übernehmen die Kommunikation mit dem Kunden für Sie und helfen Ihnen im persönlichen Vorstellungsgespräch zu überzeugen</text:p>
            <text:p>  * Sie werden Teil eines der größten Unternehmen Deutschlands und haben die Möglichkeit, sich hier weiterzuentwickeln</text:p>
            <text:p>  * Sie erhalten ein attraktives Einkommen ab 2.000 EUR brutto monatlich zuzüglich Urlaubs- und Weihnachtsgeld, Zuschlägen, Sozialleistungen, tarifliche Steigerungen sowie Prämienzahlungen</text:p>
            <text:p>  * Sie fahren mit einem modernen Fahrzeug und werden mit hochwertiger Arbeitskleidung ausgestattet</text:p>
            <text:p>  * Selbstverständlich erhalten Sie eine gründliche und fundierte Einarbeitung durch Ihre Kollegen vor Ort</text:p>
            <text:p/>
            <text:p>  In einem attraktiven Umfeld bieten wir sehr gute Möglichkeiten zur persönlichen und beruflichen Weiterentwicklung. Über Ihr Interesse freuen wir uns und bitten um Ihre Online-Bewerbung an nuernberg@job-ag.com. Erste Fragen beantworten wir Ihnen gerne auch telefonisch.</text:p>
            <text:p>  Online Bewerben</text:p>
            <text:p>  Stellenangebot drucken</text:p>
            <text:p>  Stellenangebot per Mail versenden</text:p>
            <text:p/>
            <text:p>  Teilen</text:p>
            <text:p>  facebook Xing Twitter LinkedIn</text:p>
            <text:p>  Stellendetails</text:p>
            <text:p>  * Arbeitsort: Nürnberg</text:p>
            <text:p>  * Berufsfeld: Sonstiges - gewerbliche Hilfskräfte</text:p>
            <text:p>  * Stellenart: Vollzeit</text:p>
            <text:p>  * Vertragsart: Unbefristeter Vertrag</text:p>
            <text:p>  * Berufserfahrung: Weniger als 1 Jahr</text:p>
            <text:p>  * Karrierestatus: Berufseinsteiger (Entry Level)</text:p>
            <text:p/>
            <text:p>  In einem attraktiven Umfeld bieten wir sehr gute Möglichkeiten zur persönlichen und beruflichen Weiterentwicklung. Über Ihr Interesse freuen wir uns und bitten um Ihre Online-Bewerbung an nuernberg@job-ag.com. Erste Fragen beantworten wir Ihnen gerne auch telefonisch.</text:p>
            <text:p>  Online Bewerben</text:p>
          </table:table-cell>
          <table:table-cell table:number-columns-repeated="7"/>
        </table:table-row>
        <table:table-row table:style-name="ro11">
          <table:table-cell office:value-type="string" calcext:value-type="string">
            <text:p>fdcb473bb71c46e8b52ceece0d0eaad9</text:p>
          </table:table-cell>
          <table:table-cell office:value-type="date" office:date-value="2017-09-30" calcext:value-type="date">
            <text:p>2017-09-30</text:p>
          </table:table-cell>
          <table:table-cell office:value-type="string" calcext:value-type="string">
            <text:p>Triebfahrzeugführer/in für den Güterfernverkehr / Lokrangierführer/in &amp; Rangierbegleiter/in / Wagenmeister/in G</text:p>
          </table:table-cell>
          <table:table-cell office:value-type="float" office:value="8311" calcext:value-type="float">
            <text:p>8311</text:p>
          </table:table-cell>
          <table:table-cell office:value-type="string" calcext:value-type="string">
            <text:p>IGE GmbH&amp;Co.KG</text:p>
          </table:table-cell>
          <table:table-cell office:value-type="string" calcext:value-type="string">
            <text:p>  Triebfahrzeugführer/in für den Güterfernverkehr / Lokrangierführer/in &amp; Rangierbegleiter/in / Wagenmeister/in G</text:p>
            <text:p>  Triebfahrzeugführer/in für den Güterfernverkehr / Lokrangierführer/in &amp; Rangierbegleiter/in / Wagenmeister/in G</text:p>
            <text:p>  IGE GmbH&amp;Co.KG</text:p>
            <text:p>  Nürnberg, Ingolstadt, München, Passau</text:p>
            <text:p>  * Drucken</text:p>
            <text:p>  * Per E-Mail senden</text:p>
            <text:p>  * Firmenprofil</text:p>
            <text:p/>
            <text:p>  Referenznummer:</text:p>
            <text:p>  REG1503528</text:p>
            <text:p/>
            <text:p>  Bitte in der Bewerbung angeben.</text:p>
            <text:p>  Jetzt</text:p>
            <text:p>  bewerben</text:p>
          </table:table-cell>
          <table:table-cell table:number-columns-repeated="7"/>
        </table:table-row>
        <table:table-row table:style-name="ro2">
          <table:table-cell office:value-type="string" calcext:value-type="string">
            <text:p>98ba2596bcb343ba80047fc12ab014f9</text:p>
          </table:table-cell>
          <table:table-cell office:value-type="date" office:date-value="2017-09-26" calcext:value-type="date">
            <text:p>2017-09-26</text:p>
          </table:table-cell>
          <table:table-cell office:value-type="string" calcext:value-type="string">
            <text:p>Rangierer (m/w)</text:p>
          </table:table-cell>
          <table:table-cell office:value-type="float" office:value="8311" calcext:value-type="float">
            <text:p>8311</text:p>
          </table:table-cell>
          <table:table-cell office:value-type="string" calcext:value-type="string">
            <text:p>Job Concepts</text:p>
          </table:table-cell>
          <table:table-cell office:value-type="string" calcext:value-type="string">
            <text:p>  Rangierer (m/w)</text:p>
            <text:p>  25. September 2017</text:p>
            <text:p>  Wir sind eine erfolgreiche und zertifizierte Personalvermittlung mit Sitz in Stade, Cuxhaven und Hamburg. Das persönliche Engagement sowie Diskretion unserer Mitarbeiter zeichnen unser Unternehmen aus und führen uns täglich zum Ziel, der erfolgreichen Bewerbervermittlung und den zufriedenen Auftraggebern. Das persönliche Gespräch und die hohe Fachkompetenz werden auch Sie überzeugen.</text:p>
            <text:p>  Für einen namhaften Kunden mit Sitz in Bremen suchen wir in Festanstellung (keine Zeitarbeit!)</text:p>
            <text:p>  Rangierer (m/w)</text:p>
            <text:p>  Anforderungen</text:p>
            <text:p>  - großer CE-Führerschein</text:p>
            <text:p>  - Berufserfahrung</text:p>
            <text:p>  - Spät- und Nachtschicht, ggf. zukünftig auch Frühschicht</text:p>
            <text:p>  - Vollzeit (40 Stunden)</text:p>
            <text:p>  Tätigkeiten</text:p>
            <text:p>  - Umsetzen von LKW-Brücken auf dem Werksgelände</text:p>
            <text:p>  - Einsatzort GVZ Bremen</text:p>
            <text:p>  Wenn Sie Interesse an diesem Stellenangebot haben, freuen wir uns auf Ihre schriftliche Bewerbung.</text:p>
            <text:p>  Ihr Team von Job Concepts</text:p>
            <text:p>  Kontakt:</text:p>
            <text:p>  JOB CONCEPTS</text:p>
            <text:p>  Frau Stefanie Maricic</text:p>
            <text:p>  Harsefelder Straße 16</text:p>
            <text:p>  21680 Stade</text:p>
            <text:p>  Tel.: 04141 405237</text:p>
            <text:p>  E-Mail: s.maricic@personalvermittlung-stade.de</text:p>
            <text:p>  tagPlaceholderTags:</text:p>
            <text:p/>
            <text:p>  Kontakt</text:p>
            <text:p>  JOB CONCEPTS</text:p>
            <text:p>  Harsefelder Straße 16</text:p>
            <text:p>  21680 Stade</text:p>
            <text:p>  Tel.: 04141 405237</text:p>
            <text:p>  Fax: 04141 405236</text:p>
            <text:p>  Mobil: 0157 566 958 11</text:p>
            <text:p>  E-Mail: info@job-concepts.de</text:p>
          </table:table-cell>
          <table:table-cell table:number-columns-repeated="7"/>
        </table:table-row>
        <table:table-row table:style-name="ro41">
          <table:table-cell office:value-type="string" calcext:value-type="string">
            <text:p>5adb0ebecd4b48b49fefd021ff1bd014</text:p>
          </table:table-cell>
          <table:table-cell office:value-type="date" office:date-value="2017-09-02" calcext:value-type="date">
            <text:p>2017-09-02</text:p>
          </table:table-cell>
          <table:table-cell office:value-type="string" calcext:value-type="string">
            <text:p>Eisenbahner/-in im Betriebsdienst Fachrichtung: Fahrweg</text:p>
          </table:table-cell>
          <table:table-cell office:value-type="float" office:value="8311" calcext:value-type="float">
            <text:p>8311</text:p>
          </table:table-cell>
          <table:table-cell office:value-type="string" calcext:value-type="string">
            <text:p>DB Netz Aktiengesellschaft</text:p>
          </table:table-cell>
          <table:table-cell office:value-type="string" calcext:value-type="string">
            <text:p>  Ausbildungsplatzangebot</text:p>
            <text:p/>
            <text:p>  Angebots-Nr. 139-243120-733359</text:p>
            <text:p/>
            <text:p>  Label Content</text:p>
            <text:p>  Ausbildungsberuf Eisenbahner/-in im Betriebsdienst</text:p>
            <text:p>  Fachrichtung: Fahrweg</text:p>
            <text:p>  (zum Berufe-Steckbrief )</text:p>
            <text:p>  Schulabschluss wünschenswert Hauptschulabschluss, qualifizierter Hauptschulabschluss oder vergleichbar</text:p>
            <text:p>  Beginn 01. August 2018</text:p>
            <text:p>  Angebotene Plätze 15</text:p>
            <text:p>  weitere Vorqualifikation</text:p>
            <text:p>  * Du hast die Schule erfolgreich abgeschlossen bzw. bist gerade auf dem Weg zum Schulabschluss</text:p>
            <text:p>  * Du bewahrst auch in schwierigen Situationen die Ruhe und behältst den Überblick</text:p>
            <text:p>  * Du bist zuverlässig, belastbar, teamfähig und konzentriert</text:p>
            <text:p>  * Du bist bereit Verantwortung für Reisende und Güter zu übernehmen</text:p>
            <text:p>  * Du liebst es zu organisieren und Abläufe zu koordinieren</text:p>
            <text:p/>
            <text:p>  Stellenbeschreibung</text:p>
            <text:p/>
            <text:p>  Zum 1. August 2018 suchen wir Dich für die Ausbildung zum Fahrdienstleiter für das Geschäftsfeld DB Netz AG an den Standorten Kassel, Fulda, Bebra und Treysa. Wenn Du Interesse an digitaler und analoger Technik hast und konzentriert arbeiten kannst, bist Du in dem Beruf Fahrdienstleiter genau richtig.</text:p>
            <text:p>  * Du arbeitest auf einem Stellwerk und übernimmst Verantwortung für die Zugfahrten und Passagiere in Deiner Region</text:p>
            <text:p>  * Du arbeitest im Herzen des Eisenbahnbetriebs und stellst Weichen sowie Signale, damit Züge ihr Ziel sicher und pünktlich erreichen</text:p>
            <text:p>  * Du erlernst die Regelwerke und Richtlinien (Vorschriften) für die planmäßige Durchführung der täglichen Zugfahrten und behältst die Übersicht über die Fahrstrecken</text:p>
            <text:p>  * Du lernst mechanische, elektromechanische, spurplantechnische und elektronische Stellwerkstechniken zu bedienen und zu verstehen, um für einen reibungslosen Zugverkehr in Deinem Bereich zu sorgen</text:p>
            <text:p/>
            <text:p>  www.ihk-lehrstellenboerse.de</text:p>
            <text:p/>
            <text:p>  Unternehmen</text:p>
            <text:p/>
            <text:p>  DB Netz Aktiengesellschaft</text:p>
            <text:p/>
            <text:p>  Bertha-von-Suttner-Str. 21</text:p>
            <text:p>  34131 Kassel, Hessen</text:p>
            <text:p/>
            <text:p>  Zur Homepage</text:p>
            <text:p>  Bewerbungsportal</text:p>
            <text:p/>
            <text:p>  Auf Deine Bewerbung freut sich:</text:p>
            <text:p/>
            <text:p>  Deutsche Bahn AG</text:p>
            <text:p/>
            <text:p>  Tel. 069 265 47705</text:p>
            <text:p/>
            <text:p>  Weitere Ausbildungsplatzangebote des Unternehmens (4)</text:p>
            <text:p/>
            <text:p>  * Elektroniker/-in für Betriebstechnik (5)</text:p>
            <text:p>  * Praktikum: Verkehrs- und Transportgewerbe, Logistik (1)</text:p>
            <text:p>  * Elektroanlagenmonteur/-in (2)</text:p>
          </table:table-cell>
          <table:table-cell table:number-columns-repeated="7"/>
        </table:table-row>
        <table:table-row table:style-name="ro63">
          <table:table-cell office:value-type="string" calcext:value-type="string">
            <text:p>eb87a99f93c041ac8bd2fdf2debb91ef</text:p>
          </table:table-cell>
          <table:table-cell office:value-type="date" office:date-value="2017-09-28" calcext:value-type="date">
            <text:p>2017-09-28</text:p>
          </table:table-cell>
          <table:table-cell office:value-type="string" calcext:value-type="string">
            <text:p>Revierfahrer</text:p>
          </table:table-cell>
          <table:table-cell office:value-type="float" office:value="8311" calcext:value-type="float">
            <text:p>8311</text:p>
          </table:table-cell>
          <table:table-cell office:value-type="string" calcext:value-type="string">
            <text:p>XXL Protection GmbH &amp; Co. KG</text:p>
          </table:table-cell>
          <table:table-cell office:value-type="string" calcext:value-type="string">
            <text:p>  Stellenangebot - Revierfahrer (Sicherheitsbeauftragte/r (Werkschutz))</text:p>
            <text:p/>
            <text:p>  Überblick über das Stellenangebot</text:p>
            <text:p/>
            <text:p>  Referenznummer</text:p>
            <text:p/>
            <text:p>  10000-1156747063-S</text:p>
            <text:p>  Titel des Stellenangebots</text:p>
            <text:p/>
            <text:p>  Revierfahrer (Sicherheitsbeauftragte/r (Werkschutz))</text:p>
            <text:p>  Stellenangebotsart</text:p>
            <text:p/>
            <text:p>  Arbeitsplatz (sozialversicherungspflichtig)</text:p>
            <text:p>  Arbeitgeber</text:p>
            <text:p>  XXL Protection GmbH &amp; Co. KG</text:p>
            <text:p/>
            <text:p>  Branche: Private Wach- und Sicherheitsdienste, Betriebsgröße: zwischen 6 und 50</text:p>
            <text:p>  Stellenbeschreibung</text:p>
            <text:p/>
            <text:p>  Ihr Aufgabengebiet:</text:p>
            <text:p>  Die Sicherheitsbranche ist eine tagtägliche Herausforderung, denn ihre Dienstleistungen sind wichtig und werden daher "rund um die Uhr" benötigt. Als Sicherheitsspezialisten sind Sie und Ihre motivierten Kollegen für vielfältige Aufgaben und Tätigkeiten verantwortlich und leisten wertvolle Arbeit:</text:p>
            <text:p/>
            <text:p>  * Bestreifung und Revierkontrollen von zugeteilten Objekten</text:p>
            <text:p>  * Dokumentation der durchgeführten Kontrollen</text:p>
            <text:p>  * Bericht bei außergewöhnlichen Vorkommnissen</text:p>
            <text:p/>
            <text:p>  Ihr Profil:</text:p>
            <text:p>  Idealerweise verfügen Sie über:</text:p>
            <text:p/>
            <text:p>  * Unterrichtung / Sachkundeprüfung § 34a GewO</text:p>
            <text:p>  * gültigen Führerschein</text:p>
            <text:p>  * einwandfreies, polizeiliches Führungszeugnis</text:p>
            <text:p>  * körperliche Eignung</text:p>
            <text:p>  * Freundlichkeit, verbindliches Auftreten und hohe Einsatzbereitschaft</text:p>
            <text:p>  * serviceorientiertes Auftreten und Teamfähigkeit</text:p>
            <text:p>  * Bereitschaft zum Nachtdienst</text:p>
            <text:p>  * gute Deutschkenntnisse</text:p>
            <text:p/>
            <text:p>  Wir bieten:</text:p>
            <text:p>  Bei uns erwartet Sie ein unbefristetes Arbeitsverhältnis, übertarifliche Bezahlung sowie eine Führungs-kultur, bei der die Menschen im Vordergrund stehen, die Chefs jederzeit ansprechbar sind, Zusagen eingehalten und Leistungen honoriert werden. Mit der Vielfalt der Aufgaben werden Sie zweifelsohne gefordert. Gleichzeitig fördern wir Sie mit individuellen Entwicklungsmaßnahmen, Fort- und Weiterbil-dungsmöglichkeiten.</text:p>
            <text:p/>
            <text:p>  Interessiert?</text:p>
            <text:p>  Dann freuen wir uns über einen Anruf von Ihnen.</text:p>
            <text:p/>
            <text:p>  Ihr Ansprechpartner: Frau Marina Gattinger</text:p>
            <text:p>  Sie erreichen uns täglich von 09:00 Uhr bis 17:00 Uhr unter 089 / 999 797 02.</text:p>
            <text:p>  Führungsverantwortung</text:p>
            <text:p/>
            <text:p>  Keine Führungsverantwortung</text:p>
            <text:p>  Arbeitsorte</text:p>
            <text:p/>
            <text:p>  Bertoldstraße 16, 85298 Scheyern, Bayer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2 Stellen</text:p>
            <text:p>  Vormerken</text:p>
            <text:p/>
            <text:p>  Konditionen des Stellenangebots</text:p>
            <text:p/>
            <text:p>  Arbeitszeit</text:p>
            <text:p/>
            <text:p>  Vollzeit</text:p>
            <text:p>  Vergütung und Zusatzleistungen</text:p>
            <text:p/>
            <text:p>  Übertariflich</text:p>
            <text:p>  Bei der Besetzung des Stellenangebotes findet kein Tarifvertrag Anwendung.</text:p>
            <text:p>  Befristung</text:p>
            <text:p/>
            <text:p>  Unbefristetes Arbeitsverhältnis</text:p>
            <text:p/>
            <text:p>  Anforderungen an den Bewerber</text:p>
            <text:p/>
            <text:p>  Sprachkenntnisse</text:p>
            <text:p/>
            <text:p>  Zwingend erforderlich</text:p>
            <text:p>  Deutsch</text:p>
            <text:p/>
            <text:p>  Grundkenntnisse</text:p>
            <text:p>  Englisch</text:p>
            <text:p/>
            <text:p>  Lizenzen und Berechtigungen</text:p>
            <text:p/>
            <text:p>  Zwingend erforderlich</text:p>
            <text:p>  Unterrichtungsnachweis der IHK (§ 34a GewO) (Bewachung)</text:p>
            <text:p/>
            <text:p>  Führerscheine</text:p>
            <text:p/>
            <text:p>  Zwingend erforderlich</text:p>
            <text:p>  Fahrerlaubnis B PKW/Kleinbusse (alt: FS 3)</text:p>
            <text:p/>
            <text:p>  Erforderliche Fahrzeuge</text:p>
            <text:p/>
            <text:p>  PKW</text:p>
            <text:p/>
            <text:p>  Kontaktdaten</text:p>
            <text:p/>
            <text:p>  Rückfragen und Bewerbungen an</text:p>
            <text:p/>
            <text:p>  XXL Protection GmbH &amp; Co. KG</text:p>
            <text:p>  Frau Marina Gattinger</text:p>
            <text:p>  Bertoldstraße 16</text:p>
            <text:p>  85298 Scheyern</text:p>
            <text:p>  Bayern</text:p>
            <text:p>  Deutschland</text:p>
            <text:p>  Telekommunikation</text:p>
            <text:p/>
            <text:p>  Telefonnummer: +49 (89) 99 97 97 02</text:p>
            <text:p>  Faxnummer: +49 (89) 99 97 97 06</text:p>
            <text:p>  E-Mail</text:p>
            <text:p>  m.gattinger@xxl-protection.de</text:p>
            <text:p>  Gewünschte Bewerbungsarten</text:p>
            <text:p/>
            <text:p>  Über JOBBÖRSE, telefonisch</text:p>
            <text:p>  Internetadresse</text:p>
            <text:p>  Weitere Informationen zum Stellenangebot im Internet</text:p>
            <text:p>  Angaben zur Bewerbung</text:p>
            <text:p/>
            <text:p>  Geforderte Anlagen: Lebenslauf, Zeugnisse, Unterrichtungsnachweis, Führungszeugnis</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7">
          <table:table-cell office:value-type="string" calcext:value-type="string">
            <text:p>49e60d24ddd847159fc3a47b349b146b</text:p>
          </table:table-cell>
          <table:table-cell office:value-type="date" office:date-value="2017-09-08" calcext:value-type="date">
            <text:p>2017-09-0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Streckenlokführer/in Kl.3 Personennahverkehr E +V Traktion (Eisenbahner/in - Betriebsdienst - Lokführer und Transport)</text:p>
            <text:p/>
            <text:p>  Überblick über das Stellenangebot</text:p>
            <text:p/>
            <text:p>  Referenznummer</text:p>
            <text:p/>
            <text:p>  10000-1156243368-S</text:p>
            <text:p>  Titel des Stellenangebots</text:p>
            <text:p/>
            <text:p>  Streckenlokführer/in Kl.3 Personennahverkehr E +V Traktion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jeweils ein/e Triebfahrzeugführer/in im Personennahverkehr mit E+ V Traktion für die Standorte: Königstein, Butzbach, Frankfurt am Main</text:p>
            <text:p/>
            <text:p>  Ihre Aufgaben:</text:p>
            <text:p>  Führen von Triebfahrzeugen im Schienenpersonennahverkehr</text:p>
            <text:p>  Sichere und pünktliche Beförderung der Kunden</text:p>
            <text:p>  Bedienung von Gleis- und Signalanlagen</text:p>
            <text:p>  Überwachung sowie Beurteilung der Einsatzbereitschaft der Züge</text:p>
            <text:p>  Durchführung von Vor- und Abschlussarbeiten und erforderlicher Klein- und Sofortreparaturen</text:p>
            <text:p>  Informieren von Kunden und Kundenbetreuern im Regel- und Störungsfall</text:p>
            <text:p>  Kooperative Zusammenarbeit mit anderen Verkehrspartnern und Kundenbetreuern</text:p>
            <text:p>  Sachkundige Bedienung verschiedener Triebfahrzeugbaureihen</text:p>
            <text:p>  Erhalt und Erweiterung des Wissenstandes des Triebfahrzeugführers</text:p>
            <text:p/>
            <text:p>  Ihr Profil:</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PZB und LZB</text:p>
            <text:p>  Nachweis über regelmäßige Teilnahme Fit-Schulungen/ Dienstunterricht</text:p>
            <text:p>  PKW-Führerschein</text:p>
            <text:p/>
            <text:p>  Was wir bieten:</text:p>
            <text:p>  übertarifliche Vergütung, Erstattung aller Reisekosten und Bereitstellung aller notwendigen Dienstmaterialien wie u.a.: Handy, bei Bedarf auch Tablett oder Notebook, bei Bedarf und weiten Entfernungen eine Bahncard 100, oder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Hessen, Deutschland</text:p>
            <text:p>  Butzbach, Hessen, Deutschland</text:p>
            <text:p>  61462 Königstein im Taunus, Hessen, Deutschland</text:p>
            <text:p>  Frankfurt am Main, Hes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25.09.2017</text:p>
            <text:p>  Anzahl offener Stellen</text:p>
            <text:p/>
            <text:p>  4 Stellen</text:p>
            <text:p>  Vormerken</text:p>
            <text:p/>
            <text:p>  Konditionen des Stellenangebots</text:p>
            <text:p/>
            <text:p>  Arbeitszeit</text:p>
            <text:p/>
            <text:p>  Vollzeit, Wochenende, Nachtarb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40">
          <table:table-cell office:value-type="string" calcext:value-type="string">
            <text:p>f4ad4e61fbf84efbb54532c8bde8aacf</text:p>
          </table:table-cell>
          <table:table-cell office:value-type="date" office:date-value="2017-09-13" calcext:value-type="date">
            <text:p>2017-09-13</text:p>
          </table:table-cell>
          <table:table-cell office:value-type="string" calcext:value-type="string">
            <text:p>Quereinstieg zum Rangierbegleiter (w/m) in Bischofsheim und Limburg/Lahn</text:p>
          </table:table-cell>
          <table:table-cell office:value-type="float" office:value="8311" calcext:value-type="float">
            <text:p>8311</text:p>
          </table:table-cell>
          <table:table-cell office:value-type="string" calcext:value-type="string">
            <text:p>Deutsche Bahn</text:p>
          </table:table-cell>
          <table:table-cell office:value-type="string" calcext:value-type="string">
            <text:p>  Quereinstieg zum Rangierbegleiter (w/m) in Bischofsheim und Limburg/Lahn</text:p>
            <text:p/>
            <text:p>  Für über 500 verschiedene Berufe suchen wir jährlich mehr als 7.000 motivierte Mitarbeiter in ganz Deutschland. Auch Quereinsteiger sind bei uns willkommen. Du hast schon Erfahrung und Lust auf etwas Neues? Dann bewirb Dich bei uns! Wir machen Dich in den ersten Monaten fit für Deine neue Aufgabe.</text:p>
            <text:p/>
            <text:p>  Zum 01. Januar 2018 suchen wir Dich für die DB Cargo AG an den Standorten Mainz-Bischofsheim und Limburg an der Lahn.</text:p>
            <text:p/>
            <text:p>  Deine Aufgaben:</text:p>
            <text:p>  * Zeitgerechte Bereitstellung von Zügen</text:p>
            <text:p>  * Ordnungsgemäße Durchführung von Rangierfahrten und Bremsproben</text:p>
            <text:p>  * Wartungs-, Pflege- und Reinigungsarbeiten an Eisenbahnfahrzeugen</text:p>
            <text:p>  * Zuführen und Abholen von Transporten</text:p>
            <text:p>  * Schadensprüfung von Fahrzeugen und Auslösung von Reparaturaufträgen</text:p>
            <text:p/>
            <text:p>  Dein Profil:</text:p>
            <text:p>  * Kenntnisse im gewerblich-technischen Bereich</text:p>
            <text:p>  * Bereitschaft zur Qualifizierung im Rangierdienst</text:p>
            <text:p>  * Gesundheitliche Eignung, körperliche Belastbarkeit</text:p>
            <text:p>  * Bereitschaft zum Arbeiten im Freien und zum Schichtdienst (Früh-, Spät- und Nachtschicht)</text:p>
            <text:p>  * Hohe Zuverlässigkeit, Teamfähigkeit und selbständige Arbeitsweise</text:p>
            <text:p>  * Eignung und Tauglichkeit werden durch einen Eignungstest und eine betriebsärztliche Untersuchung festgestellt</text:p>
            <text:p>  * Führerscheinklasse B und eigener PKW</text:p>
            <text:p/>
            <text:p>  Wir bieten:</text:p>
            <text:p>  * Stabilität und Sicherheit:</text:p>
            <text:p>  Du kannst Dir einer langfristigen Perspektive durch Dein festes Arbeitsverhältnis in einem zukunftsorientierten Konzern sicher sein.</text:p>
            <text:p>  * Attraktive Konditionen:</text:p>
            <text:p>  Du gibst immer alles und bekommst deshalb auch viel zurück: ein marktübliches Gehaltspaket mit i. d. R. unbefristeten Arbeitsverträgen und Beschäftigungssicherung sowie vielfältige Nebenleistungen, z. B. das DB Job-Ticket, Freifahrten im Nah- und Fernverkehr (auch für Familienangehörige), diverse Reisevergünstigungen, eine betriebliche Altersvorsorge und vergünstigte Versicherungskonditionen.</text:p>
            <text:p>  * Arbeitsplätze in ganz Deutschland:</text:p>
            <text:p>  Wir begegnen Dir nicht nur auf Augenhöhe, sondern in der Regel auch dort, wo Du zuhause bist. Mit Arbeitsplätzen in jedem Bundesland, in großen Städten ebenso wie in kleineren Ortschaften und Gemeinden.</text:p>
            <text:p>  * Individuelle Weiterentwicklung und Aufstiegschancen:</text:p>
            <text:p>  Mit Seminaren, Trainings und Qualifizierungen bieten wir Dir individuelle und langfristige Entwicklungs- und Aufstiegschancen auf Fach-, Projekt- oder Führungsebene.</text:p>
            <text:p/>
            <text:p>  Bewirb Dich online mit der Angabe Deiner Gehaltsvorstellung auf die Ausschreibungsnummer 268340.</text:p>
            <text:p>  Deine persönlichen Daten behandeln wir vertraulich - www.deutschebahn.com/datenschutz-personal.</text:p>
            <text:p/>
            <text:p>  Jetzt bewerben und mehr erfahren: www.deutschebahn.com/karriere</text:p>
            <text:p>  Jetzt bewerben</text:p>
          </table:table-cell>
          <table:table-cell table:number-columns-repeated="7"/>
        </table:table-row>
        <table:table-row table:style-name="ro37">
          <table:table-cell office:value-type="string" calcext:value-type="string">
            <text:p>eae24656583b44198ad996411e36ef18</text:p>
          </table:table-cell>
          <table:table-cell office:value-type="date" office:date-value="2017-09-10" calcext:value-type="date">
            <text:p>2017-09-10</text:p>
          </table:table-cell>
          <table:table-cell office:value-type="string" calcext:value-type="string">
            <text:p>Triebfahrzeugführer</text:p>
          </table:table-cell>
          <table:table-cell office:value-type="float" office:value="8311" calcext:value-type="float">
            <text:p>8311</text:p>
          </table:table-cell>
          <table:table-cell office:value-type="string" calcext:value-type="string">
            <text:p>Piening GmbH</text:p>
          </table:table-cell>
          <table:table-cell office:value-type="string" calcext:value-type="string">
            <text:p>  Triebfahrzeugführer</text:p>
            <text:p/>
            <text:p>  Piening GmbH Bad Hersfeld</text:p>
            <text:p>  3,71</text:p>
            <text:p>  Von 213 Mitarbeitern bewertet Kununu</text:p>
            <text:p>  + Eingestellt am 24.07.2017</text:p>
            <text:p>  + Beschäftigungsart: Vollzeit</text:p>
            <text:p>  + Karrierestufe: Mit Berufserfahrung</text:p>
            <text:p>  + Branche: Industrie und Maschinenbau</text:p>
            <text:p/>
            <text:p>  Berufliche Entwicklungsmöglichkeiten</text:p>
            <text:p>  + Profil- und Kompetenzerweiterung</text:p>
            <text:p>  Entwickeln Sie Ihre Vielseitigkeit und Ihre Qualitäten. In persönlichen Gesprächen planen wir, aufbauend auf Ihrem Profil, gemeinsam Maßnahmen zur Steigerung Ihrer Kompetenzen .</text:p>
            <text:p>  + Aufstiegsfortbildungen</text:p>
            <text:p>  Stimmen die Voraussetzungen, dann können Sie in Absprache mit unseren Kunden Aufstiegsfortbildungen besuchen, modulare Qualifizierungen durchlaufen oder einen Berufsabschluss nachholen .</text:p>
            <text:p>  + Qualifizierung für Kundeneinsätze</text:p>
            <text:p>  Sollten Teilqualifikationen für einen Einsatz beim Kunden fehlen, erhalten Bewerber und Mitarbeiter im Vorfeld eines Einsatzes zielgerichtete Qualifizierungen .</text:p>
            <text:p>  + Unterstützung bei der Seminarsuche</text:p>
            <text:p>  In einem umfangreichen Seminarangebot realisieren wir verschiedenste berufliche Themenbereiche mit erfahrenen Bildungsinstituten. Gemeinsam finden wir für Sie die passende Fortbildung.</text:p>
            <text:p>  + Lernen im Job</text:p>
            <text:p>  Sie erwerben im Kundeneinsatz bei Ihrer täglichen Arbeit häufig neues Know-how, das nicht durch formale Zertifikate bestätigt wird. Deshalb dokumentieren wir Ihre neu gewonnenen Kompetenzen bei Bedarf in einem Kompetenzpass .</text:p>
          </table:table-cell>
          <table:table-cell table:number-columns-repeated="7"/>
        </table:table-row>
        <table:table-row table:style-name="ro6">
          <table:table-cell office:value-type="string" calcext:value-type="string">
            <text:p>29905b532cf4446895e4a88c70fd6501</text:p>
          </table:table-cell>
          <table:table-cell office:value-type="date" office:date-value="2017-09-08" calcext:value-type="date">
            <text:p>2017-09-0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Lokrangierführer/in Kl. 3 im Güternahverkehr V Traktion (Eisenbahner/in - Betriebsdienst - Lokführer und Transport)</text:p>
            <text:p/>
            <text:p>  Überblick über das Stellenangebot</text:p>
            <text:p/>
            <text:p>  Referenznummer</text:p>
            <text:p/>
            <text:p>  10000-1156240312-S</text:p>
            <text:p>  Titel des Stellenangebots</text:p>
            <text:p/>
            <text:p>  Lokrangierführer/in Kl. 3 im Güternahverkehr V Traktion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jeweils ein/e Lokrangierführer/in im Güternahverkehr für die Standorte :Moers, Köln, Dortmund, Oberhausen, Mülheim, Leverkusen, Dormagen, Rheine und Duisburg</text:p>
            <text:p/>
            <text:p>  Ihre Aufgaben:</text:p>
            <text:p>  Bewegen von Eisenbahnfahrzeugen im Rangierdienst mittels Funkfernsteuerung</text:p>
            <text:p>  Durchführung von Zugprüfungen</text:p>
            <text:p>  Erstellen von Wagenlisten und Bremszetteln</text:p>
            <text:p>  Führen der EDV-gestützte Dokumentation von Wagenlaufwegen</text:p>
            <text:p>  Bedienung von Gleisanschlüssen</text:p>
            <text:p>  Kontakt mit anderen Betriebseisenbahnern und Endkunden</text:p>
            <text:p/>
            <text:p>  Ihr Profil:</text:p>
            <text:p>  Abgeschlossene Ausbildung Triebfahrzeugführer(in)</text:p>
            <text:p>  nach VDV oder TfV</text:p>
            <text:p>  Nachweise über Tauglichkeit (bahnärztlich und bei Ausbildung nach VDV auch die psychologische)</text:p>
            <text:p>  Nachweis zum Wagenprüfer(in) G</text:p>
            <text:p>  Idealerweise auch Nachweis über Schulung für FV-NE, PZB und LZB</text:p>
            <text:p>  Nachweis über regelmäßige Teilnahme Fit-Schulungen/ Dienstunterricht</text:p>
            <text:p>  Idealerweise vorhandene Baureihenberechtigung von min. einer der hier genannten Baureihen: G1205, G1203, V100, Gravita und V60</text:p>
            <text:p>  Idealerweise sind Sie im Besitz eines PKW-Führerschein = ist aber kein Muss</text:p>
            <text:p/>
            <text:p>  Was wir bieten:</text:p>
            <text:p>  übertarifliche Vergütung, Erstattung aller Reisekosten und Bereitstellung aller notwendigen Dienstmaterialen wie u.a.: Handy, bei Bedarf auch Tablett oder Notebook, bei Bedarf und weiterer Entfernung zum Einsatzort eine Bahncard, bei ständig wechselnden Einsatzorten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63165 Mühlheim am Main, Hessen, Deutschland</text:p>
            <text:p>  Nordrhein-Westfalen, Deutschland</text:p>
            <text:p>  Köln, Nordrhein-Westfalen, Deutschland</text:p>
            <text:p>  Duisburg, Nordrhein-Westfalen, Deutschland</text:p>
            <text:p>  Leverkusen, Nordrhein-Westfalen, Deutschland</text:p>
            <text:p>  Rheine, Nordrhein-Westfalen, Deutschland</text:p>
            <text:p>  Dormagen, Nordrhein-Westfalen, Deutschland</text:p>
            <text:p>  Dortmund, Nordrhein-Westfalen, Deutschland</text:p>
            <text:p>  Oberhausen, Rheinland, Nordrhein-Westfalen, Deutschland</text:p>
            <text:p>  Moers,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02.10.2017</text:p>
            <text:p>  Anzahl offener Stellen</text:p>
            <text:p/>
            <text:p>  10 Stellen</text:p>
            <text:p>  Vormerken</text:p>
            <text:p/>
            <text:p>  Konditionen des Stellenangebots</text:p>
            <text:p/>
            <text:p>  Arbeitszeit</text:p>
            <text:p/>
            <text:p>  Vollz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60">
          <table:table-cell office:value-type="string" calcext:value-type="string">
            <text:p>f52d8bd74cbf42f0a0a2662f2bc1a253</text:p>
          </table:table-cell>
          <table:table-cell office:value-type="date" office:date-value="2017-09-15" calcext:value-type="date">
            <text:p>2017-09-15</text:p>
          </table:table-cell>
          <table:table-cell office:value-type="string" calcext:value-type="string">
            <text:p>Triebfahrzeugführer (w/m) Wiesbaden</text:p>
          </table:table-cell>
          <table:table-cell office:value-type="string" calcext:value-type="string">
            <text:p><text:s/>Darmstadt</text:p>
          </table:table-cell>
          <table:table-cell office:value-type="string" calcext:value-type="string">
            <text:p><text:s/>Hanau und Aschaffenburg</text:p>
          </table:table-cell>
          <table:table-cell office:value-type="float" office:value="8311" calcext:value-type="float">
            <text:p>8311</text:p>
          </table:table-cell>
          <table:table-cell office:value-type="string" calcext:value-type="string">
            <text:p>Hlb Hessenbahn Gmbh</text:p>
          </table:table-cell>
          <table:table-cell office:value-type="string" calcext:value-type="string">
            <text:p>  zurück</text:p>
            <text:p>  20.04.2017</text:p>
            <text:p>  Stellenangebot-Nr.: 1/5986</text:p>
            <text:p>  Einsatzort:</text:p>
            <text:p>  Wiesbaden, Darmstadt, Hanau und Aschaffenburg</text:p>
            <text:p>  Kategorie:</text:p>
            <text:p>  Betrieb/Verkehr</text:p>
            <text:p>  Tätigkeitsbereich:</text:p>
            <text:p>  Fahrpersonal, Lokführer/in, Triebfahrzeugführer/in, Triebfahrzeugführer/in Klasse 3</text:p>
            <text:p>  Arbeitszeit:</text:p>
            <text:p>  Schichtarbeit</text:p>
            <text:p>  Beschäftigungsart:</text:p>
            <text:p>  Festanstellung</text:p>
            <text:p>  Verfügbarkeit ab:</text:p>
            <text:p>  Sommer 2018</text:p>
            <text:p>  Bewerbung:</text:p>
            <text:p>  Per E-Mail, Schriftlich, Online</text:p>
            <text:p>  Link zur Onlinebewerbung:</text:p>
            <text:p>  zur Onlinebewerbung</text:p>
            <text:p>  Drucken</text:p>
            <text:p>  Merken</text:p>
            <text:p/>
            <text:p>  Triebfahrzeugführer (w/m) Wiesbaden, Darmstadt, Hanau und Aschaffenburg</text:p>
            <text:p/>
            <text:p>  Die Hessische Landesbahn GmbH ist mit ihren Tochter- und Beteiligungsgesellschaften regionaler Verkehrsdienstleister im Schienenpersonennahverkehr und Eisenbahngüterverkehr in Hessen und angrenzenden Bundesländern. Darüber hinaus betreibt sie Omnibuslinienverkehre. Nach dem deutlichen Wachstum der letzten Jahre beschäftigt die Unternehmensgruppe zurzeit über 1.000 Mitarbeiter. Mit dem Gewinn weiterer Verkehrsleistungen wie das Teilnetz Südhessen-Untermain ab Dezember 2018 befindet sich das Unternehmen auch weiterhin auf Wachstumskurs.</text:p>
            <text:p>  Positionsbeschreibung</text:p>
            <text:p/>
            <text:p>  Für unsere zukünftigen Einsatzorte Wiesbaden, Darmstadt, Hanau und Aschaffenburg im Südhessen-Untermain-Netz suchen wir zum Sommer 2018 für den Betriebsstart im Dezember 2018 Triebfahrzeugführer.</text:p>
            <text:p>  Aufgaben</text:p>
            <text:p>  * Führen von Triebfahrzeugen im Schienenpersonennahverkehr</text:p>
            <text:p>  * Sichere und pünktliche Durchführung von Zugfahrten</text:p>
            <text:p/>
            <text:p>  Anforderungen</text:p>
            <text:p>  * Abgeschlossene Triebfahrzeugführerausbildung Klasse 3 nach VDV-Schrift 753 oder Triebfahrzeugführerscheinverordnung</text:p>
            <text:p>  * Kfz-Führerschein Klasse B</text:p>
            <text:p>  * Gesundheitliche Eignung für den beruflichen Einsatz im Schienenverkehr, uneingeschränkte Schichtdiensttauglichkeit</text:p>
            <text:p>  * Ein hohes Maß an Eigenverantwortung, Teamfähigkeit und Sicherheitsbewusstsein</text:p>
            <text:p>  * Kundenorientiertes und freundliches Auftreten</text:p>
            <text:p/>
            <text:p>  Wir bieten</text:p>
            <text:p>  * Tarifliche Vergütung</text:p>
            <text:p>  * Faire, tarifliche Zulagen, Dienstplan mit angemessenen Ruhezeiten sowie langfristige Planungssicherheit</text:p>
            <text:p>  * Langfristige, berufliche Perspektive durch einen gesicherten Verkehrsvertrag bis 2033</text:p>
            <text:p/>
            <text:p>  Kontakt</text:p>
            <text:p>  HLB Hessenbahn GmbH</text:p>
            <text:p/>
            <text:p>  Sind Sie interessiert?</text:p>
            <text:p>  Dann senden Sie bitte Ihre Bewerbungsunterlagen unter Angabe Ihres frühestmöglichen Eintrittstermins und Ihrer Gehaltsvorstellung an die</text:p>
            <text:p>  HLB Hessenbahn GmbH</text:p>
            <text:p>  Am Hauptbahnhof 18</text:p>
            <text:p>  60329 Frankfurt am Main</text:p>
            <text:p>  Telefon: 069 24 25 24-0</text:p>
            <text:p>  E-Mail-Bewerbungen: bewerbung@hlb-online.de</text:p>
            <text:p>  zurück</text:p>
          </table:table-cell>
          <table:table-cell table:number-columns-repeated="5"/>
        </table:table-row>
        <table:table-row table:style-name="ro37">
          <table:table-cell office:value-type="string" calcext:value-type="string">
            <text:p>b07e8b08c7704d58b71b7591d5db9df3</text:p>
          </table:table-cell>
          <table:table-cell office:value-type="date" office:date-value="2017-09-21" calcext:value-type="date">
            <text:p>2017-09-21</text:p>
          </table:table-cell>
          <table:table-cell office:value-type="string" calcext:value-type="string">
            <text:p>Triebfahrzeugführer</text:p>
          </table:table-cell>
          <table:table-cell office:value-type="float" office:value="8311" calcext:value-type="float">
            <text:p>8311</text:p>
          </table:table-cell>
          <table:table-cell office:value-type="string" calcext:value-type="string">
            <text:p>Piening GmbH</text:p>
          </table:table-cell>
          <table:table-cell office:value-type="string" calcext:value-type="string">
            <text:p>  Triebfahrzeugführer</text:p>
            <text:p/>
            <text:p>  Piening GmbH Bebra</text:p>
            <text:p>  3,74</text:p>
            <text:p>  Von 218 Mitarbeitern bewertet Kununu</text:p>
            <text:p>  + Eingestellt am 24.07.2017</text:p>
            <text:p>  + Beschäftigungsart: Vollzeit</text:p>
            <text:p>  + Karrierestufe: Mit Berufserfahrung</text:p>
            <text:p>  + Branche: Industrie und Maschinenbau</text:p>
            <text:p/>
            <text:p>  Berufliche Entwicklungsmöglichkeiten</text:p>
            <text:p>  + Profil- und Kompetenzerweiterung</text:p>
            <text:p>  Entwickeln Sie Ihre Vielseitigkeit und Ihre Qualitäten. In persönlichen Gesprächen planen wir, aufbauend auf Ihrem Profil, gemeinsam Maßnahmen zur Steigerung Ihrer Kompetenzen .</text:p>
            <text:p>  + Aufstiegsfortbildungen</text:p>
            <text:p>  Stimmen die Voraussetzungen, dann können Sie in Absprache mit unseren Kunden Aufstiegsfortbildungen besuchen, modulare Qualifizierungen durchlaufen oder einen Berufsabschluss nachholen .</text:p>
            <text:p>  + Qualifizierung für Kundeneinsätze</text:p>
            <text:p>  Sollten Teilqualifikationen für einen Einsatz beim Kunden fehlen, erhalten Bewerber und Mitarbeiter im Vorfeld eines Einsatzes zielgerichtete Qualifizierungen .</text:p>
            <text:p>  + Unterstützung bei der Seminarsuche</text:p>
            <text:p>  In einem umfangreichen Seminarangebot realisieren wir verschiedenste berufliche Themenbereiche mit erfahrenen Bildungsinstituten. Gemeinsam finden wir für Sie die passende Fortbildung.</text:p>
            <text:p>  + Lernen im Job</text:p>
            <text:p>  Sie erwerben im Kundeneinsatz bei Ihrer täglichen Arbeit häufig neues Know-how, das nicht durch formale Zertifikate bestätigt wird. Deshalb dokumentieren wir Ihre neu gewonnenen Kompetenzen bei Bedarf in einem Kompetenzpass .</text:p>
          </table:table-cell>
          <table:table-cell table:number-columns-repeated="7"/>
        </table:table-row>
        <table:table-row table:style-name="ro2">
          <table:table-cell office:value-type="string" calcext:value-type="string">
            <text:p>b8a049887c2a4547a12e376555746ffe</text:p>
          </table:table-cell>
          <table:table-cell office:value-type="date" office:date-value="2017-09-28" calcext:value-type="date">
            <text:p>2017-09-28</text:p>
          </table:table-cell>
          <table:table-cell office:value-type="string" calcext:value-type="string">
            <text:p>Werkstudent Projektmanagement Triebfahrzeugführer (w/m)</text:p>
          </table:table-cell>
          <table:table-cell office:value-type="float" office:value="8311" calcext:value-type="float">
            <text:p>8311</text:p>
          </table:table-cell>
          <table:table-cell office:value-type="string" calcext:value-type="string">
            <text:p>Deutsche Bahn</text:p>
          </table:table-cell>
          <table:table-cell office:value-type="string" calcext:value-type="string">
            <text:p>  Werkstudent Projektmanagement Triebfahrzeugführer (w/m)</text:p>
            <text:p/>
            <text:p>  Deutsche Bahn Frankfurt am Main</text:p>
            <text:p>  3,38</text:p>
            <text:p>  Von 1730 Mitarbeitern bewertet Kununu</text:p>
            <text:p>  + Eingestellt am 06.08.2017</text:p>
            <text:p>  + Beschäftigungsart: Vollzeit</text:p>
            <text:p>  + Karrierestufe: Student/Praktikant</text:p>
            <text:p>  + Branche: Transport und Logistik</text:p>
            <text:p>  Werkstudent Projektmanagement Triebfahrzeugführer (w/m)</text:p>
            <text:p>  Die Deutsche Bahn bietet deutschlandweit über 500 Berufe und vielfältige Einstiegsmöglichkeiten für Studenten und Absolventen. Mehr als 1400 Praktikanten, Werkstudenten, Direkteinsteiger und Trainees lernen uns jährlich als dynamischen und innovativen Arbeitgeber kennen. Sei dabei und hilf uns, die DB nach vorne zu bringen - und Deine Karriere gleich mit.</text:p>
            <text:p>  Zum nächstmöglichen Zeitpunkt suchen wir Dich für eine Werkstudententätigkeit von 6 Monaten für die DB Regio AG am Standort Frankfurt am Main.</text:p>
            <text:p>  Deine Aufgaben:</text:p>
            <text:p>  + Unterstützung im Projekt Perspektive Triebfahrzeugführer</text:p>
            <text:p>  + Gestaltung und Aufbau eines zentralen Steuerungs tools</text:p>
            <text:p>  + Planung und Konzeption eines zentralen, kundenorientierten einfachen Monitorings monatlicher Kennzahlen</text:p>
            <text:p>  Dein Profil:</text:p>
            <text:p>  + Studium BWL, Informatik, Arbeits- und Organisationspsychologie oder ein vergleichbarer Studiengang</text:p>
            <text:p>  + Erste praktische Erfahrung sowie Kenntnisse in Programmierung von Datenbanken wünschenswert</text:p>
            <text:p>  + Hohe Motivation, Engagement und Begeisterungsfähigkeit</text:p>
            <text:p>  + Teamfähigkeit, Kreativität und Kommunikationsstärke</text:p>
            <text:p>  + Strukturierte, selbstständige Arbeitsweise</text:p>
            <text:p>  + Sicherer Umgang mit MS Office, insbesondere Excel</text:p>
            <text:p>  .</text:p>
            <text:p>  Wir bieten:</text:p>
            <text:p>  + Woran wir arbeiten, was wir besser machen wollen - das wirst Du schnell herausfinden. Denn bei uns erlebst Du einen Großkonzern auf Augenhöhe und arbeitest an spannenden und aktuellen Projekten.</text:p>
            <text:p>  + Dein Team arbeitet Dich ein, begleitet Dich und sorgt mit gezieltem Feedback für Deine persönliche Weiterentwicklung.</text:p>
            <text:p>  + Alles läuft Hand in Hand mit Deinem Team. Und auch die Vernetzung mit anderen Studierenden, z. B. durch unsere Stammtisch-Angebote, verschafft Dir hilfreiche Kontakte.</text:p>
            <text:p>  + Auch privat sollst Du weiterkommen: mit einer fairen Vergütung und günstigen Freizeitangeboten für z. B. Reisen mit Deiner Familie oder Freunden.</text:p>
            <text:p>  + Die Aufnahme in das DB Karrierenetzwerk ebnet Dir den Weg für Deinen späteren Berufseinstieg.</text:p>
            <text:p>  Bewirb Dich online auf die Ausschreibungsnummer 266118.</text:p>
            <text:p>  Deine vollständige Bewerbung enthält: Anschreiben, Lebenslauf, Notenübersichten (Abitur und Studium), Praktikumszeugnisse sowie eine Angabe zum gewünschten Zeitraum. Handelt es sich um ein Pflichtpraktikum, dann ergänze Deine Unterlagen bitte durch den entsprechenden Nachweis. Für die Berücksichtigung Deiner Bewerbung benötigen wir auch eine aktuelle Immatrikulationsbescheinigung.</text:p>
          </table:table-cell>
          <table:table-cell table:number-columns-repeated="7"/>
        </table:table-row>
        <table:table-row table:style-name="ro37">
          <table:table-cell office:value-type="string" calcext:value-type="string">
            <text:p>48e456261dac449ba92b21b5fb516442</text:p>
          </table:table-cell>
          <table:table-cell office:value-type="date" office:date-value="2017-09-20" calcext:value-type="date">
            <text:p>2017-09-20</text:p>
          </table:table-cell>
          <table:table-cell office:value-type="string" calcext:value-type="string">
            <text:p>Rangierer (m/w) in Frühschicht</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Rangierer (m/w) in Frühschicht in Otzing - UPS</text:p>
            <text:p/>
            <text:p>  Otzing, Bayern</text:p>
            <text:p/>
            <text:p>  Über diese Stellenanzeige</text:p>
            <text:p/>
            <text:p>  Rangierer (m/w) in Frühschicht in Otzing - 037284</text:p>
            <text:p/>
            <text:p>  #MONPOST</text:p>
            <text:p/>
            <text:p>  Der Job:</text:p>
            <text:p/>
            <text:p>  Rangieren der LKWs (Wechselbrücken) auf dem Betriebsgelände; Tätigkeiten in der Paketsortierung; Be- und Entladetätigkeiten; Arbeitszeit: montags bis freitagsab ca. 06:30 Uhr für jeweilsca. 3 - 4Stunden täglich; Tätigkeit auch geringfügig (max. 450,- EUR) beimax. 3 Arbeitstagen pro Wochemöglich</text:p>
            <text:p/>
            <text:p>  Das Angebot:</text:p>
            <text:p/>
            <text:p>  Hoher Verdienst (bis zu 13,99 EUR Bruttostundenlohn) * sehr gute Solzialleistungen inklusive Weihnachts- und Urlaubsgeld * umfassende Einarbeitung * dauerhafte Beschäftigungsmöglichkeit</text:p>
            <text:p/>
            <text:p>  Die Anforderungen:</text:p>
            <text:p/>
            <text:p>  Führerschein Klasse CE inkl. Berufskraftfahrerqualifizierung (Schlüsselung 95) erforderlich; entsprechende Fahrpraxis und Erfahrung mit Wechselbrücken wünschenswert, ausreichende Deutschkenntnisse</text:p>
          </table:table-cell>
          <table:table-cell table:number-columns-repeated="7"/>
        </table:table-row>
        <table:table-row table:style-name="ro41">
          <table:table-cell office:value-type="string" calcext:value-type="string">
            <text:p>6bd70ca2aaaf432fb694bea11a97e9eb</text:p>
          </table:table-cell>
          <table:table-cell office:value-type="date" office:date-value="2017-09-02" calcext:value-type="date">
            <text:p>2017-09-02</text:p>
          </table:table-cell>
          <table:table-cell office:value-type="string" calcext:value-type="string">
            <text:p>Eisenbahner/-in im Betriebsdienst Fachrichtung: Fahrweg</text:p>
          </table:table-cell>
          <table:table-cell office:value-type="float" office:value="8311" calcext:value-type="float">
            <text:p>8311</text:p>
          </table:table-cell>
          <table:table-cell office:value-type="string" calcext:value-type="string">
            <text:p>DB Netz AG Regionalbereich Mittte</text:p>
          </table:table-cell>
          <table:table-cell office:value-type="string" calcext:value-type="string">
            <text:p>  Ausbildungsplatzangebot</text:p>
            <text:p/>
            <text:p>  Angebots-Nr. 115-61702-733311</text:p>
            <text:p/>
            <text:p>  Label Content</text:p>
            <text:p>  Ausbildungsberuf Eisenbahner/-in im Betriebsdienst</text:p>
            <text:p>  Fachrichtung: Fahrweg</text:p>
            <text:p>  (zum Berufe-Steckbrief )</text:p>
            <text:p>  Schulabschluss wünschenswert Hauptschulabschluss, qualifizierter Hauptschulabschluss oder vergleichbar</text:p>
            <text:p>  Beginn 01. August 2018</text:p>
            <text:p>  Angebotene Plätze 16</text:p>
            <text:p>  weitere Vorqualifikation</text:p>
            <text:p>  * Du hast die Schule erfolgreich abgeschlossen bzw. bist gerade auf dem Weg zum Schulabschluss</text:p>
            <text:p>  * Du bewahrst auch in schwierigen Situationen die Ruhe und behältst den Überblick</text:p>
            <text:p>  * Du bist zuverlässig, belastbar, teamfähig und konzentriert</text:p>
            <text:p>  * Du bist bereit Verantwortung für Reisende und Güter zu übernehmen</text:p>
            <text:p>  * Du liebst es zu organisieren und Abläufe zu koordinieren</text:p>
            <text:p/>
            <text:p>  Stellenbeschreibung</text:p>
            <text:p/>
            <text:p>  Zum 1. August 2018 suchen wir Dich für die Ausbildung zum Fahrdienstleiter für das Geschäftsfeld DB Netz AG an den Standorten Darmstadt, Groß-Umstadt und Mainz. Wenn Du Interesse an digitaler und analoger Technik hast und konzentriert arbeiten kannst, bist Du in dem Beruf Fahrdienstleiter genau richtig.</text:p>
            <text:p>  * Du arbeitest auf einem Stellwerk und übernimmst Verantwortung für die Zugfahrten und Passagiere in Deiner Region</text:p>
            <text:p>  * Du arbeitest im Herzen des Eisenbahnbetriebs und stellst Weichen sowie Signale, damit Züge ihr Ziel sicher und pünktlich erreichen</text:p>
            <text:p>  * Du erlernst die Regelwerke und Richtlinien (Vorschriften) für die planmäßige Durchführung der täglichen Zugfahrten und behältst die Übersicht über die Fahrstrecken</text:p>
            <text:p>  * Du lernst mechanische, elektromechanische, spurplantechnische und elektronische Stellwerkstechniken zu bedienen und zu verstehen, um für einen reibungslosen Zugverkehr in Deinem Bereich zu sorgen</text:p>
            <text:p/>
            <text:p>  www.ihk-lehrstellenboerse.de</text:p>
            <text:p/>
            <text:p>  Unternehmen</text:p>
            <text:p/>
            <text:p>  DB Netz AG Regionalbereich Mittte</text:p>
            <text:p/>
            <text:p>  Goebelstr. 25</text:p>
            <text:p>  64293 Darmstadt</text:p>
            <text:p/>
            <text:p>  Zur Homepage</text:p>
            <text:p>  Bewerbungsportal</text:p>
            <text:p/>
            <text:p>  Auf Deine Bewerbung freut sich:</text:p>
            <text:p/>
            <text:p>  Deutsche Bahn AG</text:p>
            <text:p/>
            <text:p>  Tel. 069 265 47705</text:p>
            <text:p/>
            <text:p>  Weitere Ausbildungsplatzangebote des Unternehmens (4)</text:p>
            <text:p/>
            <text:p>  * Eisenbahner/-in im Betriebsdienst (1)</text:p>
            <text:p>  * Elektroniker/-in für Betriebstechnik (8)</text:p>
            <text:p>  * Gleisbauer/-in (3)</text:p>
          </table:table-cell>
          <table:table-cell table:number-columns-repeated="7"/>
        </table:table-row>
        <table:table-row table:style-name="ro64">
          <table:table-cell office:value-type="string" calcext:value-type="string">
            <text:p>ccf15869df8845828a63bf17cee983a4</text:p>
          </table:table-cell>
          <table:table-cell office:value-type="date" office:date-value="2017-09-08" calcext:value-type="date">
            <text:p>2017-09-08</text:p>
          </table:table-cell>
          <table:table-cell office:value-type="string" calcext:value-type="string">
            <text:p>Eisenbahner/in - Betriebsdienst - Fahrweg</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Fahrdienstleiter/in Raum Königstein (Eisenbahner/in - Betriebsdienst - Fahrweg)</text:p>
            <text:p/>
            <text:p>  Überblick über das Stellenangebot</text:p>
            <text:p/>
            <text:p>  Referenznummer</text:p>
            <text:p/>
            <text:p>  10000-1156243560-S</text:p>
            <text:p>  Titel des Stellenangebots</text:p>
            <text:p/>
            <text:p>  Fahrdienstleiter/in Raum Königstein (Eisenbahner/in - Betriebsdienst - Fahrweg)</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ein/e Fahrdienstleiter/in für den Raum Königstein</text:p>
            <text:p/>
            <text:p>  Ihre Aufgaben:</text:p>
            <text:p>  Gewährleisten einer sicheren, pünktlichen und wirtschaftlichen Betriebsdurchführung innerhalb des</text:p>
            <text:p>  Stellwerksbezirkes</text:p>
            <text:p>  Überprüfen der zeitgerechten Bereitstellung von Zügen</text:p>
            <text:p>  Sicherstellung der pünktlichen und sicheren Durchführung von Zug- und Rangierfahrten Überwachung und Steuerung von Fahrstrecken</text:p>
            <text:p>  Bedienung und Überwachung mechanischer, elektromechanischer, spurplantechnischer und elektronischer Stellwerkstechniken</text:p>
            <text:p>  Bedienung und Überwachung der zugewiesenen leit- und sicherungstechnischen Anlagen sowie Telekommunikationsanlagen</text:p>
            <text:p>  Erteilung, Abgabe und Übermittlung fahrdienstlicher Meldungen, Aufträge, Befehle sowie Fahrplanmitteilungen zuzüglich zugehöriger Dokumentation verantwortlich</text:p>
            <text:p>  Durchführung einer regelwerkskonformen Dokumentation aller betrieblichen Handlungen</text:p>
            <text:p/>
            <text:p>  Ihr Profil:</text:p>
            <text:p>  Abgeschlossene Ausbildung Eisenbahner im Betriebsdienst, Fachrichtung Fahrweg oder Funktionsausbildung zum Fahrdienstleiter</text:p>
            <text:p>  Nachweise über Tauglichkeit</text:p>
            <text:p>  Nachweis über regelmäßige Teilnahme Fit-Schulungen/ Dienstunterricht</text:p>
            <text:p>  Idealerweise sind Sie im Besitz eines PKW-Führerschein = ist aber kein Muss</text:p>
            <text:p/>
            <text:p>  Was wir bieten:</text:p>
            <text:p>  übertarifliche Vergütung, Erstattung aller Reisekosten und Bereitstellung aller notwendigen Dienstmaterialen wie u.a.: Handy, bei Bedarf auch Tablett oder Notebook, bei Bedarf und weiterer Entfernung zum Einsatzort eine Bahncard, bei ständig wechselnden Einsatzorten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Hessen, Deutschland</text:p>
            <text:p>  61462 Königstein im Taunus, Hes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25.09.2017</text:p>
            <text:p>  Anzahl offener Stellen</text:p>
            <text:p/>
            <text:p>  2 Stellen</text:p>
            <text:p>  Vormerken</text:p>
            <text:p/>
            <text:p>  Konditionen des Stellenangebots</text:p>
            <text:p/>
            <text:p>  Arbeitszeit</text:p>
            <text:p/>
            <text:p>  Vollzeit, Wochenende, Nachtarb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Fahrweg</text:p>
            <text:p>  Transport, Verkehr</text:p>
            <text:p/>
            <text:p>  Erweiterte Kenntnisse</text:p>
            <text:p>  Bahnbetriebsdienst, Bahnübergangssicherungsanlagen bedienen, Stellwerkseinrichtungen bedienen, Streckenüberwachung</text:p>
            <text:p/>
            <text:p>  Führerscheine</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22">
          <table:table-cell office:value-type="string" calcext:value-type="string">
            <text:p>ba8ac1840f0d4f4481646aa0864ce928</text:p>
          </table:table-cell>
          <table:table-cell office:value-type="date" office:date-value="2017-09-08" calcext:value-type="date">
            <text:p>2017-09-0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Lokrangierführer/in Kl. 3 Güternahverkehr- Raum Frankfurt (Eisenbahner/in - Betriebsdienst - Lokführer und Transport)</text:p>
            <text:p/>
            <text:p>  Überblick über das Stellenangebot</text:p>
            <text:p/>
            <text:p>  Referenznummer</text:p>
            <text:p/>
            <text:p>  10000-1156241863-S</text:p>
            <text:p>  Titel des Stellenangebots</text:p>
            <text:p/>
            <text:p>  Lokrangierführer/in Kl. 3 Güternahverkehr- Raum Frankfurt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ein/e Lokrangierführer/in im Güternahverkehr für den Standorte im Raum Frankfurt</text:p>
            <text:p/>
            <text:p>  Ihre Aufgaben:</text:p>
            <text:p>  Bewegen von Eisenbahnfahrzeugen im Rangierdienst mittels Funkfernsteuerung</text:p>
            <text:p>  Durchführung von Zugprüfungen</text:p>
            <text:p>  Erstellen von Wagenlisten und Bremszetteln</text:p>
            <text:p>  Führen der EDV-gestützte Dokumentation von Wagenlaufwegen</text:p>
            <text:p>  Bedienung von Gleisanschlüssen</text:p>
            <text:p>  Kontakt mit anderen Betriebseisenbahnern und Endkunden</text:p>
            <text:p/>
            <text:p>  Ihr Profil:</text:p>
            <text:p>  Abgeschlossene Ausbildung Triebfahrzeugführer(in)</text:p>
            <text:p>  nach VDV oder TfV</text:p>
            <text:p>  Nachweise über Tauglichkeit (bahnärztlich und bei Ausbildung nach VDV auch die psychologische)</text:p>
            <text:p>  Nachweis zum Wagenprüfer(in) G</text:p>
            <text:p>  Idealerweise auch Nachweis über Schulung für FV-NE, PZB und LZB</text:p>
            <text:p>  Nachweis über regelmäßige Teilnahme Fit-Schulungen/ Dienstunterricht</text:p>
            <text:p>  Idealerweise vorhandene Baureihenberechtigung von min. einer der hier genannten Baureihen: G1205, G1203, V100, Gravita und V60</text:p>
            <text:p>  Idealerweise sind Sie im Besitz eines PKW-Führerschein = ist aber kein Muss</text:p>
            <text:p/>
            <text:p>  Was wir bieten:</text:p>
            <text:p>  übertarifliche Vergütung, Erstattung aller Reisekosten und Bereitstellung aller notwendigen Dienstmaterialen wie u.a.: Handy, bei Bedarf auch Tablett oder Notebook, bei Bedarf und weiterer Entfernung zum Einsatzort eine Bahncard, bei ständig wechselnden Einsatzorten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Hessen, Deutschland</text:p>
            <text:p>  Frankfurt am Main, Hes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5.09.2017</text:p>
            <text:p>  Anzahl offener Stellen</text:p>
            <text:p/>
            <text:p>  2 Stellen</text:p>
            <text:p>  Vormerken</text:p>
            <text:p/>
            <text:p>  Konditionen des Stellenangebots</text:p>
            <text:p/>
            <text:p>  Arbeitszeit</text:p>
            <text:p/>
            <text:p>  Vollz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65">
          <table:table-cell office:value-type="string" calcext:value-type="string">
            <text:p>af34aaa7cd3445909b4c03fa9273614e</text:p>
          </table:table-cell>
          <table:table-cell office:value-type="date" office:date-value="2017-09-06" calcext:value-type="date">
            <text:p>2017-09-06</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AlphaConsult KG Bahn</text:p>
          </table:table-cell>
          <table:table-cell office:value-type="string" calcext:value-type="string">
            <text:p>  Stellenangebot - Lokrangierführer (m/w) Hamburg (Eisenbahner/in - Betriebsdienst - Lokführer und Transport)</text:p>
            <text:p/>
            <text:p>  Überblick über das Stellenangebot</text:p>
            <text:p/>
            <text:p>  Referenznummer</text:p>
            <text:p/>
            <text:p>  10000-1156192864-S</text:p>
            <text:p>  Titel des Stellenangebots</text:p>
            <text:p/>
            <text:p>  Lokrangierführer (m/w) Hamburg (Eisenbahner/in - Betriebsdienst - Lokführer und Transport)</text:p>
            <text:p>  Stellenangebotsart</text:p>
            <text:p/>
            <text:p>  Arbeitsplatz (sozialversicherungspflichtig)</text:p>
            <text:p>  Arbeitgeber</text:p>
            <text:p>  AlphaConsult KG Bahn</text:p>
            <text:p/>
            <text:p>  Branche: Befristete Überlassung von Arbeitskräften, Betriebsgröße: zwischen 501 und 5000</text:p>
            <text:p>  Stellenbeschreibung</text:p>
            <text:p/>
            <text:p>  Sie sind Eisenbahner? Dann sind Sie bei uns richtig!</text:p>
            <text:p>  Die AlphaConsult KG ist seit über 30 Jahren mit inzwischen 4.000 Mitarbeitern am Markt präsent. Unser Projektbüro Bahn bündelt alle Aufträge der "Großen" des deutschen Schienenverkehrs. Wir ermöglichen auch Ehemaligen den unkomplizierten Wiedereinstieg.</text:p>
            <text:p/>
            <text:p>  Aktuell suchen wir zum nächstmöglichen Termin:</text:p>
            <text:p/>
            <text:p>  4 Lokrangierführer (m/w)</text:p>
            <text:p/>
            <text:p>  Ihre Aufgaben:</text:p>
            <text:p>  - Sie führen Zug- und Rangierfahrten durch, hauptsächlich mit der BR362/363 + Ffst.</text:p>
            <text:p>  - Abwicklung von Rangiertätigkeiten und Zugfahrten in der Bereitstellung</text:p>
            <text:p>  - Kuppel- und Rangierfahrten im Regel- und Störungsfall</text:p>
            <text:p>  - Erstellen von Wagenlisten und Bremszetteln (dies sollte Ihnen ein Begriff sein)</text:p>
            <text:p>  - Durchführung der Platzreservierung im Bedarfsfall</text:p>
            <text:p/>
            <text:p>  Sie sind für diese Stelle geeignet wenn Sie?</text:p>
            <text:p>  ? abgeschlossene Facharbeiterausbildung technischer Fachrichtung</text:p>
            <text:p>  ? mnd. den Eisenbahnfahrzeugführerschein Klasse 1/ - neu B1</text:p>
            <text:p>  ? Berechtigung zur Bremsprobe mit R+Mg.</text:p>
            <text:p>  ... Erfahrung im Rangierdienst wünschenswert</text:p>
            <text:p/>
            <text:p>  WIR bieten Ihnen:</text:p>
            <text:p>  - eine unbefristete Festanstellung in unserem Hause, wo am Ende SIE entscheiden, ob Sie im Rahmen einer Übernahme am Arbeitsplatz verbleiben oder anderweitige spannende Projekte mit uns realisieren möchten</text:p>
            <text:p>  - ein Einstiegsgehalt von 18,75 Euro stündlich analog Tarifvertrag Bahn</text:p>
            <text:p>  - tarifvertragliche 151,67 Stunden Monatsarbeitszeit, wobei bei dieser Vakanz tätigkeitsbezogen eine höhere Monatsstundenzahl (ca. 162) vorgesehen ist.</text:p>
            <text:p>  - die Mehrstunden zahlen wir aus oder Sie feiern ab - ganz wie Sie möchten</text:p>
            <text:p>  - zzgl. der allgemein gültigen Zulagen des Bahnbetriebs (25% Nachtzulage ab 20.00 Uhr, 50% Sonntagszulage, 25% Überstundenzulage, 100% Feiertagszulage)</text:p>
            <text:p/>
            <text:p>  Und - ganz wichtig: Bei uns reden Sie mit Eisenbahnern, nicht mit Personalern.</text:p>
            <text:p/>
            <text:p>  Interessiert?</text:p>
            <text:p>  Dann bewerben Sie sich bitte SOFORT idealerweise per Email. Ein etwaiges Vorstellungsgespräch findet übrigens am Arbeitsort statt, nicht in unserer Zentrale Nürnberg.</text:p>
            <text:p>  Führungsverantwortung</text:p>
            <text:p/>
            <text:p>  Keine Führungsverantwortung</text:p>
            <text:p>  Arbeitsorte</text:p>
            <text:p/>
            <text:p>  Försterweg, 22525 Hamburg, Hamburg,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8.09.2017</text:p>
            <text:p>  Anzahl offener Stellen</text:p>
            <text:p/>
            <text:p>  1 Stelle</text:p>
            <text:p>  Vormerken</text:p>
            <text:p/>
            <text:p>  Konditionen des Stellenangebots</text:p>
            <text:p/>
            <text:p>  Arbeitszeit</text:p>
            <text:p/>
            <text:p>  Vollzeit, Schicht</text:p>
            <text:p>  - 39 Wochenstunden</text:p>
            <text:p>  - 3-Schicht</text:p>
            <text:p>  Vergütung und Zusatzleistungen</text:p>
            <text:p/>
            <text:p>  18,75 ? / Std. zzgl. Zulagen</text:p>
            <text:p>  Bei der Besetzung des Stellenangebotes findet ein Tarifvertrag Anwendung.</text:p>
            <text:p>  Tarifvertrag: BAP</text:p>
            <text:p>  Befristung</text:p>
            <text:p/>
            <text:p>  Unbefristetes Arbeitsverhältnis</text:p>
            <text:p/>
            <text:p>  Anforderungen an den Bewerber</text:p>
            <text:p/>
            <text:p>  Transport, Verkehr</text:p>
            <text:p/>
            <text:p>  Grundkenntnisse</text:p>
            <text:p>  Rangierbetrieb</text:p>
            <text:p/>
            <text:p>  Führerscheine</text:p>
            <text:p/>
            <text:p>  Zwingend erforderlich</text:p>
            <text:p>  Lokomotiv-/Triebfahrzeugführerschein Klasse 1</text:p>
            <text:p/>
            <text:p>  Kontaktdaten</text:p>
            <text:p/>
            <text:p>  Rückfragen und Bewerbungen an</text:p>
            <text:p/>
            <text:p>  AlphaConsult KG Bahn</text:p>
            <text:p>  Frau Antonia Golz</text:p>
            <text:p>  Kilianstr. 121</text:p>
            <text:p>  90425 Nürnberg, Mittelfranken</text:p>
            <text:p>  Bayern</text:p>
            <text:p>  Deutschland</text:p>
            <text:p>  Telekommunikation</text:p>
            <text:p/>
            <text:p>  Telefonnummer: +49 (9 11) 21 64 66 20 17</text:p>
            <text:p>  Faxnummer: +49 (9 11) 21 64 66 19</text:p>
            <text:p>  E-Mail</text:p>
            <text:p>  antonia.golz@alphaconsult.org</text:p>
            <text:p>  Gewünschte Bewerbungsarten</text:p>
            <text:p/>
            <text:p>  Per E-Mail</text:p>
            <text:p>  Angaben zur Bewerbung</text:p>
            <text:p/>
            <text:p>  Geforderte Anlagen: Anschreib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66">
          <table:table-cell office:value-type="string" calcext:value-type="string">
            <text:p>14401e3a7bc248b5bc62356d91faeead</text:p>
          </table:table-cell>
          <table:table-cell office:value-type="date" office:date-value="2017-09-08" calcext:value-type="date">
            <text:p>2017-09-0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AlphaConsult KG Bahn</text:p>
          </table:table-cell>
          <table:table-cell office:value-type="string" calcext:value-type="string">
            <text:p>  Stellenangebot - Rangierbegleiter/in Zugbildung Hamburg - sofort! (Eisenbahner/in - Betriebsdienst - Lokführer und Transport)</text:p>
            <text:p/>
            <text:p>  Überblick über das Stellenangebot</text:p>
            <text:p/>
            <text:p>  Referenznummer</text:p>
            <text:p/>
            <text:p>  10000-1156239303-S</text:p>
            <text:p>  Titel des Stellenangebots</text:p>
            <text:p/>
            <text:p>  Rangierbegleiter/in Zugbildung Hamburg - sofort! (Eisenbahner/in - Betriebsdienst - Lokführer und Transport)</text:p>
            <text:p>  Alternativberufe</text:p>
            <text:p>  Schienenfahrzeugführer/in</text:p>
            <text:p>  Stellenangebotsart</text:p>
            <text:p/>
            <text:p>  Arbeitsplatz (sozialversicherungspflichtig)</text:p>
            <text:p>  Arbeitgeber</text:p>
            <text:p>  AlphaConsult KG Bahn</text:p>
            <text:p/>
            <text:p>  Branche: Befristete Überlassung von Arbeitskräften, Betriebsgröße: zwischen 501 und 5000</text:p>
            <text:p>  Stellenbeschreibung</text:p>
            <text:p/>
            <text:p>  Sie sind Eisenbahner? Dann sind Sie bei uns richtig! Sie sind branchenfremd und möchten zur Eisenbahn? Dann auch!</text:p>
            <text:p/>
            <text:p>  Die AlphaConsult KG ist seit über 30 Jahren mit inzwischen 4.000 Mitarbeitern am Markt präsent. Unser Projektbüro Bahn bündelt alle Aufträge der "Großen" des deutschen Schienenverkehrs. Wir ermöglichen auch Ehemaligen den unkomplizierten Wiedereinstieg.</text:p>
            <text:p/>
            <text:p>  Aktuell suchen wir:</text:p>
            <text:p/>
            <text:p>  1 Rangierbegleiter/in zur Zugbildung in Hamburg</text:p>
            <text:p/>
            <text:p>  (bitte beachten: bei den Berufen auf arbeitsagentur.de existiert Rangierbegleiter/Rangierleiter als solcher nicht, daher die oben genannten Bezeichnungen als Ersatz, NATÜRLICH müssen Sie kein gerlernter EiB hierfür sein)</text:p>
            <text:p/>
            <text:p>  Ihre Aufgaben:</text:p>
            <text:p>  - Zugbildung von Reisezügen</text:p>
            <text:p>  - Vorbereitung von Zügen incl. Bremsprobe und Wagenliste</text:p>
            <text:p>  - "Haus- und Hof"-Rangierarbeiten</text:p>
            <text:p/>
            <text:p>  Sie sind für diese Stelle geeignet wenn Sie?</text:p>
            <text:p>  ? ZWINGEND eine Berechtigung zum Rangierbegleiter/Rangierleiter haben</text:p>
            <text:p>  ? mindestens 6 Monate nachweisbare Erfahrung als Rangierbegleiter/Rangierleiter/Rangierer besitzen</text:p>
            <text:p/>
            <text:p>  Idealerweise (nicht zwingend) bringen Sie noch folgende Kenntnisse und Qualifikationen mit:</text:p>
            <text:p>  - FiT 2016</text:p>
            <text:p>  - aktuell gültige bahnärztliche Tauglichkeitsbescheinigung (Bewerber die diese vorlegen können werden garantiert bevorrechtigt eingestellt)</text:p>
            <text:p/>
            <text:p>  WIR bieten Ihnen:</text:p>
            <text:p>  - eine unbefristete Festanstellung</text:p>
            <text:p>  - ein Einstiegsgehalt tariflich von 15,47 ? / Std. (2.506,14 ? / Monat) zzgl. Zulagen (Nachtzulage, Sonntagszulage, Überstundenzulage, Feiertagszulage).</text:p>
            <text:p/>
            <text:p>  Und - ganz wichtig: Bei uns reden Sie mit Eisenbahnern, nicht mit Personalern.</text:p>
            <text:p/>
            <text:p>  Interessiert?</text:p>
            <text:p>  Dann bewerben Sie sich bitte SOFORT idealerweise per Email. Wir sind für Nachfragen (bitte per Mail) auch abends und am Wochenende für Sie da. Ein etwaiges Vorstellungsgespräch findet übrigens am Arbeitsort bzw. in der Nähe statt, nicht in unserer Zentrale Nürnberg.</text:p>
            <text:p/>
            <text:p>  Nichts für Sie, aber Eisenbahner (Betrieb/kaufmännisch/gewerblich/Service) bzw. große Lust zur Eisenbahn? BITTE senden Sie uns Ihre Initiativbewerbung!</text:p>
            <text:p>  Führungsverantwortung</text:p>
            <text:p/>
            <text:p>  Keine Führungsverantwortung</text:p>
            <text:p>  Arbeitsorte</text:p>
            <text:p/>
            <text:p>  Bahnhof, 20095 Hamburg, Hamburg,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8.09.2017</text:p>
            <text:p>  Anzahl offener Stellen</text:p>
            <text:p/>
            <text:p>  1 Stelle</text:p>
            <text:p>  Vormerken</text:p>
            <text:p/>
            <text:p>  Konditionen des Stellenangebots</text:p>
            <text:p/>
            <text:p>  Arbeitszeit</text:p>
            <text:p/>
            <text:p>  Vollzeit</text:p>
            <text:p>  39 Wochenstunden</text:p>
            <text:p>  Vergütung und Zusatzleistungen</text:p>
            <text:p/>
            <text:p>  2.506,14 ? zzgl. Zulagen</text:p>
            <text:p>  Bei der Besetzung des Stellenangebotes findet ein Tarifvertrag Anwendung.</text:p>
            <text:p>  Tarifvertrag: BAP Equal Pay Bahn</text:p>
            <text:p>  Befristung</text:p>
            <text:p/>
            <text:p>  Unbefristetes Arbeitsverhältnis</text:p>
            <text:p/>
            <text:p>  Anforderungen an den Bewerber</text:p>
            <text:p/>
            <text:p>  Transport, Verkehr</text:p>
            <text:p/>
            <text:p>  Expertenkenntnisse</text:p>
            <text:p>  Rangierbetrieb</text:p>
            <text:p/>
            <text:p>  Reise-/ Montagebereitschaft</text:p>
            <text:p/>
            <text:p>  Nicht erforderlich</text:p>
            <text:p/>
            <text:p>  Kontaktdaten</text:p>
            <text:p/>
            <text:p>  Rückfragen und Bewerbungen an</text:p>
            <text:p/>
            <text:p>  AlphaConsult KG Bahn</text:p>
            <text:p>  Frau Antonia Golz</text:p>
            <text:p>  Kilianstr. 121</text:p>
            <text:p>  90425 Nürnberg, Mittelfranken</text:p>
            <text:p>  Bayern</text:p>
            <text:p>  Deutschland</text:p>
            <text:p>  Telekommunikation</text:p>
            <text:p/>
            <text:p>  Telefonnummer: +49 (9 11) 21 64 66 20 17</text:p>
            <text:p>  Faxnummer: +49 (9 11) 21 64 66 19</text:p>
            <text:p>  E-Mail</text:p>
            <text:p>  antonia.golz@alphaconsult.org</text:p>
            <text:p>  Gewünschte Bewerbungsarten</text:p>
            <text:p/>
            <text:p>  Per E-Mail</text:p>
            <text:p>  Angaben zur Bewerbung</text:p>
            <text:p/>
            <text:p>  Geforderte Anlagen: Anschreib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24">
          <table:table-cell office:value-type="string" calcext:value-type="string">
            <text:p>1f1ad7f5735949cea6819ff042a83b11</text:p>
          </table:table-cell>
          <table:table-cell office:value-type="date" office:date-value="2017-09-16" calcext:value-type="date">
            <text:p>2017-09-16</text:p>
          </table:table-cell>
          <table:table-cell office:value-type="string" calcext:value-type="string">
            <text:p>Revierfahrer (m/w) Hamburg</text:p>
          </table:table-cell>
          <table:table-cell office:value-type="float" office:value="8311" calcext:value-type="float">
            <text:p>8311</text:p>
          </table:table-cell>
          <table:table-cell office:value-type="string" calcext:value-type="string">
            <text:p>Power Personen-objekt-werkschutz Gmbh</text:p>
          </table:table-cell>
          <table:table-cell office:value-type="string" calcext:value-type="string">
            <text:p/>
            <text:p>  Revierfahrer (m/w) Hamburg</text:p>
            <text:p/>
            <text:p>  Stellenbeschreibung</text:p>
            <text:p>  * Revierwachfahrer</text:p>
            <text:p>  * Objektkontrollen und Schließdienste</text:p>
            <text:p>  * Alarmverfolgung (Intervention)</text:p>
            <text:p>  * Bedienung sicherheitstechnischer Einrichtung</text:p>
            <text:p>  * Schichtdienst</text:p>
            <text:p>  * interne Bewerbungen werden bei gleicher Eignung/Qualifikation bevorzugt</text:p>
            <text:p/>
            <text:p>  Einsatzort</text:p>
            <text:p>  Hamburg</text:p>
            <text:p/>
            <text:p>  Eintrittstermin</text:p>
            <text:p>  ab sofort oder nach Vereinbarung</text:p>
            <text:p/>
            <text:p>  Rahmenkonditionen</text:p>
            <text:p>  Tariflohn</text:p>
            <text:p>  Bildungsabschluss / Qualifikation</text:p>
            <text:p>  * abgeschlossenene Schulbildung</text:p>
            <text:p>  * Sachkundeunterrichtung/-prüfung nach §34 a GewO (wünschenswert)</text:p>
            <text:p>  * Erfahrung im Sicherheitsdienst (wünschenswert)</text:p>
            <text:p/>
            <text:p>  Eigenschaften</text:p>
            <text:p>  * gute Umgangsformen</text:p>
            <text:p>  * Teamfähigkeit</text:p>
            <text:p>  * ausgeprägte Kunden- und Serviceorientierung</text:p>
            <text:p>  * Zuverlässigkeit</text:p>
            <text:p>  * Verantwortungsbewusstsein</text:p>
            <text:p/>
            <text:p>  Mobilität</text:p>
            <text:p>  Führerschein Klasse B erforderlich</text:p>
            <text:p>  Gewünschte Anlagen zur Bewerbung</text:p>
            <text:p>  * Lebenslauf</text:p>
            <text:p>  * Zeugnisse</text:p>
            <text:p>  * Qualifikationsnachweise</text:p>
            <text:p/>
            <text:p>  Art der Kontaktaufnahme</text:p>
            <text:p>  Schriftliche Bewerbung / per Telefon / per E-Mail</text:p>
            <text:p/>
            <text:p>  POWER PERSONEN-OBJEKT-WERKSCHUTZ GMBH</text:p>
            <text:p>  Beim Strohhause 34</text:p>
            <text:p>  20097 Hamburg</text:p>
            <text:p>  Telefon: 040 / 280 153 0, Mo. - Fr. 09 - 17 Uhr</text:p>
            <text:p>  E-Mail: Diese E-Mail-Adresse ist vor Spambots geschützt! Zur Anzeige muss JavaScript eingeschaltet sein!</text:p>
          </table:table-cell>
          <table:table-cell table:number-columns-repeated="7"/>
        </table:table-row>
        <table:table-row table:style-name="ro10">
          <table:table-cell office:value-type="string" calcext:value-type="string">
            <text:p>94999b92585b45cf87f363b3fd5d4e75</text:p>
          </table:table-cell>
          <table:table-cell office:value-type="date" office:date-value="2017-09-20" calcext:value-type="date">
            <text:p>2017-09-20</text:p>
          </table:table-cell>
          <table:table-cell office:value-type="string" calcext:value-type="string">
            <text:p>Rangierer (m/w)</text:p>
          </table:table-cell>
          <table:table-cell office:value-type="float" office:value="8311" calcext:value-type="float">
            <text:p>8311</text:p>
          </table:table-cell>
          <table:table-cell office:value-type="string" calcext:value-type="string">
            <text:p>Kelly Services Hamburg - Industrial</text:p>
          </table:table-cell>
          <table:table-cell office:value-type="string" calcext:value-type="string">
            <text:p>  * 5km</text:p>
            <text:p>  * 10km</text:p>
            <text:p>  * 20km</text:p>
            <text:p>  * 30km</text:p>
            <text:p>  * 40km</text:p>
            <text:p>  * 50km</text:p>
            <text:p>  * 75km</text:p>
            <text:p>  * 100km</text:p>
            <text:p/>
            <text:p>  Erweiterte Suche</text:p>
            <text:p>  * Zur Ergebnisliste Zurück</text:p>
            <text:p/>
            <text:p>  * Stellenangebot 3735 von 80555 3735 von 80555</text:p>
            <text:p>  *</text:p>
            <text:p>  *</text:p>
            <text:p/>
            <text:p>  Kelly Services Hamburg - Industrial</text:p>
            <text:p/>
            <text:p>  Rangierer (m/w)</text:p>
            <text:p/>
            <text:p>  * Hamburg</text:p>
            <text:p>  * Arbeitnehmerüberlassung</text:p>
            <text:p>  * Vollzeit</text:p>
            <text:p>  *</text:p>
            <text:p/>
            <text:p>  Jetzt bewerben</text:p>
            <text:p/>
            <text:p>  Rangierer (m/w)</text:p>
            <text:p/>
            <text:p>  Für unseren Kunden, ein namenhaftes Unternehmen in der Kupferproduktion, suchen wir ab sofort zum Einsatz in Hamburg (Veddel) einen</text:p>
            <text:p>  Rangierer (m/w)</text:p>
            <text:p/>
            <text:p>  Aufgaben:</text:p>
            <text:p>  * Sie rangieren Zwei-Wege-Loks auf dem Werksgelände</text:p>
            <text:p>  * Sie kuppeln und entkuppeln Schienenfahrzeuge</text:p>
            <text:p>  * Sie sichern abgestellte Fahrzeuge</text:p>
            <text:p>  * Sie bedienen Weichen</text:p>
            <text:p/>
            <text:p>  Anforderungen:</text:p>
            <text:p>  * Sie besitzen idealerweise bereits Erfahrung im Rangierdienst</text:p>
            <text:p>  * Sie haben eine abgeschlossene Ausbildung, z.B. Lokfahrer, Rangierer und Lokrangierführer o.ä.</text:p>
            <text:p>  * Sie haben idealerweise Erfahrung im Umgang mit Funkfernsteuerung</text:p>
            <text:p>  * Sie besitzen einen Staplerschein oder Führerschein nach StVo</text:p>
            <text:p>  * Sie scheuen keinen Umgang mit DV, Waage &amp; Fernsteuerung</text:p>
            <text:p/>
            <text:p>  Das bieten wir Ihnen:</text:p>
            <text:p>  * Festanstellung bei Kelly Services</text:p>
            <text:p>  * Langfristige Einsatzdauer mit Übernahmemöglichkeit</text:p>
            <text:p>  * Sozialversicherungspflichtiges Arbeitsverhältnis</text:p>
            <text:p>  * Fester Lohn - auch bei Nichteinsatz oder Krankheit</text:p>
            <text:p>  * Arbeitszeitkonto für entsprechende Flexibilität</text:p>
            <text:p>  * Urlaubsstaffelung nach Betriebszugehörigkeit</text:p>
            <text:p>  * Urlaubs- und Weihnachtsgeld</text:p>
            <text:p>  * Sprungbrett in den Arbeitsmarkt</text:p>
            <text:p>  * Übertarifliche Bezahlung</text:p>
            <text:p>  * Vermögenswirksame Leistungen</text:p>
            <text:p>  * Ihren persönlichen und kompetenten Ansprechpartner bei Kelly Services</text:p>
            <text:p/>
            <text:p>  Klingt das nach einer tollen Aufgabe für Sie? Dann bewerben Sie sich direkt online. Sie brauchen nur Ihren Namen, Adresse, E-Mail und Lebenslauf, um sich in drei Minuten unter https://jobs.kellyservices.de/jobOrderDetail.xhtml?Id=a0xb0000006as7hAAA#.WcDK47JJYdV zu registrieren. Alle weiteren Unterlagen fordern wir bei Bedarf von Ihnen an.</text:p>
            <text:p>  Gerne stehen wir Ihnen auch telefonisch unter 040 / 31 77 31 56 für weitere Fragen zur Verfügung.</text:p>
            <text:p/>
            <text:p>  Pia Kiehl</text:p>
            <text:p>  Kelly Services Industrial</text:p>
            <text:p>  T: 040 / 31 77 31 56</text:p>
            <text:p/>
            <text:p>  About Kelly</text:p>
            <text:p>  It's more than a job. It's passion.</text:p>
            <text:p>  Wir bei Kelly Services wissen, dass Menschen der Schlüssel zum Geschäftserfolg sind. Unsere Leidenschaft ist es, Talente zu entdecken und ihre persönliche und berufliche Entwicklung voranzubringen. Denn Teil des Kelly Teams zu sein bedeutet, diejenigen zu verstehen, mit denen wir arbeiten, eine langfristige Beziehung aufzubauen, zu inspirieren und zu beraten. Sowohl unsere Mandanten als auch die Menschen, die wir jeden Tag auf Ihrem Karriereweg begleiten.</text:p>
            <text:p>  kellyservices.de</text:p>
          </table:table-cell>
          <table:table-cell table:number-columns-repeated="7"/>
        </table:table-row>
        <table:table-row table:style-name="ro37">
          <table:table-cell office:value-type="string" calcext:value-type="string">
            <text:p>48258f9d88ca45aa98d49b410f5754ee</text:p>
          </table:table-cell>
          <table:table-cell office:value-type="date" office:date-value="2017-09-29" calcext:value-type="date">
            <text:p>2017-09-29</text:p>
          </table:table-cell>
          <table:table-cell office:value-type="string" calcext:value-type="string">
            <text:p>Eisenbahner/-in Betriebsdienst Lokführer bundesweit</text:p>
          </table:table-cell>
          <table:table-cell office:value-type="float" office:value="8311" calcext:value-type="float">
            <text:p>8311</text:p>
          </table:table-cell>
          <table:table-cell office:value-type="string" calcext:value-type="string">
            <text:p>Christian Schomberg CD Logistik</text:p>
          </table:table-cell>
          <table:table-cell office:value-type="string" calcext:value-type="string">
            <text:p>  Eisenbahner/-in Betriebsdienst Lokführer bundesweit</text:p>
            <text:p/>
            <text:p>  Christian Schomberg CD Logistik Fuldatal</text:p>
            <text:p>  + Eingestellt am 28.09.2017</text:p>
            <text:p>  + Beschäftigungsart: Vollzeit</text:p>
            <text:p>  + Karrierestufe: Mit Berufserfahrung</text:p>
            <text:p>  + Branche: Transport und Logistik</text:p>
            <text:p>  Eisenbahner/-in Betriebsdienst Lokführer bundesweit</text:p>
            <text:p>  Gesucht werden für den bundesweiten Einsatz</text:p>
            <text:p>  mehrere Eisenbahner (m/w) im Betriebsdienst (EIB) - Fachrichtung Lokführer und Transport zum Einsatz als Triebfahrzeugführer im Rangier- und Streckendienst</text:p>
            <text:p>  Ihr Profil:</text:p>
            <text:p>  Triebfahrzeugführerschein entsprechend der gültigen VDV-Schrift 753 Kl. 3 oder gem. TfV Kl. B</text:p>
            <text:p>  Qualifikation Wagenprüfer G oder VDV-Schrift 758 Prüfer Stufe 2, Qualifikation Gefahrgut (GGVSEB)</text:p>
            <text:p>  Baureihenberechtigungen 145, 182, 183, 185, 186, 189, 193, V60, V100, G12, G18, G1000, G1700</text:p>
            <text:p>  uneingeschränkte Tauglichkeit, sowie psychologische Eignung gem. Triebfahrzeugführerscheinverordnung</text:p>
            <text:p>  Kenntnis der deutschen Sprache in Wort und Schrift (gem. TfV)</text:p>
            <text:p>  Bereitschaft zum Wechseldienst und zur Wochenend- und Feiertagsarbeit</text:p>
            <text:p>  Mindestalter 21 Jahre</text:p>
            <text:p>  Bereitschaft zum Erwerb der notwendigen Qualifikationen</text:p>
            <text:p>  Hohes Maß an Zuverlässigkeit, Flexibilität, Belastbarkeit sowie Lernbereitschaft</text:p>
            <text:p>  Wir bieten neben einem unbefristeten Arbeitsvertrag übertarifliche Bezahlung sowie diverse Zulagen. (Leistungszulagen, Sonn- und Feiertags- sowie Nachtzuschläge und Verpflegungsaufwendungen).</text:p>
          </table:table-cell>
          <table:table-cell table:number-columns-repeated="7"/>
        </table:table-row>
        <table:table-row table:style-name="ro62">
          <table:table-cell office:value-type="string" calcext:value-type="string">
            <text:p>65aee1f92b4e425b867b80d1e8a22216</text:p>
          </table:table-cell>
          <table:table-cell office:value-type="date" office:date-value="2017-09-14" calcext:value-type="date">
            <text:p>2017-09-14</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Lok-Partner GmbH &amp; Co.KG</text:p>
          </table:table-cell>
          <table:table-cell office:value-type="string" calcext:value-type="string">
            <text:p>  Stellenangebot - Triebfahrzeugführern D-weit und Norddeutschland (Eisenbahner/in - Betriebsdienst - Lokführer und Transport)</text:p>
            <text:p/>
            <text:p>  Überblick über das Stellenangebot</text:p>
            <text:p/>
            <text:p>  Referenznummer</text:p>
            <text:p/>
            <text:p>  10000-1156359512-S</text:p>
            <text:p>  Titel des Stellenangebots</text:p>
            <text:p/>
            <text:p>  Triebfahrzeugführern D-weit und Norddeutschland (Eisenbahner/in - Betriebsdienst - Lokführer und Transport)</text:p>
            <text:p>  Stellenangebotsart</text:p>
            <text:p/>
            <text:p>  Arbeitsplatz (sozialversicherungspflichtig)</text:p>
            <text:p>  Arbeitgeber</text:p>
            <text:p>  Lok-Partner GmbH &amp; Co.KG</text:p>
            <text:p/>
            <text:p>  Branche: Befristete Überlassung von Arbeitskräften, Betriebsgröße: weniger als 6</text:p>
            <text:p>  Stellenbeschreibung</text:p>
            <text:p/>
            <text:p>  Wir sind auf der Suche nach Triebfahrzeugführern für den bundesweiten Einsatz.</text:p>
            <text:p>  Aber auch Einsätze ab / bis Münster, Osnabrück und Hamburg</text:p>
            <text:p/>
            <text:p>  Wir suchen ausgebildete Triebfahrzeugführer für den bundesweiten Einsatz auf Drehstrom- sowie Altbau-Elektrolokomotiven.</text:p>
            <text:p/>
            <text:p>  Wir arbeiten mit 10 Kunden zusammen im Bereich Güterverkehr, Personennahverkehr, Personenreisefernverkehr, Partyzüge etc.</text:p>
            <text:p/>
            <text:p>  Neben der Disposition von Personal stellen wir auch eigene Züge zur Verfügung.</text:p>
            <text:p/>
            <text:p>  Sprechen Sie mit uns, wir haben bisher für jede/n Bewerber/in seine Wunschstrecke und Tätigkeit finden können.</text:p>
            <text:p/>
            <text:p>  Ausgebildete Kräfte mit Erfahrung werden mit 18?/h vergütet.</text:p>
            <text:p/>
            <text:p>  Sollten Sie Interesse an dieser Tätikgeit haben, aber noch keine Ausbildung besitzen sprechen Sie bitte mit Ihrer Agentur für Arbeit bzgl. eines Bildungsgutscheines. Wir arbeiten mit namenhaften, zertifizierten Einrichtungen zusammen und garantieren eine Übernahme nach Ausbildung.</text:p>
            <text:p/>
            <text:p>  Mehr über uns erfahren Sie unter www.lok-partner.de</text:p>
            <text:p/>
            <text:p>  Bitte melden Sie sich bei Interesse bevorzugt per email</text:p>
            <text:p>  Führungsverantwortung</text:p>
            <text:p/>
            <text:p>  Keine Führungsverantwortung</text:p>
            <text:p>  Arbeitsorte</text:p>
            <text:p/>
            <text:p>  Hamburg, Hamburg, Deutschland</text:p>
            <text:p>  Osnabrück, Niedersachsen, Deutschland</text:p>
            <text:p>  Münster, Westfalen,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3 von ursprünglich 3 gemeldeten Stellen</text:p>
            <text:p>  Vormerken</text:p>
            <text:p/>
            <text:p>  Konditionen des Stellenangebots</text:p>
            <text:p/>
            <text:p>  Arbeitszeit</text:p>
            <text:p/>
            <text:p>  Vollzeit, Wochenende, Schicht</text:p>
            <text:p>  Vergütung und Zusatzleistungen</text:p>
            <text:p/>
            <text:p>  18? mirt Ausbildung und Erfahrung</text:p>
            <text:p>  Bei der Besetzung des Stellenangebotes findet ein Tarifvertrag Anwendung.</text:p>
            <text:p>  Tarifvertrag: Tarif IGZ+ Zulagen</text:p>
            <text:p/>
            <text:p>  Anforderungen an den Bewerber</text:p>
            <text:p/>
            <text:p>  Transport, Verkehr</text:p>
            <text:p/>
            <text:p>  Expertenkenntnisse</text:p>
            <text:p>  Lokomotivführung</text:p>
            <text:p/>
            <text:p>  Erweiterte Kenntnisse</text:p>
            <text:p>  Schienenverkehr, Transport</text:p>
            <text:p/>
            <text:p>  Kontaktdaten</text:p>
            <text:p/>
            <text:p>  Rückfragen und Bewerbungen an</text:p>
            <text:p/>
            <text:p>  Lok-Partner GmbH &amp; Co.KG</text:p>
            <text:p>  Herr Rietenberg</text:p>
            <text:p>  Müllensiefenring 14</text:p>
            <text:p>  58455 Witten</text:p>
            <text:p>  Nordrhein-Westfalen</text:p>
            <text:p>  Deutschland</text:p>
            <text:p>  Telekommunikation</text:p>
            <text:p/>
            <text:p>  Telefonnummer: +49 (0 20 41) 48 98 38</text:p>
            <text:p>  E-Mail</text:p>
            <text:p>  info@lok-partner.de</text:p>
            <text:p>  Gewünschte Bewerbungsarten</text:p>
            <text:p/>
            <text:p>  Schriftlich</text:p>
            <text:p>  Internetadresse</text:p>
            <text:p>  Weitere Informationen zum Stellenangebot im Internet</text:p>
            <text:p>  Bewerbungszeitraum</text:p>
            <text:p/>
            <text:p>  Seit 11.09.2017</text:p>
            <text:p>  Angaben zur Bewerbung</text:p>
            <text:p/>
            <text:p>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67">
          <table:table-cell office:value-type="string" calcext:value-type="string">
            <text:p>3ca96ab44b9e447d8ba7a4facd68f2da</text:p>
          </table:table-cell>
          <table:table-cell office:value-type="date" office:date-value="2017-09-03" calcext:value-type="date">
            <text:p>2017-09-03</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Lfd Brozovic</text:p>
          </table:table-cell>
          <table:table-cell office:value-type="string" calcext:value-type="string">
            <text:p>  Stellenangebot - Lokführer gesucht (Eisenbahner/in - Betriebsdienst - Lokführer und Transport)</text:p>
            <text:p/>
            <text:p>  Überblick über das Stellenangebot</text:p>
            <text:p/>
            <text:p>  Referenznummer</text:p>
            <text:p/>
            <text:p>  10000-1156021296-S</text:p>
            <text:p>  Titel des Stellenangebots</text:p>
            <text:p/>
            <text:p>  Lokführer gesucht (Eisenbahner/in - Betriebsdienst - Lokführer und Transport)</text:p>
            <text:p>  Stellenangebotsart</text:p>
            <text:p/>
            <text:p>  Arbeitsplatz als Fachkraft (sozialversicherungspflichtig)</text:p>
            <text:p>  Arbeitgeber</text:p>
            <text:p>  Lfd Brozovic</text:p>
            <text:p/>
            <text:p>  Branche: Befristete Überlassung von Arbeitskräften, Betriebsgröße: weniger als 6</text:p>
            <text:p>  Stellenbeschreibung</text:p>
            <text:p/>
            <text:p>  Lfd Brozovic ist ein Dienstleistungsunternehmen im Bereich Personalbeschaffung und Personalentwicklung mit Sitz in Neuss.</text:p>
            <text:p>  Wir haben uns auf die Vermittlung und Überlassung von Fachkräften aus dem Bahnbereich spezialisiert und sind für unsere Kooperationspartner in der Personalbeschaffung tätig.</text:p>
            <text:p>  Darunter zählen verschiedene EVU's aus dem gesamten Bundesgebiet.</text:p>
            <text:p>  Wir sind ein wachsendes Team und benötigen Ihre Verstärkung. Hier bei uns sind Sie keine Nummer, sondern ein Mitglied in einer eingeschworenen Lokführerfamilie.</text:p>
            <text:p>  Bei zahlreichen namenhaften Eisenbahnverkehrsunternehmen beweisen wir tagtäglich unser Lokführerkönnen. Auf der Suche nach Veränderungen werden wir gemeinsam den richtigen Einsatz auf der Schiene für Sie finden. Nicht nur im</text:p>
            <text:p>  Streckendienst quer durch Deutschland, sondern auch an festen Standorten mit festen Schichten.</text:p>
            <text:p/>
            <text:p>  Aktuell suchen wir für den Standort Stralsund neues Personal.</text:p>
            <text:p>  Sie würden in einem festen Schichtplan mit nahezu fixen Zeiten arbeiten.</text:p>
            <text:p>  Arbeitsfahrzeug ist eine V-Lok BR 295.</text:p>
            <text:p>  Führungsverantwortung</text:p>
            <text:p/>
            <text:p>  Keine Führungsverantwortung</text:p>
            <text:p>  Arbeitsorte</text:p>
            <text:p/>
            <text:p>  Stralsund, Mecklenburg-Vorpommer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01.10.2017</text:p>
            <text:p>  Anzahl offener Stellen</text:p>
            <text:p/>
            <text:p>  3 Stellen</text:p>
            <text:p>  Vormerken</text:p>
            <text:p/>
            <text:p>  Konditionen des Stellenangebots</text:p>
            <text:p/>
            <text:p>  Arbeitszeit</text:p>
            <text:p/>
            <text:p>  Vollzeit, Wochenende, Nachtarbeit, Schicht</text:p>
            <text:p>  40 Wochenstunden</text:p>
            <text:p>  Vergütung und Zusatzleistungen</text:p>
            <text:p/>
            <text:p>  nach Vereinbarung</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Sonstige Angaben zur Ausbildung</text:p>
            <text:p/>
            <text:p>  Berufserfahrung wäre von Vorteil, eine Einarbeitung erfolgt vor Ort</text:p>
            <text:p>  Transport, Verkehr</text:p>
            <text:p/>
            <text:p>  Zwingend erforderlich</text:p>
            <text:p>  Bahnbetriebsdienst, Betriebssicherheit von Transportmitteln kontrollieren, Lokomotivführung, Rangierbetrieb, Schienenverkehr, Transport</text:p>
            <text:p/>
            <text:p>  Grundkenntnisse</text:p>
            <text:p>  Beladen, Entladen, Werkbahnbetrieb, Zugbegleitservice</text:p>
            <text:p/>
            <text:p>  Dienstleistungen</text:p>
            <text:p/>
            <text:p>  Grundkenntnisse</text:p>
            <text:p>  Transportsicherung, -bewachung</text:p>
            <text:p/>
            <text:p>  Sprachkenntnisse</text:p>
            <text:p/>
            <text:p>  Zwingend erforderlich</text:p>
            <text:p>  Deutsch</text:p>
            <text:p/>
            <text:p>  Reise-/ Montagebereitschaft</text:p>
            <text:p/>
            <text:p>  Zeitweise</text:p>
            <text:p>  Führerscheine</text:p>
            <text:p/>
            <text:p>  Zwingend erforderlich</text:p>
            <text:p>  Lokomotiv-/Triebfahrzeugführerschein Klasse 2, Lokomotiv-/Triebfahrzeugführerschein Klasse 1, Lokomotiv-/Triebfahrzeugführerschein Klasse 3</text:p>
            <text:p/>
            <text:p>  Kontaktdaten</text:p>
            <text:p/>
            <text:p>  Rückfragen und Bewerbungen an</text:p>
            <text:p/>
            <text:p>  Lfd Brozovic</text:p>
            <text:p>  Herr Emilio Brozovic</text:p>
            <text:p>  An der Norf 26</text:p>
            <text:p>  41469 Neuss</text:p>
            <text:p>  Nordrhein-Westfalen</text:p>
            <text:p>  Deutschland</text:p>
            <text:p>  Telekommunikation</text:p>
            <text:p/>
            <text:p>  Mobilnummer: +49 (1 51) 40 74 35 26</text:p>
            <text:p>  Faxnummer: +49 (21 31) 92 73 85</text:p>
            <text:p>  E-Mail</text:p>
            <text:p>  info@lfd-brozovic.de</text:p>
            <text:p>  Gewünschte Bewerbungsarten</text:p>
            <text:p/>
            <text:p>  Über JOBBÖRSE, per E-Mail, schriftlich</text:p>
            <text:p>  Angaben zur Bewerbung</text:p>
            <text:p/>
            <text:p>  Geforderte Anlagen: Lebenslauf, Zeugnisse, Nachweise über Befähigungen und Zertifizierung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4">
          <table:table-cell office:value-type="string" calcext:value-type="string">
            <text:p>dc7330aaa55341c6a21b408f7a3b5023</text:p>
          </table:table-cell>
          <table:table-cell office:value-type="date" office:date-value="2017-09-22" calcext:value-type="date">
            <text:p>2017-09-22</text:p>
          </table:table-cell>
          <table:table-cell office:value-type="string" calcext:value-type="string">
            <text:p>Eisenbahner/in - Betriebsdienst - Fahrweg</text:p>
          </table:table-cell>
          <table:table-cell office:value-type="float" office:value="8311" calcext:value-type="float">
            <text:p>8311</text:p>
          </table:table-cell>
          <table:table-cell office:value-type="string" calcext:value-type="string">
            <text:p>Im Auftrag des Arbeitgebers: AVP Berlin</text:p>
          </table:table-cell>
          <table:table-cell office:value-type="string" calcext:value-type="string">
            <text:p><text:s/>Personalberatung</text:p>
          </table:table-cell>
          <table:table-cell office:value-type="string" calcext:value-type="string">
            <text:p>  Stellenangebot - Sicherungsposten Bahnsicherung in Mecklenburg-Vorpommern (Eisenbahner/in - Betriebsdienst - Fahrweg)</text:p>
            <text:p/>
            <text:p>  Überblick über das Stellenangebot</text:p>
            <text:p/>
            <text:p>  Referenznummer</text:p>
            <text:p/>
            <text:p>  10000-1156617730-S</text:p>
            <text:p>  Titel des Stellenangebots</text:p>
            <text:p/>
            <text:p>  Sicherungsposten Bahnsicherung in Mecklenburg-Vorpommern (Eisenbahner/in - Betriebsdienst - Fahrweg)</text:p>
            <text:p>  Alternativberufe</text:p>
            <text:p>  Helfer/in - Lagerwirtschaft, Transport</text:p>
            <text:p>  Stellenangebotsart</text:p>
            <text:p/>
            <text:p>  Arbeitsplatz (sozialversicherungspflichtig)</text:p>
            <text:p>  Arbeitgeber</text:p>
            <text:p>  Im Auftrag des Arbeitgebers: AVP Berlin, Personalberatung</text:p>
            <text:p/>
            <text:p>  Branche: Vermittlung von Arbeitskräften, Betriebsgröße: weniger als 6</text:p>
            <text:p>  Stellenbeschreibung</text:p>
            <text:p/>
            <text:p>  Wir suchen für den Einsatz im Bereich Bahnbau in Mecklenburg-Vorpommern Sicherungsposten (Eisenbahnbetriebsregelhelfer)</text:p>
            <text:p/>
            <text:p>  Sie erhalten einen zweiwöchigen Vorbereitungskurs mit Prüfung in Berlin sowie einen gesundheitlichen Eignungstest.</text:p>
            <text:p/>
            <text:p>  weitere Qualifizierungen möglich,</text:p>
            <text:p/>
            <text:p>  flexibel, teamfähig, zuverlässig, verantwortungsvoll</text:p>
            <text:p/>
            <text:p>  PKW-Führerschein erforderlich</text:p>
            <text:p/>
            <text:p>  Ausgebildete und medizinisch taugliche Sicherungsposten, Sakra, BÜP, etc. werden sofort eingestellt!!!</text:p>
            <text:p/>
            <text:p>  Die Unterlagen senden Sie bitte an die beauftragte Agentur</text:p>
            <text:p>  AVP Berlin, Spreestraße 3, 12439 Berlin</text:p>
            <text:p>  Tel.: 030 - 25 32 45 08</text:p>
            <text:p>  bewerbung@avpberlin-personal.de</text:p>
            <text:p>  Führungsverantwortung</text:p>
            <text:p/>
            <text:p>  Keine Führungsverantwortung</text:p>
            <text:p>  Arbeitsorte</text:p>
            <text:p/>
            <text:p>  Mecklenburg-Vorpommer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01.10.2017</text:p>
            <text:p>  Anzahl offener Stellen</text:p>
            <text:p/>
            <text:p>  3 Stellen</text:p>
            <text:p>  Vormerken</text:p>
            <text:p/>
            <text:p>  Konditionen des Stellenangebots</text:p>
            <text:p/>
            <text:p>  Arbeitszeit</text:p>
            <text:p/>
            <text:p>  Vollzeit, Wochenende, Nachtarbeit, Schicht</text:p>
            <text:p>  Interessenten ohne abgeschlossene Ausbildung zum SiPo können die Ausbildung nachholen! Die Prüfung der gesundheitlichen Eignung und der Ausbildungskurs werden durch uns organisiert und von der Agentur für Arbeit / JobCenter gefördert!</text:p>
            <text:p>  Vergütung und Zusatzleistungen</text:p>
            <text:p/>
            <text:p>  9,35 ?/Std. plus Auslöse (Unterkunft)</text:p>
            <text:p>  Bei der Besetzung des Stellenangebotes findet ein Tarifvertrag Anwendung.</text:p>
            <text:p>  Tarifvertrag: Sicherheit, km-Geld</text:p>
            <text:p>  Befristung</text:p>
            <text:p/>
            <text:p>  Unbefristetes Arbeitsverhältnis</text:p>
            <text:p/>
            <text:p>  Anforderungen an den Bewerber</text:p>
            <text:p/>
            <text:p>  Persönliche Stärken</text:p>
            <text:p>  Selbständiges Arbeiten, Sorgfalt/Genauigkeit, Teamfähigkeit, Zuverlässigkeit</text:p>
            <text:p>  Lizenzen und Berechtigungen</text:p>
            <text:p/>
            <text:p>  Zwingend erforderlich</text:p>
            <text:p>  Sicherungsposten, Prüfung (Eisenbahn, Gleisbau)</text:p>
            <text:p/>
            <text:p>  Reise-/ Montagebereitschaft</text:p>
            <text:p/>
            <text:p>  Uneingeschränkt</text:p>
            <text:p>  Führerscheine</text:p>
            <text:p/>
            <text:p>  Zwingend erforderlich</text:p>
            <text:p>  Fahrerlaubnis B PKW/Kleinbusse (alt: FS 3)</text:p>
            <text:p/>
            <text:p>  Erforderliche Fahrzeuge</text:p>
            <text:p/>
            <text:p>  PKW</text:p>
            <text:p/>
            <text:p>  Kontaktdaten</text:p>
            <text:p/>
            <text:p>  Rückfragen und Bewerbungen an</text:p>
            <text:p/>
            <text:p>  Im Auftrag des Arbeitgebers: AVP Berlin, Personalberatung</text:p>
            <text:p>  Herr Dr. Hans-Peter Blisse</text:p>
            <text:p>  AVP Berlin, Arbeitsvermittlung</text:p>
            <text:p>  Spreestraße 3</text:p>
            <text:p>  12439 Berlin</text:p>
            <text:p>  Zugelassener Träger Nr. 31T0 714128 AZAV</text:p>
            <text:p>  Berlin</text:p>
            <text:p>  Deutschland</text:p>
            <text:p>  Telekommunikation</text:p>
            <text:p/>
            <text:p>  Telefonnummer: +49 (30) 25 32 45 08</text:p>
            <text:p>  Mobilnummer: +49 (1 75) 4 62 71 48</text:p>
            <text:p>  Faxnummer: +49 (30) 25 32 37 25</text:p>
            <text:p>  E-Mail</text:p>
            <text:p>  bewerbung@avpberlin-personal.de</text:p>
            <text:p>  Gewünschte Bewerbungsarten</text:p>
            <text:p/>
            <text:p>  Über JOBBÖRSE, mit firmeneigenen Unterlagen, schriftlich, telefonisch, über Internet</text:p>
            <text:p>  Internetadresse</text:p>
            <text:p>  Weitere Informationen zum Stellenangebot im Internet</text:p>
            <text:p>  Bewerbungszeitraum</text:p>
            <text:p/>
            <text:p>  20.09.2017 - 20.10.2017</text:p>
            <text:p>  Angaben zur Bewerbung</text:p>
            <text:p/>
            <text:p>  Lebenslauf mit Foto,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68">
          <table:table-cell office:value-type="string" calcext:value-type="string">
            <text:p>5c859ad279cb4551a8c2a1fa482829d2</text:p>
          </table:table-cell>
          <table:table-cell office:value-type="date" office:date-value="2017-09-21" calcext:value-type="date">
            <text:p>2017-09-21</text:p>
          </table:table-cell>
          <table:table-cell office:value-type="string" calcext:value-type="string">
            <text:p>Triebfahrzeugführer/in</text:p>
          </table:table-cell>
          <table:table-cell office:value-type="float" office:value="8311" calcext:value-type="float">
            <text:p>8311</text:p>
          </table:table-cell>
          <table:table-cell office:value-type="string" calcext:value-type="string">
            <text:p>STG Dienstleistungen Christian Sprenger</text:p>
          </table:table-cell>
          <table:table-cell office:value-type="string" calcext:value-type="string">
            <text:p>  Stellenangebot - Triebfahrzeugführer/in (2-Wege-Baggerfahrer/in) gesucht! (Baggerführer/in)</text:p>
            <text:p/>
            <text:p>  Überblick über das Stellenangebot</text:p>
            <text:p/>
            <text:p>  Referenznummer</text:p>
            <text:p/>
            <text:p>  10000-1156579560-S</text:p>
            <text:p>  Titel des Stellenangebots</text:p>
            <text:p/>
            <text:p>  Triebfahrzeugführer/in (2-Wege-Baggerfahrer/in) gesucht! (Baggerführer/in)</text:p>
            <text:p>  Stellenangebotsart</text:p>
            <text:p/>
            <text:p>  Arbeitsplatz (sozialversicherungspflichtig)</text:p>
            <text:p>  Arbeitgeber</text:p>
            <text:p>  STG Dienstleistungen Christian Sprenger</text:p>
            <text:p/>
            <text:p>  Branche: Bau von Straßen, Betriebsgröße: weniger als 6</text:p>
            <text:p>  Stellenbeschreibung</text:p>
            <text:p/>
            <text:p>  Zur Verstärkung unseres Teams suchen wir (auch in Abhängigkeit vom Wetter) für eine vorerst befristete Einstellung eine/n Mitarbeiter/in.</text:p>
            <text:p/>
            <text:p>  Wir sind bundesweit für Tiefbauarbeiten im engen Zusammenhang mit Gleisarbeiten zuständig.</text:p>
            <text:p/>
            <text:p>  Zwingend erforderlich ist, dass Sie über Tiefbaukenntnisse (sowie erste Erfahrungen) verfügen.</text:p>
            <text:p>  Gleisbau ist nicht zwingend erforderlich, da Sie sich notwendige Kenntnisse während der Tätigkeit bei uns aneignen können.</text:p>
            <text:p/>
            <text:p>  Da wir bundesweite Aufträge haben, sind Sie mit uns auf Montage. Ihre freie Zeiten richten sich nach der Dauer der Montage, z.B. bei 10 Tage Montage folgen 4 Tage frei.</text:p>
            <text:p>  Unterkunft wird durch den Arbeitgeber gestellt.</text:p>
            <text:p/>
            <text:p>  Anforderungen:</text:p>
            <text:p>  - Zuverlässigkeit</text:p>
            <text:p>  - Motivation</text:p>
            <text:p>  - Teamfähigkeit</text:p>
            <text:p>  - Führerschein ist zwingend erforderlich</text:p>
            <text:p>  - Arbeiten mit 2-Wege-Bagger</text:p>
            <text:p>  - Bedienen von Baumaschinen</text:p>
            <text:p/>
            <text:p>  Voraussetzungen:</text:p>
            <text:p>  - Lockführerschein (Triebfahrezugführer/in Nebenfahrzeuge)</text:p>
            <text:p>  = FS DB gem. VDV-Schrift 753 zum Führen von Eisenbahnfahrzeugen auf Schienenwegen öffentlicher Eisenbahninfrastrukturunternehmen</text:p>
            <text:p/>
            <text:p>  Haben wir Ihr Interesse geweckt? Dann bitte bewerben Sie sich umgehend schriftlich oder per E-Mail bei uns. Wir freuen uns auf Ihre Bewerbung!</text:p>
            <text:p>  Führungsverantwortung</text:p>
            <text:p/>
            <text:p>  Keine Führungsverantwortung</text:p>
            <text:p>  Arbeitsorte</text:p>
            <text:p/>
            <text:p>  Neparmitz 2, 18574 Poseritz, Mecklenburg-Vorpommer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 von ursprünglich 1 gemeldeten Stelle</text:p>
            <text:p>  Vormerken</text:p>
            <text:p/>
            <text:p>  Konditionen des Stellenangebots</text:p>
            <text:p/>
            <text:p>  Arbeitszeit</text:p>
            <text:p/>
            <text:p>  Vollzeit</text:p>
            <text:p>  40 Wochenstunden</text:p>
            <text:p>  Vergütung und Zusatzleistungen</text:p>
            <text:p/>
            <text:p>  Bei der Besetzung des Stellenangebotes findet ein Tarifvertrag Anwendung.</text:p>
            <text:p>  Tarifvertrag: Baugewerbe - BRTV</text:p>
            <text:p>  Befristung</text:p>
            <text:p/>
            <text:p>  Unbefristetes Arbeitsverhältnis</text:p>
            <text:p/>
            <text:p>  Anforderungen an den Bewerber</text:p>
            <text:p/>
            <text:p>  Bau, Architektur</text:p>
            <text:p/>
            <text:p>  Grundkenntnisse</text:p>
            <text:p>  Baugeräteführung, Baumaschinenführung</text:p>
            <text:p/>
            <text:p>  Waren- und Produktkenntnisse</text:p>
            <text:p/>
            <text:p>  Grundkenntnisse</text:p>
            <text:p>  Bagger, Gleisbaumaschinen</text:p>
            <text:p/>
            <text:p>  Persönliche Stärken</text:p>
            <text:p>  Motivation/ Leistungsbereitschaft, Selbständiges Arbeiten, Sorgfalt/Genauigkeit, Teamfähigkeit, Zuverlässigkeit</text:p>
            <text:p>  Reise-/ Montagebereitschaft</text:p>
            <text:p/>
            <text:p>  Uneingeschränkt</text:p>
            <text:p>  Führerscheine</text:p>
            <text:p/>
            <text:p>  Zwingend erforderlich</text:p>
            <text:p>  Fahrerlaubnis B PKW/Kleinbusse (alt: FS 3)</text:p>
            <text:p/>
            <text:p>  Kontaktdaten</text:p>
            <text:p/>
            <text:p>  Rückfragen und Bewerbungen an</text:p>
            <text:p/>
            <text:p>  STG Dienstleistungen Christian Sprenger</text:p>
            <text:p>  Frau Sprenger</text:p>
            <text:p>  Neparmitz 2</text:p>
            <text:p>  18574 Poseritz</text:p>
            <text:p>  Mecklenburg-Vorpommern</text:p>
            <text:p>  Deutschland</text:p>
            <text:p>  Telekommunikation</text:p>
            <text:p/>
            <text:p>  Mobilnummer: +49 (1 76) 86 15 44 71</text:p>
            <text:p>  E-Mail</text:p>
            <text:p>  stg-d@live.de</text:p>
            <text:p>  Gewünschte Bewerbungsarten</text:p>
            <text:p/>
            <text:p>  Per E-Mail, schriftlich, telefonisch</text:p>
            <text:p>  Angaben zur Bewerbung</text:p>
            <text:p/>
            <text:p>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16">
          <table:table-cell office:value-type="string" calcext:value-type="string">
            <text:p>52dcfa553c65431db1380c89470344d8</text:p>
          </table:table-cell>
          <table:table-cell office:value-type="date" office:date-value="2017-09-02" calcext:value-type="date">
            <text:p>2017-09-02</text:p>
          </table:table-cell>
          <table:table-cell office:value-type="string" calcext:value-type="string">
            <text:p>Triebfahrzeugführer (m/w)</text:p>
          </table:table-cell>
          <table:table-cell office:value-type="float" office:value="8311" calcext:value-type="float">
            <text:p>8311</text:p>
          </table:table-cell>
          <table:table-cell office:value-type="string" calcext:value-type="string">
            <text:p>Captrain Deutschland Gmbh</text:p>
          </table:table-cell>
          <table:table-cell office:value-type="string" calcext:value-type="string">
            <text:p>  01.09.2017 | Die Captrain Deutschland GmbH, ein Unternehmen der SNCF Logistics-Gruppe, sucht für das Tochterunternehmen Captrain Deutschland CargoWest GmbH (CCW) zum nächstmöglichen Zeitpunkt am Standort Hamburg in Vollzeit</text:p>
            <text:p/>
            <text:p>  Triebfahrzeugführer (m/w) Klasse B bzw. Klasse 3</text:p>
            <text:p/>
            <text:p>  Kennziffer: 116_400</text:p>
            <text:p/>
            <text:p>  Ihr Aufgabengebiet umfasst im Wesentlichen die Durchführung von Zug- und Rangierleistungen im Güterverkehr.</text:p>
            <text:p/>
            <text:p>  Folgende Voraussetzungen bringen Sie mit:</text:p>
            <text:p>  * Eisenbahnfahrzeugführer Führerschein-Klasse B/3 oder erfolgreich abgeschlossene Aus-bildung zum Eisenbahner (m/w) im Betriebsdienst</text:p>
            <text:p>  * Ausgebildet zum Prüfer (m/w) Wagen Stufe 2 oder 3 gemäß VDV-Schrift 758</text:p>
            <text:p>  * Fahrzeugbaureihenberechtigung für Diesellok und idealerweise auch E-Lok</text:p>
            <text:p>  * Gesundheitliche und psychologische Eignung</text:p>
            <text:p>  * Möglichst Vollendung des 21. Lebensjahres</text:p>
            <text:p>  * Geprüft für Zusatzmodul FFSt</text:p>
            <text:p>  * Bereitschaft zum Wechselschichtdienst</text:p>
            <text:p>  * Hohes Maß an Eigenverantwortung und Zuverlässigkeit</text:p>
            <text:p/>
            <text:p>  Wir bieten:</text:p>
            <text:p>  * Einen sicheren Arbeitsplatz in einem zukunftsorientierten und wachsenden Unternehmen</text:p>
            <text:p>  * Manteltarifvertrag mit attraktiven Zusatzleistungen</text:p>
            <text:p>  * Kooperativer Umgang in einer familiären Atmosphäre</text:p>
            <text:p>  * Fester Dienstort in Hamburg</text:p>
            <text:p>  * Viele Möglichkeiten zur internen Weiterbildung</text:p>
            <text:p/>
            <text:p>  Haben wir Sie neugierig gemacht? Dann freuen wir uns darauf Sie kennen zu lernen. Bitte senden Sie uns Ihre aussagefähigen Bewerbungsunterlagen mit Angabe Ihres möglichen Eintrittstermins und Ihrer Gehaltsvorstellung an:</text:p>
            <text:p>  Captrain Deutschland GmbH</text:p>
            <text:p>  Personalabteilung</text:p>
            <text:p>  Georgenstraße 22</text:p>
            <text:p>  10117 Berlin</text:p>
            <text:p>  bewerbung@captrain.de</text:p>
            <text:p>  Alle Stellenangebote Online bewerben</text:p>
            <text:p/>
            <text:p>  Ansprechpartnerin</text:p>
            <text:p/>
            <text:p>  Christin Frahnow</text:p>
            <text:p>  Captrain Deutschland GmbH</text:p>
            <text:p>  Personalabteilung</text:p>
            <text:p>  Georgenstraße 22</text:p>
            <text:p>  10117 Berlin</text:p>
            <text:p>  Tel.: +49 (0)30 39 60 11-400</text:p>
            <text:p>  Fax: +49 (0)30 39 60 11-970</text:p>
            <text:p>  E-Mail schreiben</text:p>
          </table:table-cell>
          <table:table-cell table:number-columns-repeated="7"/>
        </table:table-row>
        <table:table-row table:style-name="ro55">
          <table:table-cell office:value-type="string" calcext:value-type="string">
            <text:p>6f94ff74b9ab48eab8aa9c4791e985f5</text:p>
          </table:table-cell>
          <table:table-cell office:value-type="date" office:date-value="2017-09-15" calcext:value-type="date">
            <text:p>2017-09-15</text:p>
          </table:table-cell>
          <table:table-cell office:value-type="string" calcext:value-type="string">
            <text:p>Rangierbegleiter (m/w) für Hamburg gesucht Hamburg</text:p>
          </table:table-cell>
          <table:table-cell office:value-type="float" office:value="8311" calcext:value-type="float">
            <text:p>8311</text:p>
          </table:table-cell>
          <table:table-cell office:value-type="string" calcext:value-type="string">
            <text:p>Evb-gruppe</text:p>
          </table:table-cell>
          <table:table-cell office:value-type="string" calcext:value-type="string">
            <text:p>  zurück</text:p>
            <text:p>  13.09.2017</text:p>
            <text:p>  Stellenangebot-Nr.: 1/5725</text:p>
            <text:p>  Einsatzort:</text:p>
            <text:p>  Hamburg</text:p>
            <text:p>  Kategorie:</text:p>
            <text:p>  Betrieb/Verkehr</text:p>
            <text:p>  Tätigkeitsbereich:</text:p>
            <text:p>  Rangierer/Rangierbegleiter (m/w)</text:p>
            <text:p>  Arbeitszeit:</text:p>
            <text:p>  Vollzeit</text:p>
            <text:p>  Beschäftigungsart:</text:p>
            <text:p>  Festanstellung</text:p>
            <text:p>  Verfügbarkeit ab:</text:p>
            <text:p>  ab sofort</text:p>
            <text:p>  Bewerbung:</text:p>
            <text:p>  Per E-Mail, Schriftlich</text:p>
            <text:p>  Drucken</text:p>
            <text:p>  Merken</text:p>
            <text:p/>
            <text:p>  Rangierbegleiter (m/w) für Hamburg gesucht Hamburg</text:p>
            <text:p/>
            <text:p>  Die evb-Gruppe ist eine der führenden Unternehmensgruppen im Personen- und Güterverkehr in Norddeutschland. Mit über 550 engagierten Beschäftigten bringt die evb jährlich 2</text:p>
            <text:p>  Mio. Fahrgäste auf der Schiene und 4 Mio. Fahrgäste in den Bussen im Elbe-Weser-Dreieck</text:p>
            <text:p>  sicher an ihr Ziel. Die evb verfügt über ein eigenes Schienenstreckennetz, Bus- und</text:p>
            <text:p>  Bahnreparaturwerkstätten sowie Reisebüros. Den Güterverkehr betreibt die evb-Gruppe</text:p>
            <text:p>  deutschlandweit und ist mit Standorten u.a. in Hamburg, Bremen, Bremerhaven und</text:p>
            <text:p>  Regensburg vertreten. Als Gesellschafter ist die evb am metronom sowie an verschiedenen Logistikunternehmen und Verkehrsverbünden in der Region beteiligt.</text:p>
            <text:p>  Positionsbeschreibung</text:p>
            <text:p/>
            <text:p>  Für unsere erfolgreiche Entwicklung suchen wir zur Verstärkung für unser Team am Standort Hamburg zum nächstmöglichen Zeitpunkt Rangierbegleiter(m/w).</text:p>
            <text:p/>
            <text:p>  Aufgaben</text:p>
            <text:p>  * Durchführung der Zugvorbereitung</text:p>
            <text:p>  * Durchführung der Zugbildung und -auflösung</text:p>
            <text:p>  * Sichere Durchführung von Rangieraufträgen</text:p>
            <text:p>  * Beachtung und Einhaltung der geltenden Richtlinien, Vorschriften und Weisungen</text:p>
            <text:p/>
            <text:p>  Anforderungen</text:p>
            <text:p>  * Erfolgreich abgeschlossene Qualifikation als Rangierbegleiter (m/w), Bremsprobeberechtigter (m/w)und</text:p>
            <text:p>  * Wagenprüfer (m/w)</text:p>
            <text:p>  * Gesundheitliche und psychologische Eignung</text:p>
            <text:p>  * Bereitschaft zum Schicht-, Wochenend- und Feiertagsdienst</text:p>
            <text:p>  * Ausgeprägtes Sicherheits- und Verantwortungsbewusstsein</text:p>
            <text:p>  * Flexibilität, Engagement und Teamfähigkeit</text:p>
            <text:p/>
            <text:p>  Wir bieten</text:p>
            <text:p>  * langfriste Zusammenarbeit</text:p>
            <text:p>  * interessante Vergütung</text:p>
            <text:p>  * Weiterbildungsmöglichkeiten</text:p>
            <text:p/>
            <text:p>  Kontakt</text:p>
            <text:p>  Eisenbahnen und Verkehrsbetriebe Elbe-Weser GmbH</text:p>
            <text:p/>
            <text:p>  Wenn Sie Interesse an dieser verantwortungsvollen Aufgabe haben, freuen wir uns auf Ihre aussagefähigen Bewerbungsunterlagen inklusive Gehaltswunsch und frühestmöglichem Eintrittstermin.</text:p>
            <text:p/>
            <text:p>  Sprechen Sie uns einfach an, wenn Sie noch Fragen haben -</text:p>
            <text:p>  wir freuen uns auf Ihre Bewerbung!</text:p>
            <text:p/>
            <text:p>  Eisenbahnen und Verkehrsbetriebe</text:p>
            <text:p/>
            <text:p>  Elbe-Weser GmbH</text:p>
            <text:p/>
            <text:p>  Personalwesen</text:p>
            <text:p/>
            <text:p>  Bahnhofstraße 67 27404 Zeven</text:p>
            <text:p/>
            <text:p>  Telefon: 04281 944-55</text:p>
            <text:p/>
            <text:p>  bewerbung@evb-elbe-weser.de</text:p>
            <text:p/>
            <text:p>  www.evb-elbe-weser.de</text:p>
            <text:p>  zurück</text:p>
          </table:table-cell>
          <table:table-cell table:number-columns-repeated="7"/>
        </table:table-row>
        <table:table-row table:style-name="ro65">
          <table:table-cell office:value-type="string" calcext:value-type="string">
            <text:p>0def835d33084e9e9a1bf139f78c1cd4</text:p>
          </table:table-cell>
          <table:table-cell office:value-type="date" office:date-value="2017-09-13" calcext:value-type="date">
            <text:p>2017-09-13</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Arbeitgeber anonymisiert</text:p>
          </table:table-cell>
          <table:table-cell office:value-type="string" calcext:value-type="string">
            <text:p>  Stellenangebot - Triebfahrzeugführer/in (Eisenbahner/in - Betriebsdienst - Lokführer und Transport)</text:p>
            <text:p/>
            <text:p>  Hinweis</text:p>
            <text:p/>
            <text:p>  Der Arbeitgeber hat den Arbeitgeber-Service (AG-S) der unten genannten Agentur für Arbeit beauftragt, eine individuelle Vorauswahl geeigneter Bewerber für ihn zu treffen. Deshalb können Sie den Arbeitgeber nicht selbst kontaktieren. Es ist der Wunsch des Arbeitgebers, dass der AG-S Ihre Daten bzw. Bewerbungsunterlagen prüft. Bei Eignung für diese Stelle erhalten Sie eine Information und damit auch die Kontaktdaten des Arbeitgebers. Bei Anfragen an die Agentur für Arbeit geben Sie bitte unbedingt die Referenznummer des Stellenangebotes an.</text:p>
            <text:p/>
            <text:p>  Überblick über das Stellenangebot</text:p>
            <text:p/>
            <text:p>  Referenznummer</text:p>
            <text:p/>
            <text:p>  10000-1156337186-S</text:p>
            <text:p>  Titel des Stellenangebots</text:p>
            <text:p/>
            <text:p>  Triebfahrzeugführer/in (Eisenbahner/in - Betriebsdienst - Lokführer und Transport)</text:p>
            <text:p>  Alternativberufe</text:p>
            <text:p>  Schienenfahrzeugführer/in</text:p>
            <text:p>  Stellenangebotsart</text:p>
            <text:p/>
            <text:p>  Arbeitsplatz (sozialversicherungspflichtig)</text:p>
            <text:p>  Arbeitgeber</text:p>
            <text:p>  Arbeitgeber anonymisiert</text:p>
            <text:p/>
            <text:p>  Branche: Erbringung von sonstigen Dienstleistungen für den Landverkehr a. n. g., Betriebsgröße: zwischen 6 und 50</text:p>
            <text:p>  Stellenbeschreibung</text:p>
            <text:p/>
            <text:p>  Wir suchen Sie zur unbefristeten Einstellung als Triebfahrzeugführer/in in unserem Unternehmen.</text:p>
            <text:p/>
            <text:p>  Die Tätigkeit und Ihre Anforderungen im Überblick:</text:p>
            <text:p>  **********************************************************</text:p>
            <text:p>  Ein/e Triebfahrzeugführer/in ist für die ordnungsgemäße und sichere Erbringung von Transportleistungen im Eisenbahnverkehr und dem gewissenhaften Umgang mit den Triebfahrzeugen verantwortlich.</text:p>
            <text:p>  Sie müssen über die uneingeschränkte Tauglichkeit für den Eisenbahnbetriebsdienst gemäß VDV-Richtlinie und über einen Eisenbahnfahrzeugführerschein der Klasse B (alte Bezeichnung 3) verfügen.</text:p>
            <text:p/>
            <text:p>  Der Einsatz erfolgt im Schichtbetrieb an allen Wochentagen, jedoch nicht nachts. Einsatzorte sind die Strecken im Landkreis Mecklenburgische Seenplatte, Schwerpunkt Malchow.</text:p>
            <text:p/>
            <text:p>  Die Entlohnung richtet sich nach der betrieblichen Entgelttabelle.</text:p>
            <text:p/>
            <text:p>  Zu den konkreten Arbeitsaufgaben gehören:</text:p>
            <text:p>  - ordnungsgemäße Bedienung der Triebfahrzeugegemäß Fahrzeugbeschreibungen inkl. Vorbereitungs- und Abschlussdienst gemäß Dienstplan unter Beachtung der gesetzlichen und betrieblichen Vorschriften sowie der Betrieblichen Anweisungen</text:p>
            <text:p>  - Störungsmeldung von Fahrzeugen, bei betriebsrelevanten Störungen Sofortmeldung telefonisch an die Dispo, Eintrag aller Störungen in das Bordbuch, Beheben kleinerer Störungen gemäß Störsuchplan</text:p>
            <text:p>  - umgehende Meldung von Betriebsstörungen und Verspätungen gemäß entsprechender Anweisungen an die Disposition</text:p>
            <text:p>  - ordnungsgemäße Führung von betrieblichen Unterlagen</text:p>
            <text:p>  - Vollständighalten der eigenen Ausrüstungsgegenstände und Unterlagen, sorgfältiger Umgang und Melden bei Defekten oder Fehlen an die Disposition</text:p>
            <text:p>  - Kontrolle der Ausrüstungsgegenstände und Unterlagen des Fahrzeugs</text:p>
            <text:p>  - regelmäßige Kontrolle der Sauberkeit und Funktionsfähigkeit von Sicherheits-/ Notrufeinrichtungen und umgehende Meldung von Abweichungen an die Disposition</text:p>
            <text:p>  - Meldung von Schäden an Bahnanlagen der Infrastrukturbetreiber an die Disposition</text:p>
            <text:p>  - Betankung der Fahrzeuge, Aufzeichnung und Übermittlung der Tankdaten an die Disposition</text:p>
            <text:p>  - Tragen von Arbeitsschutzkleidung und sauberer und gepflegter Bekleidung</text:p>
            <text:p>  - kundenorientiertes Auftreten bei Be- und Entladungen bzw. im Kundenkontakt.</text:p>
            <text:p/>
            <text:p>  Möchten Sie unser Team verstärken? Verfügen Sie über eine abgeschlossene Ausbildung als Triebfahrzeugführer/in und einen Führerschein sowie eigenes Fahrzeug? Dann bewerben Sie sich am besten noch heute. Wir freuen uns auf Sie!</text:p>
            <text:p>  Führungsverantwortung</text:p>
            <text:p/>
            <text:p>  Keine Führungsverantwortung</text:p>
            <text:p>  Arbeitsorte</text:p>
            <text:p/>
            <text:p>  17213 Malchow, Mecklenburg, Mecklenburg-Vorpommer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 von ursprünglich 1 gemeldeten Stelle</text:p>
            <text:p>  Vormerken</text:p>
            <text:p/>
            <text:p>  Konditionen des Stellenangebots</text:p>
            <text:p/>
            <text:p>  Arbeitszeit</text:p>
            <text:p/>
            <text:p>  Vollzeit, Schicht</text:p>
            <text:p>  40 Wochenstunden</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etriebssicherheit von Transportmitteln kontrollieren, Fahrzeugführung</text:p>
            <text:p/>
            <text:p>  Persönliche Stärken</text:p>
            <text:p>  Ganzheitliches Denken, Kommunikationsfähigkeit, Kundenorientierung, Selbständiges Arbeiten, Zuverlässigkeit</text:p>
            <text:p>  Führerscheine</text:p>
            <text:p/>
            <text:p>  Zwingend erforderlich</text:p>
            <text:p>  Lokomotiv-/Triebfahrzeugführerschein Klasse 3, Fahrerlaubnis B PKW/Kleinbusse (alt: FS 3)</text:p>
            <text:p/>
            <text:p>  Kontaktdaten</text:p>
            <text:p/>
            <text:p>  Rückfragen und Bewerbungen an</text:p>
            <text:p/>
            <text:p>  Kontakt über Agentur für Arbeit Waren</text:p>
            <text:p/>
            <text:p>  Frau Seidel</text:p>
            <text:p>  Zum Amtsbrink 2</text:p>
            <text:p>  17192 Waren (Müritz)</text:p>
            <text:p>  Telekommunikation</text:p>
            <text:p/>
            <text:p>  Telefonnummer: +49 (39 91) 18 61 97</text:p>
            <text:p>  Faxnummer: +49 (39 91) 1 86 48 01 50</text:p>
            <text:p>  E-Mail</text:p>
            <text:p>  waren.arbeitgeber@arbeitsagentur.de</text:p>
            <text:p>  Gewünschte Bewerbungsarten</text:p>
            <text:p/>
            <text:p>  Per E-Mail, telefonisch</text:p>
            <text:p>  Angaben zur Bewerbung</text:p>
            <text:p/>
            <text:p>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69">
          <table:table-cell office:value-type="string" calcext:value-type="string">
            <text:p>81a5cc50e007415a9d214fcddca8ced3</text:p>
          </table:table-cell>
          <table:table-cell office:value-type="date" office:date-value="2017-09-23" calcext:value-type="date">
            <text:p>2017-09-23</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World Wide Job Agency Alf Baumgartl</text:p>
          </table:table-cell>
          <table:table-cell office:value-type="string" calcext:value-type="string">
            <text:p>  Stellenangebot - Triebfahrzeugführer m/w *bundesweit * ohne AVGS (Eisenbahner/in - Betriebsdienst - Lokführer und Transport)</text:p>
            <text:p/>
            <text:p>  Überblick über das Stellenangebot</text:p>
            <text:p/>
            <text:p>  Referenznummer</text:p>
            <text:p/>
            <text:p>  10000-1156653249-S</text:p>
            <text:p>  Titel des Stellenangebots</text:p>
            <text:p/>
            <text:p>  Triebfahrzeugführer m/w *bundesweit * ohne AVGS (Eisenbahner/in - Betriebsdienst - Lokführer und Transport)</text:p>
            <text:p>  Alternativberufe</text:p>
            <text:p>  Schienenfahrzeugführer/in</text:p>
            <text:p>  Stellenangebotsart</text:p>
            <text:p/>
            <text:p>  Arbeitsplatz als Fachkraft (sozialversicherungspflichtig)</text:p>
            <text:p>  Arbeitgeber</text:p>
            <text:p>  World Wide Job Agency Alf Baumgartl</text:p>
            <text:p/>
            <text:p>  Branche: Vermittlung von Arbeitskräften, Betriebsgröße: weniger als 6</text:p>
            <text:p>  Stellenbeschreibung</text:p>
            <text:p/>
            <text:p>  Wir, die World Wide Job Agency, sind eine private Arbeitsvermittlung und agieren seit 2002 auf dem Arbeitsmarkt.</text:p>
            <text:p/>
            <text:p>  Die World Wide Job Agency vermittelt nicht in Zeitarbeit!</text:p>
            <text:p/>
            <text:p>  Sie benötigen, für die nachstehende Stellenausschreibung, keinen Vermittlungsgutschein der Agentur für Arbeit / Jobcenter! Unser Auftraggeber zahlt die Vermittlungsprovision! Für Sie ist die Vermittlung kostenfrei!!</text:p>
            <text:p/>
            <text:p>  Wir suchen im Auftrag für ein Bahnunternehmen, welches bundesweit agiert, mehrere Triebfahrzeugführer m/w (Klasse A sowie Klasse B).</text:p>
            <text:p/>
            <text:p>  Ihr Profil:</text:p>
            <text:p/>
            <text:p>  - eine abgeschlossene Ausbildung zum Triebfahrzeugführer / -in</text:p>
            <text:p>  - aktuelle Tauglichkeit nach VDV 714 / TfV (psychologische Eignung und bahnärztliche Tauglichkeit</text:p>
            <text:p>  - Berufserfahrung auf Triebfahrzeugen der E- oder V- Traktion</text:p>
            <text:p>  - Nachweise über die regelmäßige Teilnahme an Fortbildungen</text:p>
            <text:p>  - Wagenprüfer G</text:p>
            <text:p>  - Bremsprobeberechtigung</text:p>
            <text:p>  - GGVSEB</text:p>
            <text:p>  - Flexibilität, Verantwortungsbewusstsein und Zuverlässigkeit</text:p>
            <text:p/>
            <text:p>  Geboten wird:</text:p>
            <text:p/>
            <text:p>  - gut organisierte Einsatzplanung durch unsere eigene Disposition</text:p>
            <text:p>  - individuelle Arbeitszeitgestaltung</text:p>
            <text:p>  - umfangreiche Abwechslung im Tätigkeitsfeld</text:p>
            <text:p>  - gute Aus- und Weiterbildungsmöglichkeiten</text:p>
            <text:p>  - leistungsorientierte Bezahlung</text:p>
            <text:p>  - Zulagen für Sonntags-, Feiertags- und Nachtarbeit</text:p>
            <text:p>  - Zulagen für Verpflegungsmehraufwendung</text:p>
            <text:p>  - BahnCard oder Dienstwagen</text:p>
            <text:p>  - Diensttelefon und Laptop</text:p>
            <text:p>  - BAV - Betriebliche Altersvorsorge</text:p>
            <text:p>  - 26 Tage Urlaub (Mo-Fr)</text:p>
            <text:p/>
            <text:p>  Die World Wide Job Agency, ist die erste Chemnitzer Arbeitsvermittlung, welche die Zulassung nach AZAV (Zertifizierung zur Rechtverordnung zum SGB III) erhalten hat.</text:p>
            <text:p/>
            <text:p>  Sollten Sie sich angesprochen fühlen, können Sie uns Ihre Unterlagen via E-Mail oder postalisch (ohne Mappe) an die genannten Kontaktdaten senden. Wir möchten Sie darauf hinweisen, dass postalisch zugesandte Bewerbungsunterlagen nur dann zurückgeschickt werden, wenn ein ausreichend frankierter Rückumschlag beigefügt ist.</text:p>
            <text:p/>
            <text:p>  Sollten Sie einen gültigen Aktivierungs- und Vermittlungsgutschein ( AVGS ) bzw. Vermittlungsgutschein ( VGS ) besitzen, fügen Sie diesen bitte in Kopie Ihren Unterlagen bei.</text:p>
            <text:p/>
            <text:p>  Wir sind eine private Arbeitsvermittlung und suchen im Auftrag unserer Kunden aus verschiedenen Branchen nach Personal. Für eine kostenfreie Vermittlung ist ein gültiger AVGS / VGS erforderlich. Weitere Informationen (auch für eine Vermittlung ohne AVGS / VGS) finden Sie auf unserer Homepage unter www.wwja.de.</text:p>
            <text:p>  Führungsverantwortung</text:p>
            <text:p/>
            <text:p>  Keine Führungsverantwortung</text:p>
            <text:p>  Arbeitsorte</text:p>
            <text:p/>
            <text:p>  Mecklenburg-Vorpommern, Deutschland</text:p>
            <text:p>  Brandenburg, Deutschland</text:p>
            <text:p>  Sachsen-Anhalt, Deutschland</text:p>
            <text:p>  Sachsen, Deutschland</text:p>
            <text:p>  Berlin, Deutschland</text:p>
            <text:p>  Thüring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09.10.2017</text:p>
            <text:p>  Anzahl offener Stellen</text:p>
            <text:p/>
            <text:p>  10 Stellen</text:p>
            <text:p>  Vormerken</text:p>
            <text:p/>
            <text:p>  Konditionen des Stellenangebots</text:p>
            <text:p/>
            <text:p>  Arbeitszeit</text:p>
            <text:p/>
            <text:p>  Vollzeit</text:p>
            <text:p>  40 Wochenstunden</text:p>
            <text:p>  Vergütung und Zusatzleistungen</text:p>
            <text:p/>
            <text:p>  Bei der Besetzung des Stellenangebotes findet kein Tarifvertrag Anwendung.</text:p>
            <text:p>  Befristung</text:p>
            <text:p/>
            <text:p>  Unbefristetes Arbeitsverhältnis</text:p>
            <text:p/>
            <text:p>  Anforderungen an den Bewerber</text:p>
            <text:p/>
            <text:p>  Berufserfahrung</text:p>
            <text:p/>
            <text:p>  Mit Berufserfahrung</text:p>
            <text:p>  Transport, Verkehr</text:p>
            <text:p/>
            <text:p>  Zwingend erforderlich</text:p>
            <text:p>  Lokomotivführung, Schienenverkehr</text:p>
            <text:p/>
            <text:p>  Expertenkenntnisse</text:p>
            <text:p>  Bahnbetriebsdienst, Betriebssicherheit von Transportmitteln kontrollieren, Rangierbetrieb, Transport</text:p>
            <text:p/>
            <text:p>  Erweiterte Kenntnisse</text:p>
            <text:p>  Werkbahnbetrieb</text:p>
            <text:p/>
            <text:p>  Dienstleistungen</text:p>
            <text:p/>
            <text:p>  Expertenkenntnisse</text:p>
            <text:p>  Transportsicherung, -bewachung</text:p>
            <text:p/>
            <text:p>  Reise-/ Montagebereitschaft</text:p>
            <text:p/>
            <text:p>  Uneingeschränkt</text:p>
            <text:p>  Führerscheine</text:p>
            <text:p/>
            <text:p>  Wünschenswert</text:p>
            <text:p>  Fahrerlaubnis B PKW/Kleinbusse (alt: FS 3)</text:p>
            <text:p/>
            <text:p>  Kontaktdaten</text:p>
            <text:p/>
            <text:p>  Rückfragen und Bewerbungen an</text:p>
            <text:p/>
            <text:p>  World Wide Job Agency Alf Baumgartl</text:p>
            <text:p>  Herr Alf Baumgartl</text:p>
            <text:p>  Augsburger Str. 68</text:p>
            <text:p>  09126 Chemnitz, Sachsen</text:p>
            <text:p>  Sachsen</text:p>
            <text:p>  Deutschland</text:p>
            <text:p>  Telekommunikation</text:p>
            <text:p/>
            <text:p>  Telefonnummer: +49 (3 71) 5 60 74 99</text:p>
            <text:p>  E-Mail</text:p>
            <text:p>  baumgartl@wwja.de</text:p>
            <text:p>  Gewünschte Bewerbungsarten</text:p>
            <text:p/>
            <text:p>  Über JOBBÖRSE, per E-Mail, schriftlich, telefonisch, über Internet</text:p>
            <text:p>  Internetadresse</text:p>
            <text:p>  Weitere Informationen zum Stellenangebot im Internet</text:p>
            <text:p>  Bewerbungszeitraum</text:p>
            <text:p/>
            <text:p>  Seit 21.09.2017</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41">
          <table:table-cell office:value-type="string" calcext:value-type="string">
            <text:p>78b64917dfc547139892579789e6c31e</text:p>
          </table:table-cell>
          <table:table-cell office:value-type="date" office:date-value="2017-09-01" calcext:value-type="date">
            <text:p>2017-09-01</text:p>
          </table:table-cell>
          <table:table-cell office:value-type="string" calcext:value-type="string">
            <text:p>Eisenbahner/-in im Betriebsdienst Fachrichtung: Fahrweg</text:p>
          </table:table-cell>
          <table:table-cell office:value-type="float" office:value="8311" calcext:value-type="float">
            <text:p>8311</text:p>
          </table:table-cell>
          <table:table-cell office:value-type="string" calcext:value-type="string">
            <text:p>DB Netz Aktiengesellschaft</text:p>
          </table:table-cell>
          <table:table-cell office:value-type="string" calcext:value-type="string">
            <text:p>  Ausbildungsplatzangebot</text:p>
            <text:p/>
            <text:p>  Angebots-Nr. 125-282121-733264</text:p>
            <text:p/>
            <text:p>  Label Content</text:p>
            <text:p>  Ausbildungsberuf Eisenbahner/-in im Betriebsdienst</text:p>
            <text:p>  Fachrichtung: Fahrweg</text:p>
            <text:p>  (zum Berufe-Steckbrief )</text:p>
            <text:p>  Schulabschluss wünschenswert Hauptschulabschluss, qualifizierter Hauptschulabschluss oder vergleichbar</text:p>
            <text:p>  Beginn 01. August 2018</text:p>
            <text:p>  Angebotene Plätze 19</text:p>
            <text:p>  weitere Vorqualifikation</text:p>
            <text:p>  * Du hast die Schule erfolgreich abgeschlossen bzw. bist gerade auf dem Weg zum Schulabschluss</text:p>
            <text:p>  * Du bewahrst auch in schwierigen Situationen die Ruhe und behältst den Überblick</text:p>
            <text:p>  * Du bist zuverlässig, belastbar, teamfähig und konzentriert</text:p>
            <text:p>  * Du bist bereit Verantwortung für Reisende und Güter zu übernehmen</text:p>
            <text:p>  * Du liebst es zu organisieren und Abläufe zu koordinieren</text:p>
            <text:p/>
            <text:p>  Stellenbeschreibung</text:p>
            <text:p/>
            <text:p>  Zum 1. August 2018 suchen wir Dich für die Ausbildung zum Fahrdienstleiter für das Geschäftsfeld DB Netz AG an den Standorten Frankfurt (Main), Hanau, Gießen und Limburg (Lahn). Wenn Du Interesse an digitaler und analoger Technik hast und konzentriert arbeiten kannst, bist Du in dem Beruf Fahrdienstleiter genau richtig.</text:p>
            <text:p>  * Du arbeitest auf einem Stellwerk und übernimmst Verantwortung für die Zugfahrten und Passagiere in Deiner Region</text:p>
            <text:p>  * Du arbeitest im Herzen des Eisenbahnbetriebs und stellst Weichen sowie Signale, damit Züge ihr Ziel sicher und pünktlich erreichen</text:p>
            <text:p>  * Du erlernst die Regelwerke und Richtlinien (Vorschriften) für die planmäßige Durchführung der täglichen Zugfahrten und behältst die Übersicht über die Fahrstrecken</text:p>
            <text:p>  * Du lernst mechanische, elektromechanische, spurplantechnische und elektronische Stellwerkstechniken zu bedienen und zu verstehen, um für einen reibungslosen Zugverkehr in deinem Bereich zu sorgen.</text:p>
            <text:p/>
            <text:p>  www.ihk-lehrstellenboerse.de</text:p>
            <text:p/>
            <text:p>  Unternehmen</text:p>
            <text:p/>
            <text:p>  DB Netz Aktiengesellschaft</text:p>
            <text:p/>
            <text:p>  Pfarrer-Perabo-Platz 4</text:p>
            <text:p>  60326 Frankfurt am Main</text:p>
            <text:p/>
            <text:p>  Zur Homepage</text:p>
            <text:p>  Bewerbungsportal</text:p>
            <text:p/>
            <text:p>  Auf Deine Bewerbung freut sich:</text:p>
            <text:p/>
            <text:p>  Deutsche Bahn AG</text:p>
            <text:p/>
            <text:p>  Tel. 069 265 47705</text:p>
            <text:p/>
            <text:p>  Weitere Ausbildungsplatzangebote des Unternehmens (6)</text:p>
            <text:p/>
            <text:p>  * Industriekaufmann/-frau (2)</text:p>
            <text:p>  * Praktikum: Verkehrs- und Transportgewerbe, Logistik (1)</text:p>
            <text:p>  * Elektroniker/-in für Betriebstechnik (10)</text:p>
          </table:table-cell>
          <table:table-cell table:number-columns-repeated="7"/>
        </table:table-row>
        <table:table-row table:style-name="ro29">
          <table:table-cell office:value-type="string" calcext:value-type="string">
            <text:p>216861151ddd498bafefdaeff21b2d37</text:p>
          </table:table-cell>
          <table:table-cell office:value-type="date" office:date-value="2017-09-25" calcext:value-type="date">
            <text:p>2017-09-25</text:p>
          </table:table-cell>
          <table:table-cell office:value-type="string" calcext:value-type="string">
            <text:p>Azubi (w/m) Eisenbahner im Betriebsdienst Fachrichtung Lokführer und Transport 2018</text:p>
          </table:table-cell>
          <table:table-cell office:value-type="float" office:value="8311" calcext:value-type="float">
            <text:p>8311</text:p>
          </table:table-cell>
          <table:table-cell office:value-type="string" calcext:value-type="string">
            <text:p>Deutsche Bahn AG</text:p>
          </table:table-cell>
          <table:table-cell office:value-type="string" calcext:value-type="string">
            <text:p>  Azubi (w/m) Eisenbahner im Betriebsdienst Fachrichtung Lokführer und Transport 2018</text:p>
            <text:p/>
            <text:p>  * Originalanzeige</text:p>
            <text:p>  * Textversion</text:p>
            <text:p/>
            <text:p>  Jetzt bewerben</text:p>
            <text:p/>
            <text:p>  Stellenbeschreibung</text:p>
            <text:p/>
            <text:p>  Zum 1. September 2018 suchen wir Dich für die DB Cargo AG in Bebra. Du hast schon immer davon geträumt, etwas Großes zu bewegen? Dann werde Herrscher über tausende PS.</text:p>
            <text:p>  * Du wirst Spezialist im Rangieren, Zusammenstellen und Fahren von Zügen des Personen- oder Güterverkehrs</text:p>
            <text:p>  * Du erlernst die Regeln des sicheren und reibungslosen Bahnbetriebs</text:p>
            <text:p>  * Du sorgst dafür, dass unsere Züge sicher, pünktlich und zuverlässig das Ziel erreichen</text:p>
            <text:p/>
            <text:p>  Dein Profil</text:p>
            <text:p>  * Du hast die Schule erfolgreich abgeschlossen</text:p>
            <text:p>  * Du begeisterst Dich für Technik</text:p>
            <text:p>  * Du bewahrst auch in schwierigen Situationen die Ruhe und behältst den Überblick</text:p>
            <text:p>  * Du scheust Dich nicht davor, Verantwortung zu übernehmen und Entscheidungen zu treffen</text:p>
            <text:p/>
            <text:p>  Ansprechpartner</text:p>
            <text:p>  * Recruitingteam Mitte</text:p>
            <text:p>  Zielgruppe Schüler</text:p>
            <text:p>  Frankfurt am Main</text:p>
            <text:p>  schueler-mitte@deutschebahn.com</text:p>
            <text:p/>
            <text:p>  Kontakt</text:p>
            <text:p/>
            <text:p>  Recruitingteam Mitte</text:p>
            <text:p/>
            <text:p>  Unternehmen</text:p>
            <text:p/>
            <text:p>  Deutsche Bahn AG</text:p>
            <text:p/>
            <text:p>  Orte</text:p>
            <text:p/>
            <text:p>  Bebra</text:p>
            <text:p/>
            <text:p>  Beginn</text:p>
            <text:p/>
            <text:p>  Oktober 2018</text:p>
            <text:p/>
            <text:p>  Art der Ausbildung</text:p>
            <text:p/>
            <text:p>  Duale Ausbildung</text:p>
            <text:p>  Jetzt bewerben</text:p>
            <text:p>  Angebot vom 23.09.2017</text:p>
            <text:p/>
            <text:p>  Über das Unternehmen</text:p>
            <text:p/>
            <text:p>  Deutsche Bahn AG</text:p>
            <text:p/>
            <text:p>  Die Deutsche Bahn ist einer der vielfältigsten Arbeitgeber Deutschlands. Wir suchen jedes Jahr deutschlandweit über 3.000 Auszubildende in 50 Berufen, die mit uns gemeinsam noch bess...</text:p>
            <text:p>  673</text:p>
            <text:p>  Ausbildungsplätze</text:p>
            <text:p>  Keine Angaben</text:p>
            <text:p>  Zum Profil</text:p>
            <text:p>  Bewerben / Weiterempfehlen</text:p>
            <text:p>  Jetzt bewerben</text:p>
            <text:p>  Ausbildungsplatz empfehlen</text:p>
            <text:p>  Drucken</text:p>
          </table:table-cell>
          <table:table-cell table:number-columns-repeated="7"/>
        </table:table-row>
        <table:table-row table:style-name="ro70">
          <table:table-cell office:value-type="string" calcext:value-type="string">
            <text:p>9d362d22aef34b48bcaf6d37ae2c2416</text:p>
          </table:table-cell>
          <table:table-cell office:value-type="date" office:date-value="2017-09-13" calcext:value-type="date">
            <text:p>2017-09-13</text:p>
          </table:table-cell>
          <table:table-cell office:value-type="string" calcext:value-type="string">
            <text:p>Rangierbegleiter / Zugführer Bau (m/w)</text:p>
          </table:table-cell>
          <table:table-cell office:value-type="float" office:value="8311" calcext:value-type="float">
            <text:p>8311</text:p>
          </table:table-cell>
          <table:table-cell office:value-type="string" calcext:value-type="string">
            <text:p>Ses Bahn</text:p>
          </table:table-cell>
          <table:table-cell office:value-type="string" calcext:value-type="string">
            <text:p>  Stellenangebote</text:p>
            <text:p/>
            <text:p>  Wir suchen?</text:p>
            <text:p/>
            <text:p>  Ausbilder und Prüfer für Triebfahrzeugführer Klasse 3 nach VDV 753 / Klasse B nach TfV und Rangierbegleiter (m/w)</text:p>
            <text:p/>
            <text:p>  Voraussetzungen</text:p>
            <text:p/>
            <text:p>  * Triebfahrzeugführerschein Klasse B / Klasse 3</text:p>
            <text:p>  * gesundheitliche Tauglichkeit für diese Tätigkeit</text:p>
            <text:p>  * nach Möglichkeit Berufserfahrung</text:p>
            <text:p>  * Bereitschaft für Einsätze in ganz Deutschland</text:p>
            <text:p>  * Bereitschaft zur Fort- und Weiterbildung</text:p>
            <text:p>  * Ausbilder nach der Ausbildereignungsverordnung</text:p>
            <text:p/>
            <text:p>  Ihre Aufgaben</text:p>
            <text:p/>
            <text:p>  Als Ausbilder und Prüfer sind Sie für die Durchführung von Ausbildungen und Prüfungen verantwortlich.</text:p>
            <text:p/>
            <text:p>  Wir bieten Ihnen</text:p>
            <text:p/>
            <text:p>  * ein vielseitiges und herausforderndes Aufgabengebiet</text:p>
            <text:p>  * einen interessanten Arbeitsplatz in einem dynamischen Team</text:p>
            <text:p>  * eine leistungsgerechte Vergütung</text:p>
            <text:p>  * Firmenfahrzeug</text:p>
            <text:p>  __________________________________________________</text:p>
            <text:p/>
            <text:p>  Triebfahrzeugführer Klasse 3 nach VDV 753 / Klasse B nach TfV (m/w)</text:p>
            <text:p/>
            <text:p>  Voraussetzungen</text:p>
            <text:p/>
            <text:p>  * Triebfahrzeugführerschein Klasse B / Klasse 3</text:p>
            <text:p>  * gesundheitliche Tauglichkeit für diese Tätigkeit</text:p>
            <text:p>  * Berufserfahrung</text:p>
            <text:p>  * verschiedene Baureihenberechtigungen</text:p>
            <text:p>  * Bereitschaft für Einsätze in ganz Deutschland</text:p>
            <text:p>  * Bereitschaft zur Fort- und Weiterbildung</text:p>
            <text:p/>
            <text:p>  Ihre Aufgaben</text:p>
            <text:p/>
            <text:p>  Durchführen von Zugfahrten im Güter- oder Personenverkehr</text:p>
            <text:p/>
            <text:p>  Wir bieten Ihnen</text:p>
            <text:p/>
            <text:p>  * ein vielseitiges und herausforderndes Aufgabengebiet</text:p>
            <text:p>  * einen interessanten Arbeitsplatz in einem dynamischen Team</text:p>
            <text:p>  * eine leistungsgerechte Vergütung</text:p>
            <text:p>  __________________________________________________</text:p>
            <text:p/>
            <text:p>  Rangierbegleiter / Zugführer Bau (m/w)</text:p>
            <text:p/>
            <text:p>  Voraussetzungen</text:p>
            <text:p/>
            <text:p>  * Nachweis über die Prüfung zum Rangierbegleiter Bau / Zugführer Bau</text:p>
            <text:p>  * Nachweis über die Prüfung zum Bremsprobeberechtigten und Wagenprüfer</text:p>
            <text:p>  * Berufserfahrung</text:p>
            <text:p>  * gesundheitliche Tauglichkeit für diese Tätigkeit</text:p>
            <text:p>  * selbstständiges und verantwortungsbewusstes Arbeiten</text:p>
            <text:p>  * Bereitschaft für Einsätze in ganz Deutschland</text:p>
            <text:p>  * Bereitschaft zur Fort- und Weiterbildung</text:p>
            <text:p/>
            <text:p>  Ihre Aufgaben</text:p>
            <text:p/>
            <text:p>  Im Rahmen von Baumaßnahmen sind Ihre Aufgaben u. a. Züge bilden, Rangieren, Züge begleiten, Durchführung von Bremsproben und Wagenprüfungen</text:p>
            <text:p/>
            <text:p>  Wir bieten Ihnen</text:p>
            <text:p/>
            <text:p>  * ein vielseitiges und herausforderndes Aufgabengebiet</text:p>
            <text:p>  * einen interessanten Arbeitsplatz in einem dynamischen Team</text:p>
            <text:p>  * eine leistungsgerechte Vergütung</text:p>
            <text:p>  __________________________________________________</text:p>
            <text:p/>
            <text:p>  Wagenprüfer Stufe IV / Wagenmeister (m/w)</text:p>
            <text:p/>
            <text:p>  Voraussetzungen</text:p>
            <text:p/>
            <text:p>  * Nachweis über die Prüfung zum Wagenmeister / Wagenprüfer Stufe IV</text:p>
            <text:p>  * nach Möglichkeit Berufserfahrung</text:p>
            <text:p>  * gesundheitliche Tauglichkeit für diese Tätigkeit</text:p>
            <text:p>  * selbstständiges und verantwortungsbewusstes Arbeiten</text:p>
            <text:p>  * Bereitschaft für Einsätze in ganz Deutschland</text:p>
            <text:p>  * Bereitschaft zur Fort- und Weiterbildung</text:p>
            <text:p/>
            <text:p>  Ihre Aufgaben</text:p>
            <text:p/>
            <text:p>  Als Wagenmeister stellen Sie durch Untersuchungen vor jeder Zugfahrt den technisch einwandfreien</text:p>
            <text:p>  Zustand der Güterwagen und die ordnungsgemäße Sicherung der Ladung nach geltendem Regelwerk</text:p>
            <text:p>  im Zugverband fest.</text:p>
            <text:p/>
            <text:p>  Wir bieten Ihnen</text:p>
            <text:p/>
            <text:p>  * ein vielseitiges und herausforderndes Aufgabengebiet</text:p>
            <text:p>  * einen interessanten Arbeitsplatz in einem dynamischen Team</text:p>
            <text:p>  * eine leistungsgerechte Vergütung</text:p>
            <text:p/>
            <text:p>  Haben Sie Interesse? Dann würden wir uns freuen Sie persönlich kennenzulernen.</text:p>
            <text:p/>
            <text:p>  Bitte senden Sie uns Ihre aussagekräftigen Bewerbungsunterlagen mit Angabe Ihres nächstmöglichen Eintrittstermins per E-Mail an Diese E-Mail-Adresse ist vor Spambots geschützt! Zur Anzeige muss JavaScript eingeschaltet sein! oder per Post an</text:p>
            <text:p/>
            <text:p>  SES Aus- und Fortbildung e. K.</text:p>
            <text:p>  z. Hd. Matthias Arndt</text:p>
            <text:p>  Handwerkeralle 18</text:p>
            <text:p>  25358 Horst / Holstein</text:p>
            <text:p>  __________________________________________________</text:p>
            <text:p/>
            <text:p>  SES Aus- und Fortbildung e.K. - Handwerkerallee 18 - 25358 Horst - Tel.: 0 41 26 - 39 601-0 - info@ses-bahn.de</text:p>
          </table:table-cell>
          <table:table-cell table:number-columns-repeated="7"/>
        </table:table-row>
        <table:table-row table:style-name="ro3">
          <table:table-cell office:value-type="string" calcext:value-type="string">
            <text:p>e893d7e604274b899f9403ab92e1fc92</text:p>
          </table:table-cell>
          <table:table-cell office:value-type="date" office:date-value="2017-09-13" calcext:value-type="date">
            <text:p>2017-09-13</text:p>
          </table:table-cell>
          <table:table-cell office:value-type="string" calcext:value-type="string">
            <text:p>Quereinstieg zum Rangierbegleiter (w/m) in Bischofsheim und Limburg/Lahn</text:p>
          </table:table-cell>
          <table:table-cell office:value-type="float" office:value="8311" calcext:value-type="float">
            <text:p>8311</text:p>
          </table:table-cell>
          <table:table-cell office:value-type="string" calcext:value-type="string">
            <text:p>Deutsche Bahn</text:p>
          </table:table-cell>
          <table:table-cell office:value-type="string" calcext:value-type="string">
            <text:p>  Quereinstieg zum Rangierbegleiter (w/m) in Bischofsheim und Limburg/Lahn</text:p>
            <text:p/>
            <text:p>  Für über 500 verschiedene Berufe suchen wir jährlich mehr als 7.000 motivierte Mitarbeiter in ganz Deutschland. Auch Quereinsteiger sind bei uns willkommen. Du hast schon Erfahrung und Lust auf etwas Neues? Dann bewirb Dich bei uns! Wir machen Dich in den ersten Monaten fit für Deine neue Aufgabe.</text:p>
            <text:p/>
            <text:p>  Zum 01. Januar 2018 suchen wir Dich für die DB Cargo AG an den Standorten Mainz-Bischofsheim und Limburg an der Lahn.</text:p>
            <text:p/>
            <text:p>  Deine Aufgaben:</text:p>
            <text:p>  * Zeitgerechte Bereitstellung von Zügen</text:p>
            <text:p>  * Ordnungsgemäße Durchführung von Rangierfahrten und Bremsproben</text:p>
            <text:p>  * Wartungs-, Pflege- und Reinigungsarbeiten an Eisenbahnfahrzeugen</text:p>
            <text:p>  * Zuführen und Abholen von Transporten</text:p>
            <text:p>  * Schadensprüfung von Fahrzeugen und Auslösung von Reparaturaufträgen</text:p>
            <text:p/>
            <text:p>  Dein Profil:</text:p>
            <text:p>  * Kenntnisse im gewerblich-technischen Bereich</text:p>
            <text:p>  * Bereitschaft zur Qualifizierung im Rangierdienst</text:p>
            <text:p>  * Gesundheitliche Eignung, körperliche Belastbarkeit</text:p>
            <text:p>  * Bereitschaft zum Arbeiten im Freien und zum Schichtdienst (Früh-, Spät- und Nachtschicht)</text:p>
            <text:p>  * Hohe Zuverlässigkeit, Teamfähigkeit und selbständige Arbeitsweise</text:p>
            <text:p>  * Eignung und Tauglichkeit werden durch einen Eignungstest und eine betriebsärztliche Untersuchung festgestellt</text:p>
            <text:p>  * Führerscheinklasse B und eigener PKW</text:p>
            <text:p/>
            <text:p>  Wir bieten:</text:p>
            <text:p>  * Stabilität und Sicherheit:</text:p>
            <text:p>  Du kannst Dir einer langfristigen Perspektive durch Dein festes Arbeitsverhältnis in einem zukunftsorientierten Konzern sicher sein.</text:p>
            <text:p>  * Attraktive Konditionen:</text:p>
            <text:p>  Du gibst immer alles und bekommst deshalb auch viel zurück: ein marktübliches Gehaltspaket mit i. d. R. unbefristeten Arbeitsverträgen und Beschäftigungssicherung sowie vielfältige Nebenleistungen, z. B. das DB Job-Ticket, Freifahrten im Nah- und Fernverkehr (auch für Familienangehörige), diverse Reisevergünstigungen, eine betriebliche Altersvorsorge und vergünstigte Versicherungskonditionen.</text:p>
            <text:p>  * Arbeitsplätze in ganz Deutschland:</text:p>
            <text:p>  Wir begegnen Dir nicht nur auf Augenhöhe, sondern in der Regel auch dort, wo Du zuhause bist. Mit Arbeitsplätzen in jedem Bundesland, in großen Städten ebenso wie in kleineren Ortschaften und Gemeinden.</text:p>
            <text:p>  * Individuelle Weiterentwicklung und Aufstiegschancen:</text:p>
            <text:p>  Mit Seminaren, Trainings und Qualifizierungen bieten wir Dir individuelle und langfristige Entwicklungs- und Aufstiegschancen auf Fach-, Projekt- oder Führungsebene.</text:p>
            <text:p/>
            <text:p>  Bewirb Dich online mit der Angabe Deiner Gehaltsvorstellung auf die Ausschreibungsnummer 268340.</text:p>
            <text:p>  Deine persönlichen Daten behandeln wir vertraulich - www.deutschebahn.com/datenschutz-personal.</text:p>
            <text:p/>
            <text:p>  Jetzt bewerben und mehr erfahren: www.deutschebahn.com/karriere</text:p>
          </table:table-cell>
          <table:table-cell table:number-columns-repeated="7"/>
        </table:table-row>
        <table:table-row table:style-name="ro71">
          <table:table-cell office:value-type="string" calcext:value-type="string">
            <text:p>6f94492fe15a4a39b8659216999757a2</text:p>
          </table:table-cell>
          <table:table-cell office:value-type="date" office:date-value="2017-09-04" calcext:value-type="date">
            <text:p>2017-09-04</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epona HR Services GmbH</text:p>
          </table:table-cell>
          <table:table-cell office:value-type="string" calcext:value-type="string">
            <text:p>  Stellenangebot - Triebfahrzeugführer (m/w) Klasse 3 - Güterverkehr (Eisenbahner/in - Betriebsdienst - Lokführer und Transport)</text:p>
            <text:p/>
            <text:p>  Überblick über das Stellenangebot</text:p>
            <text:p/>
            <text:p>  Referenznummer</text:p>
            <text:p/>
            <text:p>  10000-1156154955-S</text:p>
            <text:p>  Titel des Stellenangebots</text:p>
            <text:p/>
            <text:p>  Triebfahrzeugführer (m/w) Klasse 3 - Güterverkehr (Eisenbahner/in - Betriebsdienst - Lokführer und Transport)</text:p>
            <text:p>  Alternativberufe</text:p>
            <text:p>  Schienenfahrzeugführer/in</text:p>
            <text:p>  Stellenangebotsart</text:p>
            <text:p/>
            <text:p>  Arbeitsplatz (sozialversicherungspflichtig)</text:p>
            <text:p>  Arbeitgeber</text:p>
            <text:p>  Sepona HR Services GmbH</text:p>
            <text:p/>
            <text:p>  Branche: Vermittlung von Arbeitskräften, Betriebsgröße: zwischen 6 und 50</text:p>
            <text:p>  Stellenbeschreibung</text:p>
            <text:p/>
            <text:p>  Ihr Aufgabengebiet</text:p>
            <text:p>  * Fahren von Zügen zwischen den Knotenpunkten z.T. im kombinierten Ladungsverkehr</text:p>
            <text:p>  * Ggf. Rangierarbeiten an den Standorten der Produktionswerke und Logistikplätze</text:p>
            <text:p>  * Durchführen von Wagen- und Zugprüfungen sowie Bremsproben</text:p>
            <text:p>  * Erstellen von Wagenlisten und Bremszetteln</text:p>
            <text:p>  * Durchführung von Vorbereitungs- und Abschlussdiensten am Tfz</text:p>
            <text:p/>
            <text:p>  Baureihen: Class 66, Class 77</text:p>
            <text:p/>
            <text:p>  Ihr Profil</text:p>
            <text:p>  * Besitz des Triebfahrzeugführerscheins der Klasse 3 gemäß VDV 753 bzw. B gemäß TfV</text:p>
            <text:p>  * gültige bahnärztliche Untersuchung sowie psychologische Eignung nach VDV 714 bzw. gemäß TfV</text:p>
            <text:p>  * Erfahrungen im Rangierdienst und Güterschienenverkehr wünschenswert</text:p>
            <text:p>  * Wagenprüfer G, und Bremsprobenberechtigung erforderlich</text:p>
            <text:p>  * strukturierte Arbeitsweise und Teamfähigkeit</text:p>
            <text:p/>
            <text:p>  Wir bieten</text:p>
            <text:p>  Es erwartet Sie eine abwechslungsreiche Tätigkeit in einem zuverlässigen und familiären Team, ein unbefristeter Arbeitsvertrag, gute Verdienstmöglichkeiten sowie sehr gute Weiterentwicklungsmöglichkeiten.</text:p>
            <text:p>  Führungsverantwortung</text:p>
            <text:p/>
            <text:p>  Keine Führungsverantwortung</text:p>
            <text:p>  Arbeitsorte</text:p>
            <text:p/>
            <text:p>  Göttingen, Niedersachsen, Niedersachsen, Deutschland</text:p>
            <text:p>  Osnabrück, Niedersachsen, Deutschland</text:p>
            <text:p>  Wolfsburg, Niedersachsen, Deutschland</text:p>
            <text:p>  Celle, Niedersachsen, Deutschland</text:p>
            <text:p>  Braunschweig, Niedersachsen, Deutschland</text:p>
            <text:p>  Lüneburg, Niedersachsen, Deutschland</text:p>
            <text:p>  Bielefeld, Nordrhein-Westfalen, Deutschland</text:p>
            <text:p>  Hannover, Niedersachsen, Deutschland</text:p>
            <text:p>  Kassel, Hessen, Hessen, Deutschland</text:p>
            <text:p>  Paderborn,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0 Stellen</text:p>
            <text:p>  Vormerken</text:p>
            <text:p/>
            <text:p>  Konditionen des Stellenangebots</text:p>
            <text:p/>
            <text:p>  Arbeitszeit</text:p>
            <text:p/>
            <text:p>  Vollzeit, Wochenende, Nachtarbeit, Schicht</text:p>
            <text:p>  40 Wochenstunden</text:p>
            <text:p>  Vergütung und Zusatzleistungen</text:p>
            <text:p/>
            <text:p>  ab 15,00?/h</text:p>
            <text:p>  Bei der Besetzung des Stellenangebotes findet ein Tarifvertrag Anwendung.</text:p>
            <text:p>  Tarifvertrag: BAP/DGB</text:p>
            <text:p>  Befristung</text:p>
            <text:p/>
            <text:p>  Unbefristetes Arbeitsverhältnis</text:p>
            <text:p/>
            <text:p>  Anforderungen an den Bewerber</text:p>
            <text:p/>
            <text:p>  Berufsausbildung/ Studium</text:p>
            <text:p>  Eisenbahner/in - Betriebsdienst - Lokführer und Transport</text:p>
            <text:p>  Transport, Verkehr</text:p>
            <text:p/>
            <text:p>  Zwingend erforderlich</text:p>
            <text:p>  Güterverkehr</text:p>
            <text:p/>
            <text:p>  Erweiterte Kenntnisse</text:p>
            <text:p>  Bahnbetriebsdienst, Lokomotivführung, Rangierbetrieb</text:p>
            <text:p/>
            <text:p>  Grundkenntnisse</text:p>
            <text:p>  Beladen, Entladen, Betriebssicherheit von Transportmitteln kontrollieren, Schienenverkehr</text:p>
            <text:p/>
            <text:p>  Sprachkenntnisse</text:p>
            <text:p/>
            <text:p>  Zwingend erforderlich</text:p>
            <text:p>  Deutsch</text:p>
            <text:p/>
            <text:p>  Persönliche Stärken</text:p>
            <text:p>  Auffassungsfähigkeit/-gabe, Belastbarkeit, Ganzheitliches Denken, Motivation/ Leistungsbereitschaft, Selbständiges Arbeiten</text:p>
            <text:p>  Reise-/ Montagebereitschaft</text:p>
            <text:p/>
            <text:p>  Uneingeschränkt</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Sepona HR Services GmbH</text:p>
            <text:p>  Herr Stefanie Bösche</text:p>
            <text:p>  Kohlenstr. 2</text:p>
            <text:p>  04107 Leipzig</text:p>
            <text:p>  Sachsen</text:p>
            <text:p>  Deutschland</text:p>
            <text:p>  Telekommunikation</text:p>
            <text:p/>
            <text:p>  Telefonnummer: +49 (1 51) 72 63 37 24</text:p>
            <text:p>  E-Mail</text:p>
            <text:p>  bewerbung-hr@sepona.de</text:p>
            <text:p>  Gewünschte Bewerbungsarten</text:p>
            <text:p/>
            <text:p>  Per E-Mail, schriftlich, persönlich</text:p>
            <text:p>  Angaben zur Bewerbung</text:p>
            <text:p/>
            <text:p>  Geforderte Anlagen: Lebenslauf, Zeugnisse, Anschreib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22">
          <table:table-cell office:value-type="string" calcext:value-type="string">
            <text:p>9c90774a814b4089b329f9fb55bcdecc</text:p>
          </table:table-cell>
          <table:table-cell office:value-type="date" office:date-value="2017-09-08" calcext:value-type="date">
            <text:p>2017-09-0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Lokrangierführer/in Kl. 3 Güternahverkehr- Raum Peine (Eisenbahner/in - Betriebsdienst - Lokführer und Transport)</text:p>
            <text:p/>
            <text:p>  Überblick über das Stellenangebot</text:p>
            <text:p/>
            <text:p>  Referenznummer</text:p>
            <text:p/>
            <text:p>  10000-1156242006-S</text:p>
            <text:p>  Titel des Stellenangebots</text:p>
            <text:p/>
            <text:p>  Lokrangierführer/in Kl. 3 Güternahverkehr- Raum Peine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ein/e Lokrangierführer/in im Güternahverkehr für den Standorte im Raum Peine</text:p>
            <text:p/>
            <text:p>  Ihre Aufgaben:</text:p>
            <text:p>  Bewegen von Eisenbahnfahrzeugen im Rangierdienst mittels Funkfernsteuerung</text:p>
            <text:p>  Durchführung von Zugprüfungen</text:p>
            <text:p>  Erstellen von Wagenlisten und Bremszetteln</text:p>
            <text:p>  Führen der EDV-gestützte Dokumentation von Wagenlaufwegen</text:p>
            <text:p>  Bedienung von Gleisanschlüssen</text:p>
            <text:p>  Kontakt mit anderen Betriebseisenbahnern und Endkunden</text:p>
            <text:p/>
            <text:p>  Ihr Profil:</text:p>
            <text:p>  Abgeschlossene Ausbildung Triebfahrzeugführer(in)</text:p>
            <text:p>  nach VDV oder TfV</text:p>
            <text:p>  Nachweise über Tauglichkeit (bahnärztlich und bei Ausbildung nach VDV auch die psychologische)</text:p>
            <text:p>  Nachweis zum Wagenprüfer(in) G</text:p>
            <text:p>  Idealerweise auch Nachweis über Schulung für FV-NE, ZLB und SZB</text:p>
            <text:p>  Nachweis über regelmäßige Teilnahme Fit-Schulungen/ Dienstunterricht</text:p>
            <text:p>  Idealerweise vorhandene Baureihenberechtigung von min. einer der hier genannten Baureihen: G1205, G1203, V100, Gravita und V60</text:p>
            <text:p>  Idealerweise sind Sie im Besitz eines PKW-Führerschein = ist aber kein Muss</text:p>
            <text:p/>
            <text:p>  Was wir bieten:</text:p>
            <text:p>  übertarifliche Vergütung, Erstattung aller Reisekosten und Bereitstellung aller notwendigen Dienstmaterialen wie u.a.: Handy, bei Bedarf auch Tablett oder Notebook, bei Bedarf und weiterer Entfernung zum Einsatzort eine Bahncard, bei ständig wechselnden Einsatzorten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Niedersachsen, Deutschland</text:p>
            <text:p>  Peine, Niedersach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5.09.2017</text:p>
            <text:p>  Anzahl offener Stellen</text:p>
            <text:p/>
            <text:p>  2 Stellen</text:p>
            <text:p>  Vormerken</text:p>
            <text:p/>
            <text:p>  Konditionen des Stellenangebots</text:p>
            <text:p/>
            <text:p>  Arbeitszeit</text:p>
            <text:p/>
            <text:p>  Vollz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53">
          <table:table-cell office:value-type="string" calcext:value-type="string">
            <text:p>cbe307aacde1434fb6314f19858ec3dc</text:p>
          </table:table-cell>
          <table:table-cell office:value-type="date" office:date-value="2017-09-18" calcext:value-type="date">
            <text:p>2017-09-1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epona HR Services GmbH</text:p>
          </table:table-cell>
          <table:table-cell office:value-type="string" calcext:value-type="string">
            <text:p>  Stellenangebot - Triebfahrzeugführer (m/w) Klasse 3 - Personenverkehr (Eisenbahner/in - Betriebsdienst - Lokführer und Transport)</text:p>
            <text:p/>
            <text:p>  Überblick über das Stellenangebot</text:p>
            <text:p/>
            <text:p>  Referenznummer</text:p>
            <text:p/>
            <text:p>  10000-1156498376-S</text:p>
            <text:p>  Titel des Stellenangebots</text:p>
            <text:p/>
            <text:p>  Triebfahrzeugführer (m/w) Klasse 3 - Personenverkehr (Eisenbahner/in - Betriebsdienst - Lokführer und Transport)</text:p>
            <text:p>  Alternativberufe</text:p>
            <text:p>  Schienenfahrzeugführer/in</text:p>
            <text:p>  Stellenangebotsart</text:p>
            <text:p/>
            <text:p>  Arbeitsplatz (sozialversicherungspflichtig)</text:p>
            <text:p>  Arbeitgeber</text:p>
            <text:p>  Sepona HR Services GmbH</text:p>
            <text:p/>
            <text:p>  Branche: Vermittlung von Arbeitskräften, Betriebsgröße: zwischen 6 und 50</text:p>
            <text:p>  Stellenbeschreibung</text:p>
            <text:p/>
            <text:p>  Gesucht wird am 01.11.2017</text:p>
            <text:p/>
            <text:p>  Ihr Aufgabengebiet</text:p>
            <text:p/>
            <text:p>  * Fahren von Zügen im Personenverkehr</text:p>
            <text:p>  * Durchführung von Wagen- und Zugprüfungen sowie Bremsproben</text:p>
            <text:p>  * Durchführung von Vorbereitungs- und Abschlussdiensten am Triebfahrzeug</text:p>
            <text:p>  * Ggf. ergänzen von Betriebsstoffen</text:p>
            <text:p>  * Durchführung von Vorbereitungs- und Abschlussdiensten am Tfz / Triebwagen</text:p>
            <text:p/>
            <text:p>  Baureihen: 146, 246</text:p>
            <text:p/>
            <text:p>  Ihr Profil</text:p>
            <text:p>  * Besitz des Triebfahrzeugführerscheins der Klasse 3 gemäß VDV 753 bzw. B gemäß TfV</text:p>
            <text:p>  * gültige bahnärztliche Untersuchung sowie psychologische Eignung nach VDV 714 bzw. gemäß TfV</text:p>
            <text:p>  * Erfahrungen im Rangierdienst und Personenverkehr wünschenswert</text:p>
            <text:p>  * Wagenprüfer P, und Bremsprobenberechtigung erforderlich</text:p>
            <text:p>  * strukturierte Arbeitsweise und Teamfähigkeit</text:p>
            <text:p>  * Kenntnisse der "Traxx"-Familie zwingend notwendig, Kenntnisse des Steuerwagen "Dostos" wünschenswert</text:p>
            <text:p/>
            <text:p>  Wir bieten</text:p>
            <text:p>  Es erwartet Sie eine abwechslungsreiche Tätigkeit in einem zuverlässigen und familiären Team, ein unbefristeter Arbeitsvertrag, gute Verdienstmöglichkeiten sowie sehr gute Weiterentwicklungsmöglichkeiten.</text:p>
            <text:p>  Führungsverantwortung</text:p>
            <text:p/>
            <text:p>  Keine Führungsverantwortung</text:p>
            <text:p>  Arbeitsorte</text:p>
            <text:p/>
            <text:p>  Cuxhaven, Niedersachsen, Deutschland</text:p>
            <text:p>  Hamburg, Hamburg,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5 Stellen</text:p>
            <text:p>  Vormerken</text:p>
            <text:p/>
            <text:p>  Konditionen des Stellenangebots</text:p>
            <text:p/>
            <text:p>  Arbeitszeit</text:p>
            <text:p/>
            <text:p>  Vollzeit, Wochenende, Nachtarbeit, Schicht</text:p>
            <text:p>  40 Wochenstunden</text:p>
            <text:p>  Vergütung und Zusatzleistungen</text:p>
            <text:p/>
            <text:p>  ab 15,00?/h</text:p>
            <text:p>  Bei der Besetzung des Stellenangebotes findet ein Tarifvertrag Anwendung.</text:p>
            <text:p>  Tarifvertrag: BAP/DGB</text:p>
            <text:p>  Befristung</text:p>
            <text:p/>
            <text:p>  Unbefristetes Arbeitsverhältnis</text:p>
            <text:p/>
            <text:p>  Anforderungen an den Bewerber</text:p>
            <text:p/>
            <text:p>  Transport, Verkehr</text:p>
            <text:p/>
            <text:p>  Zwingend erforderlich</text:p>
            <text:p>  Personenverkehr</text:p>
            <text:p/>
            <text:p>  Erweiterte Kenntnisse</text:p>
            <text:p>  Bahnbetriebsdienst, Lokomotivführung, Rangierbetrieb</text:p>
            <text:p/>
            <text:p>  Grundkenntnisse</text:p>
            <text:p>  Beladen, Entladen, Betriebssicherheit von Transportmitteln kontrollieren, Schienenverkehr</text:p>
            <text:p/>
            <text:p>  Sprachkenntnisse</text:p>
            <text:p/>
            <text:p>  Zwingend erforderlich</text:p>
            <text:p>  Deutsch</text:p>
            <text:p/>
            <text:p>  Persönliche Stärken</text:p>
            <text:p>  Auffassungsfähigkeit/-gabe, Belastbarkeit, Ganzheitliches Denken, Motivation/ Leistungsbereitschaft, Selbständiges Arbeiten</text:p>
            <text:p>  Reise-/ Montagebereitschaft</text:p>
            <text:p/>
            <text:p>  Uneingeschränkt</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Sepona HR Services GmbH</text:p>
            <text:p>  Frau Stefanie Bösche</text:p>
            <text:p>  Kohlenstr. 2</text:p>
            <text:p>  04107 Leipzig</text:p>
            <text:p>  Sachsen</text:p>
            <text:p>  Deutschland</text:p>
            <text:p>  Telekommunikation</text:p>
            <text:p/>
            <text:p>  Telefonnummer: +49 (1 51) 72 63 37 24</text:p>
            <text:p>  E-Mail</text:p>
            <text:p>  bewerbung-hr@sepona.de</text:p>
            <text:p>  Gewünschte Bewerbungsarten</text:p>
            <text:p/>
            <text:p>  Per E-Mail, schriftlich, persönlich</text:p>
            <text:p>  Angaben zur Bewerbung</text:p>
            <text:p/>
            <text:p>  Geforderte Anlagen: Lebenslauf, Zeugnisse, Anschreib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32">
          <table:table-cell office:value-type="string" calcext:value-type="string">
            <text:p>fdc30c2fa3804e27be5ab86a06d02d99</text:p>
          </table:table-cell>
          <table:table-cell office:value-type="date" office:date-value="2017-09-29" calcext:value-type="date">
            <text:p>2017-09-29</text:p>
          </table:table-cell>
          <table:table-cell office:value-type="string" calcext:value-type="string">
            <text:p>Triebfahrzeugführer/in Klasse B (3) im Güterverkehr - eine/n für den Großraum : Niedersachsen</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zurück</text:p>
            <text:p>  29.09.2017</text:p>
            <text:p>  Stellenangebot-Nr.: 1/6386</text:p>
            <text:p>  Einsatzort:</text:p>
            <text:p>  eine/n für den Großraum : Niedersachsen</text:p>
            <text:p>  Kategorie:</text:p>
            <text:p>  Betrieb/Verkehr</text:p>
            <text:p>  Tätigkeitsbereich:</text:p>
            <text:p>  Projektkoordinator (m/w)</text:p>
            <text:p>  Arbeitszeit:</text:p>
            <text:p>  Schichtarbeit</text:p>
            <text:p>  Beschäftigungsart:</text:p>
            <text:p>  Festanstellung</text:p>
            <text:p>  Verfügbarkeit ab:</text:p>
            <text:p>  sofort</text:p>
            <text:p>  Bewerbung:</text:p>
            <text:p>  keine Einschränkung</text:p>
            <text:p>  Link zur Onlinebewerbung:</text:p>
            <text:p>  zur Onlinebewerbung</text:p>
            <text:p>  Drucken</text:p>
            <text:p>  Merken</text:p>
            <text:p/>
            <text:p>  Triebfahrzeugführer/in Klasse B (3) im Güterverkehr - eine/n für den Großraum : Niedersachsen</text:p>
            <text:p/>
            <text:p>  Ihr berufliches Ziel ist unsere Aufgabe!</text:p>
            <text:p>  Verwirklichen Sie sich mit unserer Hilfe Ihr berufliches Ziel und schnappen sich folgenden noch freien "Stuhl"- Arbeitsplatz in unserem Team.</text:p>
            <text:p>  Positionsbeschreibung</text:p>
            <text:p/>
            <text:p>  Sichere und pünktliche Durchführung von Zug- und Rangierfahrten im Regel- und Störungsfall im Güterverkehr</text:p>
            <text:p>  Aufgaben</text:p>
            <text:p>  Durchführung von Sicherheitsmaßnahmen</text:p>
            <text:p>  Sachkundige Bedienung verschiedener Triebfahrzeugbaureihen</text:p>
            <text:p>  Erhalt und Erweiterung des Wissenstandes des Triebfahrzeugführers</text:p>
            <text:p>  Anforderungen</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PZB und LZB oder ZLB und SZB</text:p>
            <text:p>  Nachweis über regelmäßige Teilnahme Fit-Schulungen/ Dienstunterricht</text:p>
            <text:p>  Idealerweise vorhandene Baureihenberechtigung von min. einer der hier genannten Baureihen: G1205, G1203, V100, Gravita, V60, 182,183,185,186,189 und Vectron</text:p>
            <text:p>  PKW-Führerschein</text:p>
            <text:p>  Wir bieten</text:p>
            <text:p/>
            <text:p>  Bei uns ist Ihre berufliche Zukunft sicher denn:</text:p>
            <text:p/>
            <text:p>  Wir bieten Ihnen eine Festanstellung in einem renommierten Unternehmen mit sozialem Umfeld und unbefristetem Arbeitsvertrag</text:p>
            <text:p/>
            <text:p>  Sprechen Sie mit uns über Ihr Wunschgehalt denn:</text:p>
            <text:p/>
            <text:p>  Wir nutzen KEINEN Zeitarbeitstarif und bieten grundsätzlich eine übertarifliche Vergütung mit voller Bezahlung auch bei Urlaub oder Krankheit sowie für die Anfahrtszeit zur Arbeit.</text:p>
            <text:p/>
            <text:p>  Für Ihren Traumjob müssen Sie bei uns keine weiten Wege auf sich nehmen denn:</text:p>
            <text:p/>
            <text:p>  Wir sind stets bemüht Ihnen eine regional nahe und entsprechende Position anzubieten. Ausnahmen gelten selbstverständlich für Jene die von sich aus gerne bundesweit tätig werden wollen.</text:p>
            <text:p/>
            <text:p>  Mit uns kommen Sie immer sicher und sorgenfrei zur Arbeit denn:</text:p>
            <text:p/>
            <text:p>  Die Erstattung aller Reisekosten ist bei uns selbstverständlich sowie bei Bedarf und/oder weiterer Entfernung zum Einsatzort die Bereitstellung einer Bahncard 100 Klasse 2 oder eines Firmenautos mit Tankkarte.</text:p>
            <text:p/>
            <text:p>  Wir sind für Sie immer und auf allen Kommunikationswegen erreichbar denn:</text:p>
            <text:p/>
            <text:p>  Ein Firmenhandy mit Tablett oder Notebook gehört für uns zu Ihrer Standarddienstausrüstung.</text:p>
            <text:p/>
            <text:p>  Mit uns haben Sie immer ein sicheres und komfortables "Dach" über dem Kopf denn:</text:p>
            <text:p/>
            <text:p>  Die Bereitstellung einer Unterkunft vor Ort u.a. durch Servicehotels oder in einer komfortablen FeWo ist bei weiten Entfernungen zum Einsatzort bei uns Standard.</text:p>
            <text:p/>
            <text:p>  Wir garantieren eine umfangreiche Einarbeitung, kurze Entscheidungswege und Schulungsmöglichkeiten.</text:p>
            <text:p/>
            <text:p>  Nutzen Sie die Annehmlichkeit uns als Ihren Arbeitgeber an Ihrer Seite zu haben. Es wird Ihnen gefallen!</text:p>
            <text:p/>
            <text:p>  Alle wichtigen Infos über uns finden Sie unter: www.flexkraft365.de</text:p>
            <text:p>  Kontakt</text:p>
            <text:p>  ZUGKRAFT. 365</text:p>
            <text:p/>
            <text:p>  Personalmanagement</text:p>
            <text:p/>
            <text:p>  Tel. 08232 5031-887</text:p>
            <text:p/>
            <text:p>  Fax. 08232 5031-960</text:p>
            <text:p/>
            <text:p>  Mobil: 0175-4804602</text:p>
            <text:p/>
            <text:p>  Mail: bewerbung@flexkraft365.de</text:p>
            <text:p/>
            <text:p>  Web: www.flexkraft365.de</text:p>
            <text:p>  zurück</text:p>
          </table:table-cell>
          <table:table-cell table:number-columns-repeated="7"/>
        </table:table-row>
        <table:table-row table:style-name="ro7">
          <table:table-cell office:value-type="string" calcext:value-type="string">
            <text:p>673d6883e5c548c282827dfa9361c4bb</text:p>
          </table:table-cell>
          <table:table-cell office:value-type="date" office:date-value="2017-09-28" calcext:value-type="date">
            <text:p>2017-09-28</text:p>
          </table:table-cell>
          <table:table-cell office:value-type="string" calcext:value-type="string">
            <text:p>Eisenbahner/in - Betriebsdienst - Fahrweg</text:p>
          </table:table-cell>
          <table:table-cell office:value-type="float" office:value="8311" calcext:value-type="float">
            <text:p>8311</text:p>
          </table:table-cell>
          <table:table-cell office:value-type="string" calcext:value-type="string">
            <text:p>DB Zeitarbeit GmbH</text:p>
          </table:table-cell>
          <table:table-cell office:value-type="string" calcext:value-type="string">
            <text:p>  Stellenangebot - 6 Quereinsteiger für Qualifizierung zum Weichenwärter (w/m) (Eisenbahner/in - Betriebsdienst - Fahrweg)</text:p>
            <text:p/>
            <text:p>  Überblick über das Stellenangebot</text:p>
            <text:p/>
            <text:p>  Referenznummer</text:p>
            <text:p/>
            <text:p>  10000-1156817350-S</text:p>
            <text:p>  Titel des Stellenangebots</text:p>
            <text:p/>
            <text:p>  6 Quereinsteiger für Qualifizierung zum Weichenwärter (w/m) (Eisenbahner/in - Betriebsdienst - Fahrweg)</text:p>
            <text:p>  Stellenangebotsart</text:p>
            <text:p/>
            <text:p>  Arbeitsplatz als Fachkraft (sozialversicherungspflichtig)</text:p>
            <text:p>  Arbeitgeber</text:p>
            <text:p>  DB Zeitarbeit GmbH</text:p>
            <text:p/>
            <text:p>  Branche: Befristete Überlassung von Arbeitskräften, Betriebsgröße: zwischen 51 und 500</text:p>
            <text:p>  Stellenbeschreibung</text:p>
            <text:p/>
            <text:p>  Du willst nicht irgendeinen Job, sondern eine echte Perspektive? Als 100%ige Bahntochter sind wir</text:p>
            <text:p>  Dein Sprungbrett in den Konzern hinein. Darüber hinaus kannst Du mit einem tarifvertraglich garantierten</text:p>
            <text:p>  Gehaltspaket samt Überstundenvergütung rechnen und von attraktiven Sozial- und Nebenleistungen</text:p>
            <text:p>  profitieren.</text:p>
            <text:p/>
            <text:p>  Für eine langfristige Beschäftigung suchen wir zum 01.01.2018 interessierte neue Mitarbeiter, die eine Qualifizierung zum Weichenwärter durchlaufen möchten, um anschließend auf unseren Stellwerken in Seesen oder Münchehof zu arbeiten.</text:p>
            <text:p/>
            <text:p>  Deine Aufgaben:</text:p>
            <text:p/>
            <text:p>  - Während der 2-monatigen bezahlten, bahninternen Qualifizierung zum Weichenwärter erwirbst Du theoretisches Fachwissen und praktische Erfahrungen, um als Weichenwärter arbeiten zu können</text:p>
            <text:p>  - Nach Abschluss der Qualifizierung sorgst du für sichere Zug- und Rangierfahrten in Deinem regionalen Zuständigkeitsbereich in und um Seesen oder Münchehof</text:p>
            <text:p>  - Du bedienst mechanische und elektromechanische Stellwerkshebel zur Einstellung von Weichen für Zugstraßen im Auftrag des Fahrdienstleiters</text:p>
            <text:p>  - Du lernst auch andere Stellwerkstechniken zu bedienen</text:p>
            <text:p/>
            <text:p>  Dein Profil:</text:p>
            <text:p/>
            <text:p>  - Interessenten jeglicher Fachrichtung, gern auch ohne abgeschlossene Ausbildung</text:p>
            <text:p>  - Schulabschluss</text:p>
            <text:p>  - Bereitschaft zum Schichtdienst (Frühschicht, Spätschicht, Wochenende, Feiertage)</text:p>
            <text:p>  - Medizinische und psychologische Tauglichkeit (wird durch unsere betriebsärztliche Untersuchung sichergestellt)</text:p>
            <text:p>  - Sehr gute Deutschkenntnisse in Wort und Schrift</text:p>
            <text:p>  - Zuverlässigkeit, Belastbarkeit und körperliche Fitness, Pünktlichkeit</text:p>
            <text:p/>
            <text:p>  Wir bieten Dir:</text:p>
            <text:p/>
            <text:p>  - Jobeinstieg mit Option auf Festanstellung im DB-Konzern</text:p>
            <text:p>  - Tarifvertraglich garantiertes Gehaltspaket mit attraktiven Sozial- und Nebenleistungen</text:p>
            <text:p>  - Stundengenaue Erfassung der Arbeitszeit inkl. verschiedener Auszahlungsmodelle für Überstunden</text:p>
            <text:p>  - Betriebliche Altersvorsorge, Gesundheitsförderung, vermögenswirksame Leistungen</text:p>
            <text:p/>
            <text:p>  Interessiert?</text:p>
            <text:p>  Dann Bewirb Dich per E-Mail an: josephin.woidt@deutschebahn.com.</text:p>
            <text:p>  Noch Fragen?</text:p>
            <text:p>  Dann wende Dich ebenfalls an josephin.woidt@deutschebahn.com.</text:p>
            <text:p/>
            <text:p>  Mit Absenden Ihrer Bewerbung erklären Sie Ihr Einverständnis, dass die DB Zeitarbeit GmbH Ihre personenbezogenen Daten im Rahmen des Bewerbungs-verfahrens automatisiert verarbeitet und in Form eines Qualifikationsprofils an potenzielle Kundenunternehmen übermittelt. Spätestens 4 Monate nach Beendigung des Bewerbungsverfahrens werden Ihre Daten automatisch gelöscht.</text:p>
            <text:p>  Führungsverantwortung</text:p>
            <text:p/>
            <text:p>  Keine Führungsverantwortung</text:p>
            <text:p>  Arbeitsorte</text:p>
            <text:p/>
            <text:p>  Am Gartetalbahnhof 1, 37073 Göttingen, Niedersachsen, Niedersach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01.01.2018</text:p>
            <text:p>  Anzahl offener Stellen</text:p>
            <text:p/>
            <text:p>  6 Stellen</text:p>
            <text:p>  Vormerken</text:p>
            <text:p/>
            <text:p>  Konditionen des Stellenangebots</text:p>
            <text:p/>
            <text:p>  Arbeitszeit</text:p>
            <text:p/>
            <text:p>  Vollzeit, Wochenende, Nachtarbeit</text:p>
            <text:p>  39 Wochenstunden</text:p>
            <text:p>  Ihre 39 Stunden leisten Sie im Schichtdienst.</text:p>
            <text:p>  Früh- und Spätschicht zwischen 4.00 und 24.00 Uhr.</text:p>
            <text:p>  Mind. 1 Wochenende im Monat garantiert frei!</text:p>
            <text:p>  Vergütung und Zusatzleistungen</text:p>
            <text:p/>
            <text:p>  11,20 + Zulagen</text:p>
            <text:p>  Bei der Besetzung des Stellenangebotes findet ein Tarifvertrag Anwendung.</text:p>
            <text:p>  Tarifvertrag: DB ZeitarbeitTV MoVe</text:p>
            <text:p>  Befristung</text:p>
            <text:p/>
            <text:p>  Befristetes Arbeitsverhältnis bis 31.12.2018, eine spätere Übernahme in ein unbefristetes Arbeitsverhältnis ist möglich</text:p>
            <text:p/>
            <text:p>  Anforderungen an den Bewerber</text:p>
            <text:p/>
            <text:p>  Sonstige Angaben zur Ausbildung</text:p>
            <text:p/>
            <text:p>  Interessenten aus allen Bereichen gesucht!</text:p>
            <text:p>  Keine abgeschlossene Berufsausbildung notwendig.</text:p>
            <text:p>  Sprachkenntnisse</text:p>
            <text:p/>
            <text:p>  Zwingend erforderlich</text:p>
            <text:p>  Deutsch</text:p>
            <text:p/>
            <text:p>  Reise-/ Montagebereitschaft</text:p>
            <text:p/>
            <text:p>  Zeitweise</text:p>
            <text:p>  Führerscheine</text:p>
            <text:p/>
            <text:p>  Zwingend erforderlich</text:p>
            <text:p>  Fahrerlaubnis B PKW/Kleinbusse (alt: FS 3)</text:p>
            <text:p/>
            <text:p>  Kontaktdaten</text:p>
            <text:p/>
            <text:p>  Rückfragen und Bewerbungen an</text:p>
            <text:p/>
            <text:p>  DB Zeitarbeit GmbH</text:p>
            <text:p>  Frau Josephin Woidt</text:p>
            <text:p>  Herrenstr. 3-5</text:p>
            <text:p>  30159 Hannover</text:p>
            <text:p>  Niedersachsen</text:p>
            <text:p>  Deutschland</text:p>
            <text:p>  Telekommunikation</text:p>
            <text:p/>
            <text:p>  Telefonnummer: +49 (5 11) 2 86 76 20</text:p>
            <text:p>  E-Mail</text:p>
            <text:p>  josephin.woidt@deutschebahn.com</text:p>
            <text:p>  Gewünschte Bewerbungsarten</text:p>
            <text:p/>
            <text:p>  Über JOBBÖRSE, per E-Mail, schriftlich, telefonisch</text:p>
            <text:p>  Internetadresse</text:p>
            <text:p>  Weitere Informationen zum Stellenangebot im Internet</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62">
          <table:table-cell office:value-type="string" calcext:value-type="string">
            <text:p>badde45db85343f9b47c379d63099a3a</text:p>
          </table:table-cell>
          <table:table-cell office:value-type="date" office:date-value="2017-09-01" calcext:value-type="date">
            <text:p>2017-09-01</text:p>
          </table:table-cell>
          <table:table-cell office:value-type="string" calcext:value-type="string">
            <text:p>Triebfahrzeugführer (m/w)</text:p>
          </table:table-cell>
          <table:table-cell office:value-type="float" office:value="8311" calcext:value-type="float">
            <text:p>8311</text:p>
          </table:table-cell>
          <table:table-cell office:value-type="string" calcext:value-type="string">
            <text:p>Adecco Personaldienstleistungen GmbH</text:p>
          </table:table-cell>
          <table:table-cell office:value-type="string" calcext:value-type="string">
            <text:p>  Triebfahrzeugführer (m/w)</text:p>
            <text:p/>
            <text:p>  Neu</text:p>
            <text:p>  * Standort</text:p>
            <text:p>  Neuss , Nordrhein-Westfalen</text:p>
            <text:p>  * Vertragsart</text:p>
            <text:p>  Arbeitnehmerüberlassung mit Option zur Übernahme</text:p>
            <text:p>  * Arbeitszeitmodell</text:p>
            <text:p>  Vollzeit</text:p>
            <text:p>  * JOB-ID</text:p>
            <text:p>  58555</text:p>
            <text:p>  * Branche</text:p>
            <text:p>  Dienstleistungen sonstige</text:p>
            <text:p/>
            <text:p>  Adecco bietet Ihnen spannende Einsatzmöglichkeiten in namhaften Unternehmen aus den unterschiedlichsten Branchen. Sie möchten sich beruflich verändern? Dann bewerben Sie sich beim weltweit größten Personaldienstleister.</text:p>
            <text:p/>
            <text:p>  Wir suchen Sie in Festellung als</text:p>
            <text:p/>
            <text:p>  Triebfahrzeugführer (m/w)</text:p>
            <text:p/>
            <text:p>  Das sind Ihre Tätigkeitsschwerpunkte</text:p>
            <text:p/>
            <text:p>  * Sie erledigen sämtliche Aufgaben rund um den Güterverkehr</text:p>
            <text:p/>
            <text:p>  Das bringen Sie mit</text:p>
            <text:p/>
            <text:p>  * eine abgeschlossene Ausbildung als Eisenbahner (m/w) im Betriebsdienst "Fachrichtung Lok und Transport" oder eine gleichwertige Ausbildung zum Triebfahrzeugführer (m/w) bei einem deutschen EVU</text:p>
            <text:p>  * die Berechtigung zum Führen von Diesellokomotiven, E-Loks und funkferngesteuerten, Rangierlokomotiven</text:p>
            <text:p>  * Sie sind im Beitz des Eisenbahnfahrzeugführerschein Klasse 3</text:p>
            <text:p>  * wir erwarten umfassende Kenntnisse des Eisenbahnbetriebsdienstes und der Beförderung von Gefahrgut</text:p>
            <text:p>  * eine Ausbildung als Bremsprobenberechtigter und Wagenprüfer G / Tf mit</text:p>
            <text:p>  Qualifikationsnachweisen setzen wir voraus</text:p>
            <text:p>  * Betriebsdiensttauglichkeit nach § 48 der EBO und der Triebfahrzeugführerscheinverordnung</text:p>
            <text:p/>
            <text:p>  Ihre Perspektiven</text:p>
            <text:p/>
            <text:p>  * Es erwartet Sie ein hochmotiviertes Team in einem großen Unternehmen</text:p>
            <text:p>  * Wir ermöglichen Ihnen den bestmöglichen Einstieg durch professionelle Einweisungen und Schulungen</text:p>
            <text:p>  * Auf eine leistungsgerechte Vergütung und eine tatkräftige Unterstützung des Adecco Teams können Sie sich vom ersten Tag an verlassen</text:p>
            <text:p/>
            <text:p>  Haben wir Ihr Interesse geweckt?</text:p>
            <text:p/>
            <text:p>  Dann sollten wir uns unbedingt kennenlernen! Bitte senden Sie Ihre vollständige Bewerbung bevorzugt über unsere Online-Bewerbungsplattform ein.</text:p>
            <text:p/>
            <text:p>  Ihr Kontakt</text:p>
            <text:p/>
            <text:p>  Adecco Personaldienstleistungen GmbH</text:p>
            <text:p>  Frau Heike Bröckers</text:p>
            <text:p>  Hindenburgstr. 94</text:p>
            <text:p>  41061 Mönchengladbach</text:p>
            <text:p>  Telefon +49 2161/823990</text:p>
            <text:p>  mg@adecco.de</text:p>
            <text:p/>
            <text:p>  MoreInformation</text:p>
            <text:p/>
            <text:p>  * Drucken</text:p>
            <text:p>  * Job merken</text:p>
            <text:p>  Stellenangebot gespeichert</text:p>
            <text:p/>
            <text:p>  * Jetzt bewerben</text:p>
            <text:p>  * 1 Bewerben Sie sich jetzt mit ...</text:p>
            <text:p>  * 1 Bewerben Sie sich jetzt mit ...</text:p>
            <text:p>  * 1 Bewerben Sie sich jetzt mit ...</text:p>
            <text:p>  * 1 Bewerben Sie sich jetzt mit ...</text:p>
            <text:p>  * 1 Bewerben Sie sich jetzt mit ...</text:p>
            <text:p>  *</text:p>
            <text:p/>
            <text:p>  Adecco Personaldienstleistungen GmbH</text:p>
            <text:p>  Niederlassung Mönchengladbach</text:p>
            <text:p>  Adresse</text:p>
            <text:p/>
            <text:p>  Hindenburgstr. 94 ,</text:p>
            <text:p>  Mönchengladbach</text:p>
            <text:p>  41061</text:p>
            <text:p/>
            <text:p>  Frau Heike Bröckers</text:p>
            <text:p/>
            <text:p>  +49 2161/823990</text:p>
            <text:p>  mg@adecco.de</text:p>
            <text:p/>
            <text:p>  Diese Seite teilen auf</text:p>
            <text:p/>
            <text:p>  *</text:p>
            <text:p>  *</text:p>
            <text:p>  *</text:p>
            <text:p>  *</text:p>
            <text:p>  *</text:p>
            <text:p/>
            <text:p>  Dieses Stellenangebot empfehlen</text:p>
            <text:p/>
            <text:p>  Ihr Name</text:p>
            <text:p>  Ihr Name muss mindestens 0 und nicht mehr als 256 Zeichen haben.Der Wert des Ihr Name Feldes ist ungültig.</text:p>
            <text:p>  *</text:p>
            <text:p>  Der Name des Empfängers</text:p>
            <text:p>  Der Name des Empfängers muss mindestens 0 und nicht mehr als 256 Zeichen haben.Der Wert des Der Name des Empfängers Feldes ist ungültig.</text:p>
            <text:p>  *</text:p>
            <text:p>  Die Mail-Adresse des Empfängers</text:p>
            <text:p>  Geben Sie eine gültige Emailadresse ein.</text:p>
            <text:p>  *</text:p>
            <text:p>  Job URL</text:p>
            <text:p>  Job URL muss mindestens 0 und nicht mehr als 512 Zeichen haben.Der Wert des Job URL Feldes ist ungültig.</text:p>
            <text:p>  Job Title</text:p>
            <text:p>  Job Title muss mindestens 0 und nicht mehr als 256 Zeichen haben.Der Wert des Job Title Feldes ist ungültig.</text:p>
            <text:p>  Location</text:p>
            <text:p>  Location muss mindestens 0 und nicht mehr als 256 Zeichen haben.Der Wert des Location Feldes ist ungültig.</text:p>
            <text:p>  Contract Type</text:p>
            <text:p>  Contract Type muss mindestens 0 und nicht mehr als 256 Zeichen haben.Der Wert des Contract Type Feldes ist ungültig.</text:p>
            <text:p>  Employment type</text:p>
            <text:p>  Employment type muss mindestens 0 und nicht mehr als 256 Zeichen haben.Der Wert des Employment type Feldes ist ungültig.</text:p>
            <text:p>  Industry</text:p>
            <text:p>  Industry muss mindestens 0 und nicht mehr als 256 Zeichen haben.Der Wert des Industry Feldes ist ungültig.</text:p>
          </table:table-cell>
          <table:table-cell table:number-columns-repeated="7"/>
        </table:table-row>
        <table:table-row table:style-name="ro42">
          <table:table-cell office:value-type="string" calcext:value-type="string">
            <text:p>de320a5f095043c6bc2901d70ee16761</text:p>
          </table:table-cell>
          <table:table-cell office:value-type="date" office:date-value="2017-09-24" calcext:value-type="date">
            <text:p>2017-09-24</text:p>
          </table:table-cell>
          <table:table-cell office:value-type="string" calcext:value-type="string">
            <text:p>Eisenbahner/-in im Betriebsdienst (Fachrichtung: Lokführer und Transport)</text:p>
          </table:table-cell>
          <table:table-cell office:value-type="float" office:value="8311" calcext:value-type="float">
            <text:p>8311</text:p>
          </table:table-cell>
          <table:table-cell office:value-type="string" calcext:value-type="string">
            <text:p>Vps Gmbh</text:p>
          </table:table-cell>
          <table:table-cell office:value-type="string" calcext:value-type="string">
            <text:p>  o Eisenbahner/-in im Betriebsdienst</text:p>
            <text:p>  o Industriemechaniker/-in</text:p>
            <text:p>  * Kontakt</text:p>
            <text:p>  + Ansprechpartner</text:p>
            <text:p>  o Geschäftsführung</text:p>
            <text:p>  o Eisenbahnfahrbetrieb und Logistik</text:p>
            <text:p>  o Entity in Charge of Maintenance (ECM)</text:p>
            <text:p>  o Erhaltung</text:p>
            <text:p>  o Personal- und Sozialwirtschaft</text:p>
            <text:p>  o Rechnungswesen und Controlling</text:p>
            <text:p>  o Informationstechnologie</text:p>
            <text:p>  o Zentrale Aufgaben</text:p>
            <text:p>  *</text:p>
            <text:p/>
            <text:p>  VPS GmbH &gt; Jobs &gt; Ausbildung</text:p>
            <text:p>  &lt; ZurückDruckansicht</text:p>
            <text:p/>
            <text:p>  Ausbildungsberufe bei VPS</text:p>
            <text:p/>
            <text:p>  Die Verkehrsbetriebe Peine-Salzgitter GmbH benötigt zur Bewältigung der künftigen Anforderungen auch im Jahr 2018 jederzeit gut ausgebildete Fachkräfte.</text:p>
            <text:p/>
            <text:p>  Gern bieten wir die Möglichkeit einen der nachfolgend aufgeführten Ausbildungsberufe in unserem Unternehmen zu erlernen:</text:p>
            <text:p>  * Eisenbahner/-in im Betriebsdienst (Fachrichtung: Lokführer und Transport)</text:p>
            <text:p>  * Industriemechaniker/-in</text:p>
            <text:p/>
            <text:p>  Ihre Bewerbung richten Sie bitte an:</text:p>
            <text:p/>
            <text:p>  Verkehrsbetriebe Peine-Salzgitter GmbH</text:p>
            <text:p>  Personal- und Sozialwirtschaft</text:p>
            <text:p>  Am Hillenholz 28</text:p>
            <text:p>  38229 Salzgitter</text:p>
            <text:p>  Email: vps-personalwesen@vps-bahn.de</text:p>
            <text:p/>
            <text:p>  Bitte nur Online bewerben und die Anlagen im pdf-Format zusenden. Zugesandte Word, Excel- oder ähnliche Dateien können nicht berücksichtigt werden.</text:p>
          </table:table-cell>
          <table:table-cell table:number-columns-repeated="7"/>
        </table:table-row>
        <table:table-row table:style-name="ro72">
          <table:table-cell office:value-type="string" calcext:value-type="string">
            <text:p>2dba80891955420bb524d5132055e0b6</text:p>
          </table:table-cell>
          <table:table-cell office:value-type="date" office:date-value="2017-09-01" calcext:value-type="date">
            <text:p>2017-09-01</text:p>
          </table:table-cell>
          <table:table-cell office:value-type="string" calcext:value-type="string">
            <text:p>Triebfahrzeugführer (m/w) Siegen</text:p>
          </table:table-cell>
          <table:table-cell office:value-type="float" office:value="8311" calcext:value-type="float">
            <text:p>8311</text:p>
          </table:table-cell>
          <table:table-cell office:value-type="string" calcext:value-type="string">
            <text:p>Abellio GmbH</text:p>
          </table:table-cell>
          <table:table-cell office:value-type="string" calcext:value-type="string">
            <text:p>  Triebfahrzeugführer (m/w) Siegen</text:p>
            <text:p/>
            <text:p>  Abellio GmbH Siegen</text:p>
            <text:p>  3,94</text:p>
            <text:p>  Von 15 Mitarbeitern bewertet Kununu</text:p>
            <text:p>  + Eingestellt am 31.08.2017</text:p>
            <text:p>  + Beschäftigungsart: Vollzeit</text:p>
            <text:p>  + Karrierestufe: Mit Berufserfahrung</text:p>
            <text:p>  + Branche: Transport und Logistik</text:p>
            <text:p>  Abellio Rail NRW ist ein nordrhein-westfälisches Bahnunternehmen und Tochtergesellschaft der deutschen Abellio GmbH. Rund 19 Millionen Fahrgäste fahren im Jahr mit Abellio auf 8,3 Millionen Zugkilometer im Niederrhein-Netz (Mönchengladbach - Düsseldorf - Wesel - Bocholt - Emmerich), im Ruhr-Sieg-Netz (Essen -Hagen - Iserlohn - Siegen), im Emscher-Ruhrtal-Netz (Bochum - Gelsenkirchen) und auf der S 7 (Solingen - Wuppertal). Der Rhein-Ruhr-Express (RRX) mit den Linien RE 11 und RE 1 und einer Leistung von 6,2 Millionen Zugkilometer pro Jahr folgt im sogenannten Vorlaufbetrieb ab Dezember 2018. Die Strecken der Linien S 2, S 3, S 9, RB 32, RB 40 und RE 49 der S-Bahn Rhein-Ruhr erweitern ab 2019 das Leistungsportfolio des Unternehmens mit insgesamt 7,1 Millionen Zugkilometern pro Jahr.</text:p>
            <text:p>  Für unseren Dienstort Siegen suchen wir ausgebildete</text:p>
            <text:p>  Triebfahrzeugführer (m/w)</text:p>
            <text:p>  Ihr Profil:</text:p>
            <text:p>  + Eisenbahnfahrzeugführerschein Klasse 3 gemäß VDV-Schrift 753</text:p>
            <text:p>  + Kfz-Führerschein Klasse B</text:p>
            <text:p>  + Mindestens zweijährige Berufserfahrung im Betrieb auf Strecken der DB Netz AG</text:p>
            <text:p>  + Bereitschaft zu Schichtarbeit auch nachts und am Wochenende</text:p>
            <text:p>  + Möglichst Ausbildung auf Regionaltriebwagen oder modernen Lokomotiven</text:p>
            <text:p>  + Sicherheitsbewusste, zuverlässige Arbeitsweise, Einsatzbereitschaft und Flexibilität</text:p>
            <text:p>  + Kunden- und Serviceorientierung, freundliches Auftreten</text:p>
            <text:p>  + Gute Deutschkenntnisse in Wort und Schrift</text:p>
            <text:p>  Wir bieten</text:p>
            <text:p>  + Die Mitarbeit in einem engagierten und dynamischen Team</text:p>
            <text:p>  + Eine qualifizierte Fortbildung auf unseren modernen Elektrotriebwagen vom Typ Stadler FLIRT bzw. Dieseltriebwagen vom Typ Coradia LINT 41 von ALSTOM</text:p>
            <text:p>  + Einen langfristig sicheren Arbeitsplatz</text:p>
            <text:p>  + Eine leistungsgerechte Vergütung mit Schichtzulagen und betrieblicher Altersvorsorge</text:p>
            <text:p>  Wenn wir Ihr Interesse an der beschriebenen Tätigkeit wecken konnten, freuen wir uns, wenn Sie uns Ihre Bewerbung unter Angabe Ihres frühesmöglichen Eintrittstermins über unser Online-Jobportal zukommen lassen.</text:p>
          </table:table-cell>
          <table:table-cell table:number-columns-repeated="7"/>
        </table:table-row>
        <table:table-row table:style-name="ro73">
          <table:table-cell office:value-type="string" calcext:value-type="string">
            <text:p>bf706e5fb4dd4fba82751c1eaba6eb1f</text:p>
          </table:table-cell>
          <table:table-cell office:value-type="date" office:date-value="2017-09-01" calcext:value-type="date">
            <text:p>2017-09-01</text:p>
          </table:table-cell>
          <table:table-cell office:value-type="string" calcext:value-type="string">
            <text:p>Triebfahrzeugführer m/w</text:p>
          </table:table-cell>
          <table:table-cell office:value-type="float" office:value="8311" calcext:value-type="float">
            <text:p>8311</text:p>
          </table:table-cell>
          <table:table-cell office:value-type="string" calcext:value-type="string">
            <text:p>Partner Personaldienste GmbH</text:p>
          </table:table-cell>
          <table:table-cell office:value-type="string" calcext:value-type="string">
            <text:p>  Triebfahrzeugführer m/w</text:p>
            <text:p/>
            <text:p>  Jetzt online bewerben</text:p>
            <text:p/>
            <text:p>  Jeder braucht einen starken PARTNER an seiner Seite !!</text:p>
            <text:p/>
            <text:p>  Und wir von PARTNER Personaldienste in Dortmund suchen genau Sie als Triebfahrzeugführer m/w.</text:p>
            <text:p/>
            <text:p>  Wenn Sie sich in dieser Stellenausschreibung wiederfinden, freuen wir uns auf Ihre aussagekräftige Bewerbung.</text:p>
            <text:p/>
            <text:p>  Ihre Aufgaben</text:p>
            <text:p/>
            <text:p>  * Durchführung von Zug- und Rangierleistungen mit Dieseltraktionen im Güterverkehr</text:p>
            <text:p>  * Einsatz erfolgt im Verkehrsgebiet der DE</text:p>
            <text:p/>
            <text:p>  Ihr Profil</text:p>
            <text:p/>
            <text:p>  * Besitz des Eisenbahnfahrzeugführerschein Klasse 1 (Klasse 3 wünschenswert) gemäß VDV-Schrift 753 bzw. Klasse A bzw. B gemäß TfV</text:p>
            <text:p>  * Idealerweise Qualifikation als Lokrangierführer (Funkfernsteuerung)</text:p>
            <text:p>  * Qualifikation zum Prüfer (m/w) Wagen Stufe 2 (gemäß VDV-Schrift 758); Stufe 3 gemäß VDV-Schrift 758 wünschenswert</text:p>
            <text:p>  * Fundierte Kenntnisse im Bereich dieselhydraulischer Brennkraft-Lokomotiven, Kenntnisse der elektrischen Lokomotiven wünschenswert</text:p>
            <text:p>  * Gesundheitliche und psychologische Eignung</text:p>
            <text:p>  * Vollendung des 21. Lebensjahres</text:p>
            <text:p>  * Bereitschaft zum Wechselschichtdienst mit flexiblen Einsatzzeiten</text:p>
            <text:p>  * Hohes Maß an Eigenverantwortung und Zuverlässigkeit</text:p>
            <text:p>  * PKW Führerschein Klasse B</text:p>
            <text:p>  * hohes Engagement, Flexibilität und Belastbarkeit sowie eine selbstständige Arbeitsweise</text:p>
            <text:p/>
            <text:p>  Das bieten wir Ihnen</text:p>
            <text:p/>
            <text:p>  * einen langfristigen Arbeitsplatz mit Perspektive</text:p>
            <text:p>  * ortswährende persönliche Betreuung</text:p>
            <text:p>  * Stellung von Arbeitsschutzkleidung</text:p>
            <text:p>  * angenehmes Betriebsklima</text:p>
            <text:p>  * attraktive Vergütung</text:p>
            <text:p/>
            <text:p>  Was Sie erwartet</text:p>
            <text:p/>
            <text:p>  PARTNER bietet Ihnen eine Vielzahl interessanter Optionen, wie z.B. unbefristete Perspektiven bei übertariflicher Bezahlung und praxisbezogener Qualifizierung. Nutzen auch Sie die vielversprechenden Kundenkontakte unserer branchenkundigen und kompetenten Personalberater und bauen Sie sich ein Netzwerk für Ihre Karriere auf.</text:p>
            <text:p/>
            <text:p>  Haben wir Ihr Interesse geweckt? Dann nutzen Sie den Button "Online bewerben" und lassen Sie uns kostenfrei und unkompliziert Ihre Unterlagen zukommen. Je ausführlicher Ihre Angaben sind, desto schneller werden wir Ihnen eine auf Sie zugeschnittenen Stelle anbieten können.</text:p>
            <text:p/>
            <text:p>  Alternativ bieten wir Ihnen die Möglichkeit Ihre Bewerbungsunterlagen via E-Mail zu übersenden.</text:p>
            <text:p/>
            <text:p>  Als langjähriges Mitglied im iGZ (DGB-Tarifpartner) distanzieren wir uns von der Diskussion um Dumpinglöhne. Dafür stehen wir - heute und auch in Zukunft.</text:p>
            <text:p>  __________________________________________________</text:p>
            <text:p>  __________________________________________________</text:p>
            <text:p/>
            <text:p>  Online Bewerben</text:p>
            <text:p/>
            <text:p>  Stellendetails</text:p>
            <text:p/>
            <text:p>  Einsatzort</text:p>
            <text:p/>
            <text:p>  Dortmund 44137</text:p>
            <text:p>  Nordrhein-Westfalen Deutschland</text:p>
            <text:p/>
            <text:p>  Branche</text:p>
            <text:p/>
            <text:p>  Logistik u. Materialwirtschaft (Einkauf, Lager, Transport v. Güter u. Personen)</text:p>
            <text:p/>
            <text:p>  Tätigkeitsbereich</text:p>
            <text:p/>
            <text:p>  Logistik u. Materialwirtschaft (Einkauf, Lager, Transport v. Güter u. Personen)</text:p>
            <text:p/>
            <text:p>  Vergütung</text:p>
            <text:p/>
            <text:p>  Nach Qualifikation und Eignung</text:p>
            <text:p/>
            <text:p>  Vertragsart</text:p>
            <text:p/>
            <text:p>  Festanstellung</text:p>
            <text:p/>
            <text:p>  Befristung</text:p>
            <text:p/>
            <text:p>  unbefristet</text:p>
            <text:p/>
            <text:p>  Kontakt</text:p>
            <text:p/>
            <text:p>  PARTNER Personaldienste West GmbH</text:p>
            <text:p/>
            <text:p>  Westenhellweg 83</text:p>
            <text:p>  44137 Dortmund</text:p>
            <text:p/>
            <text:p>  +49 231 8479730</text:p>
            <text:p/>
            <text:p>  Bewerbung.Dortmund@Partner-Personaldienste.de</text:p>
            <text:p/>
            <text:p>  Diese Stellenanzeige an eine E-Mail-Adresse schicken, um sie zu Teilen oder um sich später zu Bewerben.</text:p>
            <text:p/>
            <text:p>  Senden</text:p>
            <text:p>  Jetzt mit bewerben</text:p>
            <text:p>  Jetzt mit bewerben</text:p>
            <text:p>  Jetzt online bewerben</text:p>
          </table:table-cell>
          <table:table-cell table:number-columns-repeated="7"/>
        </table:table-row>
        <table:table-row table:style-name="ro74">
          <table:table-cell office:value-type="string" calcext:value-type="string">
            <text:p>4f1eb7bc933d4f32ae6c7dc9e7451edf</text:p>
          </table:table-cell>
          <table:table-cell office:value-type="date" office:date-value="2017-09-03" calcext:value-type="date">
            <text:p>2017-09-03</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epona HR Services GmbH</text:p>
          </table:table-cell>
          <table:table-cell office:value-type="string" calcext:value-type="string">
            <text:p>  Stellenangebot - Triebfahrzeugführer (m/w) Klasse 3 - Personenverkehr (Eisenbahner/in - Betriebsdienst - Lokführer und Transport)</text:p>
            <text:p/>
            <text:p>  Überblick über das Stellenangebot</text:p>
            <text:p/>
            <text:p>  Referenznummer</text:p>
            <text:p/>
            <text:p>  10000-1156155171-S</text:p>
            <text:p>  Titel des Stellenangebots</text:p>
            <text:p/>
            <text:p>  Triebfahrzeugführer (m/w) Klasse 3 - Personenverkehr (Eisenbahner/in - Betriebsdienst - Lokführer und Transport)</text:p>
            <text:p>  Alternativberufe</text:p>
            <text:p>  Schienenfahrzeugführer/in</text:p>
            <text:p>  Stellenangebotsart</text:p>
            <text:p/>
            <text:p>  Arbeitsplatz (sozialversicherungspflichtig)</text:p>
            <text:p>  Arbeitgeber</text:p>
            <text:p>  Sepona HR Services GmbH</text:p>
            <text:p/>
            <text:p>  Branche: Vermittlung von Arbeitskräften, Betriebsgröße: zwischen 6 und 50</text:p>
            <text:p>  Stellenbeschreibung</text:p>
            <text:p/>
            <text:p>  Ihr Aufgabengebiet</text:p>
            <text:p/>
            <text:p>  * Fahren von Zügen im Personenverkehr</text:p>
            <text:p>  * Durchführung von Wagen- und Zugprüfungen sowie Bremsproben</text:p>
            <text:p>  * Durchführung von Vorbereitungs- und Abschlussdiensten am Triebfahrzeug</text:p>
            <text:p>  * Ggf. ergänzen von Betriebsstoffen</text:p>
            <text:p>  * Durchführung von Vorbereitungs- und Abschlussdiensten am Tfz / Triebwagen</text:p>
            <text:p/>
            <text:p>  Ihr Profil</text:p>
            <text:p>  * Besitz des Triebfahrzeugführerscheins der Klasse 3 gemäß VDV 753 bzw. B gemäß TfV</text:p>
            <text:p>  * gültige bahnärztliche Untersuchung sowie psychologische Eignung nach VDV 714 bzw. gemäß TfV</text:p>
            <text:p>  * Erfahrungen im Rangierdienst und Personenverkehr wünschenswert</text:p>
            <text:p>  * Bremsprobenberechtigung erforderlich</text:p>
            <text:p>  * strukturierte Arbeitsweise und Teamfähigkeit</text:p>
            <text:p/>
            <text:p>  Wir bieten</text:p>
            <text:p>  Es erwartet Sie eine abwechslungsreiche Tätigkeit in einem zuverlässigen und familiären Team, ein unbefristeter Arbeitsvertrag, gute Verdienstmöglichkeiten sowie sehr gute Weiterentwicklungsmöglichkeiten.</text:p>
            <text:p>  Führungsverantwortung</text:p>
            <text:p/>
            <text:p>  Keine Führungsverantwortung</text:p>
            <text:p>  Arbeitsorte</text:p>
            <text:p/>
            <text:p>  Osnabrück, Niedersachsen, Deutschland</text:p>
            <text:p>  Bielefeld, Nordrhein-Westfalen, Deutschland</text:p>
            <text:p>  Braunschweig, Niedersachsen, Deutschland</text:p>
            <text:p>  Hannover, Niedersachsen, Deutschland</text:p>
            <text:p>  Paderborn, Nordrhein-Westfalen, Deutschland</text:p>
            <text:p>  Bremen, Bremen, Deutschland</text:p>
            <text:p>  Wolfsburg, Niedersachsen, Deutschland</text:p>
            <text:p>  Minden, Westfalen,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0 Stellen</text:p>
            <text:p>  Vormerken</text:p>
            <text:p/>
            <text:p>  Konditionen des Stellenangebots</text:p>
            <text:p/>
            <text:p>  Arbeitszeit</text:p>
            <text:p/>
            <text:p>  Vollzeit, Wochenende, Nachtarbeit, Schicht</text:p>
            <text:p>  40 Wochenstunden</text:p>
            <text:p>  Vergütung und Zusatzleistungen</text:p>
            <text:p/>
            <text:p>  ab 15,00?/h</text:p>
            <text:p>  Bei der Besetzung des Stellenangebotes findet ein Tarifvertrag Anwendung.</text:p>
            <text:p>  Tarifvertrag: BAP/DGB</text:p>
            <text:p>  Befristung</text:p>
            <text:p/>
            <text:p>  Unbefristetes Arbeitsverhältnis</text:p>
            <text:p/>
            <text:p>  Anforderungen an den Bewerber</text:p>
            <text:p/>
            <text:p>  Transport, Verkehr</text:p>
            <text:p/>
            <text:p>  Zwingend erforderlich</text:p>
            <text:p>  Personenverkehr</text:p>
            <text:p/>
            <text:p>  Erweiterte Kenntnisse</text:p>
            <text:p>  Bahnbetriebsdienst, Lokomotivführung, Rangierbetrieb</text:p>
            <text:p/>
            <text:p>  Grundkenntnisse</text:p>
            <text:p>  Beladen, Entladen, Betriebssicherheit von Transportmitteln kontrollieren, Schienenverkehr</text:p>
            <text:p/>
            <text:p>  Sprachkenntnisse</text:p>
            <text:p/>
            <text:p>  Zwingend erforderlich</text:p>
            <text:p>  Deutsch</text:p>
            <text:p/>
            <text:p>  Persönliche Stärken</text:p>
            <text:p>  Auffassungsfähigkeit/-gabe, Belastbarkeit, Ganzheitliches Denken, Motivation/ Leistungsbereitschaft, Selbständiges Arbeiten</text:p>
            <text:p>  Reise-/ Montagebereitschaft</text:p>
            <text:p/>
            <text:p>  Uneingeschränkt</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Sepona HR Services GmbH</text:p>
            <text:p>  Frau Stefanie Bösche</text:p>
            <text:p>  Kohlenstr. 2</text:p>
            <text:p>  04107 Leipzig</text:p>
            <text:p>  Sachsen</text:p>
            <text:p>  Deutschland</text:p>
            <text:p>  Telekommunikation</text:p>
            <text:p/>
            <text:p>  Telefonnummer: +49 (1 51) 72 63 37 24</text:p>
            <text:p>  E-Mail</text:p>
            <text:p>  bewerbung-hr@sepona.de</text:p>
            <text:p>  Gewünschte Bewerbungsarten</text:p>
            <text:p/>
            <text:p>  Per E-Mail, schriftlich, persönlich</text:p>
            <text:p>  Angaben zur Bewerbung</text:p>
            <text:p/>
            <text:p>  Geforderte Anlagen: Lebenslauf, Zeugnisse, Anschreib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75">
          <table:table-cell office:value-type="string" calcext:value-type="string">
            <text:p>12549b0868fb408781f335ad362b0c76</text:p>
          </table:table-cell>
          <table:table-cell office:value-type="date" office:date-value="2017-09-03" calcext:value-type="date">
            <text:p>2017-09-03</text:p>
          </table:table-cell>
          <table:table-cell office:value-type="string" calcext:value-type="string">
            <text:p>Rangierer m/w auf dem Werksgelände</text:p>
          </table:table-cell>
          <table:table-cell office:value-type="float" office:value="8311" calcext:value-type="float">
            <text:p>8311</text:p>
          </table:table-cell>
          <table:table-cell office:value-type="string" calcext:value-type="string">
            <text:p>Unique Personalservice GmbH</text:p>
          </table:table-cell>
          <table:table-cell office:value-type="string" calcext:value-type="string">
            <text:p>  Rangierer m/w auf dem Werksgelände</text:p>
            <text:p/>
            <text:p>  StellenbeschreibungUnique bietet Ihnen mehr als nur einen sicheren Arbeitsplatz.</text:p>
            <text:p>  Bei unserem Kunden in Herzlake, einem bekannten Industrieunternehmen,</text:p>
            <text:p>  erwartet Sie eine interessante Perspektive!</text:p>
            <text:p>  Wir geben Ihnen einen unbefristeten Arbeitsvertrag mit tariflich</text:p>
            <text:p>  geregelter Bezahlung, vielen Zusatzleistungen sowie beruflichen</text:p>
            <text:p>  Entwicklungsmöglichkeiten.</text:p>
            <text:p>  Wir suchen Sie in Festanstellung als Rangierer m/w.</text:p>
            <text:p/>
            <text:p>  Ihre Aufgaben:</text:p>
            <text:p/>
            <text:p>  - Rangieren der Wechselbrücken</text:p>
            <text:p>  - Kommunikation mit dem Produktionsleitern</text:p>
            <text:p>  - Absprache mit der Logistik</text:p>
            <text:p/>
            <text:p>  Ihr Profil:</text:p>
            <text:p/>
            <text:p>  - Führerschein + Module</text:p>
            <text:p>  - gute Deutschkenntnisse</text:p>
            <text:p>  - Berufserfahrung vorteilhaft</text:p>
            <text:p>  - Schichtbereitschaft</text:p>
            <text:p/>
            <text:p>  Unser Angebot:</text:p>
            <text:p/>
            <text:p>  - Langfristiges Arbeitsverhältnis</text:p>
            <text:p>  - Leistungsgerechte Bezahlung</text:p>
            <text:p>  - Ausstattung der Arbeitskleidung</text:p>
            <text:p>  - Kostenfreier Gesundheitscheck</text:p>
            <text:p/>
            <text:p>  Begeistern Sie uns mit Ihrem Talent!</text:p>
            <text:p/>
            <text:p>  Wir freuen uns auf Ihre Bewerbung unter Angabe Ihrer</text:p>
            <text:p>  Gehaltsvorstellung und des frühestmöglichen</text:p>
            <text:p>  Eintrittstermins.</text:p>
            <text:p/>
            <text:p>  Unique bietet Ihnen einen sicheren Arbeitsplatz mit tariflich</text:p>
            <text:p>  geregeltem Einkommen und vielen Zusatzleistungen. Bei uns erleben Sie</text:p>
            <text:p>  mehr Abwechslung und erweitern Ihr Know-how. Wir sind für Sie da.</text:p>
            <text:p>  Unternehmen / Organisation:</text:p>
            <text:p>  Unique Personalservice GmbH</text:p>
            <text:p>  Region:</text:p>
            <text:p>  Herzlake</text:p>
            <text:p>  Art der Anstellung:</text:p>
            <text:p>  Festanstellung</text:p>
            <text:p>  Stellenprozent:</text:p>
            <text:p>  100</text:p>
            <text:p>  Berufsfeld:</text:p>
            <text:p>  Logistik</text:p>
            <text:p>  * Bewerben</text:p>
            <text:p>  * Job merken</text:p>
            <text:p/>
            <text:p>  Rangierer m/w auf dem Werksgelände</text:p>
            <text:p/>
            <text:p>  Unique Personalservice GmbH</text:p>
            <text:p>  Herzlake</text:p>
            <text:p>  Festanstellung</text:p>
            <text:p/>
            <text:p>  Veröffentlicht am 01.09.2017</text:p>
            <text:p>  * Bewerben</text:p>
            <text:p>  * Job merken</text:p>
            <text:p/>
            <text:p>  Nach weiteren Jobs suchen</text:p>
          </table:table-cell>
          <table:table-cell table:number-columns-repeated="7"/>
        </table:table-row>
        <table:table-row table:style-name="ro22">
          <table:table-cell office:value-type="string" calcext:value-type="string">
            <text:p>b94ef135e3a948dca43479eede5b6982</text:p>
          </table:table-cell>
          <table:table-cell office:value-type="date" office:date-value="2017-09-08" calcext:value-type="date">
            <text:p>2017-09-0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Triebfahrzeugführer/in Kl.3 Güterverkehr-Niedersachsen (Eisenbahner/in - Betriebsdienst - Lokführer und Transport)</text:p>
            <text:p/>
            <text:p>  Überblick über das Stellenangebot</text:p>
            <text:p/>
            <text:p>  Referenznummer</text:p>
            <text:p/>
            <text:p>  10000-1156242633-S</text:p>
            <text:p>  Titel des Stellenangebots</text:p>
            <text:p/>
            <text:p>  Triebfahrzeugführer/in Kl.3 Güterverkehr-Niedersachsen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ein/e Triebfahrzeugführer/in für den Raum Niedersachsen</text:p>
            <text:p/>
            <text:p>  Ihre Aufgaben:</text:p>
            <text:p>  Sichere und pünktliche Durchführung von Zug- und Rangierfahrten im Regel- und Störungsfall im Güterverkehr</text:p>
            <text:p>  Durchführung von Sicherheitsmaßnahmen</text:p>
            <text:p>  Sachkundige Bedienung verschiedener Triebfahrzeugbaureihen</text:p>
            <text:p>  Erhalt und Erweiterung des Wissenstandes des Triebfahrzeugführers</text:p>
            <text:p/>
            <text:p>  Ihr Profil:</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PZB LZB</text:p>
            <text:p>  Nachweis über regelmäßige Teilnahme Fit-Schulungen/ Dienstunterricht</text:p>
            <text:p>  Idealerweise vorhandene Baureihenberechtigung von min. einer der hier genannten Baureihen: G1205, G1203, V100, Gravita, V60, 182,183,185,186,189 und Vectron</text:p>
            <text:p>  PKW-Führerschein</text:p>
            <text:p/>
            <text:p>  Was wir bieten:</text:p>
            <text:p>  übertarifliche Vergütung, Erstattung aller Reisekosten und Bereitstellung aller notwendigen Dienstmaterialien wie u.a.: Handy, bei Bedarf auch Tablett oder Notebook, bei Bedarf Bahncard, bei ständig wechselnden Einsatzorten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Celle, Niedersachsen, Deutschland</text:p>
            <text:p>  Niedersachsen, Deutschland</text:p>
            <text:p>  Hannover, Niedersach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8.09.2017</text:p>
            <text:p>  Anzahl offener Stellen</text:p>
            <text:p/>
            <text:p>  3 Stellen</text:p>
            <text:p>  Vormerken</text:p>
            <text:p/>
            <text:p>  Konditionen des Stellenangebots</text:p>
            <text:p/>
            <text:p>  Arbeitszeit</text:p>
            <text:p/>
            <text:p>  Vollzeit, Wochenende, Nachtarb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22">
          <table:table-cell office:value-type="string" calcext:value-type="string">
            <text:p>cc4194a1c4524a8d98749256396ac991</text:p>
          </table:table-cell>
          <table:table-cell office:value-type="date" office:date-value="2017-09-08" calcext:value-type="date">
            <text:p>2017-09-0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Lokrangierführer/in Kl. 3 Güternahverkehr- Raum Salzgitter (Eisenbahner/in - Betriebsdienst - Lokführer und Transport)</text:p>
            <text:p/>
            <text:p>  Überblick über das Stellenangebot</text:p>
            <text:p/>
            <text:p>  Referenznummer</text:p>
            <text:p/>
            <text:p>  10000-1156242021-S</text:p>
            <text:p>  Titel des Stellenangebots</text:p>
            <text:p/>
            <text:p>  Lokrangierführer/in Kl. 3 Güternahverkehr- Raum Salzgitter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ein/e Lokrangierführer/in im Güternahverkehr für den Standorte im Raum Salzgitter</text:p>
            <text:p/>
            <text:p>  Ihre Aufgaben:</text:p>
            <text:p>  Bewegen von Eisenbahnfahrzeugen im Rangierdienst mittels Funkfernsteuerung</text:p>
            <text:p>  Durchführung von Zugprüfungen</text:p>
            <text:p>  Erstellen von Wagenlisten und Bremszetteln</text:p>
            <text:p>  Führen der EDV-gestützte Dokumentation von Wagenlaufwegen</text:p>
            <text:p>  Bedienung von Gleisanschlüssen</text:p>
            <text:p>  Kontakt mit anderen Betriebseisenbahnern und Endkunden</text:p>
            <text:p/>
            <text:p>  Ihr Profil:</text:p>
            <text:p>  Abgeschlossene Ausbildung Triebfahrzeugführer(in)</text:p>
            <text:p>  nach VDV oder TfV</text:p>
            <text:p>  Nachweise über Tauglichkeit (bahnärztlich und bei Ausbildung nach VDV auch die psychologische)</text:p>
            <text:p>  Nachweis zum Wagenprüfer(in) G</text:p>
            <text:p>  Idealerweise auch Nachweis über Schulung für FV-NE, ZLB und SZB</text:p>
            <text:p>  Nachweis über regelmäßige Teilnahme Fit-Schulungen/ Dienstunterricht</text:p>
            <text:p>  Idealerweise vorhandene Baureihenberechtigung von min. einer der hier genannten Baureihen: G1205, G1203, V100, Gravita und V60</text:p>
            <text:p>  Idealerweise sind Sie im Besitz eines PKW-Führerschein = ist aber kein Muss</text:p>
            <text:p/>
            <text:p>  Was wir bieten:</text:p>
            <text:p>  übertarifliche Vergütung, Erstattung aller Reisekosten und Bereitstellung aller notwendigen Dienstmaterialen wie u.a.: Handy, bei Bedarf auch Tablett oder Notebook, bei Bedarf und weiterer Entfernung zum Einsatzort eine Bahncard, bei ständig wechselnden Einsatzorten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Deutschland</text:p>
            <text:p>  Salzgitter, Niedersach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5.09.2017</text:p>
            <text:p>  Anzahl offener Stellen</text:p>
            <text:p/>
            <text:p>  2 Stellen</text:p>
            <text:p>  Vormerken</text:p>
            <text:p/>
            <text:p>  Konditionen des Stellenangebots</text:p>
            <text:p/>
            <text:p>  Arbeitszeit</text:p>
            <text:p/>
            <text:p>  Vollz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64">
          <table:table-cell office:value-type="string" calcext:value-type="string">
            <text:p>ace0837fdf864c8cb8829c95d98404c8</text:p>
          </table:table-cell>
          <table:table-cell office:value-type="date" office:date-value="2017-09-08" calcext:value-type="date">
            <text:p>2017-09-08</text:p>
          </table:table-cell>
          <table:table-cell office:value-type="string" calcext:value-type="string">
            <text:p>Eisenbahner/in - Betriebsdienst - Fahrweg</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Fahrdienstleiter/in Raum Bremervörde (Eisenbahner/in - Betriebsdienst - Fahrweg)</text:p>
            <text:p/>
            <text:p>  Überblick über das Stellenangebot</text:p>
            <text:p/>
            <text:p>  Referenznummer</text:p>
            <text:p/>
            <text:p>  10000-1156243602-S</text:p>
            <text:p>  Titel des Stellenangebots</text:p>
            <text:p/>
            <text:p>  Fahrdienstleiter/in Raum Bremervörde (Eisenbahner/in - Betriebsdienst - Fahrweg)</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ein/e Fahrdienstleiter/in für den Raum Bremervörde</text:p>
            <text:p/>
            <text:p>  Ihre Aufgaben:</text:p>
            <text:p>  Gewährleisten einer sicheren, pünktlichen und wirtschaftlichen Betriebsdurchführung innerhalb des</text:p>
            <text:p>  Stellwerksbezirkes</text:p>
            <text:p>  Überprüfen der zeitgerechten Bereitstellung von Zügen</text:p>
            <text:p>  Sicherstellung der pünktlichen und sicheren Durchführung von Zug- und Rangierfahrten Überwachung und Steuerung von Fahrstrecken</text:p>
            <text:p>  Bedienung und Überwachung mechanischer, elektromechanischer, spurplantechnischer und elektronischer Stellwerkstechniken</text:p>
            <text:p>  Bedienung und Überwachung der zugewiesenen leit- und sicherungstechnischen Anlagen sowie Telekommunikationsanlagen</text:p>
            <text:p>  Erteilung, Abgabe und Übermittlung fahrdienstlicher Meldungen, Aufträge, Befehle sowie Fahrplanmitteilungen zuzüglich zugehöriger Dokumentation verantwortlich</text:p>
            <text:p>  Durchführung einer regelwerkskonformen Dokumentation aller betrieblichen Handlungen</text:p>
            <text:p/>
            <text:p>  Ihr Profil:</text:p>
            <text:p>  Abgeschlossene Ausbildung Eisenbahner im Betriebsdienst, Fachrichtung Fahrweg oder Funktionsausbildung zum Fahrdienstleiter</text:p>
            <text:p>  Nachweise über Tauglichkeit</text:p>
            <text:p>  Nachweis über regelmäßige Teilnahme Fit-Schulungen/ Dienstunterricht</text:p>
            <text:p>  Idealerweise sind Sie im Besitz eines PKW-Führerschein = ist aber kein Muss</text:p>
            <text:p/>
            <text:p>  Was wir bieten:</text:p>
            <text:p>  übertarifliche Vergütung, Erstattung aller Reisekosten und Bereitstellung aller notwendigen Dienstmaterialen wie u.a.: Handy, bei Bedarf auch Tablett oder Notebook, bei Bedarf und weiterer Entfernung zum Einsatzort eine Bahncard, bei ständig wechselnden Einsatzorten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Bremervörde, Niedersachsen, Deutschland</text:p>
            <text:p>  Niedersach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25.09.2017</text:p>
            <text:p>  Anzahl offener Stellen</text:p>
            <text:p/>
            <text:p>  2 Stellen</text:p>
            <text:p>  Vormerken</text:p>
            <text:p/>
            <text:p>  Konditionen des Stellenangebots</text:p>
            <text:p/>
            <text:p>  Arbeitszeit</text:p>
            <text:p/>
            <text:p>  Vollzeit, Wochenende, Nachtarb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Fahrweg</text:p>
            <text:p>  Transport, Verkehr</text:p>
            <text:p/>
            <text:p>  Erweiterte Kenntnisse</text:p>
            <text:p>  Bahnbetriebsdienst, Bahnübergangssicherungsanlagen bedienen, Stellwerkseinrichtungen bedienen, Streckenüberwachung</text:p>
            <text:p/>
            <text:p>  Führerscheine</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76">
          <table:table-cell office:value-type="string" calcext:value-type="string">
            <text:p>83aa349925eb4545a18f0f5ef002f3d1</text:p>
          </table:table-cell>
          <table:table-cell office:value-type="date" office:date-value="2017-09-02" calcext:value-type="date">
            <text:p>2017-09-02</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taffselect Hendrik Tieben</text:p>
          </table:table-cell>
          <table:table-cell office:value-type="string" calcext:value-type="string">
            <text:p>  Stellenangebot - Lokfüherer bzw. Rangierführer mit DB-Zulassung gesucht (m/w) (Eisenbahner/in - Betriebsdienst - Lokführer und Transport)</text:p>
            <text:p/>
            <text:p>  Überblick über das Stellenangebot</text:p>
            <text:p/>
            <text:p>  Referenznummer</text:p>
            <text:p/>
            <text:p>  10000-1156110863-S</text:p>
            <text:p>  Titel des Stellenangebots</text:p>
            <text:p/>
            <text:p>  Lokfüherer bzw. Rangierführer mit DB-Zulassung gesucht (m/w) (Eisenbahner/in - Betriebsdienst - Lokführer und Transport)</text:p>
            <text:p>  Stellenangebotsart</text:p>
            <text:p/>
            <text:p>  Arbeitsplatz (sozialversicherungspflichtig)</text:p>
            <text:p>  Arbeitgeber</text:p>
            <text:p>  Staffselect Hendrik Tieben</text:p>
            <text:p/>
            <text:p>  Branche: Vermittlung von Arbeitskräften, Betriebsgröße: zwischen 6 und 50</text:p>
            <text:p>  Stellenbeschreibung</text:p>
            <text:p/>
            <text:p>  Wir sind auf der Suche nach einem Lokfüherer bzw. Rangierführer mit DB-Zulassung (m/w) für Mülheim.</text:p>
            <text:p/>
            <text:p>  Tätigkeiten:</text:p>
            <text:p/>
            <text:p>  * Betrieb von Dieselloks auf dem Werksgelände</text:p>
            <text:p>  * Rangierarbeiten und Zusammenstellen von Zügen auf dem Werksgelände</text:p>
            <text:p/>
            <text:p>  Sie sollten eine Arbeitsmedizinische Untersuchung besitzen.</text:p>
            <text:p/>
            <text:p>  ------------------------------------------------------------------------------</text:p>
            <text:p/>
            <text:p>  Hinweis:</text:p>
            <text:p/>
            <text:p>  Staffselect arbeitet auf Grundlage des Aktivierungs- und Vermittlungsgutscheins. Diesen erhalten Sie bei Ihrer Arbeitsagentur bzw. Ihrem Jobcenter. Falls Sie keinen Aktivierungs- und Vermittlungsgutschein erhalten, können Sie sich trotzdem bewerben, wir haben auch viele Arbeitgeber die die Kosten im Falle einer Vermittlung übernehmen.</text:p>
            <text:p/>
            <text:p>  In manchen Stellenangeboten sind mehrere Arbeitsorte angegeben. Das heißt, dass wir die beschriebene Stelle in ähnlicher Form in mehreren Städten anbieten. Sie können in Ihrer Bewerbung angeben, welcher Arbeitsort für Sie in Frage kommt.</text:p>
            <text:p/>
            <text:p>  Bitte entschuldigen Sie, dass wir aufgrund der hohen Anzahl an Bewerbungen leider nur Unterlagen mit frankiertem Rückumschlag zurücksenden können.</text:p>
            <text:p/>
            <text:p>  Wir freuen uns auf Ihre Bewerbung!</text:p>
            <text:p>  Führungsverantwortung</text:p>
            <text:p/>
            <text:p>  Keine Führungsverantwortung</text:p>
            <text:p>  Arbeitsorte</text:p>
            <text:p/>
            <text:p>  Königstr. 51, 47051 Duisburg,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 Stelle</text:p>
            <text:p>  Vormerken</text:p>
            <text:p/>
            <text:p>  Konditionen des Stellenangebots</text:p>
            <text:p/>
            <text:p>  Arbeitszeit</text:p>
            <text:p/>
            <text:p>  Vollzeit</text:p>
            <text:p>  40 Wochenstunden</text:p>
            <text:p>  Vergütung und Zusatzleistungen</text:p>
            <text:p/>
            <text:p>  nach Tarif</text:p>
            <text:p>  Bei der Besetzung des Stellenangebotes findet ein Tarifvertrag Anwendung.</text:p>
            <text:p>  Tarifvertrag: IGZ/BZA</text:p>
            <text:p>  Befristung</text:p>
            <text:p/>
            <text:p>  Unbefristetes Arbeitsverhältnis</text:p>
            <text:p/>
            <text:p>  Anforderungen an den Bewerber</text:p>
            <text:p/>
            <text:p>  Wirtschaft, Verwaltung</text:p>
            <text:p/>
            <text:p>  Grundkenntnisse</text:p>
            <text:p>  Kundenberatung, -betreuung</text:p>
            <text:p/>
            <text:p>  Transport, Verkehr</text:p>
            <text:p/>
            <text:p>  Grundkenntnisse</text:p>
            <text:p>  Beladen, Entladen, Betriebssicherheit von Transportmitteln kontrollieren, Schienenverkehr, Zugbegleitservice</text:p>
            <text:p/>
            <text:p>  Sprachkenntnisse</text:p>
            <text:p/>
            <text:p>  Verhandlungssicher</text:p>
            <text:p>  Deutsch</text:p>
            <text:p/>
            <text:p>  Persönliche Stärken</text:p>
            <text:p>  Belastbarkeit, Flexibilität, Sorgfalt/Genauigkeit, Teamfähigkeit, Zuverlässigkeit</text:p>
            <text:p/>
            <text:p>  Kontaktdaten</text:p>
            <text:p/>
            <text:p>  Rückfragen und Bewerbungen an</text:p>
            <text:p/>
            <text:p>  Staffselect Hendrik Tieben</text:p>
            <text:p>  Frau Lisa Ellberg</text:p>
            <text:p>  Königstr. 51</text:p>
            <text:p>  47051 Duisburg</text:p>
            <text:p>  Nordrhein-Westfalen</text:p>
            <text:p>  Deutschland</text:p>
            <text:p>  Telekommunikation</text:p>
            <text:p/>
            <text:p>  Telefonnummer: +49 (2 03) 8 05 09 80</text:p>
            <text:p>  E-Mail</text:p>
            <text:p>  info@staffselect.de</text:p>
            <text:p>  Gewünschte Bewerbungsarten</text:p>
            <text:p/>
            <text:p>  Per E-Mail, schriftlich, telefonisch, persönlich, über Internet</text:p>
            <text:p>  Internetadresse</text:p>
            <text:p>  Weitere Informationen zum Stellenangebot im Internet</text:p>
            <text:p>  Angaben zur Bewerbung</text:p>
            <text:p/>
            <text:p>  Geforderte Anlagen: Lebenslauf, Zeugnisse und ggf. eine Kopie des Vermittlungsgutscheins</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71">
          <table:table-cell office:value-type="string" calcext:value-type="string">
            <text:p>e11e41a29d1b4d6c83631d471e14c51b</text:p>
          </table:table-cell>
          <table:table-cell office:value-type="date" office:date-value="2017-09-19" calcext:value-type="date">
            <text:p>2017-09-19</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epona HR Services GmbH</text:p>
          </table:table-cell>
          <table:table-cell office:value-type="string" calcext:value-type="string">
            <text:p>  Stellenangebot - Triebfahrzeugführer (m/w) Klasse 3 - Güterverkehr (Eisenbahner/in - Betriebsdienst - Lokführer und Transport)</text:p>
            <text:p/>
            <text:p>  Überblick über das Stellenangebot</text:p>
            <text:p/>
            <text:p>  Referenznummer</text:p>
            <text:p/>
            <text:p>  10000-1156496319-S</text:p>
            <text:p>  Titel des Stellenangebots</text:p>
            <text:p/>
            <text:p>  Triebfahrzeugführer (m/w) Klasse 3 - Güterverkehr (Eisenbahner/in - Betriebsdienst - Lokführer und Transport)</text:p>
            <text:p>  Alternativberufe</text:p>
            <text:p>  Schienenfahrzeugführer/in</text:p>
            <text:p>  Stellenangebotsart</text:p>
            <text:p/>
            <text:p>  Arbeitsplatz (sozialversicherungspflichtig)</text:p>
            <text:p>  Arbeitgeber</text:p>
            <text:p>  Sepona HR Services GmbH</text:p>
            <text:p/>
            <text:p>  Branche: Vermittlung von Arbeitskräften, Betriebsgröße: zwischen 6 und 50</text:p>
            <text:p>  Stellenbeschreibung</text:p>
            <text:p/>
            <text:p>  Ihr Aufgabengebiet</text:p>
            <text:p>  * Fahren von Zügen zwischen den Knotenpunkten z.T. im kombinierten Ladungsverkehr</text:p>
            <text:p>  * Ggf. Rangierarbeiten an den Standorten der Produktionswerke und Logistikplätze</text:p>
            <text:p>  * Durchführen von Wagen- und Zugprüfungen sowie Bremsproben</text:p>
            <text:p>  * Erstellen von Wagenlisten und Bremszetteln</text:p>
            <text:p>  * Durchführung von Vorbereitungs- und Abschlussdiensten am Tfz</text:p>
            <text:p/>
            <text:p>  Baureihen: Class 66, Class 77</text:p>
            <text:p/>
            <text:p>  Ihr Profil</text:p>
            <text:p>  * Besitz des Triebfahrzeugführerscheins der Klasse 3 gemäß VDV 753 bzw. B gemäß TfV</text:p>
            <text:p>  * gültige bahnärztliche Untersuchung sowie psychologische Eignung nach VDV 714 bzw. gemäß TfV</text:p>
            <text:p>  * Erfahrungen im Rangierdienst und Güterschienenverkehr wünschenswert</text:p>
            <text:p>  * Wagenprüfer G, und Bremsprobenberechtigung erforderlich</text:p>
            <text:p>  * strukturierte Arbeitsweise und Teamfähigkeit</text:p>
            <text:p/>
            <text:p>  Wir bieten</text:p>
            <text:p>  Es erwartet Sie eine abwechslungsreiche Tätigkeit in einem zuverlässigen und familiären Team, ein unbefristeter Arbeitsvertrag, gute Verdienstmöglichkeiten sowie sehr gute Weiterentwicklungsmöglichkeiten.</text:p>
            <text:p>  Führungsverantwortung</text:p>
            <text:p/>
            <text:p>  Keine Führungsverantwortung</text:p>
            <text:p>  Arbeitsorte</text:p>
            <text:p/>
            <text:p>  Wolfsburg, Niedersachsen, Deutschland</text:p>
            <text:p>  Kassel, Hessen, Hessen, Deutschland</text:p>
            <text:p>  Hannover, Niedersachsen, Deutschland</text:p>
            <text:p>  Lüneburg, Niedersachsen, Deutschland</text:p>
            <text:p>  Göttingen, Niedersachsen, Niedersachsen, Deutschland</text:p>
            <text:p>  Osnabrück, Niedersachsen, Deutschland</text:p>
            <text:p>  Paderborn, Nordrhein-Westfalen, Deutschland</text:p>
            <text:p>  Bielefeld, Nordrhein-Westfalen, Deutschland</text:p>
            <text:p>  Braunschweig, Niedersachsen, Deutschland</text:p>
            <text:p>  Celle, Niedersach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0 Stellen</text:p>
            <text:p>  Vormerken</text:p>
            <text:p/>
            <text:p>  Konditionen des Stellenangebots</text:p>
            <text:p/>
            <text:p>  Arbeitszeit</text:p>
            <text:p/>
            <text:p>  Vollzeit, Wochenende, Nachtarbeit, Schicht</text:p>
            <text:p>  40 Wochenstunden</text:p>
            <text:p>  Vergütung und Zusatzleistungen</text:p>
            <text:p/>
            <text:p>  ab 15,00?/h</text:p>
            <text:p>  Bei der Besetzung des Stellenangebotes findet ein Tarifvertrag Anwendung.</text:p>
            <text:p>  Tarifvertrag: BAP/DGB</text:p>
            <text:p>  Befristung</text:p>
            <text:p/>
            <text:p>  Unbefristetes Arbeitsverhältnis</text:p>
            <text:p/>
            <text:p>  Anforderungen an den Bewerber</text:p>
            <text:p/>
            <text:p>  Berufsausbildung/ Studium</text:p>
            <text:p>  Eisenbahner/in - Betriebsdienst - Lokführer und Transport</text:p>
            <text:p>  Transport, Verkehr</text:p>
            <text:p/>
            <text:p>  Zwingend erforderlich</text:p>
            <text:p>  Güterverkehr</text:p>
            <text:p/>
            <text:p>  Erweiterte Kenntnisse</text:p>
            <text:p>  Bahnbetriebsdienst, Lokomotivführung, Rangierbetrieb</text:p>
            <text:p/>
            <text:p>  Grundkenntnisse</text:p>
            <text:p>  Beladen, Entladen, Betriebssicherheit von Transportmitteln kontrollieren, Schienenverkehr</text:p>
            <text:p/>
            <text:p>  Sprachkenntnisse</text:p>
            <text:p/>
            <text:p>  Zwingend erforderlich</text:p>
            <text:p>  Deutsch</text:p>
            <text:p/>
            <text:p>  Persönliche Stärken</text:p>
            <text:p>  Auffassungsfähigkeit/-gabe, Belastbarkeit, Ganzheitliches Denken, Motivation/ Leistungsbereitschaft, Selbständiges Arbeiten</text:p>
            <text:p>  Reise-/ Montagebereitschaft</text:p>
            <text:p/>
            <text:p>  Uneingeschränkt</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Sepona HR Services GmbH</text:p>
            <text:p>  Herr Stefanie Bösche</text:p>
            <text:p>  Kohlenstr. 2</text:p>
            <text:p>  04107 Leipzig</text:p>
            <text:p>  Sachsen</text:p>
            <text:p>  Deutschland</text:p>
            <text:p>  Telekommunikation</text:p>
            <text:p/>
            <text:p>  Telefonnummer: +49 (1 51) 72 63 37 24</text:p>
            <text:p>  E-Mail</text:p>
            <text:p>  bewerbung-hr@sepona.de</text:p>
            <text:p>  Gewünschte Bewerbungsarten</text:p>
            <text:p/>
            <text:p>  Per E-Mail, schriftlich, persönlich</text:p>
            <text:p>  Angaben zur Bewerbung</text:p>
            <text:p/>
            <text:p>  Geforderte Anlagen: Lebenslauf, Zeugnisse, Anschreib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26">
          <table:table-cell office:value-type="string" calcext:value-type="string">
            <text:p>2db2beb46f1e49bca910e4a18904b82d</text:p>
          </table:table-cell>
          <table:table-cell office:value-type="date" office:date-value="2017-09-04" calcext:value-type="date">
            <text:p>2017-09-04</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ARWA Personaldienstleistungen GmbH</text:p>
          </table:table-cell>
          <table:table-cell office:value-type="string" calcext:value-type="string">
            <text:p>  Stellenangebot - Lokrangierführer (m/w) (Eisenbahner/in - Betriebsdienst - Lokführer und Transport)</text:p>
            <text:p/>
            <text:p>  Überblick über das Stellenangebot</text:p>
            <text:p/>
            <text:p>  Referenznummer</text:p>
            <text:p/>
            <text:p>  10000-1156156066-S</text:p>
            <text:p>  Titel des Stellenangebots</text:p>
            <text:p/>
            <text:p>  Lokrangierführer (m/w) (Eisenbahner/in - Betriebsdienst - Lokführer und Transport)</text:p>
            <text:p>  Stellenangebotsart</text:p>
            <text:p/>
            <text:p>  Arbeitsplatz (sozialversicherungspflichtig)</text:p>
            <text:p>  Arbeitgeber</text:p>
            <text:p>  ARWA Personaldienstleistungen GmbH</text:p>
            <text:p/>
            <text:p>  Branche: Befristete Überlassung von Arbeitskräften, Betriebsgröße: zwischen 6 und 50</text:p>
            <text:p>  Stellenbeschreibung</text:p>
            <text:p/>
            <text:p>  Herzlich Willkommen bei ARWA Personaldienstleistungen GmbH.</text:p>
            <text:p>  Unsere Niederlassung im Herzen von Köln arbeitet bereits seit dem Jahre 1992 mit regionalen Kunden zusammen, sowohl im gewerblich-technischen als auch im kaufmännischen Bereich.</text:p>
            <text:p/>
            <text:p>  Für unseren Kunden suchen wir im Rahmen der Arbeitnehmerüberlassung</text:p>
            <text:p/>
            <text:p>  Lokrangierführer (m/w) in Dormagen. oder Köln</text:p>
            <text:p/>
            <text:p>  Ihre Aufgaben:</text:p>
            <text:p>  - Einsatz als Lokrangierführer/in auf abgeschlossenen Werksarealen gemäß BOA</text:p>
            <text:p>  - Bilden von Ausgangszügen</text:p>
            <text:p>  - Technisches Prüfen der Wagen</text:p>
            <text:p>  - Gefahrgutprüfung nach RID</text:p>
            <text:p>  - Auflösen von Eingangszügen</text:p>
            <text:p>  - Ordnungsgemäße und pünktliche Zustellung und Abholung von Güterwagen an Ladestellen durch Rangiertätigkeiten auf Bahnanlagen von Werksarealen</text:p>
            <text:p>  - Auf- und Abrüsten der Lokomotiven</text:p>
            <text:p/>
            <text:p>  Unsere Anforderungen:</text:p>
            <text:p>  - abgeschlossene dreijährige Ausbildung im Eisenbahnbetrieb oder im technischen Bereich</text:p>
            <text:p>  - Eisenbahnführerschein Klasse 1</text:p>
            <text:p>  - Mehrjährige Erfahrung im operativen Eisenbahndienst und im Lokfahrdienst</text:p>
            <text:p>  - Umfangreiche Kenntnisse der unterwiesenen Lokomotiven</text:p>
            <text:p>  - Umfangreiche Kenntnisse über die Technik der Güterwagen</text:p>
            <text:p>  - Allgemeine PC-Kenntnisse</text:p>
            <text:p>  - Einsatzbereitschaft, Pflichtbewusstsein und Flexibilität</text:p>
            <text:p/>
            <text:p>  Ihre Vorteile:</text:p>
            <text:p>  - Zugang zu attraktiven regionalen Unternehmen</text:p>
            <text:p>  - Übernahmechancen</text:p>
            <text:p>  - Einsätze mit Entwicklungsmöglichkeiten</text:p>
            <text:p>  - Langfristige Einsätze in Wohnortnähe</text:p>
            <text:p>  - Tarifliche Löhne, Urlaubs- und Weihnachtsgeld</text:p>
            <text:p>  - auftragsbezogene Zulagen und Zuschläge</text:p>
            <text:p>  - freundliche und sympathische Teams vor Ort</text:p>
            <text:p>  - jederzeit persönliche Ansprechpartner vor Ort</text:p>
            <text:p>  - individuelle Begleitung im Kundeneinsatz</text:p>
            <text:p/>
            <text:p>  Ihr Kontakt zu unserem ARWA Team:</text:p>
            <text:p/>
            <text:p>  Niederlassung Köln: 0221 / 272320</text:p>
            <text:p>  Email: koeln@arwa.de</text:p>
            <text:p/>
            <text:p>  Sichern Sie sich einen attraktiven Arbeitsplatz!</text:p>
            <text:p>  Am besten, Sie bewerben sich jetzt gleich!</text:p>
            <text:p/>
            <text:p>  Gern gleich per WhatsApp mit dem Stichwort "Bewerbung" an die 0170 560 88 49</text:p>
            <text:p>  Wir rufen garantiert wochentags innerhalb von 24 Stunden zurück!</text:p>
            <text:p/>
            <text:p>  Oder Sie kommen zu unseren Bewerbersprechzeiten Montag - Freitag in der Zeit von 08.00 - 17.00 Uhr in unsere Niederlassung. In einem persönlichen Gespräch erhalten Sie alle weiteren Informationen</text:p>
            <text:p/>
            <text:p>  Übrigens: Im FOCUS-Vergleich 2015, 2016 sowie 2017 gehören wir zu den TOP Personaldienstleistern Deutschlands.</text:p>
            <text:p>  Führungsverantwortung</text:p>
            <text:p/>
            <text:p>  Keine Führungsverantwortung</text:p>
            <text:p>  Arbeitsorte</text:p>
            <text:p/>
            <text:p>  Köln, Nordrhein-Westfalen, Deutschland</text:p>
            <text:p>  Dormagen,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1.09.2017</text:p>
            <text:p>  Anzahl offener Stellen</text:p>
            <text:p/>
            <text:p>  2 Stellen</text:p>
            <text:p>  Vormerken</text:p>
            <text:p/>
            <text:p>  Konditionen des Stellenangebots</text:p>
            <text:p/>
            <text:p>  Arbeitszeit</text:p>
            <text:p/>
            <text:p>  Vollzeit, Wochenende, Schicht</text:p>
            <text:p>  40 Wochenstunden</text:p>
            <text:p>  Mo-Fr</text:p>
            <text:p>  Vergütung und Zusatzleistungen</text:p>
            <text:p/>
            <text:p>  Bei der Besetzung des Stellenangebotes findet ein Tarifvertrag Anwendung.</text:p>
            <text:p>  Tarifvertrag: IGZ</text:p>
            <text:p>  Befristung</text:p>
            <text:p/>
            <text:p>  Unbefristetes Arbeitsverhältnis</text:p>
            <text:p/>
            <text:p>  Anforderungen an den Bewerber</text:p>
            <text:p/>
            <text:p>  Berufsausbildung/ Studium</text:p>
            <text:p>  Eisenbahner/in - Betriebsdienst - Lokführer und Transport</text:p>
            <text:p>  Berufserfahrung</text:p>
            <text:p/>
            <text:p>  Mit Berufserfahrung</text:p>
            <text:p>  Transport, Verkehr</text:p>
            <text:p/>
            <text:p>  Zwingend erforderlich</text:p>
            <text:p>  Betriebssicherheit von Transportmitteln kontrollieren, Lokomotivführung, Rangierbetrieb</text:p>
            <text:p/>
            <text:p>  Expertenkenntnisse</text:p>
            <text:p>  Werkbahnbetrieb</text:p>
            <text:p/>
            <text:p>  Reise-/ Montagebereitschaft</text:p>
            <text:p/>
            <text:p>  Nicht erforderlich</text:p>
            <text:p>  Führerscheine</text:p>
            <text:p/>
            <text:p>  Zwingend erforderlich</text:p>
            <text:p>  Fahrerlaubnis C1 Leichte LKW (alt: FS 3), Fahrerlaubnis B PKW/Kleinbusse (alt: FS 3)</text:p>
            <text:p/>
            <text:p>  Kontaktdaten</text:p>
            <text:p/>
            <text:p>  Rückfragen und Bewerbungen an</text:p>
            <text:p/>
            <text:p>  ARWA Personaldienstleistungen GmbH</text:p>
            <text:p>  Frau Sabrina Holländers</text:p>
            <text:p>  Apostelnstr. 14-18</text:p>
            <text:p>  50667 Köln</text:p>
            <text:p>  Altstadt-Nord</text:p>
            <text:p>  Nordrhein-Westfalen</text:p>
            <text:p>  Deutschland</text:p>
            <text:p>  Telekommunikation</text:p>
            <text:p/>
            <text:p>  Telefonnummer: +49 (2 21) 27 23 20</text:p>
            <text:p>  E-Mail</text:p>
            <text:p>  koeln@arwa.de</text:p>
            <text:p>  Gewünschte Bewerbungsarten</text:p>
            <text:p/>
            <text:p>  Per E-Mail, schriftlich, persönlich, über Internet</text:p>
            <text:p>  Internetadresse</text:p>
            <text:p>  Weitere Informationen zum Stellenangebot im Internet</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23">
          <table:table-cell office:value-type="string" calcext:value-type="string">
            <text:p>e239fe1a45b4471a9910ba05f21c1f9b</text:p>
          </table:table-cell>
          <table:table-cell office:value-type="date" office:date-value="2017-09-02" calcext:value-type="date">
            <text:p>2017-09-02</text:p>
          </table:table-cell>
          <table:table-cell office:value-type="string" calcext:value-type="string">
            <text:p>Rangierer (m/w) in Unna - Unna</text:p>
          </table:table-cell>
          <table:table-cell office:value-type="float" office:value="8311" calcext:value-type="float">
            <text:p>8311</text:p>
          </table:table-cell>
          <table:table-cell office:value-type="string" calcext:value-type="string">
            <text:p>Randstad Deutschland GmbH &amp; Co. KG</text:p>
          </table:table-cell>
          <table:table-cell office:value-type="string" calcext:value-type="string">
            <text:p>  Rangierer (m/w) in Unna - Unna</text:p>
            <text:p/>
            <text:p>  Zurück Bewerben</text:p>
            <text:p/>
            <text:p>  Rangierer (m/w)</text:p>
            <text:p/>
            <text:p>  Renommiertes Unternehmen in Unna in Unna - Unna</text:p>
            <text:p/>
            <text:p>  * Veröffentlicht am 01.09.2017</text:p>
            <text:p>  * Job merken</text:p>
            <text:p>  * Drucken</text:p>
            <text:p>  * Weiterempfehlen</text:p>
            <text:p/>
            <text:p>  Referenznummer R_751156</text:p>
            <text:p>  Arbeitsort (PLZ) Unna - Unna, 59423</text:p>
            <text:p>  Vertragsart Zeitarbeit</text:p>
            <text:p>  Berufserfahrung Mit Berufserfahrung</text:p>
            <text:p>  Anzahl Mitarbeiter 1</text:p>
            <text:p>  Stunden/Woche Vollzeit 35-40 Stunden / Woche</text:p>
            <text:p>  Schulabschluss</text:p>
            <text:p>  * Nicht relevant</text:p>
            <text:p/>
            <text:p>  Sprachen</text:p>
            <text:p>  *</text:p>
            <text:p>  + Deutsch schriftlich - Gut</text:p>
            <text:p>  *</text:p>
            <text:p>  + Deutsch mündlich - Gut</text:p>
            <text:p/>
            <text:p>  Stellenbeschreibung Rangierer (m/w)</text:p>
            <text:p/>
            <text:p>  Für ein Kundenunternehmen in Unna suchen wir zum nächstmöglichen Zeitpunkt einen</text:p>
            <text:p/>
            <text:p>  Rangierer (m/w)</text:p>
            <text:p/>
            <text:p>  Tätigkeiten:</text:p>
            <text:p>  * Rangieren von Aufliegern und Anhängern</text:p>
            <text:p>  * Innerbetrieblicher Transport</text:p>
            <text:p>  * Wartung der Rangiermaschinen</text:p>
            <text:p/>
            <text:p>  Ihr Profil:</text:p>
            <text:p>  * Besitz eines gültigen Führerscheins der Klasse CE (alt: 2)</text:p>
            <text:p>  * Erfahrungen im Sattel- oder Hängerzugbereich</text:p>
            <text:p>  * Selbständige, eigenverantwortliche und zuverlässige Arbeitsweise</text:p>
            <text:p>  * Bereitschaft zur Dauernachtschicht</text:p>
            <text:p/>
            <text:p>  Wir bieten Ihnen:</text:p>
            <text:p>  * Eine faire Bezahlung</text:p>
            <text:p>  * Vertretung durch einen flächendeckenden Betriebsrat</text:p>
            <text:p>  * Gute Sozialleistungen, inklusive Weihnachts- und Urlaubsgeld, sowie Schichtzulagen</text:p>
            <text:p>  * Interessante Einsätze bei namhaften Unternehmen</text:p>
            <text:p>  * Weiterbildungs- und Qualifizierungsmöglichkeiten</text:p>
            <text:p>  * Chance auf Übernahme beim Kunden</text:p>
            <text:p>  * Persönliche Betreuung und Beratung durch Ihre Niederlassung</text:p>
            <text:p>  * Einen namhaften, leistungsstarken Arbeitgeber</text:p>
            <text:p/>
            <text:p>  Haben wir Interesse geweckt?</text:p>
            <text:p/>
            <text:p>  Dann bewerben Sie sich doch einfach direkt online auf www.randstad.de oder per E-Mail an thomas.schulte@randstad.de!</text:p>
            <text:p/>
            <text:p>  Die Stelle entspricht nicht Ihren Vorstellungen? Kein Problem. Gerne überprüfen wir für Sie weitere Einsatzmöglichkeiten bei unseren Kunden für Sie.</text:p>
            <text:p/>
            <text:p>  Sie haben eine weitere interessante Stelle auf unserer Homepage entdeckt? Sprechen Sie uns einfach an.</text:p>
            <text:p/>
            <text:p>  Bei uns ist mehr für Sie drin. Randstad ist mit durchschnittlich rund 58.000 Mitarbeitern und 550 Niederlassungen in 300 Städten führender Personaldienstleister in Deutschland.</text:p>
            <text:p/>
            <text:p>  Randstad Facharbeiter- unendlich viele Möglichkeiten.</text:p>
            <text:p>  Randstad. Ihr Arbeitgeber der Zukunft.</text:p>
            <text:p/>
            <text:p>  Bewerbungen schwerbehinderter Menschen sind uns willkommen.</text:p>
            <text:p/>
            <text:p>  Bewerbungen schwerbehinderter Menschen sind uns willkommen.</text:p>
            <text:p>  Zurück Bewerben</text:p>
            <text:p>  Ihre Kontakte</text:p>
            <text:p/>
            <text:p/>
            <text:p>  Herr Thomas Schulte Tel: +49 (0)2303-96 92 12 E-Mail</text:p>
            <text:p/>
            <text:p>  Ihre Niederlassung</text:p>
            <text:p/>
            <text:p/>
            <text:p>  Niederlassung Unna Bahnhofstraße 17 59423 Unna Tel: +49 2303-9692 0 Fax: +49 2303-9692 99 E-Mail</text:p>
            <text:p/>
            <text:p>  Ihr Arbeitsort</text:p>
          </table:table-cell>
          <table:table-cell table:number-columns-repeated="7"/>
        </table:table-row>
        <table:table-row table:style-name="ro77">
          <table:table-cell office:value-type="string" calcext:value-type="string">
            <text:p>4840cf552b2b4cb7b6a6faedf0a50aa8</text:p>
          </table:table-cell>
          <table:table-cell office:value-type="date" office:date-value="2017-09-02" calcext:value-type="date">
            <text:p>2017-09-02</text:p>
          </table:table-cell>
          <table:table-cell office:value-type="string" calcext:value-type="string">
            <text:p>Triebfahrzeugführer</text:p>
          </table:table-cell>
          <table:table-cell office:value-type="float" office:value="8311" calcext:value-type="float">
            <text:p>8311</text:p>
          </table:table-cell>
          <table:table-cell office:value-type="string" calcext:value-type="string">
            <text:p>Novotrend GmbH</text:p>
          </table:table-cell>
          <table:table-cell office:value-type="string" calcext:value-type="string">
            <text:p>  Triebfahrzeugführer</text:p>
            <text:p/>
            <text:p>  Novotrend GmbH Krefeld</text:p>
            <text:p>  + Eingestellt am 02.09.2017</text:p>
            <text:p>  + Beschäftigungsart: Vollzeit</text:p>
            <text:p>  + Karrierestufe: Mit Berufserfahrung</text:p>
            <text:p>  + Branche: Sonstige Branchen</text:p>
            <text:p/>
            <text:p>  JETZT 16 Euro Std. / Brutto - Krefeld</text:p>
            <text:p/>
            <text:p>  Berufsbezeichnung:     Zugmaschinen-, Sonderfahrzeugführer/in</text:p>
            <text:p>  Ihr Einsatzort:        47798 Krefeld</text:p>
            <text:p>  Chiffrenummer:         R230 01441/0032/17</text:p>
            <text:p>  Anzahl der Stellen:    15 offene Stellen</text:p>
            <text:p>  Anstellungsverhältnis: Wir bieten Ihnen eine/n Festanstellung</text:p>
            <text:p>  Arbeitszeit:           Vollzeit,Zeitarbeit,Schichtarbeit</text:p>
            <text:p>  Vergütung:             16,00? / Std. brutto</text:p>
            <text:p>  Eintrittsdatum:        ab dem 02.09.2017.</text:p>
            <text:p/>
            <text:p>  Ihre Aufgaben</text:p>
            <text:p>  *** Für Sie vor Ort! *** Keine Zeitarbeit***Arbeitsvermittlung seit 2004</text:p>
            <text:p>  Als private Arbeitsvermittlung/Personalvermittlung vermitteln wir Mitarbeiter w/m in zahlreiche Berufszweige, an Unternehmen zur dortigen Festanstellung. Für Sie völlig kostenfrei mit dem Vermittlungsgutschein der Agentur für Arbeit oder Jobcenter.</text:p>
            <text:p>  Wir suchen Triebfahrzeugführer (m/w) in Vollzeit auf Lohnsteuerkarte für unseren Kunden in Köln, Krefeld und Hagen:</text:p>
            <text:p>  Ihr Profil</text:p>
            <text:p>  Be- und Entladung von Flugzeugen</text:p>
            <text:p>  Gepäckabfertigung</text:p>
            <text:p>  Sortierung der Gepäckstücke</text:p>
            <text:p>  Fahren von Gepäckwägen auf dem Vorfeld</text:p>
            <text:p>  Umgang mit Sperrgepäck und Gefahrgütern</text:p>
            <text:p>  Verladung von Frachtgütern</text:p>
            <text:p>  Was der Kunde bietet</text:p>
            <text:p>  - sehr gute Entwicklungsmöglichkeiten innerhalb des Unternehmen</text:p>
            <text:p>  - langfristige Bindung</text:p>
            <text:p>  Verdienst: 16 Euro Brutto</text:p>
            <text:p>  Arbeitszeit: Vollzeit</text:p>
            <text:p>  Arbeitsort: Köln, Krefeld und Hagen</text:p>
            <text:p>  Wenn Sie motiviert und arbeitswillig und eine neue Herausforderung suchen, dann sind Sie genau richtig bei uns.</text:p>
            <text:p>  Wir freuen uns auf Ihre Bewerbung.</text:p>
            <text:p>  Seien Sie anderen einen Schritt voraus, bewerben Sie sich heute:</text:p>
            <text:p>  Senden Sie uns bitte keine aufwendigen Bewerbungsmappen.</text:p>
            <text:p>  (lose Blattformen sind ausreichend)</text:p>
            <text:p>  Bewerbungen an:</text:p>
            <text:p>  r.kalek@avk-peronal.de</text:p>
            <text:p>  Oder per Post an die:</text:p>
            <text:p>  A.V.K Dortmund</text:p>
            <text:p>  Die Inhalte dieses Stellenangebotes sprechen Männer und Frauen gleichermaßen an.</text:p>
            <text:p>  *** Die A.V.K Dortmund erstattet für einen Vorstellungstermin keine Fahrkosten***</text:p>
            <text:p>  Für Fahrkosten wenden Sie sich an Ihre BA oder JobCenter***</text:p>
            <text:p>  Sie erreichen uns von Montag bis Donnerstag von 08:00 Uhr - 17:00 Uhr und Freitag von 08:00 Uhr - 16:30 Uhr.</text:p>
            <text:p>  Info:</text:p>
            <text:p>  VERÖFFENTLICHEN SIE IHR PROFIL AUF UNSERER INTERNETSEITE.</text:p>
            <text:p>  Damit erhöhen Sie Ihre Chancen auf dem Arbeitsmarkt!!!</text:p>
            <text:p>  Unternehmen aus ganz NRW suchen in unserem Netzwerk</text:p>
            <text:p>  nach geeigneten Mitarbeiter/innen.</text:p>
            <text:p>  WEITERE STELLENANGEBOTE: www.avk-personal.de</text:p>
            <text:p>  Geforderte Anlagen: Lebenslauf, Zeugnisse, Lichtbild und Vermittlungsgutschein (AVGS)</text:p>
            <text:p/>
            <text:p>  Ihr Profil</text:p>
            <text:p>  Führerschein:</text:p>
            <text:p>  PKW (B)</text:p>
            <text:p/>
            <text:p>  Kontakt</text:p>
            <text:p>  A.V.K Arbeitsvermittlung</text:p>
            <text:p>  Schliepstr. 4</text:p>
            <text:p>  44135 Dortmund</text:p>
            <text:p/>
            <text:p>  Telefon: +49 (231) 956500</text:p>
          </table:table-cell>
          <table:table-cell table:number-columns-repeated="7"/>
        </table:table-row>
        <table:table-row table:style-name="ro78">
          <table:table-cell office:value-type="string" calcext:value-type="string">
            <text:p>792d6147d798487e9a95479e9eac74e3</text:p>
          </table:table-cell>
          <table:table-cell office:value-type="date" office:date-value="2017-09-04" calcext:value-type="date">
            <text:p>2017-09-04</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WICO GmbH Personaldienstleistungen</text:p>
          </table:table-cell>
          <table:table-cell office:value-type="string" calcext:value-type="string">
            <text:p>  Stellenangebot - Lokrangierführer/in (Eisenbahner/in - Betriebsdienst - Lokführer und Transport)</text:p>
            <text:p/>
            <text:p>  Überblick über das Stellenangebot</text:p>
            <text:p/>
            <text:p>  Referenznummer</text:p>
            <text:p/>
            <text:p>  10000-1156132343-S</text:p>
            <text:p>  Titel des Stellenangebots</text:p>
            <text:p/>
            <text:p>  Lokrangierführer/in (Eisenbahner/in - Betriebsdienst - Lokführer und Transport)</text:p>
            <text:p>  Alternativberufe</text:p>
            <text:p>  Schienenfahrzeugführer/in</text:p>
            <text:p>  Stellenangebotsart</text:p>
            <text:p/>
            <text:p>  Arbeitsplatz (sozialversicherungspflichtig)</text:p>
            <text:p>  Arbeitgeber</text:p>
            <text:p>  WICO GmbH Personaldienstleistungen</text:p>
            <text:p/>
            <text:p>  Branche: Befristete Überlassung von Arbeitskräften, Betriebsgröße: zwischen 51 und 500</text:p>
            <text:p>  Stellenbeschreibung</text:p>
            <text:p/>
            <text:p>  Ungelernten Kräften, Facharbeitern, Technikern, Ingenieuren und Kaufleuten eröffnen sich täglich enorme Chancen, ihre individuelle Qualifikation und Erfahrung in neue Arbeitsbereiche einzubringen und in interessanten Betrieben zu erweitern. Chancen, die sich bei uns grundsätzlich allen Bewerbern eröffnen, die einen sicheren Arbeitsplatz suchen.</text:p>
            <text:p/>
            <text:p>  Wir suchen ab sofort für unseren international tätigen Kunden der chemischen Industrie (Chemie-Logistik)</text:p>
            <text:p/>
            <text:p>  in Leverkusen, Dormagen, Krefeld und Wesseling</text:p>
            <text:p/>
            <text:p>  Lokrangierführer (m/w)</text:p>
            <text:p/>
            <text:p>  Ihre Aufgaben:</text:p>
            <text:p/>
            <text:p>  - Einsatz als Lokrangierführer auf abgeschlossenen Werksarealen gemäß BOA</text:p>
            <text:p>  - Bilden von Ausgangszügen</text:p>
            <text:p>  - Technisches Prüfen der Wagen</text:p>
            <text:p>  - Gefahrgutprüfung nach RID</text:p>
            <text:p>  - Auflösen von Eingangszügen</text:p>
            <text:p>  - Ordnungsgemäße und pünktliche Zustellung und Abholung von Güterwagen an Ladestellen</text:p>
            <text:p>  - Auf - und Abrüsten der Lokomotiven</text:p>
            <text:p>  - Einsatz im Früh- Spätdienst, bei Bedarf auch Nachtdienst</text:p>
            <text:p>  - Bereitschaft zum Wechseldienst auch am Wochenende</text:p>
            <text:p/>
            <text:p>  Ihr Profil:</text:p>
            <text:p/>
            <text:p>  - Abgeschlossene dreijährige Ausbildung im Eisenbahnbetrieb oder technischen Bereich</text:p>
            <text:p>  - Eisenbahnführerschein Klasse 1</text:p>
            <text:p>  - Mehrjährige Erfahrung im operativen Eisenbahndienst und im Lokfahrdienst von Vorteil</text:p>
            <text:p>  - Kenntnisse der unterwiesenen Lokomotiven</text:p>
            <text:p>  - Kenntnisse über Technik der Güterwagen</text:p>
            <text:p>  - Allgemeine PC-Kenntnisse</text:p>
            <text:p>  - Einsatzbereitschaft</text:p>
            <text:p>  - Zuverlässigkeit</text:p>
            <text:p/>
            <text:p>  Haben wir Ihr Interesse geweckt? Dann bewerben Sie sich.</text:p>
            <text:p/>
            <text:p>  Ganz einfach per Mail auf chemie@wico-gmbh.de .</text:p>
            <text:p/>
            <text:p>  Wir freuen uns auf Ihre Bewerbung.</text:p>
            <text:p>  Führungsverantwortung</text:p>
            <text:p/>
            <text:p>  Keine Führungsverantwortung</text:p>
            <text:p>  Arbeitsorte</text:p>
            <text:p/>
            <text:p>  Hürth, Rheinland, Nordrhein-Westfalen, Deutschland</text:p>
            <text:p>  Dormagen, Nordrhein-Westfalen, Deutschland</text:p>
            <text:p>  Leverkusen, Nordrhein-Westfalen, Deutschland</text:p>
            <text:p>  Wesseling, Rheinland, Nordrhein-Westfalen, Deutschland</text:p>
            <text:p>  Bergisch Gladbach, Nordrhein-Westfalen, Deutschland</text:p>
            <text:p>  Köln, Nordrhein-Westfalen, Deutschland</text:p>
            <text:p>  Krefeld, Nordrhein-Westfalen, Deutschland</text:p>
            <text:p>  Düsseldorf, Nordrhein-Westfalen, Deutschland</text:p>
            <text:p>  Duisburg,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0 Stellen</text:p>
            <text:p>  Vormerken</text:p>
            <text:p/>
            <text:p>  Konditionen des Stellenangebots</text:p>
            <text:p/>
            <text:p>  Arbeitszeit</text:p>
            <text:p/>
            <text:p>  Vollzeit, Schicht</text:p>
            <text:p>  40 Wochenstunden</text:p>
            <text:p>  Vergütung und Zusatzleistungen</text:p>
            <text:p/>
            <text:p>  nach Qualifikation</text:p>
            <text:p>  Bei der Besetzung des Stellenangebotes findet ein Tarifvertrag Anwendung.</text:p>
            <text:p>  Tarifvertrag: IGZ</text:p>
            <text:p>  Befristung</text:p>
            <text:p/>
            <text:p>  Unbefristetes Arbeitsverhältnis</text:p>
            <text:p/>
            <text:p>  Anforderungen an den Bewerber</text:p>
            <text:p/>
            <text:p>  Berufsausbildung/ Studium</text:p>
            <text:p>  Eisenbahner/in - Betriebsdienst - Fahrweg</text:p>
            <text:p>  Techniker/in - Verkehrstechnik (Eisenbahnbetrieb)</text:p>
            <text:p>  Eisenbahner/in - Betriebsdienst - Lokführer und Transport</text:p>
            <text:p>  Transport, Verkehr</text:p>
            <text:p/>
            <text:p>  Erweiterte Kenntnisse</text:p>
            <text:p>  Bahnbetriebsdienst, Lokomotivführung, Schienenverkehr</text:p>
            <text:p/>
            <text:p>  Grundkenntnisse</text:p>
            <text:p>  Betriebssicherheit von Transportmitteln kontrollieren</text:p>
            <text:p/>
            <text:p>  Persönliche Stärken</text:p>
            <text:p>  Belastbarkeit, Zuverlässigkeit</text:p>
            <text:p>  Führerscheine</text:p>
            <text:p/>
            <text:p>  Zwingend erforderlich</text:p>
            <text:p>  Lokomotiv-/Triebfahrzeugführerschein Klasse 1</text:p>
            <text:p/>
            <text:p>  Kontaktdaten</text:p>
            <text:p/>
            <text:p>  Rückfragen und Bewerbungen an</text:p>
            <text:p/>
            <text:p>  WICO GmbH Personaldienstleistungen</text:p>
            <text:p>  Herr Oliver Goeldner</text:p>
            <text:p>  Theodor-Heuss-Platz 11</text:p>
            <text:p>  41460 Neuss</text:p>
            <text:p>  Innenstadt</text:p>
            <text:p>  Nordrhein-Westfalen</text:p>
            <text:p>  Deutschland</text:p>
            <text:p>  Telekommunikation</text:p>
            <text:p/>
            <text:p>  Telefonnummer: +49 (21 31) 76 01 30</text:p>
            <text:p>  Faxnummer: +49 (21 31) 7 60 13 10</text:p>
            <text:p>  E-Mail</text:p>
            <text:p>  chemie@wico-gmbh.de</text:p>
            <text:p>  Gewünschte Bewerbungsarten</text:p>
            <text:p/>
            <text:p>  Per E-Mail, schriftlich, telefonisch, persönlich, über Internet</text:p>
            <text:p>  Internetadresse</text:p>
            <text:p>  Weitere Informationen zum Stellenangebot im Internet</text:p>
            <text:p>  Bewerbungszeitraum</text:p>
            <text:p/>
            <text:p>  Seit 01.09.2017</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79">
          <table:table-cell office:value-type="string" calcext:value-type="string">
            <text:p>5c6dd0e41a8d4eaca14f95d847cbca42</text:p>
          </table:table-cell>
          <table:table-cell office:value-type="date" office:date-value="2017-09-04" calcext:value-type="date">
            <text:p>2017-09-04</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taffselect Hendrik Tieben</text:p>
          </table:table-cell>
          <table:table-cell office:value-type="string" calcext:value-type="string">
            <text:p>  Stellenangebot - Triebfahrzeugführer/innen Güterverkehr, 105883 (Eisenbahner/in - Betriebsdienst - Lokführer und Transport)</text:p>
            <text:p/>
            <text:p>  Überblick über das Stellenangebot</text:p>
            <text:p/>
            <text:p>  Referenznummer</text:p>
            <text:p/>
            <text:p>  10000-1156152597-S</text:p>
            <text:p>  Titel des Stellenangebots</text:p>
            <text:p/>
            <text:p>  Triebfahrzeugführer/innen Güterverkehr, 105883 (Eisenbahner/in - Betriebsdienst - Lokführer und Transport)</text:p>
            <text:p>  Stellenangebotsart</text:p>
            <text:p/>
            <text:p>  Arbeitsplatz (sozialversicherungspflichtig)</text:p>
            <text:p>  Arbeitgeber</text:p>
            <text:p>  Staffselect Hendrik Tieben</text:p>
            <text:p/>
            <text:p>  Branche: Vermittlung von Arbeitskräften, Betriebsgröße: zwischen 6 und 50</text:p>
            <text:p>  Stellenbeschreibung</text:p>
            <text:p/>
            <text:p>  Staffselect sucht ab sofort Lokführer/innen für die Strecke.</text:p>
            <text:p/>
            <text:p>  Ihre Aufgaben:</text:p>
            <text:p/>
            <text:p>  - Sie sind verantwortlich für den sicheren und pünktlichen Ablauf des Zugbetriebs</text:p>
            <text:p>  - Sie erledigen zusätzlich alle anfallenden Aufgaben in der Vor- und Nachbereitung</text:p>
            <text:p/>
            <text:p>  Voraussetzungen:</text:p>
            <text:p/>
            <text:p>  - Abgeschlossene Ausbildung zum Triebfahrzeugführer FSK 3 oder B</text:p>
            <text:p>  - Bereitschaft zu Schichtdienst, Nacht-, Wochenend- und Feiertagsarbeit</text:p>
            <text:p>  - Zuverlässigkeit, Pünktlichkeit und Flexibilität</text:p>
            <text:p/>
            <text:p>  Bei Eignung sowie Interesse freuen wir uns auf Ihre Bewerbung!</text:p>
            <text:p/>
            <text:p>  Hinweis:</text:p>
            <text:p/>
            <text:p>  Staffselect arbeitet auf Grundlage des Aktivierungs- und Vermittlungsgutscheins. Diesen erhalten Sie bei Ihrer Arbeitsagentur bzw. Ihrem Jobcenter. Falls Sie keinen Aktivierungs- und Vermittlungsgutschein erhalten, können Sie sich trotzdem bewerben, wir haben auch viele Arbeitgeber die die Kosten im Falle einer Vermittlung übernehmen.</text:p>
            <text:p/>
            <text:p>  In manchen Stellenangeboten sind mehrere Arbeitsorte angegeben. Das heißt, dass wir die beschriebene Stelle in ähnlicher Form in mehreren Städten anbieten. Sie können in Ihrer Bewerbung angeben, welcher Arbeitsort für Sie in Frage kommt.</text:p>
            <text:p/>
            <text:p>  Bitte entschuldigen Sie, dass wir aufgrund der hohen Anzahl an Bewerbungen leider nur Unterlagen mit frankiertem Rückumschlag zurücksenden können.</text:p>
            <text:p/>
            <text:p>  Wir freuen uns auf Ihre Bewerbung!</text:p>
            <text:p>  Führungsverantwortung</text:p>
            <text:p/>
            <text:p>  Keine Führungsverantwortung</text:p>
            <text:p>  Arbeitsorte</text:p>
            <text:p/>
            <text:p>  45475 Mülheim an der Ruhr, Nordrhein-Westfalen, Deutschland</text:p>
            <text:p>  47051 Duisburg,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3 Stellen</text:p>
            <text:p>  Vormerken</text:p>
            <text:p/>
            <text:p>  Konditionen des Stellenangebots</text:p>
            <text:p/>
            <text:p>  Arbeitszeit</text:p>
            <text:p/>
            <text:p>  Vollzeit</text:p>
            <text:p>  Vergütung und Zusatzleistungen</text:p>
            <text:p/>
            <text:p>  Bei der Besetzung des Stellenangebotes findet kein Tarifvertrag Anwendung.</text:p>
            <text:p>  Befristung</text:p>
            <text:p/>
            <text:p>  Unbefristetes Arbeitsverhältnis</text:p>
            <text:p/>
            <text:p>  Kontaktdaten</text:p>
            <text:p/>
            <text:p>  Rückfragen und Bewerbungen an</text:p>
            <text:p/>
            <text:p>  Staffselect</text:p>
            <text:p>  Frau Uschi Trachte</text:p>
            <text:p>  Königstr. 51</text:p>
            <text:p>  47051 Duisburg</text:p>
            <text:p>  Nordrhein-Westfalen</text:p>
            <text:p>  Deutschland</text:p>
            <text:p>  Telekommunikation</text:p>
            <text:p/>
            <text:p>  Telefonnummer: +49 (2 03) 8 05 09 80</text:p>
            <text:p>  Faxnummer: +49 (2 03) 8 05 09 79</text:p>
            <text:p>  E-Mail</text:p>
            <text:p>  info@staffselect.de</text:p>
            <text:p>  Gewünschte Bewerbungsarten</text:p>
            <text:p/>
            <text:p>  Per E-Mail, schriftlich, telefonisch, über Internet</text:p>
            <text:p>  Internetadresse</text:p>
            <text:p>  Weitere Informationen zum Stellenangebot im Internet</text:p>
            <text:p>  Bewerbungszeitraum</text:p>
            <text:p/>
            <text:p>  Seit 01.09.2017</text:p>
            <text:p>  Angaben zur Bewerbung</text:p>
            <text:p/>
            <text:p>  Geforderte Anlagen: Lebenslauf, Zeugnisse, ggf. Kopie des Vermittlungsgutscheins</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14">
          <table:table-cell office:value-type="string" calcext:value-type="string">
            <text:p>0e49711dc37844989379987b7110c3e8</text:p>
          </table:table-cell>
          <table:table-cell office:value-type="date" office:date-value="2017-09-04" calcext:value-type="date">
            <text:p>2017-09-04</text:p>
          </table:table-cell>
          <table:table-cell office:value-type="string" calcext:value-type="string">
            <text:p>Rangierbegleiter (m/w)</text:p>
          </table:table-cell>
          <table:table-cell office:value-type="float" office:value="8311" calcext:value-type="float">
            <text:p>8311</text:p>
          </table:table-cell>
          <table:table-cell office:value-type="string" calcext:value-type="string">
            <text:p>QUIP AG</text:p>
          </table:table-cell>
          <table:table-cell office:value-type="string" calcext:value-type="string">
            <text:p>  Rangierbegleiter (m/w)</text:p>
            <text:p/>
            <text:p>  StellenbeschreibungFür unseren technisch innovativen und international erfolgreichen</text:p>
            <text:p>  Kunden der aus dem Logistik Bereich kommt, suchen wir SIE.</text:p>
            <text:p/>
            <text:p>  IHRE AUFGABEN</text:p>
            <text:p/>
            <text:p>  - Rangierdienst in Bahnhöfen und Gleisanschlüssen</text:p>
            <text:p>  - Zugvorbereitungsdienst</text:p>
            <text:p/>
            <text:p>  IHRE QUALIFIKATIONEN</text:p>
            <text:p/>
            <text:p>  - Rangierbegleiter</text:p>
            <text:p>  - Wagenprüfen im Güterverkehr wünschenswert</text:p>
            <text:p>  - Tauglichkeit gem. § 48</text:p>
            <text:p>  - Technisches Verständnis</text:p>
            <text:p>  - Belastbarkeit</text:p>
            <text:p>  - Führerschein Klasse B</text:p>
            <text:p>  - Bereitschaft zur 3 Schicht Arbeit</text:p>
            <text:p>  - Bereitschaft zur Wochenendarbeit</text:p>
            <text:p/>
            <text:p>  UNSER ANGEBOT AN SIE</text:p>
            <text:p/>
            <text:p>  - Maßgeschneiderte Karriereberatung und -planung durch unsere</text:p>
            <text:p>  branchenerfahrenen Personaler</text:p>
            <text:p>  - Coaching und persönliche Betreuung im gesamten</text:p>
            <text:p>  Bewerbungsprozess</text:p>
            <text:p>  - Wir kennen die Anforderungen und das Arbeitsumfeld unserer Kunden</text:p>
            <text:p>  und gleichen diese mit Ihren individuellen Qualifikationen,</text:p>
            <text:p>  Kenntnissen und Potentialen ab</text:p>
            <text:p>  - Wertschätzung, Nachhaltigkeit und individuelle</text:p>
            <text:p>  Weiterbildungsmöglichkeiten sind uns wichtig</text:p>
            <text:p/>
            <text:p>  Nutzen Sie die Gelegenheit und senden Sie uns Ihre</text:p>
            <text:p>  aussagekräftigen Bewerbungsunterlagen und Ihren</text:p>
            <text:p>  frühestmöglichen Eintrittstermins per E-Mail oder nutzen Sie</text:p>
            <text:p>  gleich und komfortabel den Bewerberlink auf der rechten Seite. Das</text:p>
            <text:p>  Hochladen Ihres Lebenslaufes dauert nur 1 Minute (8 MB).</text:p>
            <text:p/>
            <text:p>  Noch unsicher oder lieber persönlichen Kontakt? Rufen Sie uns</text:p>
            <text:p>  gerne an, Ihren persönlichen Ansprechpartner finden Sie auch</text:p>
            <text:p>  gleich auf der rechten Seite.</text:p>
            <text:p/>
            <text:p>  Wir freuen uns auf Sie!</text:p>
            <text:p/>
            <text:p>  QUIP AG - seit mehr als 20 Jahren öffnen wir Türen zur</text:p>
            <text:p>  Verwirklichung persönlicher Karriereziele. In den Bereichen</text:p>
            <text:p>  Industrie, Handwerk und Produktion bieten wir Fachkräften und</text:p>
            <text:p>  Spezialisten zukunftssichere und interessante Jobs mit Perspektive.</text:p>
            <text:p>  Wir bieten und suchen Fachwissen, Zuverlässigkeit und Fair Play.</text:p>
            <text:p/>
            <text:p>  Das Verbinden von motivierten Menschen und interessanten</text:p>
            <text:p>  Arbeitsstellen ist unsere Kernkompetenz, die uns täglich</text:p>
            <text:p>  begeistert. WIR FREUEN UNS DARAUF, SIE KENNEN ZU LERNEN!</text:p>
            <text:p>  Unternehmen / Organisation:</text:p>
            <text:p>  QUIP AG</text:p>
            <text:p>  Region:</text:p>
            <text:p>  Köln</text:p>
            <text:p>  Art der Anstellung:</text:p>
            <text:p>  Festanstellung</text:p>
            <text:p>  Stellenprozent:</text:p>
            <text:p>  100</text:p>
            <text:p>  Berufsfeld:</text:p>
            <text:p>  Arbeit, Handwerk, Logistik, Produktion</text:p>
            <text:p>  * Bewerben</text:p>
            <text:p>  * Job merken</text:p>
            <text:p/>
            <text:p>  Rangierbegleiter (m/w)</text:p>
            <text:p/>
            <text:p>  QUIP AG</text:p>
            <text:p>  Köln</text:p>
            <text:p>  Festanstellung</text:p>
            <text:p/>
            <text:p>  Veröffentlicht am 31.08.2017</text:p>
            <text:p>  * Bewerben</text:p>
            <text:p>  * Job merken</text:p>
            <text:p/>
            <text:p>  Nach weiteren Jobs suchen</text:p>
          </table:table-cell>
          <table:table-cell table:number-columns-repeated="7"/>
        </table:table-row>
        <table:table-row table:style-name="ro67">
          <table:table-cell office:value-type="string" calcext:value-type="string">
            <text:p>f920fe1b599245aeb718a20b35bbb2d6</text:p>
          </table:table-cell>
          <table:table-cell office:value-type="date" office:date-value="2017-09-04" calcext:value-type="date">
            <text:p>2017-09-04</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TAFFSELECT Arbeitsmarktdienstleistungen</text:p>
          </table:table-cell>
          <table:table-cell office:value-type="string" calcext:value-type="string">
            <text:p>  Stellenangebot - Lokfüherer bzw. Rangierführer mit DB-Zulassung gesucht (m/w) (Eisenbahner/in - Betriebsdienst - Lokführer und Transport)</text:p>
            <text:p/>
            <text:p>  Überblick über das Stellenangebot</text:p>
            <text:p/>
            <text:p>  Referenznummer</text:p>
            <text:p/>
            <text:p>  10000-1156104727-S</text:p>
            <text:p>  Titel des Stellenangebots</text:p>
            <text:p/>
            <text:p>  Lokfüherer bzw. Rangierführer mit DB-Zulassung gesucht (m/w) (Eisenbahner/in - Betriebsdienst - Lokführer und Transport)</text:p>
            <text:p>  Stellenangebotsart</text:p>
            <text:p/>
            <text:p>  Arbeitsplatz (sozialversicherungspflichtig)</text:p>
            <text:p>  Arbeitgeber</text:p>
            <text:p>  STAFFSELECT Arbeitsmarktdienstleistungen</text:p>
            <text:p/>
            <text:p>  Branche: Vermittlung von Arbeitskräften, Betriebsgröße: zwischen 6 und 50</text:p>
            <text:p>  Stellenbeschreibung</text:p>
            <text:p/>
            <text:p>  Wir sind auf der Suche nach einem Lokfüherer bzw. Rangierführer mit DB-Zulassung (m/w) für Mülheim.</text:p>
            <text:p/>
            <text:p>  Tätigkeiten:</text:p>
            <text:p/>
            <text:p>  * Betrieb von Dieselloks auf dem Werksgelände</text:p>
            <text:p>  * Rangierarbeiten und Zusammenstellen von Zügen auf dem Werksgelände</text:p>
            <text:p/>
            <text:p>  Sie sollten eine Arbeitsmedizinische Untersuchung besitzen.</text:p>
            <text:p/>
            <text:p>  ------------------------------------------------------------------------------</text:p>
            <text:p/>
            <text:p>  Hinweis:</text:p>
            <text:p/>
            <text:p>  Staffselect arbeitet auf Grundlage des Aktivierungs- und Vermittlungsgutscheins. Diesen erhalten Sie bei Ihrer Arbeitsagentur bzw. Ihrem Jobcenter. Falls Sie keinen Aktivierungs- und Vermittlungsgutschein erhalten, können Sie sich trotzdem bewerben, wir haben auch viele Arbeitgeber die die Kosten im Falle einer Vermittlung übernehmen.</text:p>
            <text:p/>
            <text:p>  In manchen Stellenangeboten sind mehrere Arbeitsorte angegeben. Das heißt, dass wir die beschriebene Stelle in ähnlicher Form in mehreren Städten anbieten. Sie können in Ihrer Bewerbung angeben, welcher Arbeitsort für Sie in Frage kommt.</text:p>
            <text:p/>
            <text:p>  Bitte entschuldigen Sie, dass wir aufgrund der hohen Anzahl an Bewerbungen leider nur Unterlagen mit frankiertem Rückumschlag zurücksenden können.</text:p>
            <text:p/>
            <text:p>  Wir freuen uns auf Ihre Bewerbung!</text:p>
            <text:p>  Führungsverantwortung</text:p>
            <text:p/>
            <text:p>  Keine Führungsverantwortung</text:p>
            <text:p>  Arbeitsorte</text:p>
            <text:p/>
            <text:p>  45468 Mülheim an der Ruhr,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 Stelle</text:p>
            <text:p>  Vormerken</text:p>
            <text:p/>
            <text:p>  Konditionen des Stellenangebots</text:p>
            <text:p/>
            <text:p>  Arbeitszeit</text:p>
            <text:p/>
            <text:p>  Vollzeit</text:p>
            <text:p>  40 Wochenstunden</text:p>
            <text:p>  Vergütung und Zusatzleistungen</text:p>
            <text:p/>
            <text:p>  nach Tarif</text:p>
            <text:p>  Bei der Besetzung des Stellenangebotes findet ein Tarifvertrag Anwendung.</text:p>
            <text:p>  Tarifvertrag: IGZ/BZA</text:p>
            <text:p>  Befristung</text:p>
            <text:p/>
            <text:p>  Unbefristetes Arbeitsverhältnis</text:p>
            <text:p/>
            <text:p>  Anforderungen an den Bewerber</text:p>
            <text:p/>
            <text:p>  Wirtschaft, Verwaltung</text:p>
            <text:p/>
            <text:p>  Grundkenntnisse</text:p>
            <text:p>  Kundenberatung, -betreuung</text:p>
            <text:p/>
            <text:p>  Transport, Verkehr</text:p>
            <text:p/>
            <text:p>  Grundkenntnisse</text:p>
            <text:p>  Beladen, Entladen, Betriebssicherheit von Transportmitteln kontrollieren, Zugbegleitservice</text:p>
            <text:p/>
            <text:p>  Sprachkenntnisse</text:p>
            <text:p/>
            <text:p>  Verhandlungssicher</text:p>
            <text:p>  Deutsch</text:p>
            <text:p/>
            <text:p>  Persönliche Stärken</text:p>
            <text:p>  Belastbarkeit, Flexibilität, Sorgfalt/Genauigkeit, Teamfähigkeit, Zuverlässigkeit</text:p>
            <text:p/>
            <text:p>  Kontaktdaten</text:p>
            <text:p/>
            <text:p>  Rückfragen und Bewerbungen an</text:p>
            <text:p/>
            <text:p>  STAFFSELECT Arbeitsmarktdienstleistungen</text:p>
            <text:p>  Frau Lisa Ellberg</text:p>
            <text:p>  Königstraße 51</text:p>
            <text:p>  47051 Duisburg</text:p>
            <text:p>  Nordrhein-Westfalen</text:p>
            <text:p>  Deutschland</text:p>
            <text:p>  Telekommunikation</text:p>
            <text:p/>
            <text:p>  Telefonnummer: +49 (2 03) 8 05 09 80</text:p>
            <text:p>  Faxnummer: +49 (2 03) 8 05 09 79</text:p>
            <text:p>  E-Mail</text:p>
            <text:p>  info@staffselect.de</text:p>
            <text:p>  Gewünschte Bewerbungsarten</text:p>
            <text:p/>
            <text:p>  Per E-Mail, schriftlich, telefonisch, persönlich, über Internet</text:p>
            <text:p>  Internetadresse</text:p>
            <text:p>  Weitere Informationen zum Stellenangebot im Internet</text:p>
            <text:p>  Angaben zur Bewerbung</text:p>
            <text:p/>
            <text:p>  Geforderte Anlagen: Lebenslauf, Zeugnisse und ggf. eine Kopie des Vermittlungsgutscheins</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15">
          <table:table-cell office:value-type="string" calcext:value-type="string">
            <text:p>df028804871c4cda9fa486343096d826</text:p>
          </table:table-cell>
          <table:table-cell office:value-type="date" office:date-value="2017-09-04" calcext:value-type="date">
            <text:p>2017-09-04</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taffselect Hendrik Tieben</text:p>
          </table:table-cell>
          <table:table-cell office:value-type="string" calcext:value-type="string">
            <text:p>  Stellenangebot - Lok- und Rangierführer m/w), Staffselect 105993 (Eisenbahner/in - Betriebsdienst - Lokführer und Transport)</text:p>
            <text:p/>
            <text:p>  Überblick über das Stellenangebot</text:p>
            <text:p/>
            <text:p>  Referenznummer</text:p>
            <text:p/>
            <text:p>  10000-1156110888-S</text:p>
            <text:p>  Titel des Stellenangebots</text:p>
            <text:p/>
            <text:p>  Lok- und Rangierführer m/w), Staffselect 105993 (Eisenbahner/in - Betriebsdienst - Lokführer und Transport)</text:p>
            <text:p>  Stellenangebotsart</text:p>
            <text:p/>
            <text:p>  Arbeitsplatz (sozialversicherungspflichtig)</text:p>
            <text:p>  Arbeitgeber</text:p>
            <text:p>  Staffselect Hendrik Tieben</text:p>
            <text:p/>
            <text:p>  Branche: Vermittlung von Arbeitskräften, Betriebsgröße: zwischen 6 und 50</text:p>
            <text:p>  Stellenbeschreibung</text:p>
            <text:p/>
            <text:p>  Staffselect sucht zum nächstmöglichen Zeitpunkt Lok- und Rangierführer/innen.</text:p>
            <text:p/>
            <text:p>  Ihre Aufgaben:</text:p>
            <text:p/>
            <text:p>  - Rangierarbeiten im innerbetrieblichen Werksverkehr</text:p>
            <text:p>  - Fahren von Zügen zwischen den Knotenpunkten</text:p>
            <text:p>  - Wagen- und Zugprüfungen</text:p>
            <text:p>  - Bremsproben</text:p>
            <text:p>  - Wartungsarbeiten an den Zügen</text:p>
            <text:p/>
            <text:p>  Ihr Profil:</text:p>
            <text:p/>
            <text:p>  - Gültige Zulassung als Lokführer/in</text:p>
            <text:p>  - Führerschein Klasse 3 bzw. B/B2</text:p>
            <text:p>  - Erfahrung im Rangierdienst wünschenswert</text:p>
            <text:p>  - Bereitschaft zu Schichtarbeit</text:p>
            <text:p/>
            <text:p>  Es erwartet Sie eine unbefristete Beschäftigung mit sehr guter Bezahlung.</text:p>
            <text:p/>
            <text:p>  Bei Eignung sowie Interesse freuen wir uns auf Ihre Bewerbung!</text:p>
            <text:p/>
            <text:p>  Hinweis:</text:p>
            <text:p/>
            <text:p>  Staffselect arbeitet auf Grundlage des Aktivierungs- und Vermittlungsgutscheins. Diesen erhalten Sie bei Ihrer Arbeitsagentur bzw. Ihrem Jobcenter. Falls Sie keinen Aktivierungs- und Vermittlungsgutschein erhalten, können Sie sich trotzdem bewerben, wir haben auch viele Arbeitgeber die die Kosten im Falle einer Vermittlung übernehmen.</text:p>
            <text:p/>
            <text:p>  In manchen Stellenangeboten sind mehrere Arbeitsorte angegeben. Das heißt, dass wir die beschriebene Stelle in ähnlicher Form in mehreren Städten anbieten. Sie können in Ihrer Bewerbung angeben, welcher Arbeitsort für Sie in Frage kommt.</text:p>
            <text:p/>
            <text:p>  Bitte entschuldigen Sie, dass wir aufgrund der hohen Anzahl an Bewerbungen leider nur Unterlagen mit frankiertem Rückumschlag zurücksenden können.</text:p>
            <text:p/>
            <text:p>  Wir freuen uns auf Ihre Bewerbung!</text:p>
            <text:p>  Arbeitsorte</text:p>
            <text:p/>
            <text:p>  Königstr. 51, 47051 Duisburg,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 Stelle</text:p>
            <text:p>  Vormerken</text:p>
            <text:p/>
            <text:p>  Konditionen des Stellenangebots</text:p>
            <text:p/>
            <text:p>  Arbeitszeit</text:p>
            <text:p/>
            <text:p>  Vollzeit</text:p>
            <text:p>  Vergütung und Zusatzleistungen</text:p>
            <text:p/>
            <text:p>  Bei der Besetzung des Stellenangebotes findet kein Tarifvertrag Anwendung.</text:p>
            <text:p>  Befristung</text:p>
            <text:p/>
            <text:p>  Unbefristetes Arbeitsverhältnis</text:p>
            <text:p/>
            <text:p>  Kontaktdaten</text:p>
            <text:p/>
            <text:p>  Rückfragen und Bewerbungen an</text:p>
            <text:p/>
            <text:p>  Staffselect</text:p>
            <text:p>  Frau Uschi Trachte</text:p>
            <text:p>  Königstr. 51</text:p>
            <text:p>  47051 Duisburg</text:p>
            <text:p>  Nordrhein-Westfalen</text:p>
            <text:p>  Deutschland</text:p>
            <text:p>  Telekommunikation</text:p>
            <text:p/>
            <text:p>  Telefonnummer: +49 (2 03) 8 05 09 80</text:p>
            <text:p>  Faxnummer: +49 (2 03) 8 05 09 79</text:p>
            <text:p>  E-Mail</text:p>
            <text:p>  info@staffselect.de</text:p>
            <text:p>  Gewünschte Bewerbungsarten</text:p>
            <text:p/>
            <text:p>  Per E-Mail, schriftlich, telefonisch, persönlich, über Internet</text:p>
            <text:p>  Internetadresse</text:p>
            <text:p>  Weitere Informationen zum Stellenangebot im Internet</text:p>
            <text:p>  Bewerbungszeitraum</text:p>
            <text:p/>
            <text:p>  Seit 23.06.2017</text:p>
            <text:p>  Angaben zur Bewerbung</text:p>
            <text:p/>
            <text:p>  Geforderte Anlagen: Lebenslauf, Zeugnisse, ggf. Kopie des Vermittlungsgutscheins.</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71">
          <table:table-cell office:value-type="string" calcext:value-type="string">
            <text:p>1891971991214edaa0089a836aa03445</text:p>
          </table:table-cell>
          <table:table-cell office:value-type="date" office:date-value="2017-09-04" calcext:value-type="date">
            <text:p>2017-09-04</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epona HR Services GmbH</text:p>
          </table:table-cell>
          <table:table-cell office:value-type="string" calcext:value-type="string">
            <text:p>  Stellenangebot - Triebfahrzeugführer (m/w) Klasse 3 - Güterverkehr (Eisenbahner/in - Betriebsdienst - Lokführer und Transport)</text:p>
            <text:p/>
            <text:p>  Überblick über das Stellenangebot</text:p>
            <text:p/>
            <text:p>  Referenznummer</text:p>
            <text:p/>
            <text:p>  10000-1156154725-S</text:p>
            <text:p>  Titel des Stellenangebots</text:p>
            <text:p/>
            <text:p>  Triebfahrzeugführer (m/w) Klasse 3 - Güterverkehr (Eisenbahner/in - Betriebsdienst - Lokführer und Transport)</text:p>
            <text:p>  Alternativberufe</text:p>
            <text:p>  Schienenfahrzeugführer/in</text:p>
            <text:p>  Stellenangebotsart</text:p>
            <text:p/>
            <text:p>  Arbeitsplatz (sozialversicherungspflichtig)</text:p>
            <text:p>  Arbeitgeber</text:p>
            <text:p>  Sepona HR Services GmbH</text:p>
            <text:p/>
            <text:p>  Branche: Vermittlung von Arbeitskräften, Betriebsgröße: zwischen 6 und 50</text:p>
            <text:p>  Stellenbeschreibung</text:p>
            <text:p/>
            <text:p>  Ihr Aufgabengebiet</text:p>
            <text:p>  * Fahren von Zügen zwischen den Knotenpunkten z.T. im kombinierten Ladungsverkehr</text:p>
            <text:p>  * Ggf. Rangierarbeiten an den Standorten der Produktionswerke und Logistikplätze</text:p>
            <text:p>  * Durchführen von Wagen- und Zugprüfungen sowie Bremsproben</text:p>
            <text:p>  * Erstellen von Wagenlisten und Bremszetteln</text:p>
            <text:p>  * Durchführung von Vorbereitungs- und Abschlussdiensten am Tfz</text:p>
            <text:p/>
            <text:p>  Baureihen: Class 66, Class 77</text:p>
            <text:p/>
            <text:p>  Ihr Profil</text:p>
            <text:p>  * Besitz des Triebfahrzeugführerscheins der Klasse 3 gemäß VDV 753 bzw. B gemäß TfV</text:p>
            <text:p>  * gültige bahnärztliche Untersuchung sowie psychologische Eignung nach VDV 714 bzw. gemäß TfV</text:p>
            <text:p>  * Erfahrungen im Rangierdienst und Güterschienenverkehr wünschenswert</text:p>
            <text:p>  * Wagenprüfer G, und Bremsprobenberechtigung erforderlich</text:p>
            <text:p>  * strukturierte Arbeitsweise und Teamfähigkeit</text:p>
            <text:p/>
            <text:p>  Wir bieten</text:p>
            <text:p>  Es erwartet Sie eine abwechslungsreiche Tätigkeit in einem zuverlässigen und familiären Team, ein unbefristeter Arbeitsvertrag, gute Verdienstmöglichkeiten sowie sehr gute Weiterentwicklungsmöglichkeiten.</text:p>
            <text:p>  Führungsverantwortung</text:p>
            <text:p/>
            <text:p>  Keine Führungsverantwortung</text:p>
            <text:p>  Arbeitsorte</text:p>
            <text:p/>
            <text:p>  Münster, Westfalen, Nordrhein-Westfalen, Deutschland</text:p>
            <text:p>  Hamburg, Hamburg, Deutschland</text:p>
            <text:p>  Bielefeld, Nordrhein-Westfalen, Deutschland</text:p>
            <text:p>  Lübeck, Schleswig-Holstein, Deutschland</text:p>
            <text:p>  Magdeburg, Sachsen-Anhalt, Deutschland</text:p>
            <text:p>  Hannover, Niedersachsen, Deutschland</text:p>
            <text:p>  Braunschweig, Niedersachsen, Deutschland</text:p>
            <text:p>  Potsdam, Brandenburg, Deutschland</text:p>
            <text:p>  Frankfurt (Oder), Brandenburg, Deutschland</text:p>
            <text:p>  Berlin, Berli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0 Stellen</text:p>
            <text:p>  Vormerken</text:p>
            <text:p/>
            <text:p>  Konditionen des Stellenangebots</text:p>
            <text:p/>
            <text:p>  Arbeitszeit</text:p>
            <text:p/>
            <text:p>  Vollzeit, Wochenende, Nachtarbeit, Schicht</text:p>
            <text:p>  40 Wochenstunden</text:p>
            <text:p>  Vergütung und Zusatzleistungen</text:p>
            <text:p/>
            <text:p>  ab 15,00?/h</text:p>
            <text:p>  Bei der Besetzung des Stellenangebotes findet ein Tarifvertrag Anwendung.</text:p>
            <text:p>  Tarifvertrag: BAP/DGB</text:p>
            <text:p>  Befristung</text:p>
            <text:p/>
            <text:p>  Unbefristetes Arbeitsverhältnis</text:p>
            <text:p/>
            <text:p>  Anforderungen an den Bewerber</text:p>
            <text:p/>
            <text:p>  Berufsausbildung/ Studium</text:p>
            <text:p>  Eisenbahner/in - Betriebsdienst - Lokführer und Transport</text:p>
            <text:p>  Transport, Verkehr</text:p>
            <text:p/>
            <text:p>  Zwingend erforderlich</text:p>
            <text:p>  Güterverkehr</text:p>
            <text:p/>
            <text:p>  Erweiterte Kenntnisse</text:p>
            <text:p>  Bahnbetriebsdienst, Lokomotivführung, Rangierbetrieb</text:p>
            <text:p/>
            <text:p>  Grundkenntnisse</text:p>
            <text:p>  Beladen, Entladen, Betriebssicherheit von Transportmitteln kontrollieren, Schienenverkehr</text:p>
            <text:p/>
            <text:p>  Sprachkenntnisse</text:p>
            <text:p/>
            <text:p>  Zwingend erforderlich</text:p>
            <text:p>  Deutsch</text:p>
            <text:p/>
            <text:p>  Persönliche Stärken</text:p>
            <text:p>  Auffassungsfähigkeit/-gabe, Belastbarkeit, Ganzheitliches Denken, Motivation/ Leistungsbereitschaft, Selbständiges Arbeiten</text:p>
            <text:p>  Reise-/ Montagebereitschaft</text:p>
            <text:p/>
            <text:p>  Uneingeschränkt</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Sepona HR Services GmbH</text:p>
            <text:p>  Herr Stefanie Bösche</text:p>
            <text:p>  Kohlenstr. 2</text:p>
            <text:p>  04107 Leipzig</text:p>
            <text:p>  Sachsen</text:p>
            <text:p>  Deutschland</text:p>
            <text:p>  Telekommunikation</text:p>
            <text:p/>
            <text:p>  Telefonnummer: +49 (1 51) 72 63 37 24</text:p>
            <text:p>  E-Mail</text:p>
            <text:p>  bewerbung-hr@sepona.de</text:p>
            <text:p>  Gewünschte Bewerbungsarten</text:p>
            <text:p/>
            <text:p>  Per E-Mail, schriftlich, persönlich</text:p>
            <text:p>  Angaben zur Bewerbung</text:p>
            <text:p/>
            <text:p>  Geforderte Anlagen: Lebenslauf, Zeugnisse, Anschreib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80">
          <table:table-cell office:value-type="string" calcext:value-type="string">
            <text:p>d30154b033dc4b2889dfa7cca540d5fb</text:p>
          </table:table-cell>
          <table:table-cell office:value-type="date" office:date-value="2017-09-05" calcext:value-type="date">
            <text:p>2017-09-05</text:p>
          </table:table-cell>
          <table:table-cell office:value-type="string" calcext:value-type="string">
            <text:p>Eisenbahner/-in im Betriebsdienst Fachrichtung: Fahrweg</text:p>
          </table:table-cell>
          <table:table-cell office:value-type="float" office:value="8311" calcext:value-type="float">
            <text:p>8311</text:p>
          </table:table-cell>
          <table:table-cell office:value-type="string" calcext:value-type="string">
            <text:p>Häfen und Güterverkehr Köln Aktiengesellschaft</text:p>
          </table:table-cell>
          <table:table-cell office:value-type="string" calcext:value-type="string">
            <text:p>  Ausbildungsplatzangebot</text:p>
            <text:p/>
            <text:p>  Angebots-Nr. 142-11866-733632</text:p>
            <text:p/>
            <text:p>  Label Content</text:p>
            <text:p>  Ausbildungsberuf Eisenbahner/-in im Betriebsdienst</text:p>
            <text:p>  Fachrichtung: Fahrweg</text:p>
            <text:p>  (zum Berufe-Steckbrief )</text:p>
            <text:p>  Schulabschluss wünschenswert Mittlerer Abschluss oder vergleichbar</text:p>
            <text:p>  Beginn 01. August 2018</text:p>
            <text:p>  Angebotene Plätze 6</text:p>
            <text:p>  Stellenbeschreibung</text:p>
            <text:p/>
            <text:p>  Für das Ausbildungsjahr 2018 suchen wir</text:p>
            <text:p/>
            <text:p>  Auszubildende zum Eisenbahner im Betriebsdienst Fachrichtung Fahrweg (w/m)</text:p>
            <text:p/>
            <text:p>  Eisenbahner/innen im Betriebsdienst der Fachrichtung Fahrweg sorgen für den reibungslosen Ablauf des Personen- und Gütertransports im Schienenverkehr.</text:p>
            <text:p/>
            <text:p>  Ausbildungsinhalte:</text:p>
            <text:p/>
            <text:p>  * Prüfen der Funktionsfähigkeit von Wagen</text:p>
            <text:p>  * Aufsicht am Zug, leiten des Fahrdienstes</text:p>
            <text:p>  * Erkennen von Gefahrenquellen, z.B. feste Bremsen oder verschobene Ladungen erkennen</text:p>
            <text:p>  * Rangieren und Züge zusammenstellen</text:p>
            <text:p>  * Weichen und Signale stellen</text:p>
            <text:p>  * Fahrwege einstellen und sichern</text:p>
            <text:p>  * Maßnahmen bei Abweichungen vom Regelbetrieb und bei Störungen treffen</text:p>
            <text:p>  Schulische Voraussetzungen:</text:p>
            <text:p/>
            <text:p>  * Erfolgreicher Schulabschluss: Mindestens Hauptschulabschluss 10 B</text:p>
            <text:p>  * Mindestens gute bis befriedigende Noten in den Fächern Deutsch, Mathematik und Physik</text:p>
            <text:p>  Persönliche Anforderungen:</text:p>
            <text:p/>
            <text:p>  * Kommunikationsfähigkeit</text:p>
            <text:p>  * Eigeninitiative</text:p>
            <text:p>  * Verantwortungsbewusstes und sicherheitsorientiertes Verhalten</text:p>
            <text:p>  Ausbildungsdauer:</text:p>
            <text:p>  * 3-jährige Ausbildung</text:p>
            <text:p>  * Abschlussprüfung vor der Industrie- und Handelskammer Köln</text:p>
            <text:p>  Haben wir Ihr Interesse geweckt? Dann bewerben Sie sich per Post oder per Email für das Jahr 2018.</text:p>
            <text:p>  So geht's!</text:p>
            <text:p/>
            <text:p>  * Schreiben Sie eine interessante Bewerbung, vergessen Sie nicht, dass der erste Eindruck schon mit dem Schriftverkehr beginnt</text:p>
            <text:p>  * Machen Sie Ihre Bewerbung mit Lebenslauf, den letzten beiden Schulzeugnissen und Ihren wichtigsten Zertifikaten so fit wie möglich</text:p>
            <text:p/>
            <text:p>  Ihre Bewerbung schicken Sie bitte an:</text:p>
            <text:p/>
            <text:p>  Häfen und Güterverkehr Köln AG, V 111</text:p>
            <text:p/>
            <text:p>  Scheidtweilerstraße 4 · 50933 Köln</text:p>
            <text:p/>
            <text:p>  Oder bevorzugt per E-Mail an: personal@hgk.de</text:p>
            <text:p/>
            <text:p>  (Es handelt sich hier um ein unverschlüsseltes</text:p>
            <text:p/>
            <text:p>  E-Mail-Verfahren. Bitte achten Sie darauf, dass</text:p>
            <text:p/>
            <text:p>  Sie alle Ihre Dateianhänge in einer pdf.-Datei</text:p>
            <text:p/>
            <text:p>  zusammenfassen.)</text:p>
            <text:p>  www.ihk-lehrstellenboerse.de</text:p>
            <text:p/>
            <text:p>  Unternehmen</text:p>
            <text:p/>
            <text:p>  Häfen und Güterverkehr Köln Aktiengesellschaft</text:p>
            <text:p/>
            <text:p>  Scheidtweilerstr. 4</text:p>
            <text:p>  50933 Köln</text:p>
            <text:p/>
            <text:p>  Zur Homepage</text:p>
            <text:p/>
            <text:p>  Auf Deine Bewerbung freut sich:</text:p>
            <text:p/>
            <text:p>  Frau Reimbold</text:p>
            <text:p/>
            <text:p>  Tel. 0221 390 1318</text:p>
            <text:p/>
            <text:p>  Weitere Ausbildungsplatzangebote des Unternehmens (1)</text:p>
            <text:p/>
            <text:p>  * Industriemechaniker/-in (2)</text:p>
          </table:table-cell>
          <table:table-cell table:number-columns-repeated="7"/>
        </table:table-row>
        <table:table-row table:style-name="ro14">
          <table:table-cell office:value-type="string" calcext:value-type="string">
            <text:p>c51ff4831c244d9b8c289ff5cefa881e</text:p>
          </table:table-cell>
          <table:table-cell office:value-type="date" office:date-value="2017-09-06" calcext:value-type="date">
            <text:p>2017-09-06</text:p>
          </table:table-cell>
          <table:table-cell office:value-type="string" calcext:value-type="string">
            <text:p>Job als Rangierer (m/w) in Vlotho zu vergeben!</text:p>
          </table:table-cell>
          <table:table-cell office:value-type="float" office:value="8311" calcext:value-type="float">
            <text:p>8311</text:p>
          </table:table-cell>
          <table:table-cell office:value-type="string" calcext:value-type="string">
            <text:p>USG People Germany GmbH</text:p>
          </table:table-cell>
          <table:table-cell office:value-type="string" calcext:value-type="string">
            <text:p>  Job als Rangierer (m/w) in Vlotho zu vergeben!</text:p>
            <text:p/>
            <text:p>  Ort: Vlotho</text:p>
            <text:p/>
            <text:p>  Unique bietet Ihnen mehr als nur einen sicheren Arbeitsplatz.</text:p>
            <text:p>  Bei unserem Kunden in Vlotho, einem bekannten Unternehmen in der Logistik, erwartet Sie eine interessante Perspektive!</text:p>
            <text:p/>
            <text:p>  Wir geben Ihnen einen unbefristeten Arbeitsvertrag mit tariflich geregelter Bezahlung, vielen Zusatzleistungen sowie beruflichen Entwicklungsmöglichkeiten.</text:p>
            <text:p>  Wir suchen Sie in Festanstellung als Rangierer (m/w).</text:p>
            <text:p/>
            <text:p>  Ihre Aufgaben:</text:p>
            <text:p/>
            <text:p>  * Rangieren von Wechselnbrücken an und von den Entladetoren/Beladetoren</text:p>
            <text:p>  * Kontrolle der Wechselnbrücken auf Beschädigung und Verkehrssicherheit</text:p>
            <text:p>  * Auf- und Abbrücken von Wechselbrücken</text:p>
            <text:p>  * Betanken des Rangierfahrzeuges</text:p>
            <text:p/>
            <text:p>  Ihr Profil:</text:p>
            <text:p/>
            <text:p>  * Führerschein der Klasse CE (alt Klasse 2)</text:p>
            <text:p>  * Eintragung der Kennziffer 95 im Führerschein</text:p>
            <text:p>  * eigenständige und verantwortungsbewusste Arbeitsweise</text:p>
            <text:p>  * gute Kommunikationsfähigkeit, sowie ein starkes Durchsetzungsvermögen</text:p>
            <text:p>  * die Bereitschaft zur Schicht- und Samstagsarbeit</text:p>
            <text:p/>
            <text:p>  Unser Angebot:</text:p>
            <text:p/>
            <text:p>  * einen unbefristeten Arbeitsvertrag</text:p>
            <text:p>  * tariflich geregelte Bezahlung, sowie Urlaubs- und Weihnachtsgeld</text:p>
            <text:p>  * Betreuung durch ein sympathisches Niederlassungsteam</text:p>
            <text:p/>
            <text:p>  Begeistern Sie uns mit Ihrem Talent!</text:p>
            <text:p/>
            <text:p>  Wir freuen uns auf Ihre Bewerbung unter Angabe Ihrer Gehaltsvorstellung und des frühestmöglichen Eintrittstermins.</text:p>
            <text:p/>
            <text:p>  Stellendetails</text:p>
            <text:p/>
            <text:p>  Einsatzort:</text:p>
            <text:p/>
            <text:p>  32602 Vlotho Nordrhein-Westfalen Deutschland</text:p>
            <text:p/>
            <text:p>  Branche:</text:p>
            <text:p/>
            <text:p>  Logistik u. Materialwirtschaft (Einkauf, Lager, Transport v. Güter u. Personen)</text:p>
            <text:p/>
            <text:p>  Beruf:</text:p>
            <text:p/>
            <text:p>  Berufskraftfahrer / Berufskraftfahrerin</text:p>
            <text:p/>
            <text:p>  Tätigkeitsbereich:</text:p>
            <text:p/>
            <text:p>  Logistik u. Materialwirtschaft (Einkauf, Lager, Transport v. Güter u. Personen)</text:p>
            <text:p/>
            <text:p>  Vergütung:</text:p>
            <text:p/>
            <text:p>  nach BAP Tarifvertrag</text:p>
            <text:p/>
            <text:p>  Vertragsart:</text:p>
            <text:p/>
            <text:p>  Festanstellung (Zeitarbeit)</text:p>
            <text:p/>
            <text:p>  Befristung:</text:p>
            <text:p/>
            <text:p>  unbefristet</text:p>
            <text:p/>
            <text:p>  Kontakt:</text:p>
            <text:p/>
            <text:p>  Unique Personalservice GmbH</text:p>
            <text:p>  Frau Lina Reschke</text:p>
            <text:p>  Bahnhofstraße 30b</text:p>
            <text:p>  33602 Bielefeld</text:p>
            <text:p>  +49 521 9674330</text:p>
            <text:p>  bielefeld@unique-personal.de</text:p>
            <text:p>  http://www.unique-personal.de</text:p>
            <text:p>  Jetzt bewerben</text:p>
            <text:p/>
            <text:p>  oder bewerben Sie sich mit:</text:p>
            <text:p>  xing</text:p>
          </table:table-cell>
          <table:table-cell table:number-columns-repeated="7"/>
        </table:table-row>
        <table:table-row table:style-name="ro81">
          <table:table-cell office:value-type="string" calcext:value-type="string">
            <text:p>f5f63a9b39e84734981a7b707bcf05dc</text:p>
          </table:table-cell>
          <table:table-cell office:value-type="date" office:date-value="2017-09-07" calcext:value-type="date">
            <text:p>2017-09-07</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Streckenlokführer/in Kl.3 Personennahverkehr E +V Traktion (Eisenbahner/in - Betriebsdienst - Lokführer und Transport)</text:p>
            <text:p/>
            <text:p>  Überblick über das Stellenangebot</text:p>
            <text:p/>
            <text:p>  Referenznummer</text:p>
            <text:p/>
            <text:p>  10000-1156243375-S</text:p>
            <text:p>  Titel des Stellenangebots</text:p>
            <text:p/>
            <text:p>  Streckenlokführer/in Kl.3 Personennahverkehr E +V Traktion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jeweils ein/e Triebfahrzeugführer/in im Personennahverkehr mit E+ V Traktion für die Standorte: Gütersloh, Hagen, Hamm, Dortmund, Bielefeld, Düsseldorf, Oberhausen und Paderborn</text:p>
            <text:p/>
            <text:p>  Ihre Aufgaben:</text:p>
            <text:p>  Führen von Triebfahrzeugen im Schienenpersonennahverkehr</text:p>
            <text:p>  Sichere und pünktliche Beförderung der Kunden</text:p>
            <text:p>  Bedienung von Gleis- und Signalanlagen</text:p>
            <text:p>  Überwachung sowie Beurteilung der Einsatzbereitschaft der Züge</text:p>
            <text:p>  Durchführung von Vor- und Abschlussarbeiten und erforderlicher Klein- und Sofortreparaturen</text:p>
            <text:p>  Informieren von Kunden und Kundenbetreuern im Regel- und Störungsfall</text:p>
            <text:p>  Kooperative Zusammenarbeit mit anderen Verkehrspartnern und Kundenbetreuern</text:p>
            <text:p>  Sachkundige Bedienung verschiedener Triebfahrzeugbaureihen</text:p>
            <text:p>  Erhalt und Erweiterung des Wissenstandes des Triebfahrzeugführers</text:p>
            <text:p/>
            <text:p>  Ihr Profil:</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PZB und LZB</text:p>
            <text:p>  Nachweis über regelmäßige Teilnahme Fit-Schulungen/ Dienstunterricht</text:p>
            <text:p>  PKW-Führerschein</text:p>
            <text:p/>
            <text:p>  Was wir bieten:</text:p>
            <text:p>  übertarifliche Vergütung, Erstattung aller Reisekosten und Bereitstellung aller notwendigen Dienstmaterialien wie u.a.: Handy, bei Bedarf auch Tablett oder Notebook, bei Bedarf und weiten Entfernungen eine Bahncard 100, oder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Hagen, Westfalen, Nordrhein-Westfalen, Deutschland</text:p>
            <text:p>  Düsseldorf, Nordrhein-Westfalen, Deutschland</text:p>
            <text:p>  Bielefeld, Nordrhein-Westfalen, Deutschland</text:p>
            <text:p>  Paderborn, Nordrhein-Westfalen, Deutschland</text:p>
            <text:p>  Dortmund, Nordrhein-Westfalen, Deutschland</text:p>
            <text:p>  Oberhausen, Rheinland, Nordrhein-Westfalen, Deutschland</text:p>
            <text:p>  Hamm, Westfalen, Nordrhein-Westfalen, Deutschland</text:p>
            <text:p>  Gütersloh,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25.09.2017</text:p>
            <text:p>  Anzahl offener Stellen</text:p>
            <text:p/>
            <text:p>  8 Stellen</text:p>
            <text:p>  Vormerken</text:p>
            <text:p/>
            <text:p>  Konditionen des Stellenangebots</text:p>
            <text:p/>
            <text:p>  Arbeitszeit</text:p>
            <text:p/>
            <text:p>  Vollzeit, Wochenende, Nachtarb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35">
          <table:table-cell office:value-type="string" calcext:value-type="string">
            <text:p>2247665b784c4970996668ae3d846670</text:p>
          </table:table-cell>
          <table:table-cell office:value-type="date" office:date-value="2017-09-07" calcext:value-type="date">
            <text:p>2017-09-07</text:p>
          </table:table-cell>
          <table:table-cell office:value-type="string" calcext:value-type="string">
            <text:p>Triebfahrzeugführer (m/w)</text:p>
          </table:table-cell>
          <table:table-cell office:value-type="float" office:value="8311" calcext:value-type="float">
            <text:p>8311</text:p>
          </table:table-cell>
          <table:table-cell office:value-type="string" calcext:value-type="string">
            <text:p>Keolis Deutschland GmbH &amp; Co. KG</text:p>
          </table:table-cell>
          <table:table-cell office:value-type="string" calcext:value-type="string">
            <text:p>  Triebfahrzeugführer (m/w) </text:p>
            <text:p/>
            <text:p>  Keolis Deutschland GmbH &amp; Co. KG Bielefeld</text:p>
            <text:p>  + Eingestellt am 06.09.2017</text:p>
            <text:p>  + Beschäftigungsart: Vollzeit</text:p>
            <text:p>  + Karrierestufe: Mit Berufserfahrung</text:p>
            <text:p>  + Branche: Transport und Logistik</text:p>
            <text:p/>
            <text:p>  Triebfahrzeugführer (m/w) </text:p>
            <text:p>  KEOLIS Deutschland GmbH &amp; Co. KG | Bielefeld und Paderborn, Deutschland</text:p>
            <text:p/>
            <text:p>  Keolis als Arbeitgeber</text:p>
            <text:p>  Sie sind auf der Suche nach einer neuen beruflichen Herausforderung und einer abwechslungsreichen Tätigkeit? Dann bewerben Sie sich und werden Sie Teil unseres jungen, dynamischen Teams.</text:p>
            <text:p>  Keolis Deutschland ist ein Privatbahnunternehmen in Deutschland. Seit 2000 betreiben wir unter dem Markennamen "eurobahn" modernen Schienenpersonennahverkehr in Nordrhein-Westfalen und Nordhessen und sind derzeit der größte private Anbieter im öffentlichen Schienenpersonennahverkehr in Nordrhein-Westfalen.</text:p>
            <text:p>  Wir suchen ab sofort für unsere Standorte Bielefeld und Paderborn einen Triebfahrzeugführer (m/w).</text:p>
            <text:p/>
            <text:p>  Ihre Aufgaben</text:p>
            <text:p>  + Sie fahren unsere Triebfahrzeuge im Personennahverkehr in Nordrhein-Westfalen</text:p>
            <text:p>  + Sie sorgen dafür, dass unsere Fahrgäste sicher, pünktlich und bequem ihr Ziel erreichen</text:p>
            <text:p>  + Sie stellen Fahrgastinformationen sicher, leisten Ein- und Ausstiegshilfe bei mobilitätseingeschränkten Fahrgästen und tragen damit zur hohen Servicequalität in unseren Zügen bei</text:p>
            <text:p>  + Sie beseitigen leichte Störungen selbständig und leiten Maßnahmen zur Beseitigung von größeren Störungen am Triebfahrzeug</text:p>
            <text:p/>
            <text:p>  Ihr Profil</text:p>
            <text:p>  + Sie sind im Besitz eines Triebfahrzeugführerscheins Klasse B gemäß VDV-Schrift 753 oder TfV</text:p>
            <text:p>  + Ihre Bereitschaft zu Schichtarbeit, auch nachts und am Wochenende, können wir als gegeben voraussetzen</text:p>
            <text:p>  + Persönlich zeichnen Sie sich durch eine sicherheitsbewusste, zuverlässige Arbeitsweise, Einsatzbereitschaft, Flexibilität und Pünktlichkeit aus</text:p>
            <text:p>  + Darüber hinaus überzeugen Sie uns durch Kunden- und Serviceorientierung, freundliches Auftreten, ein gepflegtes Äußeres sowie gute Deutschkenntnisse in Wort und Schrift</text:p>
            <text:p/>
            <text:p>  Ihre Perspektive</text:p>
            <text:p>  + Ein stetig wachsendes internationales Unternehmen</text:p>
            <text:p>  + Ein modernes Arbeitsumfeld</text:p>
            <text:p>  + Gestaltungsspielraum durch flache Hierarchien</text:p>
            <text:p>  + Umfassende Einarbeitung durch erfahrene Kollegen in einem dynamischen Team</text:p>
            <text:p>  + Attraktive und leistungsgerechte Entlohnung</text:p>
            <text:p>  + Zielgerichtete Weiterbildungsmöglichkeiten</text:p>
            <text:p>  Standort</text:p>
            <text:p>  Bielefeld und Paderborn</text:p>
            <text:p>  Deutschland</text:p>
          </table:table-cell>
          <table:table-cell table:number-columns-repeated="7"/>
        </table:table-row>
        <table:table-row table:style-name="ro82">
          <table:table-cell office:value-type="string" calcext:value-type="string">
            <text:p>26c0aafa2cd24225abc17df1bf1f3856</text:p>
          </table:table-cell>
          <table:table-cell office:value-type="date" office:date-value="2017-09-07" calcext:value-type="date">
            <text:p>2017-09-07</text:p>
          </table:table-cell>
          <table:table-cell office:value-type="string" calcext:value-type="string">
            <text:p>Triebfahrzeugführer (m/w)</text:p>
          </table:table-cell>
          <table:table-cell office:value-type="float" office:value="8311" calcext:value-type="float">
            <text:p>8311</text:p>
          </table:table-cell>
          <table:table-cell office:value-type="string" calcext:value-type="string">
            <text:p>mobileJobs GmbH</text:p>
          </table:table-cell>
          <table:table-cell office:value-type="string" calcext:value-type="string">
            <text:p>  Triebfahrzeugführer (m/w)</text:p>
            <text:p/>
            <text:p>  KEOLIS Deutschland GmbH &amp; Co. KG sucht Triebfahrzeugführer (m/w)  in Bielefeld und Paderborn.</text:p>
            <text:p/>
            <text:p>  # Kelios als Arbeitgeber:</text:p>
            <text:p>  Sie sind auf der Suche nach einer neuen beruflichen Herausforderung und einer abwechslungsreichen Tätigkeit? Dann bewerben Sie sich und werden Sie Teil unseres jungen, dynamischen Teams.</text:p>
            <text:p/>
            <text:p>  Keolis Deutschland ist ein Privatbahnunternehmen in Deutschland. Seit 2000 betreiben wir unter dem Markennamen "eurobahn" modernen Schienenpersonennahverkehr in Nordrhein-Westfalen und Nordhessen und sind derzeit der größte private Anbieter im öffentlichen Schienenpersonennahverkehr in Nordrhein-Westfalen.</text:p>
            <text:p/>
            <text:p>  Wir suchen ab sofort für unsere Standorte Bielefeld und Paderborn einen Triebfahrzeugführer (m/w).</text:p>
            <text:p>  ___</text:p>
            <text:p/>
            <text:p>  # Ihr Profil:</text:p>
            <text:p>  * Sie sind im Besitz eines Triebfahrzeugführerscheins Klasse B gemäß VDV-Schrift 753 oder TfV</text:p>
            <text:p>  * Ihre Bereitschaft zu Schichtarbeit, auch nachts und am Wochenende, können wir als gegeben voraussetzen</text:p>
            <text:p>  * Persönlich zeichnen Sie sich durch eine sicherheitsbewusste, zuverlässige Arbeitsweise, Einsatzbereitschaft, Flexibilität und Pünktlichkeit aus</text:p>
            <text:p>  * Darüber hinaus überzeugen Sie uns durch Kunden- und Serviceorientierung, freundliches Auftreten, ein gepflegtes Äußeres sowie gute Deutschkenntnisse in Wort und Schrift</text:p>
            <text:p>  ___</text:p>
            <text:p/>
            <text:p>  # Ihre Aufgaben:</text:p>
            <text:p>  * Sie fahren unsere Triebfahrzeuge im Personennahverkehr in Nordrhein-Westfalen</text:p>
            <text:p>  * Sie sorgen dafür, dass unsere Fahrgäste sicher, pünktlich und bequem ihr Ziel erreichen</text:p>
            <text:p>  * Sie stellen Fahrgastinformationen sicher, leisten Ein- und Ausstiegshilfe bei mobilitätseingeschränkten Fahrgästen und tragen damit zur hohen Servicequalität in unseren Zügen bei</text:p>
            <text:p>  * Sie beseitigen leichte Störungen selbständig und leiten Maßnahmen zur Beseitigung von größeren Störungen am Triebfahrzeug</text:p>
            <text:p>  ___</text:p>
            <text:p/>
            <text:p>  # Ihre Perspektive:</text:p>
            <text:p>  * Ein stetig wachsendes internationales Unternehmen</text:p>
            <text:p>  * Ein modernes Arbeitsumfeld</text:p>
            <text:p>  * Gestaltungsspielraum durch flache Hierarchien</text:p>
            <text:p>  * Umfassende Einarbeitung durch erfahrene Kollegen in einem dynamischen Team</text:p>
            <text:p>  * Attraktive und leistungsgerechte Entlohnung</text:p>
            <text:p>  * Zielgerichtete Weiterbildungsmöglichkeiten</text:p>
            <text:p>  ___</text:p>
            <text:p/>
            <text:p>  # Hier Bewerben:</text:p>
            <text:p>  Bitte bewerben Sie sich über den folgenden Link, da wir Bewerbungen via Direktnachricht leider nicht berücksichtigen können: http://jobs.mobilejob.com/nforbwa</text:p>
            <text:p>  Unternehmen:</text:p>
            <text:p>  mobileJobs GmbH</text:p>
            <text:p>  Region:</text:p>
            <text:p>  Schloß Holte-Stukenbrock</text:p>
            <text:p>  Art der Anstellung:</text:p>
            <text:p>  Festanstellung</text:p>
            <text:p>  Stellenprozent:</text:p>
            <text:p>  100</text:p>
            <text:p>  Berufsfeld:</text:p>
            <text:p>  Zugführer</text:p>
            <text:p>  Erforderliche Kenntnisse:</text:p>
            <text:p>  Triebfahrzeugführerscheins Klasse B gemäß VDV-Schrift 753 oder TfV</text:p>
            <text:p>  Arbeitsbeginn:</text:p>
            <text:p>  03.10.2017</text:p>
            <text:p>  * Bewerben</text:p>
            <text:p>  * Job merken</text:p>
            <text:p/>
            <text:p>  Triebfahrzeugführer (m/w)</text:p>
            <text:p/>
            <text:p>  mobileJobs GmbH</text:p>
            <text:p>  Schloß Holte-Stukenbrock</text:p>
            <text:p>  Festanstellung</text:p>
            <text:p/>
            <text:p>  Veröffentlicht am 05.09.2017</text:p>
            <text:p>  * Bewerben</text:p>
            <text:p>  * Job merken</text:p>
            <text:p/>
            <text:p>  Nach weiteren Jobs suchen</text:p>
          </table:table-cell>
          <table:table-cell table:number-columns-repeated="7"/>
        </table:table-row>
        <table:table-row table:style-name="ro71">
          <table:table-cell office:value-type="string" calcext:value-type="string">
            <text:p>e7fe5bbd60c742378ab03e8c343a1d06</text:p>
          </table:table-cell>
          <table:table-cell office:value-type="date" office:date-value="2017-09-08" calcext:value-type="date">
            <text:p>2017-09-08</text:p>
          </table:table-cell>
          <table:table-cell office:value-type="string" calcext:value-type="string">
            <text:p>Eisenbahner/in - Betriebsdienst - Fahrweg</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Rangierbegleiter/in im Güternahverkehr (Eisenbahner/in - Betriebsdienst - Fahrweg)</text:p>
            <text:p/>
            <text:p>  Überblick über das Stellenangebot</text:p>
            <text:p/>
            <text:p>  Referenznummer</text:p>
            <text:p/>
            <text:p>  10000-1156241101-S</text:p>
            <text:p>  Titel des Stellenangebots</text:p>
            <text:p/>
            <text:p>  Rangierbegleiter/in im Güternahverkehr (Eisenbahner/in - Betriebsdienst - Fahrweg)</text:p>
            <text:p>  Alternativberufe</text:p>
            <text:p>  Schienenfahrzeugführer/in</text:p>
            <text:p>  Eisenbahner/in - Betriebsdienst - Lokführer und Transport</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jeweils ein/e Lokrangierführer/in im Güternahverkehr für die Standorte :Moers, Köln, Dortmund, Oberhausen, Mülheim, Leverkusen, Dormagen, Rheine und Duisburg</text:p>
            <text:p/>
            <text:p>  Ihre Aufgaben:</text:p>
            <text:p>  Bilden und Auflösen von Zügen</text:p>
            <text:p>  Sichern von stillstehenden Fahrzeugen</text:p>
            <text:p>  Durchführen von Bremstests</text:p>
            <text:p>  Kuppeln sowie Entkuppeln</text:p>
            <text:p>  für das Be- und Entladen einzelne Wagen oder Wagengruppen bereitstellen</text:p>
            <text:p/>
            <text:p>  Ihr Profil:</text:p>
            <text:p>  Abgeschlossene Ausbildung Rangierbegleiter/in</text:p>
            <text:p>  nach VDV oder TfV</text:p>
            <text:p>  Nachweise über Tauglichkeit (bahnärztlich und bei Ausbildung nach VDV auch die psychologische)</text:p>
            <text:p>  Nachweis zum Wagenprüfer(in) G</text:p>
            <text:p>  Nachweis über regelmäßige Teilnahme Fit-Schulungen/ Dienstunterricht</text:p>
            <text:p>  Idealerweise sind Sie im Besitz eines PKW-Führerschein = ist aber kein Muss</text:p>
            <text:p/>
            <text:p>  Was wir bieten:</text:p>
            <text:p>  übertarifliche Vergütung, Erstattung aller Reisekosten und Bereitstellung aller notwendigen Dienstmaterialen wie u.a.: Handy, bei Bedarf auch Tablett oder Notebook, bei Bedarf und weiterer Entfernung zum Einsatzort eine Bahncard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Duisburg, Nordrhein-Westfalen, Deutschland</text:p>
            <text:p>  Dormagen, Nordrhein-Westfalen, Deutschland</text:p>
            <text:p>  Moers, Nordrhein-Westfalen, Deutschland</text:p>
            <text:p>  63165 Mühlheim am Main, Hessen, Deutschland</text:p>
            <text:p>  Köln, Nordrhein-Westfalen, Deutschland</text:p>
            <text:p>  Leverkusen, Nordrhein-Westfalen, Deutschland</text:p>
            <text:p>  Dortmund, Nordrhein-Westfalen, Deutschland</text:p>
            <text:p>  Nordrhein-Westfalen, Deutschland</text:p>
            <text:p>  Rheine, Nordrhein-Westfalen, Deutschland</text:p>
            <text:p>  Oberhausen, Rheinland,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02.10.2017</text:p>
            <text:p>  Anzahl offener Stellen</text:p>
            <text:p/>
            <text:p>  10 Stellen</text:p>
            <text:p>  Vormerken</text:p>
            <text:p/>
            <text:p>  Konditionen des Stellenangebots</text:p>
            <text:p/>
            <text:p>  Arbeitszeit</text:p>
            <text:p/>
            <text:p>  Vollz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Fahrweg</text:p>
            <text:p>  Eisenbahner/in - Betriebsdienst - Lokführer und Transport</text:p>
            <text:p>  Transport, Verkehr</text:p>
            <text:p/>
            <text:p>  Zwingend erforderlich</text:p>
            <text:p>  Rangierbetrieb</text:p>
            <text:p/>
            <text:p>  Erweiterte Kenntnisse</text:p>
            <text:p>  Bahnbetriebsdienst, Zugabfertigung</text:p>
            <text:p/>
            <text:p>  Grundkenntnisse</text:p>
            <text:p>  Betriebssicherheit von Transportmitteln kontrollieren, Schienenverkehr, Transport</text:p>
            <text:p/>
            <text:p>  Dienstleistungen</text:p>
            <text:p/>
            <text:p>  Grundkenntnisse</text:p>
            <text:p>  Transportsicherung, -bewachung</text:p>
            <text:p/>
            <text:p>  Führerscheine</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27">
          <table:table-cell office:value-type="string" calcext:value-type="string">
            <text:p>fb863d1a34a74579b5fcd8ebe81e1ee5</text:p>
          </table:table-cell>
          <table:table-cell office:value-type="date" office:date-value="2017-09-05" calcext:value-type="date">
            <text:p>2017-09-05</text:p>
          </table:table-cell>
          <table:table-cell office:value-type="string" calcext:value-type="string">
            <text:p>Eisenbahner/-in im Betriebsdienst Fachrichtung: Lokführer und Transport</text:p>
          </table:table-cell>
          <table:table-cell office:value-type="float" office:value="8311" calcext:value-type="float">
            <text:p>8311</text:p>
          </table:table-cell>
          <table:table-cell office:value-type="string" calcext:value-type="string">
            <text:p>RheinCargo GmbH &amp; Co. KG</text:p>
          </table:table-cell>
          <table:table-cell office:value-type="string" calcext:value-type="string">
            <text:p>  Ausbildungsplatzangebot</text:p>
            <text:p/>
            <text:p>  Angebots-Nr. 142-186373-733638</text:p>
            <text:p/>
            <text:p>  Label Content</text:p>
            <text:p>  Ausbildungsberuf Eisenbahner/-in im Betriebsdienst</text:p>
            <text:p>  Fachrichtung: Lokführer und Transport</text:p>
            <text:p>  (zum Berufe-Steckbrief )</text:p>
            <text:p>  Schulabschluss wünschenswert Hauptschulabschluss, qualifizierter Hauptschulabschluss oder vergleichbar</text:p>
            <text:p>  Beginn 01. August 2018</text:p>
            <text:p>  Angebotene Plätze 10</text:p>
            <text:p>  Stellenbeschreibung</text:p>
            <text:p/>
            <text:p>  Für August 2018 suchen wir</text:p>
            <text:p/>
            <text:p>  Auszubildende zum Eisenbahner im Betriebsdienst /</text:p>
            <text:p/>
            <text:p>  Lokführer und Transport (w/m)</text:p>
            <text:p/>
            <text:p>  Eisenbahner/innen im Betriebsdienst der Fachrichtung Lokführer und Transport steuern Lokomotiven und Triebfahrzeuge im Nah- und Fernverkehr und sorgen für einen reibungslosen Ablauf im Schienenverkehr.</text:p>
            <text:p/>
            <text:p>  Ausbildungsinhalte:</text:p>
            <text:p/>
            <text:p>  · Prüfen der Funktionsfähigkeit von Wagen und Triebfahrzeugen</text:p>
            <text:p/>
            <text:p>  · Durchführen von Bremsproben</text:p>
            <text:p/>
            <text:p>  · Für Sicherheit im Eisenbahnbetrieb sorgen, z.B. feste Bremsen oder verschobene Ladungen erkennen</text:p>
            <text:p/>
            <text:p>  · Rangieren und Züge zusammenstellen</text:p>
            <text:p/>
            <text:p>  · Züge im Güterverkehr fahren</text:p>
            <text:p/>
            <text:p>  Schulische Voraussetzungen:</text:p>
            <text:p/>
            <text:p>  · Erfolgreicher Schulabschluss: Fachoberschulreife (z.B. Realschulabschluss oder Hauptschulabschluss 10 B)</text:p>
            <text:p/>
            <text:p>  · Mindestens gute bis befriedigende Noten in den Fächern Deutsch, Mathematik und Physik</text:p>
            <text:p/>
            <text:p>  Persönliche Anforderungen:</text:p>
            <text:p/>
            <text:p>  · Technisches Verständnis</text:p>
            <text:p/>
            <text:p>  · Serviceorientiertes Denken und Handeln</text:p>
            <text:p/>
            <text:p>  · Verantwortungsbewusstes und sicherheitsorientiertes Verhalten</text:p>
            <text:p/>
            <text:p>  Ausbildungsdauer:</text:p>
            <text:p/>
            <text:p>  · 3-jährige Ausbildung</text:p>
            <text:p/>
            <text:p>  · Abschlussprüfung vor der Industrie- und Handelskammer Köln</text:p>
            <text:p/>
            <text:p>  Haben wir Ihr Interesse geweckt? Dann bewerben Sie sich per Post oder per Email für das Jahr 2018.</text:p>
            <text:p/>
            <text:p>  So geht's!</text:p>
            <text:p/>
            <text:p>  - schreiben Sie eine interessante Bewerbung, vergessen Sie nicht, dass der erste Eindruck schon mit dem Schriftverkehr beginnt</text:p>
            <text:p/>
            <text:p>  - machen Sie Ihre Bewerbung mit Lebenslauf, den letzten beiden Zeugnissen und Ihren wichtigsten Zertifikaten so fit wie möglich</text:p>
            <text:p/>
            <text:p>  Kontakt:</text:p>
            <text:p/>
            <text:p>  RheinCargo GmbH &amp; Co. KG, HGK V 111,</text:p>
            <text:p/>
            <text:p>  Scheidtweilerstr. 4, 50933 Köln</text:p>
            <text:p/>
            <text:p>  Frau Reimbold, Telefon: 390-1318</text:p>
            <text:p/>
            <text:p>  Herrn St. Schmitz, Telefon: 390-1311</text:p>
            <text:p/>
            <text:p>  personal@hgk.de</text:p>
            <text:p/>
            <text:p>  Es handelt sich hier um ein unverschlüsseltes E-Mail-Verfahren</text:p>
            <text:p/>
            <text:p>  Zum Unternehmen: Die RheinCargo GmbH &amp; Co KG ist ein Gemeinschaftsunternehmen der Häfen und Güterverkehr Köln AG und der Neuss Düsseldorfer Häfen GmbH &amp; Co KG. RheinCargo ist der zweitgrößte Binnenhafenbetreiber Deutschlands und gehört zu den größten deutschen Eisenbahngüter-Verkehrsunternehmen.</text:p>
            <text:p/>
            <text:p>  www.ihk-lehrstellenboerse.de</text:p>
            <text:p/>
            <text:p>  Unternehmen</text:p>
            <text:p/>
            <text:p>  RheinCargo GmbH &amp; Co. KG</text:p>
            <text:p/>
            <text:p>  Scheidtweilerstr. 4</text:p>
            <text:p>  50933 Köln</text:p>
            <text:p/>
            <text:p>  Auf Deine Bewerbung freut sich:</text:p>
            <text:p/>
            <text:p>  Frau Reimbold</text:p>
            <text:p/>
            <text:p>  Tel. 0221/390 1318</text:p>
          </table:table-cell>
          <table:table-cell table:number-columns-repeated="7"/>
        </table:table-row>
        <table:table-row table:style-name="ro35">
          <table:table-cell office:value-type="string" calcext:value-type="string">
            <text:p>5f3e0a95de0745058d139aed659b53b0</text:p>
          </table:table-cell>
          <table:table-cell office:value-type="date" office:date-value="2017-09-06" calcext:value-type="date">
            <text:p>2017-09-06</text:p>
          </table:table-cell>
          <table:table-cell office:value-type="string" calcext:value-type="string">
            <text:p>Rangierbegleiter (m/w)</text:p>
          </table:table-cell>
          <table:table-cell office:value-type="float" office:value="8311" calcext:value-type="float">
            <text:p>8311</text:p>
          </table:table-cell>
          <table:table-cell office:value-type="string" calcext:value-type="string">
            <text:p>activjob GmbH</text:p>
          </table:table-cell>
          <table:table-cell office:value-type="string" calcext:value-type="string">
            <text:p>  Rangierbegleiter (m/w)</text:p>
            <text:p/>
            <text:p>  Arbeitsort: Aachen Kennziffer: 1005337</text:p>
            <text:p/>
            <text:p>  Unternehmen</text:p>
            <text:p/>
            <text:p>  Bei unserem Kunden handelt es sich um ein namhaftes führendes Mobilitäts- und Logistikunternehmen. Es betreibt mehrere Werke zur Instandsetzung von Schienenfahrzeugen.</text:p>
            <text:p/>
            <text:p>  Ihr Profil</text:p>
            <text:p/>
            <text:p>  * erfolgreich abgeschlossene fachspezifische Berufsausbildung in einem anerkannten Ausbildungsberuf mit einer Regelausbildungsdauer von mindestens zweieinhalb Jahren oder eine entsprechende be-triebliche Ausbildung</text:p>
            <text:p>  * Verwendungsausbildung zum Rangierbegleiter, Wagenprüfer G und Bremsprobenberechtigten</text:p>
            <text:p>  * Teamfähigkeit</text:p>
            <text:p>  * Zuverlässigkeit</text:p>
            <text:p>  * Bereitschaft zur Arbeit im Schichtsystem</text:p>
            <text:p/>
            <text:p>  Ihre Aufgaben</text:p>
            <text:p/>
            <text:p>  * sichere und zweckmäßige Durchführung von Rangierbewegungen</text:p>
            <text:p>  * Mitwirkung bei der Bildung und Auflösung von Güterzügen</text:p>
            <text:p>  * Vorbereitung und Durchführung von Rangierfahrten</text:p>
            <text:p>  * Fahrzeuge kuppeln und entkuppeln</text:p>
            <text:p>  * Herstellen der Abfahrbereitschaft von Güterzügen</text:p>
            <text:p>  * Durchführung von Zugprüfungen und Bremsproben</text:p>
            <text:p>  * Erstellen von betrieblich erforderlichen Unterlagen (z.B. Wagenliste und Bremszettel)</text:p>
            <text:p>  * Anwendung vorgegebener EDV-Systeme (z.B. PVG, CDD)</text:p>
            <text:p>  * örtliche Einweisung anderer Mitarbeiter vor deren erstmaligem Einsatz</text:p>
            <text:p>  * Überwachung von abgestellten Wagen mit Gefahrgut an Sonn- und Feiertagen</text:p>
            <text:p/>
            <text:p>  Ihre Perspektive</text:p>
            <text:p/>
            <text:p>  Wir bieten Ihnen einen unbefristeten Arbeitsvertrag. Die Entlohnung erfolgt nach Tarif + Zulagen. Zudem erhalten sie Urlaubs- und Weihnachtsgeld. Eine spätere Übernahme durch den Konzern ist möglich.</text:p>
            <text:p/>
            <text:p>  Entlohnung erfolgt nach BAP-Tarif.</text:p>
            <text:p/>
            <text:p>  Bei Interesse senden Sie uns bitte Ihre aussagekräftigen Bewerbungsunterlagen vorzugsweise per E-Mail. Selbstverständlich sichern wir Ihnen absolute Diskretion zu.</text:p>
            <text:p/>
            <text:p>  neue Suche</text:p>
          </table:table-cell>
          <table:table-cell table:number-columns-repeated="7"/>
        </table:table-row>
        <table:table-row table:style-name="ro78">
          <table:table-cell office:value-type="string" calcext:value-type="string">
            <text:p>48741b707fe14523bc0d1d220c7ebc83</text:p>
          </table:table-cell>
          <table:table-cell office:value-type="date" office:date-value="2017-09-11" calcext:value-type="date">
            <text:p>2017-09-11</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WICO GmbH Personaldienstleistungen</text:p>
          </table:table-cell>
          <table:table-cell office:value-type="string" calcext:value-type="string">
            <text:p>  Stellenangebot - Lokrangierführer/in (Eisenbahner/in - Betriebsdienst - Lokführer und Transport)</text:p>
            <text:p/>
            <text:p>  Überblick über das Stellenangebot</text:p>
            <text:p/>
            <text:p>  Referenznummer</text:p>
            <text:p/>
            <text:p>  10000-1156314809-S</text:p>
            <text:p>  Titel des Stellenangebots</text:p>
            <text:p/>
            <text:p>  Lokrangierführer/in (Eisenbahner/in - Betriebsdienst - Lokführer und Transport)</text:p>
            <text:p>  Alternativberufe</text:p>
            <text:p>  Schienenfahrzeugführer/in</text:p>
            <text:p>  Stellenangebotsart</text:p>
            <text:p/>
            <text:p>  Arbeitsplatz (sozialversicherungspflichtig)</text:p>
            <text:p>  Arbeitgeber</text:p>
            <text:p>  WICO GmbH Personaldienstleistungen</text:p>
            <text:p/>
            <text:p>  Branche: Befristete Überlassung von Arbeitskräften, Betriebsgröße: zwischen 51 und 500</text:p>
            <text:p>  Stellenbeschreibung</text:p>
            <text:p/>
            <text:p>  Ungelernten Kräften, Facharbeitern, Technikern, Ingenieuren und Kaufleuten eröffnen sich täglich enorme Chancen, ihre individuelle Qualifikation und Erfahrung in neue Arbeitsbereiche einzubringen und in interessanten Betrieben zu erweitern. Chancen, die sich bei uns grundsätzlich allen Bewerbern eröffnen, die einen sicheren Arbeitsplatz suchen.</text:p>
            <text:p/>
            <text:p>  Wir suchen ab sofort für unseren international tätigen Kunden der chemischen Industrie (Chemie-Logistik)</text:p>
            <text:p/>
            <text:p>  in Leverkusen, Dormagen, Krefeld und Wesseling</text:p>
            <text:p/>
            <text:p>  Lokrangierführer (m/w)</text:p>
            <text:p/>
            <text:p>  Ihre Aufgaben:</text:p>
            <text:p/>
            <text:p>  - Einsatz als Lokrangierführer auf abgeschlossenen Werksarealen gemäß BOA</text:p>
            <text:p>  - Bilden von Ausgangszügen</text:p>
            <text:p>  - Technisches Prüfen der Wagen</text:p>
            <text:p>  - Gefahrgutprüfung nach RID</text:p>
            <text:p>  - Auflösen von Eingangszügen</text:p>
            <text:p>  - Ordnungsgemäße und pünktliche Zustellung und Abholung von Güterwagen an Ladestellen</text:p>
            <text:p>  - Auf - und Abrüsten der Lokomotiven</text:p>
            <text:p>  - Einsatz im Früh- Spätdienst, bei Bedarf auch Nachtdienst</text:p>
            <text:p>  - Bereitschaft zum Wechseldienst auch am Wochenende</text:p>
            <text:p/>
            <text:p>  Ihr Profil:</text:p>
            <text:p/>
            <text:p>  - Abgeschlossene dreijährige Ausbildung im Eisenbahnbetrieb oder technischen Bereich</text:p>
            <text:p>  - Eisenbahnführerschein Klasse 1</text:p>
            <text:p>  - Mehrjährige Erfahrung im operativen Eisenbahndienst und im Lokfahrdienst von Vorteil</text:p>
            <text:p>  - Kenntnisse der unterwiesenen Lokomotiven</text:p>
            <text:p>  - Kenntnisse über Technik der Güterwagen</text:p>
            <text:p>  - Allgemeine PC-Kenntnisse</text:p>
            <text:p>  - Einsatzbereitschaft</text:p>
            <text:p>  - Zuverlässigkeit</text:p>
            <text:p/>
            <text:p>  Haben wir Ihr Interesse geweckt? Dann bewerben Sie sich.</text:p>
            <text:p/>
            <text:p>  Ganz einfach per Mail auf chemie@wico-gmbh.de .</text:p>
            <text:p/>
            <text:p>  Wir freuen uns auf Ihre Bewerbung.</text:p>
            <text:p>  Führungsverantwortung</text:p>
            <text:p/>
            <text:p>  Keine Führungsverantwortung</text:p>
            <text:p>  Arbeitsorte</text:p>
            <text:p/>
            <text:p>  Dormagen, Nordrhein-Westfalen, Deutschland</text:p>
            <text:p>  Hürth, Rheinland, Nordrhein-Westfalen, Deutschland</text:p>
            <text:p>  Duisburg, Nordrhein-Westfalen, Deutschland</text:p>
            <text:p>  Wesseling, Rheinland, Nordrhein-Westfalen, Deutschland</text:p>
            <text:p>  Köln, Nordrhein-Westfalen, Deutschland</text:p>
            <text:p>  Leverkusen, Nordrhein-Westfalen, Deutschland</text:p>
            <text:p>  Krefeld, Nordrhein-Westfalen, Deutschland</text:p>
            <text:p>  Bergisch Gladbach, Nordrhein-Westfalen, Deutschland</text:p>
            <text:p>  Düsseldorf,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0 Stellen</text:p>
            <text:p>  Vormerken</text:p>
            <text:p/>
            <text:p>  Konditionen des Stellenangebots</text:p>
            <text:p/>
            <text:p>  Arbeitszeit</text:p>
            <text:p/>
            <text:p>  Vollzeit, Schicht</text:p>
            <text:p>  40 Wochenstunden</text:p>
            <text:p>  Vergütung und Zusatzleistungen</text:p>
            <text:p/>
            <text:p>  nach Qualifikation</text:p>
            <text:p>  Bei der Besetzung des Stellenangebotes findet ein Tarifvertrag Anwendung.</text:p>
            <text:p>  Tarifvertrag: IGZ</text:p>
            <text:p>  Befristung</text:p>
            <text:p/>
            <text:p>  Unbefristetes Arbeitsverhältnis</text:p>
            <text:p/>
            <text:p>  Anforderungen an den Bewerber</text:p>
            <text:p/>
            <text:p>  Berufsausbildung/ Studium</text:p>
            <text:p>  Techniker/in - Verkehrstechnik (Eisenbahnbetrieb)</text:p>
            <text:p>  Eisenbahner/in - Betriebsdienst - Lokführer und Transport</text:p>
            <text:p>  Eisenbahner/in - Betriebsdienst - Fahrweg</text:p>
            <text:p>  Transport, Verkehr</text:p>
            <text:p/>
            <text:p>  Erweiterte Kenntnisse</text:p>
            <text:p>  Bahnbetriebsdienst, Lokomotivführung, Schienenverkehr</text:p>
            <text:p/>
            <text:p>  Grundkenntnisse</text:p>
            <text:p>  Betriebssicherheit von Transportmitteln kontrollieren</text:p>
            <text:p/>
            <text:p>  Persönliche Stärken</text:p>
            <text:p>  Belastbarkeit, Zuverlässigkeit</text:p>
            <text:p>  Führerscheine</text:p>
            <text:p/>
            <text:p>  Zwingend erforderlich</text:p>
            <text:p>  Lokomotiv-/Triebfahrzeugführerschein Klasse 1</text:p>
            <text:p/>
            <text:p>  Kontaktdaten</text:p>
            <text:p/>
            <text:p>  Rückfragen und Bewerbungen an</text:p>
            <text:p/>
            <text:p>  WICO GmbH Personaldienstleistungen</text:p>
            <text:p>  Herr Oliver Goeldner</text:p>
            <text:p>  Theodor-Heuss-Platz 11</text:p>
            <text:p>  41460 Neuss</text:p>
            <text:p>  Innenstadt</text:p>
            <text:p>  Nordrhein-Westfalen</text:p>
            <text:p>  Deutschland</text:p>
            <text:p>  Telekommunikation</text:p>
            <text:p/>
            <text:p>  Telefonnummer: +49 (21 31) 76 01 30</text:p>
            <text:p>  Faxnummer: +49 (21 31) 7 60 13 10</text:p>
            <text:p>  E-Mail</text:p>
            <text:p>  chemie@wico-gmbh.de</text:p>
            <text:p>  Gewünschte Bewerbungsarten</text:p>
            <text:p/>
            <text:p>  Per E-Mail, schriftlich, telefonisch, persönlich, über Internet</text:p>
            <text:p>  Internetadresse</text:p>
            <text:p>  Weitere Informationen zum Stellenangebot im Internet</text:p>
            <text:p>  Bewerbungszeitraum</text:p>
            <text:p/>
            <text:p>  Seit 08.09.2017</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82">
          <table:table-cell office:value-type="string" calcext:value-type="string">
            <text:p>5748b4274b9c4ffb907dede87f65b869</text:p>
          </table:table-cell>
          <table:table-cell office:value-type="date" office:date-value="2017-09-07" calcext:value-type="date">
            <text:p>2017-09-07</text:p>
          </table:table-cell>
          <table:table-cell office:value-type="string" calcext:value-type="string">
            <text:p>Triebfahrzeugführer (m/w)</text:p>
          </table:table-cell>
          <table:table-cell office:value-type="float" office:value="8311" calcext:value-type="float">
            <text:p>8311</text:p>
          </table:table-cell>
          <table:table-cell office:value-type="string" calcext:value-type="string">
            <text:p>mobileJobs GmbH</text:p>
          </table:table-cell>
          <table:table-cell office:value-type="string" calcext:value-type="string">
            <text:p>  Triebfahrzeugführer (m/w) </text:p>
            <text:p/>
            <text:p>  KEOLIS Deutschland GmbH &amp; Co. KG sucht Triebfahrzeugführer (m/w)  in Osnabrück und Rheine.</text:p>
            <text:p/>
            <text:p>  # Kelios als Arbeitgeber:</text:p>
            <text:p>  Sie sind auf der Suche nach einer neuen beruflichen Herausforderung und einer abwechslungsreichen Tätigkeit? Dann bewerben Sie sich und werden Sie Teil unseres jungen, dynamischen Teams.</text:p>
            <text:p/>
            <text:p>  Keolis Deutschland ist ein Privatbahnunternehmen in Deutschland. Seit 2000 betreiben wir unter dem Markennamen "eurobahn" modernen Schienenpersonennahverkehr in Nordrhein-Westfalen und Nordhessen und sind derzeit der größte private Anbieter im öffentlichen Schienenpersonennahverkehr in Nordrhein-Westfalen.</text:p>
            <text:p/>
            <text:p>  Wir suchen ab sofort für unsere Standorte Osnabrück und Rheine einen Triebfahrzeugführer (m/w).</text:p>
            <text:p>  ___</text:p>
            <text:p/>
            <text:p>  # Ihr Profil:</text:p>
            <text:p>  * Sie sind im Besitz eines Triebfahrzeugführerscheins Klasse B gemäß VDV-Schrift 753 oder TfV</text:p>
            <text:p>  * Ihre Bereitschaft zu Schichtarbeit, auch nachts und am Wochenende, können wir als gegeben voraussetzen</text:p>
            <text:p>  * Persönlich zeichnen Sie sich durch eine sicherheitsbewusste, zuverlässige Arbeitsweise, Einsatzbereitschaft, Flexibilität und Pünktlichkeit aus</text:p>
            <text:p>  * Darüber hinaus überzeugen Sie uns durch Kunden- und Serviceorientierung, freundliches Auftreten, ein gepflegtes Äußeres sowie gute Deutschkenntnisse in Wort und Schrift</text:p>
            <text:p>  ___</text:p>
            <text:p/>
            <text:p>  # Ihre Aufgaben:</text:p>
            <text:p>  * Sie fahren unsere Triebfahrzeuge im Personennahverkehr in Nordrhein-Westfalen</text:p>
            <text:p>  * Sie sorgen dafür, dass unsere Fahrgäste sicher, pünktlich und bequem ihr Ziel erreichen</text:p>
            <text:p>  * Sie stellen Fahrgastinformationen sicher, leisten Ein- und Ausstiegshilfe bei mobilitätseingeschränkten Fahrgästen und tragen damit zur hohen Servicequalität in unseren Zügen bei</text:p>
            <text:p>  * Sie beseitigen leichte Störungen selbständig und leiten Maßnahmen zur Beseitigung von größeren Störungen am Triebfahrzeug</text:p>
            <text:p>  ___</text:p>
            <text:p/>
            <text:p>  # Ihre Perspektive:</text:p>
            <text:p>  * Ein stetig wachsendes internationales Unternehmen</text:p>
            <text:p>  * Ein modernes Arbeitsumfeld</text:p>
            <text:p>  * Gestaltungsspielraum durch flache Hierarchien</text:p>
            <text:p>  * Umfassende Einarbeitung durch erfahrene Kollegen in einem dynamischen Team</text:p>
            <text:p>  * Attraktive und leistungsgerechte Entlohnung</text:p>
            <text:p>  * Zielgerichtete Weiterbildungsmöglichkeiten</text:p>
            <text:p>  ___</text:p>
            <text:p/>
            <text:p>  # Hier Bewerben:</text:p>
            <text:p>  Bitte bewerben Sie sich über den folgenden Link, da wir Bewerbungen via Direktnachricht leider nicht berücksichtigen können: http://jobs.mobilejob.com/redkvwa</text:p>
            <text:p>  Unternehmen:</text:p>
            <text:p>  mobileJobs GmbH</text:p>
            <text:p>  Region:</text:p>
            <text:p>  Ibbenbüren</text:p>
            <text:p>  Art der Anstellung:</text:p>
            <text:p>  Festanstellung</text:p>
            <text:p>  Stellenprozent:</text:p>
            <text:p>  100</text:p>
            <text:p>  Berufsfeld:</text:p>
            <text:p>  Zugführer</text:p>
            <text:p>  Erforderliche Kenntnisse:</text:p>
            <text:p>  Besitz eines Triebfahrzeugführerscheins Klasse B gemäß VDV-Schrift 753 oder TfV</text:p>
            <text:p>  Arbeitsbeginn:</text:p>
            <text:p>  03.10.2017</text:p>
            <text:p>  * Bewerben</text:p>
            <text:p>  * Job merken</text:p>
            <text:p/>
            <text:p>  Triebfahrzeugführer (m/w) </text:p>
            <text:p/>
            <text:p>  mobileJobs GmbH</text:p>
            <text:p>  Ibbenbüren</text:p>
            <text:p>  Festanstellung</text:p>
            <text:p/>
            <text:p>  Veröffentlicht am 05.09.2017</text:p>
            <text:p>  * Bewerben</text:p>
            <text:p>  * Job merken</text:p>
            <text:p/>
            <text:p>  Nach weiteren Jobs suchen</text:p>
          </table:table-cell>
          <table:table-cell table:number-columns-repeated="7"/>
        </table:table-row>
        <table:table-row table:style-name="ro21">
          <table:table-cell office:value-type="string" calcext:value-type="string">
            <text:p>d700cd0d08be4897983362b61fc543d8</text:p>
          </table:table-cell>
          <table:table-cell office:value-type="date" office:date-value="2017-09-09" calcext:value-type="date">
            <text:p>2017-09-09</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Streckenlokführer/in Kl.3 Personennahverkehr E +V Traktion (Eisenbahner/in - Betriebsdienst - Lokführer und Transport)</text:p>
            <text:p/>
            <text:p>  Überblick über das Stellenangebot</text:p>
            <text:p/>
            <text:p>  Referenznummer</text:p>
            <text:p/>
            <text:p>  10000-1156243571-S</text:p>
            <text:p>  Titel des Stellenangebots</text:p>
            <text:p/>
            <text:p>  Streckenlokführer/in Kl.3 Personennahverkehr E +V Traktion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ein/e Triebfahrzeugführer/in im Personennahverkehr mit E+ V Traktion für den Raum Siegen</text:p>
            <text:p/>
            <text:p>  Ihre Aufgaben:</text:p>
            <text:p>  Führen von Triebfahrzeugen im Schienenpersonennahverkehr</text:p>
            <text:p>  Sichere und pünktliche Beförderung der Kunden</text:p>
            <text:p>  Bedienung von Gleis- und Signalanlagen</text:p>
            <text:p>  Überwachung sowie Beurteilung der Einsatzbereitschaft der Züge</text:p>
            <text:p>  Durchführung von Vor- und Abschlussarbeiten und erforderlicher Klein- und Sofortreparaturen</text:p>
            <text:p>  Informieren von Kunden und Kundenbetreuern im Regel- und Störungsfall</text:p>
            <text:p>  Kooperative Zusammenarbeit mit anderen Verkehrspartnern und Kundenbetreuern</text:p>
            <text:p>  Sachkundige Bedienung verschiedener Triebfahrzeugbaureihen</text:p>
            <text:p>  Erhalt und Erweiterung des Wissenstandes des Triebfahrzeugführers</text:p>
            <text:p/>
            <text:p>  Ihr Profil:</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PZB und LZB</text:p>
            <text:p>  Nachweis über regelmäßige Teilnahme Fit-Schulungen/ Dienstunterricht</text:p>
            <text:p>  PKW-Führerschein</text:p>
            <text:p/>
            <text:p>  Was wir bieten:</text:p>
            <text:p>  übertarifliche Vergütung, Erstattung aller Reisekosten und Bereitstellung aller notwendigen Dienstmaterialien wie u.a.: Handy, bei Bedarf auch Tablett oder Notebook, bei Bedarf und weiten Entfernungen eine Bahncard 100, oder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Siegen, Nordrhein-Westfalen, Deutschland</text:p>
            <text:p>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8.09.2017</text:p>
            <text:p>  Anzahl offener Stellen</text:p>
            <text:p/>
            <text:p>  2 Stellen</text:p>
            <text:p>  Vormerken</text:p>
            <text:p/>
            <text:p>  Konditionen des Stellenangebots</text:p>
            <text:p/>
            <text:p>  Arbeitszeit</text:p>
            <text:p/>
            <text:p>  Vollzeit, Wochenende, Nachtarb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71">
          <table:table-cell office:value-type="string" calcext:value-type="string">
            <text:p>36226988111344279269b51558913f4a</text:p>
          </table:table-cell>
          <table:table-cell office:value-type="date" office:date-value="2017-09-08" calcext:value-type="date">
            <text:p>2017-09-0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Lokrangierführer/in Kl. 1 im Güternahverkehr V Traktion (Eisenbahner/in - Betriebsdienst - Lokführer und Transport)</text:p>
            <text:p/>
            <text:p>  Überblick über das Stellenangebot</text:p>
            <text:p/>
            <text:p>  Referenznummer</text:p>
            <text:p/>
            <text:p>  10000-1156240832-S</text:p>
            <text:p>  Titel des Stellenangebots</text:p>
            <text:p/>
            <text:p>  Lokrangierführer/in Kl. 1 im Güternahverkehr V Traktion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jeweils ein/e Lokrangierführer/in im Güternahverkehr für die Standorte :Moers, Köln, Dortmund, Oberhausen, Mülheim, Leverkusen, Dormagen, Rheine und Duisburg</text:p>
            <text:p/>
            <text:p>  Ihre Aufgaben:</text:p>
            <text:p>  Bewegen von Eisenbahnfahrzeugen im Rangierdienst mittels Funkfernsteuerung</text:p>
            <text:p>  Durchführung von Zugprüfungen</text:p>
            <text:p>  Erstellen von Wagenlisten und Bremszetteln</text:p>
            <text:p>  Führen der EDV-gestützte Dokumentation von Wagenlaufwegen</text:p>
            <text:p>  Bedienung von Gleisanschlüssen</text:p>
            <text:p>  Kontakt mit anderen Betriebseisenbahnern und Endkunden</text:p>
            <text:p/>
            <text:p>  Ihr Profil:</text:p>
            <text:p>  Abgeschlossene Ausbildung Triebfahrzeugführer(in)</text:p>
            <text:p>  nach VDV oder TfV</text:p>
            <text:p>  Nachweise über Tauglichkeit (bahnärztlich und bei Ausbildung nach VDV auch die psychologische)</text:p>
            <text:p>  Nachweis zum Wagenprüfer(in) G</text:p>
            <text:p>  Nachweis über regelmäßige Teilnahme Fit-Schulungen/ Dienstunterricht</text:p>
            <text:p>  Idealerweise vorhandene Baureihenberechtigung von min. einer der hier genannten Baureihen: G1205, G1203, V100, Gravita und V60</text:p>
            <text:p>  Idealerweise sind Sie im Besitz eines PKW-Führerschein = ist aber kein Muss</text:p>
            <text:p/>
            <text:p>  Was wir bieten:</text:p>
            <text:p>  übertarifliche Vergütung, Erstattung aller Reisekosten und Bereitstellung aller notwendigen Dienstmaterialen wie u.a.: Handy, bei Bedarf auch Tablett oder Notebook, bei Bedarf und weiterer Entfernung zum Einsatzort eine Bahncard, bei ständig wechselnden Einsatzorten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Nordrhein-Westfalen, Deutschland</text:p>
            <text:p>  Leverkusen, Nordrhein-Westfalen, Deutschland</text:p>
            <text:p>  Dortmund, Nordrhein-Westfalen, Deutschland</text:p>
            <text:p>  Duisburg, Nordrhein-Westfalen, Deutschland</text:p>
            <text:p>  Rheine, Nordrhein-Westfalen, Deutschland</text:p>
            <text:p>  63165 Mühlheim am Main, Hessen, Deutschland</text:p>
            <text:p>  Dormagen, Nordrhein-Westfalen, Deutschland</text:p>
            <text:p>  Moers, Nordrhein-Westfalen, Deutschland</text:p>
            <text:p>  Oberhausen, Rheinland, Nordrhein-Westfalen, Deutschland</text:p>
            <text:p>  Köln,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02.10.2017</text:p>
            <text:p>  Anzahl offener Stellen</text:p>
            <text:p/>
            <text:p>  10 Stellen</text:p>
            <text:p>  Vormerken</text:p>
            <text:p/>
            <text:p>  Konditionen des Stellenangebots</text:p>
            <text:p/>
            <text:p>  Arbeitszeit</text:p>
            <text:p/>
            <text:p>  Vollz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1</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28">
          <table:table-cell office:value-type="string" calcext:value-type="string">
            <text:p>bf0f037a82b64c3c98a0c402e0c0e508</text:p>
          </table:table-cell>
          <table:table-cell office:value-type="date" office:date-value="2017-09-08" calcext:value-type="date">
            <text:p>2017-09-0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Triebfahrzeugführer/in Kl. 3 im Güternahverkehr V Traktion (Eisenbahner/in - Betriebsdienst - Lokführer und Transport)</text:p>
            <text:p/>
            <text:p>  Überblick über das Stellenangebot</text:p>
            <text:p/>
            <text:p>  Referenznummer</text:p>
            <text:p/>
            <text:p>  10000-1156238882-S</text:p>
            <text:p>  Titel des Stellenangebots</text:p>
            <text:p/>
            <text:p>  Triebfahrzeugführer/in Kl. 3 im Güternahverkehr V Traktion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jeweils ein/e Triebfahrzeugführer/in im Güternahverkehr für die Standorte :Moers, Köln, Dortmund, Oberhausen, Mülheim, Leverkusen, Dormagen, Rheine und Duisburg</text:p>
            <text:p/>
            <text:p>  Ihre Aufgaben:</text:p>
            <text:p>  Sichere und pünktliche Durchführung von Zug- und Rangierfahrten im Regel- und Störungsfall im Güterverkehr</text:p>
            <text:p>  Durchführung von Sicherheitsmaßnahmen</text:p>
            <text:p>  Sachkundige Bedienung verschiedener Triebfahrzeugbaureihen</text:p>
            <text:p>  Erhalt und Erweiterung des Wissenstandes des Triebfahrzeugführers</text:p>
            <text:p/>
            <text:p>  Ihr Profil:</text:p>
            <text:p>  Abgeschlossene Ausbildung Triebfahrzeugführer(in)</text:p>
            <text:p>  nach VDV oder TfV</text:p>
            <text:p>  Nachweise über Tauglichkeit (bahnärztlich und bei Ausbildung nach VDV auch die psychologische)</text:p>
            <text:p>  Nachweis zum Wagenprüfer(in) G</text:p>
            <text:p>  Idealerweise auch Nachweis über Schulung für FV-NE, PZB und LZB</text:p>
            <text:p>  Nachweis über regelmäßige Teilnahme Fit-Schulungen/ Dienstunterricht</text:p>
            <text:p>  Idealerweise vorhandene Baureihenberechtigung von min. einer der hier genannten Baureihen: G1205, G1203, V100, Gravita und V60</text:p>
            <text:p>  Idealerweise sind Sie im Besitz eines PKW-Führerschein = ist aber kein Muss</text:p>
            <text:p/>
            <text:p>  Was wir bieten:</text:p>
            <text:p>  übertarifliche Vergütung, Erstattung aller Reisekosten und Bereitstellung aller notwendigen Dienstmaterialen wie u.a.: Handy, bei Bedarf auch Tablett oder Notebook, bei Bedarf und weiterer Entfernung zum Einsatzort eine Bahncard, bei ständig wechselnden Einsatzorten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Köln, Nordrhein-Westfalen, Deutschland</text:p>
            <text:p>  Leverkusen, Nordrhein-Westfalen, Deutschland</text:p>
            <text:p>  Moers, Nordrhein-Westfalen, Deutschland</text:p>
            <text:p>  63165 Mühlheim am Main, Hessen, Deutschland</text:p>
            <text:p>  Nordrhein-Westfalen, Deutschland</text:p>
            <text:p>  Dortmund, Nordrhein-Westfalen, Deutschland</text:p>
            <text:p>  Rheine, Nordrhein-Westfalen, Deutschland</text:p>
            <text:p>  Duisburg, Nordrhein-Westfalen, Deutschland</text:p>
            <text:p>  Dormagen, Nordrhein-Westfalen, Deutschland</text:p>
            <text:p>  Oberhausen, Rheinland,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02.10.2017</text:p>
            <text:p>  Anzahl offener Stellen</text:p>
            <text:p/>
            <text:p>  10 Stellen</text:p>
            <text:p>  Vormerken</text:p>
            <text:p/>
            <text:p>  Konditionen des Stellenangebots</text:p>
            <text:p/>
            <text:p>  Arbeitszeit</text:p>
            <text:p/>
            <text:p>  Vollz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64">
          <table:table-cell office:value-type="string" calcext:value-type="string">
            <text:p>c83049d3430a447f8d210773dc7ad0b9</text:p>
          </table:table-cell>
          <table:table-cell office:value-type="date" office:date-value="2017-09-08" calcext:value-type="date">
            <text:p>2017-09-08</text:p>
          </table:table-cell>
          <table:table-cell office:value-type="string" calcext:value-type="string">
            <text:p>Eisenbahner/in - Betriebsdienst - Fahrweg</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Fahrdienstleiter/in Raum Köln (Eisenbahner/in - Betriebsdienst - Fahrweg)</text:p>
            <text:p/>
            <text:p>  Überblick über das Stellenangebot</text:p>
            <text:p/>
            <text:p>  Referenznummer</text:p>
            <text:p/>
            <text:p>  10000-1156243579-S</text:p>
            <text:p>  Titel des Stellenangebots</text:p>
            <text:p/>
            <text:p>  Fahrdienstleiter/in Raum Köln (Eisenbahner/in - Betriebsdienst - Fahrweg)</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ein/e Fahrdienstleiter/in für den Raum Köln</text:p>
            <text:p/>
            <text:p>  Ihre Aufgaben:</text:p>
            <text:p>  Gewährleisten einer sicheren, pünktlichen und wirtschaftlichen Betriebsdurchführung innerhalb des</text:p>
            <text:p>  Stellwerksbezirkes</text:p>
            <text:p>  Überprüfen der zeitgerechten Bereitstellung von Zügen</text:p>
            <text:p>  Sicherstellung der pünktlichen und sicheren Durchführung von Zug- und Rangierfahrten Überwachung und Steuerung von Fahrstrecken</text:p>
            <text:p>  Bedienung und Überwachung mechanischer, elektromechanischer, spurplantechnischer und elektronischer Stellwerkstechniken</text:p>
            <text:p>  Bedienung und Überwachung der zugewiesenen leit- und sicherungstechnischen Anlagen sowie Telekommunikationsanlagen</text:p>
            <text:p>  Erteilung, Abgabe und Übermittlung fahrdienstlicher Meldungen, Aufträge, Befehle sowie Fahrplanmitteilungen zuzüglich zugehöriger Dokumentation verantwortlich</text:p>
            <text:p>  Durchführung einer regelwerkskonformen Dokumentation aller betrieblichen Handlungen</text:p>
            <text:p/>
            <text:p>  Ihr Profil:</text:p>
            <text:p>  Abgeschlossene Ausbildung Eisenbahner im Betriebsdienst, Fachrichtung Fahrweg oder Funktionsausbildung zum Fahrdienstleiter</text:p>
            <text:p>  Nachweise über Tauglichkeit</text:p>
            <text:p>  Nachweis über regelmäßige Teilnahme Fit-Schulungen/ Dienstunterricht</text:p>
            <text:p>  Idealerweise sind Sie im Besitz eines PKW-Führerschein = ist aber kein Muss</text:p>
            <text:p/>
            <text:p>  Was wir bieten:</text:p>
            <text:p>  übertarifliche Vergütung, Erstattung aller Reisekosten und Bereitstellung aller notwendigen Dienstmaterialen wie u.a.: Handy, bei Bedarf auch Tablett oder Notebook, bei Bedarf und weiterer Entfernung zum Einsatzort eine Bahncard, bei ständig wechselnden Einsatzorten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Nordrhein-Westfalen, Deutschland</text:p>
            <text:p>  Köln,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25.09.2017</text:p>
            <text:p>  Anzahl offener Stellen</text:p>
            <text:p/>
            <text:p>  2 Stellen</text:p>
            <text:p>  Vormerken</text:p>
            <text:p/>
            <text:p>  Konditionen des Stellenangebots</text:p>
            <text:p/>
            <text:p>  Arbeitszeit</text:p>
            <text:p/>
            <text:p>  Vollzeit, Wochenende, Nachtarb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Fahrweg</text:p>
            <text:p>  Transport, Verkehr</text:p>
            <text:p/>
            <text:p>  Erweiterte Kenntnisse</text:p>
            <text:p>  Bahnbetriebsdienst, Bahnübergangssicherungsanlagen bedienen, Stellwerkseinrichtungen bedienen, Streckenüberwachung</text:p>
            <text:p/>
            <text:p>  Führerscheine</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83">
          <table:table-cell office:value-type="string" calcext:value-type="string">
            <text:p>a3e1febdd94f4564856dfe8d6aff74e4</text:p>
          </table:table-cell>
          <table:table-cell office:value-type="date" office:date-value="2017-09-11" calcext:value-type="date">
            <text:p>2017-09-11</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Abellio Rail NRW GmbH</text:p>
          </table:table-cell>
          <table:table-cell office:value-type="string" calcext:value-type="string">
            <text:p>  Stellenangebot - Triebfahrzeugführer (m/w) (Eisenbahner/in - Betriebsdienst - Lokführer und Transport)</text:p>
            <text:p/>
            <text:p>  Überblick über das Stellenangebot</text:p>
            <text:p/>
            <text:p>  Referenznummer</text:p>
            <text:p/>
            <text:p>  10000-1156277271-S</text:p>
            <text:p>  Titel des Stellenangebots</text:p>
            <text:p/>
            <text:p>  Triebfahrzeugführer (m/w) (Eisenbahner/in - Betriebsdienst - Lokführer und Transport)</text:p>
            <text:p>  Alternativberufe</text:p>
            <text:p>  Eisenbahner/in - Betriebsdienst - Fahrweg</text:p>
            <text:p>  Stellenangebotsart</text:p>
            <text:p/>
            <text:p>  Arbeitsplatz als Fachkraft (sozialversicherungspflichtig)</text:p>
            <text:p>  Arbeitgeber</text:p>
            <text:p>  Abellio Rail NRW GmbH</text:p>
            <text:p/>
            <text:p>  Branche: Personenbeförderung im Nahverkehr zu Lande (ohne Taxis), Betriebsgröße: zwischen 51 und 500</text:p>
            <text:p>  Stellenbeschreibung</text:p>
            <text:p/>
            <text:p>  Die Abellio Rail NRW GmbH ist ein nordrhein-westfälisches Verkehrsunternehmen und Tochtergesellschaft der deutschen Abellio GmbH. Sie befördert derzeit jährlich rund 19 Millionen Fahrgäste auf 8,3 Millionen Zugkilometern/Jahr im Ruhr-Sieg-Netz (Essen - Hagen - Iserlohn - Siegen), im Emscher-Ruhrtal-Netz (Bochum - Gelsenkirchen) und auf der S-Bahn-Linie 7 (Solingen - Remscheid - Wuppertal). Seit Dezember betreibt Abellio Rail NRW zudem das Niederrhein-Netz zwischen dem niederländischen Arn­heim, Bocholt und Düsseldorf bzw. Mönchengladbach auf den Regionalbahnlinien RE 19, RB 32 und 35. In Deutschland ist Abellio Rail NRW damit bereits heute einer der führenden Privatanbieter im Bereich des öffentlichen Schienenpersonennahverkehrs. Ab Dezember 2018 folgt der Rhein-Ruhr-Express mit den Linien RE 11 und RE 1. Ab Dezember 2019 werden schließlich die S-Bahn-Linien 2, 3 und 9 sowie die Linien RB 32, 40 und RE 49 mit 7,1 Millionen Zugkilometern/Jahr das Streckennetz erweitern.</text:p>
            <text:p/>
            <text:p>  Im Rahmen unseres weiteren Wachstums suchen wir mehrere</text:p>
            <text:p/>
            <text:p>  Triebfahrzeugführer (m/w)</text:p>
            <text:p/>
            <text:p>  für folgende Dienstorte: Siegen, Hagen, Letmathe, Remscheid, Essen, Wesel und Emmerich</text:p>
            <text:p/>
            <text:p>  Ihr Aufgabengebiet:</text:p>
            <text:p/>
            <text:p>  Pünktliche Beförderung unserer Fahrgäste im Personennahverkehr</text:p>
            <text:p>  Durchführung von Vorbereitungs- und Abschlussdiensten</text:p>
            <text:p>  Verantwortung für die betriebliche Sicherheit im Zug</text:p>
            <text:p>  selbständiges Erkennen und Beheben von Störungen</text:p>
            <text:p/>
            <text:p>  Ihr Profil:</text:p>
            <text:p/>
            <text:p>  Eisenbahnfahrzeugführerschein der Klasse B gemäß TfV</text:p>
            <text:p>  idealerweise erste Erfahrung im Führen von Triebfahrzeugen</text:p>
            <text:p>  gesundheitliche und psychologische Eignung</text:p>
            <text:p>  hohe Kunden- und Serviceorientierung</text:p>
            <text:p>  Einsatzbereitschaft, Flexibilität und Zuverlässigkeit</text:p>
            <text:p>  Bereitschaft zu Schicht- und Wechseldiensten</text:p>
            <text:p/>
            <text:p>  Wir bieten:</text:p>
            <text:p/>
            <text:p>  eine interessante und abwechslungsreiche Tätigkeit in einem stark wachsenden Eisenbahnverkehrsunternehmen</text:p>
            <text:p>  einen langfristig planbaren und fairen Dienstplan</text:p>
            <text:p>  eine qualifizierte Einarbeitung und laufende Weiterbildung</text:p>
            <text:p>  einen langfristig sicheren Arbeitsplatz</text:p>
            <text:p>  eine leistungsgerechte Vergütung nach unserem Haustarifvertrag mit Schichtzulagen und betrieblicher Altersvorsorge</text:p>
            <text:p/>
            <text:p>  Konnten wir Ihr Interesse an dieser Tätigkeit wecken? Dann freuen wir uns auf Ihre Bewerbung, mit Angabe des gewünschten Einsatzortes sowie frühestmöglichen Eintrittstermins, welche Sie uns bitte über unser Online-Bewerberportal auf www.abellio.de, oder aber per E-Mail an jobs-nrw@abellio.de zukommen lassen.</text:p>
            <text:p>  Führungsverantwortung</text:p>
            <text:p/>
            <text:p>  Keine Führungsverantwortung</text:p>
            <text:p>  Arbeitsorte</text:p>
            <text:p/>
            <text:p>  Körnerstr. 40, 58095 Hagen, Westfalen, Mittelstadt,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 Stelle</text:p>
            <text:p>  Vormerken</text:p>
            <text:p/>
            <text:p>  Konditionen des Stellenangebots</text:p>
            <text:p/>
            <text:p>  Arbeitszeit</text:p>
            <text:p/>
            <text:p>  Vollzeit</text:p>
            <text:p>  40 Wochenstunden</text:p>
            <text:p>  Schicht- und Wechseldienst</text:p>
            <text:p>  Vergütung und Zusatzleistungen</text:p>
            <text:p/>
            <text:p>  gem. Tarifvertrag</text:p>
            <text:p>  Bei der Besetzung des Stellenangebotes findet ein Tarifvertrag Anwendung.</text:p>
            <text:p>  Tarifvertrag: Branchentarifvertrag SPNV</text:p>
            <text:p>  Befristung</text:p>
            <text:p/>
            <text:p>  Unbefristetes Arbeitsverhältnis</text:p>
            <text:p/>
            <text:p>  Anforderungen an den Bewerber</text:p>
            <text:p/>
            <text:p>  Berufsausbildung/ Studium</text:p>
            <text:p>  Eisenbahner/in - Betriebsdienst - Lokführer und Transport</text:p>
            <text:p>  Eisenbahner/in - Betriebsdienst - Fahrweg</text:p>
            <text:p>  Berufserfahrung</text:p>
            <text:p/>
            <text:p>  Berufseinsteiger</text:p>
            <text:p>  Wirtschaft, Verwaltung</text:p>
            <text:p/>
            <text:p>  Erweiterte Kenntnisse</text:p>
            <text:p>  Kundenberatung, -betreuung</text:p>
            <text:p/>
            <text:p>  Transport, Verkehr</text:p>
            <text:p/>
            <text:p>  Erweiterte Kenntnisse</text:p>
            <text:p>  Bahnbetriebsdienst, Lokomotivführung, Schienenverkehr</text:p>
            <text:p/>
            <text:p>  Grundkenntnisse</text:p>
            <text:p>  Disposition (Personenverkehr)</text:p>
            <text:p/>
            <text:p>  Sprachkenntnisse</text:p>
            <text:p/>
            <text:p>  Zwingend erforderlich</text:p>
            <text:p>  Deutsch</text:p>
            <text:p/>
            <text:p>  Persönliche Stärken</text:p>
            <text:p>  Belastbarkeit, Flexibilität, Sorgfalt/Genauigkeit, Teamfähigkeit, Zuverlässigkeit</text:p>
            <text:p/>
            <text:p>  Kontaktdaten</text:p>
            <text:p/>
            <text:p>  Rückfragen und Bewerbungen an</text:p>
            <text:p/>
            <text:p>  Abellio Rail NRW GmbH</text:p>
            <text:p>  Frau Anika Boresch</text:p>
            <text:p>  Körnerstr. 40</text:p>
            <text:p>  58095 Hagen, Westfalen</text:p>
            <text:p>  Mittelstadt</text:p>
            <text:p>  Nordrhein-Westfalen</text:p>
            <text:p>  Deutschland</text:p>
            <text:p>  Telekommunikation</text:p>
            <text:p/>
            <text:p>  Telefonnummer: +49 (23 31) 9 33 23 43</text:p>
            <text:p>  E-Mail</text:p>
            <text:p>  jobs-nrw@abellio.de</text:p>
            <text:p>  Gewünschte Bewerbungsarten</text:p>
            <text:p/>
            <text:p>  Über JOBBÖRSE, per E-Mail, schriftlich, über Internet</text:p>
            <text:p>  Internetadresse</text:p>
            <text:p>  Weitere Informationen zum Stellenangebot im Internet</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14">
          <table:table-cell office:value-type="string" calcext:value-type="string">
            <text:p>3be8ba00940441c2b724b82c95fc6f03</text:p>
          </table:table-cell>
          <table:table-cell office:value-type="date" office:date-value="2017-09-12" calcext:value-type="date">
            <text:p>2017-09-12</text:p>
          </table:table-cell>
          <table:table-cell office:value-type="string" calcext:value-type="string">
            <text:p>Eisenbahner / Eisenbahnerin im Betriebsdienst Fachrichtung Lokführer und Transport</text:p>
          </table:table-cell>
          <table:table-cell office:value-type="float" office:value="8311" calcext:value-type="float">
            <text:p>8311</text:p>
          </table:table-cell>
          <table:table-cell office:value-type="string" calcext:value-type="string">
            <text:p>A!B!C AG</text:p>
          </table:table-cell>
          <table:table-cell office:value-type="string" calcext:value-type="string">
            <text:p>  Die A!B!C UNTERNEHMENSGRUPPE, mit Hauptsitz in Wuppertal, ist langjähriger, professioneller Dienstleister für Unternehmensberatung, Personaldienstleistung und Projektentwicklung. Wir betreuen kleine, mittelständische und große Unternehmen aus der Region, insbesondere aus den Bereichen Automotive, Maschinenbau, Elektrotechnik, Logistik, Informationstechnologie sowie Dialogmarketing.</text:p>
            <text:p/>
            <text:p>  Wir suchen:</text:p>
            <text:p/>
            <text:p>  Lokrangierführer (m/w)</text:p>
            <text:p/>
            <text:p>  Gemeinsam wachsen - mit der A!B!C</text:p>
            <text:p/>
            <text:p>  Wir, die A!B!C, suchen zur Verstärkung unseres Teams zum nächstmöglichen Zeitpunkt mehrere Lokrangierführer (m/w). Die Position ist bei einem renommierten, ausgewählten Kundenunternehmen aus dem Bereich Logistik in Vollzeit zu besetzen. Der Arbeitsort ist Neuss.</text:p>
            <text:p/>
            <text:p>  DAS SIND IHRE AUFGABEN:</text:p>
            <text:p/>
            <text:p>  * Bedienung und Ausführung von Rangieraufträgen im Werksverkehr</text:p>
            <text:p>  * Durchführung von Rangiertätigkeiten an den Ladestellen und ordnungsgemäße und termingerechte Zustellung und Abholung von Güterwagen</text:p>
            <text:p>  * Ausführung von Wagenprüfungen und Bremsproben</text:p>
            <text:p>  * Erstellung von Wagen- und Bremslisten</text:p>
            <text:p>  * Bildung- und Auflösung von Ausgangs- und Eingangszügen</text:p>
            <text:p>  * Auf- und Abrüstung von Lokomotiven</text:p>
            <text:p>  * Zugvorbereitung, Pflege, Kontrolle und Abstellen von Triebfahrzeugen</text:p>
            <text:p>  * Technische Prüfung der Wagen</text:p>
            <text:p>  * Einhaltung der geltenden Betriebsvorschriften</text:p>
            <text:p/>
            <text:p>  DAS BRINGEN SIE MIT:</text:p>
            <text:p/>
            <text:p>  * Befähigung für den Einsatz als Triebfahrzeugführer bzw. Lokrangier­führer</text:p>
            <text:p>  * Besitz des Führerscheins, mind. Klasse B</text:p>
            <text:p>  * Erfahrung in der Instandhaltung erforderlich</text:p>
            <text:p>  * Gute EDV-Anwenderkenntnisse im Bereich MS Office</text:p>
            <text:p/>
            <text:p>  VIELE GRÜNDE FÜR DIE A!B!C:</text:p>
            <text:p/>
            <text:p>  * Eine sichere, pünktliche sowie leistungsgerechte Bezahlung nach Tarifvertrag</text:p>
            <text:p>  * Weihnachts- und Urlaubsgeld</text:p>
            <text:p>  * Kostenlose Arbeitssicherheitskleidung</text:p>
            <text:p>  * Professionelle Beratung und Betreuung durch das Team der A!B!C</text:p>
            <text:p>  * Langfristige Einsatzmöglichkeiten</text:p>
            <text:p>  * Positionen mit Übernahme-Optionen in ein direktes Anstellungsverhältnis beim Kundenunternehmen</text:p>
            <text:p>  * Renommierte Kunden-Unternehmen sowohl aus dem Mittelstand, als auch internationale Konzerne</text:p>
            <text:p/>
            <text:p>  .JETZT BEWERBEN &amp; ZWEI AUSRUFEZEICHEN SETZEN !!</text:p>
            <text:p/>
            <text:p>  Wir freuen uns auf Sie sowie Ihre Bewerbung, gerne mit Angabe der Gehaltsvorstellung, des frühestmöglichen Eintrittsdatums sowie der Referenznummer dieser Anzeige.</text:p>
            <text:p/>
            <text:p>  Bei telefonischen Fragen ist Ihnen unser Herr Hinghaus gerne unter der Rufnummer 0202-260462-10 oder per E-Mail BJOERN.HINGHAUS@ABC.JETZT behilflich.</text:p>
            <text:p/>
            <text:p>  .JETZT BEWERBEN in EINER MINUTE?</text:p>
            <text:p/>
            <text:p>  Ganz einfach - klicken Sie auf unser neues [-BEWERBUNGSFORMULAR-]</text:p>
            <text:p/>
            <text:p>  Stellenanzeige gesehen aber keine Unterlagen griffbereit?</text:p>
            <text:p/>
            <text:p>  Kein Problem! Lieber jetzt direkt anstatt am Wochenende bewerben - wir akzeptieren für die erste Kontaktaufnahme auch Kurz-Bewerbungen (ohne Anschreiben, Lebenslauf und Anlagen) und freuen uns ebenfalls über Initiativ-Bewerbungen!</text:p>
            <text:p/>
            <text:p>  _________________________</text:p>
            <text:p/>
            <text:p>  Übrigens: Neben der persönlichen Beratung bieten wir Ihnen ständig aktualisierte, kostenlose Bewerbungstipps aus unserer täglichen Berufspraxis unter www.bewerber-abc.de</text:p>
            <text:p/>
            <text:p>  Stellendetails:</text:p>
            <text:p/>
            <text:p>  Einsatzort:</text:p>
            <text:p/>
            <text:p>  41462 Neuss Nordrhein-Westfalen Deutschland</text:p>
            <text:p/>
            <text:p>  Branche:</text:p>
            <text:p/>
            <text:p>  Logistik u. Materialwirtschaft (Einkauf, Lager, Transport v. Güter u. Personen)</text:p>
            <text:p/>
            <text:p>  Beruf:</text:p>
            <text:p/>
            <text:p>  Eisenbahner / Eisenbahnerin im Betriebsdienst Fachrichtung Lokführer und Transport</text:p>
            <text:p/>
            <text:p>  Tätigkeitsbereich:</text:p>
            <text:p/>
            <text:p>  Logistik u. Materialwirtschaft (Einkauf, Lager, Transport v. Güter u. Personen)</text:p>
            <text:p/>
            <text:p>  Vergütung:</text:p>
            <text:p/>
            <text:p>  nach Erfahrung und Qualifikation</text:p>
          </table:table-cell>
          <table:table-cell table:number-columns-repeated="7"/>
        </table:table-row>
        <table:table-row table:style-name="ro63">
          <table:table-cell office:value-type="string" calcext:value-type="string">
            <text:p>ec7b99ac1885461ba6ef5c7916b49218</text:p>
          </table:table-cell>
          <table:table-cell office:value-type="date" office:date-value="2017-09-11" calcext:value-type="date">
            <text:p>2017-09-11</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National Express Rail GmbH</text:p>
          </table:table-cell>
          <table:table-cell office:value-type="string" calcext:value-type="string">
            <text:p>  Stellenangebot - Weiterbildung zum Triebfahrzeugführer (m/w) (Eisenbahner/in - Betriebsdienst - Lokführer und Transport)</text:p>
            <text:p/>
            <text:p>  Überblick über das Stellenangebot</text:p>
            <text:p/>
            <text:p>  Referenznummer</text:p>
            <text:p/>
            <text:p>  10000-1156300736-S</text:p>
            <text:p>  Titel des Stellenangebots</text:p>
            <text:p/>
            <text:p>  Weiterbildung zum Triebfahrzeugführer (m/w) (Eisenbahner/in - Betriebsdienst - Lokführer und Transport)</text:p>
            <text:p>  Stellenangebotsart</text:p>
            <text:p/>
            <text:p>  Arbeitsplatz (sozialversicherungspflichtig)</text:p>
            <text:p>  Arbeitgeber</text:p>
            <text:p>  National Express Rail GmbH</text:p>
            <text:p/>
            <text:p>  Branche: Betrieb von Verkehrswegen für Straßenfahrzeuge, Betriebsgröße: zwischen 6 und 50</text:p>
            <text:p>  Stellenbeschreibung</text:p>
            <text:p/>
            <text:p>  Quereinsteiger Triebfahrzeugführer Regionalverkehr NRW Duisburg (w/m)</text:p>
            <text:p/>
            <text:p>  National Express ist einer der vielfältigsten Arbeitgeber Deutschlands. Egal welchen Hintergrund Sie haben, hier können Sie einsteigen, umsteigen, aufsteigen. Hier ist Ihr Beitrag wichtig. Hier sind Sie wichtig.</text:p>
            <text:p/>
            <text:p>  Für das Jahr 2017 suchen wir Sie für National Express Rail GmbH am Standort Köln</text:p>
            <text:p/>
            <text:p>  Weiterbildung zum Triebfahrzeugführer (m/w)</text:p>
            <text:p/>
            <text:p>  Ihr Profil:</text:p>
            <text:p>  - Vorzugsweise Abschluss der mittleren Reife</text:p>
            <text:p>  - Möglichst abgeschlossene Berufsausbildung, idealerweise im technischen Bereich</text:p>
            <text:p>  - Mindestalter 19 Jahre</text:p>
            <text:p>  - Gute Deutschkenntnisse</text:p>
            <text:p>  - PKW-Führerschein</text:p>
            <text:p>  - Technisches Verständnis</text:p>
            <text:p>  - Überdurchschnittliche Lernfähigkeit</text:p>
            <text:p>  - Bereitschaft zu Schicht- und Wechseldienst auch an Wochenenden und Feiertagen</text:p>
            <text:p>  - Psychologische und verkehrsmedizinische Eignung</text:p>
            <text:p>  - Motivation und Einsatzbereitschaft</text:p>
            <text:p>  - Teamfähigkeit, Zuverlässigkeit, Belastbarkeit</text:p>
            <text:p>  - Kundenorientierung</text:p>
            <text:p>  - Kommunikationsfähigkeit</text:p>
            <text:p/>
            <text:p>  Es erwartet Sie:</text:p>
            <text:p>  - Eine anspruchsvolle und qualitativ hochwertige, zehnmonatige Ausbildung</text:p>
            <text:p>  - Die Vermittlung aller notwendigen theoretischen und praktischen Kenntnisse</text:p>
            <text:p>  - Erfahrene Ausbilder</text:p>
            <text:p>  - Neue berufliche Perspektiven</text:p>
            <text:p>  - Das Erlernen der sicheren Bedienung moderner Elektrotriebwagen</text:p>
            <text:p>  - Eine Tätigkeit als Triebfahrzeugführer/in bei der National Express Rail GmbH</text:p>
            <text:p/>
            <text:p>  Haben wir Ihr Interesse geweckt?</text:p>
            <text:p/>
            <text:p>  Dann freuen wir uns auf Ihre Bewerbung!</text:p>
            <text:p>  Führungsverantwortung</text:p>
            <text:p/>
            <text:p>  Keine Führungsverantwortung</text:p>
            <text:p>  Arbeitsorte</text:p>
            <text:p/>
            <text:p>  47057 Duisburg,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25 von ursprünglich 25 gemeldeten Stellen</text:p>
            <text:p>  Vormerken</text:p>
            <text:p/>
            <text:p>  Konditionen des Stellenangebots</text:p>
            <text:p/>
            <text:p>  Arbeitszeit</text:p>
            <text:p/>
            <text:p>  Vollzeit, Wochenende, Schicht</text:p>
            <text:p>  39 Wochenstunden</text:p>
            <text:p>  Vergütung und Zusatzleistungen</text:p>
            <text:p/>
            <text:p>  Bei der Besetzung des Stellenangebotes findet ein Tarifvertrag Anwendung.</text:p>
            <text:p>  Tarifvertrag: Haustarif</text:p>
            <text:p/>
            <text:p>  Anforderungen an den Bewerber</text:p>
            <text:p/>
            <text:p>  Produktion, Verarbeitung, Technik</text:p>
            <text:p/>
            <text:p>  Erweiterte Kenntnisse</text:p>
            <text:p>  Technisches Verständnis</text:p>
            <text:p/>
            <text:p>  Wirtschaft, Verwaltung</text:p>
            <text:p/>
            <text:p>  Grundkenntnisse</text:p>
            <text:p>  Kundenberatung, -betreuung</text:p>
            <text:p/>
            <text:p>  Persönliche Stärken</text:p>
            <text:p>  Belastbarkeit, Flexibilität, Sorgfalt/Genauigkeit, Zuverlässigkeit</text:p>
            <text:p>  Reise-/ Montagebereitschaft</text:p>
            <text:p/>
            <text:p>  Nicht erforderlich</text:p>
            <text:p>  Führerscheine</text:p>
            <text:p/>
            <text:p>  Wünschenswert</text:p>
            <text:p>  Fahrerlaubnis B PKW/Kleinbusse (alt: FS 3)</text:p>
            <text:p/>
            <text:p>  Kontaktdaten</text:p>
            <text:p/>
            <text:p>  Rückfragen und Bewerbungen an</text:p>
            <text:p/>
            <text:p>  National Express Rail GmbH</text:p>
            <text:p>  Frau Gunda Hemesath</text:p>
            <text:p>  Maximinenstr. 6</text:p>
            <text:p>  50668 Köln</text:p>
            <text:p>  Nordrhein-Westfalen</text:p>
            <text:p>  Deutschland</text:p>
            <text:p>  Telekommunikation</text:p>
            <text:p/>
            <text:p>  Telefonnummer: +49 (02 21) 13 99 94 62</text:p>
            <text:p>  E-Mail</text:p>
            <text:p>  karriere@nationalexpress.de</text:p>
            <text:p>  Gewünschte Bewerbungsarten</text:p>
            <text:p/>
            <text:p>  Per E-Mail, schriftlich, telefonisch</text:p>
            <text:p>  Angaben zur Bewerbung</text:p>
            <text:p/>
            <text:p>  Anschreib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2">
          <table:table-cell office:value-type="string" calcext:value-type="string">
            <text:p>c07a6d5a98da49628adef041216d9914</text:p>
          </table:table-cell>
          <table:table-cell office:value-type="date" office:date-value="2017-09-14" calcext:value-type="date">
            <text:p>2017-09-14</text:p>
          </table:table-cell>
          <table:table-cell office:value-type="string" calcext:value-type="string">
            <text:p>Triebfahrzeugführer (m/w)</text:p>
          </table:table-cell>
          <table:table-cell office:value-type="float" office:value="8311" calcext:value-type="float">
            <text:p>8311</text:p>
          </table:table-cell>
          <table:table-cell office:value-type="string" calcext:value-type="string">
            <text:p>Abellio Rail NRW GmbH</text:p>
          </table:table-cell>
          <table:table-cell office:value-type="string" calcext:value-type="string">
            <text:p>  Triebfahrzeugführer (m/w)</text:p>
            <text:p/>
            <text:p>  Abellio Rail NRW GmbH Hille</text:p>
            <text:p>  + Eingestellt am 13.09.2017</text:p>
            <text:p>  + Beschäftigungsart: Vollzeit</text:p>
            <text:p>  + Karrierestufe: Mit Berufserfahrung</text:p>
            <text:p>  + Branche: Transport und Logistik</text:p>
            <text:p>  Die Abellio Rail NRW GmbH ist ein nordrhein-westfälisches Verkehrsunternehmen und Tochtergesellschaft der deutschen Abellio GmbH. Sie befördert derzeit jährlich rund 19 Millionen Fahrgäste auf 8,3 Millionen Zugkilometern/Jahr im Ruhr-Sieg-Netz (Essen-Hagen-Iserlohn-Siegen), im Emscher-Ruhrtal-Netz (Bochum-Gelsenkirchen) und auf der S-Bahn-Linie 7 (Solingen-Remscheid-Wuppertal). Seit Dezember betreibt Abellio Rail NRW zudem das Niederrhein-Netz zwischen dem niederländischen Arn¬heim, Bocholt und Düsseldorf bzw. Mönchengladbach auf den Regionalbahnlinien RE 19, RB 32 und 35. In Deutschland ist Abellio Rail NRW damit bereits heute einer der führenden Privatanbieter im Bereich des öffentlichen Schienenpersonennahverkehrs. Ab Dezember 2018 folgt der Rhein-Ruhr-Express mit den Linien RE 11 und RE 1. Ab Dezember 2019 werden schließlich die S-Bahn-Linien 2, 3 und 9 sowie die Linien RB 32, 40 und RE 49 mit 7,1 Millionen Zugkilometern/Jahr das Streckennetz erweitern.</text:p>
            <text:p>  Im Rahmen unseres weiteren Wachstums suchen wir mehrere</text:p>
            <text:p/>
            <text:p>  Triebfahrzeugführer (m/w)</text:p>
            <text:p>  für folgende Dienstorte: Siegen, Hagen, Letmathe, Remscheid, Essen, Wesel und Emmerich</text:p>
            <text:p>  Ihr Aufgabengebiet:</text:p>
            <text:p>  + Pünktliche Beförderung unserer Fahrgäste im Personennahverkehr</text:p>
            <text:p>  + Durchführung von Vorbereitungs- und Abschlussdiensten</text:p>
            <text:p>  + Verantwortung für die betriebliche Sicherheit im Zug</text:p>
            <text:p>  + selbständiges Erkennen und Beheben von Störungen</text:p>
            <text:p>  Ihr Profil:</text:p>
            <text:p>  + Eisenbahnfahrzeugführerschein der Klasse B gemäß TfV</text:p>
            <text:p>  + idealerweise erste Erfahrung im Führen von Triebfahrzeugen</text:p>
            <text:p>  + gesundheitliche und psychologische Eignung</text:p>
            <text:p>  + hohe Kunden- und Serviceorientierung</text:p>
            <text:p>  + Einsatzbereitschaft, Flexibilität und Zuverlässigkeit</text:p>
            <text:p>  + Bereitschaft zu Schicht- und Wechseldiensten</text:p>
            <text:p>  Wir bieten:</text:p>
            <text:p>  + eine interessante und abwechslungsreiche Tätigkeit in einem stark wachsenden Eisenbahnverkehrsunternehmen</text:p>
            <text:p>  + einen langfristig planbaren und fairen Dienstplan</text:p>
            <text:p>  + eine qualifizierte Einarbeitung und laufende Weiterbildung</text:p>
            <text:p>  + einen langfristig sicheren Arbeitsplatz</text:p>
            <text:p>  + eine leistungsgerechte Vergütung nach unserem Haustarifvertrag mit Schichtzulagen und betrieblicher Altersvorsorge</text:p>
            <text:p>  Konnten wir Ihr Interesse an dieser Tätigkeit wecken? Dann freuen wir uns auf Ihre Bewerbung, mit Angabe des gewünschten Einsatzortes sowie frühestmöglichen Eintrittstermins , welche Sie uns bitte über unser Online-Bewerberportal auf www.abellio.de , oder aber per E-Mail an jobs-nrw@abellio.de zukommen lassen.</text:p>
            <text:p>  Abellio Rail NRW GmbH | Bereich Personal | Körnerstraße 40 | 58095 Hagen | jobs-nrw@abellio.de</text:p>
          </table:table-cell>
          <table:table-cell table:number-columns-repeated="7"/>
        </table:table-row>
        <table:table-row table:style-name="ro17">
          <table:table-cell office:value-type="string" calcext:value-type="string">
            <text:p>11191f8169534cf9852891044127ea66</text:p>
          </table:table-cell>
          <table:table-cell office:value-type="date" office:date-value="2017-09-14" calcext:value-type="date">
            <text:p>2017-09-14</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TransTank GmbH</text:p>
          </table:table-cell>
          <table:table-cell office:value-type="string" calcext:value-type="string">
            <text:p>  Stellenangebot - Umschlagsmitarbeiter (Eisenbahner/in - Betriebsdienst - Lokführer und Transport)</text:p>
            <text:p/>
            <text:p>  Überblick über das Stellenangebot</text:p>
            <text:p/>
            <text:p>  Referenznummer</text:p>
            <text:p/>
            <text:p>  10000-1156366803-S</text:p>
            <text:p>  Titel des Stellenangebots</text:p>
            <text:p/>
            <text:p>  Umschlagsmitarbeiter (Eisenbahner/in - Betriebsdienst - Lokführer und Transport)</text:p>
            <text:p>  Stellenangebotsart</text:p>
            <text:p/>
            <text:p>  Arbeitsplatz als Fachkraft (sozialversicherungspflichtig)</text:p>
            <text:p>  Arbeitgeber</text:p>
            <text:p>  TransTank GmbH</text:p>
            <text:p/>
            <text:p>  Branche: Großhandel mit Mineralölerzeugnissen, Betriebsgröße: zwischen 51 und 500</text:p>
            <text:p>  Stellenbeschreibung</text:p>
            <text:p/>
            <text:p>  Für die Verlade-und Umschlagtätigkeiten suchen wir -zunächst befristet- einen Umschlagsmitarbeiter (m/w). Der Einsatz erfolgt im Rahmen der Arbeitnehmer-überlassung an den Raffineriestandorten Gelsenkirchen-Scholven und Gelsenkirchen-Horst.</text:p>
            <text:p/>
            <text:p>  Aufgaben:</text:p>
            <text:p>  * Be- und Entladung von Kesselwagen mit</text:p>
            <text:p>  verschiedenen Produkten auf Basis von</text:p>
            <text:p>  detaillierten Verladeanweisungen und unter</text:p>
            <text:p>  Einhaltung der Sicherheitsvorschriften</text:p>
            <text:p>  * Steuerung und Kontrolle der Verladevorgänge über</text:p>
            <text:p>  das EDV-Verladesystem inkl. Abstimmung von</text:p>
            <text:p>  Aktivitäten mit dem jeweiligen Außendienst</text:p>
            <text:p>  * Durchführung betrieblicher Routineaktivitäten zur</text:p>
            <text:p>  Sicherung der Verfügbarkeit von</text:p>
            <text:p>  Betriebseinrichtungen in Abstimmung mit dem</text:p>
            <text:p>  Vorgesetzten</text:p>
            <text:p>  * Kommissionierung von Zügen gem. Anweisungen</text:p>
            <text:p>  des Disponenten/ Vorgesetzten</text:p>
            <text:p>  * Rangieren von Kesselwagen in den Verladungen</text:p>
            <text:p>  per Seilwinde und Lokotrac</text:p>
            <text:p>  * Verwiegung/Kontrollverwiegung von Kesselwagen</text:p>
            <text:p>  auf Basis definierter Vorgaben</text:p>
            <text:p>  Führungsverantwortung</text:p>
            <text:p/>
            <text:p>  Keine Führungsverantwortung</text:p>
            <text:p>  Arbeitsorte</text:p>
            <text:p/>
            <text:p>  Am Stadthafen 60, 45881 Gelsenkirchen, Schalke-Nord, Nordrhein-Westfalen, Deutschland</text:p>
            <text:p>  Pawiker Strasse 30, 45896 Gelsenkirchen, Scholven,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Von 15.10.2017 bis 01.12.2017</text:p>
            <text:p>  Anzahl offener Stellen</text:p>
            <text:p/>
            <text:p>  1 Stelle</text:p>
            <text:p>  Vormerken</text:p>
            <text:p/>
            <text:p>  Konditionen des Stellenangebots</text:p>
            <text:p/>
            <text:p>  Arbeitszeit</text:p>
            <text:p/>
            <text:p>  Vollzeit, Schicht</text:p>
            <text:p>  37,5 Wochenstunden</text:p>
            <text:p>  Einsatz im Wechselschichtsystem</text:p>
            <text:p>  Vergütung und Zusatzleistungen</text:p>
            <text:p/>
            <text:p>  nach Tarif</text:p>
            <text:p>  Bei der Besetzung des Stellenangebotes findet ein Tarifvertrag Anwendung.</text:p>
            <text:p>  Tarifvertrag: Chemische Industrie</text:p>
            <text:p>  Befristung</text:p>
            <text:p/>
            <text:p>  Befristetes Arbeitsverhältnis für 24 Monate</text:p>
            <text:p/>
            <text:p>  Anforderungen an den Bewerber</text:p>
            <text:p/>
            <text:p>  Berufsausbildung/ Studium</text:p>
            <text:p>  Eisenbahner/in - Betriebsdienst - Lokführer und Transport</text:p>
            <text:p>  Sonstige Angaben zur Ausbildung</text:p>
            <text:p/>
            <text:p>  Erfolgreich abgeschlossene Ausbildung als Eisenbahner im Betriebsdienst mit entsprechender Berufserfahrung.</text:p>
            <text:p>  Berufserfahrung</text:p>
            <text:p/>
            <text:p>  Mit Berufserfahrung</text:p>
            <text:p>  Transport, Verkehr</text:p>
            <text:p/>
            <text:p>  Erweiterte Kenntnisse</text:p>
            <text:p>  Beladen, Entladen, Betriebssicherheit von Transportmitteln kontrollieren, Gefahrgutverladung, -versendung, -transport, Lokomotivführung, Rangierbetrieb</text:p>
            <text:p/>
            <text:p>  Sprachkenntnisse</text:p>
            <text:p/>
            <text:p>  Zwingend erforderlich</text:p>
            <text:p>  Deutsch</text:p>
            <text:p/>
            <text:p>  Persönliche Stärken</text:p>
            <text:p>  Organisationsfähigkeit, Selbständiges Arbeiten, Sorgfalt/Genauigkeit, Zuverlässigkeit</text:p>
            <text:p>  Erforderliche Fahrzeuge</text:p>
            <text:p/>
            <text:p>  PKW</text:p>
            <text:p/>
            <text:p>  Kontaktdaten</text:p>
            <text:p/>
            <text:p>  Rückfragen und Bewerbungen an</text:p>
            <text:p/>
            <text:p>  TransTank GmbH</text:p>
            <text:p>  Herr Kai Mohnfelder</text:p>
            <text:p>  Am Stadthafen 60</text:p>
            <text:p>  45881 Gelsenkirchen</text:p>
            <text:p>  Schalke-Nord</text:p>
            <text:p>  Nordrhein-Westfalen</text:p>
            <text:p>  Deutschland</text:p>
            <text:p>  Telekommunikation</text:p>
            <text:p/>
            <text:p>  Telefonnummer: +49 (2 09) 4 09 51 45</text:p>
            <text:p>  Mobilnummer: +49 (1 73) 1 65 75 24</text:p>
            <text:p>  Faxnummer: +49 (2 09) 4 09 52 41</text:p>
            <text:p>  E-Mail</text:p>
            <text:p>  bewerbung@transtank.de</text:p>
            <text:p>  Gewünschte Bewerbungsarten</text:p>
            <text:p/>
            <text:p>  Per E-Mail, schriftlich</text:p>
            <text:p>  Bewerbungszeitraum</text:p>
            <text:p/>
            <text:p>  11.09.2017 - 31.10.2017</text:p>
            <text:p>  Angaben zur Bewerbung</text:p>
            <text:p/>
            <text:p>  Vollständige Bewerbungsunterlagen (Anschreiben, Lebenslauf, Zeugnisse) unter Angabe von Einkommensvorstellung und Verfügbarkeit per Post oder E-mail.</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84">
          <table:table-cell office:value-type="string" calcext:value-type="string">
            <text:p>b37510d896e5443e8ab0794e2b529383</text:p>
          </table:table-cell>
          <table:table-cell office:value-type="date" office:date-value="2017-09-13" calcext:value-type="date">
            <text:p>2017-09-13</text:p>
          </table:table-cell>
          <table:table-cell office:value-type="string" calcext:value-type="string">
            <text:p>Triebfahrzeugführer (m/w)für folgende Dienstorte: Siegen</text:p>
          </table:table-cell>
          <table:table-cell office:value-type="string" calcext:value-type="string">
            <text:p><text:s/>Hagen</text:p>
          </table:table-cell>
          <table:table-cell office:value-type="string" calcext:value-type="string">
            <text:p><text:s/>Letmathe</text:p>
          </table:table-cell>
          <table:table-cell office:value-type="string" calcext:value-type="string">
            <text:p><text:s/>Remscheid</text:p>
          </table:table-cell>
          <table:table-cell office:value-type="string" calcext:value-type="string">
            <text:p><text:s/>Essen</text:p>
          </table:table-cell>
          <table:table-cell office:value-type="string" calcext:value-type="string">
            <text:p><text:s/>Wesel und Emmerich</text:p>
          </table:table-cell>
          <table:table-cell office:value-type="float" office:value="8311" calcext:value-type="float">
            <text:p>8311</text:p>
          </table:table-cell>
          <table:table-cell office:value-type="string" calcext:value-type="string">
            <text:p>Abellio Rail Nrw Gmbh</text:p>
          </table:table-cell>
          <table:table-cell office:value-type="string" calcext:value-type="string">
            <text:p>  Die Abellio Rail NRW GmbH ist ein nordrhein-westfälisches Verkehrsunternehmen und Tochtergesellschaft der deutschen Abellio GmbH. Sie befördert derzeit jährlich rund 19 Millionen Fahrgäste auf 8,3 Millionen Zugkilometern/Jahr im Ruhr-Sieg-Netz (Essen-Hagen-Iserlohn-Siegen), im Emscher-Ruhrtal-Netz (Bochum-Gelsenkirchen) und auf der S-Bahn-Linie 7 (Solingen-Remscheid-Wuppertal). Seit Dezember betreibt Abellio Rail NRW zudem das Niederrhein-Netz zwischen dem niederländischen Arn¬heim, Bocholt und Düsseldorf bzw. Mönchengladbach auf den Regionalbahnlinien RE 19, RB 32 und 35. In Deutschland ist Abellio Rail NRW damit bereits heute einer der führenden Privatanbieter im Bereich des öffentlichen Schienenpersonennahverkehrs. Ab Dezember 2018 folgt der Rhein-Ruhr-Express mit den Linien RE 11 und RE 1. Ab Dezember 2019 werden schließlich die S-Bahn-Linien 2, 3 und 9 sowie die Linien RB 32, 40 und RE 49 mit 7,1 Millionen Zugkilometern/Jahr das Streckennetz erweitern.</text:p>
            <text:p/>
            <text:p>  Im Rahmen unseres weiteren Wachstums suchen wir mehrere</text:p>
            <text:p/>
            <text:p>  Triebfahrzeugführer (m/w)</text:p>
            <text:p>  für folgende Dienstorte: Siegen, Hagen, Letmathe, Remscheid, Essen, Wesel und Emmerich</text:p>
            <text:p/>
            <text:p>  Ihr Aufgabengebiet:</text:p>
            <text:p>  * Pünktliche Beförderung unserer Fahrgäste im Personennahverkehr</text:p>
            <text:p>  * Durchführung von Vorbereitungs- und Abschlussdiensten</text:p>
            <text:p>  * Verantwortung für die betriebliche Sicherheit im Zug</text:p>
            <text:p>  * selbständiges Erkennen und Beheben von Störungen</text:p>
            <text:p/>
            <text:p>  Ihr Profil:</text:p>
            <text:p>  * Eisenbahnfahrzeugführerschein der Klasse B gemäß TfV</text:p>
            <text:p>  * idealerweise erste Erfahrung im Führen von Triebfahrzeugen</text:p>
            <text:p>  * gesundheitliche und psychologische Eignung</text:p>
            <text:p>  * hohe Kunden- und Serviceorientierung</text:p>
            <text:p>  * Einsatzbereitschaft, Flexibilität und Zuverlässigkeit</text:p>
            <text:p>  * Bereitschaft zu Schicht- und Wechseldiensten</text:p>
            <text:p/>
            <text:p>  Wir bieten:</text:p>
            <text:p>  * eine interessante und abwechslungsreiche Tätigkeit in einem stark wachsenden Eisenbahnverkehrsunternehmen</text:p>
            <text:p>  * einen langfristig planbaren und fairen Dienstplan</text:p>
            <text:p>  * eine qualifizierte Einarbeitung und laufende Weiterbildung</text:p>
            <text:p>  * einen langfristig sicheren Arbeitsplatz</text:p>
            <text:p>  * eine leistungsgerechte Vergütung nach unserem Haustarifvertrag mit Schichtzulagen und betrieblicher Altersvorsorge</text:p>
            <text:p/>
            <text:p>  Konnten wir Ihr Interesse an dieser Tätigkeit wecken? Dann freuen wir uns auf Ihre Bewerbung, mit Angabe des gewünschten Einsatzortes sowie frühestmöglichen Eintrittstermins, welche Sie uns bitte über unser Online-Bewerberportal auf www.abellio.de, oder aber per E-Mail an jobs-nrw@abellio.de zukommen lassen.</text:p>
            <text:p/>
            <text:p>  Jetzt online bewerben</text:p>
          </table:table-cell>
          <table:table-cell table:number-columns-repeated="2"/>
        </table:table-row>
        <table:table-row table:style-name="ro85">
          <table:table-cell office:value-type="string" calcext:value-type="string">
            <text:p>551e228545694768a19fdceeb15c2a25</text:p>
          </table:table-cell>
          <table:table-cell office:value-type="date" office:date-value="2017-09-14" calcext:value-type="date">
            <text:p>2017-09-14</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National Express Rail GmbH</text:p>
          </table:table-cell>
          <table:table-cell office:value-type="string" calcext:value-type="string">
            <text:p>  Stellenangebot - Weiterbildung zum Triebfahrzeugführer (m/w) (Eisenbahner/in - Betriebsdienst - Lokführer und Transport)</text:p>
            <text:p/>
            <text:p>  Überblick über das Stellenangebot</text:p>
            <text:p/>
            <text:p>  Referenznummer</text:p>
            <text:p/>
            <text:p>  10000-1156350441-S</text:p>
            <text:p>  Titel des Stellenangebots</text:p>
            <text:p/>
            <text:p>  Weiterbildung zum Triebfahrzeugführer (m/w) (Eisenbahner/in - Betriebsdienst - Lokführer und Transport)</text:p>
            <text:p>  Stellenangebotsart</text:p>
            <text:p/>
            <text:p>  Arbeitsplatz (sozialversicherungspflichtig)</text:p>
            <text:p>  Arbeitgeber</text:p>
            <text:p>  National Express Rail GmbH</text:p>
            <text:p/>
            <text:p>  Branche: Betrieb von Verkehrswegen für Straßenfahrzeuge, Betriebsgröße: zwischen 6 und 50</text:p>
            <text:p>  Stellenbeschreibung</text:p>
            <text:p/>
            <text:p>  Quereinsteiger Triebfahrzeugführer Regionalverkehr NRW Dortmund (w/m)</text:p>
            <text:p/>
            <text:p>  National Express ist einer der vielfältigsten Arbeitgeber Deutschlands. Egal welchen Hintergrund Sie haben, hier können Sie einsteigen, umsteigen, aufsteigen. Hier ist Ihr Beitrag wichtig. Hier sind Sie wichtig.</text:p>
            <text:p/>
            <text:p>  Für das Jahr 2017 suchen wir Sie für National Express Rail GmbH</text:p>
            <text:p>  Weiterbildung zum Triebfahrzeugführer (m/w)</text:p>
            <text:p/>
            <text:p>  Ihr Profil:</text:p>
            <text:p>  - Vorzugsweise Abschluss der mittleren Reife</text:p>
            <text:p>  - Möglichst abgeschlossene Berufsausbildung, idealerweise im technischen Bereich</text:p>
            <text:p>  - Mindestalter 19 Jahre</text:p>
            <text:p>  - Gute Deutschkenntnisse</text:p>
            <text:p>  - PKW-Führerschein</text:p>
            <text:p>  - Technisches Verständnis</text:p>
            <text:p>  - Überdurchschnittliche Lernfähigkeit</text:p>
            <text:p>  - Bereitschaft zu Schicht- und Wechseldienst auch an Wochenenden und Feiertagen</text:p>
            <text:p>  - Psychologische und verkehrsmedizinische Eignung</text:p>
            <text:p>  - Motivation und Einsatzbereitschaft</text:p>
            <text:p>  - Teamfähigkeit, Zuverlässigkeit, Belastbarkeit</text:p>
            <text:p>  - Kundenorientierung</text:p>
            <text:p>  - Kommunikationsfähigkeit</text:p>
            <text:p/>
            <text:p>  Es erwartet Sie:</text:p>
            <text:p>  - Eine anspruchsvolle und qualitativ hochwertige, zehnmonatige Ausbildung</text:p>
            <text:p>  - Die Vermittlung aller notwendigen theoretischen und praktischen Kenntnisse</text:p>
            <text:p>  - Erfahrene Ausbilder</text:p>
            <text:p>  - Neue berufliche Perspektiven</text:p>
            <text:p>  - Das Erlernen der sicheren Bedienung moderner Elektrotriebwagen</text:p>
            <text:p>  - Eine Tätigkeit als Triebfahrzeugführer/in bei der National Express Rail GmbH</text:p>
            <text:p/>
            <text:p>  Haben wir Ihr Interesse geweckt?</text:p>
            <text:p/>
            <text:p>  Dann freuen wir uns auf Ihre Bewerbung!</text:p>
            <text:p>  Führungsverantwortung</text:p>
            <text:p/>
            <text:p>  Keine Führungsverantwortung</text:p>
            <text:p>  Arbeitsorte</text:p>
            <text:p/>
            <text:p>  44137 Dortmund,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1 von ursprünglich 11 gemeldeten Stellen</text:p>
            <text:p>  Vormerken</text:p>
            <text:p/>
            <text:p>  Konditionen des Stellenangebots</text:p>
            <text:p/>
            <text:p>  Arbeitszeit</text:p>
            <text:p/>
            <text:p>  Vollzeit, Wochenende, Schicht</text:p>
            <text:p>  39 Wochenstunden</text:p>
            <text:p>  Vergütung und Zusatzleistungen</text:p>
            <text:p/>
            <text:p>  Bei der Besetzung des Stellenangebotes findet ein Tarifvertrag Anwendung.</text:p>
            <text:p>  Tarifvertrag: Haustarif</text:p>
            <text:p/>
            <text:p>  Anforderungen an den Bewerber</text:p>
            <text:p/>
            <text:p>  Produktion, Verarbeitung, Technik</text:p>
            <text:p/>
            <text:p>  Erweiterte Kenntnisse</text:p>
            <text:p>  Technisches Verständnis</text:p>
            <text:p/>
            <text:p>  Wirtschaft, Verwaltung</text:p>
            <text:p/>
            <text:p>  Grundkenntnisse</text:p>
            <text:p>  Kundenberatung, -betreuung</text:p>
            <text:p/>
            <text:p>  Persönliche Stärken</text:p>
            <text:p>  Belastbarkeit, Flexibilität, Sorgfalt/Genauigkeit, Zuverlässigkeit</text:p>
            <text:p>  Reise-/ Montagebereitschaft</text:p>
            <text:p/>
            <text:p>  Nicht erforderlich</text:p>
            <text:p>  Führerscheine</text:p>
            <text:p/>
            <text:p>  Wünschenswert</text:p>
            <text:p>  Fahrerlaubnis B PKW/Kleinbusse (alt: FS 3)</text:p>
            <text:p/>
            <text:p>  Kontaktdaten</text:p>
            <text:p/>
            <text:p>  Rückfragen und Bewerbungen an</text:p>
            <text:p/>
            <text:p>  National Express Rail GmbH</text:p>
            <text:p>  Frau Gunda Hemesath</text:p>
            <text:p>  Maximinenstr. 6</text:p>
            <text:p>  50668 Köln</text:p>
            <text:p>  Nordrhein-Westfalen</text:p>
            <text:p>  Deutschland</text:p>
            <text:p>  Telekommunikation</text:p>
            <text:p/>
            <text:p>  Telefonnummer: +49 (02 21) 13 99 94 62</text:p>
            <text:p>  E-Mail</text:p>
            <text:p>  karriere@nationalexpress.de</text:p>
            <text:p>  Gewünschte Bewerbungsarten</text:p>
            <text:p/>
            <text:p>  Per E-Mail, schriftlich, telefonisch</text:p>
            <text:p>  Angaben zur Bewerbung</text:p>
            <text:p/>
            <text:p>  Anschreib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86">
          <table:table-cell office:value-type="string" calcext:value-type="string">
            <text:p>f59764ebc1444fdb9593e1dfe3fdd0bb</text:p>
          </table:table-cell>
          <table:table-cell office:value-type="date" office:date-value="2017-09-14" calcext:value-type="date">
            <text:p>2017-09-14</text:p>
          </table:table-cell>
          <table:table-cell office:value-type="string" calcext:value-type="string">
            <text:p>Triebfahrzeugführer (m/w)</text:p>
          </table:table-cell>
          <table:table-cell office:value-type="float" office:value="8311" calcext:value-type="float">
            <text:p>8311</text:p>
          </table:table-cell>
          <table:table-cell office:value-type="string" calcext:value-type="string">
            <text:p>Abellio Rail NRW GmbH</text:p>
          </table:table-cell>
          <table:table-cell office:value-type="string" calcext:value-type="string">
            <text:p>  * 5km</text:p>
            <text:p>  * 10km</text:p>
            <text:p>  * 20km</text:p>
            <text:p>  * 30km</text:p>
            <text:p>  * 40km</text:p>
            <text:p>  * 50km</text:p>
            <text:p>  * 75km</text:p>
            <text:p>  * 100km</text:p>
            <text:p/>
            <text:p>  Erweiterte Suche</text:p>
            <text:p>  * Zur Ergebnisliste Zurück</text:p>
            <text:p/>
            <text:p>  * Stellenangebot 748 von 80237 748 von 80237</text:p>
            <text:p>  *</text:p>
            <text:p>  *</text:p>
            <text:p/>
            <text:p>  Abellio Rail NRW GmbH</text:p>
            <text:p/>
            <text:p>  Triebfahrzeugführer (m/w)</text:p>
            <text:p/>
            <text:p>  * Letmathe, Remscheid, Essen, Emmerich, Wesel, Siegen, Hagen</text:p>
            <text:p>  *</text:p>
            <text:p/>
            <text:p>  Die Abellio Rail NRW GmbH ist ein nordrhein-westfälisches Verkehrsunternehmen und Tochtergesellschaft der deutschen Abellio GmbH. Sie befördert derzeit jährlich rund 19 Millionen Fahrgäste auf 8,3 Millionen Zugkilometern/Jahr im Ruhr-Sieg-Netz (Essen-Hagen-Iserlohn-Siegen), im Emscher-Ruhrtal-Netz (Bochum-Gelsenkirchen) und auf der S-Bahn-Linie 7 (Solingen-Remscheid-Wuppertal). Seit Dezember betreibt Abellio Rail NRW zudem das Niederrhein-Netz zwischen dem niederländischen Arn¬heim, Bocholt und Düsseldorf bzw. Mönchengladbach auf den Regionalbahnlinien RE 19, RB 32 und 35. In Deutschland ist Abellio Rail NRW damit bereits heute einer der führenden Privatanbieter im Bereich des öffentlichen Schienenpersonennahverkehrs. Ab Dezember 2018 folgt der Rhein-Ruhr-Express mit den Linien RE 11 und RE 1. Ab Dezember 2019 werden schließlich die S-Bahn-Linien 2, 3 und 9 sowie die Linien RB 32, 40 und RE 49 mit 7,1 Millionen Zugkilometern/Jahr das Streckennetz erweitern.</text:p>
            <text:p/>
            <text:p>  Im Rahmen unseres weiteren Wachstums suchen wir mehrere</text:p>
            <text:p/>
            <text:p>  Triebfahrzeugführer (m/w)</text:p>
            <text:p>  für folgende Dienstorte: Siegen, Hagen, Letmathe, Remscheid, Essen, Wesel und Emmerich</text:p>
            <text:p/>
            <text:p>  Ihr Aufgabengebiet:</text:p>
            <text:p>  * Pünktliche Beförderung unserer Fahrgäste im Personennahverkehr</text:p>
            <text:p>  * Durchführung von Vorbereitungs- und Abschlussdiensten</text:p>
            <text:p>  * Verantwortung für die betriebliche Sicherheit im Zug</text:p>
            <text:p>  * selbständiges Erkennen und Beheben von Störungen</text:p>
            <text:p/>
            <text:p>  Ihr Profil:</text:p>
            <text:p>  * Eisenbahnfahrzeugführerschein der Klasse B gemäß TfV</text:p>
            <text:p>  * idealerweise erste Erfahrung im Führen von Triebfahrzeugen</text:p>
            <text:p>  * gesundheitliche und psychologische Eignung</text:p>
            <text:p>  * hohe Kunden- und Serviceorientierung</text:p>
            <text:p>  * Einsatzbereitschaft, Flexibilität und Zuverlässigkeit</text:p>
            <text:p>  * Bereitschaft zu Schicht- und Wechseldiensten</text:p>
            <text:p/>
            <text:p>  Wir bieten:</text:p>
            <text:p>  * eine interessante und abwechslungsreiche Tätigkeit in einem stark wachsenden Eisenbahnverkehrsunternehmen</text:p>
            <text:p>  * einen langfristig planbaren und fairen Dienstplan</text:p>
            <text:p>  * eine qualifizierte Einarbeitung und laufende Weiterbildung</text:p>
            <text:p>  * einen langfristig sicheren Arbeitsplatz</text:p>
            <text:p>  * eine leistungsgerechte Vergütung nach unserem Haustarifvertrag mit Schichtzulagen und betrieblicher Altersvorsorge</text:p>
            <text:p/>
            <text:p>  Konnten wir Ihr Interesse an dieser Tätigkeit wecken? Dann freuen wir uns auf Ihre Bewerbung, mit Angabe des gewünschten Einsatzortes sowie frühestmöglichen Eintrittstermins, welche Sie uns bitte über unser Online-Bewerberportal auf www.abellio.de, oder aber per E-Mail an jobs-nrw@abellio.de zukommen lassen.</text:p>
            <text:p/>
            <text:p>  Jetzt online bewerben</text:p>
            <text:p/>
            <text:p>  Abellio Rail NRW GmbH | Bereich Personal | Körnerstraße 40 | 58095 Hagen | jobs-nrw@abellio.de</text:p>
          </table:table-cell>
          <table:table-cell table:number-columns-repeated="7"/>
        </table:table-row>
        <table:table-row table:style-name="ro43">
          <table:table-cell office:value-type="string" calcext:value-type="string">
            <text:p>9c121933cea048c1ae8504b1de18f0c4</text:p>
          </table:table-cell>
          <table:table-cell office:value-type="date" office:date-value="2017-09-13" calcext:value-type="date">
            <text:p>2017-09-13</text:p>
          </table:table-cell>
          <table:table-cell office:value-type="string" calcext:value-type="string">
            <text:p>Rangierer (m/w) in Unna zur Direktvermittlung</text:p>
          </table:table-cell>
          <table:table-cell office:value-type="float" office:value="8311" calcext:value-type="float">
            <text:p>8311</text:p>
          </table:table-cell>
          <table:table-cell office:value-type="string" calcext:value-type="string">
            <text:p>Orizon GmbH</text:p>
          </table:table-cell>
          <table:table-cell office:value-type="string" calcext:value-type="string">
            <text:p>  Rangierer (m/w) in Unna zur Direktvermittlung</text:p>
            <text:p>  Jetzt bewerben</text:p>
            <text:p/>
            <text:p>  Ihre Aufgaben:</text:p>
            <text:p>  Für unseren Kunden, einem renommierten Paketdienstleister, suchen wir ab sofort zur Direktvermittlung einen Rangierer (m/w) am Standort Unna.</text:p>
            <text:p>  Zu Ihren Aufgaben gehören:</text:p>
            <text:p>  + Sie rangieren Wechselbrücken, Sattelauflieger und Anhänger auf dem Betriebsgelände</text:p>
            <text:p>  + Sie sind verantwortlich für die Überwachung der Hofordnung</text:p>
            <text:p>  + Sie melden schadhafte Transporteinheiten</text:p>
            <text:p>  + Sicherstellung des internen Verkehrs der Transporteinheiten</text:p>
            <text:p/>
            <text:p>  Ihr Profil:</text:p>
            <text:p>  Sie bringen mit:</text:p>
            <text:p>  + Führerschein Klasse C/CE/C1E</text:p>
            <text:p>  + Erste Erfahrungen im o.g. Bereich</text:p>
            <text:p>  + Bereitschaft zur Nachtschichtarbeit</text:p>
            <text:p>  + Gute Deutschkenntnisse</text:p>
            <text:p>  + Eine selbstständige Arbeitsweise und Teamfähigkeit runden Ihr Profil ab</text:p>
            <text:p/>
            <text:p>  Unser Angebot:</text:p>
            <text:p>  + Direkte Festanstellung bei unserem namhaften Kunden</text:p>
            <text:p>  + Attraktives Arbeitsumfeld mit guten Perspektiven</text:p>
            <text:p>  + Aktive Jobsuche und regelmäßiger Austausch mit Ihnen</text:p>
            <text:p>  + Persönliche Begleitung des Vermittlungsprozesses</text:p>
            <text:p/>
            <text:p>  Ihre Bewerbung:</text:p>
            <text:p>  Wir freuen uns auf Ihre aussagekräftigen Bewerbungsunterlagen unter Angabe der ID-Nummer, gerne per Email über die angegebene Email-Adresse oder als Online-Bewerbung über den "Jetzt Bewerben"-Button in dieser Anzeige.</text:p>
            <text:p>  Jetzt bewerben</text:p>
            <text:p>  Der richtige Job war noch nicht in unseren aktuellen Anzeigen? Schicken Sie uns gerne eine Initiativbewerbung. Wir melden uns bei Ihnen, wenn ein Jobangebot zu Ihrem Profil passt.</text:p>
            <text:p>  Als Personaldienstleister verarbeitet die Orizon GmbH Ihre personenbezogenen Daten für das Bewerbungsverfahren automatisiert und leitet die eingestellten Daten an potentielle Arbeitgeber in der Form eines Bewerberdossiers weiter. Mit der Zusendung Ihrer Daten erklären Sie sich damit einverstanden. Nach Beendigung des Bewerbungsverfahrens werden Ihre Daten nach spätestens sechs Monaten gelöscht.</text:p>
            <text:p>  Selbstverständlich können Sie eine frühere Löschung Ihrer Daten veranlassen. Wenden Sie sich dazu bitte an die unter http://www.orizon.de/meta-navigation/rechtliche-hinweise angegebene Mailadresse.</text:p>
            <text:p/>
            <text:p>  Ihr Partner:</text:p>
            <text:p>  Die Orizon GmbH ist Ihr kompetenter Partner, wenn es darum geht, am Arbeitsmarkt Profil zu zeigen. Unsere individuelle Beratung stellt sicher, dass Sie den Job finden, der am besten zu Ihnen passt.</text:p>
            <text:p>  Wir gehören zu den Top-10 der deutschen Personaldienstleister und zu den Marktführern für den deutschen Mittelstand.</text:p>
            <text:p>  Namhafte Unternehmen beauftragen uns mit der Rekrutierung von Fach- und Führungskräften aus allen Berufsfeldern.</text:p>
            <text:p/>
            <text:p>  Ihr Ansprechpartner</text:p>
            <text:p>  Jetzt anrufen</text:p>
            <text:p>  + Frau Melina Philipp</text:p>
            <text:p>  + T: +4923195037890</text:p>
            <text:p>  + E: bewerbung.dortmund@orizon.de</text:p>
            <text:p>  Hinweis zum Zip-Verschlüsselungsverfahren</text:p>
            <text:p/>
            <text:p>  Kontaktdaten</text:p>
            <text:p>  Orizon GmbH Niederlassung Dortmund</text:p>
            <text:p>  Frau Melina Philipp</text:p>
            <text:p>  Friedensplatz 7</text:p>
            <text:p>  44135 Dortmund</text:p>
            <text:p>  __________________________________________________</text:p>
            <text:p/>
            <text:p>  Online seit 12.09.2017</text:p>
            <text:p>  ID: OZA456589</text:p>
            <text:p/>
            <text:p>  Ihr Ansprechpartner</text:p>
            <text:p>  Frau Melina Philipp</text:p>
            <text:p>  T: +4923195037890</text:p>
            <text:p>  E: bewerbung.dortmund@orizon.de</text:p>
            <text:p>  Hinweis zum Zip-Verschlüsselungsverfahren</text:p>
            <text:p/>
            <text:p>  Kontaktdaten</text:p>
            <text:p>  Orizon GmbH</text:p>
            <text:p>  Niederlassung Dortmund</text:p>
            <text:p>  Frau Melina Philipp</text:p>
            <text:p>  Friedensplatz 7</text:p>
            <text:p>  44135 Dortmund</text:p>
          </table:table-cell>
          <table:table-cell table:number-columns-repeated="7"/>
        </table:table-row>
        <table:table-row table:style-name="ro87">
          <table:table-cell office:value-type="string" calcext:value-type="string">
            <text:p>01a74d96fb424c8093f3f5afdb9973c6</text:p>
          </table:table-cell>
          <table:table-cell office:value-type="date" office:date-value="2017-09-14" calcext:value-type="date">
            <text:p>2017-09-14</text:p>
          </table:table-cell>
          <table:table-cell office:value-type="string" calcext:value-type="string">
            <text:p>Rangierer (m/w)</text:p>
          </table:table-cell>
          <table:table-cell office:value-type="float" office:value="8311" calcext:value-type="float">
            <text:p>8311</text:p>
          </table:table-cell>
          <table:table-cell office:value-type="string" calcext:value-type="string">
            <text:p>impegio GmbH Personalmanagement</text:p>
          </table:table-cell>
          <table:table-cell office:value-type="string" calcext:value-type="string">
            <text:p>  Rangierer (m/w) im Werksverkehr gesucht</text:p>
            <text:p/>
            <text:p>  Jetzt bewerben mit:</text:p>
            <text:p>  Bewerbungsformular E-Mail</text:p>
            <text:p/>
            <text:p>  Stellenbeschreibung</text:p>
            <text:p/>
            <text:p>  Für einen renommierten Kunden in der Region Köln Süd suchen wir einen Berufskraftfahrer (m/w) zum Einsatz als Rangierer im internen Werksverkehr.</text:p>
            <text:p/>
            <text:p>  Ihre Aufgaben:</text:p>
            <text:p>  * Führen von Fahrzeugen &gt; 7,5to</text:p>
            <text:p>  * Rangieren von Wechselbehältern und Anhängern auf dem Betriebsgelände</text:p>
            <text:p>  * Aufnehmen und Abstellen von Wechselbehältern auf dem Betriebsgelände</text:p>
            <text:p>  * Bearbeiten von Rangieraufträgen mittels Rangierterminal, welches im Fahrzeug installiert ist</text:p>
            <text:p>  * Vorbereitung der Fahrzeuge für den Einsatz</text:p>
            <text:p/>
            <text:p>  Ihr Profil:</text:p>
            <text:p>  * Abgeschlossene Ausbildung zum Berufskraftfahrer wünschenswert</text:p>
            <text:p>  * Gültiger Führerschein Kl. CE, sowie einer gültigen Fahrerkarte und Schlüsselzahl 95 nach BKrFQG zwingend erforderlich</text:p>
            <text:p>  * Bereitschaft zur Arbeit im Schichtdienst (Vorzugsweise Spät- und Nachtschicht, nach Bedarf auch Frühschicht in der Starkverkehszeit)</text:p>
            <text:p>  * gute Körperliche Konstitution wird vorausgesetzt</text:p>
            <text:p/>
            <text:p>  Was Sie bei uns erwartet:</text:p>
            <text:p>  * ab 12,50 ? Stundenlohn, je nach Erfahrung und Qualifikation</text:p>
            <text:p>  * eine persönliche und individuelle Karriereberatung</text:p>
            <text:p>  * Garantierte tarifliche Zulagenleistungen (BAP / DGB Tarif) wie z.B. Jahressonderzahlungen, ansteigender Urlaubsanspruch, sicheres und verstetigtes Einkommen</text:p>
            <text:p>  * Langfristige Kundeneinsätze mit sehr guten Übernahmechancen bei namhaften Unternehmen in der Region</text:p>
            <text:p>  * Individuelle Fortbildungs- und Entwicklungsmöglichkeiten</text:p>
            <text:p>  * Attraktives Vorsorgemodell</text:p>
            <text:p>  * impegio for Family Programm</text:p>
            <text:p/>
            <text:p>  Haben wir Ihr Interesse geweckt?</text:p>
            <text:p/>
            <text:p>  Dann freuen wir uns auf Ihre aussagekräftige Bewerbung per E-Mail, per Post oder direkt und unkompliziert über unser Online-Bewerbungsformular.</text:p>
            <text:p/>
            <text:p>  Firmenbeschreibung</text:p>
            <text:p/>
            <text:p>  working next level - unser Claim ist unser klares Versprechen:</text:p>
            <text:p/>
            <text:p>  Wir möchten Ihr (Arbeits-)Leben auf das nächste Level heben. Wir unterstützen Sie dabei, Ihre ganz persönlichen Ziele zu erreichen und Ihre Entwicklungsmöglichkeiten voll auszuschöpfen. Gehen Sie mit uns den nächsten Schritt - wir freuen uns auf Ihre Bewerbung.</text:p>
            <text:p/>
            <text:p>  Stellendetails</text:p>
            <text:p/>
            <text:p>  Einsatzort</text:p>
            <text:p/>
            <text:p>  50997 Köln</text:p>
            <text:p/>
            <text:p>  Nordrhein-Westfalen Deutschland</text:p>
            <text:p/>
            <text:p>  Branche</text:p>
            <text:p/>
            <text:p>  Logistik u. Materialwirtschaft (Einkauf, Lager, Transport v. Güter u. Personen)</text:p>
            <text:p/>
            <text:p>  Beruf</text:p>
            <text:p/>
            <text:p>  Berufskraftfahrer / Berufskraftfahrerin</text:p>
            <text:p/>
            <text:p>  Tätigkeitsbereich</text:p>
            <text:p/>
            <text:p>  Logistik u. Materialwirtschaft (Einkauf, Lager, Transport v. Güter u. Personen)</text:p>
            <text:p/>
            <text:p>  Vergütung</text:p>
            <text:p/>
            <text:p>  ab 12,50 ?</text:p>
            <text:p/>
            <text:p>  Vertragsart</text:p>
            <text:p/>
            <text:p>  Festanstellung (Zeitarbeit)</text:p>
            <text:p/>
            <text:p>  Befristung</text:p>
            <text:p/>
            <text:p>  unbefristet</text:p>
            <text:p/>
            <text:p>  KONTAKT</text:p>
            <text:p/>
            <text:p>  impegio Personalmanagement GmbH</text:p>
            <text:p/>
            <text:p>  Herr Tobias Kreiser</text:p>
            <text:p/>
            <text:p>  Friesenplatz 1</text:p>
            <text:p/>
            <text:p>  50672 Köln</text:p>
            <text:p/>
            <text:p>  +49 221 29219730</text:p>
            <text:p/>
            <text:p>  +49 176 12120414</text:p>
            <text:p/>
            <text:p>  t.kreiser@impegio.de</text:p>
          </table:table-cell>
          <table:table-cell table:number-columns-repeated="7"/>
        </table:table-row>
        <table:table-row table:style-name="ro63">
          <table:table-cell office:value-type="string" calcext:value-type="string">
            <text:p>27094af8cb844409b8ec040623a6aa4a</text:p>
          </table:table-cell>
          <table:table-cell office:value-type="date" office:date-value="2017-09-15" calcext:value-type="date">
            <text:p>2017-09-15</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National Express Rail GmbH</text:p>
          </table:table-cell>
          <table:table-cell office:value-type="string" calcext:value-type="string">
            <text:p>  Stellenangebot - Weiterbildung zum Triebfahrzeugführer (m/w) (Eisenbahner/in - Betriebsdienst - Lokführer und Transport)</text:p>
            <text:p/>
            <text:p>  Überblick über das Stellenangebot</text:p>
            <text:p/>
            <text:p>  Referenznummer</text:p>
            <text:p/>
            <text:p>  10000-1156350417-S</text:p>
            <text:p>  Titel des Stellenangebots</text:p>
            <text:p/>
            <text:p>  Weiterbildung zum Triebfahrzeugführer (m/w) (Eisenbahner/in - Betriebsdienst - Lokführer und Transport)</text:p>
            <text:p>  Stellenangebotsart</text:p>
            <text:p/>
            <text:p>  Arbeitsplatz (sozialversicherungspflichtig)</text:p>
            <text:p>  Arbeitgeber</text:p>
            <text:p>  National Express Rail GmbH</text:p>
            <text:p/>
            <text:p>  Branche: Betrieb von Verkehrswegen für Straßenfahrzeuge, Betriebsgröße: zwischen 6 und 50</text:p>
            <text:p>  Stellenbeschreibung</text:p>
            <text:p/>
            <text:p>  Quereinsteiger Triebfahrzeugführer Regionalverkehr NRW Düsseldorf (w/m)</text:p>
            <text:p/>
            <text:p>  National Express ist einer der vielfältigsten Arbeitgeber Deutschlands. Egal welchen Hintergrund Sie haben, hier können Sie einsteigen, umsteigen, aufsteigen. Hier ist Ihr Beitrag wichtig. Hier sind Sie wichtig.</text:p>
            <text:p/>
            <text:p>  Für das Jahr 2017 suchen wir Sie für National Express Rail GmbH</text:p>
            <text:p/>
            <text:p>  Weiterbildung zum Triebfahrzeugführer (m/w)</text:p>
            <text:p/>
            <text:p>  Ihr Profil:</text:p>
            <text:p>  - Vorzugsweise Abschluss der mittleren Reife</text:p>
            <text:p>  - Möglichst abgeschlossene Berufsausbildung, idealerweise im technischen Bereich</text:p>
            <text:p>  - Mindestalter 19 Jahre</text:p>
            <text:p>  - Gute Deutschkenntnisse</text:p>
            <text:p>  - PKW-Führerschein</text:p>
            <text:p>  - Technisches Verständnis</text:p>
            <text:p>  - Überdurchschnittliche Lernfähigkeit</text:p>
            <text:p>  - Bereitschaft zu Schicht- und Wechseldienst auch an Wochenenden und Feiertagen</text:p>
            <text:p>  - Psychologische und verkehrsmedizinische Eignung</text:p>
            <text:p>  - Motivation und Einsatzbereitschaft</text:p>
            <text:p>  - Teamfähigkeit, Zuverlässigkeit, Belastbarkeit</text:p>
            <text:p>  - Kundenorientierung</text:p>
            <text:p>  - Kommunikationsfähigkeit</text:p>
            <text:p/>
            <text:p>  Es erwartet Sie:</text:p>
            <text:p>  - Eine anspruchsvolle und qualitativ hochwertige, zehnmonatige Ausbildung</text:p>
            <text:p>  - Die Vermittlung aller notwendigen theoretischen und praktischen Kenntnisse</text:p>
            <text:p>  - Erfahrene Ausbilder</text:p>
            <text:p>  - Neue berufliche Perspektiven</text:p>
            <text:p>  - Das Erlernen der sicheren Bedienung moderner Elektrotriebwagen</text:p>
            <text:p>  - Eine Tätigkeit als Triebfahrzeugführer/in bei der National Express Rail GmbH</text:p>
            <text:p/>
            <text:p>  Haben wir Ihr Interesse geweckt?</text:p>
            <text:p/>
            <text:p>  Dann freuen wir uns auf Ihre Bewerbung!</text:p>
            <text:p>  Führungsverantwortung</text:p>
            <text:p/>
            <text:p>  Keine Führungsverantwortung</text:p>
            <text:p>  Arbeitsorte</text:p>
            <text:p/>
            <text:p>  40210 Düsseldorf,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9 von ursprünglich 9 gemeldeten Stellen</text:p>
            <text:p>  Vormerken</text:p>
            <text:p/>
            <text:p>  Konditionen des Stellenangebots</text:p>
            <text:p/>
            <text:p>  Arbeitszeit</text:p>
            <text:p/>
            <text:p>  Vollzeit, Wochenende, Schicht</text:p>
            <text:p>  39 Wochenstunden</text:p>
            <text:p>  Vergütung und Zusatzleistungen</text:p>
            <text:p/>
            <text:p>  Bei der Besetzung des Stellenangebotes findet ein Tarifvertrag Anwendung.</text:p>
            <text:p>  Tarifvertrag: Haustarif</text:p>
            <text:p/>
            <text:p>  Anforderungen an den Bewerber</text:p>
            <text:p/>
            <text:p>  Produktion, Verarbeitung, Technik</text:p>
            <text:p/>
            <text:p>  Erweiterte Kenntnisse</text:p>
            <text:p>  Technisches Verständnis</text:p>
            <text:p/>
            <text:p>  Wirtschaft, Verwaltung</text:p>
            <text:p/>
            <text:p>  Grundkenntnisse</text:p>
            <text:p>  Kundenberatung, -betreuung</text:p>
            <text:p/>
            <text:p>  Persönliche Stärken</text:p>
            <text:p>  Belastbarkeit, Flexibilität, Sorgfalt/Genauigkeit, Zuverlässigkeit</text:p>
            <text:p>  Reise-/ Montagebereitschaft</text:p>
            <text:p/>
            <text:p>  Nicht erforderlich</text:p>
            <text:p>  Führerscheine</text:p>
            <text:p/>
            <text:p>  Wünschenswert</text:p>
            <text:p>  Fahrerlaubnis B PKW/Kleinbusse (alt: FS 3)</text:p>
            <text:p/>
            <text:p>  Kontaktdaten</text:p>
            <text:p/>
            <text:p>  Rückfragen und Bewerbungen an</text:p>
            <text:p/>
            <text:p>  National Express Rail GmbH</text:p>
            <text:p>  Frau Gunda Hemesath</text:p>
            <text:p>  Maximinenstr. 6</text:p>
            <text:p>  50668 Köln</text:p>
            <text:p>  Nordrhein-Westfalen</text:p>
            <text:p>  Deutschland</text:p>
            <text:p>  Telekommunikation</text:p>
            <text:p/>
            <text:p>  Telefonnummer: +49 (02 21) 13 99 94 62</text:p>
            <text:p>  E-Mail</text:p>
            <text:p>  karriere@nationalexpress.de</text:p>
            <text:p>  Gewünschte Bewerbungsarten</text:p>
            <text:p/>
            <text:p>  Per E-Mail, schriftlich, telefonisch</text:p>
            <text:p>  Angaben zur Bewerbung</text:p>
            <text:p/>
            <text:p>  Anschreib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30">
          <table:table-cell office:value-type="string" calcext:value-type="string">
            <text:p>9418e5249b7741f1898b513cc635bcef</text:p>
          </table:table-cell>
          <table:table-cell office:value-type="date" office:date-value="2017-09-08" calcext:value-type="date">
            <text:p>2017-09-08</text:p>
          </table:table-cell>
          <table:table-cell office:value-type="string" calcext:value-type="string">
            <text:p>Trainer und Ausbilder für Triebfahrzeugführer zur Planung und Durchführung von Qualifizierungen w/m</text:p>
          </table:table-cell>
          <table:table-cell office:value-type="float" office:value="8311" calcext:value-type="float">
            <text:p>8311</text:p>
          </table:table-cell>
          <table:table-cell office:value-type="string" calcext:value-type="string">
            <text:p>TÜV NORD Systems GmbH &amp; Co. KG</text:p>
          </table:table-cell>
          <table:table-cell office:value-type="string" calcext:value-type="string">
            <text:p>  Trainer und Ausbilder für Triebfahrzeugführer zur Planung und Durchführung von Qualifizierungen w/m</text:p>
            <text:p/>
            <text:p>  Position zu besetzen bei</text:p>
            <text:p>  TÜV NORD Bildung GmbH &amp; Co. KG, Standort Duisburg</text:p>
            <text:p/>
            <text:p>  Vertragsart</text:p>
            <text:p>  Vollzeit</text:p>
            <text:p/>
            <text:p>  Ihre Aufgaben</text:p>
            <text:p>  + Koordination und Betreuung von Qualifizierungsmaßnahmen</text:p>
            <text:p>  + Zielgruppenspezifische Vermittlung und fachliche Qualifizierung der Teilnehmenden auf der Grundlage der vorgegebenen Ausbildungsverordnung für Triebfahrzeugführer</text:p>
            <text:p>  + Vermittlung fachtheoretischer Kenntnisse in Form von Unterricht</text:p>
            <text:p>  + Vermittlung von Inhalten nach Vorgabe der Triebfahrzeugführerscheinverordnung (TfV), des Allgemeinen Eisenbahnrechts (AEG), der Eisenbahn-Bau- und Betriebsordnung (EBO) sowie der Eisenbahnverkehrsordnung (EVO)</text:p>
            <text:p>  + Organisation, Planung und Durchführung der Ausbildungskurse</text:p>
            <text:p/>
            <text:p>  &gt;Stellenangebot von</text:p>
            <text:p>  Weitere Informationen</text:p>
            <text:p/>
            <text:p>  Ihr Profil</text:p>
            <text:p>  + Ausgebildeter Triebfahrzeugführer bzw. Eisenbahner der Fachrichtung Lokführer und Transport</text:p>
            <text:p>  + Fachkompetenz im Berufsbild Triebfahrzeugführer</text:p>
            <text:p>  + Ausgeprägte Kommunikationsfähigkeiten und Sozialkompetenz</text:p>
            <text:p>  + Koordinationsstärke und Organisationsgeschick</text:p>
            <text:p>  + Gute EDV-Anwenderkenntnisse</text:p>
            <text:p>  + Selbstständiges Arbeiten verbunden mit Eigeninitiative</text:p>
            <text:p>  + Teamgeist und Engagement</text:p>
            <text:p/>
            <text:p>  Wir sind ausgezeichnet</text:p>
            <text:p/>
            <text:p>  Interessiert?</text:p>
            <text:p>  Wir freuen uns auf Ihre aussagekräftige Bewerbung unter Angabe Ihrer Gehaltsvorstellung und des möglichen Eintrittstermins. Wir bieten Ihnen vielseitige Fort- und Weiterbildungsmöglichkeiten. Bewerben Sie sich bitte online über den Online-Bewerben-Button. JobID: 2017TNB7469</text:p>
            <text:p/>
            <text:p>  Über die TÜV NORD GROUP</text:p>
            <text:p>  Wir sind einer der größten technischen Dienstleister. Unsere Experten bieten mit ihren Fähigkeiten und ihrem Wissen exzellente Lösungen für Menschen, Technik und Umwelt in weltweit mehr als 70 Ländern. Innovation, Teamgeist und Internationalität haben in den Unternehmen der TÜV NORD GROUP mehr als 10.000 Gesichter. Kommen Sie zu uns!</text:p>
            <text:p/>
            <text:p>  Bewerbungsprozess</text:p>
            <text:p>  Weitere Informationen</text:p>
            <text:p/>
            <text:p>  Download</text:p>
            <text:p>  + Stellenangebot</text:p>
            <text:p>  + 2188 kB</text:p>
            <text:p>  + PDF</text:p>
            <text:p>  Trainer und Ausbilder für Triebfahrzeugführer zur Planung und Durchführung von Qualifizierungen w/m</text:p>
            <text:p/>
            <text:p>  Ansprechpartner</text:p>
            <text:p>  TÜV NORD Bildung GmbH &amp; Co. KG</text:p>
            <text:p>  Petra Hartmann, Tel. 0201 8929-547</text:p>
            <text:p>  www.tuev-nord-group.com/de/karriere/</text:p>
            <text:p>  Hier online bewerben</text:p>
            <text:p>  Weiterempfehlen</text:p>
          </table:table-cell>
          <table:table-cell table:number-columns-repeated="7"/>
        </table:table-row>
        <table:table-row table:style-name="ro50">
          <table:table-cell office:value-type="string" calcext:value-type="string">
            <text:p>135f5f94fa024df4aaa6c68facbc3ee4</text:p>
          </table:table-cell>
          <table:table-cell office:value-type="date" office:date-value="2017-09-10" calcext:value-type="date">
            <text:p>2017-09-10</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TÜV NORD AG</text:p>
          </table:table-cell>
          <table:table-cell office:value-type="string" calcext:value-type="string">
            <text:p>  Stellenangebot - Trainer und Ausbilder für Triebfahrzeugführer (Eisenbahner/in - Betriebsdienst - Lokführer und Transport)</text:p>
            <text:p/>
            <text:p>  Überblick über das Stellenangebot</text:p>
            <text:p/>
            <text:p>  Referenznummer</text:p>
            <text:p/>
            <text:p>  10000-1156297427-S</text:p>
            <text:p>  Titel des Stellenangebots</text:p>
            <text:p/>
            <text:p>  Trainer und Ausbilder für Triebfahrzeugführer (Eisenbahner/in - Betriebsdienst - Lokführer und Transport)</text:p>
            <text:p>  Stellenangebotsart</text:p>
            <text:p/>
            <text:p>  Arbeitsplatz als Fachkraft (sozialversicherungspflichtig)</text:p>
            <text:p>  Arbeitgeber</text:p>
            <text:p>  TÜV NORD AG</text:p>
            <text:p/>
            <text:p>  Branche: Technische, physikalische und chemische Untersuchung, Betriebsgröße: zwischen 6 und 50</text:p>
            <text:p>  Stellenbeschreibung</text:p>
            <text:p/>
            <text:p>  Die TÜV NORD Bildung GmbH &amp; Co. KG gehört zu den größten Bildungsunter-nehmen in Deutschland im Bereich der beruflichen Aus- und Weiterbildung.</text:p>
            <text:p/>
            <text:p>  Für das Ruhrgebiet mit dem Dienstsitz in Duisburg suchen wir ab sofort mehrere</text:p>
            <text:p/>
            <text:p>  Trainer und Ausbilder für Triebfahrzeugführer w/m</text:p>
            <text:p/>
            <text:p>  Ihre Aufgaben:</text:p>
            <text:p/>
            <text:p>  * Koordination und Betreuung der Qualifizierungsmaßnahmen</text:p>
            <text:p>  * Zielgruppenspezifische Vermittlung und fachliche Qualifizierung der Teilnehmenden auf der Grundlage der vorgegebenen Ausbildungsverordnung für Trieb-fahrzeugführer</text:p>
            <text:p>  * Vermittlung fachtheoretischer Kenntnisse in Form von Unterricht</text:p>
            <text:p>  *Vermittlung von Inhalten nach Vorgabe der Triebfahrzeugführerscheinverordnung (TfV), des Allgemeinen Eisenbahnrechts (AEG), der Eisenbahn-Bau- und Betriebsordnung (EBO) sowie der Eisenbahnverkehrsordnung (EVO)</text:p>
            <text:p>  * Organisation, Planung und Durchführung der Ausbildungskurse</text:p>
            <text:p/>
            <text:p>  Ihr Profil:</text:p>
            <text:p>  * Ausgebildeter Triebfahrzeugführer</text:p>
            <text:p>  * Fachkompetenz in dem Berufsbild Triebfahrzeugführer</text:p>
            <text:p>  * Hohe Kommunikationsfähigkeit und Sozialkompetenz</text:p>
            <text:p>  * Koordinationsstärke und Organisationsgeschick</text:p>
            <text:p>  * Gute EDV-Anwenderkenntnisse</text:p>
            <text:p>  * Selbstständiges Arbeiten verbunden mit Eigeninitiative</text:p>
            <text:p>  * Flexibilität, Teamfähigkeit und Stressresistenz</text:p>
            <text:p/>
            <text:p>  Bezahlung:</text:p>
            <text:p/>
            <text:p>  Tarif TÜV NORD Bildung GmbH &amp; Co. KG</text:p>
            <text:p>  Interessiert?</text:p>
            <text:p/>
            <text:p>  Dann freuen wir uns auf Ihre aussagekräftige Bewerbung. Wir bieten Ihnen</text:p>
            <text:p>  vielseitige Fort- und Weiterbildungsmöglichkeiten.</text:p>
            <text:p>  Richten Sie diese bitte an:</text:p>
            <text:p>  TÜV NORD Bildung GmbH &amp; Co. KG, Petra Hartmann, Tel.: 0201 8929 -547,</text:p>
            <text:p>  E-Mail: phartmann@tuev-nord.de</text:p>
            <text:p>  Führungsverantwortung</text:p>
            <text:p/>
            <text:p>  Keine Führungsverantwortung</text:p>
            <text:p>  Arbeitsorte</text:p>
            <text:p/>
            <text:p>  Duisburg,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5 von ursprünglich 5 gemeldeten Stellen</text:p>
            <text:p>  Vormerken</text:p>
            <text:p/>
            <text:p>  Konditionen des Stellenangebots</text:p>
            <text:p/>
            <text:p>  Arbeitszeit</text:p>
            <text:p/>
            <text:p>  Vollzeit</text:p>
            <text:p>  38 Wochenstunden</text:p>
            <text:p>  Vergütung und Zusatzleistungen</text:p>
            <text:p/>
            <text:p>  VG 6, Stufe 3</text:p>
            <text:p>  Bei der Besetzung des Stellenangebotes findet ein Tarifvertrag Anwendung.</text:p>
            <text:p>  Tarifvertrag: Tarif der TÜV NORD Bildung GmbH &amp; Co. KG</text:p>
            <text:p>  Befristung</text:p>
            <text:p/>
            <text:p>  Unbefristetes Arbeitsverhältnis</text:p>
            <text:p/>
            <text:p>  Anforderungen an den Bewerber</text:p>
            <text:p/>
            <text:p>  Berufsausbildung/ Studium</text:p>
            <text:p>  Eisenbahner/in - Betriebsdienst - Lokführer und Transport</text:p>
            <text:p>  Berufserfahrung</text:p>
            <text:p/>
            <text:p>  Mit Berufserfahrung</text:p>
            <text:p/>
            <text:p>  Kontaktdaten</text:p>
            <text:p/>
            <text:p>  Rückfragen und Bewerbungen an</text:p>
            <text:p/>
            <text:p>  TÜV NORD AG</text:p>
            <text:p>  Frau Petra Hartmann</text:p>
            <text:p>  Am Technologiepark 28</text:p>
            <text:p>  45307 Essen, Ruhr</text:p>
            <text:p>  Nordrhein-Westfalen</text:p>
            <text:p>  Deutschland</text:p>
            <text:p>  Telekommunikation</text:p>
            <text:p/>
            <text:p>  Telefonnummer: +49 (2 01) 8 92 95 47</text:p>
            <text:p>  E-Mail</text:p>
            <text:p>  phartmann@tuev-nord.de</text:p>
            <text:p>  Gewünschte Bewerbungsarten</text:p>
            <text:p/>
            <text:p>  Per E-Mail, über Internet</text:p>
            <text:p>  Internetadresse</text:p>
            <text:p>  Weitere Informationen zum Stellenangebot im Internet</text:p>
            <text:p>  Bewerbungszeitraum</text:p>
            <text:p/>
            <text:p>  07.09.2017 - 31.10.2017</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88">
          <table:table-cell office:value-type="string" calcext:value-type="string">
            <text:p>5ebc4bd5229249e49adecc42f8d05095</text:p>
          </table:table-cell>
          <table:table-cell office:value-type="date" office:date-value="2017-09-15" calcext:value-type="date">
            <text:p>2017-09-15</text:p>
          </table:table-cell>
          <table:table-cell office:value-type="string" calcext:value-type="string">
            <text:p>Eisenbahner/in - Betriebsdienst - Fahrweg</text:p>
          </table:table-cell>
          <table:table-cell office:value-type="float" office:value="8311" calcext:value-type="float">
            <text:p>8311</text:p>
          </table:table-cell>
          <table:table-cell office:value-type="string" calcext:value-type="string">
            <text:p>AlphaConsult KG Bahn</text:p>
          </table:table-cell>
          <table:table-cell office:value-type="string" calcext:value-type="string">
            <text:p>  Stellenangebot - Rangierbegleiter/in Bahnwesen - auch Quereinsteiger! (Eisenbahner/in - Betriebsdienst - Fahrweg)</text:p>
            <text:p/>
            <text:p>  Überblick über das Stellenangebot</text:p>
            <text:p/>
            <text:p>  Referenznummer</text:p>
            <text:p/>
            <text:p>  10000-1156427930-S</text:p>
            <text:p>  Titel des Stellenangebots</text:p>
            <text:p/>
            <text:p>  Rangierbegleiter/in Bahnwesen - auch Quereinsteiger! (Eisenbahner/in - Betriebsdienst - Fahrweg)</text:p>
            <text:p>  Alternativberufe</text:p>
            <text:p>  Gabelstaplerfahrer/in</text:p>
            <text:p>  Auslieferungsfahrer/in (nicht Verkaufsfahrer/in)</text:p>
            <text:p>  Stellenangebotsart</text:p>
            <text:p/>
            <text:p>  Arbeitsplatz (sozialversicherungspflichtig)</text:p>
            <text:p>  Arbeitgeber</text:p>
            <text:p>  AlphaConsult KG Bahn</text:p>
            <text:p/>
            <text:p>  Branche: Befristete Überlassung von Arbeitskräften, Betriebsgröße: zwischen 501 und 5000</text:p>
            <text:p>  Stellenbeschreibung</text:p>
            <text:p/>
            <text:p>  AlphaConsult KG NL BAHN - hier sitzen keine Personaler, sondern erfahrene Praktiker aus dem Betrieb. Wir KENNEN Anforderungen und Arbeitsumfeld aller unserer Vakanzen - und das nicht nur aus einer Akte.</text:p>
            <text:p/>
            <text:p>  Aktuell suchen wir zum nächstmöglichen Termin (bitte ignorieren Sie hierbei das Datum "zu besetzen ab" - dieses ist Systemgeneriert und nicht von uns):</text:p>
            <text:p/>
            <text:p>  Mehrere Rangierbegleiter zur Zugbildung von Güterzügen - gerne auch Quereinsteiger, die durch uns (natürlich bei vollem Gehalt) geschult werden.</text:p>
            <text:p/>
            <text:p>  Folgende Aufgaben erwarten Sie:</text:p>
            <text:p>  - Sie werden im Anschluss an Ihre Qualifizierung, in der Sie technische Wagenkunde, Signale und "Papierkram" erlernen als Rangierbegleiter tätig sein.</text:p>
            <text:p>  - hierbei kuppeln und entkuppeln Sie Güterwagen, erledigen die so genannte Spitzenbesetzung, sprich Sie stehen vorne auf der Bühne während die Lok den Zug schiebt und geben per Funk Anweisungen an den Lokführer, Sie weisen ihn quasi ein</text:p>
            <text:p>  - Sie führen Bremsproben aus, sprich überprüfen, ob die Bremsen funktionieren</text:p>
            <text:p>  - Sie führen Bremszettel, Wagenlisten und weiteren "Papierkram" der für eine Zugfahrt notwendig ist</text:p>
            <text:p/>
            <text:p>  Wir erwarten hierfür von Ihnen:</text:p>
            <text:p>  - eine abgeschlossene Ausbildung egal in welchem Beruf</text:p>
            <text:p>  - unbedingt Schichtbereitschaft</text:p>
            <text:p>  - unbedingt körperliche Belastbarkeit, die Arbeit ist nicht körperlich schwer im Sinne von viel Tragen, vom Boden aus auf einen Wagen klettern oder unter Puffern durchbücken ist aber nur was für fitte Leute</text:p>
            <text:p/>
            <text:p>  WIR bieten Ihnen:</text:p>
            <text:p>  - eine unbefristete Festanstellung in unserem Hause, wo am Ende SIE entscheiden, ob Sie im Rahmen einer Übernahme am Arbeitsplatz verbleiben oder anderweitige spannende Projekte mit uns realisieren möchten</text:p>
            <text:p>  - ein Einstiegsgehalt von 13,75 Euro stündlich Tarif EG 5 zzgl. der allgemein gültigen Zulagen des Bahnbetriebs (25% Nachtzulage, 50% Sonntagszulage, 25% Überstundenzulage, 100% Feiertagszulage).</text:p>
            <text:p>  - tarifvertragliche 151,67 Stunden Monatsarbeitszeit, wobei bei dieser Vakanz tätigkeitsbezogen eine höhere Monatsstundenzahl (ca. 168) vorgesehen ist. Die Mehrstunden zahlen wir aus oder Sie feiern ab - ganz wie Sie möchten.</text:p>
            <text:p/>
            <text:p>  Interessiert?</text:p>
            <text:p>  Dann bewerben Sie sich bitte SOFORT idealerweise per Email. Wir bitten von telefonischen Anfragen möglichst abzusehen.</text:p>
            <text:p>  Führungsverantwortung</text:p>
            <text:p/>
            <text:p>  Keine Führungsverantwortung</text:p>
            <text:p>  Arbeitsorte</text:p>
            <text:p/>
            <text:p>  Rangierbahnhof, 52074 Aachen, Nordrhein-Westfalen, Deutschland</text:p>
            <text:p>  Rangierbahnhof, 51149 Köln,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01.10.2017</text:p>
            <text:p>  Anzahl offener Stellen</text:p>
            <text:p/>
            <text:p>  4 Stellen</text:p>
            <text:p>  Vormerken</text:p>
            <text:p/>
            <text:p>  Konditionen des Stellenangebots</text:p>
            <text:p/>
            <text:p>  Arbeitszeit</text:p>
            <text:p/>
            <text:p>  Vollzeit, Schicht</text:p>
            <text:p>  35 / 39 Wochenstunden. Schichtdienst!</text:p>
            <text:p>  Vergütung und Zusatzleistungen</text:p>
            <text:p/>
            <text:p>  13,75 ? / Std. Tarif EG 5 + Zulagen</text:p>
            <text:p>  Bei der Besetzung des Stellenangebotes findet ein Tarifvertrag Anwendung.</text:p>
            <text:p>  Tarifvertrag: BAP</text:p>
            <text:p>  Befristung</text:p>
            <text:p/>
            <text:p>  Unbefristetes Arbeitsverhältnis</text:p>
            <text:p/>
            <text:p>  Anforderungen an den Bewerber</text:p>
            <text:p/>
            <text:p>  Reise-/ Montagebereitschaft</text:p>
            <text:p/>
            <text:p>  Nicht erforderlich</text:p>
            <text:p/>
            <text:p>  Kontaktdaten</text:p>
            <text:p/>
            <text:p>  Rückfragen und Bewerbungen an</text:p>
            <text:p/>
            <text:p>  AlphaConsult KG Bahn</text:p>
            <text:p>  Herr Bastian Königsmann</text:p>
            <text:p>  Kilianstr. 121</text:p>
            <text:p>  90425 Nürnberg, Mittelfranken</text:p>
            <text:p>  Bayern</text:p>
            <text:p>  Deutschland</text:p>
            <text:p>  Telekommunikation</text:p>
            <text:p/>
            <text:p>  Telefonnummer: +49 (9 11) 2 16 46 61 03</text:p>
            <text:p>  Faxnummer: +49 (9 11) 21 64 66 19</text:p>
            <text:p>  E-Mail</text:p>
            <text:p>  bastian.koenigsmann@alphaconsult.org</text:p>
            <text:p>  Gewünschte Bewerbungsarten</text:p>
            <text:p/>
            <text:p>  Per E-Mail</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10">
          <table:table-cell office:value-type="string" calcext:value-type="string">
            <text:p>e4f39b242e6b427ea4dbd2b47a5f6fa9</text:p>
          </table:table-cell>
          <table:table-cell office:value-type="date" office:date-value="2017-09-15" calcext:value-type="date">
            <text:p>2017-09-15</text:p>
          </table:table-cell>
          <table:table-cell office:value-type="string" calcext:value-type="string">
            <text:p>Triebfahrzeugführer/in Süddeutschland</text:p>
          </table:table-cell>
          <table:table-cell office:value-type="float" office:value="8311" calcext:value-type="float">
            <text:p>8311</text:p>
          </table:table-cell>
          <table:table-cell office:value-type="string" calcext:value-type="string">
            <text:p>Rheincargo Gmbh &amp; Co. Kg</text:p>
          </table:table-cell>
          <table:table-cell office:value-type="string" calcext:value-type="string">
            <text:p><text:s/>V</text:p>
          </table:table-cell>
          <table:table-cell office:value-type="string" calcext:value-type="string">
            <text:p>  zurück</text:p>
            <text:p>  22.08.2017</text:p>
            <text:p>  Stellenangebot-Nr.: 1/5411</text:p>
            <text:p>  Einsatzort:</text:p>
            <text:p>  Süddeutschland</text:p>
            <text:p>  Kategorie:</text:p>
            <text:p>  Betrieb/Verkehr</text:p>
            <text:p>  Tätigkeitsbereich:</text:p>
            <text:p>  Triebfahrzeugführer/in, Triebfahrzeugführer/in Klasse 3</text:p>
            <text:p>  Arbeitszeit:</text:p>
            <text:p>  Schichtarbeit</text:p>
            <text:p>  Beschäftigungsart:</text:p>
            <text:p>  Festanstellung</text:p>
            <text:p>  Verfügbarkeit ab:</text:p>
            <text:p>  ab sofort</text:p>
            <text:p>  Bewerbung:</text:p>
            <text:p>  Per E-Mail, Schriftlich</text:p>
            <text:p>  Drucken</text:p>
            <text:p>  Merken</text:p>
            <text:p/>
            <text:p>  Triebfahrzeugführer/in Süddeutschland</text:p>
            <text:p/>
            <text:p>  Positionsbeschreibung</text:p>
            <text:p/>
            <text:p>  Bei der RheinCargo sind im Fachbereich Eisenbahnverkehrsunternehmen zum nächstmöglichen Termin</text:p>
            <text:p>  mehrere Stellen als</text:p>
            <text:p>  Triebfahrzeugführer/in</text:p>
            <text:p>  zu besetzen.</text:p>
            <text:p>  Aufgaben</text:p>
            <text:p/>
            <text:p>  Das Arbeitsgebiet umfasst im Wesentlichen:</text:p>
            <text:p/>
            <text:p>  * Einsatz als Triebfahrzeugführer/in für den Güterverkehr</text:p>
            <text:p/>
            <text:p>  Anforderungen</text:p>
            <text:p>  * abgeschlossene Ausbildung als Eisenbahner/in im Betriebsdienst "Fachrichtung Lok und Transport" oder gleichwertige Ausbildung zum Triebfahrzeugführer/in bei einem deutschen EVU</text:p>
            <text:p>  * Eisenbahnfahrzeugführerschein Klasse 3 gem. VDV 753 oder Klasse B (2) gem. TFV</text:p>
            <text:p>  * Berechtigung zum Führen von Diesellokomotive, E-Loks und funkferngesteuerten Rangierlokomotiven</text:p>
            <text:p>  * Zusatzqualifikationen:</text:p>
            <text:p/>
            <text:p>  * PZB</text:p>
            <text:p>  * Wagenprüfer</text:p>
            <text:p>  * Funkfernsteuerung</text:p>
            <text:p>  * GGVSEB</text:p>
            <text:p/>
            <text:p>  * Betriebsdiensttauglichkeit nach § 48 der EBO sowie VDV 714</text:p>
            <text:p>  * Pkw-Führerscheinklasse 3 bzw. Führerscheinklasse B</text:p>
            <text:p>  * EDV-Kenntnisse erwünscht</text:p>
            <text:p/>
            <text:p>  Selbständiges und kundenorientiertes Handeln, sowie hohe Belastbarkeit, Flexibilität und Pflichtbewusstsein runden Ihr Profil ab. Die Bereitschaft zum Schicht-/Wechselschicht setzen wir voraus.</text:p>
            <text:p>  Wir bieten</text:p>
            <text:p/>
            <text:p>  Vergütung:</text:p>
            <text:p>  Die Eingruppierung erfolgt unter Berücksichtigung der Ausbildung und Berufserfahrung im Rahmen der tariflichen Kriterien</text:p>
            <text:p/>
            <text:p>  Arbeitszeit:</text:p>
            <text:p>  39,0 Stunden wöchentlich/Schicht- und Wechseldienst</text:p>
            <text:p>  Kontakt</text:p>
            <text:p>  RheinCargo</text:p>
            <text:p/>
            <text:p>  Personal V 11: Herr Schmitz, Th. 390-1031</text:p>
            <text:p/>
            <text:p>  Ihre schriftliche Bewerbung schicken Sie bitte an:</text:p>
            <text:p>  RheinCargo GmbH &amp; Co. KG, V 111,</text:p>
            <text:p>  Scheidtweilerstraße 4, 50933 Köln</text:p>
            <text:p/>
            <text:p>  personal@rheincargo.com</text:p>
            <text:p>  Es handelt sich hier um ein unverschlüsseltes E-Mail-Verfahren</text:p>
            <text:p>  zurück</text:p>
          </table:table-cell>
          <table:table-cell table:number-columns-repeated="6"/>
        </table:table-row>
        <table:table-row table:style-name="ro89">
          <table:table-cell office:value-type="string" calcext:value-type="string">
            <text:p>765afc4411744658b590a6d0d4d75234</text:p>
          </table:table-cell>
          <table:table-cell office:value-type="date" office:date-value="2017-09-14" calcext:value-type="date">
            <text:p>2017-09-14</text:p>
          </table:table-cell>
          <table:table-cell office:value-type="string" calcext:value-type="string">
            <text:p>Triebfahrzeugführer/in</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zurück</text:p>
            <text:p>  14.09.2017</text:p>
            <text:p>  Stellenangebot-Nr.: 1/6345</text:p>
            <text:p>  Einsatzort:</text:p>
            <text:p>  Letmathe, Remscheid, Essen, Emmerich, Wesel, Siegen, Hagen</text:p>
            <text:p>  Kategorie:</text:p>
            <text:p>  Betrieb/Verkehr</text:p>
            <text:p>  Tätigkeitsbereich:</text:p>
            <text:p>  Triebfahrzeugführer/in</text:p>
            <text:p>  Arbeitszeit:</text:p>
            <text:p>  Vollzeit</text:p>
            <text:p>  Verfügbarkeit ab:</text:p>
            <text:p>  Zum nächstmöglichen Zeitpunkt</text:p>
            <text:p>  Bewerbung:</text:p>
            <text:p>  keine Einschränkung</text:p>
            <text:p>  Drucken</text:p>
            <text:p>  Merken</text:p>
            <text:p>  zurück</text:p>
          </table:table-cell>
          <table:table-cell table:number-columns-repeated="7"/>
        </table:table-row>
        <table:table-row table:style-name="ro31">
          <table:table-cell office:value-type="string" calcext:value-type="string">
            <text:p>8dd55d4aadde4b49a10eea3164aa294f</text:p>
          </table:table-cell>
          <table:table-cell office:value-type="date" office:date-value="2017-09-15" calcext:value-type="date">
            <text:p>2017-09-15</text:p>
          </table:table-cell>
          <table:table-cell office:value-type="string" calcext:value-type="string">
            <text:p>Rangierbegleiter (w/m) Rheinland</text:p>
          </table:table-cell>
          <table:table-cell office:value-type="float" office:value="8311" calcext:value-type="float">
            <text:p>8311</text:p>
          </table:table-cell>
          <table:table-cell office:value-type="string" calcext:value-type="string">
            <text:p>Rheincargo Gmbh &amp; Co. Kg</text:p>
          </table:table-cell>
          <table:table-cell office:value-type="string" calcext:value-type="string">
            <text:p><text:s/>V</text:p>
          </table:table-cell>
          <table:table-cell office:value-type="string" calcext:value-type="string">
            <text:p>  zurück</text:p>
            <text:p>  13.09.2017</text:p>
            <text:p>  Stellenangebot-Nr.: 1/5821</text:p>
            <text:p>  Einsatzort:</text:p>
            <text:p>  Rheinland</text:p>
            <text:p>  Kategorie:</text:p>
            <text:p>  Betrieb/Verkehr</text:p>
            <text:p>  Tätigkeitsbereich:</text:p>
            <text:p>  Sonstige (Betrieb/ Verkehr)</text:p>
            <text:p>  Arbeitszeit:</text:p>
            <text:p>  Vollzeit</text:p>
            <text:p>  Beschäftigungsart:</text:p>
            <text:p>  Festanstellung</text:p>
            <text:p>  Verfügbarkeit ab:</text:p>
            <text:p>  ab sofort</text:p>
            <text:p>  Bewerbung:</text:p>
            <text:p>  Per E-Mail, Schriftlich</text:p>
            <text:p>  Drucken</text:p>
            <text:p>  Merken</text:p>
            <text:p/>
            <text:p>  Rangierbegleiter (w/m) Rheinland</text:p>
            <text:p/>
            <text:p>  Positionsbeschreibung</text:p>
            <text:p/>
            <text:p>  Bei der RheinCargo sind im Fachbereich Eisenbahnverkehrsunternehmen zum nächstmöglichen Termin</text:p>
            <text:p>  mehrere Stellen als Rangierbegleiter (w/m) zu besetzen.</text:p>
            <text:p>  Aufgaben</text:p>
            <text:p/>
            <text:p>  Das Arbeitsgebiet umfasst im Wesentlichen:</text:p>
            <text:p/>
            <text:p>  * Rangierdienst in Bahnhöfen und Gleisanschlüssen</text:p>
            <text:p>  * Zugvorbereitungsdienst</text:p>
            <text:p/>
            <text:p>  Anforderungen</text:p>
            <text:p/>
            <text:p>  * Rangierbegleiter</text:p>
            <text:p>  * Wagenprüfer im Güterverkehr wünschenswert</text:p>
            <text:p>  * Bremsprobeberechtigter wünschenswert</text:p>
            <text:p>  * Tauglichkeit gem. EBO § 48</text:p>
            <text:p>  * Technisches Verständnis</text:p>
            <text:p>  * Bereitschaft, neue Dinge zu erlernen und umzusetzen</text:p>
            <text:p>  * Teamfähigkeit, Flexibilität, Belastbarkeit</text:p>
            <text:p>  * Führerschein Klasse B</text:p>
            <text:p/>
            <text:p>  Selbständiges und kundenorientiertes Handeln, sowie Teamfähigkeit, Flexibilität und Pflichtbewusstsein runden Ihr Profil ab.</text:p>
            <text:p>  Wir bieten</text:p>
            <text:p/>
            <text:p>  Vergütung:</text:p>
            <text:p>  Die Eingruppierung erfolgt unter Berücksichtigung der Ausbildung und Berufserfahrung im Rahmen der tariflichen Kriterien</text:p>
            <text:p/>
            <text:p>  Arbeitszeit:</text:p>
            <text:p>  39,0 Stunden wöchentlich</text:p>
            <text:p>  Kontakt</text:p>
            <text:p>  RheinCargo</text:p>
            <text:p/>
            <text:p>  Personal V 11: Herr Schmitz, Th. 390-1031</text:p>
            <text:p/>
            <text:p>  Ihre schriftliche Bewerbung schicken Sie bitte an:</text:p>
            <text:p>  RheinCargo GmbH &amp; Co. KG, V 111,</text:p>
            <text:p>  Scheidtweilerstraße 4, 50933 Köln</text:p>
            <text:p/>
            <text:p>  personal@rheincargo.com</text:p>
            <text:p>  Es handelt sich hier um ein unverschlüsseltes E-Mail-Verfahren</text:p>
            <text:p>  Anlagen:</text:p>
            <text:p>  * Titel: Stellenausschreibung Rangierbegleiter (w/m)</text:p>
            <text:p>  Datei: Stellenausschreibung Rangierer_Mai 2017.pdf (0.36 MB)</text:p>
            <text:p/>
            <text:p>  zurück</text:p>
          </table:table-cell>
          <table:table-cell table:number-columns-repeated="6"/>
        </table:table-row>
        <table:table-row table:style-name="ro36">
          <table:table-cell office:value-type="string" calcext:value-type="string">
            <text:p>235203a5b9f04fa5826c804c93dae4f7</text:p>
          </table:table-cell>
          <table:table-cell office:value-type="date" office:date-value="2017-09-15" calcext:value-type="date">
            <text:p>2017-09-15</text:p>
          </table:table-cell>
          <table:table-cell office:value-type="string" calcext:value-type="string">
            <text:p>Trainer für Triebfahrzeugführer (m/w)</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zurück</text:p>
            <text:p>  14.09.2017</text:p>
            <text:p>  Stellenangebot-Nr.: 1/5794</text:p>
            <text:p>  Einsatzort:</text:p>
            <text:p>  Dortmund</text:p>
            <text:p>  Kategorie:</text:p>
            <text:p>  Betrieb/Verkehr</text:p>
            <text:p>  Tätigkeitsbereich:</text:p>
            <text:p>  Trainer für Triebfahrzeugführer (m/w)</text:p>
            <text:p>  Arbeitszeit:</text:p>
            <text:p>  Vollzeit</text:p>
            <text:p>  Beschäftigungsart:</text:p>
            <text:p>  Festanstellung</text:p>
            <text:p>  Verfügbarkeit ab:</text:p>
            <text:p>  zum nächstmöglichen Termin</text:p>
            <text:p>  Bewerbung:</text:p>
            <text:p>  keine Einschränkung</text:p>
            <text:p>  Link zur Onlinebewerbung:</text:p>
            <text:p>  zur Onlinebewerbung</text:p>
            <text:p>  Drucken</text:p>
            <text:p>  Merken</text:p>
            <text:p>  zurück</text:p>
          </table:table-cell>
          <table:table-cell table:number-columns-repeated="7"/>
        </table:table-row>
        <table:table-row table:style-name="ro13">
          <table:table-cell office:value-type="string" calcext:value-type="string">
            <text:p>49623b440bdb408ca34bd5da74e8be7e</text:p>
          </table:table-cell>
          <table:table-cell office:value-type="date" office:date-value="2017-09-15" calcext:value-type="date">
            <text:p>2017-09-15</text:p>
          </table:table-cell>
          <table:table-cell office:value-type="string" calcext:value-type="string">
            <text:p>Triebfahrzeugführer Klasse 3 - V-Traktion Köln / Bonn Umgebung</text:p>
          </table:table-cell>
          <table:table-cell office:value-type="float" office:value="8311" calcext:value-type="float">
            <text:p>8311</text:p>
          </table:table-cell>
          <table:table-cell office:value-type="string" calcext:value-type="string">
            <text:p>Sgl-schienen Güter Logistik Gmbh</text:p>
          </table:table-cell>
          <table:table-cell office:value-type="string" calcext:value-type="string">
            <text:p>  zurück</text:p>
            <text:p>  11.09.2017</text:p>
            <text:p>  Stellenangebot-Nr.: 1/5529</text:p>
            <text:p>  Einsatzort:</text:p>
            <text:p>  Köln / Bonn Umgebung</text:p>
            <text:p>  Kategorie:</text:p>
            <text:p>  Betrieb/Verkehr</text:p>
            <text:p>  Tätigkeitsbereich:</text:p>
            <text:p>  Triebfahrzeugführer/in Klasse 3</text:p>
            <text:p>  Arbeitszeit:</text:p>
            <text:p>  Vollzeit</text:p>
            <text:p>  Beschäftigungsart:</text:p>
            <text:p>  Festanstellung</text:p>
            <text:p>  Verfügbarkeit ab:</text:p>
            <text:p>  zum nächstmöglichen Zeitpunkt</text:p>
            <text:p>  Bewerbung:</text:p>
            <text:p>  Per E-Mail, Schriftlich, Telefonisch</text:p>
            <text:p>  Drucken</text:p>
            <text:p>  Merken</text:p>
            <text:p/>
            <text:p>  Triebfahrzeugführer Klasse 3 - V-Traktion Köln / Bonn Umgebung</text:p>
            <text:p/>
            <text:p>  Die SGL- GmbH ist eines der führenden Eisenbahnverkehrsunternehmen im Bereich der Bauzug- und Güter- Logistik in Deutschland.</text:p>
            <text:p>  Positionsbeschreibung</text:p>
            <text:p/>
            <text:p>  Wir suchen für unseren Kunden aus dem Bereich Güterverkehr für den Großraum Köln / Bonn einen</text:p>
            <text:p>  Triebfahrzeugführer(m/w) Klasse 3 - V-Traktion</text:p>
            <text:p>  Aufgaben</text:p>
            <text:p>  * Führen der sich im Bestand befindlichen V Lokomotiven gemäß der anzuwendenden Bestimmungen.</text:p>
            <text:p>  * Fahrzeugvorbereitung und -kontrolle sowie Abstellen der Triebfahrzeuge.</text:p>
            <text:p>  * Verantwortlich für die ordnungsgemäße und pünktliche Durchführung von Eisenbahntransporten.</text:p>
            <text:p>  * Auflösung von Eingangszügen und Bilden von Ausgangszügen.</text:p>
            <text:p>  * Durchführung von technischen Vorbereitungs- und Abschlussdiensten sowie von Wagen-, Zugprüfungen und Bremsproben.</text:p>
            <text:p>  * Auf-und Abrüsten von Lokomotiven.</text:p>
            <text:p>  * Durchführung der in Auftrag gegebenen Streckenkunde und deren Dokumentation</text:p>
            <text:p/>
            <text:p>  Anforderungen</text:p>
            <text:p>  * Sie verfügen über eine dreijährige Ausbildung im Eisenbahnbetrieb oder entsprechende 9 monatige Umschulung zum Triebfahrzeugführer Klasse 3</text:p>
            <text:p>  * Eisenbahnführerschein Klasse 3, Wagenprüfer G oder VDV - Schrift 758 Prüfer Klasse 2 sowie aktueller bahnärtzlicher Tauglichkeit und psychologischer Eignung gem.TfV.</text:p>
            <text:p>  * Kenntnisse über unterschiedliche Zugsicherungsformen ( PZB, LZB, ETCS ....)</text:p>
            <text:p>  * Mehrjährige Erfahrung im operativen Eisenbahndienst wünschenswert.</text:p>
            <text:p>  * Service- und Kundenorientierung sind für Sie kein Fremdwort.</text:p>
            <text:p>  * Schichtdienst, auch nachts und am Wochenende, schreckt Sie nicht ab.</text:p>
            <text:p>  * Sie besitzen Team- Kommunikations- und Konfliktfähigkeit und sind hohe psychische Belastung gewohnt, denn Sie haben Durchsetzungsvermögen und Selbstvertrauen.</text:p>
            <text:p/>
            <text:p>  Wir bieten</text:p>
            <text:p>  * einen sicheren und unbefristeten Arbeitsplatz</text:p>
            <text:p>  * überdurchschnittliche Bezahlung sowie alle notwendigen und umfassenden Betriebsmittel</text:p>
            <text:p>  * soziale Leistungen und gutes Betriebsklima</text:p>
            <text:p/>
            <text:p>  Bitte senden Sie Ihre vollständige Bewerbung mit Angabe zu Ihrer Gehaltsvorstellung, sowie dem frühestmöglichen Eintrittstermin vorzugsweise per E-Mail an :</text:p>
            <text:p/>
            <text:p>  SGL-Schienen Güter Logistik GmbH</text:p>
            <text:p>  Fraunhofer Straße 9</text:p>
            <text:p>  85221 Dachau</text:p>
            <text:p>  Tel.: 08131/33357-0</text:p>
            <text:p>  Fax: 08131/33357-66</text:p>
            <text:p>  Ansprechpartner : Richard Wagner</text:p>
            <text:p>  Mobil: 0152-09269863</text:p>
            <text:p/>
            <text:p>  E-mail: Bewerbung@sgl-net.de</text:p>
            <text:p/>
            <text:p>  Kontakt</text:p>
            <text:p>  SGL-Schienen Güter Logistik GmbH</text:p>
            <text:p>  Fraunhofer Straße 9</text:p>
            <text:p>  85221 Dachau</text:p>
            <text:p>  Tel.: 08131/33357-0</text:p>
            <text:p>  Fax: 08131/33357-66</text:p>
            <text:p>  Ansprechpartner : Richard Wagner</text:p>
            <text:p>  Mobil: 0152-09269863</text:p>
            <text:p/>
            <text:p>  E-mail: Bewerbung@sgl-net.de</text:p>
            <text:p/>
            <text:p>  zurück</text:p>
          </table:table-cell>
          <table:table-cell table:number-columns-repeated="7"/>
        </table:table-row>
        <table:table-row table:style-name="ro31">
          <table:table-cell office:value-type="string" calcext:value-type="string">
            <text:p>b28ed0e3e9d242f7a1258a8c86e93c0b</text:p>
          </table:table-cell>
          <table:table-cell office:value-type="date" office:date-value="2017-09-15" calcext:value-type="date">
            <text:p>2017-09-15</text:p>
          </table:table-cell>
          <table:table-cell office:value-type="string" calcext:value-type="string">
            <text:p>Triebfahrzeugführer (w/m) Minden (Westf.)</text:p>
          </table:table-cell>
          <table:table-cell office:value-type="float" office:value="8311" calcext:value-type="float">
            <text:p>8311</text:p>
          </table:table-cell>
          <table:table-cell office:value-type="string" calcext:value-type="string">
            <text:p>Mindener Kreisbahnen Gmbh</text:p>
          </table:table-cell>
          <table:table-cell office:value-type="string" calcext:value-type="string">
            <text:p>  zurück</text:p>
            <text:p>  13.09.2017</text:p>
            <text:p>  Stellenangebot-Nr.: 1/5416</text:p>
            <text:p>  Einsatzort:</text:p>
            <text:p>  Minden (Westf.)</text:p>
            <text:p>  Kategorie:</text:p>
            <text:p>  Betrieb/Verkehr</text:p>
            <text:p>  Tätigkeitsbereich:</text:p>
            <text:p>  Triebfahrzeugführer/in Klasse 3</text:p>
            <text:p>  Arbeitszeit:</text:p>
            <text:p>  Vollzeit</text:p>
            <text:p>  Beschäftigungsart:</text:p>
            <text:p>  Festanstellung</text:p>
            <text:p>  Verfügbarkeit ab:</text:p>
            <text:p>  sofort</text:p>
            <text:p>  Bewerbung:</text:p>
            <text:p>  keine Einschränkung</text:p>
            <text:p>  Link zur Onlinebewerbung:</text:p>
            <text:p>  zur Onlinebewerbung</text:p>
            <text:p>  Drucken</text:p>
            <text:p>  Merken</text:p>
            <text:p/>
            <text:p>  Triebfahrzeugführer (w/m) Minden (Westf.)</text:p>
            <text:p/>
            <text:p>  Die Mindener Kreisbahnen GmbH ist traditionell ein verlässlicher Partner im Schienengüterverkehr, sowohl in der Behandlung von Einzelwagen als auch bei Ganzzugleistungen. Dabei bewegen wir mit Diesel- und E-Traktion jährlich rund 700.000 Tonnen innerhalb und außerhalb unserer eigenen Eisenbahninfrastruktur.</text:p>
            <text:p>  Positionsbeschreibung</text:p>
            <text:p/>
            <text:p>  Triebfahrzeugführer (w/m)</text:p>
            <text:p/>
            <text:p>  gerne auch mit der Qualifikation als Prüfer für Güterwagen (Stufen 3 und 4)</text:p>
            <text:p>  Aufgaben</text:p>
            <text:p/>
            <text:p>  Triebfahrzeugeinsätze mit Diesel- und E-Traktion, funkferngesteuerter Rangierdienst, Prüfer für Güterwagen.</text:p>
            <text:p>  Anforderungen</text:p>
            <text:p>  * gültiger Triebfahrzeugführerschein (VDV 753 Klasse 3 oder TfV Klasse B)</text:p>
            <text:p>  * Erfahrungen im Umgang mit Elektrolokomotiven und / oder Dieseltraktionen mit Funkfernsteuerung</text:p>
            <text:p>  * Qualifikation zum Wagenprüfer für Güterwagen (Prüfer Stufe 2)</text:p>
            <text:p>  * sicherheitsbewusste Arbeitsweise in Wechselschichtdienst</text:p>
            <text:p>  * Flexibilität und Belastbarkeit</text:p>
            <text:p>  * hohes Maß an Eigenverantwortung und Zuverlässigkeit</text:p>
            <text:p/>
            <text:p>  Wir bieten</text:p>
            <text:p>  * eine verhandelbare Antritts- oder Wechselprämie</text:p>
            <text:p>  * eine anforderungsgerechte tarifliche Grundvergütung, angereichert von einer beachtlichen Höhe diverser Prämien und Zulagen</text:p>
            <text:p>  * Beschäftigungssicherheit mit abwechslungsreichen Einsatzfeldern</text:p>
            <text:p>  * eine intensive Einweisung / Unterweisung in das Spektrum unserer Güterverkehrsleistungen</text:p>
            <text:p>  * laufende Schulungs- und Fortbildungsmaßnahmen</text:p>
            <text:p>  * Finanzierung betriebliche Altersvorsorge</text:p>
            <text:p>  * Unterstützung im Fall des Wohnortwechsels</text:p>
            <text:p>  * zentraler Einsatzort Minden für Dienstbeginn und -ende</text:p>
            <text:p/>
            <text:p>  Kontakt</text:p>
            <text:p>  Mindener Kreisbahnen GmbH</text:p>
            <text:p/>
            <text:p>  Karlstraße 48</text:p>
            <text:p/>
            <text:p>  32423 Minden</text:p>
            <text:p/>
            <text:p>  Herr Böhne</text:p>
            <text:p/>
            <text:p>  0571/9344426</text:p>
            <text:p/>
            <text:p>  claus.boehne@mkb.de</text:p>
            <text:p>  Anlagen:</text:p>
            <text:p>  * Titel: C:\fakepath\Stellenanzeige TF 10.01.16.pdf</text:p>
            <text:p>  Datei: Stellenanzeige TF 10.01.16.pdf (0.14 MB)</text:p>
            <text:p/>
            <text:p>  zurück</text:p>
          </table:table-cell>
          <table:table-cell table:number-columns-repeated="7"/>
        </table:table-row>
        <table:table-row table:style-name="ro10">
          <table:table-cell office:value-type="string" calcext:value-type="string">
            <text:p>ab628b587b5b4bbcbd4aa787078a6844</text:p>
          </table:table-cell>
          <table:table-cell office:value-type="date" office:date-value="2017-09-15" calcext:value-type="date">
            <text:p>2017-09-15</text:p>
          </table:table-cell>
          <table:table-cell office:value-type="string" calcext:value-type="string">
            <text:p>Praktikumsplätze für Triebfahrzeugführer und Wagenmeister Bundesweit</text:p>
          </table:table-cell>
          <table:table-cell office:value-type="float" office:value="8311" calcext:value-type="float">
            <text:p>8311</text:p>
          </table:table-cell>
          <table:table-cell office:value-type="string" calcext:value-type="string">
            <text:p>Dispo-tf Holding Gmbh</text:p>
          </table:table-cell>
          <table:table-cell office:value-type="string" calcext:value-type="string">
            <text:p>  zurück</text:p>
            <text:p>  26.08.2017</text:p>
            <text:p>  Stellenangebot-Nr.: 1/5120</text:p>
            <text:p>  Einsatzort:</text:p>
            <text:p>  Bundesweit</text:p>
            <text:p>  Kategorie:</text:p>
            <text:p>  Betrieb/Verkehr, Aus- und Weiterbildung</text:p>
            <text:p>  Tätigkeitsbereich:</text:p>
            <text:p>  Sonstige (Betrieb/ Verkehr), Aus- und Weiterbildung, Praktikum</text:p>
            <text:p>  Arbeitszeit:</text:p>
            <text:p>  Vollzeit</text:p>
            <text:p>  Beschäftigungsart:</text:p>
            <text:p>  Praktikum</text:p>
            <text:p>  Verfügbarkeit ab:</text:p>
            <text:p>  01.10.2017</text:p>
            <text:p>  Bewerbung:</text:p>
            <text:p>  Per E-Mail, Schriftlich, Online</text:p>
            <text:p>  Link zur Onlinebewerbung:</text:p>
            <text:p>  zur Onlinebewerbung</text:p>
            <text:p>  Drucken</text:p>
            <text:p>  Merken</text:p>
            <text:p/>
            <text:p>  Praktikumsplätze für Triebfahrzeugführer und Wagenmeister Bundesweit</text:p>
            <text:p/>
            <text:p>  Die dispo-Tf ist eine bekannte Marke im Eisenbahnwesen und steht für Top-Service und qualifiziertes Personal für Eisenbahntechnik und Eisenbahnmanagement. Die dispo-Tf Holding GmbH ist die strategische Management- und Verwaltungsgesellschaft der national agierenden, stark expandierenden dispo-Tf Unternehmensgruppe</text:p>
            <text:p/>
            <text:p>  Die Unternehmen im Verbund der Holding agieren in unterschiedlichen Marktsegmenten, darunter Güterverkehr, Personenverkehr, technischer Service für die Bahnlogistik, Ausbildung von Eisenbahnpersonal, Ausbildung von Büro- und Sicherheitspersonal mit Bezug zum Eisenbahnverkehrswesen, arbeits- und verkehrsmedizinischen Dienstleistungen und im Bereich Marketing/Werbung. Sie bieten eine breite Palette an Dienstleistungen für die Eisenbahnverkehrsbranche in Deutschland und Europa an. Zur dispo-Tf Holding GmbH gehören die Unternehmen dispo-Tf Rail GmbH, First Passenger Rail Service GmbH, dispo-Tf Education GmbH, dispo-Tf Technical Service GmbH, dispo-Tf Medical GmbH, BWBZ Qualifizierungsgesellschaft mbH und nest5media GmbH. Das Unternehmen FZBB Fahrschulzentrum Berlin-Brandenburg GmbH rundet das Portfolio für den Güter- und Personenverkehr ab. Die Unternehmensgruppe schließt mit dieser Struktur Kreise für Strategie, Management und Logistik</text:p>
            <text:p/>
            <text:p>  Die dispo-Tf Holding GmbH erwirtschaftet mit mehr als 200 Mitarbeitern in den zur Gruppe gehörenden Unternehmen einen Jahresumsatz in Höhe von rund 9,5 Mio. Euro (Stand 2016). Das entspricht einer Steigerung gegenüber dem Vergleichsjahr 2015 um mehr als 20%</text:p>
            <text:p/>
            <text:p>  Die Bildungsträger der dispo-Tf Holding GmbH bilden für die Tochterunternehmen und in Kooperation mit der Bundesagentur für Arbeit und der Deutschen Rentenversicherung Mitarbeiter für alle Unternehmensbereiche aus. Dafür sind sie AZAV und DIN EN ISO 9001 zertifiziert bzw. vom Eisenbahnbundesamt zur Ausbildung, Prüfung und Feststellung von Tauglichkeiten und Eignungen berechtigt</text:p>
            <text:p/>
            <text:p>  Heute arbeiten mehr als 200 Mitarbeiter an 7 Standorten in Deutschland (Berlin, Bremen, Köln, Nürnberg, Schönfeld, Dortmund, Regensburg). Gemäß den Leitbildern der Tochterunternehmen fordert und fördert die dispo-Tf Holding alle MitarbeiterInnen, denn sie machen dispo-Tf stark.</text:p>
            <text:p>  Positionsbeschreibung</text:p>
            <text:p/>
            <text:p>  Sie haben bereits eine Ausbildung zum Triebfahrzeugführer oder Wagenmeister begonnen und benötigen noch ein Fachpraktikum?</text:p>
            <text:p/>
            <text:p>  Wir bieten Ihnen abwechslungs- und umfangreiche praktische Ausbildung für das sichere und verantwortungsvolle Führen von Triebfahrzeugen. Dabei stehen Ihnen unsere hochqualifizierten Triebfahrzeugführer mit ihrer jahrelangen Berufserfahrung zur Seite</text:p>
            <text:p/>
            <text:p>  Die Praktische Prüfung nach Beendigung der Praktika wird direkt bei uns abgelegt</text:p>
            <text:p/>
            <text:p>  Für alle weiteren Fragen stehen wir Ihnen jederzeit gern zur Verfügung!</text:p>
            <text:p>  Anforderungen</text:p>
            <text:p/>
            <text:p>  - lerneifrig</text:p>
            <text:p/>
            <text:p>  - schnelle Auffassungsgabe</text:p>
            <text:p/>
            <text:p>  - gute Deutschkenntnisse</text:p>
            <text:p>  Wir bieten</text:p>
            <text:p/>
            <text:p>  Nach dem Praktikum bieten wir Ihnen die Möglichkeit auf ein unbefristeten Arbeitsvertrag.</text:p>
            <text:p>  Kontakt</text:p>
            <text:p>  dispo-Tf Education GmbH</text:p>
            <text:p/>
            <text:p>  dispo-Tf Education GmbH</text:p>
            <text:p>  öffentl. zugelassenes Eisenbahnverkehrsunternehmen</text:p>
            <text:p/>
            <text:p>  Sarah Lakowitz</text:p>
            <text:p>  Wolfener Strasse 32-34</text:p>
            <text:p>  Aufgang E</text:p>
            <text:p>  12681 Berlin</text:p>
            <text:p/>
            <text:p>  Mail: bewerbung@dispo-tf.de</text:p>
            <text:p/>
            <text:p>  oder</text:p>
            <text:p/>
            <text:p>  Tel: 030 5770138-71</text:p>
            <text:p>  zurück</text:p>
          </table:table-cell>
          <table:table-cell table:number-columns-repeated="7"/>
        </table:table-row>
        <table:table-row table:style-name="ro32">
          <table:table-cell office:value-type="string" calcext:value-type="string">
            <text:p>fbeed371bd474c30b00e648ec27c56af</text:p>
          </table:table-cell>
          <table:table-cell office:value-type="date" office:date-value="2017-09-15" calcext:value-type="date">
            <text:p>2017-09-15</text:p>
          </table:table-cell>
          <table:table-cell office:value-type="string" calcext:value-type="string">
            <text:p>Weiterbildung zum/-r Triebfahrzeugführer/-in in Köln (mit Bildungsgutschein möglich) Köln</text:p>
          </table:table-cell>
          <table:table-cell office:value-type="float" office:value="8311" calcext:value-type="float">
            <text:p>8311</text:p>
          </table:table-cell>
          <table:table-cell office:value-type="string" calcext:value-type="string">
            <text:p>Dispo-tf Education Gmbh</text:p>
          </table:table-cell>
          <table:table-cell office:value-type="string" calcext:value-type="string">
            <text:p>  zurück</text:p>
            <text:p>  25.08.2017</text:p>
            <text:p>  Stellenangebot-Nr.: 1/6023</text:p>
            <text:p>  Einsatzort:</text:p>
            <text:p>  Köln</text:p>
            <text:p>  Kategorie:</text:p>
            <text:p>  Betrieb/Verkehr, Aus- und Weiterbildung</text:p>
            <text:p>  Tätigkeitsbereich:</text:p>
            <text:p>  Sonstige (Betrieb/ Verkehr), Qualifizierung zum Triebfahrzeugführer (m/w)</text:p>
            <text:p>  Arbeitszeit:</text:p>
            <text:p>  Vollzeit</text:p>
            <text:p>  Beschäftigungsart:</text:p>
            <text:p>  Ausbildung</text:p>
            <text:p>  Verfügbarkeit ab:</text:p>
            <text:p>  24.07.2017</text:p>
            <text:p>  Bewerbung:</text:p>
            <text:p>  Per E-Mail, Schriftlich, Telefonisch, Online</text:p>
            <text:p>  Link zur Onlinebewerbung:</text:p>
            <text:p>  zur Onlinebewerbung</text:p>
            <text:p>  Drucken</text:p>
            <text:p>  Merken</text:p>
            <text:p/>
            <text:p>  Weiterbildung zum/-r Triebfahrzeugführer/-in in Köln (mit Bildungsgutschein möglich) Köln</text:p>
            <text:p/>
            <text:p>  Die dispo-Tf Education GmbH ist ein Eisenbahnverkehrsunternehmen und als Tochter-unternehmen der dispo-Tf Holding GmbH im Bereich der Aus- &amp; Weiterbildung von Eisenbahnpersonal tätig.</text:p>
            <text:p/>
            <text:p>  Wir bilden an derzeit sieben Standorten in Deutschland (Berlin-Marzahn, Bremen, Schönefeld, Dortmund, Nürnberg, Köln und Marzahn) hauptsächlich Triebfahrzeugführer/innen und Wagenmeister/innen, aber auch Zweiwegefahrzeugführer/innen, Zugbegleiter/innen und Rangierlokführer/innen aus. Zusätzlich bieten wir eine Vielzahl an Fort- und Weiterbildungen im Bereich Schienenverkehr an. Durch unseren hohen Anspruch an unsere Arbeit können wir mittlerweile Zertifizierungen der DEKRA im Bereich Aus- und Weiterbildung und Eingliederung in Arbeit (AZAV) und das Qualitätssiegel ISO 9001 vorweisen, das ein hohes Maß an Qualität voraussetzt und bestätigt.</text:p>
            <text:p/>
            <text:p>  Unsere Infoveranstaltungen finden jede Woche statt! Nutzen Sie die Chance, uns direkt vor Ort kennen zu lernen. Wir beraten Sie gern zu den einzelnen Ausbildungsbereichen.</text:p>
            <text:p>  Positionsbeschreibung</text:p>
            <text:p/>
            <text:p>  Bei uns erhalten Sie alle nötige Ausbildungsmodule, die für den Güter- und Personenverkehr nötig sind. Da auch das Praktikum in unserem Unternehmen stattfindet, sparen Sie sich die mühsame Suche nach einem Praktikumsplatz!</text:p>
            <text:p/>
            <text:p>  Die Ausbildung beläuft sich auf ca. 11 Monate je nach Wissensaneignung und Prüfstand</text:p>
            <text:p/>
            <text:p>  Aufgaben</text:p>
            <text:p/>
            <text:p>  - Kennenlernen von Triebfahrzeugen</text:p>
            <text:p>  - Sicheres Steuer von Triebfahrzeugen</text:p>
            <text:p>  - Kontrolle der Fahrbereitschaft des Triebfahrzeuges vor Abfahrt</text:p>
            <text:p>  - Durchführung von Bremsproben</text:p>
            <text:p/>
            <text:p>  Anforderungen</text:p>
            <text:p/>
            <text:p>  - Abgeschlossene Berufsausbildung</text:p>
            <text:p>  - Gutes Verständnis für technische Geräte und Zusammenhänge</text:p>
            <text:p>  - Mindestalter 22 Jahre</text:p>
            <text:p>  - Bereitschaft zum Wechseldienst und Schichtarbeit</text:p>
            <text:p>  - Lernbereitschaft</text:p>
            <text:p>  - Zuverlässigkeit</text:p>
            <text:p>  - Flexibilität</text:p>
            <text:p>  - Pünktlichkeit</text:p>
            <text:p>  - Belastbarkeit</text:p>
            <text:p/>
            <text:p>  Wir bieten</text:p>
            <text:p/>
            <text:p>  - Garantierte Übernahme von 75 % der Teilnehmer für den Güterverkehr durch das</text:p>
            <text:p/>
            <text:p>  Unternehmen dispo-Tf Rail GmbH!</text:p>
            <text:p/>
            <text:p>  - Unbefristeter Arbeitsvertrag von Beginn an</text:p>
            <text:p/>
            <text:p>  - In unserem Ausbildungszentrum sind Weiterbildungsmaßnahmen möglich</text:p>
            <text:p/>
            <text:p>  - Fairer Dienstplan</text:p>
            <text:p/>
            <text:p>  - Hotel und Fahrkosten werden direkt von uns abgerechnet, ohne dass Sie in Vorkasse gehen müssen!</text:p>
            <text:p/>
            <text:p>  - Sie erhalten einen Tablet-PC und eine Bahncard 50, welche auch für den privaten Gebrauch nutzbar sind</text:p>
            <text:p/>
            <text:p>  - Alle Dozenten sind erfahrende Lehrlokführer</text:p>
            <text:p>  Kontakt</text:p>
            <text:p>  dispo-Tf Education GmbH</text:p>
            <text:p/>
            <text:p>  Wir haben Ihr Interesse geweckt und Sie möchten sich in unserem Unternehmen anmelden?</text:p>
            <text:p/>
            <text:p>  Anmeldungen bitte per Email oder per Post:</text:p>
            <text:p/>
            <text:p>  Dispo-Tf Education GmbH</text:p>
            <text:p>  Frau Anika Ziegler</text:p>
            <text:p>  Wolfener Str. 32-34</text:p>
            <text:p>  Haus A</text:p>
            <text:p>  12681 Berlin</text:p>
            <text:p/>
            <text:p>  Vorzugsweise per E-Mail an: bildung@dispo-tf.de</text:p>
            <text:p/>
            <text:p>  Rückfragen können gern auch telefonisch gestellt werden unter: 030 5770138-74</text:p>
            <text:p/>
            <text:p>  zurück</text:p>
          </table:table-cell>
          <table:table-cell table:number-columns-repeated="7"/>
        </table:table-row>
        <table:table-row table:style-name="ro63">
          <table:table-cell office:value-type="string" calcext:value-type="string">
            <text:p>cff7811f300d4e67bbc97d7502c361fb</text:p>
          </table:table-cell>
          <table:table-cell office:value-type="date" office:date-value="2017-09-15" calcext:value-type="date">
            <text:p>2017-09-15</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National Express Rail GmbH</text:p>
          </table:table-cell>
          <table:table-cell office:value-type="string" calcext:value-type="string">
            <text:p>  Stellenangebot - Weiterbildung zum Triebfahrzeugführer (m/w) (Eisenbahner/in - Betriebsdienst - Lokführer und Transport)</text:p>
            <text:p/>
            <text:p>  Überblick über das Stellenangebot</text:p>
            <text:p/>
            <text:p>  Referenznummer</text:p>
            <text:p/>
            <text:p>  10000-1156350469-S</text:p>
            <text:p>  Titel des Stellenangebots</text:p>
            <text:p/>
            <text:p>  Weiterbildung zum Triebfahrzeugführer (m/w) (Eisenbahner/in - Betriebsdienst - Lokführer und Transport)</text:p>
            <text:p>  Stellenangebotsart</text:p>
            <text:p/>
            <text:p>  Arbeitsplatz (sozialversicherungspflichtig)</text:p>
            <text:p>  Arbeitgeber</text:p>
            <text:p>  National Express Rail GmbH</text:p>
            <text:p/>
            <text:p>  Branche: Betrieb von Verkehrswegen für Straßenfahrzeuge, Betriebsgröße: zwischen 6 und 50</text:p>
            <text:p>  Stellenbeschreibung</text:p>
            <text:p/>
            <text:p>  Quereinsteiger Triebfahrzeugführer Regionalverkehr NRW Minden (w/m)</text:p>
            <text:p/>
            <text:p>  National Express ist einer der vielfältigsten Arbeitgeber Deutschlands. Egal welchen Hintergrund Sie haben, hier können Sie einsteigen, umsteigen, aufsteigen. Hier ist Ihr Beitrag wichtig. Hier sind Sie wichtig.</text:p>
            <text:p/>
            <text:p>  Für das Jahr 2017 suchen wir Sie für National Express Rail GmbH</text:p>
            <text:p/>
            <text:p>  Weiterbildung zum Triebfahrzeugführer (m/w)</text:p>
            <text:p/>
            <text:p>  Ihr Profil:</text:p>
            <text:p>  - Vorzugsweise Abschluss der mittleren Reife</text:p>
            <text:p>  - Möglichst abgeschlossene Berufsausbildung, idealerweise im technischen Bereich</text:p>
            <text:p>  - Mindestalter 19 Jahre</text:p>
            <text:p>  - Gute Deutschkenntnisse</text:p>
            <text:p>  - PKW-Führerschein</text:p>
            <text:p>  - Technisches Verständnis</text:p>
            <text:p>  - Überdurchschnittliche Lernfähigkeit</text:p>
            <text:p>  - Bereitschaft zu Schicht- und Wechseldienst auch an Wochenenden und Feiertagen</text:p>
            <text:p>  - Psychologische und verkehrsmedizinische Eignung</text:p>
            <text:p>  - Motivation und Einsatzbereitschaft</text:p>
            <text:p>  - Teamfähigkeit, Zuverlässigkeit, Belastbarkeit</text:p>
            <text:p>  - Kundenorientierung</text:p>
            <text:p>  - Kommunikationsfähigkeit</text:p>
            <text:p/>
            <text:p>  Es erwartet Sie:</text:p>
            <text:p>  - Eine anspruchsvolle und qualitativ hochwertige, zehnmonatige Ausbildung</text:p>
            <text:p>  - Die Vermittlung aller notwendigen theoretischen und praktischen Kenntnisse</text:p>
            <text:p>  - Erfahrene Ausbilder</text:p>
            <text:p>  - Neue berufliche Perspektiven</text:p>
            <text:p>  - Das Erlernen der sicheren Bedienung moderner Elektrotriebwagen</text:p>
            <text:p>  - Eine Tätigkeit als Triebfahrzeugführer/in bei der National Express Rail GmbH</text:p>
            <text:p/>
            <text:p>  Haben wir Ihr Interesse geweckt?</text:p>
            <text:p/>
            <text:p>  Dann freuen wir uns auf Ihre Bewerbung!</text:p>
            <text:p>  Führungsverantwortung</text:p>
            <text:p/>
            <text:p>  Keine Führungsverantwortung</text:p>
            <text:p>  Arbeitsorte</text:p>
            <text:p/>
            <text:p>  32423 Minden, Westfalen,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1 von ursprünglich 11 gemeldeten Stellen</text:p>
            <text:p>  Vormerken</text:p>
            <text:p/>
            <text:p>  Konditionen des Stellenangebots</text:p>
            <text:p/>
            <text:p>  Arbeitszeit</text:p>
            <text:p/>
            <text:p>  Vollzeit, Wochenende, Schicht</text:p>
            <text:p>  39 Wochenstunden</text:p>
            <text:p>  Vergütung und Zusatzleistungen</text:p>
            <text:p/>
            <text:p>  Bei der Besetzung des Stellenangebotes findet ein Tarifvertrag Anwendung.</text:p>
            <text:p>  Tarifvertrag: Haustarif</text:p>
            <text:p/>
            <text:p>  Anforderungen an den Bewerber</text:p>
            <text:p/>
            <text:p>  Produktion, Verarbeitung, Technik</text:p>
            <text:p/>
            <text:p>  Erweiterte Kenntnisse</text:p>
            <text:p>  Technisches Verständnis</text:p>
            <text:p/>
            <text:p>  Wirtschaft, Verwaltung</text:p>
            <text:p/>
            <text:p>  Grundkenntnisse</text:p>
            <text:p>  Kundenberatung, -betreuung</text:p>
            <text:p/>
            <text:p>  Persönliche Stärken</text:p>
            <text:p>  Belastbarkeit, Flexibilität, Sorgfalt/Genauigkeit, Zuverlässigkeit</text:p>
            <text:p>  Reise-/ Montagebereitschaft</text:p>
            <text:p/>
            <text:p>  Nicht erforderlich</text:p>
            <text:p>  Führerscheine</text:p>
            <text:p/>
            <text:p>  Wünschenswert</text:p>
            <text:p>  Fahrerlaubnis B PKW/Kleinbusse (alt: FS 3)</text:p>
            <text:p/>
            <text:p>  Kontaktdaten</text:p>
            <text:p/>
            <text:p>  Rückfragen und Bewerbungen an</text:p>
            <text:p/>
            <text:p>  National Express Rail GmbH</text:p>
            <text:p>  Frau Gunda Hemesath</text:p>
            <text:p>  Maximinenstr. 6</text:p>
            <text:p>  50668 Köln</text:p>
            <text:p>  Nordrhein-Westfalen</text:p>
            <text:p>  Deutschland</text:p>
            <text:p>  Telekommunikation</text:p>
            <text:p/>
            <text:p>  Telefonnummer: +49 (02 21) 13 99 94 62</text:p>
            <text:p>  E-Mail</text:p>
            <text:p>  karriere@nationalexpress.de</text:p>
            <text:p>  Gewünschte Bewerbungsarten</text:p>
            <text:p/>
            <text:p>  Per E-Mail, schriftlich, telefonisch</text:p>
            <text:p>  Angaben zur Bewerbung</text:p>
            <text:p/>
            <text:p>  Anschreib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90">
          <table:table-cell office:value-type="string" calcext:value-type="string">
            <text:p>1ff138c7fd5d48bb9d5600f81fe32fbf</text:p>
          </table:table-cell>
          <table:table-cell office:value-type="date" office:date-value="2017-09-16" calcext:value-type="date">
            <text:p>2017-09-16</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A!B!C Personaldienstleistungs GmbH</text:p>
          </table:table-cell>
          <table:table-cell office:value-type="string" calcext:value-type="string">
            <text:p>  Stellenangebot - Eisenbahner (m/w) (Eisenbahner/in - Betriebsdienst - Lokführer und Transport)</text:p>
            <text:p/>
            <text:p>  Überblick über das Stellenangebot</text:p>
            <text:p/>
            <text:p>  Referenznummer</text:p>
            <text:p/>
            <text:p>  10000-1156389700-S</text:p>
            <text:p>  Titel des Stellenangebots</text:p>
            <text:p/>
            <text:p>  Eisenbahner (m/w) (Eisenbahner/in - Betriebsdienst - Lokführer und Transport)</text:p>
            <text:p>  Alternativberufe</text:p>
            <text:p>  Schienenfahrzeugführer/in</text:p>
            <text:p>  Stellenangebotsart</text:p>
            <text:p/>
            <text:p>  Arbeitsplatz (sozialversicherungspflichtig)</text:p>
            <text:p>  Arbeitgeber</text:p>
            <text:p>  A!B!C Personaldienstleistungs GmbH</text:p>
            <text:p/>
            <text:p>  Branche: Befristete Überlassung von Arbeitskräften, Betriebsgröße: zwischen 6 und 50</text:p>
            <text:p>  Stellenbeschreibung</text:p>
            <text:p/>
            <text:p>  Wir suchen für ein Kundenunternehmen eine/n Triebfahrzeugführer (m/w) in Düsseldorf / Neuss zum nächstmöglichen Zeitpunkt.</text:p>
            <text:p/>
            <text:p>  DAS SIND IHRE AUFGABEN:</text:p>
            <text:p>  * Abwechslungsreiche und verantwortungsvolle Tätigkeit als Triebfahrzeugführer (m/w) im Güterverkehr.</text:p>
            <text:p/>
            <text:p>  DAS BRINGEN SIE MIT:</text:p>
            <text:p>  * abgeschlossene Ausbildung als Eisenbahner/in im Betriebsdienst "Fachrichtung Lok und Transport" oder gleichwertige Ausbildung zum Triebfahrzeugführer/in bei einem deutschen EVU</text:p>
            <text:p>  * Berechtigung zum Führen von Diesellokomotiven, E-Loks und funkferngesteuerten Rangierlokomotiven (m/w)</text:p>
            <text:p>  * Eisenbahnfahrzeugführerschein Klasse 3</text:p>
            <text:p>  * Umfassende Kenntnisse des Eisenbahnbetriebsdienstes und der Beförderung von Gefahrgut</text:p>
            <text:p>  * Ausbildung als Bremsprobenberechtigter und Wagenprüfer G / Tf mit</text:p>
            <text:p>  Qualifikationsnachweisen</text:p>
            <text:p>  * Betriebsdiensttauglichkeit nach § 48 der EBO und der</text:p>
            <text:p>  Triebfahrzeugführerscheinverordnung</text:p>
            <text:p>  * Pkw-Führerscheinklasse 3 bzw. Führerscheinklasse B</text:p>
            <text:p>  * Fundierte Kenntnisse der deutschen Sprache in Wort und Schrift</text:p>
            <text:p>  * EDV-Kenntnisse</text:p>
            <text:p/>
            <text:p>  DIE A!B!C BIETET IHNEN:</text:p>
            <text:p>  * Eine sichere, pünktliche sowie leistungsgerechte Bezahlung nach dem IGZ-Tarifvertrag</text:p>
            <text:p>  * Weihnachts- und Urlaubsgeld</text:p>
            <text:p>  * Kostenlose Arbeitssicherheitskleidung</text:p>
            <text:p>  * Professionelle Beratung und Mitarbeiter-Betreuung</text:p>
            <text:p>  * Langfristige Einsatzmöglichkeiten</text:p>
            <text:p>  * Positionen mit Übernahme-Optionen in ein direktes Anstellungsverhältnis beim Kundenunternehmen</text:p>
            <text:p/>
            <text:p>  Sie möchten mit uns zwei Ausrufezeichen setzen?</text:p>
            <text:p/>
            <text:p>  Dann freuen wir uns auf Ihre aussagekräftigen Bewerbungsunterlagen (Lebenslauf, Zeugnisse, Zertifikate).</text:p>
            <text:p/>
            <text:p>  Dann freuen wir uns auf Ihre aussagekräftige Bewerbungsunterlagen (Lebenslauf, Zeugnisse, Zertifikate) an: bjoern.hinghaus@abc.jetzt</text:p>
            <text:p/>
            <text:p>  BEWERBUNG AN:</text:p>
            <text:p>  -----------------------------------------------------</text:p>
            <text:p/>
            <text:p>  PER E-MAIL:</text:p>
            <text:p>  bjoern.hinghaus@abc.jetzt</text:p>
            <text:p/>
            <text:p>  ODER PER POST:</text:p>
            <text:p>  A!B!C Personaldienstleistungs-GmbH</text:p>
            <text:p>  Björn Hinghaus</text:p>
            <text:p>  - Recruiting -</text:p>
            <text:p>  Kleiner Werth 34</text:p>
            <text:p>  42275 Wuppertal</text:p>
            <text:p/>
            <text:p>  Bei Fragen freuen wir uns über Ihren Anruf:</text:p>
            <text:p/>
            <text:p>  Telefon: +49 202 26046210</text:p>
            <text:p>  Mobil: +49 170 2220387</text:p>
            <text:p>  Führungsverantwortung</text:p>
            <text:p/>
            <text:p>  Keine Führungsverantwortung</text:p>
            <text:p>  Arbeitsorte</text:p>
            <text:p/>
            <text:p>  41460 Neuss,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 Stelle</text:p>
            <text:p>  Vormerken</text:p>
            <text:p/>
            <text:p>  Konditionen des Stellenangebots</text:p>
            <text:p/>
            <text:p>  Arbeitszeit</text:p>
            <text:p/>
            <text:p>  Vollzeit</text:p>
            <text:p>  Vergütung und Zusatzleistungen</text:p>
            <text:p/>
            <text:p>  nach Qualifikation und Erfahrung</text:p>
            <text:p>  Bei der Besetzung des Stellenangebotes findet kein Tarifvertrag Anwendung.</text:p>
            <text:p>  Befristung</text:p>
            <text:p/>
            <text:p>  Unbefristetes Arbeitsverhältnis</text:p>
            <text:p/>
            <text:p>  Anforderungen an den Bewerber</text:p>
            <text:p/>
            <text:p>  Transport, Verkehr</text:p>
            <text:p/>
            <text:p>  Erweiterte Kenntnisse</text:p>
            <text:p>  Betriebssicherheit von Transportmitteln kontrollieren, Disposition (Güterverkehr), Fahrzeugführung, Lokomotivführung, Rangierbetrieb, Schienenverkehr</text:p>
            <text:p/>
            <text:p>  Grundkenntnisse</text:p>
            <text:p>  Bahnbetriebsdienst</text:p>
            <text:p/>
            <text:p>  Führerscheine</text:p>
            <text:p/>
            <text:p>  Zwingend erforderlich</text:p>
            <text:p>  Lokomotiv-/Triebfahrzeugführerschein Klasse 3</text:p>
            <text:p/>
            <text:p>  Kontaktdaten</text:p>
            <text:p/>
            <text:p>  Rückfragen und Bewerbungen an</text:p>
            <text:p/>
            <text:p>  A!B!C Personaldienstleistungs GmbH</text:p>
            <text:p>  Herr Björn Hinghaus</text:p>
            <text:p>  Recruiting</text:p>
            <text:p>  Kleiner Werth 34</text:p>
            <text:p>  42275 Wuppertal</text:p>
            <text:p>  Nordrhein-Westfalen</text:p>
            <text:p>  Deutschland</text:p>
            <text:p>  Telekommunikation</text:p>
            <text:p/>
            <text:p>  Telefonnummer: +49 (2 02) 26 04 62 10</text:p>
            <text:p>  Faxnummer: +49 (2 02) 26 04 62 19</text:p>
            <text:p>  E-Mail</text:p>
            <text:p>  bjoern.hinghaus@abcgroup.de</text:p>
            <text:p>  Gewünschte Bewerbungsarten</text:p>
            <text:p/>
            <text:p>  Per E-Mail, schriftlich, telefonisch</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91">
          <table:table-cell office:value-type="string" calcext:value-type="string">
            <text:p>24a866a2f8b641e5ad1f084dba04b2fe</text:p>
          </table:table-cell>
          <table:table-cell office:value-type="date" office:date-value="2017-09-15" calcext:value-type="date">
            <text:p>2017-09-15</text:p>
          </table:table-cell>
          <table:table-cell office:value-type="string" calcext:value-type="string">
            <text:p>Triebfahrzeugführer (m/w) Einsatzorte Muttenz / Baseler Güterbahnhöfe (Leistungen ab Muttenz nach Mannheim)</text:p>
          </table:table-cell>
          <table:table-cell office:value-type="string" calcext:value-type="string">
            <text:p><text:s/>Lörrach</text:p>
          </table:table-cell>
          <table:table-cell office:value-type="string" calcext:value-type="string">
            <text:p><text:s/>Mannheim</text:p>
          </table:table-cell>
          <table:table-cell office:value-type="string" calcext:value-type="string">
            <text:p><text:s/>Köln und Aachen</text:p>
          </table:table-cell>
          <table:table-cell office:value-type="float" office:value="8311" calcext:value-type="float">
            <text:p>8311</text:p>
          </table:table-cell>
          <table:table-cell office:value-type="string" calcext:value-type="string">
            <text:p>Lokdienst Sued West</text:p>
          </table:table-cell>
          <table:table-cell office:value-type="string" calcext:value-type="string">
            <text:p>  zurück</text:p>
            <text:p>  13.09.2017</text:p>
            <text:p>  Stellenangebot-Nr.: 1/5249</text:p>
            <text:p>  Einsatzort:</text:p>
            <text:p>  Einsatzorte Muttenz / Baseler Güterbahnhöfe (Leistungen ab Muttenz nach Mannheim), Lörrach, Mannheim, Köln und Aachen</text:p>
            <text:p>  Kategorie:</text:p>
            <text:p>  Betrieb/Verkehr</text:p>
            <text:p>  Tätigkeitsbereich:</text:p>
            <text:p>  Triebfahrzeugführer/in</text:p>
            <text:p>  Verfügbarkeit ab:</text:p>
            <text:p>  zum nächstmöglichen Zeitpunkt</text:p>
            <text:p>  Drucken</text:p>
            <text:p>  Merken</text:p>
            <text:p/>
            <text:p>  Triebfahrzeugführer (m/w) Einsatzorte Muttenz / Baseler Güterbahnhöfe (Leistungen ab Muttenz nach Mannheim), Lörrach, Mannheim, Köln und Aachen</text:p>
            <text:p/>
            <text:p>  Positionsbeschreibung</text:p>
            <text:p/>
            <text:p>  Unser kleines Team sucht Verstärkung, ab den Einsatzorten Muttenz / Baseler Güterbahnhöfe (Leistungen ab Muttenz nach Mannheim), Lörrach, Mannheim, Köln und Aachen.</text:p>
            <text:p/>
            <text:p>  Unsere Einsatzgebiete:</text:p>
            <text:p/>
            <text:p>  Einsätze im internationalen Güterverkehr auf den Linien:</text:p>
            <text:p>  1. Muttenz / Weil am Rhein - Mannheim und zurück</text:p>
            <text:p>  2. Mannheim - Weil am Rhein / Muttenz und zurück</text:p>
            <text:p>  3. Mannheim - Köln und zurück</text:p>
            <text:p>  4. Aachen - Köln - Mannheim und zurück</text:p>
            <text:p>  5. Aachen - Weil am Rhein / Muttenz mit Übernachtung und zurück (zwei Tagesleistung)</text:p>
            <text:p>  6. Muttenz / Weil am Rhein - Aachen mit Übernachtung und zurück (zwei Tagesleistung)</text:p>
            <text:p/>
            <text:p>  Einsätze im Personenverkehr</text:p>
            <text:p>  1. Basel SBB - Basel badischer Bahnhof - Zell im Wiesental (Dienstort Lörrach)</text:p>
            <text:p>  2. Weil am Rhein - Steinen (Dienstort Lörrach)</text:p>
            <text:p>  Anforderungen</text:p>
            <text:p/>
            <text:p>  Sie bringen mit:</text:p>
            <text:p>  * Eisenbahnfahrzeugführerschein Klasse 3</text:p>
            <text:p>  * Bahnarzt Gutachten</text:p>
            <text:p>  * idealer Weise Wagenprüfer G (wenn nicht übernehmen wir die Ausbildung)</text:p>
            <text:p>  * idealer Weise Gefahrgut</text:p>
            <text:p>  * idealer Weise Lok BR 185 und 189</text:p>
            <text:p>  * LZB/CIR ELKE</text:p>
            <text:p>  * Bereitschaft für weitere Ausbildungsmodule wie Verbindungsbahn Basel</text:p>
            <text:p>  * gepflegtes und freundliches Auftreten</text:p>
            <text:p/>
            <text:p>  Wir bieten</text:p>
            <text:p/>
            <text:p>  Was wir Ihnen bieten:</text:p>
            <text:p>  * ausgewogene Dienstplanung (keine, oder wenig Auswärtsübernachtungen)</text:p>
            <text:p>  * regelmässige Wochenende frei</text:p>
            <text:p>  * persönliche Wünsche, werden in die Arbeitszeitplanung eingearbeitet</text:p>
            <text:p>  * Aus- und Weiterbildung</text:p>
            <text:p>  * bezahlte Dienstfahrten, wenn nötig</text:p>
            <text:p>  * Urlaubs- und Weihnachtsgeld</text:p>
            <text:p>  * Vermögenswirksame Leistungen</text:p>
            <text:p>  * exzellente Bezahlung</text:p>
            <text:p/>
            <text:p>  Was wir nicht bieten:</text:p>
            <text:p>  * Bahncard 100, da sie nicht benötigt wird</text:p>
            <text:p/>
            <text:p>  Wir freuen uns auf Ihre aussagekräftige Bewerbung und würden uns freuen, Sie in unserem Team begrüssen zu dürfen.</text:p>
            <text:p>  Kontakt</text:p>
            <text:p>  Meridian-Eisenbahndienstleistungen</text:p>
            <text:p/>
            <text:p>  Info: http://lokdienst-sued-west.de/index.php?site=jobs</text:p>
            <text:p/>
            <text:p>  Telefon: +49 163 60 53 130</text:p>
            <text:p/>
            <text:p>  Fax: +49 7621 58 33 841</text:p>
            <text:p/>
            <text:p>  E-Mail: info@lokdienst-sued-west.de</text:p>
            <text:p>  zurück</text:p>
          </table:table-cell>
          <table:table-cell table:number-columns-repeated="4"/>
        </table:table-row>
        <table:table-row table:style-name="ro11">
          <table:table-cell office:value-type="string" calcext:value-type="string">
            <text:p>7062c06cd9d9461482cdeed8b72f6b99</text:p>
          </table:table-cell>
          <table:table-cell office:value-type="date" office:date-value="2017-09-16" calcext:value-type="date">
            <text:p>2017-09-16</text:p>
          </table:table-cell>
          <table:table-cell office:value-type="string" calcext:value-type="string">
            <text:p>Triebfahrzeugführer (m/w)</text:p>
          </table:table-cell>
          <table:table-cell office:value-type="float" office:value="8311" calcext:value-type="float">
            <text:p>8311</text:p>
          </table:table-cell>
          <table:table-cell office:value-type="string" calcext:value-type="string">
            <text:p>Abellio Rail NRW GmbH</text:p>
          </table:table-cell>
          <table:table-cell office:value-type="string" calcext:value-type="string">
            <text:p>  Triebfahrzeugführer (m/w)</text:p>
            <text:p>  Triebfahrzeugführer (m/w)</text:p>
            <text:p>  Abellio Rail NRW GmbH</text:p>
            <text:p>  Letmathe, Remscheid, Essen, Emmerich, Wesel, Siegen, Hagen</text:p>
            <text:p>  * Drucken</text:p>
            <text:p>  * Per E-Mail senden</text:p>
            <text:p>  * Firmenprofil</text:p>
            <text:p/>
            <text:p>  Referenznummer:</text:p>
            <text:p>  YF1453243</text:p>
            <text:p/>
            <text:p>  Bitte in der Bewerbung angeben.</text:p>
            <text:p>  Jetzt</text:p>
            <text:p>  bewerben</text:p>
          </table:table-cell>
          <table:table-cell table:number-columns-repeated="7"/>
        </table:table-row>
        <table:table-row table:style-name="ro62">
          <table:table-cell office:value-type="string" calcext:value-type="string">
            <text:p>9db13f90e00145bbab8a7b5cf5ffb36d</text:p>
          </table:table-cell>
          <table:table-cell office:value-type="date" office:date-value="2017-09-16" calcext:value-type="date">
            <text:p>2017-09-16</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TSM Personalservice GmbH</text:p>
          </table:table-cell>
          <table:table-cell office:value-type="string" calcext:value-type="string">
            <text:p>  Stellenangebot - Eisenbahner/in - Betriebsdienst - Lokführer und Transport</text:p>
            <text:p/>
            <text:p>  Überblick über das Stellenangebot</text:p>
            <text:p/>
            <text:p>  Referenznummer</text:p>
            <text:p/>
            <text:p>  10000-1156436412-S</text:p>
            <text:p>  Titel des Stellenangebots</text:p>
            <text:p/>
            <text:p>  Eisenbahner/in - Betriebsdienst - Lokführer und Transport</text:p>
            <text:p>  Stellenangebotsart</text:p>
            <text:p/>
            <text:p>  Arbeitsplatz als Fachkraft (sozialversicherungspflichtig)</text:p>
            <text:p>  Arbeitgeber</text:p>
            <text:p>  TSM Personalservice GmbH</text:p>
            <text:p/>
            <text:p>  Branche: Befristete Überlassung von Arbeitskräften, Betriebsgröße: zwischen 6 und 50</text:p>
            <text:p>  Stellenbeschreibung</text:p>
            <text:p/>
            <text:p>  TSM Personalservice GmbH ist als inhabergeführtes, mittelständisches Unternehmen mit Sitz in Oberhausen/Rheinland seit 1998 bundesweit und international als Spezial-Dienstleister in der Schienenverkehrstechnik tätig.</text:p>
            <text:p/>
            <text:p>  Unsere langfristig angelegte Firmenphilosophie hat uns zu einem zuverlässigen und begehrten Partner gemacht.</text:p>
            <text:p/>
            <text:p>  Für unseren Kunden aus der Schienenverkehrstechnik suchen wir zum nächstmöglichen Zeitpunkt :</text:p>
            <text:p/>
            <text:p>  Eisenbahner/in für den Werksverkehr(Rangierbetrieb etc.) und auf Strecken der DB. Führerscheine 1 und/oder 2 und/oder 3 erforderlich.</text:p>
            <text:p/>
            <text:p>  Wir freuen uns auf Ihre Bewerbung!</text:p>
            <text:p>  Führungsverantwortung</text:p>
            <text:p/>
            <text:p>  Keine Führungsverantwortung</text:p>
            <text:p>  Arbeitsorte</text:p>
            <text:p/>
            <text:p>  Mönchengladbach, Nordrhein-Westfalen, Deutschland</text:p>
            <text:p>  Bochum, Nordrhein-Westfalen, Deutschland</text:p>
            <text:p>  Duisburg,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4 von ursprünglich 4 gemeldeten Stellen</text:p>
            <text:p>  Vormerken</text:p>
            <text:p/>
            <text:p>  Konditionen des Stellenangebots</text:p>
            <text:p/>
            <text:p>  Arbeitszeit</text:p>
            <text:p/>
            <text:p>  Vollzeit, Schicht</text:p>
            <text:p>  40 Wochenstunden</text:p>
            <text:p>  Vergütung und Zusatzleistungen</text:p>
            <text:p/>
            <text:p>  Tariflohn/Übertariflich</text:p>
            <text:p>  Bei der Besetzung des Stellenangebotes findet ein Tarifvertrag Anwendung.</text:p>
            <text:p>  Tarifvertrag: BAP</text:p>
            <text:p/>
            <text:p>  Anforderungen an den Bewerber</text:p>
            <text:p/>
            <text:p>  Berufserfahrung</text:p>
            <text:p/>
            <text:p>  Mit Berufserfahrung</text:p>
            <text:p>  Transport, Verkehr</text:p>
            <text:p/>
            <text:p>  Erweiterte Kenntnisse</text:p>
            <text:p>  Bahnbetriebsdienst, Lokomotivführung, Rangierbetrieb, Schienenverkehr, Werkbahnbetrieb</text:p>
            <text:p/>
            <text:p>  Persönliche Stärken</text:p>
            <text:p>  Analyse- und Problemlösefähigkeit, Belastbarkeit, Flexibilität, Ganzheitliches Denken, Teamfähigkeit</text:p>
            <text:p>  Reise-/ Montagebereitschaft</text:p>
            <text:p/>
            <text:p>  Nicht erforderlich</text:p>
            <text:p>  Führerscheine</text:p>
            <text:p/>
            <text:p>  Zwingend erforderlich</text:p>
            <text:p>  Fahrerlaubnis B PKW/Kleinbusse (alt: FS 3)</text:p>
            <text:p/>
            <text:p>  Wünschenswert</text:p>
            <text:p>  Lokomotiv-/Triebfahrzeugführerschein Klasse 2, Lokomotiv-/Triebfahrzeugführerschein Klasse 1, Lokomotiv-/Triebfahrzeugführerschein Klasse 3</text:p>
            <text:p/>
            <text:p>  Kontaktdaten</text:p>
            <text:p/>
            <text:p>  Rückfragen und Bewerbungen an</text:p>
            <text:p/>
            <text:p>  TSM Personalservice GmbH</text:p>
            <text:p>  Herr Ulrich Schmidt</text:p>
            <text:p>  Im Lipperfeld 25</text:p>
            <text:p>  46047 Oberhausen, Rheinland</text:p>
            <text:p>  Nordrhein-Westfalen</text:p>
            <text:p>  Deutschland</text:p>
            <text:p>  Telekommunikation</text:p>
            <text:p/>
            <text:p>  Telefonnummer: +49 (2 03) 7 57 91 80</text:p>
            <text:p>  E-Mail</text:p>
            <text:p>  schmidt@tsm-gmbh.com</text:p>
            <text:p>  Gewünschte Bewerbungsarten</text:p>
            <text:p/>
            <text:p>  Über JOBBÖRSE, per E-Mail, schriftlich, telefonisch, persönlich</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92">
          <table:table-cell office:value-type="string" calcext:value-type="string">
            <text:p>a065880d7ad54957bfc3c1fabb893460</text:p>
          </table:table-cell>
          <table:table-cell office:value-type="date" office:date-value="2017-09-18" calcext:value-type="date">
            <text:p>2017-09-1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B.V.G. Private Arbeitsvermittlung</text:p>
          </table:table-cell>
          <table:table-cell office:value-type="string" calcext:value-type="string">
            <text:p>  Stellenangebot - Triebfahrzeugführer (Eisenbahner/in - Betriebsdienst - Lokführer und Transport)</text:p>
            <text:p/>
            <text:p>  Überblick über das Stellenangebot</text:p>
            <text:p/>
            <text:p>  Referenznummer</text:p>
            <text:p/>
            <text:p>  10000-1156461767-S</text:p>
            <text:p>  Titel des Stellenangebots</text:p>
            <text:p/>
            <text:p>  Triebfahrzeugführer (Eisenbahner/in - Betriebsdienst - Lokführer und Transport)</text:p>
            <text:p>  Stellenangebotsart</text:p>
            <text:p/>
            <text:p>  Arbeitsplatz als Fachkraft (sozialversicherungspflichtig)</text:p>
            <text:p>  Arbeitgeber</text:p>
            <text:p>  B.V.G. Private Arbeitsvermittlung</text:p>
            <text:p/>
            <text:p>  Branche: Vermittlung von Arbeitskräften, Betriebsgröße: weniger als 6</text:p>
            <text:p>  Stellenbeschreibung</text:p>
            <text:p/>
            <text:p>  Eine gute Chance zur beruflichen Entwicklung! Für unseren Kunden suchen wir Verstärkung im Rahmen der Arbeitnehmervermittlung mehrere:</text:p>
            <text:p/>
            <text:p>  Lok- und Rangierführer (m/w), Triebfahrzeugführer (m/w) für den innerbetrieblichen Werksverkehr.</text:p>
            <text:p>  Arbeitsort ist Mülheim.</text:p>
            <text:p/>
            <text:p>  Ihr Profil:</text:p>
            <text:p/>
            <text:p>  * Mind. Eisenbahnführerschein Klasse 1</text:p>
            <text:p>  * Berechtigung zum Führen von Diesellokomotiven oder E-Loks und funkferngesteuerten Rangierlokomotiven</text:p>
            <text:p>  * Erfahrung im Eisenbahndienst, im Lokrangierdienst</text:p>
            <text:p>  * Hohes Maß an Eigenverantwortung, Zuverlässigkeit sowie Pflicht- und Sicherheitsbewusstsein</text:p>
            <text:p>  * Gepflegtes, sicheres Auftreten</text:p>
            <text:p>  * Pkw-Führerscheinklasse 3 bzw. Führerscheinklasse B</text:p>
            <text:p>  * Fundierte Kenntnisse der deutschen Sprache in Wort und Schrift</text:p>
            <text:p/>
            <text:p>  Unser Angebot:</text:p>
            <text:p>  * Sprungbrett in Top Unternehmen!</text:p>
            <text:p>  * Professionelle Beratung und individuelle Auswahl der passgenauen Positionen</text:p>
            <text:p>  * Schnelle und garantierte Vermittlung in Ihren neuen Job!</text:p>
            <text:p>  * Dauerhafter Einsatz, langfristige Perspektive, Möglichkeit auf unbefristetes Arbeitsverhältnis</text:p>
            <text:p/>
            <text:p>  Sie haben Interesse?</text:p>
            <text:p/>
            <text:p>  Dann nutzen Sie Ihre Chance und senden Sie uns Ihre aussagekräftigen Bewerbungsunterlagen noch heute zu oder rufen Sie uns an!</text:p>
            <text:p>  Wir freuen uns darauf, Sie kennenzulernen!</text:p>
            <text:p/>
            <text:p>  Über BVG</text:p>
            <text:p>  Die B.V.G. ist eine nach DIN-ISO 9001 zertifizierte Beratungs- und Vermittlungsgesellschaft Seit 2005 sind wir Experte für Arbeitswelten und Spezialist für mehr Perspektiven. Mit Personalvermittlung bieten wir gerade auch qualifizierten Bewerberinnen und Bewerbern hervorragende Einstiegswege und Karrierechancen auf dem sich wandelnden Arbeitsmarkt.Wir arbeiten auf Basis des Vermittnungsgutscheins, ihn erhalten Sie im Arbeitsamt oder Jobcenter.</text:p>
            <text:p>  Führungsverantwortung</text:p>
            <text:p/>
            <text:p>  Keine Führungsverantwortung</text:p>
            <text:p>  Arbeitsorte</text:p>
            <text:p/>
            <text:p>  Mülheim an der Ruhr, Nordrhein-Westfalen, Deutschland</text:p>
            <text:p>  Lindnerstr. 27, 46149 Oberhausen, Rheinland, Buschhausen,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3 Stellen</text:p>
            <text:p>  Vormerken</text:p>
            <text:p/>
            <text:p>  Konditionen des Stellenangebots</text:p>
            <text:p/>
            <text:p>  Arbeitszeit</text:p>
            <text:p/>
            <text:p>  Vollz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Führerscheine</text:p>
            <text:p/>
            <text:p>  Zwingend erforderlich</text:p>
            <text:p>  Lokomotiv-/Triebfahrzeugführerschein Klasse 1</text:p>
            <text:p/>
            <text:p>  Kontaktdaten</text:p>
            <text:p/>
            <text:p>  Rückfragen und Bewerbungen an</text:p>
            <text:p/>
            <text:p>  B.V.G. Private Arbeitsvermittlung</text:p>
            <text:p>  Herr Peter Lempfert</text:p>
            <text:p>  Lindnerstr. 27</text:p>
            <text:p>  46149 Oberhausen, Rheinland</text:p>
            <text:p>  Buschhausen</text:p>
            <text:p>  Nordrhein-Westfalen</text:p>
            <text:p>  Deutschland</text:p>
            <text:p>  Telekommunikation</text:p>
            <text:p/>
            <text:p>  Telefonnummer: +49 (2 08) 8 84 88 81 14</text:p>
            <text:p>  Faxnummer: +49 (2 08) 8 84 88 81 49</text:p>
            <text:p>  E-Mail</text:p>
            <text:p>  info@bvgonline.de</text:p>
            <text:p>  Gewünschte Bewerbungsarten</text:p>
            <text:p/>
            <text:p>  Über JOBBÖRSE, per E-Mail, schriftlich, telefonisch, persönlich, über Internet</text:p>
            <text:p>  Internetadresse</text:p>
            <text:p>  Weitere Informationen zum Stellenangebot im Internet</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51">
          <table:table-cell office:value-type="string" calcext:value-type="string">
            <text:p>14748536b6e748108c19704a26271dae</text:p>
          </table:table-cell>
          <table:table-cell office:value-type="date" office:date-value="2017-09-14" calcext:value-type="date">
            <text:p>2017-09-14</text:p>
          </table:table-cell>
          <table:table-cell office:value-type="string" calcext:value-type="string">
            <text:p>Triebfahrzeugführer/Lokrangierführer (m/w)</text:p>
          </table:table-cell>
          <table:table-cell office:value-type="float" office:value="8311" calcext:value-type="float">
            <text:p>8311</text:p>
          </table:table-cell>
          <table:table-cell office:value-type="string" calcext:value-type="string">
            <text:p>persona data euro service Unternehmen für Zeitarbeit AG</text:p>
          </table:table-cell>
          <table:table-cell office:value-type="string" calcext:value-type="string">
            <text:p>  Triebfahrzeugführer/Lokrangierführer (m/w) in Köln</text:p>
            <text:p/>
            <text:p>  Stellenbeschreibung: Für ein namhaftes Unternehmen in Köln, suchen wir einen Triebfahrzeugführer/ Lokrangierführer (wm/w) FSK B und Wagenmeister. Ihre Aufgaben als Lokrangierführer (m/w)</text:p>
            <text:p>  * Selbständiges Führen von Triebfahrzeugen, E- und V-Traktion, auf den öffentlichen Eisenbahninfrastrukturen</text:p>
            <text:p>  * Zugfahrten/Rangierfahrten (Funkfernsteuerung) in den Häfen Neuss, Düsseldorf und Köln sowie bundesweiter Einsatz und grenzüberschreitender Verkehr (z. B. Niederlande)</text:p>
            <text:p>  * Züge und Wagengruppen in/aus Bahnhöfen, Containerterminals, und Gleisanschlussanlagen und sonstigen Gleisanlagen rangieren (Güterwagen/Güterwagengruppen zerlegen und zusammenstellen)</text:p>
            <text:p/>
            <text:p>  Ihre Aufgaben als Wagenmeister (m/w)</text:p>
            <text:p>  * Güterwagen und Ladeeinheiten (LE) wagentechnisch untersuchen und prüfen</text:p>
            <text:p>  * Durchführung von Bremsproben und Bremsuntersuchungen</text:p>
            <text:p>  * Wagentechnischer Service (WTS)</text:p>
            <text:p>  * Prüfung der Einhaltung der besonderen Bestimmungen bei Gütern, die der GGVSE unterliegen</text:p>
            <text:p/>
            <text:p>  Ihr Profil</text:p>
            <text:p>  * Erfolgreich abgeschlossene Ausbildung zum/zur Eisenbahner/in im Betriebsdienst oder zum/zur Triebfahrzeugführer/in FSK B bevorzugt mit der Zusatzqualifikation zum/zur Wagenmeister/in</text:p>
            <text:p>  * Bereitschaft zum Schichtdienst mit Nachtschicht, Wochenend- und Feiertagsarbeit</text:p>
            <text:p>  * Fundierte Erfahrung im Güterverkehr sowie im Rangierbetrieb (Funkfernsteuerung)</text:p>
            <text:p>  * Fähigkeit zu klarem sprachlichen Ausdruck sowie hohe Konzentrationsfähigkeit</text:p>
            <text:p>  * Ausgeprägte Team- und Kommunikationsfähigkeit, Flexibilität, sicherheitsbewusste, zuverlässige Arbeitsweise sowie Einsatzbereitschaft</text:p>
            <text:p>  * Kunden- und Serviceorientierung, freundliches Auftreten</text:p>
            <text:p>  * Führerscheinklasse B</text:p>
            <text:p>  * Arbeitsmedizinische Eignung (G 25 nach TfV sowie psychologisches Gutachten)</text:p>
            <text:p/>
            <text:p>  Wir bieten Ihnen:</text:p>
            <text:p>  * Attraktive Bezahlung</text:p>
            <text:p>  * Bezahlung nach Tarifvertrag (IGZ)</text:p>
            <text:p>  * Einen festen, unbefristeten Arbeitsvertrag</text:p>
            <text:p>  * Interessante Einsätze bei namhaften Unternehmen</text:p>
            <text:p>  * Weiterbildungs- und Qualifizierungsmöglichkeiten</text:p>
            <text:p>  * Chance auf Übernahme beim Kunden</text:p>
            <text:p>  * Persönliche Betreuung und Beratung durch Ihre persona data Disponenten</text:p>
            <text:p>  * Einen namhaften, leistungsstarken Arbeitgeber</text:p>
            <text:p/>
            <text:p>  Haben wir Ihr Interesse geweckt? Dann freuen wir uns auf Ihre persönliche oder telefonische Kontaktaufnahme. Gerne können Sie uns auch Ihre vollständigen Bewerbungsunterlagen vorweg per Email oder auf dem Postweg zukommen lassen.</text:p>
            <text:p/>
            <text:p>  Zur Online-Bewerbung bitte das Formular ausfüllen.</text:p>
            <text:p>  Die mit einem * markierten Felder sind Pflichtfelder und müssen ausgefüllt werden.</text:p>
            <text:p>  Vorname*</text:p>
            <text:p>  Nachname*</text:p>
            <text:p>  Strasse*</text:p>
            <text:p>  PLZ*</text:p>
            <text:p>  Ort*</text:p>
            <text:p>  E-Mail*</text:p>
            <text:p>  Telefon*</text:p>
            <text:p>  Handynummer</text:p>
            <text:p>  Ihren Lebenslauf mitsenden</text:p>
            <text:p>  Nachricht*</text:p>
            <text:p>  Die Datenschutzbestimmungen habe ich gelesen und werden hiermit akzeptiert.</text:p>
            <text:p>  Die Datenschutz-Bestimmungen können Sie hier aufrufen.</text:p>
            <text:p/>
            <text:p>  Ihr persönlicher Ansprechpartner zu dieser Stelle:</text:p>
            <text:p/>
            <text:p>  Vanessa Reed</text:p>
            <text:p>  persona data euro service AG</text:p>
            <text:p>  Breitestraße 155</text:p>
            <text:p>  50667 Köln</text:p>
            <text:p/>
            <text:p>  Telefon: 0221 / 474417-11</text:p>
            <text:p>  koeln@persona-data-stellenmarkt.de</text:p>
            <text:p/>
            <text:p>  Auf diese Stelle bewerben</text:p>
            <text:p/>
            <text:p>  Zurück zu den Stellenangeboten</text:p>
            <text:p/>
            <text:p>  © 2017 persona data euro service Unternehmen für Zeitarbeit AG</text:p>
            <text:p/>
            <text:p>  Bahnhofstraße 35-37</text:p>
            <text:p>  D-57518 Betzdorf</text:p>
            <text:p/>
            <text:p>  Kontakt:</text:p>
            <text:p/>
            <text:p>  Telefon: 02741 / 9917-0</text:p>
            <text:p>  Telefax: 02741 / 1400</text:p>
            <text:p>  info(at)persona-data(dot)de</text:p>
            <text:p>  www.persona-data.de</text:p>
          </table:table-cell>
          <table:table-cell table:number-columns-repeated="7"/>
        </table:table-row>
        <table:table-row table:style-name="ro93">
          <table:table-cell office:value-type="string" calcext:value-type="string">
            <text:p>093141c2f97d4812a9eede3bf96485df</text:p>
          </table:table-cell>
          <table:table-cell office:value-type="date" office:date-value="2017-09-15" calcext:value-type="date">
            <text:p>2017-09-15</text:p>
          </table:table-cell>
          <table:table-cell office:value-type="string" calcext:value-type="string">
            <text:p>Triebfahrzeugführer (m/w) gesucht! bundesweit</text:p>
          </table:table-cell>
          <table:table-cell office:value-type="float" office:value="8311" calcext:value-type="float">
            <text:p>8311</text:p>
          </table:table-cell>
          <table:table-cell office:value-type="string" calcext:value-type="string">
            <text:p>Lokdienste</text:p>
          </table:table-cell>
          <table:table-cell office:value-type="string" calcext:value-type="string">
            <text:p>  zurück</text:p>
            <text:p>  13.09.2017</text:p>
            <text:p>  Stellenangebot-Nr.: 1/4235</text:p>
            <text:p>  Einsatzort:</text:p>
            <text:p>  bundesweit</text:p>
            <text:p>  Kategorie:</text:p>
            <text:p>  Betrieb/Verkehr, Technik/Engineering/IT</text:p>
            <text:p>  Tätigkeitsbereich:</text:p>
            <text:p>  Fahrpersonal, Triebfahrzeugführer/in, Triebfahrzeugführer/in Klasse 3, Wagenmeister (m/w)</text:p>
            <text:p>  Arbeitszeit:</text:p>
            <text:p>  Vollzeit</text:p>
            <text:p>  Beschäftigungsart:</text:p>
            <text:p>  Festanstellung</text:p>
            <text:p>  Verfügbarkeit ab:</text:p>
            <text:p>  ab sofort</text:p>
            <text:p>  Bewerbung:</text:p>
            <text:p>  keine Einschränkung, Per E-Mail, Schriftlich</text:p>
            <text:p>  Drucken</text:p>
            <text:p>  Merken</text:p>
            <text:p/>
            <text:p>  Triebfahrzeugführer (m/w) gesucht! bundesweit</text:p>
            <text:p/>
            <text:p>  Wir sind ein junges und dynamisches Dienstleistungsunternehmen in der Eisenbahnlogistik mit Zukunftsperspektiven. Unser Ziel ist höchste Kundenzufriedenheit.</text:p>
            <text:p>  Positionsbeschreibung</text:p>
            <text:p/>
            <text:p>  Wir suchen ab sofort für den bundesweiten oder heimatnahen Einsatz 10 Triebfahrzeugführer (m/w) auf Elektro- und Diesellokomotiven, für neue lukrative Projekte!</text:p>
            <text:p>  Aufgaben</text:p>
            <text:p>  * Bedienen von Schienenfahrzeugen im Güterverkehr und der Bahnlogistik</text:p>
            <text:p>  * Sichere und pünktliche Durchführung von Zug- und Rangierfahrten</text:p>
            <text:p>  * Durchführung von Wagenprüfungen, Bremsproben und Zugvorbereitung</text:p>
            <text:p>  * Erfahrung mit der Technik der Wagen und KV-Ausbildung wünschenswert</text:p>
            <text:p/>
            <text:p>  Anforderungen</text:p>
            <text:p/>
            <text:p>  Ihr Profil:</text:p>
            <text:p>  * Abgeschlossene Ausbildung zum Triebfahrzeugführer, Klasse 3</text:p>
            <text:p>  * Körperliche/geistige Eignung und Tauglichkeit</text:p>
            <text:p>  * Idealerweise mit Zusatzqualifikationen</text:p>
            <text:p>  * Flexibilität, Verantwortung, Engagement und Zuverlässigkeit</text:p>
            <text:p>  * Bereitschaft für wechselnde Arbeitsstandorte und Schichtbereitschaft</text:p>
            <text:p/>
            <text:p>  Wir bieten</text:p>
            <text:p/>
            <text:p>  Wir bieten Ihnen interessante und abwechslungsreiche Einsätze mit langfristigen Perspektiven (unbefristeter Arbeitsvertrag). Des weiteren erwartet Sie bei uns ein sehr gutes Lohnniveau (3.000,00 ? netto/Monat möglich), BahnCard 100 sowie regelmäßige Schulungen und Weiterbildungen und ein angenehmes Arbeitsklima.</text:p>
            <text:p/>
            <text:p>  Haben wir Ihr Interesse geweckt? Dann sollten wir uns kennenlernen.</text:p>
            <text:p/>
            <text:p>  Senden Sie uns Ihre vollständigen Bewerbungsunterlagen schriftlich oder per E-Mail.</text:p>
            <text:p>  Kontakt</text:p>
            <text:p>  2K Lokdienste GmbH</text:p>
            <text:p/>
            <text:p>  Bernd Kerstein</text:p>
            <text:p>  Franz-Schubert-Str. 12</text:p>
            <text:p>  51643 Gummersbach</text:p>
            <text:p>  Deutschland</text:p>
            <text:p>  Tel. 02261-9142394</text:p>
            <text:p>  info@lokdienste.de</text:p>
            <text:p>  zurück</text:p>
          </table:table-cell>
          <table:table-cell table:number-columns-repeated="7"/>
        </table:table-row>
        <table:table-row table:style-name="ro32">
          <table:table-cell office:value-type="string" calcext:value-type="string">
            <text:p>0fa5a98539d14d5894dcd6684e96362b</text:p>
          </table:table-cell>
          <table:table-cell office:value-type="date" office:date-value="2017-09-15" calcext:value-type="date">
            <text:p>2017-09-15</text:p>
          </table:table-cell>
          <table:table-cell office:value-type="string" calcext:value-type="string">
            <text:p>Triebfahrzeugführer/in Klasse B - Personenverkehr NRW</text:p>
          </table:table-cell>
          <table:table-cell office:value-type="float" office:value="8311" calcext:value-type="float">
            <text:p>8311</text:p>
          </table:table-cell>
          <table:table-cell office:value-type="string" calcext:value-type="string">
            <text:p>Dispo-tf Holding Gmbh</text:p>
          </table:table-cell>
          <table:table-cell office:value-type="string" calcext:value-type="string">
            <text:p>  zurück</text:p>
            <text:p>  12.09.2017</text:p>
            <text:p>  Stellenangebot-Nr.: 1/5845</text:p>
            <text:p>  Einsatzort:</text:p>
            <text:p>  NRW</text:p>
            <text:p>  Kategorie:</text:p>
            <text:p>  Betrieb/Verkehr</text:p>
            <text:p>  Tätigkeitsbereich:</text:p>
            <text:p>  Triebfahrzeugführer/in, Triebfahrzeugführer/in Klasse 3</text:p>
            <text:p>  Arbeitszeit:</text:p>
            <text:p>  Vollzeit</text:p>
            <text:p>  Beschäftigungsart:</text:p>
            <text:p>  Festanstellung</text:p>
            <text:p>  Verfügbarkeit ab:</text:p>
            <text:p>  01.10.2017</text:p>
            <text:p>  Bewerbung:</text:p>
            <text:p>  Per E-Mail, Schriftlich, Online</text:p>
            <text:p>  Link zur Onlinebewerbung:</text:p>
            <text:p>  zur Onlinebewerbung</text:p>
            <text:p>  Drucken</text:p>
            <text:p>  Merken</text:p>
            <text:p/>
            <text:p>  Triebfahrzeugführer/in Klasse B - Personenverkehr NRW</text:p>
            <text:p/>
            <text:p>  Die dispo-Tf ist eine bekannte Marke im Eisenbahnwesen und steht für Top-Service und qualifiziertes Personal für Eisenbahntechnik und Eisenbahnmanagement. Die dispo-Tf Holding GmbH ist die strategische Management- und Verwaltungsgesellschaft der national agierenden, stark expandierenden dispo-Tf Unternehmensgruppe.</text:p>
            <text:p/>
            <text:p>  Die Unternehmen im Verbund der Holding agieren in unterschiedlichen Marktsegmenten, darunter Güterverkehr, Personenverkehr, technischer Service für die Bahnlogistik, Ausbildung von Eisenbahnpersonal, Ausbildung von Büro- und Sicherheitspersonal mit Bezug zum Eisenbahnverkehrswesen, arbeits- und verkehrsmedizinischen Dienstleistungen und im Bereich Marketing/Werbung. Sie bieten eine breite Palette an Dienstleistungen für die Eisenbahnverkehrsbranche in Deutschland und Europa an. Zur dispo-Tf Holding GmbH gehören die Unternehmen dispo-Tf Rail GmbH, First Passenger Rail Service GmbH, dispo-Tf Education GmbH, dispo-Tf Technical Service GmbH, dispo-Tf Medical GmbH, BWBZ Qualifizierungsgesellschaft mbH und nest5media GmbH. Das Unternehmen FZBB Fahrschulzentrum Berlin-Brandenburg GmbH rundet das Portfolio für den Güter- und Personenverkehr ab. Die Unternehmensgruppe schließt mit dieser Struktur Kreise für Strategie, Management und Logistik</text:p>
            <text:p/>
            <text:p>  .</text:p>
            <text:p/>
            <text:p>  Die dispo-Tf Holding GmbH erwirtschaftet mit mehr als 200 Mitarbeitern in den zur Gruppe gehörenden Unternehmen einen Jahresumsatz in Höhe von rund 9,5 Mio. Euro (Stand 2016). Das entspricht einer Steigerung gegenüber dem Vergleichsjahr 2015 um mehr als 20%.</text:p>
            <text:p/>
            <text:p>  Die Bildungsträger der dispo-Tf Holding GmbH bilden für die Tochterunternehmen und in Kooperation mit der Bundesagentur für Arbeit und der Deutschen Rentenversicherung Mitarbeiter für alle Unternehmensbereiche aus. Dafür sind sie AZAV und DIN EN ISO 9001 zertifiziert bzw. vom Eisenbahnbundesamt zur Ausbildung, Prüfung und Feststellung von Tauglichkeiten und Eignungen berechtigt.</text:p>
            <text:p/>
            <text:p>  Heute arbeiten mehr als 200 Mitarbeiter an 6 Standorten in Deutschland (Berlin, Bremen, Nürnberg, Schönfeld, Köln, Dortmund). Gemäß den Leitbildern der Tochterunternehmen fordert und fördert die dispo-Tf Holding alle MitarbeiterInnen, denn sie machen dispo-Tf stark.</text:p>
            <text:p>  Positionsbeschreibung</text:p>
            <text:p/>
            <text:p>  Eine berufliche Tätigkeit im Schienen- ebenso wie im Straßenverkehr stellt hohe Anforderungen. Um unser Mitarbeiterrepertoire aufzustocken und somit unsere Kunden mit sehr gutem und engagiertem Personal abdecken zu können suchen wir zu jedem Zeitpunkt neue Triebfahrzeugführer der Klasse B mit Spezialisierung für den Personenverkehr.</text:p>
            <text:p/>
            <text:p>  Sie werden im Namen unseres Unternehmens, für unsere langfristigen Geschäftspartner, selbständig moderne Triebfahrzeugen unter Maßgabe der geltenden Vorschriften und Regelwerken führen</text:p>
            <text:p/>
            <text:p>  Aufgaben</text:p>
            <text:p/>
            <text:p>  Das Durchführen von Zugvorbereitungen, sowie von Zug- und Rangierfahrten unter Einhaltung der geltenden Vorschriften, betrieblichen Weisungen und Regelwerken ist auch Bestandteil Ihrer Arbeit</text:p>
            <text:p>  Anforderungen</text:p>
            <text:p>  * Abgeschlossene Ausbildung zum/r Triebfahrzeugführer Klasse B</text:p>
            <text:p>  * Sie haben mindestens zwei der genannten Baureihenabnahmen oder weitere nicht genannte: 612; 650; 642; 648; Flirt</text:p>
            <text:p>  * Gültiger Führerschein</text:p>
            <text:p>  * Aktuelle körperliche und psychologische Tauglichkeit ist vorhanden</text:p>
            <text:p>  * Nachweise Streckenkunde und andere vorhanden</text:p>
            <text:p>  * Freundliches sowie kundenorientiertes Auftreten</text:p>
            <text:p>  * Selbstständigkeit und Engagement</text:p>
            <text:p/>
            <text:p>  Wir bieten</text:p>
            <text:p>  * Garantie Lohn</text:p>
            <text:p>  * Marktgerechte Bezahlung plus Zulagen</text:p>
            <text:p>  * 26 - 28 Urlaubstage</text:p>
            <text:p>  * Heimatnaher Einsatz möglich</text:p>
            <text:p>  * Mitgestaltung des Dienstplanes</text:p>
            <text:p>  * Fort- und Weiterbildungsmöglichkeiten</text:p>
            <text:p>  * BahnCard 100</text:p>
            <text:p>  * Unbefristete Anstellung</text:p>
            <text:p>  * 3 Monate Probezeit</text:p>
            <text:p>  * Bezahlte Gastfahrten</text:p>
            <text:p>  * Volle Auslöse</text:p>
            <text:p/>
            <text:p>  Alle notwendigen und regelmäßigen Weiterbildungen, sowie Tauglichkeitsuntersuchungen, werden direkt vor Ort in unserem Haus durchgeführt.</text:p>
            <text:p>  Kontakt</text:p>
            <text:p>  dispo-Tf Rail GmbH</text:p>
            <text:p/>
            <text:p>  Wir haben Ihr Interesse geweckt und Sie möchten sich in unserem Unternehmen bewerben?</text:p>
            <text:p/>
            <text:p>  Bewerbungsadresse:</text:p>
            <text:p/>
            <text:p>  dispo-Tf Rail GmbH</text:p>
            <text:p>  Herr Dirk Vogel</text:p>
            <text:p>  Wolfener Str. 32-34</text:p>
            <text:p>  Haus E</text:p>
            <text:p>  12681 Berlin</text:p>
            <text:p/>
            <text:p>  Vorzugsweise per E-Mail an: bewerbung@dispo-tf.de oder d.vogel@dispo-tf.de</text:p>
            <text:p>  Rückfragen können gern auch telefonisch gestellt werden unter: 030 5770138-71</text:p>
            <text:p/>
            <text:p>  Rücksendung von Unterlagen nur mit einem beigelegten frankierten Umschlag.</text:p>
            <text:p>  Anlagen:</text:p>
            <text:p>  * Titel: Anzeig</text:p>
            <text:p>  Datei: Stelle - Triebfahrzeugführer Klasse B - Personverkehr.pdf (0.19 MB)</text:p>
            <text:p/>
            <text:p>  zurück</text:p>
          </table:table-cell>
          <table:table-cell table:number-columns-repeated="7"/>
        </table:table-row>
        <table:table-row table:style-name="ro77">
          <table:table-cell office:value-type="string" calcext:value-type="string">
            <text:p>8640e38438d84923b94411c5d8f68c7c</text:p>
          </table:table-cell>
          <table:table-cell office:value-type="date" office:date-value="2017-09-19" calcext:value-type="date">
            <text:p>2017-09-19</text:p>
          </table:table-cell>
          <table:table-cell office:value-type="string" calcext:value-type="string">
            <text:p>Triebfahrzeugführer m/w S02188</text:p>
          </table:table-cell>
          <table:table-cell office:value-type="float" office:value="8311" calcext:value-type="float">
            <text:p>8311</text:p>
          </table:table-cell>
          <table:table-cell office:value-type="string" calcext:value-type="string">
            <text:p>KSK - Berlin GbRPrivate Arbeitsvermittlung</text:p>
          </table:table-cell>
          <table:table-cell office:value-type="string" calcext:value-type="string">
            <text:p>  Triebfahrzeugführer m/w S02188 - Krefeld</text:p>
            <text:p/>
            <text:p>  Chiffrenummer: R182 02188/0111/17</text:p>
            <text:p>  Berufsbezeichnung: Eisenbahner/in - Betriebsdienst - Lokführer und Transport</text:p>
            <text:p>  Alternativberufe: Schienenfahrzeugführer/in</text:p>
            <text:p>  Ihr Einsatzort: DE 47798 Krefeld</text:p>
            <text:p>  Weitere Einsatzorte: DE 42103 Wuppertal</text:p>
            <text:p>  DE 50667 Köln</text:p>
            <text:p>  DE 58089 Hagen</text:p>
            <text:p>  Anzahl der Stellen: 4 offene Stellen</text:p>
            <text:p>  Anstellungsverhältnis: Festanstellung</text:p>
            <text:p>  Arbeitszeit: Vollzeit, Schichten</text:p>
            <text:p>  vertragliche Regelung: Tarifvertrag</text:p>
            <text:p>  Tarifvertrag: IGZ Tarif</text:p>
            <text:p>  Drucken</text:p>
            <text:p>  Empfehlen</text:p>
            <text:p>  Onlinebewerbung</text:p>
            <text:p/>
            <text:p>  Ihre Aufgaben</text:p>
            <text:p/>
            <text:p>  Im Auftrag dieses Unternehmens suchen wir im Rahmen der Arbeitnehmerüberlassung:</text:p>
            <text:p/>
            <text:p>  Triebfahrzeugführer m/w</text:p>
            <text:p/>
            <text:p>  Anforderungen und Tätigkeiten</text:p>
            <text:p/>
            <text:p>  Fahrerlaubnis muss gültig sein</text:p>
            <text:p/>
            <text:p>  Verdienst nach Vereinbarung mit dem Arbeitgeber 16,00 ?</text:p>
            <text:p/>
            <text:p>  Bitte haben Sie Verständnis dafür, dass es uns aus organisatorischen Gründen leider nicht möglich ist, eingereichte Bewerbungsunterlagen zurück zu senden,</text:p>
            <text:p>  es sei denn, Sie senden einen frankierten und adressierten Rückumschlag Ihrer Bewerbung mit!</text:p>
            <text:p/>
            <text:p>  Dieses Stellenangebot ist von einer zertifizierten Arbeitsvermittlung (zugelassenem Träger) gemäß §2 der Rechtsverordnung zum SGB III (AZAV) im Bereich Vermittlung!</text:p>
            <text:p/>
            <text:p>  Für eine kostenlose Vermittlung ist ein AVGS erforderlich</text:p>
            <text:p/>
            <text:p>  Hinweis: Alle Stellenausschreibungen richten sich stets an weibliche und an männliche Bewerber/innen, unabhängig von Alter,</text:p>
            <text:p>  Geschlecht, Herkunft, sexueller Orientierung, Behinderung, Religion und Weltanschauung etc.</text:p>
            <text:p>  Die Bewerberauswahl erfolgt ausschließlich qualifikationsorientiert.</text:p>
            <text:p/>
            <text:p>  Kontakt</text:p>
            <text:p/>
            <text:p>  Zertifizierte Private Arbeitsvermittlung TK - Werneuchen</text:p>
            <text:p>  Inhaber: Thomas Kühne</text:p>
            <text:p>  Sachbearbeiter:</text:p>
            <text:p>  Thomas Kühne</text:p>
            <text:p>  Rosenring 15</text:p>
            <text:p>  16356 Werneuchen</text:p>
            <text:p>  Telefon:</text:p>
            <text:p>  +49 (33398) 918821</text:p>
            <text:p>  Mobil:</text:p>
            <text:p>  +49 (152) 53163537</text:p>
            <text:p>  Fax:</text:p>
            <text:p>  +49 (33398) 918821</text:p>
            <text:p>  E-Mail:</text:p>
            <text:p>  info@av-tk.de</text:p>
            <text:p>  Bei Kontaktaufnahme über Telefon oder E-Mail verweisen Sie bitte auf die Chiffrenummer R182 02188/0111/17.</text:p>
            <text:p/>
            <text:p>  Teilen</text:p>
            <text:p/>
            <text:p>  Scannen Sie den QR-Code mit Ihrem Smartphone und rufen Sie das Stellenangebot mobil auf!</text:p>
            <text:p>  Drucken</text:p>
            <text:p>  Empfehlen</text:p>
            <text:p>  Onlinebewerbung</text:p>
            <text:p>  Dieses Angebot wurde mit Hilfe von PAV-Soft erstellt.</text:p>
            <text:p>  Eine gewerbliche Weiternutzung dieser Daten ist nur mit schriftlicher Zustimmung möglich.</text:p>
          </table:table-cell>
          <table:table-cell table:number-columns-repeated="7"/>
        </table:table-row>
        <table:table-row table:style-name="ro58">
          <table:table-cell office:value-type="string" calcext:value-type="string">
            <text:p>07c3bcc2b94241b587cccbadd02da0c6</text:p>
          </table:table-cell>
          <table:table-cell office:value-type="date" office:date-value="2017-09-15" calcext:value-type="date">
            <text:p>2017-09-15</text:p>
          </table:table-cell>
          <table:table-cell office:value-type="string" calcext:value-type="string">
            <text:p>Triebfahrzeugführer Klasse B - Güterverkehr bundesweiter Einsatz</text:p>
          </table:table-cell>
          <table:table-cell office:value-type="float" office:value="8311" calcext:value-type="float">
            <text:p>8311</text:p>
          </table:table-cell>
          <table:table-cell office:value-type="string" calcext:value-type="string">
            <text:p>Dispo-tf Holding Gmbh</text:p>
          </table:table-cell>
          <table:table-cell office:value-type="string" calcext:value-type="string">
            <text:p>  zurück</text:p>
            <text:p>  14.09.2017</text:p>
            <text:p>  Stellenangebot-Nr.: 1/5846</text:p>
            <text:p>  Einsatzort:</text:p>
            <text:p>  bundesweiter Einsatz</text:p>
            <text:p>  Kategorie:</text:p>
            <text:p>  Betrieb/Verkehr</text:p>
            <text:p>  Tätigkeitsbereich:</text:p>
            <text:p>  Triebfahrzeugführer/in, Triebfahrzeugführer/in Klasse 3</text:p>
            <text:p>  Arbeitszeit:</text:p>
            <text:p>  Schichtarbeit</text:p>
            <text:p>  Beschäftigungsart:</text:p>
            <text:p>  Festanstellung</text:p>
            <text:p>  Verfügbarkeit ab:</text:p>
            <text:p>  01.09.2017</text:p>
            <text:p>  Bewerbung:</text:p>
            <text:p>  Per E-Mail, Schriftlich, Online</text:p>
            <text:p>  Link zur Onlinebewerbung:</text:p>
            <text:p>  zur Onlinebewerbung</text:p>
            <text:p>  Drucken</text:p>
            <text:p>  Merken</text:p>
            <text:p/>
            <text:p>  Triebfahrzeugführer Klasse B - Güterverkehr bundesweiter Einsatz</text:p>
            <text:p/>
            <text:p>  Die dispo-Tf ist eine bekannte Marke im Eisenbahnwesen und steht für Top-Service und qualifiziertes Personal für Eisenbahntechnik und Eisenbahnmanagement. Die dispo-Tf Holding GmbH ist die strategische Management- und Verwaltungsgesellschaft der national agierenden, stark expandierenden dispo-Tf Unternehmensgruppe</text:p>
            <text:p/>
            <text:p>  Die Unternehmen im Verbund der Holding agieren in unterschiedlichen Marktsegmenten, darunter Güterverkehr, Personenverkehr, technischer Service für die Bahnlogistik, Ausbildung von Eisenbahnpersonal, Ausbildung von Büro- und Sicherheitspersonal mit Bezug zum Eisenbahnverkehrswesen, arbeits- und verkehrsmedizinischen Dienstleistungen und im Bereich Marketing/Werbung. Sie bieten eine breite Palette an Dienstleistungen für die Eisenbahnverkehrsbranche in Deutschland und Europa an. Zur dispo-Tf Holding GmbH gehören die Unternehmen dispo-Tf Rail GmbH, First Passenger Rail Service GmbH, dispo-Tf Education GmbH, dispo-Tf Technical Service GmbH, dispo-Tf Medical GmbH, BWBZ Qualifizierungsgesellschaft mbH und nest5media GmbH. Das Unternehmen FZBB Fahrschulzentrum Berlin-Brandenburg GmbH rundet das Portfolio für den Güter- und Personenverkehr ab. Die Unternehmensgruppe schließt mit dieser Struktur Kreise für Strategie, Management und Logistik</text:p>
            <text:p/>
            <text:p>  Die dispo-Tf Holding GmbH erwirtschaftet mit mehr als 200 Mitarbeitern in den zur Gruppe gehörenden Unternehmen einen Jahresumsatz in Höhe von rund 9,5 Mio. Euro (Stand 2016). Das entspricht einer Steigerung gegenüber dem Vergleichsjahr 2015 um mehr als 20%</text:p>
            <text:p/>
            <text:p>  Die Bildungsträger der dispo-Tf Holding GmbH bilden für die Tochterunternehmen und in Kooperation mit der Bundesagentur für Arbeit und der Deutschen Rentenversicherung Mitarbeiter für alle Unternehmensbereiche aus. Dafür sind sie AZAV und DIN EN ISO 9001 zertifiziert bzw. vom Eisenbahnbundesamt zur Ausbildung, Prüfung und Feststellung von Tauglichkeiten und Eignungen berechtigt</text:p>
            <text:p/>
            <text:p>  Heute arbeiten mehr als 200 Mitarbeiter an 5 Standorten in Deutschland (Berlin, Bremen, Nürnberg, Schönfeld, Dortmund). Gemäß den Leitbildern der Tochterunternehmen fordert und fördert die dispo-Tf Holding alle MitarbeiterInnen, denn sie machen dispo-Tf stark</text:p>
            <text:p>  Positionsbeschreibung</text:p>
            <text:p/>
            <text:p>  Eine berufliche Tätigkeit im Schienen- ebenso wie im Straßenverkehr stellt hohe Anforderungen. Um unser Mitarbeiterrepertoire aufzustocken und somit unsere Kunden mit sehr gutem und engagiertem Personal abdecken zu können, suchen wir zu jedem Zeitpunkt neue Triebfahrzeugführer der Klasse B.</text:p>
            <text:p/>
            <text:p>  Sie werden im Namen unseres Unternehmens für unsere langfristigen Geschäftspartner, selbständig moderne Triebfahrzeuge, unter Maßgabe der geltenden Vorschriften und Regelwerken, führen</text:p>
            <text:p>  Aufgaben</text:p>
            <text:p/>
            <text:p>  Das Durchführen von Zugvorbereitungen, sowie von Zug- und Rangierfahrten unter Einhaltung der geltenden Vorschriften, betrieblichen Weisungen und Regelwerken ist auch Bestandteil Ihrer Arbeit.</text:p>
            <text:p>  Anforderungen</text:p>
            <text:p>  * Abgeschlossene Ausbildung zum/r Triebfahrzeugführer/in Klasse B</text:p>
            <text:p>  * Sie haben mindestens zwei der genannten Baureihenabnahmen oder weitere nicht genannte:</text:p>
            <text:p>  o 182, 185, 186, 189, E437, Vectron G1206, G2000, Class</text:p>
            <text:p>  * Gültiger Führerschein</text:p>
            <text:p>  * Aktuelle körperliche und psychologische Tauglichkeit ist vorhanden</text:p>
            <text:p>  * Nachweise Streckenkunde und andere vorhanden</text:p>
            <text:p>  * Freundliches sowie kundenorientiertes Auftreten</text:p>
            <text:p>  * Selbstständigkeit und Engagement</text:p>
            <text:p/>
            <text:p>  Wir bieten</text:p>
            <text:p>  * Fest Gehalt</text:p>
            <text:p>  * Marktgerechte Bezahlung plus Zulagen</text:p>
            <text:p>  * 26 - 28 Urlaubstage</text:p>
            <text:p>  * Volle Auslöse</text:p>
            <text:p>  * Heimatnaher Einsatz möglich</text:p>
            <text:p>  * Mitgestaltung des Dienstplanes (Verfügbarkeit System)</text:p>
            <text:p>  * Fort- und Weiterbildungsmöglichkeiten</text:p>
            <text:p>  * BahnCard 100</text:p>
            <text:p>  * Unbefristete Anstellung</text:p>
            <text:p>  * 3 Monate Probezeit</text:p>
            <text:p>  * Bezahlte Gastfahrten</text:p>
            <text:p/>
            <text:p>  Kontakt</text:p>
            <text:p>  dispo-Tf Rail GmbH</text:p>
            <text:p/>
            <text:p>  Wir haben Ihr Interesse geweckt und Sie möchten sich in unserem Unternehmen bewerben?</text:p>
            <text:p>  Bewerbungsadresse:</text:p>
            <text:p/>
            <text:p>  dispo-Tf Rail GmbH</text:p>
            <text:p>  Herr Dirk Vogel</text:p>
            <text:p>  Wolfener Str. 32-34</text:p>
            <text:p>  Haus E</text:p>
            <text:p>  12681 Berlin</text:p>
            <text:p/>
            <text:p>  Vorzugsweise per E-Mail an: bewerbung@dispo-tf.de oder d.vogel@dispo-tf.de</text:p>
            <text:p>  Rückfragen können gern auch telefonisch gestellt werden unter: 030 5770138-71</text:p>
            <text:p/>
            <text:p>  Rücksendung von Unterlagen nur mit einem beigelegten frankierten Umschlag.</text:p>
            <text:p>  Anlagen:</text:p>
            <text:p>  * Titel: Anzeige</text:p>
            <text:p>  Datei: Stelle - Triebfahrzeugführer Klasse B.pdf (0.19 MB)</text:p>
            <text:p/>
            <text:p>  zurück</text:p>
          </table:table-cell>
          <table:table-cell table:number-columns-repeated="7"/>
        </table:table-row>
        <table:table-row table:style-name="ro10">
          <table:table-cell office:value-type="string" calcext:value-type="string">
            <text:p>8a85218d92354d83be0a8788bd2518ff</text:p>
          </table:table-cell>
          <table:table-cell office:value-type="date" office:date-value="2017-09-15" calcext:value-type="date">
            <text:p>2017-09-15</text:p>
          </table:table-cell>
          <table:table-cell office:value-type="string" calcext:value-type="string">
            <text:p>Triebfahrzeugführer/in Rheinland</text:p>
          </table:table-cell>
          <table:table-cell office:value-type="float" office:value="8311" calcext:value-type="float">
            <text:p>8311</text:p>
          </table:table-cell>
          <table:table-cell office:value-type="string" calcext:value-type="string">
            <text:p>Rheincargo Gmbh &amp; Co. Kg</text:p>
          </table:table-cell>
          <table:table-cell office:value-type="string" calcext:value-type="string">
            <text:p><text:s/>V</text:p>
          </table:table-cell>
          <table:table-cell office:value-type="string" calcext:value-type="string">
            <text:p>  zurück</text:p>
            <text:p>  22.08.2017</text:p>
            <text:p>  Stellenangebot-Nr.: 1/5144</text:p>
            <text:p>  Einsatzort:</text:p>
            <text:p>  Rheinland</text:p>
            <text:p>  Kategorie:</text:p>
            <text:p>  Betrieb/Verkehr</text:p>
            <text:p>  Tätigkeitsbereich:</text:p>
            <text:p>  Triebfahrzeugführer/in, Triebfahrzeugführer/in Klasse 3</text:p>
            <text:p>  Arbeitszeit:</text:p>
            <text:p>  Schichtarbeit</text:p>
            <text:p>  Beschäftigungsart:</text:p>
            <text:p>  Festanstellung</text:p>
            <text:p>  Verfügbarkeit ab:</text:p>
            <text:p>  ab sofort</text:p>
            <text:p>  Bewerbung:</text:p>
            <text:p>  Per E-Mail, Schriftlich</text:p>
            <text:p>  Drucken</text:p>
            <text:p>  Merken</text:p>
            <text:p/>
            <text:p>  Triebfahrzeugführer/in Rheinland</text:p>
            <text:p/>
            <text:p>  Positionsbeschreibung</text:p>
            <text:p/>
            <text:p>  Bei der RheinCargo sind im Fachbereich Eisenbahnverkehrsunternehmen zum nächstmöglichen Termin</text:p>
            <text:p>  mehrere Stellen als</text:p>
            <text:p>  Triebfahrzeugführer/in</text:p>
            <text:p>  zu besetzen.</text:p>
            <text:p>  Aufgaben</text:p>
            <text:p/>
            <text:p>  Das Arbeitsgebiet umfasst im Wesentlichen:</text:p>
            <text:p/>
            <text:p>  * Einsatz als Triebfahrzeugführer/in für den Güterverkehr</text:p>
            <text:p/>
            <text:p>  Anforderungen</text:p>
            <text:p>  * abgeschlossene Ausbildung als Eisenbahner/in im Betriebsdienst "Fachrichtung Lok und Transport" oder gleichwertige Ausbildung zum Triebfahrzeugführer/in bei einem deutschen EVU</text:p>
            <text:p>  * Eisenbahnfahrzeugführerschein Klasse 3 gem. VDV 753 oder Klasse B (2) gem. TFV</text:p>
            <text:p>  * Berechtigung zum Führen von Diesellokomotive, E-Loks und funkferngesteuerten Rangierlokomotiven</text:p>
            <text:p>  * Zusatzqualifikationen:</text:p>
            <text:p/>
            <text:p>  * PZB</text:p>
            <text:p>  * Wagenprüfer</text:p>
            <text:p>  * Funkfernsteuerung</text:p>
            <text:p>  * GGVSEB</text:p>
            <text:p/>
            <text:p>  * Betriebsdiensttauglichkeit nach § 48 der EBO sowie VDV 714</text:p>
            <text:p>  * Pkw-Führerscheinklasse 3 bzw. Führerscheinklasse B</text:p>
            <text:p>  * EDV-Kenntnisse erwünscht</text:p>
            <text:p/>
            <text:p>  Selbständiges und kundenorientiertes Handeln, sowie hohe Belastbarkeit, Flexibilität und Pflichtbewusstsein runden Ihr Profil ab. Die Bereitschaft zum Schicht-/Wechselschicht setzen wir voraus.</text:p>
            <text:p>  Wir bieten</text:p>
            <text:p/>
            <text:p>  Vergütung:</text:p>
            <text:p>  Die Eingruppierung erfolgt unter Berücksichtigung der Ausbildung und Berufserfahrung im Rahmen der tariflichen Kriterien</text:p>
            <text:p/>
            <text:p>  Arbeitszeit:</text:p>
            <text:p>  39,0 Stunden wöchentlich/Schicht- und Wechseldienst</text:p>
            <text:p>  Kontakt</text:p>
            <text:p>  RheinCargo</text:p>
            <text:p/>
            <text:p>  Personal V 11: Herr Schmitz, Th. 390-1031</text:p>
            <text:p/>
            <text:p>  Ihre schriftliche Bewerbung schicken Sie bitte an:</text:p>
            <text:p>  RheinCargo GmbH &amp; Co. KG, V 111,</text:p>
            <text:p>  Scheidtweilerstraße 4, 50933 Köln</text:p>
            <text:p/>
            <text:p>  personal@rheincargo.com</text:p>
            <text:p>  Es handelt sich hier um ein unverschlüsseltes E-Mail-Verfahren</text:p>
            <text:p>  zurück</text:p>
          </table:table-cell>
          <table:table-cell table:number-columns-repeated="6"/>
        </table:table-row>
        <table:table-row table:style-name="ro22">
          <table:table-cell office:value-type="string" calcext:value-type="string">
            <text:p>5945fa9e9de644018df6912aae8897b0</text:p>
          </table:table-cell>
          <table:table-cell office:value-type="date" office:date-value="2017-09-16" calcext:value-type="date">
            <text:p>2017-09-16</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Railworxx GmbH</text:p>
          </table:table-cell>
          <table:table-cell office:value-type="string" calcext:value-type="string">
            <text:p>  Stellenangebot - Triebfahrzeugführer gesucht (Eisenbahner/in - Betriebsdienst - Lokführer und Transport)</text:p>
            <text:p/>
            <text:p>  Überblick über das Stellenangebot</text:p>
            <text:p/>
            <text:p>  Referenznummer</text:p>
            <text:p/>
            <text:p>  10000-1156473959-S</text:p>
            <text:p>  Titel des Stellenangebots</text:p>
            <text:p/>
            <text:p>  Triebfahrzeugführer gesucht (Eisenbahner/in - Betriebsdienst - Lokführer und Transport)</text:p>
            <text:p>  Stellenangebotsart</text:p>
            <text:p/>
            <text:p>  Arbeitsplatz als Fachkraft (sozialversicherungspflichtig)</text:p>
            <text:p>  Arbeitgeber</text:p>
            <text:p>  Railworxx GmbH</text:p>
            <text:p/>
            <text:p>  Branche: Vermittlung von Arbeitskräften, Betriebsgröße: weniger als 6</text:p>
            <text:p>  Stellenbeschreibung</text:p>
            <text:p/>
            <text:p>  WIR SUCHEN Triebfahrzeugführer / LRF (m/w)</text:p>
            <text:p>  Einsatzgebiet: Westfalen</text:p>
            <text:p>  Sie sind</text:p>
            <text:p>  -Triebfahrzeugführer mit der Führerscheinklasse B nach TfV</text:p>
            <text:p>  -tauglich nach VDV 714 oder TfV und besitzen eine entsprechende gültige Bescheinigung</text:p>
            <text:p>  -nicht länger als 1 Jahre ohne Fahrpraxis</text:p>
            <text:p>  -zuverlässig und haben ein großes Sicherheitsbewusstsein</text:p>
            <text:p>  -an der Flexibilität interessiert, die ein Personaldienstleister Ihnen bieten kann</text:p>
            <text:p>  -Schichtdienste gewohnt oder stehen denen positiv entgegen</text:p>
            <text:p>  -belastbar</text:p>
            <text:p>  -an Fort- und Weiterbildungen interessiert</text:p>
            <text:p/>
            <text:p>  Wir haben uns der IG-Zeit e.V. angeschlossen und garantieren daher einen fairen Lohn (Garantielohn + übertarifliche Zulagen + Zuschläge) und mind 25 Tage Jahresurlaub.</text:p>
            <text:p/>
            <text:p>  Als junges Unternehmen können wir ein persönliches, ja fast familiäres Arbeitsklima bieten. Wir stehen allen Fragen, Wünschen und Sorgen offen gegenüber und sehen den Mitarbeiter als Partner.</text:p>
            <text:p/>
            <text:p>  Durch die enge Zusammenarbeit mit der Lokfahrschule Railconzept, können wir Ihnen Fahrtraining am Simulator oder Teilnahme an speziellen Kursen bieten. So können Sie sich zwischen den Einsätzen weiterbilden.</text:p>
            <text:p/>
            <text:p>  Also, wenn Sie etwas bewegen wollen, ob Menschen, Güter oder als Mitarbeiter in unserer Firma, dann nutzen Sie die Kontaktdaten und melden sich am besten heute noch bei uns.</text:p>
            <text:p>  Führungsverantwortung</text:p>
            <text:p/>
            <text:p>  Keine Führungsverantwortung</text:p>
            <text:p>  Arbeitsorte</text:p>
            <text:p/>
            <text:p>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4 Stellen</text:p>
            <text:p>  Vormerken</text:p>
            <text:p/>
            <text:p>  Konditionen des Stellenangebots</text:p>
            <text:p/>
            <text:p>  Arbeitszeit</text:p>
            <text:p/>
            <text:p>  Vollzeit, Wochenende, Nachtarbeit, Schicht</text:p>
            <text:p>  40 Wochenstunden</text:p>
            <text:p>  Es sind auch Wochenarbeitszeiten von 35 - 39 Stunden möglich</text:p>
            <text:p>  Vergütung und Zusatzleistungen</text:p>
            <text:p/>
            <text:p>  ab 16,00 ?</text:p>
            <text:p>  Bei der Besetzung des Stellenangebotes findet ein Tarifvertrag Anwendung.</text:p>
            <text:p>  Tarifvertrag: IGZeit/DGB</text:p>
            <text:p>  Befristung</text:p>
            <text:p/>
            <text:p>  Unbefristetes Arbeitsverhältnis</text:p>
            <text:p/>
            <text:p>  Anforderungen an den Bewerber</text:p>
            <text:p/>
            <text:p>  Berufsausbildung/ Studium</text:p>
            <text:p>  Eisenbahner/in - Betriebsdienst - Lokführer und Transport</text:p>
            <text:p>  Sonstige Angaben zur Ausbildung</text:p>
            <text:p/>
            <text:p>  Gern auch Triebfahrzeugführer die ihre Ausbildung erfolgreich bei einer Umschulung / Weiterbildung absolviert haben</text:p>
            <text:p>  Berufserfahrung</text:p>
            <text:p/>
            <text:p>  Mit Berufserfahrung</text:p>
            <text:p>  Transport, Verkehr</text:p>
            <text:p/>
            <text:p>  Zwingend erforderlich</text:p>
            <text:p>  Lokomotivführung, Rangierbetrieb</text:p>
            <text:p/>
            <text:p>  Erweiterte Kenntnisse</text:p>
            <text:p>  Bahnbetriebsdienst, Bahnübergangssicherungsanlagen bedienen, Betriebssicherheit von Transportmitteln kontrollieren, Schienenverkehr, Zugbegleitservice</text:p>
            <text:p/>
            <text:p>  Grundkenntnisse</text:p>
            <text:p>  Güterwagendienst</text:p>
            <text:p/>
            <text:p>  In den Branchen</text:p>
            <text:p/>
            <text:p>  Grundkenntnisse</text:p>
            <text:p>  Transportunternehmen, Verkehrsbetriebe</text:p>
            <text:p/>
            <text:p>  Sprachkenntnisse</text:p>
            <text:p/>
            <text:p>  Zwingend erforderlich</text:p>
            <text:p>  Deutsch</text:p>
            <text:p/>
            <text:p>  Persönliche Stärken</text:p>
            <text:p>  Belastbarkeit, Flexibilität, Organisationsfähigkeit, Selbständiges Arbeiten, Zuverlässigkeit</text:p>
            <text:p/>
            <text:p>  Kontaktdaten</text:p>
            <text:p/>
            <text:p>  Rückfragen und Bewerbungen an</text:p>
            <text:p/>
            <text:p>  Railworxx GmbH</text:p>
            <text:p>  Herr Mario Voigt</text:p>
            <text:p>  Hindenburgstr. 49</text:p>
            <text:p>  31515 Wunstorf</text:p>
            <text:p>  Niedersachsen</text:p>
            <text:p>  Deutschland</text:p>
            <text:p>  Telekommunikation</text:p>
            <text:p/>
            <text:p>  Mobilnummer: +49 (1 52) 04 50 39 47</text:p>
            <text:p>  Faxnummer: +49 (50 33) 9 60 17 14</text:p>
            <text:p>  E-Mail</text:p>
            <text:p>  bewerbung@railworxx.de</text:p>
            <text:p>  Gewünschte Bewerbungsarten</text:p>
            <text:p/>
            <text:p>  Über JOBBÖRSE, per E-Mail, schriftlich, telefonisch, persönlich</text:p>
            <text:p>  Angaben zur Bewerbung</text:p>
            <text:p/>
            <text:p>  Geforderte Anlagen: Lebenslauf, Zeugnisse, Nachweise für Baureihen etc., aktuelle Tauglichkeit</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74">
          <table:table-cell office:value-type="string" calcext:value-type="string">
            <text:p>af6fb94c89034c4e920e950d5b2c2dea</text:p>
          </table:table-cell>
          <table:table-cell office:value-type="date" office:date-value="2017-09-18" calcext:value-type="date">
            <text:p>2017-09-1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epona HR Services GmbH</text:p>
          </table:table-cell>
          <table:table-cell office:value-type="string" calcext:value-type="string">
            <text:p>  Stellenangebot - Triebfahrzeugführer (m/w) Klasse 3 - Personenverkehr (Eisenbahner/in - Betriebsdienst - Lokführer und Transport)</text:p>
            <text:p/>
            <text:p>  Überblick über das Stellenangebot</text:p>
            <text:p/>
            <text:p>  Referenznummer</text:p>
            <text:p/>
            <text:p>  10000-1156497699-S</text:p>
            <text:p>  Titel des Stellenangebots</text:p>
            <text:p/>
            <text:p>  Triebfahrzeugführer (m/w) Klasse 3 - Personenverkehr (Eisenbahner/in - Betriebsdienst - Lokführer und Transport)</text:p>
            <text:p>  Alternativberufe</text:p>
            <text:p>  Schienenfahrzeugführer/in</text:p>
            <text:p>  Stellenangebotsart</text:p>
            <text:p/>
            <text:p>  Arbeitsplatz (sozialversicherungspflichtig)</text:p>
            <text:p>  Arbeitgeber</text:p>
            <text:p>  Sepona HR Services GmbH</text:p>
            <text:p/>
            <text:p>  Branche: Vermittlung von Arbeitskräften, Betriebsgröße: zwischen 6 und 50</text:p>
            <text:p>  Stellenbeschreibung</text:p>
            <text:p/>
            <text:p>  Ihr Aufgabengebiet</text:p>
            <text:p/>
            <text:p>  * Fahren von Zügen im Personenverkehr</text:p>
            <text:p>  * Durchführung von Wagen- und Zugprüfungen sowie Bremsproben</text:p>
            <text:p>  * Durchführung von Vorbereitungs- und Abschlussdiensten am Triebfahrzeug</text:p>
            <text:p>  * Ggf. ergänzen von Betriebsstoffen</text:p>
            <text:p>  * Durchführung von Vorbereitungs- und Abschlussdiensten am Tfz / Triebwagen</text:p>
            <text:p/>
            <text:p>  Ihr Profil</text:p>
            <text:p>  * Besitz des Triebfahrzeugführerscheins der Klasse 3 gemäß VDV 753 bzw. B gemäß TfV</text:p>
            <text:p>  * gültige bahnärztliche Untersuchung sowie psychologische Eignung nach VDV 714 bzw. gemäß TfV</text:p>
            <text:p>  * Erfahrungen im Rangierdienst und Personenverkehr wünschenswert</text:p>
            <text:p>  * Bremsprobenberechtigung erforderlich</text:p>
            <text:p>  * strukturierte Arbeitsweise und Teamfähigkeit</text:p>
            <text:p/>
            <text:p>  Wir bieten</text:p>
            <text:p>  Es erwartet Sie eine abwechslungsreiche Tätigkeit in einem zuverlässigen und familiären Team, ein unbefristeter Arbeitsvertrag, gute Verdienstmöglichkeiten sowie sehr gute Weiterentwicklungsmöglichkeiten.</text:p>
            <text:p>  Führungsverantwortung</text:p>
            <text:p/>
            <text:p>  Keine Führungsverantwortung</text:p>
            <text:p>  Arbeitsorte</text:p>
            <text:p/>
            <text:p>  Bielefeld, Nordrhein-Westfalen, Deutschland</text:p>
            <text:p>  Braunschweig, Niedersachsen, Deutschland</text:p>
            <text:p>  Wolfsburg, Niedersachsen, Deutschland</text:p>
            <text:p>  Hannover, Niedersachsen, Deutschland</text:p>
            <text:p>  Minden, Westfalen, Nordrhein-Westfalen, Deutschland</text:p>
            <text:p>  Paderborn, Nordrhein-Westfalen, Deutschland</text:p>
            <text:p>  Bremen, Bremen, Deutschland</text:p>
            <text:p>  Osnabrück, Niedersach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0 Stellen</text:p>
            <text:p>  Vormerken</text:p>
            <text:p/>
            <text:p>  Konditionen des Stellenangebots</text:p>
            <text:p/>
            <text:p>  Arbeitszeit</text:p>
            <text:p/>
            <text:p>  Vollzeit, Wochenende, Nachtarbeit, Schicht</text:p>
            <text:p>  40 Wochenstunden</text:p>
            <text:p>  Vergütung und Zusatzleistungen</text:p>
            <text:p/>
            <text:p>  ab 15,00?/h</text:p>
            <text:p>  Bei der Besetzung des Stellenangebotes findet ein Tarifvertrag Anwendung.</text:p>
            <text:p>  Tarifvertrag: BAP/DGB</text:p>
            <text:p>  Befristung</text:p>
            <text:p/>
            <text:p>  Unbefristetes Arbeitsverhältnis</text:p>
            <text:p/>
            <text:p>  Anforderungen an den Bewerber</text:p>
            <text:p/>
            <text:p>  Transport, Verkehr</text:p>
            <text:p/>
            <text:p>  Zwingend erforderlich</text:p>
            <text:p>  Personenverkehr</text:p>
            <text:p/>
            <text:p>  Erweiterte Kenntnisse</text:p>
            <text:p>  Bahnbetriebsdienst, Lokomotivführung, Rangierbetrieb</text:p>
            <text:p/>
            <text:p>  Grundkenntnisse</text:p>
            <text:p>  Beladen, Entladen, Betriebssicherheit von Transportmitteln kontrollieren, Schienenverkehr</text:p>
            <text:p/>
            <text:p>  Sprachkenntnisse</text:p>
            <text:p/>
            <text:p>  Zwingend erforderlich</text:p>
            <text:p>  Deutsch</text:p>
            <text:p/>
            <text:p>  Persönliche Stärken</text:p>
            <text:p>  Auffassungsfähigkeit/-gabe, Belastbarkeit, Ganzheitliches Denken, Motivation/ Leistungsbereitschaft, Selbständiges Arbeiten</text:p>
            <text:p>  Reise-/ Montagebereitschaft</text:p>
            <text:p/>
            <text:p>  Uneingeschränkt</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Sepona HR Services GmbH</text:p>
            <text:p>  Frau Stefanie Bösche</text:p>
            <text:p>  Kohlenstr. 2</text:p>
            <text:p>  04107 Leipzig</text:p>
            <text:p>  Sachsen</text:p>
            <text:p>  Deutschland</text:p>
            <text:p>  Telekommunikation</text:p>
            <text:p/>
            <text:p>  Telefonnummer: +49 (1 51) 72 63 37 24</text:p>
            <text:p>  E-Mail</text:p>
            <text:p>  bewerbung-hr@sepona.de</text:p>
            <text:p>  Gewünschte Bewerbungsarten</text:p>
            <text:p/>
            <text:p>  Per E-Mail, schriftlich, persönlich</text:p>
            <text:p>  Angaben zur Bewerbung</text:p>
            <text:p/>
            <text:p>  Geforderte Anlagen: Lebenslauf, Zeugnisse, Anschreib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94">
          <table:table-cell office:value-type="string" calcext:value-type="string">
            <text:p>d944aa191d5d43fe8ba1361a1bb2e1ba</text:p>
          </table:table-cell>
          <table:table-cell office:value-type="date" office:date-value="2017-09-19" calcext:value-type="date">
            <text:p>2017-09-19</text:p>
          </table:table-cell>
          <table:table-cell office:value-type="string" calcext:value-type="string">
            <text:p>Triebfahrzeugführer m/w S02188 - Krefeld</text:p>
          </table:table-cell>
          <table:table-cell office:value-type="float" office:value="8311" calcext:value-type="float">
            <text:p>8311</text:p>
          </table:table-cell>
          <table:table-cell office:value-type="string" calcext:value-type="string">
            <text:p>Zertifizierte Private Arbeitsvermittlung TK</text:p>
          </table:table-cell>
          <table:table-cell office:value-type="string" calcext:value-type="string">
            <text:p>  Triebfahrzeugführer m/w S02188 - Krefeld</text:p>
            <text:p/>
            <text:p>  Chiffrenummer: R182 02188/0111/17</text:p>
            <text:p>  Berufsbezeichnung: Eisenbahner/in - Betriebsdienst - Lokführer und Transport</text:p>
            <text:p>  Alternativberufe: Schienenfahrzeugführer/in</text:p>
            <text:p>  Ihr Einsatzort: DE 47798 Krefeld</text:p>
            <text:p>  Weitere Einsatzorte: DE 42103 Wuppertal</text:p>
            <text:p>  DE 50667 Köln</text:p>
            <text:p>  DE 58089 Hagen</text:p>
            <text:p>  Anzahl der Stellen: 4 offene Stellen</text:p>
            <text:p>  Anstellungsverhältnis: Festanstellung</text:p>
            <text:p>  Arbeitszeit: Vollzeit, Schichten</text:p>
            <text:p>  vertragliche Regelung: Tarifvertrag</text:p>
            <text:p>  Tarifvertrag: IGZ Tarif</text:p>
            <text:p>  Drucken</text:p>
            <text:p>  Empfehlen</text:p>
            <text:p>  Onlinebewerbung</text:p>
            <text:p/>
            <text:p>  Ihre Aufgaben</text:p>
            <text:p/>
            <text:p>  Im Auftrag dieses Unternehmens suchen wir im Rahmen der Arbeitnehmerüberlassung:</text:p>
            <text:p/>
            <text:p>  Triebfahrzeugführer m/w</text:p>
            <text:p/>
            <text:p>  Anforderungen und Tätigkeiten</text:p>
            <text:p/>
            <text:p>  Fahrerlaubnis muss gültig sein</text:p>
            <text:p/>
            <text:p>  Verdienst nach Vereinbarung mit dem Arbeitgeber 16,00 ?</text:p>
            <text:p/>
            <text:p>  Bitte haben Sie Verständnis dafür, dass es uns aus organisatorischen Gründen leider nicht möglich ist, eingereichte Bewerbungsunterlagen zurück zu senden,</text:p>
            <text:p>  es sei denn, Sie senden einen frankierten und adressierten Rückumschlag Ihrer Bewerbung mit!</text:p>
            <text:p/>
            <text:p>  Dieses Stellenangebot ist von einer zertifizierten Arbeitsvermittlung (zugelassenem Träger) gemäß §2 der Rechtsverordnung zum SGB III (AZAV) im Bereich Vermittlung!</text:p>
            <text:p/>
            <text:p>  Für eine kostenlose Vermittlung ist ein AVGS erforderlich</text:p>
            <text:p/>
            <text:p>  Hinweis: Alle Stellenausschreibungen richten sich stets an weibliche und an männliche Bewerber/innen, unabhängig von Alter,</text:p>
            <text:p>  Geschlecht, Herkunft, sexueller Orientierung, Behinderung, Religion und Weltanschauung etc.</text:p>
            <text:p>  Die Bewerberauswahl erfolgt ausschließlich qualifikationsorientiert.</text:p>
            <text:p/>
            <text:p>  Kontakt</text:p>
            <text:p/>
            <text:p>  Zertifizierte Private Arbeitsvermittlung TK - Werneuchen</text:p>
            <text:p>  Inhaber: Thomas Kühne</text:p>
            <text:p>  Sachbearbeiter:</text:p>
            <text:p>  Thomas Kühne</text:p>
            <text:p>  Rosenring 15</text:p>
            <text:p>  16356 Werneuchen</text:p>
            <text:p>  Telefon:</text:p>
            <text:p>  +49 (33398) 918821</text:p>
            <text:p>  Mobil:</text:p>
            <text:p>  +49 (152) 53163537</text:p>
            <text:p>  Fax:</text:p>
            <text:p>  +49 (33398) 918821</text:p>
            <text:p>  E-Mail:</text:p>
            <text:p>  info@av-tk.de</text:p>
            <text:p>  Bei Kontaktaufnahme über Telefon oder E-Mail verweisen Sie bitte auf die Chiffrenummer R182 02188/0111/17.</text:p>
            <text:p>  Dieses Angebot wurde mit Hilfe von PAV-Soft erstellt.</text:p>
            <text:p>  Eine gewerbliche Weiternutzung dieser Daten ist nur mit schriftlicher Zustimmung möglich.</text:p>
          </table:table-cell>
          <table:table-cell table:number-columns-repeated="7"/>
        </table:table-row>
        <table:table-row table:style-name="ro34">
          <table:table-cell office:value-type="string" calcext:value-type="string">
            <text:p>10baff16667649ca9d6d07c6a8e53b48</text:p>
          </table:table-cell>
          <table:table-cell office:value-type="date" office:date-value="2017-09-21" calcext:value-type="date">
            <text:p>2017-09-21</text:p>
          </table:table-cell>
          <table:table-cell office:value-type="string" calcext:value-type="string">
            <text:p>Eisenbahner/-in im Betriebsdienst Fachrichtung: Fahrweg</text:p>
          </table:table-cell>
          <table:table-cell office:value-type="float" office:value="8311" calcext:value-type="float">
            <text:p>8311</text:p>
          </table:table-cell>
          <table:table-cell office:value-type="string" calcext:value-type="string">
            <text:p>DB Netz Aktiengesellschaft</text:p>
          </table:table-cell>
          <table:table-cell office:value-type="string" calcext:value-type="string">
            <text:p>  Ausbildungsplatzangebot</text:p>
            <text:p/>
            <text:p>  Angebots-Nr. 142-18097-736615</text:p>
            <text:p/>
            <text:p>  Label Content</text:p>
            <text:p>  Ausbildungsberuf Eisenbahner/-in im Betriebsdienst</text:p>
            <text:p>  Fachrichtung: Fahrweg</text:p>
            <text:p>  (zum Berufe-Steckbrief )</text:p>
            <text:p>  Schulabschluss wünschenswert Mittlerer Abschluss oder vergleichbar</text:p>
            <text:p>  Beginn 01. September 2018</text:p>
            <text:p>  Angebotene Plätze 8</text:p>
            <text:p>  weitere Vorqualifikation</text:p>
            <text:p/>
            <text:p>  Dein Profil</text:p>
            <text:p>  * Du hast die Schule erfolgreich abgeschlossen bzw. bist gerade auf dem Weg zum Schulabschluss</text:p>
            <text:p>  * Du bewahrst auch in schwierigen Situationen die Ruhe und behältst den Überblick</text:p>
            <text:p>  * Du bist zuverlässig, belastbar, teamfähig und konzentriert</text:p>
            <text:p>  * Du bist bereit Verantwortung für Reisende und Güter zu übernehmen</text:p>
            <text:p>  * Du liebst es zu organisieren und Abläufe zu koordinieren</text:p>
            <text:p/>
            <text:p>  Stellenbeschreibung</text:p>
            <text:p/>
            <text:p>  Azubi (w/m) Zugnavigator / Fahrdienstleiter 2018</text:p>
            <text:p/>
            <text:p>  Was Dich erwartet</text:p>
            <text:p/>
            <text:p>  Die Deutsche Bahn ist einer der vielfältigsten Arbeitgeber Deutschlands. Wir suchen jedes Jahr deutschlandweit über 3.000 Auszubildende in 50 Berufen, die mit uns gemeinsam noch besser werden wollen.</text:p>
            <text:p/>
            <text:p>  Deine Aufgaben</text:p>
            <text:p/>
            <text:p>  Zum 01. September 2018 suchen wir Dich für die DB Netz AG am Standort Köln. Während der Ausbildung durchläufst Du je nach Standort Praxisstationen unter anderem in Aachen, Bonn, Euskirchen, Köln, Troisdorf oder Au(Sieg). Wenn Du Interesse an digitaler und analoger Technik hast und konzentriert arbeiten kannst, bist Du in dem Beruf Fahrdienstleiter genau richtig.</text:p>
            <text:p>  * Du arbeitest auf einem Stellwerk und übernimmst Verantwortung für die Zugfahrten und Passagiere in Deiner Region</text:p>
            <text:p>  * Du arbeitest im Herzen des Eisenbahnbetriebs und stellst Weichen sowie Signale, damit Züge ihr Ziel sicher und pünktlich erreichen</text:p>
            <text:p>  * Du erlernst die Regelwerke und Richtlinien (Vorschriften) für die planmäßige Durchführung der täglichen Zugfahrten und behältst die Übersicht über die Fahrstrecken</text:p>
            <text:p/>
            <text:p>  Du lernst mechanische, elektromechanische, spurplantechnische und elektronische Stellwerkstechniken zu bedienen und zu verstehen um für einen reibungslosen Zugverkehr in Deinem Bereich zu sorgen</text:p>
            <text:p/>
            <text:p>  Bewerbungsunterlagen</text:p>
            <text:p/>
            <text:p>  Bewirb Dich online auf die Ausschreibungsnummer 261353</text:p>
            <text:p>  Dokumente Azubi 2018 Fahrdienstleiter Koeln.pdf (160.99 KB )</text:p>
            <text:p>  www.ihk-lehrstellenboerse.de</text:p>
            <text:p/>
            <text:p>  Unternehmen</text:p>
            <text:p/>
            <text:p>  DB Netz Aktiengesellschaft</text:p>
            <text:p/>
            <text:p>  Brügelmannstr. 16 - 18</text:p>
            <text:p>  50679 Köln</text:p>
            <text:p/>
            <text:p>  Kontakt</text:p>
            <text:p/>
            <text:p>  Deutsche Bahn AG - Personalgewinnung</text:p>
            <text:p/>
            <text:p>  Postfach 40650</text:p>
            <text:p>  10557 Berlin</text:p>
            <text:p/>
            <text:p>  Zur Homepage</text:p>
            <text:p>  Bewerbungsportal</text:p>
            <text:p/>
            <text:p>  Auf Deine Bewerbung freut sich:</text:p>
            <text:p/>
            <text:p>  Ulrich Croé</text:p>
            <text:p/>
            <text:p>  Tel. 0221 1413837</text:p>
            <text:p/>
            <text:p>  Weitere Ausbildungsplatzangebote des Unternehmens (2)</text:p>
            <text:p/>
            <text:p>  * Elektroniker/-in für Betriebstechnik (8)</text:p>
            <text:p>  * Gleisbauer/-in (3)</text:p>
          </table:table-cell>
          <table:table-cell table:number-columns-repeated="7"/>
        </table:table-row>
        <table:table-row table:style-name="ro95">
          <table:table-cell office:value-type="string" calcext:value-type="string">
            <text:p>f267817dff164253b9a50fafeb15faa4</text:p>
          </table:table-cell>
          <table:table-cell office:value-type="date" office:date-value="2017-09-21" calcext:value-type="date">
            <text:p>2017-09-21</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Zertifizierte Private Arbeitsv ermittlungTK-Werneuchen</text:p>
          </table:table-cell>
          <table:table-cell office:value-type="string" calcext:value-type="string">
            <text:p>  Stellenangebot - Triebfahrzeugführer m/w S02188 (Eisenbahner/in - Betriebsdienst - Lokführer und Transport)</text:p>
            <text:p/>
            <text:p>  Überblick über das Stellenangebot</text:p>
            <text:p/>
            <text:p>  Referenznummer</text:p>
            <text:p/>
            <text:p>  10000-1156587686-S</text:p>
            <text:p>  Titel des Stellenangebots</text:p>
            <text:p/>
            <text:p>  Triebfahrzeugführer m/w S02188 (Eisenbahner/in - Betriebsdienst - Lokführer und Transport)</text:p>
            <text:p>  Alternativberufe</text:p>
            <text:p>  Schienenfahrzeugführer/in</text:p>
            <text:p>  Stellenangebotsart</text:p>
            <text:p/>
            <text:p>  Arbeitsplatz (sozialversicherungspflichtig)</text:p>
            <text:p>  Arbeitgeber</text:p>
            <text:p>  Zertifizierte Private Arbeitsv ermittlungTK-Werneuchen</text:p>
            <text:p/>
            <text:p>  Branche: Vermittlung von Arbeitskräften, Betriebsgröße: weniger als 6</text:p>
            <text:p>  Stellenbeschreibung</text:p>
            <text:p/>
            <text:p>  Im Auftrag dieses Unternehmens suchen wir im Rahmen der Arbeitnehmerüberlassung:</text:p>
            <text:p/>
            <text:p>  Triebfahrzeugführer m/w</text:p>
            <text:p/>
            <text:p>  Anforderungen und Tätigkeiten</text:p>
            <text:p/>
            <text:p>  Fahrerlaubnis muss gültig sein</text:p>
            <text:p/>
            <text:p>  Verdienst nach Vereinbarung mit dem Arbeitgeber 16,00 ?</text:p>
            <text:p/>
            <text:p>  Bitte haben Sie Verständnis dafür, dass es uns aus organisatorischen Gründen leider nicht möglich ist, eingereichte Bewerbungsunterlagen zurück zu senden,</text:p>
            <text:p>  es sei denn, Sie senden einen frankierten und adressierten Rückumschlag Ihrer Bewerbung mit!</text:p>
            <text:p/>
            <text:p>  Dieses Stellenangebot ist von einer zertifizierten Arbeitsvermittlung (zugelassenem Träger) gemäß §2 der Rechtsverordnung zum SGB III (AZAV) im Bereich Vermittlung!</text:p>
            <text:p/>
            <text:p>  Für eine kostenlose Vermittlung ist ein AVGS erforderlich</text:p>
            <text:p/>
            <text:p>  Hinweis: Alle Stellenausschreibungen richten sich stets an weibliche und an männliche Bewerber/innen, unabhängig von Alter,</text:p>
            <text:p>  Geschlecht, Herkunft, sexueller Orientierung, Behinderung, Religion und Weltanschauung etc.</text:p>
            <text:p>  Die Bewerberauswahl erfolgt ausschließlich qualifikationsorientiert.</text:p>
            <text:p/>
            <text:p>  Bei Kontaktaufnahme geben Sie bitte Chiffre R182 02188/0111/17 (Triebfahrzeugführer m/w S02188) an.</text:p>
            <text:p>  Wir freuen uns auf Ihre Unterlagen.</text:p>
            <text:p/>
            <text:p>  Nutzen Sie die Möglichkeit zur Onlinebewerbung über den Link im Bereich Kontakt.</text:p>
            <text:p>  Führungsverantwortung</text:p>
            <text:p/>
            <text:p>  Keine Führungsverantwortung</text:p>
            <text:p>  Arbeitsorte</text:p>
            <text:p/>
            <text:p>  58089 Hagen, Westfalen, Nordrhein-Westfalen, Deutschland</text:p>
            <text:p>  42103 Wuppertal, Nordrhein-Westfalen, Deutschland</text:p>
            <text:p>  47798 Krefeld, Nordrhein-Westfalen, Deutschland</text:p>
            <text:p>  50667 Köln,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4 Stellen</text:p>
            <text:p>  Vormerken</text:p>
            <text:p/>
            <text:p>  Konditionen des Stellenangebots</text:p>
            <text:p/>
            <text:p>  Arbeitszeit</text:p>
            <text:p/>
            <text:p>  Vollzeit, Schicht</text:p>
            <text:p>  Vergütung und Zusatzleistungen</text:p>
            <text:p/>
            <text:p>  nach Vereinbarung</text:p>
            <text:p>  Bei der Besetzung des Stellenangebotes findet ein Tarifvertrag Anwendung.</text:p>
            <text:p>  Tarifvertrag: IGZ Tarif</text:p>
            <text:p>  Befristung</text:p>
            <text:p/>
            <text:p>  Unbefristetes Arbeitsverhältnis</text:p>
            <text:p/>
            <text:p>  Kontaktdaten</text:p>
            <text:p/>
            <text:p>  Rückfragen und Bewerbungen an</text:p>
            <text:p/>
            <text:p>  Zertifizierte Private Arbeitsv ermittlungTK-Werneuchen</text:p>
            <text:p>  Herr Thomas Kühne</text:p>
            <text:p>  Rosenring 15</text:p>
            <text:p>  16356 Werneuchen</text:p>
            <text:p>  Brandenburg</text:p>
            <text:p>  Deutschland</text:p>
            <text:p>  Telekommunikation</text:p>
            <text:p/>
            <text:p>  Telefonnummer: +49 (3 33 98) 91 88 21</text:p>
            <text:p>  Mobilnummer: +49 (1 52) 53 16 35 37</text:p>
            <text:p>  Faxnummer: +49 (3 33 98) 91 88 21</text:p>
            <text:p>  E-Mail</text:p>
            <text:p>  info@av-tk.de</text:p>
            <text:p>  Gewünschte Bewerbungsarten</text:p>
            <text:p/>
            <text:p>  Über JOBBÖRSE, per E-Mail, schriftlich, telefonisch, persönlich, über Internet</text:p>
            <text:p>  Internetadresse</text:p>
            <text:p>  Weitere Informationen zum Stellenangebot im Internet</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43">
          <table:table-cell office:value-type="string" calcext:value-type="string">
            <text:p>db8bbd5c9496411dbb3e1cfa9178da3b</text:p>
          </table:table-cell>
          <table:table-cell office:value-type="date" office:date-value="2017-09-21" calcext:value-type="date">
            <text:p>2017-09-21</text:p>
          </table:table-cell>
          <table:table-cell office:value-type="string" calcext:value-type="string">
            <text:p>Triebfahrzeugführer (m/w) bundesweit</text:p>
          </table:table-cell>
          <table:table-cell office:value-type="float" office:value="8311" calcext:value-type="float">
            <text:p>8311</text:p>
          </table:table-cell>
          <table:table-cell office:value-type="string" calcext:value-type="string">
            <text:p>Crossrail Ag</text:p>
          </table:table-cell>
          <table:table-cell office:value-type="string" calcext:value-type="string">
            <text:p>  zurück</text:p>
            <text:p>  20.09.2017</text:p>
            <text:p>  Stellenangebot-Nr.: 1/5152</text:p>
            <text:p>  Einsatzort:</text:p>
            <text:p>  bundesweit</text:p>
            <text:p>  Kategorie:</text:p>
            <text:p>  Betrieb/Verkehr</text:p>
            <text:p>  Tätigkeitsbereich:</text:p>
            <text:p>  Fahrpersonal</text:p>
            <text:p>  Arbeitszeit:</text:p>
            <text:p>  Schichtarbeit</text:p>
            <text:p>  Beschäftigungsart:</text:p>
            <text:p>  Festanstellung</text:p>
            <text:p>  Verfügbarkeit ab:</text:p>
            <text:p>  zum nächstmöglichen Zeitpunkt</text:p>
            <text:p>  Bewerbung:</text:p>
            <text:p>  Per E-Mail, Schriftlich</text:p>
            <text:p>  Drucken</text:p>
            <text:p>  Merken</text:p>
            <text:p/>
            <text:p>  Triebfahrzeugführer (m/w) bundesweit</text:p>
            <text:p/>
            <text:p>  Die Crossrail AG ist ein rein privates Gütereisenbahnverkehrsunternehmen mit Hauptsitz in CH-Basel sowie den beiden Filialen in BE-Antwerpen und Aachen.</text:p>
            <text:p/>
            <text:p>  Unsere Haupttrassen verlaufen in der West-/Ostrichtung bis nach Polen, Ungarn und Rumänien und der Nord-/Südrichtung (Belgien/ Niederlande bis nach Italien).</text:p>
            <text:p/>
            <text:p>  Aufgaben</text:p>
            <text:p>  * Sichere und termingerechte betriebliche Abwicklung von Zug- und Rangierfahrten</text:p>
            <text:p>  * Durchführung von Bremsproben und wagentechnischen Prüfungen</text:p>
            <text:p>  * Aufgaben gemäß GGVSEB wahrnehmen</text:p>
            <text:p>  * Erstellung und Überprüfung von Wagenlisten und Bremszetteln</text:p>
            <text:p/>
            <text:p>  Anforderungen</text:p>
            <text:p>  * erfolgreich abgeschlossene Berufsausbildung zum Eisenbahner (m/w) im Betriebsdienst, Fachrichtung Lokführer/in und Transport oder Ausbildung bei einem EVU in Deutschland zum Triebfahrzeugführer (m/w) Klasse 3 nach VDV-Schrift 753 oder gemäß Triebfahrzeugführerscheinverordnung (TfV) Klasse B</text:p>
            <text:p>  * Triebfahrzeugführerschein entsprechend der gültigen VDV-Schrift 753 oder gem. TfV</text:p>
            <text:p>  * Wagenprüfer G oder VDV-Schrift 758 Prüfer Stufe 2</text:p>
            <text:p>  * Kenntnis der deutschen Sprache in Wort und Schrift (gem. TfV)</text:p>
            <text:p>  * Sie sind flexibel, verantwortungsbewusst und verfügen über eine hohe Leistungs- und Einsatzbereitschaft</text:p>
            <text:p>  * Vorhandene Bereitschaft zur Fort- und Weiterbildung</text:p>
            <text:p/>
            <text:p>  Wir bieten</text:p>
            <text:p>  * Bahncard 100 / 2. Klasse</text:p>
            <text:p>  * Unbefristete Arbeitsverträge</text:p>
            <text:p>  * Interessante und vielseitige Tätigkeiten im Bereich des Eisenbahnverkehres</text:p>
            <text:p>  * Ein angenehmes, kollegiales Arbeitsklima im nationalen und internationalen Umfeld</text:p>
            <text:p>  * Branchenübliche, moderne und sehr fortschrittliche Anstellungsbedingungen</text:p>
            <text:p>  * Leistungsabhängige Prämienzahlung jeweils im Juni und Dezember</text:p>
            <text:p>  * Attraktive Bezahlung und modernes Zulagensystem, wie z.B. Verpflegungspauschale Ausland</text:p>
            <text:p>  * Übernachtungen nur in ausgesuchten Servicehotels</text:p>
            <text:p>  * einen modernen Fahrzeugpark (BR 145, 182, 185, 186, Class 66)</text:p>
            <text:p>  * Ausbildungsmodule für den grenzüberschreitenden Verkehr im Raum Aachen / BE-Montzen, NL-Venlo/Kaldenkirchen sowie CH-Basel/Weil am Rhein</text:p>
            <text:p>  * Kein Umzug nötig</text:p>
            <text:p/>
            <text:p>  Kontakt</text:p>
            <text:p>  Crossrail Aachen</text:p>
            <text:p/>
            <text:p>  Crossrail Benelux NV, Hana Hofmann, Bahnhofstrasse 1, 52064 Aachen</text:p>
            <text:p/>
            <text:p>  oder</text:p>
            <text:p/>
            <text:p>  hana.hofmann@crossrail.de</text:p>
            <text:p>  Anlagen:</text:p>
            <text:p>  * Titel: C:\fakepath\Lokführer_August_2015.pdf</text:p>
            <text:p>  Datei: Lokführer_August_2015.pdf (0.03 MB)</text:p>
            <text:p/>
            <text:p>  zurück</text:p>
          </table:table-cell>
          <table:table-cell table:number-columns-repeated="7"/>
        </table:table-row>
        <table:table-row table:style-name="ro93">
          <table:table-cell office:value-type="string" calcext:value-type="string">
            <text:p>06d439c8147b48eaba342cb7330cef79</text:p>
          </table:table-cell>
          <table:table-cell office:value-type="date" office:date-value="2017-09-20" calcext:value-type="date">
            <text:p>2017-09-20</text:p>
          </table:table-cell>
          <table:table-cell office:value-type="string" calcext:value-type="string">
            <text:p>Eisenbahner (m/w) - Betriebsdienst</text:p>
          </table:table-cell>
          <table:table-cell office:value-type="float" office:value="8311" calcext:value-type="float">
            <text:p>8311</text:p>
          </table:table-cell>
          <table:table-cell office:value-type="string" calcext:value-type="string">
            <text:p>STEGMANN Personaldienstleistung GmbH</text:p>
          </table:table-cell>
          <table:table-cell office:value-type="string" calcext:value-type="string">
            <text:p>  Eisenbahner (m/w) - Betriebsdienst</text:p>
            <text:p/>
            <text:p>  Für den Standort Gladbeck</text:p>
            <text:p/>
            <text:p>  Seit über 35 Jahren und als Arbeitgeber von mehr als 4000 Mitarbeitern ist Stegmann bundesweit der verlässliche Partner für ausgezeichnete Facharbeit in Industrie, Logistik und Produktion sowie für kaufmännische Dienstleistungen. Über 1000 Unternehmen in Deutschland zählen zu den Kunden von Stegmann.</text:p>
            <text:p/>
            <text:p>  Sie suchen einen neuen Job?</text:p>
            <text:p/>
            <text:p>  Für unseren Kunden, einem internationalen Technologieunternehmen, suchen wir Sie als Eisenbahner (m/w) im Betriebsdienst am Standort Gladbeck.</text:p>
            <text:p/>
            <text:p>  Unser Angebot an Sie:</text:p>
            <text:p/>
            <text:p>  * Einen unbefristeten Arbeitsvertrag bei einem starken und kerngesunden Unternehmen - inklusive Sozialleistungen, Weihnachts- und Urlaubsgeld</text:p>
            <text:p>  * Einen sicheren Arbeitsplatz</text:p>
            <text:p>  * Ausstattung mit hochwertiger Arbeitsschutzkleidung</text:p>
            <text:p>  * Bezahlung aller geleisteter Stunden</text:p>
            <text:p>  * Den einfachsten und sichersten Weg zu Ihrem Traumjob, denn ?</text:p>
            <text:p>  ? wenn es "passt", kommt die Festanstellung</text:p>
            <text:p>  ? wenn es nicht passt, finden wir eine bessere Alternative für Sie, auch per Direktvermittlung</text:p>
            <text:p>  * Wir kümmern uns um Sie und bringen Sie mit den besten Arbeitgebern der Region zusammen</text:p>
            <text:p/>
            <text:p>  Das sind Ihre Aufgaben:</text:p>
            <text:p/>
            <text:p>  * Bedienen von Schiebebühnen, Akkuschleppfahrzeugen, Zweiwegefahrzeugen und Kleinlokomotiven</text:p>
            <text:p>  * Bedarfs- und zeitgerechte Bereitstellung von Fahrzeugen und Wagengruppen</text:p>
            <text:p>  * Streckenfahrten und Rangierdienst innerhalb einer Anschlußnahme</text:p>
            <text:p>  * Bilden und Auflösen der erforderlichen Bedienfahrten</text:p>
            <text:p>  * Durchführung von Bremsproben, Wagen- und Zugprüfungen</text:p>
            <text:p>  * Wartungs-, Pflege- und Reinigungsarbeiten an Eisenbahnfahrzeugen</text:p>
            <text:p/>
            <text:p>  Das bringen Sie mit:</text:p>
            <text:p/>
            <text:p>  * Grundausbildung Lokrangierführer oder abgeschlossene Ausbildung zum Eisenbahner im Betriebsdienst EiB mit der Funktionsausbildung zum Eisenbahnfahrzeugführer mind. Klasse 1</text:p>
            <text:p>  * Fundierte Erfahrungen in der Durchführung von Zug- und Rangierfahrten</text:p>
            <text:p>  * Wagenprüfer und Bremsprobeberechtigung</text:p>
            <text:p>  * Entscheidungsfähigkeit sowie wirtschaftliches Denken und Handeln</text:p>
            <text:p>  * Gute Kommunikationsfähigkeit, Kundenorientierung und Teamfähigkeit</text:p>
            <text:p>  * Uneingeschränkte Tauglichkeit für den Triebfahrzeugführer und den Wechseldienst</text:p>
            <text:p>  * Bereitschaft zum Schichtdienst (Früh-, Spät- und Nachtschicht)</text:p>
            <text:p/>
            <text:p>  Interessiert?</text:p>
            <text:p/>
            <text:p>  Dann freuen wir uns auf Ihre Bewerbung!</text:p>
            <text:p/>
            <text:p>  Der schnellste Weg zu uns führt direkt über den Bewerbungsbutton.</text:p>
            <text:p/>
            <text:p>  Wir leben Vielfalt und Chancengleichheit und freuen uns deshalb natürlich über Bewerbungen von Menschen mit Behinderung.</text:p>
            <text:p/>
            <text:p>  Alle personenbezogenen Formulierungen in dieser Stellenanzeige sind geschlechtsneutral zu betrachten.</text:p>
            <text:p/>
            <text:p>  Hier gelangen Sie zu unseren Datenschutzrichtlinien:</text:p>
            <text:p/>
            <text:p>  https://www.stegmann-personal.de/datenschutz</text:p>
            <text:p>  Jetzt Chance nutzen</text:p>
            <text:p/>
            <text:p>  Ihr Anliegen ist uns persönlich sehr wichtig, deshalb versprechen wir eine schnelle Rückmeldung zu Ihrer Bewerbung. In der Regel erhalten Sie diese innerhalb weniger Tage.</text:p>
            <text:p>  Übersicht Ja, interessiert mich Jetzt bewerben</text:p>
            <text:p>  Bewerben Sie sich im nächsten Schritt schnell und einfach. Ohne Registrierung.</text:p>
          </table:table-cell>
          <table:table-cell table:number-columns-repeated="7"/>
        </table:table-row>
        <table:table-row table:style-name="ro93">
          <table:table-cell office:value-type="string" calcext:value-type="string">
            <text:p>28645f679ac64ef5a94df29556d16039</text:p>
          </table:table-cell>
          <table:table-cell office:value-type="date" office:date-value="2017-09-21" calcext:value-type="date">
            <text:p>2017-09-21</text:p>
          </table:table-cell>
          <table:table-cell office:value-type="string" calcext:value-type="string">
            <text:p>Eisenbahner im Betriebsdienst m/w</text:p>
          </table:table-cell>
          <table:table-cell office:value-type="float" office:value="8311" calcext:value-type="float">
            <text:p>8311</text:p>
          </table:table-cell>
          <table:table-cell office:value-type="string" calcext:value-type="string">
            <text:p>STEGMANN Personaldienstleistung GmbH</text:p>
          </table:table-cell>
          <table:table-cell office:value-type="string" calcext:value-type="string">
            <text:p>  Eisenbahner im Betriebsdienst m/w</text:p>
            <text:p/>
            <text:p>  Für den Standort Dortmund</text:p>
            <text:p/>
            <text:p>  Seit über 35 Jahren und als Arbeitgeber von mehr als 4000 Mitarbeitern ist Stegmann bundesweit der verlässliche Partner für ausgezeichnete Facharbeit in Industrie, Logistik und Produktion sowie für kaufmännische Dienstleistungen. Über 1000 Unternehmen in Deutschland zählen zu den Kunden von Stegmann.</text:p>
            <text:p/>
            <text:p>  Sie suchen einen neuen Job?</text:p>
            <text:p/>
            <text:p>  Für unseren Kunden, einem internationalen Technologieunternehmen, suchen wir Sie als Eisenbahner im Betriebsdienst am Standort Dortmund.</text:p>
            <text:p/>
            <text:p>  Unser Angebot an Sie:</text:p>
            <text:p/>
            <text:p>  * Einen unbefristeten Arbeitsvertrag bei einem starken und kerngesunden Unternehmen - inklusive Sozialleistungen, Weihnachts- und Urlaubsgeld</text:p>
            <text:p>  * Einen sicheren Arbeitsplatz</text:p>
            <text:p>  * Ausstattung mit hochwertiger Arbeitsschutzkleidung</text:p>
            <text:p>  * Bezahlung aller geleisteter Stunden</text:p>
            <text:p>  * Den einfachsten und sichersten Weg zu Ihrem Traumjob, denn ?</text:p>
            <text:p>  ? wenn es "passt", kommt die Festanstellung</text:p>
            <text:p>  ? wenn es nicht passt, finden wir eine bessere Alternative für Sie, auch per Direktvermittlung</text:p>
            <text:p>  * Wir kümmern uns um Sie und bringen Sie mit den besten Arbeitgebern der Region zusammen</text:p>
            <text:p/>
            <text:p>  Das sind Ihre Aufgaben:</text:p>
            <text:p/>
            <text:p>  * Bedienen von Schiebebühnen, Akkuschleppfahrzeugen, Zweiwegefahrzeugen und Kleinlokomotiven</text:p>
            <text:p>  * Bedarfs- und zeitgerechte Bereitstellung von Fahrzeugen und Wagengruppen</text:p>
            <text:p>  * Streckenfahrten und Rangierdienst innerhalb einer Anschlußnahme</text:p>
            <text:p>  * Bilden und Auflösen der erforderlichen Bedienfahrten</text:p>
            <text:p>  * Durchführung von Bremsproben, Wagen- und Zugprüfungen</text:p>
            <text:p>  * Wartungs-, Pflege- und Reinigungsarbeiten an Eisenbahnfahrzeugen</text:p>
            <text:p/>
            <text:p>  Das bringen Sie mit:</text:p>
            <text:p/>
            <text:p>  * Grundausbildung Lokrangierführer oder abgeschlossene Ausbildung zum Eisenbahner im Betriebsdienst EiB mit der Funktionsausbildung zum Eisenbahnfahrzeugführer mind. Klasse 1</text:p>
            <text:p>  * Fundierte Erfahrungen in der Durchführung von Zug- und Rangierfahrten</text:p>
            <text:p>  * Wagenprüfer und Bremsprobeberechtigung</text:p>
            <text:p>  * Entscheidungsfähigkeit sowie wirtschaftliches Denken und Handeln</text:p>
            <text:p>  * Gute Kommunikationsfähigkeit, Kundenorientierung und Teamfähigkeit</text:p>
            <text:p>  * Uneingeschränkte Tauglichkeit für den Triebfahrzeugführer und den Wechseldienst</text:p>
            <text:p>  * Bereitschaft zum Schichtdienst (Früh-, Spät- und Nachtschicht)</text:p>
            <text:p/>
            <text:p>  Interessiert?</text:p>
            <text:p/>
            <text:p>  Dann freuen wir uns auf Ihre Bewerbung!</text:p>
            <text:p/>
            <text:p>  Der schnellste Weg zu uns führt direkt über den Bewerbungsbutton.</text:p>
            <text:p/>
            <text:p>  Wir leben Vielfalt und Chancengleichheit und freuen uns deshalb natürlich über Bewerbungen von Menschen mit Behinderung.</text:p>
            <text:p/>
            <text:p>  Alle personenbezogenen Formulierungen in dieser Stellenanzeige sind geschlechtsneutral zu betrachten.</text:p>
            <text:p/>
            <text:p>  Hier gelangen Sie zu unseren Datenschutzrichtlinien:</text:p>
            <text:p/>
            <text:p>  https://www.stegmann-personal.de/datenschutz</text:p>
            <text:p>  Jetzt Chance nutzen</text:p>
            <text:p/>
            <text:p>  Ihr Anliegen ist uns persönlich sehr wichtig, deshalb versprechen wir eine schnelle Rückmeldung zu Ihrer Bewerbung. In der Regel erhalten Sie diese innerhalb weniger Tage.</text:p>
            <text:p>  Übersicht Ja, interessiert mich Jetzt bewerben</text:p>
            <text:p>  Bewerben Sie sich im nächsten Schritt schnell und einfach. Ohne Registrierung.</text:p>
          </table:table-cell>
          <table:table-cell table:number-columns-repeated="7"/>
        </table:table-row>
        <table:table-row table:style-name="ro73">
          <table:table-cell office:value-type="string" calcext:value-type="string">
            <text:p>b7abf26ac1e44554bac9e58bb86cd409</text:p>
          </table:table-cell>
          <table:table-cell office:value-type="date" office:date-value="2017-09-23" calcext:value-type="date">
            <text:p>2017-09-23</text:p>
          </table:table-cell>
          <table:table-cell office:value-type="string" calcext:value-type="string">
            <text:p>Triebfahrzeugführer (m/w)</text:p>
          </table:table-cell>
          <table:table-cell office:value-type="float" office:value="8311" calcext:value-type="float">
            <text:p>8311</text:p>
          </table:table-cell>
          <table:table-cell office:value-type="string" calcext:value-type="string">
            <text:p>Abellio Rail NRW GmbH</text:p>
          </table:table-cell>
          <table:table-cell office:value-type="string" calcext:value-type="string">
            <text:p>  Triebfahrzeugführer (m/w)</text:p>
            <text:p/>
            <text:p>  Abellio Rail NRW GmbH Hagen</text:p>
            <text:p>  + Eingestellt am 11.09.2017</text:p>
            <text:p>  + Beschäftigungsart: Vollzeit</text:p>
            <text:p>  + Karrierestufe: Mit Berufserfahrung</text:p>
            <text:p>  + Branche: Transport und Logistik</text:p>
            <text:p/>
            <text:p>  Triebfahrzeugführer (m/w)</text:p>
            <text:p>  58095 Hagen, Westfalen | Referenznummer: 16105268</text:p>
            <text:p/>
            <text:p>  Stellenbeschreibung:</text:p>
            <text:p>  Abellio Rail NRW ist ein nordrhein-westfälisches Bahnunternehmen und Tochtergesellschaft der deutschen Abellio GmbH. Rund 19 Millionen Fahrgäste fahren im Jahr mit Abellio auf 8,3 Millionen Zugkilometer im Niederrhein-Netz (Mönchengladbach Düsseldorf Wesel Bocholt Emmerich), im Ruhr-Sieg-Netz (Essen Hagen Iserlohn Siegen), im Emscher-Ruhrtal-Netz (Bochum Gelsenkirchen) und auf der S 7 (Solingen Wuppertal). Der Rhein-Ruhr-Express (RRX) mit den Linien RE 11 und RE 1 und einer Leistung von 6,2 Millionen Zugkilometer pro Jahr folgt im sogenannten Vorlaufbetrieb ab Dezember 2018. Die Strecken der Linien S 2, S 3, S 9, RB 32, RB 40 und RE 49 der S-Bahn-Rhein-Ruhr erweitern ab 2019 das Leistungsportfolio des Unternehmens mit insgesamt 7,1 Millionen Zugkilometern pro Jahr.Für unsere Dienstorte Emmerich und Wesel suchen wir zum nächstmöglichen Zeitpunkt, mehrere</text:p>
            <text:p/>
            <text:p>  Triebfahrzeugführer (m/w) für den grenzüberschreitenden Verkehr in die Niederlande</text:p>
            <text:p>  (ggf. auch zur Weiterbildung)</text:p>
            <text:p/>
            <text:p>  Ihr Aufgabengebiet:</text:p>
            <text:p/>
            <text:p>  Durchführen der Zug- und Rangierfahrten sowohl im Niederrhein-Netz als auch grenzüberschreitend zwischen Emmerich und Arnheim</text:p>
            <text:p>  Verantwortung für die betriebliche Sicherheit im Zug</text:p>
            <text:p>  Bedarfsweises Ergänzen von Betriebsvorräten wie z.B. Sand oder Frischwasser</text:p>
            <text:p>  Selbständiges Erkennen und Beheben von Störungen</text:p>
            <text:p/>
            <text:p>  Ihr Profil:</text:p>
            <text:p/>
            <text:p>  Eisenbahnfahrzeugführerschein der Klasse B gemäß TfV</text:p>
            <text:p>  Mindestens zweijährige Erfahrung im Führen von Triebfahrzeugen</text:p>
            <text:p>  Freundliches Auftreten, hohe Belastbarkeit und Teamfähigkeit, hohe Kunden- und Serviceorientierung</text:p>
            <text:p>  Niederländische Sprachkenntnisse oder aber Interesse daran, diese zu erwerben</text:p>
            <text:p/>
            <text:p>  Wir bieten:</text:p>
            <text:p/>
            <text:p>  eine niederländische Sprachausbildung (B2 Niveau) sowie anschließend eine niederländische Betriebsdienstausbildung (Grundlagen, Zugsicherung ATB, Sicherheitskommunikation, ETCS Basis, Level 2), gesamte Dauer ca. vier Monate</text:p>
            <text:p>  einen sicheren und langfristigen Arbeitsplatz</text:p>
            <text:p>  die Mitarbeit in einem motivierten und engagierten Team</text:p>
            <text:p>  attraktive und leistungsgerechte Vergütung gem. Tarifvertrag</text:p>
            <text:p/>
            <text:p>  Haben wir Ihr Interesse geweckt? Möchten Sie Teil unseres dynamischen Wachstums sein und uns bei den bevorstehenden Herausforderungen unterstützen? Haben Sie Spaß an der niederländischen Sprache? Dann freuen wir uns auf Ihre Bewerbung, bevorzugt über unser Online-Portal auf www.abellio.de, oder per E-Mail an jobs-nrw@abellio.de.</text:p>
            <text:p/>
            <text:p>  Arbeitszeit</text:p>
            <text:p/>
            <text:p>  Anzahl Wochenstunden:</text:p>
            <text:p/>
            <text:p>  40.00</text:p>
            <text:p>  Arbeitszeitmodell:</text:p>
            <text:p/>
            <text:p>  Vollzeit, Schicht, Nachtarbeit, Wochenende</text:p>
            <text:p/>
            <text:p>  Arbeitsverhältnis</text:p>
            <text:p/>
            <text:p>  Befristet:</text:p>
            <text:p/>
            <text:p>  unbefristet</text:p>
            <text:p/>
            <text:p>  Bewerbung</text:p>
            <text:p/>
            <text:p>  Gewünschte Bewerbungsarten:</text:p>
            <text:p/>
            <text:p>  über www.arbeitsagentur.de, schriftlich, per E-Mail</text:p>
            <text:p>  Geforderte Anlagen:</text:p>
            <text:p/>
            <text:p>  Geforderte Anlagen: Lebenslauf, Zeugnisse</text:p>
            <text:p/>
            <text:p>  Referenznummer der Bundesagentur für Arbeit : 10000-1143987430-S</text:p>
            <text:p/>
            <text:p>  © Copyright by</text:p>
            <text:p/>
            <text:p>  Anforderungen / Infos</text:p>
            <text:p/>
            <text:p>  Anbieter</text:p>
            <text:p>  Abellio Rail NRW GmbH</text:p>
            <text:p/>
            <text:p>  Anstellungsart</text:p>
            <text:p>  Arbeit</text:p>
            <text:p/>
            <text:p>  Zu besetzen ab</text:p>
            <text:p>  07.09.2017</text:p>
            <text:p/>
            <text:p>  Bildungsabschluss</text:p>
            <text:p>  nicht relevant</text:p>
            <text:p/>
            <text:p>  Führerschein erforderlich</text:p>
            <text:p>  Ja</text:p>
            <text:p/>
            <text:p>  Kontakt</text:p>
            <text:p>  Abellio Rail NRW GmbH</text:p>
            <text:p/>
            <text:p>  Ansprechpartner</text:p>
            <text:p>  Frau Anika Droege</text:p>
            <text:p>  Körnerstr. 40</text:p>
            <text:p>  58095 Hagen, Westfalen Telefon: +49 2331 9332343 Telefax: a.droege@abellio.de</text:p>
            <text:p/>
            <text:p>  Körnerstr. 40 , 58095 Hagen, Westfalen</text:p>
          </table:table-cell>
          <table:table-cell table:number-columns-repeated="7"/>
        </table:table-row>
        <table:table-row table:style-name="ro96">
          <table:table-cell office:value-type="string" calcext:value-type="string">
            <text:p>edfe7cd796194e0b9c83bd34b82084e9</text:p>
          </table:table-cell>
          <table:table-cell office:value-type="date" office:date-value="2017-09-22" calcext:value-type="date">
            <text:p>2017-09-22</text:p>
          </table:table-cell>
          <table:table-cell office:value-type="string" calcext:value-type="string">
            <text:p>Rangierer (m/w)</text:p>
          </table:table-cell>
          <table:table-cell office:value-type="float" office:value="8311" calcext:value-type="float">
            <text:p>8311</text:p>
          </table:table-cell>
          <table:table-cell office:value-type="string" calcext:value-type="string">
            <text:p>mobileJobs GmbH</text:p>
          </table:table-cell>
          <table:table-cell office:value-type="string" calcext:value-type="string">
            <text:p>  Rangierer (m/w)</text:p>
            <text:p/>
            <text:p>  Spedition Kleine GmbH &amp; Co. KG sucht einen Rangierer (m/w) in Grevenbroich.</text:p>
            <text:p/>
            <text:p>  # Über uns:</text:p>
            <text:p>  Wir sind eine inhabergeführte, mittelständische Unternehmensgruppe, die mit einer über 110-jährigen Tradition in den Bereichen Spedition, Logistik und Transport zu den regionalen Marktführern zählt. Zur Verstärkung unseres Teams suchen wir ab sofort Rangiere</text:p>
            <text:p>  ___</text:p>
            <text:p/>
            <text:p>  # Das bringen Sie mit:</text:p>
            <text:p>  * Führerschein Klasse C/CE</text:p>
            <text:p>  * Fahrpraxis</text:p>
            <text:p>  * Fahrgeschicklichkeit</text:p>
            <text:p>  * Schichtbereitschaft</text:p>
            <text:p>  ___</text:p>
            <text:p/>
            <text:p>  # Ihre Aufgaben:</text:p>
            <text:p>  * An- und Abdocken von Wechselbrücken und Sattelaufliegern</text:p>
            <text:p>  * Sichtkontrolle</text:p>
            <text:p>  * Pflege des Fahrzeugs</text:p>
            <text:p>  ___</text:p>
            <text:p/>
            <text:p>  # Das erwartet Sie:</text:p>
            <text:p>  * Leistungsgerechte Vergütung</text:p>
            <text:p>  * Geregelte Arbeitszeiten</text:p>
            <text:p>  * Moderner Fuhrpark</text:p>
            <text:p>  ___</text:p>
            <text:p/>
            <text:p>  # Hier Bewerben:</text:p>
            <text:p>  Bitte bewerben Sie sich über den folgenden Link, da wir Bewerbungen via Direktnachricht leider nicht berücksichtigen können: http://jobs.mobilejob.com/uhfeawa</text:p>
            <text:p>  Unternehmen:</text:p>
            <text:p>  mobileJobs GmbH</text:p>
            <text:p>  Region:</text:p>
            <text:p>  Grevenbroich</text:p>
            <text:p>  Art der Anstellung:</text:p>
            <text:p>  Festanstellung</text:p>
            <text:p>  Stellenprozent:</text:p>
            <text:p>  100</text:p>
            <text:p>  Berufsfeld:</text:p>
            <text:p>  Fahrer, lkw-fahrer</text:p>
            <text:p>  Erforderliche Kenntnisse:</text:p>
            <text:p>  Führerschein Klasse C/CE</text:p>
            <text:p>  Arbeitsbeginn:</text:p>
            <text:p>  21.09.2017</text:p>
            <text:p>  * Bewerben</text:p>
            <text:p>  * Job merken</text:p>
            <text:p/>
            <text:p>  Rangierer (m/w)</text:p>
            <text:p/>
            <text:p>  mobileJobs GmbH</text:p>
            <text:p>  Grevenbroich</text:p>
            <text:p>  Festanstellung</text:p>
            <text:p/>
            <text:p>  Veröffentlicht am 21.09.2017</text:p>
            <text:p>  * Bewerben</text:p>
            <text:p>  * Job merken</text:p>
            <text:p/>
            <text:p>  Nach weiteren Jobs suchen</text:p>
          </table:table-cell>
          <table:table-cell table:number-columns-repeated="7"/>
        </table:table-row>
        <table:table-row table:style-name="ro37">
          <table:table-cell office:value-type="string" calcext:value-type="string">
            <text:p>605e3af5e08f4a7eae49f12ea86c13dd</text:p>
          </table:table-cell>
          <table:table-cell office:value-type="date" office:date-value="2017-09-22" calcext:value-type="date">
            <text:p>2017-09-22</text:p>
          </table:table-cell>
          <table:table-cell office:value-type="string" calcext:value-type="string">
            <text:p>Eisenbahner/-in - Betriebsdienst - Lokführer und Transport Rhenus Veniro GmbH &amp; Co.KG</text:p>
          </table:table-cell>
          <table:table-cell office:value-type="float" office:value="8311" calcext:value-type="float">
            <text:p>8311</text:p>
          </table:table-cell>
          <table:table-cell office:value-type="string" calcext:value-type="string">
            <text:p>Rhenus Veniro GmbH &amp; Co.KG</text:p>
          </table:table-cell>
          <table:table-cell office:value-type="string" calcext:value-type="string">
            <text:p>  Eisenbahner/-in - Betriebsdienst - Lokführer und Transport Rhenus Veniro GmbH &amp; Co.KG</text:p>
            <text:p/>
            <text:p>  Ausbildungsplatz für 2018 als Eisenbahner/-in - Betriebsdienst - Lokführer und Transport in Moers bei Rhenus Veniro GmbH &amp; Co.KG. Aussagekräftige Bewerbung bitte direkt über den Bewerben-Button versenden.</text:p>
            <text:p/>
            <text:p>  Ausbildung als Eisenbahner/-in - Betriebsdienst - Lokführer und Transport bei Rhenus Veniro GmbH &amp; Co.KG in Moers</text:p>
            <text:p/>
            <text:p>  Standort: Homberger Straße 113</text:p>
            <text:p>  47441 Moers</text:p>
            <text:p>  Berufsrichtungen: Handel / Lager / Logistik</text:p>
            <text:p>  Angeboten als: duale Ausbildung</text:p>
            <text:p>  Ausbildungsstart: 01.08.2018</text:p>
            <text:p>  Fehler melden</text:p>
            <text:p>  Anschrift</text:p>
            <text:p/>
            <text:p>  Homberger Straße 113</text:p>
            <text:p>  47441 Moers</text:p>
            <text:p/>
            <text:p>  Sie suchen nach einer soliden Ausbildung für einen Beruf mit starken Zukunftsperspektiven? Dann starten Sie 2018 eine Ausbildung als Eisenbahner/-in - Betriebsdienst - Lokführer und Transport in Moers. Der Bereich Handel, Lager und Logistik ist eine tragende Säule der nationalen und internationalen Wirtschaft, was eine sichere und aussichtsreiche Zukunft garantiert. Technische Neuerungen und die modernen Beziehungen in einer globalisierten Welt bringen neue Methoden und Prozesse auf den Arbeitsmarkt. In unserer Ausbildung zum/zur Eisenbahner/-in - Betriebsdienst - Lokführer und Transport in Moers bringen wir Sie 2018 auf den neuesten Stand. Egal welche Neuerungen auf den Markt kommen, in unserer Ausbildung als Eisenbahner/-in - Betriebsdienst - Lokführer und Transport in Moers werden Innovationen aufgenommen und mit bewährten Methoden ergänzt. Qualifizieren Sie sich mit uns zur Fachkraft!</text:p>
            <text:p/>
            <text:p>  Sie mögen den Umgang mit Menschen, packen gern tatkräftig an und zeigen hohe Einsatzbereitschaft? Dann werden Sie 2018 als Eisenbahner/-in - Betriebsdienst - Lokführer und Transport in Moers Teil unseres Teams. Weil wir uns der Chance bewusst sind, dass gut ausgebildeter Nachwuchs von heute die qualifizierten Mitarbeiter von morgen sind, legen wir in Moers Wert auf eine fundierte Ausbildung als Eisenbahner/-in - Betriebsdienst - Lokführer und Transport.</text:p>
            <text:p>  Dieser Text wurde automatisch generiert und stammt nicht vom Unternehmen selbst.</text:p>
          </table:table-cell>
          <table:table-cell table:number-columns-repeated="7"/>
        </table:table-row>
        <table:table-row table:style-name="ro97">
          <table:table-cell office:value-type="string" calcext:value-type="string">
            <text:p>d7732eb8b3c84f3fb0011477a3239757</text:p>
          </table:table-cell>
          <table:table-cell office:value-type="date" office:date-value="2017-09-22" calcext:value-type="date">
            <text:p>2017-09-22</text:p>
          </table:table-cell>
          <table:table-cell office:value-type="string" calcext:value-type="string">
            <text:p>Revierfahrer m/w gesucht</text:p>
          </table:table-cell>
          <table:table-cell office:value-type="float" office:value="8311" calcext:value-type="float">
            <text:p>8311</text:p>
          </table:table-cell>
          <table:table-cell office:value-type="string" calcext:value-type="string">
            <text:p>KLÜH Service Management GmbH</text:p>
          </table:table-cell>
          <table:table-cell office:value-type="string" calcext:value-type="string">
            <text:p>  Die Klüh Security GmbH bietet Schutz von Menschen und Sachwerten und gehört zu den Qualitätsanbietern für Sicherheitsdienstleistungen in Deutschland.</text:p>
            <text:p>  In der Klüh Sicherheitsschule werden unsere Mitarbeiter regelmäßig aus- und weitergebildet.</text:p>
            <text:p/>
            <text:p>  Das Unternehmen ist ein Fachbereich der 1911 gegründeten Klüh Service Management GmbH, ein weltweit agierender Multiservice-Anbieter mit Sitz in Düsseldorf.</text:p>
            <text:p/>
            <text:p>  Revierfahrer m/w gesucht</text:p>
            <text:p/>
            <text:p>  Standort:</text:p>
            <text:p>  Ahlen</text:p>
            <text:p/>
            <text:p>  Jobart:</text:p>
            <text:p>  450 ? Basis</text:p>
            <text:p/>
            <text:p>  Wir suchen ab sofort Revierfahrer m/w für ein Objekt in Ahlen für WE und an Feiertagen im Schichtsystem</text:p>
            <text:p/>
            <text:p>  Ihre Aufgaben</text:p>
            <text:p/>
            <text:p>  * verschiedene Objekte/Gebäude oder Außenanlagen nach Revierplan bewachen</text:p>
            <text:p>  * technischer Umgangm mit Einbruchmeldeanlagen</text:p>
            <text:p>  * Bestreifung der Objekte</text:p>
            <text:p/>
            <text:p>  Ihr Profil</text:p>
            <text:p/>
            <text:p>  * Führerschein Klasse B (KFZ von Vorteil, aber nicht zwingend notwendig)</text:p>
            <text:p>  * Unterrichtung nach §34a wird vorausgesetzt</text:p>
            <text:p>  * Deutschkenntnisse in Wort und Schrift</text:p>
            <text:p>  * Einwandfreies Führungszeugnis (aktuell)</text:p>
            <text:p>  * gute Orientierung u. technisches Verständnis</text:p>
            <text:p/>
            <text:p>  Ihr Vorteil</text:p>
            <text:p/>
            <text:p>  * Ein eigenverantwortliches Aufgabengebiet mit kompetenten Ansprechpartnern</text:p>
            <text:p>  * Ein sicherer Arbeitsplatz in einem beständigen und kontinuierlich wachsenden Unternehmen</text:p>
            <text:p>  * Geregelte Arbeitszeiten sowie ein sicherere und pünktliche Vergütung</text:p>
            <text:p>  * Übernahme von verantwortungsvollen Aufgaben</text:p>
            <text:p>  * Vielseitige Weiterbildungsangebote in unserer hausinternen, TÜV-zertifizierten Klüh-Akademie</text:p>
            <text:p/>
            <text:p>  Wir freuen uns auf Ihre Bewerbung!</text:p>
            <text:p/>
            <text:p>  Über den Button "JETZT BEWERBEN" können Sie uns Ihre Bewerbungsunterlagen mit nur ein paar Klicks zusenden. Richten Sie Ihre Bewerbung bitte an Suzana Kriskovic. Für telefonische Rückfragen stehen wir Ihnen unter 0211-422640-22 gern zur Verfügung.</text:p>
            <text:p/>
            <text:p>  Klüh Security GmbH</text:p>
            <text:p/>
            <text:p>  Niederlassung NRW</text:p>
            <text:p/>
            <text:p>  Arena-Straße 1</text:p>
            <text:p/>
            <text:p>  40474 Düsseldorf</text:p>
            <text:p>  __________________________________________________</text:p>
            <text:p/>
            <text:p>  JETZT BEWERBEN! Zur Jobbörse Stellenanzeige drucken</text:p>
          </table:table-cell>
          <table:table-cell table:number-columns-repeated="7"/>
        </table:table-row>
        <table:table-row table:style-name="ro13">
          <table:table-cell office:value-type="string" calcext:value-type="string">
            <text:p>a97eef5bc3774984b26dfa0ab2028855</text:p>
          </table:table-cell>
          <table:table-cell office:value-type="date" office:date-value="2017-09-25" calcext:value-type="date">
            <text:p>2017-09-25</text:p>
          </table:table-cell>
          <table:table-cell office:value-type="string" calcext:value-type="string">
            <text:p>Rangierer (m/w)</text:p>
          </table:table-cell>
          <table:table-cell office:value-type="float" office:value="8311" calcext:value-type="float">
            <text:p>8311</text:p>
          </table:table-cell>
          <table:table-cell office:value-type="string" calcext:value-type="string">
            <text:p>REHBACH Personal-Service GmbH</text:p>
          </table:table-cell>
          <table:table-cell office:value-type="string" calcext:value-type="string">
            <text:p>  Die REHBACH GmbH ist als inhabergeführter, mittelständischer Personaldienstleister seit 1994 ein kompetenter, seriöser Partner für alle Fragen rund um das Thema Personal - gleichermaßen für Bewerber und Kundenunternehmen.</text:p>
            <text:p/>
            <text:p>  Mit über 400 Personalvermittlungen und über 1600 aktiven Mitarbeitern (Stand Dezember 2016) beweisen unsere Teams in 18 Standorten in Nordrhein-Westfalen täglich auf Kunden- und Mitarbeiterseite unsere Kompetenz und Zuverlässigkeit.</text:p>
            <text:p/>
            <text:p>  Wir suchen:</text:p>
            <text:p/>
            <text:p>  Rangierer (m/w)</text:p>
            <text:p/>
            <text:p>  Für unseren Kunden in Mönchengladbach suchen wir einen Rangierer (m/w).</text:p>
            <text:p/>
            <text:p>  Ihre Aufgaben:</text:p>
            <text:p/>
            <text:p>  * Rangieren eines Sattelzuges und eines Wechselbrückenfahrzeuges auf dem Firmengelände</text:p>
            <text:p>  * Ware per Hubwagen verräumen (selten)</text:p>
            <text:p/>
            <text:p>  Unsere Anforderungen:</text:p>
            <text:p/>
            <text:p>  * Führerschein Kl. CE und Fahrpraxis zwingend erforderlich</text:p>
            <text:p>  * Deutsch in Wort und Schrift</text:p>
            <text:p>  * Schichtbereitschaft</text:p>
            <text:p/>
            <text:p>  Unter anderem bieten wir:</text:p>
            <text:p/>
            <text:p>  * Leistungsgerechte Entlohnung</text:p>
            <text:p>  * Langfristiger und wohnortnaher Einsatz mit Übernahmemöglichkeit</text:p>
            <text:p>  * Persönliche Ansprechpartner, die gerne für Sie da sind</text:p>
            <text:p>  * Ein zukunftsorientiertes Arbeitsumfeld, eine verantwortungsvolle Tätigkeit mit fachlichen und persönlichen Entwicklungschancen in einem expandierenden Unternehmen</text:p>
            <text:p>  * Beste Kontakte zu renommierten, regionalen und überregionalen Unternehmen</text:p>
            <text:p/>
            <text:p>  Die oben genannten Anforderungen stimmen mit Ihrem Profil überein? Dann freuen wir uns auf die Zusendung Ihrer vollständigen Bewerbungsunterlagen, möglichst in einem PDF- oder Word-Format.</text:p>
            <text:p/>
            <text:p>  Bitte bewerben Sie sich nach Möglichkeit online über unsere Stellenbörse oder per E-Mail. Postalisch übersendete Unterlagen werden nicht zurückgesendet, sondern nach den gültigen Datenschutzrichtlinien vernichtet, daher bitten wir um die Zusendung in loser Blattform. Wir machen darauf aufmerksam, dass wir Bewerbungskosten und Fahrtkosten zu Bewerbungsgesprächen in unsere Niederlassungen und/oder zu Kundenbetrieben nicht übernehmen.</text:p>
            <text:p/>
            <text:p>  Eventuelle Sperrvermerke werden selbstverständlich berücksichtigt.</text:p>
            <text:p/>
            <text:p>  Stellendetails:</text:p>
            <text:p/>
            <text:p>  Einsatzort:</text:p>
            <text:p/>
            <text:p>  41189 Mönchengladbach Nordrhein-Westfalen Deutschland</text:p>
            <text:p/>
            <text:p>  Branche:</text:p>
            <text:p/>
            <text:p>  Transport/Logistik/Verkehr</text:p>
            <text:p/>
            <text:p>  Beruf:</text:p>
            <text:p/>
            <text:p>  Berufskraftfahrer / Berufskraftfahrerin</text:p>
            <text:p/>
            <text:p>  Tätigkeitsbereich:</text:p>
            <text:p/>
            <text:p>  Logistik u. Materialwirtschaft (Einkauf, Lager, Transport v. Güter u. Personen)</text:p>
            <text:p/>
            <text:p>  Vergütung:</text:p>
            <text:p/>
            <text:p>  Mindestens E2 9,85? plus 0,85? Zulage</text:p>
            <text:p/>
            <text:p>  Befristung:</text:p>
            <text:p/>
            <text:p>  12 Monate (Mit Übernahmemöglichkeit)</text:p>
            <text:p/>
            <text:p>  Kontakt:</text:p>
            <text:p/>
            <text:p>  Rehbach Personal-Service GmbH</text:p>
            <text:p/>
            <text:p>  Frau A. Vogt</text:p>
            <text:p/>
            <text:p>  Bismarckstraße 42</text:p>
            <text:p/>
            <text:p>  41061 Mönchengladbach</text:p>
            <text:p/>
            <text:p>  +49 800 7342224</text:p>
            <text:p/>
            <text:p>  bewerbermanagement@rehbach-personal.de</text:p>
          </table:table-cell>
          <table:table-cell table:number-columns-repeated="7"/>
        </table:table-row>
        <table:table-row table:style-name="ro57">
          <table:table-cell office:value-type="string" calcext:value-type="string">
            <text:p>ca409d4d4d5349ce99e8300f76f40423</text:p>
          </table:table-cell>
          <table:table-cell office:value-type="date" office:date-value="2017-09-27" calcext:value-type="date">
            <text:p>2017-09-27</text:p>
          </table:table-cell>
          <table:table-cell office:value-type="string" calcext:value-type="string">
            <text:p>Triebfahrzeugführer (m/w)</text:p>
          </table:table-cell>
          <table:table-cell office:value-type="float" office:value="8311" calcext:value-type="float">
            <text:p>8311</text:p>
          </table:table-cell>
          <table:table-cell office:value-type="string" calcext:value-type="string">
            <text:p>Stölting Personal &amp; Service Gmbh</text:p>
          </table:table-cell>
          <table:table-cell office:value-type="string" calcext:value-type="string">
            <text:p>  Triebfahrzeugführer (m/w)</text:p>
            <text:p/>
            <text:p>  Stölting Personal &amp; Service GmbH</text:p>
            <text:p/>
            <text:p>  * Köln, Krefeld, Hagen und weitere</text:p>
            <text:p>  * Festanstellung</text:p>
            <text:p>  * Vollzeit</text:p>
            <text:p>  * Unbefristet</text:p>
            <text:p>  * Sozialversicherungspflichtig</text:p>
            <text:p>  * Anzeige vom 26.09.2017</text:p>
            <text:p/>
            <text:p>  Sie haben Lust, unser Team zu verstärken? Sie möchten einen verantwortungsvollen Arbeitsalltag haben?</text:p>
            <text:p>  Dann bewerben Sie sich jetzt!</text:p>
            <text:p>  Wir suchen, ab sofort:</text:p>
            <text:p/>
            <text:p>  Triebfahrzeugführer (m/w)</text:p>
            <text:p>  in Köln, Krefeld, Hagen sowie Wuppertal in Vollzeit ab sofort!</text:p>
            <text:p/>
            <text:p>  Ihre Aufgaben:</text:p>
            <text:p/>
            <text:p>  * Bedienung und Ausführung von</text:p>
            <text:p>  Rangieraufträgen im Werksverkehr</text:p>
            <text:p>  * Ausführung von Wagenprüfungen und</text:p>
            <text:p>  Bremsproben</text:p>
            <text:p>  * Beförderung von Personen im öffentlichen</text:p>
            <text:p>  Raum</text:p>
            <text:p/>
            <text:p>  Was wir Ihnen bieten?</text:p>
            <text:p/>
            <text:p>  * Unbefristeter Arbeitsvertrag</text:p>
            <text:p>  * Urlaubs- sowie Weihnachtsgeld</text:p>
            <text:p>  * Willkommensbonus und Treueprämie</text:p>
            <text:p>  * Fahrdienstmöglichkeiten zum Arbeitsort</text:p>
            <text:p>  * Übertarifliche Bezahlung nach dem IGZ Tarifvertrag</text:p>
            <text:p>  * Ein starkes Team, in dem Sie sich entfalten können</text:p>
            <text:p/>
            <text:p>  Ihr Profil:</text:p>
            <text:p/>
            <text:p>  * Abgeschlossene dreijährige Ausbildung im</text:p>
            <text:p>  Eisenbahnbetrieb oder vergleichbarer Ausbildung</text:p>
            <text:p>  * Mindestens Eisenbahnführerschein Klasse 1</text:p>
            <text:p>  * Hohes Maß an Eigenverantwortung, Zuverlässigkeit</text:p>
            <text:p>  sowie Pflicht- und Sicherheitsbewusstsein</text:p>
            <text:p>  * Fundierte Kenntnisse der deutschen Sprache in Wort und Schrift</text:p>
            <text:p/>
            <text:p>  Über unser Unternehmen:</text:p>
            <text:p/>
            <text:p>  Wir, die Stölting Service Group, sind deutschlandweit einer der teamfähigsten Anbieter von Serviceleistungen in den Bereichen Security, Personal und Cleaning. In unserer 115jährigen Unternehmensgeschichte konnten wir, als Unternehmen, den stetig wachsenden Kundenanforderungen gerecht werden. Das Unternehmen ist familiengeführt und mit über 7.000 Kolleginnen und Kollegen bundesweit aktiv und in allen Bereichen unterwegs.</text:p>
            <text:p/>
            <text:p>  Bock auf´n Job? Dann jetzt bewerben!</text:p>
            <text:p/>
            <text:p>  Wenn Sie unser Team verstärken wollen, senden Sie Ihre Bewerbungsunterlagen (ein Lebenslauf reicht uns aus!)</text:p>
            <text:p>  an job@stoelting-gruppe.de oder rufen Sie uns an! Wir freuen uns auf Sie!</text:p>
          </table:table-cell>
          <table:table-cell table:number-columns-repeated="7"/>
        </table:table-row>
        <table:table-row table:style-name="ro29">
          <table:table-cell office:value-type="string" calcext:value-type="string">
            <text:p>49161d385794415e9c8962b93dcedf17</text:p>
          </table:table-cell>
          <table:table-cell office:value-type="date" office:date-value="2017-09-28" calcext:value-type="date">
            <text:p>2017-09-28</text:p>
          </table:table-cell>
          <table:table-cell office:value-type="string" calcext:value-type="string">
            <text:p>Rangierbegleiter/in im Güternahverkehr NRW jeweils eine/n für die Großräume :Moers</text:p>
          </table:table-cell>
          <table:table-cell office:value-type="string" calcext:value-type="string">
            <text:p><text:s/>Köln</text:p>
          </table:table-cell>
          <table:table-cell office:value-type="string" calcext:value-type="string">
            <text:p><text:s/>Dortmund</text:p>
          </table:table-cell>
          <table:table-cell office:value-type="string" calcext:value-type="string">
            <text:p><text:s/>Oberhausen</text:p>
          </table:table-cell>
          <table:table-cell office:value-type="string" calcext:value-type="string">
            <text:p><text:s/>Mülheim</text:p>
          </table:table-cell>
          <table:table-cell office:value-type="string" calcext:value-type="string">
            <text:p><text:s/>Leverkusen</text:p>
          </table:table-cell>
          <table:table-cell office:value-type="string" calcext:value-type="string">
            <text:p><text:s/>Dormagen</text:p>
          </table:table-cell>
          <table:table-cell office:value-type="string" calcext:value-type="string">
            <text:p><text:s/>Rheine und Duisburg</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zurück</text:p>
            <text:p>  27.09.2017</text:p>
            <text:p>  Stellenangebot-Nr.: 1/6369</text:p>
            <text:p>  Einsatzort:</text:p>
            <text:p>  jeweils eine/n für die Großräume :Moers, Köln, Dortmund, Oberhausen, Mülheim, Leverkusen, Dormagen, Rheine und Duisburg</text:p>
            <text:p>  Kategorie:</text:p>
            <text:p>  Betrieb/Verkehr</text:p>
            <text:p>  Tätigkeitsbereich:</text:p>
            <text:p>  Rangierer/Rangierbegleiter (m/w)</text:p>
            <text:p>  Arbeitszeit:</text:p>
            <text:p>  Schichtarbeit</text:p>
            <text:p>  Beschäftigungsart:</text:p>
            <text:p>  Festanstellung</text:p>
            <text:p>  Verfügbarkeit ab:</text:p>
            <text:p>  sofort</text:p>
            <text:p>  Bewerbung:</text:p>
            <text:p>  keine Einschränkung</text:p>
            <text:p>  Link zur Onlinebewerbung:</text:p>
            <text:p>  zur Onlinebewerbung</text:p>
            <text:p>  Drucken</text:p>
            <text:p>  Merken</text:p>
            <text:p/>
            <text:p>  Rangierbegleiter/in im Güternahverkehr NRW jeweils eine/n für die Großräume :Moers, Köln, Dortmund, Oberhausen, Mülheim, Leverkusen, Dormagen, Rheine und Duisburg</text:p>
            <text:p/>
            <text:p>  Ihr berufliches Ziel ist unsere Aufgabe!</text:p>
            <text:p>  Verwirklichen Sie sich mit unserer Hilfe Ihr berufliches Ziel und schnappen sich folgenden noch freien "Stuhl"- Arbeitsplatz in unserem Team.</text:p>
            <text:p>  Positionsbeschreibung</text:p>
            <text:p/>
            <text:p>  Bilden und Auflösen von Zügen</text:p>
            <text:p>  Aufgaben</text:p>
            <text:p/>
            <text:p>  Sichern von stillstehenden Fahrzeugen</text:p>
            <text:p>  Durchführen von Bremstests</text:p>
            <text:p>  Kuppeln sowie Entkuppeln</text:p>
            <text:p>  für das Be- und Entladen einzelne Wagen oder Wagengruppen bereitstellen</text:p>
            <text:p>  Anforderungen</text:p>
            <text:p/>
            <text:p>  Abgeschlossene Ausbildung Rangierbegleiter/in</text:p>
            <text:p>  nach VDV oder TfV</text:p>
            <text:p>  Nachweise über Tauglichkeit (bahnärztlich und bei Ausbildung nach VDV auch die psychologische)</text:p>
            <text:p>  Nachweis zum Wagenprüfer(in) G</text:p>
            <text:p>  Nachweis über regelmäßige Teilnahme Fit-Schulungen/ Dienstunterricht</text:p>
            <text:p>  Idealerweise sind Sie im Besitz eines PKW-Führerschein = ist aber kein Muss</text:p>
            <text:p>  Wir bieten</text:p>
            <text:p>  übertarifliche Vergütung, Erstattung aller Reisekosten und Bereitstellung aller notwendigen Dienstmaterialen wie u.a.: Handy, bei Bedarf auch Tablett oder Notebook, bei Bedarf und weiterer Entfernung zum Einsatzort eine Bahncard und bei weiter entfernten Einsatzorten stellen wir gerne zusätzlich eine Unterkunft vor Ort.</text:p>
            <text:p>  Wir garantieren eine umfangreiche Einarbeitung , kurze Entscheidungswege und Schulungsmöglichkeiten.</text:p>
            <text:p>  Kontakt</text:p>
            <text:p>  ZUGKRAFT. 365</text:p>
            <text:p/>
            <text:p>  Personalmanagement</text:p>
            <text:p/>
            <text:p>  Tel. 08232 5031-887</text:p>
            <text:p/>
            <text:p>  Fax. 08232 5031-960</text:p>
            <text:p/>
            <text:p>  Mobil: 0175-4804602</text:p>
            <text:p/>
            <text:p>  Mail: bewerbung@flexkraft365.de</text:p>
            <text:p/>
            <text:p>  Web: www.flexkraft365.de</text:p>
            <text:p>  zurück</text:p>
          </table:table-cell>
        </table:table-row>
        <table:table-row table:style-name="ro15">
          <table:table-cell office:value-type="string" calcext:value-type="string">
            <text:p>50cee264162642ec86729b2cc19d2a50</text:p>
          </table:table-cell>
          <table:table-cell office:value-type="date" office:date-value="2017-09-28" calcext:value-type="date">
            <text:p>2017-09-28</text:p>
          </table:table-cell>
          <table:table-cell office:value-type="string" calcext:value-type="string">
            <text:p>Eisenbahner/in - Betriebsdienst - Fahrweg</text:p>
          </table:table-cell>
          <table:table-cell office:value-type="float" office:value="8311" calcext:value-type="float">
            <text:p>8311</text:p>
          </table:table-cell>
          <table:table-cell office:value-type="string" calcext:value-type="string">
            <text:p>EVS Euregio Verkehrsschienen- netz GmbH</text:p>
          </table:table-cell>
          <table:table-cell office:value-type="string" calcext:value-type="string">
            <text:p>  Stellenangebot - Quereinsteiger / Umschüler zum Fahrdienstleiter (m/w) (Eisenbahner/in - Betriebsdienst - Fahrweg)</text:p>
            <text:p/>
            <text:p>  Überblick über das Stellenangebot</text:p>
            <text:p/>
            <text:p>  Referenznummer</text:p>
            <text:p/>
            <text:p>  10000-1156685070-S</text:p>
            <text:p>  Titel des Stellenangebots</text:p>
            <text:p/>
            <text:p>  Quereinsteiger / Umschüler zum Fahrdienstleiter (m/w) (Eisenbahner/in - Betriebsdienst - Fahrweg)</text:p>
            <text:p>  Stellenangebotsart</text:p>
            <text:p/>
            <text:p>  Arbeitsplatz (sozialversicherungspflichtig)</text:p>
            <text:p>  Arbeitgeber</text:p>
            <text:p>  EVS Euregio Verkehrsschienen- netz GmbH</text:p>
            <text:p/>
            <text:p>  Branche: Ingenieurbüros für technische Fachplanung und Ingenieurdesign, Betriebsgröße: zwischen 6 und 50</text:p>
            <text:p>  Stellenbeschreibung</text:p>
            <text:p/>
            <text:p>  Die EVS EUREGIO Verkehrsschienennetz GmbH ist ein mittelständisches und rein privat geführtes Eisenbahninfrastruktur-Unternehmen, das in der Region Aachen ein öffentliches Schienennetz betreibt und dem Eisenbahnverkehr zur Verfügung stellt. Das Streckennetz wird u.a. von den Zügen der "euregiobahn" benutzt.</text:p>
            <text:p/>
            <text:p>  Wir suchen Quereinsteiger/ Umschüler zum Fahrdienstleiter (w/m)</text:p>
            <text:p>  Mitarbeiter im Eisenbahnbetrieb</text:p>
            <text:p/>
            <text:p>  Ihre Aufgaben nach einer bestandenen Ausbildung und Prüfung:</text:p>
            <text:p>  - Bedienung unserer ESTW Leitstelle zur Durchführung von Zug- und Rangierfahrten</text:p>
            <text:p>  - Gewährleistung des sicheren und pünktlichen Betriebsablaufs im EVS Streckennetz</text:p>
            <text:p>  - Disposition der Fahrten mit interner sowie externer Kommunikation</text:p>
            <text:p/>
            <text:p>  Unsere Anforderung an Sie:</text:p>
            <text:p>  - Hohes Verantwortungsbewusstsein, Teamfähigkeit</text:p>
            <text:p>  - Einschlägige und routinierte Berufspraxis</text:p>
            <text:p>  - Überlegtes, sicheres Handeln auch in anspruchsvollen Momenten</text:p>
            <text:p>  - Bereitschaft zum Schichtdienst (Nacht-, Wochenend- und Feiertagsarbeit) und Übernahme von weiteren Tätigkeiten rund um die Bahn</text:p>
            <text:p>  - Sicheres Beherrschen der deutschen Sprache, PC-Kenntnisse</text:p>
            <text:p/>
            <text:p>  Wir bieten Ihnen:</text:p>
            <text:p>  - Einen attraktiven, modernen und langfristig sicheren Arbeitsplatz</text:p>
            <text:p>  - Eine leistungsorientierte Vergütung</text:p>
            <text:p>  - Eine Mitarbeit in einem kollegialen und motivierten Team</text:p>
            <text:p>  - Quereinsteiger können wir in diesem Bereich ausbilden.</text:p>
            <text:p/>
            <text:p>  Haben wir Ihr Interesse geweckt? Dann senden Sie bitte Ihre aussagefähigen und vollständigen Unterlagen an:</text:p>
            <text:p>  EVS EUREGIO Verkehrsschienennetz GmbH</text:p>
            <text:p>  Frau Bianca Rebollo</text:p>
            <text:p>  Rhenaniastr. 1</text:p>
            <text:p>  52222 Stolberg</text:p>
            <text:p>  oder per E-Mail an: b.rebollo@evs-online.com</text:p>
            <text:p/>
            <text:p>  Wir freuen uns auf Ihre Bewerbung und sichern Ihnen Vertraulichkeit zu!</text:p>
            <text:p>  Führungsverantwortung</text:p>
            <text:p/>
            <text:p>  Keine Führungsverantwortung</text:p>
            <text:p>  Arbeitsorte</text:p>
            <text:p/>
            <text:p>  Rhenaniastr. 1, 52222 Stolberg (Rheinland),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 von ursprünglich 1 gemeldeten Stelle</text:p>
            <text:p>  Vormerken</text:p>
            <text:p/>
            <text:p>  Konditionen des Stellenangebots</text:p>
            <text:p/>
            <text:p>  Arbeitszeit</text:p>
            <text:p/>
            <text:p>  Vollzeit</text:p>
            <text:p>  Vergütung und Zusatzleistungen</text:p>
            <text:p/>
            <text:p>  Bei der Besetzung des Stellenangebotes findet kein Tarifvertrag Anwendung.</text:p>
            <text:p/>
            <text:p>  Anforderungen an den Bewerber</text:p>
            <text:p/>
            <text:p>  Berufserfahrung</text:p>
            <text:p/>
            <text:p>  Berufseinsteiger</text:p>
            <text:p>  Persönliche Stärken</text:p>
            <text:p>  Auffassungsfähigkeit/-gabe, Entscheidungsfähigkeit, Flexibilität, Kommunikationsfähigkeit, Teamfähigkeit</text:p>
            <text:p/>
            <text:p>  Kontaktdaten</text:p>
            <text:p/>
            <text:p>  Rückfragen und Bewerbungen an</text:p>
            <text:p/>
            <text:p>  EVS Euregio Verkehrsschienen- netz GmbH</text:p>
            <text:p>  Frau Rebollo</text:p>
            <text:p>  Rhenaniastr. 1</text:p>
            <text:p>  52222 Stolberg (Rheinland)</text:p>
            <text:p>  Nordrhein-Westfalen</text:p>
            <text:p>  Deutschland</text:p>
            <text:p>  E-Mail</text:p>
            <text:p>  r.rebollo@evs-online.com</text:p>
            <text:p>  Gewünschte Bewerbungsarten</text:p>
            <text:p/>
            <text:p>  Per E-Mail, schriftlich</text:p>
            <text:p>  Angaben zur Bewerbung</text:p>
            <text:p/>
            <text:p>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98">
          <table:table-cell office:value-type="string" calcext:value-type="string">
            <text:p>e0a56e6396654032b5e1a75e8735f2ec</text:p>
          </table:table-cell>
          <table:table-cell office:value-type="date" office:date-value="2017-09-23" calcext:value-type="date">
            <text:p>2017-09-23</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TIP GmbH Team für innovative Präsentation</text:p>
          </table:table-cell>
          <table:table-cell office:value-type="string" calcext:value-type="string">
            <text:p>  Stellenangebot - Lokrangierführer(m/w) verschiedene Arbeitsorte (Eisenbahner/in - Betriebsdienst - Lokführer und Transport)</text:p>
            <text:p/>
            <text:p>  Überblick über das Stellenangebot</text:p>
            <text:p/>
            <text:p>  Referenznummer</text:p>
            <text:p/>
            <text:p>  10000-1156609416-S</text:p>
            <text:p>  Titel des Stellenangebots</text:p>
            <text:p/>
            <text:p>  Lokrangierführer(m/w) verschiedene Arbeitsorte (Eisenbahner/in - Betriebsdienst - Lokführer und Transport)</text:p>
            <text:p>  Alternativberufe</text:p>
            <text:p>  Schienenfahrzeugführer/in</text:p>
            <text:p>  Stellenangebotsart</text:p>
            <text:p/>
            <text:p>  Arbeitsplatz (sozialversicherungspflichtig)</text:p>
            <text:p>  Arbeitgeber</text:p>
            <text:p>  TIP GmbH Team für innovative Präsentation</text:p>
            <text:p/>
            <text:p>  Branche: Vermittlung von Arbeitskräften, Betriebsgröße: zwischen 6 und 50</text:p>
            <text:p>  Stellenbeschreibung</text:p>
            <text:p/>
            <text:p>  Im Kundenauftrag suchen wir für die Arbeitsorte Leverkusen, Dormagen, Wesseling und Krefeld</text:p>
            <text:p/>
            <text:p>  Lokrangierführer (m/w)</text:p>
            <text:p/>
            <text:p>  in Vollzeit, Schichtsystem .</text:p>
            <text:p/>
            <text:p>  Ihr Aufgabengebiet:</text:p>
            <text:p/>
            <text:p>  * Einsatz als Lokrangierführer(m/w) auf abgeschlossenen Werksarealen gemäß BOA</text:p>
            <text:p>  * Bilden von Ausgangszügen</text:p>
            <text:p>  * Technisches Prüfen der Wagen</text:p>
            <text:p>  * Gefahrgutprüfung nach RID</text:p>
            <text:p>  * Auflösen von Eingangszügen</text:p>
            <text:p>  * Pünktliche Zustellung und Abholung von Güterwagen</text:p>
            <text:p>  * Auf- und Abrüsten von Lokomotiven</text:p>
            <text:p/>
            <text:p>  Ihr Profil:</text:p>
            <text:p/>
            <text:p>  * Sie besitzen eine erfolgreich abgeschlossene Ausbildung im Eisenbahnbetrieb oder technischen Bereich?</text:p>
            <text:p>  * Sie verfügen über den Eisenbahnführerschein Klasse 1?</text:p>
            <text:p>  * Sie haben bereits Erfahrung in diesem weitreichenden Gebiet gesammelt?</text:p>
            <text:p>  * Sie sind zuverlässig, pflichtbewusst und motiviert?</text:p>
            <text:p/>
            <text:p>  Konditionen:</text:p>
            <text:p/>
            <text:p>  * verantwortungsvolle Position</text:p>
            <text:p>  * regelmäßige Weiterbildung</text:p>
            <text:p>  * leistungs- und marktgerechte Vergütung</text:p>
            <text:p/>
            <text:p>  Haben wir Ihr Interesse geweckt, dann bewerben Sie sich jetzt!!!</text:p>
            <text:p/>
            <text:p>  Ansprechpartner: Herr Prinz</text:p>
            <text:p/>
            <text:p>  Tel.: 02161-46827-14</text:p>
            <text:p/>
            <text:p>  E-Mail: stefan.prinz@tip-team.de</text:p>
            <text:p/>
            <text:p>  Die TIP GmbH ist seit vielen Jahren in der Arbeitsvermittlung tätig und verfügt über ein gut ausgebildetes Team engagierter Vermittler. Zurzeit sind in der TIP-Arbeitgeberdatenbank mehr als 700 Betriebe gelistet, bei denen wir bereits erfolgreich vermittelt haben.</text:p>
            <text:p/>
            <text:p>  Gerne mit Aktivierungs- und Vermittlungsgutschein (AVGS).</text:p>
            <text:p/>
            <text:p>  Fragen hierzu beantworten wir Ihnen jederzeit!</text:p>
            <text:p/>
            <text:p>  Wir freuen uns auf Ihre Bewerbung!!!</text:p>
            <text:p/>
            <text:p>  Wir weisen ausdrücklich darauf hin, dass schriftliche Bewerbungen bei der Bewerberauswahl zwar berücksichtigt, die Unterlagen jedoch aus organisatorischen Gründen nicht zurückgesendet werden.</text:p>
            <text:p>  Führungsverantwortung</text:p>
            <text:p/>
            <text:p>  Keine Führungsverantwortung</text:p>
            <text:p>  Arbeitsorte</text:p>
            <text:p/>
            <text:p>  Krefeld, Nordrhein-Westfalen, Deutschland</text:p>
            <text:p>  Wesseling, Rheinland, Nordrhein-Westfalen, Deutschland</text:p>
            <text:p>  Dormagen, Nordrhein-Westfalen, Deutschland</text:p>
            <text:p>  Leverkusen,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0 Stellen</text:p>
            <text:p>  Vormerken</text:p>
            <text:p/>
            <text:p>  Konditionen des Stellenangebots</text:p>
            <text:p/>
            <text:p>  Arbeitszeit</text:p>
            <text:p/>
            <text:p>  Vollzeit, Schicht</text:p>
            <text:p>  40 Wochenstunden</text:p>
            <text:p>  Nach Absprache, Schichtsystem</text:p>
            <text:p>  Vergütung und Zusatzleistungen</text:p>
            <text:p/>
            <text:p>  leistungs- und marktgerechte Vergütung</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Berufserfahrung</text:p>
            <text:p/>
            <text:p>  Mit Berufserfahrung</text:p>
            <text:p>  Transport, Verkehr</text:p>
            <text:p/>
            <text:p>  Zwingend erforderlich</text:p>
            <text:p>  Beladen, Entladen, Betriebssicherheit von Transportmitteln kontrollieren, Fahrzeugführung, Rangierbetrieb</text:p>
            <text:p/>
            <text:p>  Dienstleistungen</text:p>
            <text:p/>
            <text:p>  Zwingend erforderlich</text:p>
            <text:p>  Transportsicherung, -bewachung</text:p>
            <text:p/>
            <text:p>  Persönliche Stärken</text:p>
            <text:p>  Ganzheitliches Denken, Motivation/ Leistungsbereitschaft, Sorgfalt/Genauigkeit, Zuverlässigkeit</text:p>
            <text:p>  Reise-/ Montagebereitschaft</text:p>
            <text:p/>
            <text:p>  Nicht erforderlich</text:p>
            <text:p>  Führerscheine</text:p>
            <text:p/>
            <text:p>  Zwingend erforderlich</text:p>
            <text:p>  Lokomotiv-/Triebfahrzeugführerschein Klasse 1</text:p>
            <text:p/>
            <text:p>  Kontaktdaten</text:p>
            <text:p/>
            <text:p>  Rückfragen und Bewerbungen an</text:p>
            <text:p/>
            <text:p>  TIP GmbH Team für innovative Präsentation</text:p>
            <text:p>  Herr Stefan Prinz</text:p>
            <text:p>  Lüpertzenderstraße 156</text:p>
            <text:p>  41061 Mönchengladbach</text:p>
            <text:p>  Nordrhein-Westfalen</text:p>
            <text:p>  Deutschland</text:p>
            <text:p>  Telekommunikation</text:p>
            <text:p/>
            <text:p>  Telefonnummer: +49 (21 61) 4 68 27 14</text:p>
            <text:p>  E-Mail</text:p>
            <text:p>  stefan.prinz@tip-team.de</text:p>
            <text:p>  Gewünschte Bewerbungsarten</text:p>
            <text:p/>
            <text:p>  Über JOBBÖRSE, per E-Mail, schriftlich, telefonisch</text:p>
            <text:p>  Internetadresse</text:p>
            <text:p>  Weitere Informationen zum Stellenangebot im Internet</text:p>
            <text:p>  Bewerbungszeitraum</text:p>
            <text:p/>
            <text:p>  Seit 20.09.2017</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95">
          <table:table-cell office:value-type="string" calcext:value-type="string">
            <text:p>1522c686d55e469b825389c277405fb7</text:p>
          </table:table-cell>
          <table:table-cell office:value-type="date" office:date-value="2017-09-27" calcext:value-type="date">
            <text:p>2017-09-27</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AlphaConsult KG Bahn</text:p>
          </table:table-cell>
          <table:table-cell office:value-type="string" calcext:value-type="string">
            <text:p>  Stellenangebot - Disponent/in Lokleitung (Eisenbahner/in - Betriebsdienst - Lokführer und Transport)</text:p>
            <text:p/>
            <text:p>  Überblick über das Stellenangebot</text:p>
            <text:p/>
            <text:p>  Referenznummer</text:p>
            <text:p/>
            <text:p>  10000-1156735800-S</text:p>
            <text:p>  Titel des Stellenangebots</text:p>
            <text:p/>
            <text:p>  Disponent/in Lokleitung (Eisenbahner/in - Betriebsdienst - Lokführer und Transport)</text:p>
            <text:p>  Alternativberufe</text:p>
            <text:p>  Kaufmann/-frau - Eisenbahn- u. Straßenverkehr</text:p>
            <text:p>  Disponent/in - Güterverkehr</text:p>
            <text:p>  Stellenangebotsart</text:p>
            <text:p/>
            <text:p>  Arbeitsplatz (sozialversicherungspflichtig)</text:p>
            <text:p>  Arbeitgeber</text:p>
            <text:p>  AlphaConsult KG Bahn</text:p>
            <text:p/>
            <text:p>  Branche: Befristete Überlassung von Arbeitskräften, Betriebsgröße: zwischen 501 und 5000</text:p>
            <text:p>  Stellenbeschreibung</text:p>
            <text:p/>
            <text:p>  AlphaConsult KG NL BAHN - hier sitzen keine Personaler, sondern erfahrene Praktiker aus dem Betrieb. Wir KENNEN Anforderungen und Arbeitsumfeld aller unserer Vakanzen - und das nicht nur aus einer Akte.</text:p>
            <text:p/>
            <text:p>  Aktuell suchen wir zum nächstmöglichen Termin (bitte ignorieren Sie hierbei das Datum "zu besetzen ab" - dieses ist Systemgeneriert und nicht von uns):</text:p>
            <text:p/>
            <text:p>  Eine/n Disponenten/in für die Lokleitung Gladbeck</text:p>
            <text:p/>
            <text:p>  Folgende Aufgaben erwarten Sie:</text:p>
            <text:p>  - Dienstplanung für Triebfahrzeugführer sowie Disposition von Lokomotiven für Auslandsschienenverkehre nach Polen</text:p>
            <text:p>  - Führen von Personalakten</text:p>
            <text:p>  - Absprache mit dem Betriebsrat</text:p>
            <text:p>  - Tätig im Schichtdienst</text:p>
            <text:p/>
            <text:p>  Wir erwarten hierfür von Ihnen:</text:p>
            <text:p>  - Kenntnisse der Eisenbahn, gerne gelernter EiB</text:p>
            <text:p>  - Dispositionserfahrung</text:p>
            <text:p/>
            <text:p>  WIR bieten Ihnen:</text:p>
            <text:p>  - eine unbefristete Festanstellung in unserem Hause, wo am Ende SIE entscheiden, ob Sie im Rahmen einer Übernahme am Arbeitsplatz verbleiben oder anderweitige spannende Projekte mit uns realisieren möchten</text:p>
            <text:p>  - ein Einstiegsgehalt von 18,06 Euro stündlich analog Tarifvertrag Bahn zzgl. der allgemein gültigen Zulagen des Bahnbetriebs (25% Nachtzulage, 50% Sonntagszulage, 25% Überstundenzulage, 100% Feiertagszulage).</text:p>
            <text:p>  - tarifvertragliche 151,67 Stunden Monatsarbeitszeit, wobei bei dieser Vakanz tätigkeitsbezogen eine höhere Monatsstundenzahl (ca. 168) vorgesehen ist. Die Mehrstunden zahlen wir aus oder Sie feiern ab - ganz wie Sie möchten.</text:p>
            <text:p/>
            <text:p>  Interessiert?</text:p>
            <text:p>  Dann bewerben Sie sich bitte SOFORT idealerweise per Email. Wir bitten von telefonischen Anfragen möglichst abzusehen.</text:p>
            <text:p>  Führungsverantwortung</text:p>
            <text:p/>
            <text:p>  Keine Führungsverantwortung</text:p>
            <text:p>  Arbeitsorte</text:p>
            <text:p/>
            <text:p>  45966 Gladbeck,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5.10.2017</text:p>
            <text:p>  Anzahl offener Stellen</text:p>
            <text:p/>
            <text:p>  1 Stelle</text:p>
            <text:p>  Vormerken</text:p>
            <text:p/>
            <text:p>  Konditionen des Stellenangebots</text:p>
            <text:p/>
            <text:p>  Arbeitszeit</text:p>
            <text:p/>
            <text:p>  Vollzeit, Schicht</text:p>
            <text:p>  Vollzeit im Schichtdienst, auch Nachtschicht</text:p>
            <text:p>  Vergütung und Zusatzleistungen</text:p>
            <text:p/>
            <text:p>  18,06 ? / Std. EG 7</text:p>
            <text:p>  Bei der Besetzung des Stellenangebotes findet ein Tarifvertrag Anwendung.</text:p>
            <text:p>  Tarifvertrag: BAP</text:p>
            <text:p>  Befristung</text:p>
            <text:p/>
            <text:p>  Unbefristetes Arbeitsverhältnis</text:p>
            <text:p/>
            <text:p>  Anforderungen an den Bewerber</text:p>
            <text:p/>
            <text:p>  Reise-/ Montagebereitschaft</text:p>
            <text:p/>
            <text:p>  Nicht erforderlich</text:p>
            <text:p/>
            <text:p>  Kontaktdaten</text:p>
            <text:p/>
            <text:p>  Rückfragen und Bewerbungen an</text:p>
            <text:p/>
            <text:p>  AlphaConsult KG Bahn</text:p>
            <text:p>  Herr Bastian Königsmann</text:p>
            <text:p>  Kilianstr. 121</text:p>
            <text:p>  90425 Nürnberg, Mittelfranken</text:p>
            <text:p>  Bayern</text:p>
            <text:p>  Deutschland</text:p>
            <text:p>  Telekommunikation</text:p>
            <text:p/>
            <text:p>  Telefonnummer: +49 (9 11) 2 16 46 61 03</text:p>
            <text:p>  Faxnummer: +49 (9 11) 21 64 66 19</text:p>
            <text:p>  E-Mail</text:p>
            <text:p>  bastian.koenigsmann@alphaconsult.org</text:p>
            <text:p>  Gewünschte Bewerbungsarten</text:p>
            <text:p/>
            <text:p>  Per E-Mail</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41">
          <table:table-cell office:value-type="string" calcext:value-type="string">
            <text:p>f6e1fd68e50b4f4ca6c3ae83f0ab4bbe</text:p>
          </table:table-cell>
          <table:table-cell office:value-type="date" office:date-value="2017-09-27" calcext:value-type="date">
            <text:p>2017-09-27</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Arbeitsvermittlung Mittelrhein</text:p>
          </table:table-cell>
          <table:table-cell office:value-type="string" calcext:value-type="string">
            <text:p>  Triebfahrzeugführer (m/w) - Köln</text:p>
            <text:p/>
            <text:p>  Berufsbezeichnung: Eisenbahner/in - Betriebsdienst - Lokführer und Transport</text:p>
            <text:p>  Ihr Einsatzort: DE - 50667 Köln</text:p>
            <text:p>  Chiffrenummer: R532 00144/0003/17</text:p>
            <text:p>  Anzahl der Stellen: 5 offene Stellen</text:p>
            <text:p>  Anstellungsverhältnis: Wir bieten Ihnen eine/n Festanstellung</text:p>
            <text:p>  Arbeitszeit: Vollzeit</text:p>
            <text:p>  Eintrittsdatum: ab dem 27.09.2017.</text:p>
            <text:p>  Zurück</text:p>
            <text:p/>
            <text:p>  Onlinebewerbung</text:p>
            <text:p/>
            <text:p>  Als zugelassener Träger nach dem Recht der Arbeitsförderung (AZAV) suchen wir zum sofortigen Eintritt zuverlässige Triebfahrzeugführer (m/w) in Vollzeit für den Einsatz in Köln, Krefeld, Hagen, Wuppertal.</text:p>
            <text:p/>
            <text:p>  Ihre Aufgaben</text:p>
            <text:p/>
            <text:p>  + Bedienung und Ausführung von Rangieraufträgen im Werksverkehr</text:p>
            <text:p>  + Ausführung von Wagenprüfungen und Bremsproben</text:p>
            <text:p>  + Beförderung von Personen im öffentlichen Raum</text:p>
            <text:p/>
            <text:p>  Unsere Rahmenbedingungen:</text:p>
            <text:p>  + Vollzeitvertrag mit der Möglichkeit auf Übernahme nach 6 bis 9 Monaten</text:p>
            <text:p>  + Ein Fahrdienst zum Arbeitsort wird bei Notwendigkeit entgeltlich bereitgestellt</text:p>
            <text:p>  + Ein Ansprechpartner vor Ort</text:p>
            <text:p>  + Gehalt nach Vereinbarungen</text:p>
            <text:p/>
            <text:p>  Ihr Profil</text:p>
            <text:p/>
            <text:p>  + Abgeschlossene dreijährige Ausbildung im Eisenbahnbetrieb oder vergleichbarer Ausbildung</text:p>
            <text:p>  + Mind. Eisenbahnführerschein Klasse 1</text:p>
            <text:p>  + Hohes Maß an Eigenverantwortung, Zuverlässigkeit sowie Pflicht- und Sicherheitsbewusstsein</text:p>
            <text:p>  + Fundierte Kenntnisse der deutschen Sprache in Wort und Schrift</text:p>
            <text:p/>
            <text:p>  Bei Interesse senden Sie uns bitte Ihre aussagekräftigen Bewerbungsunterlagen zu. Bitte beachten Sie, dass wir als privater Arbeitsvermittlung auch auf Grundlage des Aktivierungs- und Vermittlungsgutscheines arbeiten (AVGS).</text:p>
            <text:p>  Bei Fragen beraten wir Sie gerne telefonisch.Führerschein: Ein Führerschein ist nicht notwendig.</text:p>
            <text:p/>
            <text:p>  Kontakt</text:p>
            <text:p/>
            <text:p>  Arbeitsvermittlung Mittelrhein</text:p>
            <text:p>  Rheinschanze 14</text:p>
            <text:p>  56070 Koblenz</text:p>
            <text:p>  Telefon: +49 (261) 28747055</text:p>
            <text:p>  Fax:     +49 (261) 28731126</text:p>
            <text:p>  Dieses Angebot wurde mit Hilfe von PAV-Soft erstellt.</text:p>
            <text:p>  Eine gewerbliche Weiternutzung dieser Daten ist mit schriftlicher Zustimmung möglich.</text:p>
            <text:p>  Zurück</text:p>
            <text:p/>
            <text:p>  Onlinebewerbung</text:p>
          </table:table-cell>
          <table:table-cell table:number-columns-repeated="7"/>
        </table:table-row>
        <table:table-row table:style-name="ro87">
          <table:table-cell office:value-type="string" calcext:value-type="string">
            <text:p>caf78ad6c0274ade81ba5e8bad199404</text:p>
          </table:table-cell>
          <table:table-cell office:value-type="date" office:date-value="2017-09-29" calcext:value-type="date">
            <text:p>2017-09-29</text:p>
          </table:table-cell>
          <table:table-cell office:value-type="string" calcext:value-type="string">
            <text:p>Triebfahrzeugführer/in Klasse B (3) im Güternahverkehr NRW - jeweils ein/e für die Standorte :Moers</text:p>
          </table:table-cell>
          <table:table-cell office:value-type="string" calcext:value-type="string">
            <text:p><text:s/>Köln</text:p>
          </table:table-cell>
          <table:table-cell office:value-type="string" calcext:value-type="string">
            <text:p><text:s/>Dortmund</text:p>
          </table:table-cell>
          <table:table-cell office:value-type="string" calcext:value-type="string">
            <text:p><text:s/>Oberhausen</text:p>
          </table:table-cell>
          <table:table-cell office:value-type="string" calcext:value-type="string">
            <text:p><text:s/>Mülheim</text:p>
          </table:table-cell>
          <table:table-cell office:value-type="string" calcext:value-type="string">
            <text:p><text:s/>Leverkusen</text:p>
          </table:table-cell>
          <table:table-cell office:value-type="string" calcext:value-type="string">
            <text:p><text:s/>Dormagen</text:p>
          </table:table-cell>
          <table:table-cell office:value-type="string" calcext:value-type="string">
            <text:p><text:s/>Rheine und Duisburg</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zurück</text:p>
            <text:p>  29.09.2017</text:p>
            <text:p>  Stellenangebot-Nr.: 1/6389</text:p>
            <text:p>  Einsatzort:</text:p>
            <text:p>  jeweils ein/e für die Standorte :Moers, Köln, Dortmund, Oberhausen, Mülheim, Leverkusen, Dormagen, Rheine und Duisburg</text:p>
            <text:p>  Kategorie:</text:p>
            <text:p>  Betrieb/Verkehr</text:p>
            <text:p>  Tätigkeitsbereich:</text:p>
            <text:p>  Projektkoordinator (m/w)</text:p>
            <text:p>  Arbeitszeit:</text:p>
            <text:p>  Schichtarbeit</text:p>
            <text:p>  Beschäftigungsart:</text:p>
            <text:p>  Festanstellung</text:p>
            <text:p>  Verfügbarkeit ab:</text:p>
            <text:p>  sofort</text:p>
            <text:p>  Bewerbung:</text:p>
            <text:p>  keine Einschränkung</text:p>
            <text:p>  Link zur Onlinebewerbung:</text:p>
            <text:p>  zur Onlinebewerbung</text:p>
            <text:p>  Drucken</text:p>
            <text:p>  Merken</text:p>
            <text:p/>
            <text:p>  Triebfahrzeugführer/in Klasse B (3) im Güternahverkehr NRW - jeweils ein/e für die Standorte :Moers, Köln, Dortmund, Oberhausen, Mülheim, Leverkusen, Dormagen, Rheine und Duisburg</text:p>
            <text:p/>
            <text:p>  Ihr berufliches Ziel ist unsere Aufgabe!</text:p>
            <text:p>  Verwirklichen Sie sich mit unserer Hilfe Ihr berufliches Ziel und schnappen sich folgenden noch freien "Stuhl"- Arbeitsplatz in unserem Team.</text:p>
            <text:p>  Positionsbeschreibung</text:p>
            <text:p/>
            <text:p>  Sichere und pünktliche Durchführung von Zug- und Rangierfahrten im Regel- und Störungsfall im Güterverkehr</text:p>
            <text:p>  Aufgaben</text:p>
            <text:p>  Durchführung von Sicherheitsmaßnahmen</text:p>
            <text:p>  Sachkundige Bedienung verschiedener Triebfahrzeugbaureihen</text:p>
            <text:p>  Erhalt und Erweiterung des Wissenstandes des Triebfahrzeugführers</text:p>
            <text:p>  Anforderungen</text:p>
            <text:p>  Abgeschlossene Ausbildung Triebfahrzeugführer(in)</text:p>
            <text:p>  nach VDV oder TfV</text:p>
            <text:p>  Nachweise über Tauglichkeit (bahnärztlich und bei Ausbildung nach VDV auch die psychologische)</text:p>
            <text:p>  Nachweis zum Wagenprüfer(in) G</text:p>
            <text:p>  Idealerweise auch Nachweis über Schulung für FV-NE, PZB und LZB</text:p>
            <text:p>  Nachweis über regelmäßige Teilnahme Fit-Schulungen/ Dienstunterricht</text:p>
            <text:p>  Idealerweise vorhandene Baureihenberechtigung von min. einer der hier genannten Baureihen: G1205, G1203, V100, Gravita und V60</text:p>
            <text:p>  Idealerweise sind Sie im Besitz eines PKW-Führerschein = ist aber kein Muss</text:p>
            <text:p>  Wir bieten</text:p>
            <text:p/>
            <text:p>  Bei uns ist Ihre berufliche Zukunft sicher denn:</text:p>
            <text:p/>
            <text:p>  Wir bieten Ihnen eine Festanstellung in einem renommierten Unternehmen mit sozialem Umfeld und unbefristetem Arbeitsvertrag</text:p>
            <text:p/>
            <text:p>  Sprechen Sie mit uns über Ihr Wunschgehalt denn:</text:p>
            <text:p/>
            <text:p>  Wir nutzen KEINEN Zeitarbeitstarif und bieten grundsätzlich eine übertarifliche Vergütung mit voller Bezahlung auch bei Urlaub oder Krankheit sowie für die Anfahrtszeit zur Arbeit.</text:p>
            <text:p/>
            <text:p>  Für Ihren Traumjob müssen Sie bei uns keine weiten Wege auf sich nehmen denn:</text:p>
            <text:p/>
            <text:p>  Wir sind stets bemüht Ihnen eine regional nahe und entsprechende Position anzubieten. Ausnahmen gelten selbstverständlich für Jene die von sich aus gerne bundesweit tätig werden wollen.</text:p>
            <text:p/>
            <text:p>  Mit uns kommen Sie immer sicher und sorgenfrei zur Arbeit denn:</text:p>
            <text:p/>
            <text:p>  Die Erstattung aller Reisekosten ist bei uns selbstverständlich sowie bei Bedarf und/oder weiterer Entfernung zum Einsatzort die Bereitstellung einer Bahncard 100 Klasse 2 oder eines Firmenautos mit Tankkarte.</text:p>
            <text:p/>
            <text:p>  Wir sind für Sie immer und auf allen Kommunikationswegen erreichbar denn:</text:p>
            <text:p/>
            <text:p>  Ein Firmenhandy mit Tablett oder Notebook gehört für uns zu Ihrer Standarddienstausrüstung.</text:p>
            <text:p/>
            <text:p>  Mit uns haben Sie immer ein sicheres und komfortables "Dach" über dem Kopf denn:</text:p>
            <text:p/>
            <text:p>  Die Bereitstellung einer Unterkunft vor Ort u.a. durch Servicehotels oder in einer komfortablen FeWo ist bei weiten Entfernungen zum Einsatzort bei uns Standard.</text:p>
            <text:p/>
            <text:p>  Wir garantieren eine umfangreiche Einarbeitung, kurze Entscheidungswege und Schulungsmöglichkeiten.</text:p>
            <text:p/>
            <text:p>  Nutzen Sie die Annehmlichkeit uns als Ihren Arbeitgeber an Ihrer Seite zu haben. Es wird Ihnen gefallen!</text:p>
            <text:p/>
            <text:p>  Alle wichtigen Infos über uns finden Sie unter: www.flexkraft365.de</text:p>
            <text:p>  Kontakt</text:p>
            <text:p>  ZUGKRAFT. 365</text:p>
            <text:p/>
            <text:p>  Personalmanagement</text:p>
            <text:p/>
            <text:p>  Tel. 08232 5031-887</text:p>
            <text:p/>
            <text:p>  Fax. 08232 5031-960</text:p>
            <text:p/>
            <text:p>  Mobil: 0175-4804602</text:p>
            <text:p/>
            <text:p>  Mail: bewerbung@flexkraft365.de</text:p>
            <text:p/>
            <text:p>  Web: www.flexkraft365.de</text:p>
            <text:p>  zurück</text:p>
          </table:table-cell>
        </table:table-row>
        <table:table-row table:style-name="ro85">
          <table:table-cell office:value-type="string" calcext:value-type="string">
            <text:p>844b6f1e4f6f4d2a8ae1b270a3ab2a51</text:p>
          </table:table-cell>
          <table:table-cell office:value-type="date" office:date-value="2017-09-29" calcext:value-type="date">
            <text:p>2017-09-29</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National Express Rail GmbH</text:p>
          </table:table-cell>
          <table:table-cell office:value-type="string" calcext:value-type="string">
            <text:p>  Stellenangebot - Weiterbildung zum Triebfahrzeugführer (m/w) (Eisenbahner/in - Betriebsdienst - Lokführer und Transport)</text:p>
            <text:p/>
            <text:p>  Überblick über das Stellenangebot</text:p>
            <text:p/>
            <text:p>  Referenznummer</text:p>
            <text:p/>
            <text:p>  10000-1156812923-S</text:p>
            <text:p>  Titel des Stellenangebots</text:p>
            <text:p/>
            <text:p>  Weiterbildung zum Triebfahrzeugführer (m/w) (Eisenbahner/in - Betriebsdienst - Lokführer und Transport)</text:p>
            <text:p>  Stellenangebotsart</text:p>
            <text:p/>
            <text:p>  Arbeitsplatz (sozialversicherungspflichtig)</text:p>
            <text:p>  Arbeitgeber</text:p>
            <text:p>  National Express Rail GmbH</text:p>
            <text:p/>
            <text:p>  Branche: Betrieb von Verkehrswegen für Straßenfahrzeuge, Betriebsgröße: zwischen 6 und 50</text:p>
            <text:p>  Stellenbeschreibung</text:p>
            <text:p/>
            <text:p>  Quereinsteiger Triebfahrzeugführer Regionalverkehr NRW Wuppertal (w/m)</text:p>
            <text:p/>
            <text:p>  National Express ist einer der vielfältigsten Arbeitgeber Deutschlands. Egal welchen Hintergrund Sie haben, hier können Sie einsteigen, umsteigen, aufsteigen. Hier ist Ihr Beitrag wichtig. Hier sind Sie wichtig.</text:p>
            <text:p/>
            <text:p>  Wir suchen Sie für National Express Rail GmbH</text:p>
            <text:p>  Weiterbildung zum Triebfahrzeugführer (m/w)</text:p>
            <text:p/>
            <text:p>  Ihr Profil:</text:p>
            <text:p>  - Vorzugsweise Abschluss der mittleren Reife</text:p>
            <text:p>  - Möglichst abgeschlossene Berufsausbildung, idealerweise im technischen Bereich</text:p>
            <text:p>  - Mindestalter 19 Jahre</text:p>
            <text:p>  - Gute Deutschkenntnisse</text:p>
            <text:p>  - PKW-Führerschein</text:p>
            <text:p>  - Technisches Verständnis</text:p>
            <text:p>  - Überdurchschnittliche Lernfähigkeit</text:p>
            <text:p>  - Bereitschaft zu Schicht- und Wechseldienst auch an Wochenenden und Feiertagen</text:p>
            <text:p>  - Psychologische und verkehrsmedizinische Eignung</text:p>
            <text:p>  - Motivation und Einsatzbereitschaft</text:p>
            <text:p>  - Teamfähigkeit, Zuverlässigkeit, Belastbarkeit</text:p>
            <text:p>  - Kundenorientierung</text:p>
            <text:p>  - Kommunikationsfähigkeit</text:p>
            <text:p/>
            <text:p>  Es erwartet Sie:</text:p>
            <text:p>  - Eine anspruchsvolle und qualitativ hochwertige, zehnmonatige Ausbildung</text:p>
            <text:p>  - Die Vermittlung aller notwendigen theoretischen und praktischen Kenntnisse</text:p>
            <text:p>  - Erfahrene Ausbilder</text:p>
            <text:p>  - Neue berufliche Perspektiven</text:p>
            <text:p>  - Das Erlernen der sicheren Bedienung moderner Elektrotriebwagen</text:p>
            <text:p>  - Eine Tätigkeit als Triebfahrzeugführer/in bei der National Express Rail GmbH</text:p>
            <text:p/>
            <text:p>  Haben wir Ihr Interesse geweckt?</text:p>
            <text:p/>
            <text:p>  Dann freuen wir uns auf Ihre Bewerbung!</text:p>
            <text:p>  Führungsverantwortung</text:p>
            <text:p/>
            <text:p>  Keine Führungsverantwortung</text:p>
            <text:p>  Arbeitsorte</text:p>
            <text:p/>
            <text:p>  42103 Wuppertal,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5 von ursprünglich 15 gemeldeten Stellen</text:p>
            <text:p>  Vormerken</text:p>
            <text:p/>
            <text:p>  Konditionen des Stellenangebots</text:p>
            <text:p/>
            <text:p>  Arbeitszeit</text:p>
            <text:p/>
            <text:p>  Vollzeit, Wochenende, Schicht</text:p>
            <text:p>  39 Wochenstunden</text:p>
            <text:p>  Vergütung und Zusatzleistungen</text:p>
            <text:p/>
            <text:p>  Bei der Besetzung des Stellenangebotes findet ein Tarifvertrag Anwendung.</text:p>
            <text:p>  Tarifvertrag: Haustarif</text:p>
            <text:p/>
            <text:p>  Anforderungen an den Bewerber</text:p>
            <text:p/>
            <text:p>  Produktion, Verarbeitung, Technik</text:p>
            <text:p/>
            <text:p>  Erweiterte Kenntnisse</text:p>
            <text:p>  Technisches Verständnis</text:p>
            <text:p/>
            <text:p>  Wirtschaft, Verwaltung</text:p>
            <text:p/>
            <text:p>  Grundkenntnisse</text:p>
            <text:p>  Kundenberatung, -betreuung</text:p>
            <text:p/>
            <text:p>  Persönliche Stärken</text:p>
            <text:p>  Belastbarkeit, Flexibilität, Sorgfalt/Genauigkeit, Zuverlässigkeit</text:p>
            <text:p>  Reise-/ Montagebereitschaft</text:p>
            <text:p/>
            <text:p>  Nicht erforderlich</text:p>
            <text:p>  Führerscheine</text:p>
            <text:p/>
            <text:p>  Wünschenswert</text:p>
            <text:p>  Fahrerlaubnis B PKW/Kleinbusse (alt: FS 3)</text:p>
            <text:p/>
            <text:p>  Kontaktdaten</text:p>
            <text:p/>
            <text:p>  Rückfragen und Bewerbungen an</text:p>
            <text:p/>
            <text:p>  National Express Rail GmbH</text:p>
            <text:p>  Frau Gunda Hemesath</text:p>
            <text:p>  Maximinenstr. 6</text:p>
            <text:p>  50668 Köln</text:p>
            <text:p>  Nordrhein-Westfalen</text:p>
            <text:p>  Deutschland</text:p>
            <text:p>  Telekommunikation</text:p>
            <text:p/>
            <text:p>  Telefonnummer: +49 (02 21) 13 99 94 62</text:p>
            <text:p>  E-Mail</text:p>
            <text:p>  karriere@nationalexpress.de</text:p>
            <text:p>  Gewünschte Bewerbungsarten</text:p>
            <text:p/>
            <text:p>  Per E-Mail, schriftlich, telefonisch</text:p>
            <text:p>  Angaben zur Bewerbung</text:p>
            <text:p/>
            <text:p>  Anschreib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45">
          <table:table-cell office:value-type="string" calcext:value-type="string">
            <text:p>504865a1f7c74368878fe2995893b92c</text:p>
          </table:table-cell>
          <table:table-cell office:value-type="date" office:date-value="2017-09-30" calcext:value-type="date">
            <text:p>2017-09-30</text:p>
          </table:table-cell>
          <table:table-cell office:value-type="string" calcext:value-type="string">
            <text:p>Eisenbahner / Eisenbahnerin im Betriebsdienst Fachrichtung Lokführer und Transport</text:p>
          </table:table-cell>
          <table:table-cell office:value-type="float" office:value="8311" calcext:value-type="float">
            <text:p>8311</text:p>
          </table:table-cell>
          <table:table-cell office:value-type="string" calcext:value-type="string">
            <text:p>A!B!C AG</text:p>
          </table:table-cell>
          <table:table-cell office:value-type="string" calcext:value-type="string">
            <text:p>  Lockrangierführer / Triebfahrzeugführer (m/w)</text:p>
            <text:p/>
            <text:p>  GENAU DAS, WAS SIE SUCHEN?</text:p>
            <text:p/>
            <text:p>  Wir, die A!B!C, suchen in direkter Personalvermittlung (keine Zeitarbeit) unseres Teams zum nächstmöglichen Zeitpunkt eine/n Lockrangierführer / Triebfahrzeugführer (m/w). Die Position ist bei einem renommierten, ausgewählten Kundenunternehmen aus dem Bereich Schienenverkehrin Vollzeit zu besetzen. Der Arbeitsort ist Duisburg.</text:p>
            <text:p/>
            <text:p>  DAS SIND IHRE AUFGABEN:</text:p>
            <text:p>  * Vorbereitung und Durchführung von Zug- und Rangierfahrten</text:p>
            <text:p>  * Führen eines Triebfahrzeugs</text:p>
            <text:p>  * Güterzüge bilden und für die Abfahrt vorbereiten</text:p>
            <text:p>  * Durchführen von Bremsproben</text:p>
            <text:p>  * Prüfen der Wagen auf Betriebssicherheit und Verkehrstauglichkeit</text:p>
            <text:p/>
            <text:p>  DAS BRINGEN SIE MIT:</text:p>
            <text:p>  * Bereitschaft, im Schichtdienst zu arbeiten</text:p>
            <text:p>  * Teamfähigkeit</text:p>
            <text:p>  * Sicherheitsbewusstsein</text:p>
            <text:p>  * Zuverlässigkeit</text:p>
            <text:p>  * Kundenorientierung</text:p>
            <text:p/>
            <text:p>  VIELE GRÜNDE FÜR DIE A!B!C:</text:p>
            <text:p>  * Beratung und Unterstützung bei Ihrer Bewerbung</text:p>
            <text:p>  * Vorbereitung auf die Gespräche bei unseren Kunden</text:p>
            <text:p>  * Betreuung während der gesamten Vermittlungsphase inkl. Terminkoordination</text:p>
            <text:p>  * Ansprechpartner auch über die Probezeit hinaus</text:p>
            <text:p>  * Hohe Vertraulichkeit / Diskretion und transparente Kommunikation</text:p>
            <text:p/>
            <text:p>  JETZT BEWERBEN &amp; ZWEI AUSRUFEZEICHEN SETZEN !!</text:p>
            <text:p/>
            <text:p>  Wir freuen uns auf Sie sowie Ihre Bewerbung, gerne mit Angabe der Gehaltsvorstellung, des frühestmöglichen Eintrittsdatums sowie der Referenznummer dieser Anzeige.</text:p>
            <text:p/>
            <text:p>  Bei telefonischen Fragen ist Ihnen unser Herr Janßen gerne unter der Rufnummer 0202-260462-17 behilflich.</text:p>
            <text:p/>
            <text:p>  JETZT BEWERBEN in EINER MINUTE?</text:p>
            <text:p/>
            <text:p>  Ganz einfach - klicken Sie auf unser neues [-BEWERBUNGSFORMULAR-]</text:p>
            <text:p/>
            <text:p>  Wir akzeptieren für die erste direkte Kontaktaufnahme auch Kurz-Bewerbungen (ohne Anlagen) und freuen uns ebenfalls über Initiativ-Bewerbungen!</text:p>
            <text:p/>
            <text:p>  _________________________</text:p>
            <text:p/>
            <text:p>  Übrigens: Neben der persönlichen Beratung bieten wir Ihnen ständig aktualisierte, kostenlose Bewerbungstipps aus unserer täglichen Berufspraxis unter www.bewerber-abc.de</text:p>
            <text:p/>
            <text:p>  Stellendetails:</text:p>
            <text:p/>
            <text:p>  Einsatzort:</text:p>
            <text:p/>
            <text:p>  47139 Duisburg Nordrhein-Westfalen Deutschland</text:p>
          </table:table-cell>
          <table:table-cell table:number-columns-repeated="7"/>
        </table:table-row>
        <table:table-row table:style-name="ro41">
          <table:table-cell office:value-type="string" calcext:value-type="string">
            <text:p>76f6bcc3d292424eaee1c82415b19e5e</text:p>
          </table:table-cell>
          <table:table-cell office:value-type="date" office:date-value="2017-09-30" calcext:value-type="date">
            <text:p>2017-09-30</text:p>
          </table:table-cell>
          <table:table-cell office:value-type="string" calcext:value-type="string">
            <text:p>Eisenbahner / Eisenbahnerin im Betriebsdienst Fachrichtung Fahrweg</text:p>
          </table:table-cell>
          <table:table-cell office:value-type="float" office:value="8311" calcext:value-type="float">
            <text:p>8311</text:p>
          </table:table-cell>
          <table:table-cell office:value-type="string" calcext:value-type="string">
            <text:p>A!B!C AG</text:p>
          </table:table-cell>
          <table:table-cell office:value-type="string" calcext:value-type="string">
            <text:p>  Lokrangierbegleiter (m/w) Duisburg</text:p>
            <text:p/>
            <text:p>  GENAU DAS, WAS SIE SUCHEN?</text:p>
            <text:p/>
            <text:p>  Wir, die A!B!C, suchen in direkter Personalvermittlung (keine Zeitarbeit) unseres Teams zum nächstmöglichen Zeitpunkt eine/n Rangierbegleiter (m/w). Die Position ist bei einem renommierten, ausgewählten Kundenunternehmen aus dem Bereich Schienenverkehr in Vollzeit zu besetzen. Der Arbeitsort ist Duisburg.</text:p>
            <text:p/>
            <text:p>  DAS SIND IHRE AUFGABEN:</text:p>
            <text:p>  * Vorbereitung und Durchführung von Rangierfahrten</text:p>
            <text:p>  * Bilden von Güterzügen</text:p>
            <text:p>  * Fahrzeuge kuppeln und entkuppeln</text:p>
            <text:p>  * Herstellen der Abfahrbereitschaft von Güterzügen</text:p>
            <text:p>  * Durchführen von Bremsproben</text:p>
            <text:p>  * Erstellen erforderlicher betrieblicher Unterlagen</text:p>
            <text:p/>
            <text:p>  DAS BRINGEN SIE MIT:</text:p>
            <text:p>  * Technisches Verständnis</text:p>
            <text:p>  * Interesse, eine neue Tätigkeit zu erlernen</text:p>
            <text:p>  * Bereitschaft, im Schichtdienst und im Freien zu arbeiten</text:p>
            <text:p>  * Teamfähigkeit, Verantwortungsbewusstsein und Belastbarkeit</text:p>
            <text:p>  * Gute Kenntnisse der deutschen Sprache</text:p>
            <text:p/>
            <text:p>  VIELE GRÜNDE FÜR DIE A!B!C:</text:p>
            <text:p>  * Beratung und Unterstützung bei Ihrer Bewerbung</text:p>
            <text:p>  * Vorbereitung auf die Gespräche bei unseren Kunden</text:p>
            <text:p>  * Betreuung während der gesamten Vermittlungsphase inkl. Terminkoordination</text:p>
            <text:p>  * Ansprechpartner auch über die Probezeit hinaus</text:p>
            <text:p>  * Hohe Vertraulichkeit / Diskretion und transparente Kommunikation</text:p>
            <text:p/>
            <text:p>  JETZT BEWERBEN &amp; ZWEI AUSRUFEZEICHEN SETZEN !!</text:p>
            <text:p/>
            <text:p>  Wir freuen uns auf Sie sowie Ihre Bewerbung, gerne mit Angabe der Gehaltsvorstellung, des frühestmöglichen Eintrittsdatums sowie der Referenznummer dieser Anzeige.</text:p>
            <text:p/>
            <text:p>  Bei telefonischen Fragen ist Ihnen unser Herr Janßen gerne unter der Rufnummer 0202-260462-17 behilflich.</text:p>
            <text:p/>
            <text:p>  JETZT BEWERBEN in EINER MINUTE?</text:p>
            <text:p/>
            <text:p>  Ganz einfach - klicken Sie auf unser neues [-BEWERBUNGSFORMULAR-]</text:p>
            <text:p/>
            <text:p>  Wir akzeptieren für die erste direkte Kontaktaufnahme auch Kurz-Bewerbungen (ohne Anlagen) und freuen uns ebenfalls über Initiativ-Bewerbungen!</text:p>
            <text:p/>
            <text:p>  _________________________</text:p>
            <text:p/>
            <text:p>  Übrigens: Neben der persönlichen Beratung bieten wir Ihnen ständig aktualisierte, kostenlose Bewerbungstipps aus unserer täglichen Berufspraxis unter www.bewerber-abc.de</text:p>
            <text:p/>
            <text:p>  Stellendetails:</text:p>
            <text:p/>
            <text:p>  Einsatzort:</text:p>
            <text:p/>
            <text:p>  47178 Duisburg Nordrhein-Westfalen Deutschland</text:p>
          </table:table-cell>
          <table:table-cell table:number-columns-repeated="7"/>
        </table:table-row>
        <table:table-row table:style-name="ro45">
          <table:table-cell office:value-type="string" calcext:value-type="string">
            <text:p>e6db91c242e74091a06e85f517034e5c</text:p>
          </table:table-cell>
          <table:table-cell office:value-type="date" office:date-value="2017-09-02" calcext:value-type="date">
            <text:p>2017-09-02</text:p>
          </table:table-cell>
          <table:table-cell office:value-type="string" calcext:value-type="string">
            <text:p>Eisenbahner/-in im Betriebsdienst Fachrichtung: Fahrweg</text:p>
          </table:table-cell>
          <table:table-cell office:value-type="float" office:value="8311" calcext:value-type="float">
            <text:p>8311</text:p>
          </table:table-cell>
          <table:table-cell office:value-type="string" calcext:value-type="string">
            <text:p>Deutsche Bahn AG Geschäftsbereich Netz Niederlassung Trier</text:p>
          </table:table-cell>
          <table:table-cell office:value-type="string" calcext:value-type="string">
            <text:p>  Ausbildungsplatzangebot</text:p>
            <text:p/>
            <text:p>  Angebots-Nr. 176-83122-733353</text:p>
            <text:p/>
            <text:p>  Label Content</text:p>
            <text:p>  Ausbildungsberuf Eisenbahner/-in im Betriebsdienst</text:p>
            <text:p>  Fachrichtung: Fahrweg</text:p>
            <text:p>  (zum Berufe-Steckbrief )</text:p>
            <text:p>  Schulabschluss wünschenswert Hauptschulabschluss, qualifizierter Hauptschulabschluss oder vergleichbar</text:p>
            <text:p>  Beginn 01. August 2018</text:p>
            <text:p>  Angebotene Plätze 7</text:p>
            <text:p>  weitere Vorqualifikation</text:p>
            <text:p>  * Du hast die Schule erfolgreich abgeschlossen bzw. bist gerade auf dem Weg zum Schulabschluss</text:p>
            <text:p>  * Du bewahrst auch in schwierigen Situationen die Ruhe und behältst den Überblick</text:p>
            <text:p>  * Du bist zuverlässig, belastbar, teamfähig und konzentriert</text:p>
            <text:p>  * Du bist bereit Verantwortung für Reisende und Güter zu übernehmen</text:p>
            <text:p>  * Du liebst es zu organisieren und Abläufe zu koordinieren</text:p>
            <text:p/>
            <text:p>  Stellenbeschreibung</text:p>
            <text:p/>
            <text:p>  Zum 1. August 2018 suchen wir Dich für die Ausbildung zum Fahrdienstleiter für das Geschäftsfeld DB Netz AG am Standort Trier. Wenn Du Interesse an digitaler und analoger Technik hast und konzentriert arbeiten kannst, bist Du in dem Beruf Fahrdienstleiter genau richtig.</text:p>
            <text:p>  * Du arbeitest auf einem Stellwerk und übernimmst Verantwortung für die Zugfahrten und Passagiere in Deiner Region</text:p>
            <text:p>  * Du arbeitest im Herzen des Eisenbahnbetriebs und stellst Weichen sowie Signale, damit Züge ihr Ziel sicher und pünktlich erreichen</text:p>
            <text:p>  * Du erlernst die Regelwerke und Richtlinien (Vorschriften) für die planmäßige Durchführung der täglichen Zugfahrten und behältst die Übersicht über die Fahrstrecken</text:p>
            <text:p>  * Du lernst mechanische, elektromechanische, spurplantechnische und elektronische Stellwerkstechniken zu bedienen und zu verstehen, um für einen reibungslosen Zugverkehr in Deinem Bereich zu sorgen</text:p>
            <text:p/>
            <text:p>  www.ihk-lehrstellenboerse.de</text:p>
            <text:p/>
            <text:p>  Unternehmen</text:p>
            <text:p/>
            <text:p>  Deutsche Bahn AG Geschäftsbereich Netz Niederlassung Trier</text:p>
            <text:p/>
            <text:p>  Bahnhofsplatz</text:p>
            <text:p>  54292 Trier</text:p>
            <text:p/>
            <text:p>  Zur Homepage</text:p>
            <text:p>  Bewerbungsportal</text:p>
            <text:p/>
            <text:p>  Auf Deine Bewerbung freut sich:</text:p>
            <text:p/>
            <text:p>  Deutsche Bahn AG</text:p>
            <text:p/>
            <text:p>  Tel. 069 265 47705</text:p>
            <text:p/>
            <text:p>  Weitere Ausbildungsplatzangebote des Unternehmens (2)</text:p>
            <text:p/>
            <text:p>  * Eisenbahner/-in im Betriebsdienst (6)</text:p>
            <text:p>  * Elektroniker/-in für Betriebstechnik (2)</text:p>
          </table:table-cell>
          <table:table-cell table:number-columns-repeated="7"/>
        </table:table-row>
        <table:table-row table:style-name="ro41">
          <table:table-cell office:value-type="string" calcext:value-type="string">
            <text:p>d7fd7e98af9946e997c420212377c4e5</text:p>
          </table:table-cell>
          <table:table-cell office:value-type="date" office:date-value="2017-09-02" calcext:value-type="date">
            <text:p>2017-09-02</text:p>
          </table:table-cell>
          <table:table-cell office:value-type="string" calcext:value-type="string">
            <text:p>Eisenbahner/-in im Betriebsdienst Fachrichtung: Fahrweg</text:p>
          </table:table-cell>
          <table:table-cell office:value-type="float" office:value="8311" calcext:value-type="float">
            <text:p>8311</text:p>
          </table:table-cell>
          <table:table-cell office:value-type="string" calcext:value-type="string">
            <text:p>DB Netz Aktiengesellschaft</text:p>
          </table:table-cell>
          <table:table-cell office:value-type="string" calcext:value-type="string">
            <text:p>  Ausbildungsplatzangebot</text:p>
            <text:p/>
            <text:p>  Angebots-Nr. 141-38098-733344</text:p>
            <text:p/>
            <text:p>  Label Content</text:p>
            <text:p>  Ausbildungsberuf Eisenbahner/-in im Betriebsdienst</text:p>
            <text:p>  Fachrichtung: Fahrweg</text:p>
            <text:p>  (zum Berufe-Steckbrief )</text:p>
            <text:p>  Schulabschluss wünschenswert Hauptschulabschluss, qualifizierter Hauptschulabschluss oder vergleichbar</text:p>
            <text:p>  Beginn 01. August 2018</text:p>
            <text:p>  Angebotene Plätze 6</text:p>
            <text:p>  weitere Vorqualifikation</text:p>
            <text:p>  * Du hast die Schule erfolgreich abgeschlossen bzw. bist gerade auf dem Weg zum Schulabschluss</text:p>
            <text:p>  * Du bewahrst auch in schwierigen Situationen die Ruhe und behältst den Überblick</text:p>
            <text:p>  * Du bist zuverlässig, belastbar, teamfähig und konzentriert</text:p>
            <text:p>  * Du bist bereit Verantwortung für Reisende und Güter zu übernehmen</text:p>
            <text:p>  * Du liebst es zu organisieren und Abläufe zu koordinieren</text:p>
            <text:p/>
            <text:p>  Stellenbeschreibung</text:p>
            <text:p/>
            <text:p>  Zum 1. August 2018 suchen wir Dich für die Ausbildung zum Fahrdienstleiter für das Geschäftsfeld DB Netz AG am Standort Koblenz. Wenn Du Interesse an digitaler und analoger Technik hast und konzentriert arbeiten kannst, bist Du in dem Beruf Fahrdienstleiter genau richtig.</text:p>
            <text:p>  * Du arbeitest auf einem Stellwerk und übernimmst Verantwortung für die Zugfahrten und Passagiere in Deiner Region</text:p>
            <text:p>  * Du arbeitest im Herzen des Eisenbahnbetriebs und stellst Weichen sowie Signale, damit Züge ihr Ziel sicher und pünktlich erreichen</text:p>
            <text:p>  * Du erlernst die Regelwerke und Richtlinien (Vorschriften) für die planmäßige Durchführung der täglichen Zugfahrten und behältst die Übersicht über die Fahrstrecken</text:p>
            <text:p>  * Du lernst mechanische, elektromechanische, spurplantechnische und elektronische Stellwerkstechniken zu bedienen und zu verstehen, um für einen reibungslosen Zugverkehr in Deinem Bereich zu sorgen</text:p>
            <text:p/>
            <text:p>  www.ihk-lehrstellenboerse.de</text:p>
            <text:p/>
            <text:p>  Unternehmen</text:p>
            <text:p/>
            <text:p>  DB Netz Aktiengesellschaft</text:p>
            <text:p/>
            <text:p>  Frankenstr. 1 - 3</text:p>
            <text:p>  56068 Koblenz am Rhein</text:p>
            <text:p/>
            <text:p>  Zur Homepage</text:p>
            <text:p>  Bewerbungsportal</text:p>
            <text:p/>
            <text:p>  Auf Deine Bewerbung freut sich:</text:p>
            <text:p/>
            <text:p>  Deutsche Bahn AG</text:p>
            <text:p/>
            <text:p>  Tel. 069 265 47705</text:p>
            <text:p/>
            <text:p>  Weitere Ausbildungsplatzangebote des Unternehmens (4)</text:p>
            <text:p/>
            <text:p>  * Eisenbahner/-in im Betriebsdienst (1)</text:p>
            <text:p>  * Praktikum: Verkehrs- und Transportgewerbe, Logistik (1)</text:p>
            <text:p>  * Elektroanlagenmonteur/-in (2)</text:p>
          </table:table-cell>
          <table:table-cell table:number-columns-repeated="7"/>
        </table:table-row>
        <table:table-row table:style-name="ro22">
          <table:table-cell office:value-type="string" calcext:value-type="string">
            <text:p>008f14abe79241d18006edf232def9ad</text:p>
          </table:table-cell>
          <table:table-cell office:value-type="date" office:date-value="2017-09-08" calcext:value-type="date">
            <text:p>2017-09-0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Lokrangierführer/in Kl. 3 Güternahverkehr- Raum Mainz (Eisenbahner/in - Betriebsdienst - Lokführer und Transport)</text:p>
            <text:p/>
            <text:p>  Überblick über das Stellenangebot</text:p>
            <text:p/>
            <text:p>  Referenznummer</text:p>
            <text:p/>
            <text:p>  10000-1156241955-S</text:p>
            <text:p>  Titel des Stellenangebots</text:p>
            <text:p/>
            <text:p>  Lokrangierführer/in Kl. 3 Güternahverkehr- Raum Mainz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ein/e Lokrangierführer/in im Güternahverkehr für den Standorte im Raum Mainz</text:p>
            <text:p/>
            <text:p>  Ihre Aufgaben:</text:p>
            <text:p>  Bewegen von Eisenbahnfahrzeugen im Rangierdienst mittels Funkfernsteuerung</text:p>
            <text:p>  Durchführung von Zugprüfungen</text:p>
            <text:p>  Erstellen von Wagenlisten und Bremszetteln</text:p>
            <text:p>  Führen der EDV-gestützte Dokumentation von Wagenlaufwegen</text:p>
            <text:p>  Bedienung von Gleisanschlüssen</text:p>
            <text:p>  Kontakt mit anderen Betriebseisenbahnern und Endkunden</text:p>
            <text:p/>
            <text:p>  Ihr Profil:</text:p>
            <text:p>  Abgeschlossene Ausbildung Triebfahrzeugführer(in)</text:p>
            <text:p>  nach VDV oder TfV</text:p>
            <text:p>  Nachweise über Tauglichkeit (bahnärztlich und bei Ausbildung nach VDV auch die psychologische)</text:p>
            <text:p>  Nachweis zum Wagenprüfer(in) G</text:p>
            <text:p>  Idealerweise auch Nachweis über Schulung für FV-NE, PZB und LZB</text:p>
            <text:p>  Nachweis über regelmäßige Teilnahme Fit-Schulungen/ Dienstunterricht</text:p>
            <text:p>  Idealerweise vorhandene Baureihenberechtigung von min. einer der hier genannten Baureihen: G1205, G1203, V100, Gravita und V60</text:p>
            <text:p>  Idealerweise sind Sie im Besitz eines PKW-Führerschein = ist aber kein Muss</text:p>
            <text:p/>
            <text:p>  Was wir bieten:</text:p>
            <text:p>  übertarifliche Vergütung, Erstattung aller Reisekosten und Bereitstellung aller notwendigen Dienstmaterialen wie u.a.: Handy, bei Bedarf auch Tablett oder Notebook, bei Bedarf und weiterer Entfernung zum Einsatzort eine Bahncard, bei ständig wechselnden Einsatzorten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Rheinland-Pfalz, Deutschland</text:p>
            <text:p>  Mainz am Rhein, Rheinland-Pfalz,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5.09.2017</text:p>
            <text:p>  Anzahl offener Stellen</text:p>
            <text:p/>
            <text:p>  2 Stellen</text:p>
            <text:p>  Vormerken</text:p>
            <text:p/>
            <text:p>  Konditionen des Stellenangebots</text:p>
            <text:p/>
            <text:p>  Arbeitszeit</text:p>
            <text:p/>
            <text:p>  Vollz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44">
          <table:table-cell office:value-type="string" calcext:value-type="string">
            <text:p>9476188919ad4705bb3d578cc64985ff</text:p>
          </table:table-cell>
          <table:table-cell office:value-type="date" office:date-value="2017-09-08" calcext:value-type="date">
            <text:p>2017-09-08</text:p>
          </table:table-cell>
          <table:table-cell office:value-type="string" calcext:value-type="string">
            <text:p>Azubi (w/m) Eisenbahner im Betriebsdienst Fachrichtung Lokführer und Transport 2018</text:p>
          </table:table-cell>
          <table:table-cell office:value-type="float" office:value="8311" calcext:value-type="float">
            <text:p>8311</text:p>
          </table:table-cell>
          <table:table-cell office:value-type="string" calcext:value-type="string">
            <text:p>Deutsche Bahn</text:p>
          </table:table-cell>
          <table:table-cell office:value-type="string" calcext:value-type="string">
            <text:p>  Azubi (w/m) Eisenbahner im Betriebsdienst Fachrichtung Lokführer und Transport 2018</text:p>
            <text:p/>
            <text:p>  Deutsche Bahn Kaiserslautern</text:p>
            <text:p>  3,38</text:p>
            <text:p>  Von 1698 Mitarbeitern bewertet Kununu</text:p>
            <text:p>  + Eingestellt am 10.05.2017</text:p>
            <text:p>  + Beschäftigungsart: Vollzeit</text:p>
            <text:p>  + Karrierestufe: Mit Berufserfahrung</text:p>
            <text:p>  + Branche: Transport und Logistik</text:p>
            <text:p>  Seite erfolgreich zur Merkliste hinzugefügt</text:p>
            <text:p>  Das Stellenangebot wurde aus Ihrer Merkliste gelöscht</text:p>
            <text:p>  Ihre Merkliste ist voll.</text:p>
            <text:p>  Bitte löschen Sie bereits gemerkte Stellenangebote in der Merkliste.</text:p>
            <text:p>  Es befindet sich noch kein gemerktes Stellenangebot in der Merkliste.</text:p>
            <text:p>  Klicken Sie auf den Stern * bei einem Stellenangebot um dieses der Merkliste hinzufügen.</text:p>
            <text:p/>
            <text:p>  Merkliste</text:p>
            <text:p>  Sie haben sich gemerkt</text:p>
            <text:p>  + Stellenangebot löschen?</text:p>
            <text:p>  Es wurden alle Einträge in der Merkliste gelöscht.</text:p>
            <text:p>  Einträge in der Merkliste werden 7 Tage gespeichert.</text:p>
            <text:p>  Geben Sie hier bitte Ihren Suchbegriff ein.</text:p>
            <text:p/>
            <text:p>  Azubi (w/m) Eisenbahner im Betriebsdienst Fachrichtung Lokführer und Transport 2018</text:p>
            <text:p/>
            <text:p>  Steckbrief</text:p>
            <text:p>  + Unternehmen</text:p>
            <text:p>  Deutsche Bahn AG</text:p>
            <text:p>  + Land</text:p>
            <text:p>  Deutschland</text:p>
            <text:p>  + Standort</text:p>
            <text:p>  Kaiserslautern</text:p>
            <text:p>  + Einstiegsarten</text:p>
            <text:p>  Ausbildung</text:p>
            <text:p>  + Vertragsart</text:p>
            <text:p>  Vollzeit / Teilzeit</text:p>
            <text:p>  + Befristung</text:p>
            <text:p>  Unbefristet</text:p>
            <text:p>  + Ausschreibungsnummer</text:p>
            <text:p>  268062</text:p>
          </table:table-cell>
          <table:table-cell table:number-columns-repeated="7"/>
        </table:table-row>
        <table:table-row table:style-name="ro99">
          <table:table-cell office:value-type="string" calcext:value-type="string">
            <text:p>cfc1a6a5621a4331933f0ea80dd46ee2</text:p>
          </table:table-cell>
          <table:table-cell office:value-type="date" office:date-value="2017-09-14" calcext:value-type="date">
            <text:p>2017-09-14</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National Express Rail GmbH</text:p>
          </table:table-cell>
          <table:table-cell office:value-type="string" calcext:value-type="string">
            <text:p>  Stellenangebot - Weiterbildung zum Triebfahrzeugführer (m/w) (Eisenbahner/in - Betriebsdienst - Lokführer und Transport)</text:p>
            <text:p/>
            <text:p>  Überblick über das Stellenangebot</text:p>
            <text:p/>
            <text:p>  Referenznummer</text:p>
            <text:p/>
            <text:p>  10000-1156350379-S</text:p>
            <text:p>  Titel des Stellenangebots</text:p>
            <text:p/>
            <text:p>  Weiterbildung zum Triebfahrzeugführer (m/w) (Eisenbahner/in - Betriebsdienst - Lokführer und Transport)</text:p>
            <text:p>  Alternativberufe</text:p>
            <text:p>  Schienenfahrzeugführer/in</text:p>
            <text:p>  Stellenangebotsart</text:p>
            <text:p/>
            <text:p>  Arbeitsplatz (sozialversicherungspflichtig)</text:p>
            <text:p>  Arbeitgeber</text:p>
            <text:p>  National Express Rail GmbH</text:p>
            <text:p/>
            <text:p>  Branche: Betrieb von Verkehrswegen für Straßenfahrzeuge, Betriebsgröße: zwischen 6 und 50</text:p>
            <text:p>  Stellenbeschreibung</text:p>
            <text:p/>
            <text:p>  Quereinsteiger Triebfahrzeugführer Regionalverkehr NRW Koblenz am Rhein (w/m)</text:p>
            <text:p/>
            <text:p>  National Express ist einer der vielfältigsten Arbeitgeber Deutschlands. Egal welchen Hintergrund Sie haben, hier können Sie einsteigen, umsteigen, aufsteigen. Hier ist Ihr Beitrag wichtig. Hier sind Sie wichtig.</text:p>
            <text:p/>
            <text:p>  Für das Jahr 2017 suchen wir Sie für National Express Rail GmbH</text:p>
            <text:p/>
            <text:p>  Weiterbildung zum Triebfahrzeugführer (m/w)</text:p>
            <text:p/>
            <text:p>  Ihr Profil:</text:p>
            <text:p>  - Vorzugsweise Abschluss der mittleren Reife</text:p>
            <text:p>  - Möglichst abgeschlossene Berufsausbildung, idealerweise im technischen Bereich</text:p>
            <text:p>  - Mindestalter 19 Jahre</text:p>
            <text:p>  - Gute Deutschkenntnisse</text:p>
            <text:p>  - PKW-Führerschein</text:p>
            <text:p>  - Technisches Verständnis</text:p>
            <text:p>  - Überdurchschnittliche Lernfähigkeit</text:p>
            <text:p>  - Bereitschaft zu Schicht- und Wechseldienst auch an Wochenenden und Feiertagen</text:p>
            <text:p>  - Psychologische und verkehrsmedizinische Eignung</text:p>
            <text:p>  - Motivation und Einsatzbereitschaft</text:p>
            <text:p>  - Teamfähigkeit, Zuverlässigkeit, Belastbarkeit</text:p>
            <text:p>  - Kundenorientierung</text:p>
            <text:p>  - Kommunikationsfähigkeit</text:p>
            <text:p/>
            <text:p>  Es erwartet Sie:</text:p>
            <text:p>  - Eine anspruchsvolle und qualitativ hochwertige, zehnmonatige Ausbildung</text:p>
            <text:p>  - Die Vermittlung aller notwendigen theoretischen und praktischen Kenntnisse</text:p>
            <text:p>  - Erfahrene Ausbilder</text:p>
            <text:p>  - Neue berufliche Perspektiven</text:p>
            <text:p>  - Das Erlernen der sicheren Bedienung moderner Elektrotriebwagen</text:p>
            <text:p>  - Eine Tätigkeit als Triebfahrzeugführer/in bei der National Express Rail GmbH</text:p>
            <text:p/>
            <text:p>  Haben wir Ihr Interesse geweckt?</text:p>
            <text:p/>
            <text:p>  Dann freuen wir uns auf Ihre Bewerbung!</text:p>
            <text:p>  Führungsverantwortung</text:p>
            <text:p/>
            <text:p>  Keine Führungsverantwortung</text:p>
            <text:p>  Arbeitsorte</text:p>
            <text:p/>
            <text:p>  56068 Koblenz am Rhein, Rheinland-Pfalz,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20 von ursprünglich 20 gemeldeten Stellen</text:p>
            <text:p>  Vormerken</text:p>
            <text:p/>
            <text:p>  Konditionen des Stellenangebots</text:p>
            <text:p/>
            <text:p>  Arbeitszeit</text:p>
            <text:p/>
            <text:p>  Vollzeit, Wochenende, Schicht</text:p>
            <text:p>  39 Wochenstunden</text:p>
            <text:p>  Vergütung und Zusatzleistungen</text:p>
            <text:p/>
            <text:p>  Bei der Besetzung des Stellenangebotes findet ein Tarifvertrag Anwendung.</text:p>
            <text:p>  Tarifvertrag: Haustarif</text:p>
            <text:p>  Befristung</text:p>
            <text:p/>
            <text:p>  Unbefristetes Arbeitsverhältnis</text:p>
            <text:p/>
            <text:p>  Anforderungen an den Bewerber</text:p>
            <text:p/>
            <text:p>  Produktion, Verarbeitung, Technik</text:p>
            <text:p/>
            <text:p>  Erweiterte Kenntnisse</text:p>
            <text:p>  Technisches Verständnis</text:p>
            <text:p/>
            <text:p>  Wirtschaft, Verwaltung</text:p>
            <text:p/>
            <text:p>  Grundkenntnisse</text:p>
            <text:p>  Kundenberatung, -betreuung</text:p>
            <text:p/>
            <text:p>  Persönliche Stärken</text:p>
            <text:p>  Belastbarkeit, Flexibilität, Sorgfalt/Genauigkeit, Zuverlässigkeit</text:p>
            <text:p>  Reise-/ Montagebereitschaft</text:p>
            <text:p/>
            <text:p>  Nicht erforderlich</text:p>
            <text:p>  Führerscheine</text:p>
            <text:p/>
            <text:p>  Wünschenswert</text:p>
            <text:p>  Fahrerlaubnis B PKW/Kleinbusse (alt: FS 3)</text:p>
            <text:p/>
            <text:p>  Kontaktdaten</text:p>
            <text:p/>
            <text:p>  Rückfragen und Bewerbungen an</text:p>
            <text:p/>
            <text:p>  National Express Rail GmbH</text:p>
            <text:p>  Frau Gunda Hemesath</text:p>
            <text:p>  Maximinenstr. 6</text:p>
            <text:p>  50668 Köln</text:p>
            <text:p>  Nordrhein-Westfalen</text:p>
            <text:p>  Deutschland</text:p>
            <text:p>  Telekommunikation</text:p>
            <text:p/>
            <text:p>  Telefonnummer: +49 (02 21) 13 99 94 62</text:p>
            <text:p>  E-Mail</text:p>
            <text:p>  karriere@nationalexpress.de</text:p>
            <text:p>  Gewünschte Bewerbungsarten</text:p>
            <text:p/>
            <text:p>  Per E-Mail, schriftlich, telefonisch</text:p>
            <text:p>  Internetadresse</text:p>
            <text:p>  Weitere Informationen zum Stellenangebot im Internet</text:p>
            <text:p>  Angaben zur Bewerbung</text:p>
            <text:p/>
            <text:p>  Anschreib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100">
          <table:table-cell office:value-type="string" calcext:value-type="string">
            <text:p>6592b8ac614f4218945ba0b3bbc4c749</text:p>
          </table:table-cell>
          <table:table-cell office:value-type="date" office:date-value="2017-09-29" calcext:value-type="date">
            <text:p>2017-09-29</text:p>
          </table:table-cell>
          <table:table-cell office:value-type="string" calcext:value-type="string">
            <text:p>Triebfahrzeugführer/in</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Triebfahrzeugführer/in</text:p>
            <text:p/>
            <text:p>  Saarland</text:p>
            <text:p>  + Eingestellt am 07.10.2017</text:p>
            <text:p>  + Beschäftigungsart: Vollzeit</text:p>
            <text:p>  + Karrierestufe: Mit Berufserfahrung</text:p>
            <text:p>  + Branche: Sonstige Branchen</text:p>
            <text:p>  Tätigkeitsbereich:</text:p>
            <text:p>  Triebfahrzeugführer/in</text:p>
            <text:p>  Arbeitszeit:</text:p>
            <text:p/>
            <text:p>  Streckenlokführer/in Klasse B (3) im GÜTERFERNVERKEHR mit E Traktion Saarland, Rheinland Pfalz, Baden-Württemberg</text:p>
            <text:p>  Ihr berufliches Ziel ist unsere Aufgabe!</text:p>
            <text:p>  Verwirklichen Sie sich mit unserer Hilfe Ihr berufliches Ziel und schnappen sich folgenden noch freien "Stuhl"- Arbeitsplatz in unserem Team.</text:p>
            <text:p>  Positionsbeschreibung</text:p>
            <text:p>  Wir suchen zum nächstmöglichen Termin in Festeinstellung ein/e Triebfahrzeugführer/in mit Erfahrung in E Traktion für die Fernverkehrseinsätze zwischen Saarland, Rheinland Pfalz, Baden-Württemberg (sozusagen eine/n "König/in der Gleise" der/die eine Vorliebe für PS starke Lokomotiven hat und die teilweise endlosen Weiten der Gleisstrecken liebt )</text:p>
            <text:p>  Aufgaben</text:p>
            <text:p>  Sichere und pünktliche Durchführung von Zug- und Rangierfahrten im Regel- und Störungsfall im Güterverkehr</text:p>
            <text:p>  Durchführung von Sicherheitsmaßnahmen</text:p>
            <text:p>  Sachkundige Bedienung verschiedener Triebfahrzeugbaureihen</text:p>
            <text:p>  Erhalt und Erweiterung des Wissenstandes des Triebfahrzeugführers</text:p>
            <text:p>  Anforderungen</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PZB und LZB</text:p>
            <text:p>  Nachweis über regelmäßige Teilnahme Fit-Schulungen/ Dienstunterricht</text:p>
            <text:p>  Idealerweise vorhandene Baureihenberechtigung von min. einer der hier genannten Baureihen: 182,183,185,186,189 und Vectron</text:p>
            <text:p>  PKW-Führerschein</text:p>
            <text:p>  Wir bieten</text:p>
            <text:p>  Bei uns ist Ihre berufliche Zukunft sicher denn:</text:p>
            <text:p>  Wir bieten Ihnen eine Festanstellung in einem renommierten Unternehmen mit sozialem Umfeld und unbefristetem Arbeitsvertrag</text:p>
            <text:p>  Sprechen Sie mit uns über Ihr Wunschgehalt denn:</text:p>
            <text:p>  Wir nutzen KEINEN Zeitarbeitstarif und bieten grundsätzlich eine übertarifliche Vergütung mit voller Bezahlung auch bei Urlaub oder Krankheit sowie für die Anfahrtszeit zur Arbeit.</text:p>
            <text:p>  Für Ihren Traumjob müssen Sie bei uns keine weiten Wege auf sich nehmen denn:</text:p>
            <text:p>  Wir sind stets bemüht Ihnen eine regional nahe und entsprechende Position anzubieten. Ausnahmen gelten selbstverständlich für Jene die von sich aus gerne bundesweit tätig werden wollen.</text:p>
            <text:p>  Mit uns kommen Sie immer sicher und sorgenfrei zur Arbeit denn:</text:p>
            <text:p>  Die Erstattung aller Reisekosten ist bei uns selbstverständlich sowie bei Bedarf und/oder weiterer Entfernung zum Einsatzort die Bereitstellung einer Bahncard 100 Klasse 2 oder eines Firmenautos mit Tankkarte.</text:p>
            <text:p>  Wir sind für Sie immer und auf allen Kommunikationswegen erreichbar denn:</text:p>
            <text:p>  Ein Firmenhandy mit Tablet oder Notebook gehört für uns zu Ihrer Standarddienstausrüstung.</text:p>
            <text:p>  Mit uns haben Sie immer ein sicheres und komfortables "Dach" über dem Kopf denn:</text:p>
            <text:p>  Die Bereitstellung einer Unterkunft vor Ort u.a. durch Servicehotels oder in einer komfortablen FeWo ist bei weiten Entfernungen zum Einsatzort bei uns Standard.</text:p>
            <text:p>  Wir garantieren eine umfangreiche Einarbeitung, kurze Entscheidungswege und Schulungsmöglichkeiten .</text:p>
            <text:p>  Nutzen Sie die Annehmlichkeit uns als Ihren Arbeitgeber an Ihrer Seite zu haben. Es wird Ihnen gefallen!</text:p>
            <text:p>  Alle wichtigen Infos über uns finden Sie unter: www.flexkraft365.de</text:p>
          </table:table-cell>
          <table:table-cell table:number-columns-repeated="7"/>
        </table:table-row>
        <table:table-row table:style-name="ro27">
          <table:table-cell office:value-type="string" calcext:value-type="string">
            <text:p>7b77875cd8b24ae8a6fe46e63110b155</text:p>
          </table:table-cell>
          <table:table-cell office:value-type="date" office:date-value="2017-09-29" calcext:value-type="date">
            <text:p>2017-09-29</text:p>
          </table:table-cell>
          <table:table-cell office:value-type="string" calcext:value-type="string">
            <text:p>Triebfahrzeugführer/in Klasse B (3) im Güterfernverkehr mit E Traktion Saarland</text:p>
          </table:table-cell>
          <table:table-cell office:value-type="string" calcext:value-type="string">
            <text:p><text:s/>Rheinland Pfalz</text:p>
          </table:table-cell>
          <table:table-cell office:value-type="string" calcext:value-type="string">
            <text:p><text:s/>Baden-Württemberg</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zurück</text:p>
            <text:p>  29.09.2017</text:p>
            <text:p>  Stellenangebot-Nr.: 1/6387</text:p>
            <text:p>  Einsatzort:</text:p>
            <text:p>  Saarland, Rheinland Pfalz, Baden-Württemberg</text:p>
            <text:p>  Kategorie:</text:p>
            <text:p>  Betrieb/Verkehr</text:p>
            <text:p>  Tätigkeitsbereich:</text:p>
            <text:p>  Triebfahrzeugführer/in</text:p>
            <text:p>  Arbeitszeit:</text:p>
            <text:p>  Schichtarbeit</text:p>
            <text:p>  Beschäftigungsart:</text:p>
            <text:p>  Festanstellung</text:p>
            <text:p>  Verfügbarkeit ab:</text:p>
            <text:p>  sofort</text:p>
            <text:p>  Bewerbung:</text:p>
            <text:p>  keine Einschränkung</text:p>
            <text:p>  Link zur Onlinebewerbung:</text:p>
            <text:p>  zur Onlinebewerbung</text:p>
            <text:p>  Drucken</text:p>
            <text:p>  Merken</text:p>
            <text:p/>
            <text:p>  Triebfahrzeugführer/in Klasse B (3) im Güterfernverkehr mit E Traktion Saarland, Rheinland Pfalz, Baden-Württemberg</text:p>
            <text:p/>
            <text:p>  Ihr berufliches Ziel ist unsere Aufgabe!</text:p>
            <text:p>  Verwirklichen Sie sich mit unserer Hilfe Ihr berufliches Ziel und schnappen sich folgenden noch freien "Stuhl"- Arbeitsplatz in unserem Team.</text:p>
            <text:p>  Positionsbeschreibung</text:p>
            <text:p/>
            <text:p>  Wir suchen zum nächstmöglichen Termin in Festeinstellung ein/e Triebfahrzeugführer/in mit Erfahrung in E Traktion für die Fernverkehrseinsätze zwischen Saarland, Rheinland Pfalz, Baden-Württemberg (sozusagen eine/n "König/in der Gleise" der/die eine Vorliebe für PS starke Lokomotiven hat und die teilweise endlosen Weiten der Gleisstrecken liebt )</text:p>
            <text:p>  Aufgaben</text:p>
            <text:p/>
            <text:p>  Sichere und pünktliche Durchführung von Zug- und Rangierfahrten im Regel- und Störungsfall im Güterverkehr</text:p>
            <text:p>  Durchführung von Sicherheitsmaßnahmen</text:p>
            <text:p>  Sachkundige Bedienung verschiedener Triebfahrzeugbaureihen</text:p>
            <text:p>  Erhalt und Erweiterung des Wissenstandes des Triebfahrzeugführers</text:p>
            <text:p>  Anforderungen</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PZB und LZB</text:p>
            <text:p>  Nachweis über regelmäßige Teilnahme Fit-Schulungen/ Dienstunterricht</text:p>
            <text:p>  Idealerweise vorhandene Baureihenberechtigung von min. einer der hier genannten Baureihen: 182,183,185,186,189 und Vectron</text:p>
            <text:p>  PKW-Führerschein</text:p>
            <text:p>  Wir bieten</text:p>
            <text:p/>
            <text:p>  Bei uns ist Ihre berufliche Zukunft sicher denn:</text:p>
            <text:p/>
            <text:p>  Wir bieten Ihnen eine Festanstellung in einem renommierten Unternehmen mit sozialem Umfeld und unbefristetem Arbeitsvertrag</text:p>
            <text:p/>
            <text:p>  Sprechen Sie mit uns über Ihr Wunschgehalt denn:</text:p>
            <text:p/>
            <text:p>  Wir nutzen KEINEN Zeitarbeitstarif und bieten grundsätzlich eine übertarifliche Vergütung mit voller Bezahlung auch bei Urlaub oder Krankheit sowie für die Anfahrtszeit zur Arbeit.</text:p>
            <text:p/>
            <text:p>  Für Ihren Traumjob müssen Sie bei uns keine weiten Wege auf sich nehmen denn:</text:p>
            <text:p/>
            <text:p>  Wir sind stets bemüht Ihnen eine regional nahe und entsprechende Position anzubieten. Ausnahmen gelten selbstverständlich für Jene die von sich aus gerne bundesweit tätig werden wollen.</text:p>
            <text:p/>
            <text:p>  Mit uns kommen Sie immer sicher und sorgenfrei zur Arbeit denn:</text:p>
            <text:p/>
            <text:p>  Die Erstattung aller Reisekosten ist bei uns selbstverständlich sowie bei Bedarf und/oder weiterer Entfernung zum Einsatzort die Bereitstellung einer Bahncard 100 Klasse 2 oder eines Firmenautos mit Tankkarte.</text:p>
            <text:p/>
            <text:p>  Wir sind für Sie immer und auf allen Kommunikationswegen erreichbar denn:</text:p>
            <text:p/>
            <text:p>  Ein Firmenhandy mit Tablett oder Notebook gehört für uns zu Ihrer Standarddienstausrüstung.</text:p>
            <text:p/>
            <text:p>  Mit uns haben Sie immer ein sicheres und komfortables "Dach" über dem Kopf denn:</text:p>
            <text:p/>
            <text:p>  Die Bereitstellung einer Unterkunft vor Ort u.a. durch Servicehotels oder in einer komfortablen FeWo ist bei weiten Entfernungen zum Einsatzort bei uns Standard.</text:p>
            <text:p/>
            <text:p>  Wir garantieren eine umfangreiche Einarbeitung, kurze Entscheidungswege und Schulungsmöglichkeiten.</text:p>
            <text:p/>
            <text:p>  Nutzen Sie die Annehmlichkeit uns als Ihren Arbeitgeber an Ihrer Seite zu haben. Es wird Ihnen gefallen!</text:p>
            <text:p/>
            <text:p>  Alle wichtigen Infos über uns finden Sie unter: www.flexkraft365.de</text:p>
            <text:p>  Kontakt</text:p>
            <text:p>  ZUGKRAFT. 365</text:p>
            <text:p/>
            <text:p>  Personalmanagement</text:p>
            <text:p/>
            <text:p>  Tel. 08232 5031-887</text:p>
            <text:p/>
            <text:p>  Fax. 08232 5031-960</text:p>
            <text:p/>
            <text:p>  Mobil: 0175-4804602</text:p>
            <text:p/>
            <text:p>  Mail: bewerbung@flexkraft365.de</text:p>
            <text:p/>
            <text:p>  Web: www.flexkraft365.de</text:p>
            <text:p>  zurück</text:p>
          </table:table-cell>
          <table:table-cell table:number-columns-repeated="5"/>
        </table:table-row>
        <table:table-row table:style-name="ro101">
          <table:table-cell office:value-type="string" calcext:value-type="string">
            <text:p>184d06ab3da44679b536d5fa3e50258a</text:p>
          </table:table-cell>
          <table:table-cell office:value-type="date" office:date-value="2017-09-28" calcext:value-type="date">
            <text:p>2017-09-2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Kugelmeier Personalüberlassung GmbH</text:p>
          </table:table-cell>
          <table:table-cell office:value-type="string" calcext:value-type="string">
            <text:p>  Stellenangebot - Lokrangierführer (m/w) (Eisenbahner/in - Betriebsdienst - Lokführer und Transport)</text:p>
            <text:p/>
            <text:p>  Überblick über das Stellenangebot</text:p>
            <text:p/>
            <text:p>  Referenznummer</text:p>
            <text:p/>
            <text:p>  10000-1156720761-S</text:p>
            <text:p>  Titel des Stellenangebots</text:p>
            <text:p/>
            <text:p>  Lokrangierführer (m/w) (Eisenbahner/in - Betriebsdienst - Lokführer und Transport)</text:p>
            <text:p>  Stellenangebotsart</text:p>
            <text:p/>
            <text:p>  Arbeitsplatz (sozialversicherungspflichtig)</text:p>
            <text:p>  Arbeitgeber</text:p>
            <text:p>  Kugelmeier Personalüberlassung GmbH</text:p>
            <text:p/>
            <text:p>  Branche: Befristete Überlassung von Arbeitskräften, Betriebsgröße: zwischen 6 und 50</text:p>
            <text:p>  Stellenbeschreibung</text:p>
            <text:p/>
            <text:p>  Als mittelständiges inhabergeführtes Unternehmen bedienen wir mit Niederlassungen in</text:p>
            <text:p>  32130 Enger, 51491 Overath und 61440 Oberursel die Bundesländer Niedersachsen, Nordrhein- Westfalen, Rheinland-Pfalz und Hessen Unternehmen mit unserer Dienstleistung Arbeitnehmerüberlassung und Vermittlung.</text:p>
            <text:p/>
            <text:p>  Branchenspezifisch überlassen bzw. vermitteln wir Mitarbeiter/innen u.a. an Unternehmen aus der Metallverarbeitung, dem Baunebengewerbe, der Elektrotechnik, der Produktion und Herstellung sowie der Logistikbranche</text:p>
            <text:p/>
            <text:p>  Für unsere Kunden in NRW, suchen wir ab sofort 2 Lokrangierführer (m/w)</text:p>
            <text:p/>
            <text:p>  Deine Aufgaben:</text:p>
            <text:p/>
            <text:p>  Als Lokrangierführer in den Einsatzstellen NRW, bist Du für die Durchführung von Rangier- und Bedienfahrten sowie für die damit zusammenhängenden Wagen- und Zugprüfungen sowie für die Bremsproben zuständig. Zusätzlich dokumentierst Du die betrieblichen Prozesse in PVG.</text:p>
            <text:p/>
            <text:p>  Dein Profil:</text:p>
            <text:p/>
            <text:p>  Du verfügst über eine abgeschlossene Berufsausbildung im eisenbahnspezifischen Bereich und besitzt einen EFF Klasse 3.</text:p>
            <text:p/>
            <text:p>  Du bist uneingeschränkt tauglich als Lokrangierführer.</text:p>
            <text:p>  Zudem bist Du teamfähig, zuverlässig und flexibel und verfügst über ein ausgeprägtes Sicherheits- und Verantwortungsbewusstsein.</text:p>
            <text:p/>
            <text:p>  Bei Qualifikation Rangierbegleiter/in Weiterqualifizierung möglich.</text:p>
            <text:p/>
            <text:p>  Wir bieten:</text:p>
            <text:p/>
            <text:p>  Vergütung nach dem BAP - DGBTarif mit übertariflichen Zulagen hohe Chancen auf spätere Übernahme Weihnachts- und Urlaubsgeld Bereitstellung der Arbeitskleidung bzw. Schutzausrüstung intensive Betreuung durch unser Team.</text:p>
            <text:p/>
            <text:p>  Wir freuen uns auf Ihre Bewerbung!</text:p>
            <text:p>  Führungsverantwortung</text:p>
            <text:p/>
            <text:p>  Keine Führungsverantwortung</text:p>
            <text:p>  Arbeitsorte</text:p>
            <text:p/>
            <text:p>  Aachen, Nordrhein-Westfal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2 von ursprünglich 2 gemeldeten Stellen</text:p>
            <text:p>  Vormerken</text:p>
            <text:p/>
            <text:p>  Konditionen des Stellenangebots</text:p>
            <text:p/>
            <text:p>  Arbeitszeit</text:p>
            <text:p/>
            <text:p>  Vollzeit, Wochenende, Nachtarbeit, Schicht</text:p>
            <text:p>  39 Wochenstunden</text:p>
            <text:p>  Vergütung und Zusatzleistungen</text:p>
            <text:p/>
            <text:p>  E6 = mind. 14,75? / Std. + Zulagen gem. Tarifvertrag BZA-DGB</text:p>
            <text:p>  Bei der Besetzung des Stellenangebotes findet ein Tarifvertrag Anwendung.</text:p>
            <text:p>  Tarifvertrag: BAP - DGB</text:p>
            <text:p>  Befristung</text:p>
            <text:p/>
            <text:p>  Unbefristetes Arbeitsverhältnis</text:p>
            <text:p/>
            <text:p>  Anforderungen an den Bewerber</text:p>
            <text:p/>
            <text:p>  Erforderliche Fahrzeuge</text:p>
            <text:p/>
            <text:p>  PKW</text:p>
            <text:p/>
            <text:p>  Kontaktdaten</text:p>
            <text:p/>
            <text:p>  Rückfragen und Bewerbungen an</text:p>
            <text:p/>
            <text:p>  Kugelmeier Personalüberlassung GmbH</text:p>
            <text:p>  Herr Abdessamad Arab</text:p>
            <text:p>  Zimmersmühlenweg 62</text:p>
            <text:p>  61440 Oberursel (Taunus)</text:p>
            <text:p>  Hessen</text:p>
            <text:p>  Deutschland</text:p>
            <text:p>  Telekommunikation</text:p>
            <text:p/>
            <text:p>  Telefonnummer: +49 (61 71) 9 89 96 68</text:p>
            <text:p>  Mobilnummer: +49 (1 72) 2 06 21 07</text:p>
            <text:p>  Faxnummer: +49 (61 71) 9 89 96 67</text:p>
            <text:p>  E-Mail</text:p>
            <text:p>  aa@kugelzeit.de</text:p>
            <text:p>  Gewünschte Bewerbungsarten</text:p>
            <text:p/>
            <text:p>  Über JOBBÖRSE, per E-Mail, schriftlich, telefonisch, persönlich, über Internet</text:p>
            <text:p>  Internetadresse</text:p>
            <text:p>  Weitere Informationen zum Stellenangebot im Internet</text:p>
            <text:p>  Bewerbungszeitraum</text:p>
            <text:p/>
            <text:p>  25.09.2017 - 31.10.2017</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93">
          <table:table-cell office:value-type="string" calcext:value-type="string">
            <text:p>042bfe088b714033b65260026ffd99cd</text:p>
          </table:table-cell>
          <table:table-cell office:value-type="date" office:date-value="2017-09-29" calcext:value-type="date">
            <text:p>2017-09-29</text:p>
          </table:table-cell>
          <table:table-cell office:value-type="string" calcext:value-type="string">
            <text:p>Qualifizierungsmaßnahme zum TRIEBFAHRZEUGFÜHRER (W/M) Köln</text:p>
          </table:table-cell>
          <table:table-cell office:value-type="float" office:value="8311" calcext:value-type="float">
            <text:p>8311</text:p>
          </table:table-cell>
          <table:table-cell office:value-type="string" calcext:value-type="string">
            <text:p>Rheincargo Gmbh &amp; Co. Kg</text:p>
          </table:table-cell>
          <table:table-cell office:value-type="string" calcext:value-type="string">
            <text:p>  zurück</text:p>
            <text:p>  29.09.2017</text:p>
            <text:p>  Stellenangebot-Nr.: 1/5958</text:p>
            <text:p>  Einsatzort:</text:p>
            <text:p>  Köln</text:p>
            <text:p>  Kategorie:</text:p>
            <text:p>  Betrieb/Verkehr, Aus- und Weiterbildung</text:p>
            <text:p>  Tätigkeitsbereich:</text:p>
            <text:p>  Triebfahrzeugführer/in, Qualifizierung zum Triebfahrzeugführer (m/w)</text:p>
            <text:p>  Arbeitszeit:</text:p>
            <text:p>  Vollzeit</text:p>
            <text:p>  Beschäftigungsart:</text:p>
            <text:p>  Ausbildung</text:p>
            <text:p>  Verfügbarkeit ab:</text:p>
            <text:p>  15.10.2017</text:p>
            <text:p>  Bewerbung:</text:p>
            <text:p>  Per E-Mail, Schriftlich</text:p>
            <text:p>  Drucken</text:p>
            <text:p>  Merken</text:p>
            <text:p/>
            <text:p>  Qualifizierungsmaßnahme zum TRIEBFAHRZEUGFÜHRER (W/M) Köln</text:p>
            <text:p/>
            <text:p>  Die RheinCargo GmbH &amp; Co. KG ist ein Gemeinschaftsunternehmen der Häfen und Güterverkehr Köln AG und der Neuss-Düsseldorfer Häfen GmbH &amp; Co. KG. Als einer der bedeutendsten Binnenhafenbetreiber Europas und Deutschlands größte private Güterbahn bewegen wir jedes Jahr mehr als 50 Millionen Tonnen Fracht für unsere Kunden.</text:p>
            <text:p>  Positionsbeschreibung</text:p>
            <text:p/>
            <text:p>  Steigen Sie mit der RheinCargo um!</text:p>
            <text:p/>
            <text:p>  Beim Eisenbahnverkehrsunternehmen der RheinCargo bieten wir Ihnen im Rahmen einer Qualifizierungsmaßnahme den Quereinstieg als Triebfahrzeugführer (w/m) an.</text:p>
            <text:p>  Aufgaben</text:p>
            <text:p/>
            <text:p>  Teilnahme an einer 11-monatigen anspruchsvollen Vollzeit-Ausbildung (inkl. der erfolgreichen Absolvierung des Auswahlverfahrens bestehend aus einem Test und ärztl. Untersuchungen). Der Beginn der Maßnahme soll Mitte Oktober 2017 sein.</text:p>
            <text:p>  Anforderungen</text:p>
            <text:p>  * Eine abgeschlossene Berufsausbildung, idealerweise im technischen Bereich</text:p>
            <text:p>  * Mindestalter von 20 Jahren</text:p>
            <text:p>  * Körperliche und psychische Belastbarkeit</text:p>
            <text:p>  * Einwandfreies polizeiliches Führungszeugnis</text:p>
            <text:p>  * Gute Kenntnisse der deutschen Sprache in Wort und Schrift</text:p>
            <text:p>  * Einsatzbereitschaft und Flexibilität auch an verschieden Orten tätig zu sein</text:p>
            <text:p/>
            <text:p>  Wir bieten</text:p>
            <text:p>  * vielfältige, verantwortungsvolle und abwechslungsreiche Aufgaben als Triebfahrzeugführer (m/w) im Güterverkehr</text:p>
            <text:p>  * Ein kollegiales, dynamisches und teamorientiertes Umfeld</text:p>
            <text:p>  * eine unbefristete Übernahme und die Vorteile eines kommunalen Unternehmens als verlässlicher Arbeitgeber</text:p>
            <text:p/>
            <text:p>  Kontakt</text:p>
            <text:p>  RheinCargo GmbH &amp; Co KG</text:p>
            <text:p/>
            <text:p>  V 111</text:p>
            <text:p>  Scheidtweilerstraße 4</text:p>
            <text:p>  50933 Köln</text:p>
            <text:p/>
            <text:p>  Ihr Ansprechpartner:</text:p>
            <text:p>  Herr S. Schmitz Tel.: 0221 390-1311</text:p>
            <text:p>  Anlagen:</text:p>
            <text:p>  * Titel: C:\fakepath\Stellenausschreibung Quali Tfzf15.10.2017.pdf</text:p>
            <text:p>  Datei: Stellenausschreibung Quali Tfzf15.10.2017.pdf (0.20 MB)</text:p>
            <text:p/>
            <text:p>  zurück</text:p>
          </table:table-cell>
          <table:table-cell table:number-columns-repeated="7"/>
        </table:table-row>
        <table:table-row table:style-name="ro40">
          <table:table-cell office:value-type="string" calcext:value-type="string">
            <text:p>3dadff5ca2804314a1d44a9179b9d59b</text:p>
          </table:table-cell>
          <table:table-cell office:value-type="date" office:date-value="2017-09-30" calcext:value-type="date">
            <text:p>2017-09-30</text:p>
          </table:table-cell>
          <table:table-cell office:value-type="string" calcext:value-type="string">
            <text:p>Quereinstieg/ Umschulung zum Rangierbegleiter (w/m) in Saarbrücken</text:p>
          </table:table-cell>
          <table:table-cell office:value-type="float" office:value="8311" calcext:value-type="float">
            <text:p>8311</text:p>
          </table:table-cell>
          <table:table-cell office:value-type="string" calcext:value-type="string">
            <text:p>Deutsche Bahn</text:p>
          </table:table-cell>
          <table:table-cell office:value-type="string" calcext:value-type="string">
            <text:p>  Quereinstieg/ Umschulung zum Rangierbegleiter (w/m) in Saarbrücken</text:p>
            <text:p/>
            <text:p>  Für über 500 verschiedene Berufe suchen wir jährlich mehr als 7.000 motivierte Mitarbeiter in ganz Deutschland. Auch Quereinsteiger sind bei uns willkommen. Du hast schon Erfahrung und Lust auf etwas Neues? Dann bewirb Dich bei uns! Wir machen Dich in den ersten Monaten fit für Deine neue Aufgabe.</text:p>
            <text:p/>
            <text:p>  Zum 01.02.2018 suchen wir Dich für das Geschäftsfeld DB Cargo am Standort Saarbrücken.</text:p>
            <text:p/>
            <text:p>  Deine Aufgaben:</text:p>
            <text:p>  * Bilden und Auflösen der ankommenden und abfahrenden Güterzüge</text:p>
            <text:p>  * Zusammenstellen von Güterzügen anhand vorgegebener Pläne</text:p>
            <text:p>  * Bereitstellen der Güterzüge im Rangierbahnhof oder im Gleisanschluss zur Abholung oder Auslieferung</text:p>
            <text:p>  * Prüfen der Funktionsfähigkeit der Fahrzeuge sowie deren sichere und vorschriftsmäßige Beladung</text:p>
            <text:p>  * Sicherstellen, dass die erforderlichen Daten in den EDV-Systemen erfasst und die notwendigen Unterlagen vorhanden sind</text:p>
            <text:p/>
            <text:p>  Dein Profil:</text:p>
            <text:p>  * Abgeschlossene gewerblich-technische Ausbildung bzw. einschlägige Berufserfahrung</text:p>
            <text:p>  * Gerne geben wir auch Quereinsteigern eine Chance</text:p>
            <text:p>  * Bereitschaft die Funktionsausbildung zum Rangierbegleiter zu erwerben</text:p>
            <text:p>  * Uneingeschränkte Tauglichkeit (Seh- und Hörfähigkeit) welche durch einen Eignungstest und eine betriebsärztliche Untersuchung festgestellt werden</text:p>
            <text:p>  * Belastbarkeit, Teamfähigkeit, Zuverlässigkeit, Flexibilität und Einsatzbereitschaft</text:p>
            <text:p>  * Ausgeprägtes Sicherheits- und Verantwortungsbewusstsein</text:p>
            <text:p>  * Bereitschaft zu Schichtdienst mit Nachtschicht, Wochenend- und Feiertagsarbeit</text:p>
            <text:p/>
            <text:p>  Wir bieten:</text:p>
            <text:p>  * Stabilität und Sicherheit:</text:p>
            <text:p>  Du kannst Dir einer langfristigen Perspektive durch Dein festes Arbeitsverhältnis in einem zukunftsorientierten Konzern sicher sein.</text:p>
            <text:p>  * Attraktive Konditionen:</text:p>
            <text:p>  Du gibst immer alles und bekommst deshalb auch viel zurück: ein marktübliches Gehaltspaket mit i. d. R. unbefristeten Arbeitsverträgen und Beschäftigungssicherung sowie vielfältige Nebenleistungen, z. B. das DB Job-Ticket, Freifahrten im Nah- und Fernverkehr (auch für Familienangehörige), diverse Reisevergünstigungen, eine betriebliche Altersvorsorge und vergünstigte Versicherungskonditionen.</text:p>
            <text:p>  * Arbeitsplätze in ganz Deutschland:</text:p>
            <text:p>  Wir begegnen Dir nicht nur auf Augenhöhe, sondern in der Regel auch dort, wo Du zuhause bist. Mit Arbeitsplätzen in jedem Bundesland, in großen Städten ebenso wie in kleineren Ortschaften und Gemeinden.</text:p>
            <text:p>  * Individuelle Weiterentwicklung und Aufstiegschancen:</text:p>
            <text:p>  Mit Seminaren, Trainings und Qualifizierungen bieten wir Dir individuelle und langfristige Entwicklungs- und Aufstiegschancen auf Fach-, Projekt- oder Führungsebene.</text:p>
            <text:p/>
            <text:p>  Bewirb Dich online mit der Angabe Deiner Gehaltsvorstellung auf die Ausschreibungsnummer 268006.</text:p>
            <text:p>  Deine persönlichen Daten behandeln wir vertraulich - www.deutschebahn.com/datenschutz-personal.</text:p>
            <text:p/>
            <text:p>  Jetzt bewerben und mehr erfahren: www.deutschebahn.com/karriere</text:p>
            <text:p>  Jetzt bewerben</text:p>
          </table:table-cell>
          <table:table-cell table:number-columns-repeated="7"/>
        </table:table-row>
        <table:table-row table:style-name="ro102">
          <table:table-cell office:value-type="string" calcext:value-type="string">
            <text:p>0993f178a46f41cb8c37d64320944422</text:p>
          </table:table-cell>
          <table:table-cell office:value-type="date" office:date-value="2017-09-12" calcext:value-type="date">
            <text:p>2017-09-12</text:p>
          </table:table-cell>
          <table:table-cell office:value-type="string" calcext:value-type="string">
            <text:p>Triebfahrzeugführer/in</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Triebfahrzeugführer/in</text:p>
            <text:p/>
            <text:p>  Koblenz</text:p>
            <text:p>  + Eingestellt am 07.10.2017</text:p>
            <text:p>  + Beschäftigungsart: Vollzeit</text:p>
            <text:p>  + Karrierestufe: Mit Berufserfahrung</text:p>
            <text:p>  + Branche: Sonstige Branchen</text:p>
            <text:p>  jeweils für die Standorte: Koblenz, Boppard, Mainz, Alzey, Worms, Bad Kreuznach, Bingen</text:p>
            <text:p>  Kategorie:</text:p>
            <text:p>  Tätigkeitsbereich:</text:p>
            <text:p>  Triebfahrzeugführer/in</text:p>
            <text:p>  Arbeitszeit:</text:p>
            <text:p/>
            <text:p>  Steckenlokführer/in Klasse B (3) im Personennahverkehr mit V+E Traktion in Rheinland- Pfalz jeweils für die Standorte: Koblenz, Boppard, Mainz, Alzey, Worms, Bad Kreuznach, Bingen</text:p>
            <text:p>  Ihr berufliches Ziel ist unsere Aufgabe!</text:p>
            <text:p>  Verwirklichen Sie sich mit unserer Hilfe Ihr berufliches Ziel und schnappen sich folgenden noch freien "Stuhl"- Arbeitsplatz in unserem Team.</text:p>
            <text:p>  Positionsbeschreibung</text:p>
            <text:p>  Führen von Triebfahrzeugen im Schienenpersonennahverkehr</text:p>
            <text:p>  Aufgaben</text:p>
            <text:p>  Sichere und pünktliche Beförderung der Kunden</text:p>
            <text:p>  Bedienung von Gleis- und Signalanlagen</text:p>
            <text:p>  Überwachung sowie Beurteilung der Einsatzbereitschaft der Züge</text:p>
            <text:p>  Durchführung von Vor- und Abschlussarbeiten und erforderlicher Klein- und Sofortreparaturen</text:p>
            <text:p>  Informieren von Kunden und Kundenbetreuern im Regel- und Störungsfall</text:p>
            <text:p>  Kooperative Zusammenarbeit mit anderen Verkehrspartnern und Kundenbetreuern</text:p>
            <text:p>  Sachkundige Bedienung verschiedener Triebfahrzeugbaureihen</text:p>
            <text:p>  Erhalt und Erweiterung des Wissenstandes des Triebfahrzeugführers</text:p>
            <text:p>  Anforderungen</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PZB und LZB</text:p>
            <text:p>  Nachweis über regelmäßige Teilnahme Fit-Schulungen/ Dienstunterricht</text:p>
            <text:p>  PKW-Führerschein</text:p>
            <text:p>  Wir bieten</text:p>
            <text:p>  Bei uns ist Ihre berufliche Zukunft sicher denn:</text:p>
            <text:p>  Wir bieten Ihnen eine Festanstellung in einem renommierten Unternehmen mit sozialem Umfeld und unbefristetem Arbeitsvertrag</text:p>
            <text:p>  Sprechen Sie mit uns über Ihr Wunschgehalt denn:</text:p>
            <text:p>  Wir nutzen KEINEN Zeitarbeitstarif und bieten grundsätzlich eine übertarifliche Vergütung mit voller Bezahlung auch bei Urlaub oder Krankheit sowie für die Anfahrtszeit zur Arbeit.</text:p>
            <text:p>  Für Ihren Traumjob müssen Sie bei uns keine weiten Wege auf sich nehmen denn:</text:p>
            <text:p>  Wir sind stets bemüht Ihnen eine regional nahe und entsprechende Position anzubieten. Ausnahmen gelten selbstverständlich für Jene die von sich aus gerne bundesweit tätig werden wollen.</text:p>
            <text:p>  Mit uns kommen Sie immer sicher und sorgenfrei zur Arbeit denn:</text:p>
            <text:p>  Die Erstattung aller Reisekosten ist bei uns selbstverständlich sowie bei Bedarf und/oder weiterer Entfernung zum Einsatzort die Bereitstellung einer Bahncard 100 Klasse 2 oder eines Firmenautos mit Tankkarte.</text:p>
            <text:p>  Wir sind für Sie immer und auf allen Kommunikationswegen erreichbar denn:</text:p>
            <text:p>  Ein Firmenhandy mit Tablet oder Notebook gehört für uns zu Ihrer Standarddienstausrüstung.</text:p>
            <text:p>  Mit uns haben Sie immer ein sicheres und komfortables "Dach" über dem Kopf denn:</text:p>
            <text:p>  Die Bereitstellung einer Unterkunft vor Ort u.a. durch Servicehotels oder in einer komfortablen FeWo ist bei weiten Entfernungen zum Einsatzort bei uns Standard.</text:p>
            <text:p>  Wir garantieren eine umfangreiche Einarbeitung, kurze Entscheidungswege und Schulungsmöglichkeiten .</text:p>
            <text:p>  Nutzen Sie die Annehmlichkeit uns als Ihren Arbeitgeber an Ihrer Seite zu haben. Es wird Ihnen gefallen!</text:p>
            <text:p>  Alle wichtigen Infos über uns finden Sie unter: www.flexkraft365.de</text:p>
          </table:table-cell>
          <table:table-cell table:number-columns-repeated="7"/>
        </table:table-row>
        <table:table-row table:style-name="ro32">
          <table:table-cell office:value-type="string" calcext:value-type="string">
            <text:p>cb8dc85e90a64c62a75248a0bf5917d9</text:p>
          </table:table-cell>
          <table:table-cell office:value-type="date" office:date-value="2017-09-15" calcext:value-type="date">
            <text:p>2017-09-15</text:p>
          </table:table-cell>
          <table:table-cell office:value-type="string" calcext:value-type="string">
            <text:p>Triebfahrzeugführer Güterverkehr (m/w) (Voll- oder Teilzeit) Flensburg</text:p>
          </table:table-cell>
          <table:table-cell office:value-type="string" calcext:value-type="string">
            <text:p><text:s/>Krefeld oder Mannheim</text:p>
          </table:table-cell>
          <table:table-cell office:value-type="float" office:value="8311" calcext:value-type="float">
            <text:p>8311</text:p>
          </table:table-cell>
          <table:table-cell office:value-type="string" calcext:value-type="string">
            <text:p>Hector Rail (germany) Gmbh</text:p>
          </table:table-cell>
          <table:table-cell office:value-type="string" calcext:value-type="string">
            <text:p>  zurück</text:p>
            <text:p>  06.09.2017</text:p>
            <text:p>  Stellenangebot-Nr.: 1/5909</text:p>
            <text:p>  Einsatzort:</text:p>
            <text:p>  Flensburg, Krefeld oder Mannheim</text:p>
            <text:p>  Kategorie:</text:p>
            <text:p>  Betrieb/Verkehr</text:p>
            <text:p>  Tätigkeitsbereich:</text:p>
            <text:p>  Lokführer/in, Triebfahrzeugführer/in, Triebfahrzeugführer/in Klasse 3</text:p>
            <text:p>  Arbeitszeit:</text:p>
            <text:p>  Vollzeit</text:p>
            <text:p>  Beschäftigungsart:</text:p>
            <text:p>  Festanstellung</text:p>
            <text:p>  Verfügbarkeit ab:</text:p>
            <text:p>  Zum nächstmöglichen Zeitpunkt</text:p>
            <text:p>  Bewerbung:</text:p>
            <text:p>  keine Einschränkung, Per E-Mail, Schriftlich</text:p>
            <text:p>  Drucken</text:p>
            <text:p>  Merken</text:p>
            <text:p/>
            <text:p>  Triebfahrzeugführer Güterverkehr (m/w) (Voll- oder Teilzeit) Flensburg, Krefeld oder Mannheim</text:p>
            <text:p/>
            <text:p>  Die Hector Rail (Germany) GmbH mit Sitz in Bochum ist eine 100%ige Tochter des privaten, schwedischen Eisenbahnverkehrsunternehmes Hector Rail AB mit Hauptsitz in Stockholm.</text:p>
            <text:p/>
            <text:p>  Mit eigener Traktion befördert Hector Rail Ganzzüge auf dem Korridor zwischen Skandinavien und Deutschland sowie innerhalb Deutschlands und innerhalb Skandinaviens.</text:p>
            <text:p/>
            <text:p>  Als insgesamt dynamisches, innovatives Unternehmen setzen wir auf effiziente, schlanke Strukturen und auf erfahrene und motivierte Mitarbeiter.</text:p>
            <text:p/>
            <text:p>  Positionsbeschreibung</text:p>
            <text:p/>
            <text:p>  Für unsere Verkehre in Deutschland suchen wir mehrere</text:p>
            <text:p/>
            <text:p>  Triebfahrzeugführer (m/w) Güterverkehr in Voll- oder Teilzeit</text:p>
            <text:p>  Aufgaben</text:p>
            <text:p/>
            <text:p>  Zu Ihren Aufgaben gehören:</text:p>
            <text:p>  * sichere und pünktliche Durchführung von Zug- und Rangierfahrten (Bereich Ruhrgebiet - Padborg / Ruhrgebiet - Basel),</text:p>
            <text:p>  * Vorbereitungs- und Abschlussdienste an unseren Triebfahrzeugen,</text:p>
            <text:p>  * Wagen- und Zugprüfungen,</text:p>
            <text:p>  * Bremsproben,</text:p>
            <text:p>  * enge Zusammenarbeit mit unserer Planung und Leitstelle.</text:p>
            <text:p/>
            <text:p>  Anforderungen</text:p>
            <text:p/>
            <text:p>  Wir erwarten:</text:p>
            <text:p>  * eine abgeschlossene Ausbildung zum Triebfahrzeugführer</text:p>
            <text:p>  * vorhandener Triebfahrzeugführerschein</text:p>
            <text:p>  * vorhandene E-Lok-Kenntnisse (Drehstrom)</text:p>
            <text:p>  * Qualifikation Wagenprüfer G</text:p>
            <text:p>  * Bremsprobeberechtigung</text:p>
            <text:p>  * gesundheitliche und psychologische Tauglichkeit für diese Tätigkeit</text:p>
            <text:p>  * Flexibilität, Motivation und Belastbarkeit</text:p>
            <text:p>  * ein hohes Maß an Eigenverantwortung, Zuverlässigkeit und Kollegialität</text:p>
            <text:p>  * Bereitschaft zur persönlichen Fortbildung und Weiterentwicklung</text:p>
            <text:p/>
            <text:p>  Wünschenswert sind:</text:p>
            <text:p>  * LZB- / LZB CIR-ELKE-Ausbildung</text:p>
            <text:p>  * GGVSEB-Kenntnisse</text:p>
            <text:p/>
            <text:p>  Wir bieten</text:p>
            <text:p/>
            <text:p>  Wir bieten Ihnen:</text:p>
            <text:p>  * einen interessanten und sicheren Arbeitsplatz in einem motivierten Team im Güterverkehr,</text:p>
            <text:p>  * Berücksichtigung Ihres Wohnortes, überschaubar wenige Hotelübernachtungen,</text:p>
            <text:p>  * eine attraktive Vergütung in Anlehnung an den BuRaLfTV ,</text:p>
            <text:p>  * offene Türen und flache Hierarchien,</text:p>
            <text:p>  * regelmäßige Fort- und Weiterbildung.</text:p>
            <text:p/>
            <text:p>  Sie sind flexibel, motiviert und belastbar und möchten in einem wachsenden und profitablen Unternehmen tätig werden? Dann senden Sie Ihre vollständigen Bewerbungsunterlagen, inkl. Gehaltsvorstellungen, bitte an bewerbungen@hectorrail.com.</text:p>
            <text:p/>
            <text:p>  Bitte beachten Sie, dass wir schriftlich eingegangene Bewerbungen nicht zurücksenden können.</text:p>
            <text:p/>
            <text:p>  Für Fragen zum Stellenangebot wenden Sie sich bitte ebenfalls unter der genannten E-Mail-Adresse an uns.</text:p>
            <text:p>  Kontakt</text:p>
            <text:p>  Hector Rail (Germany) GmbH</text:p>
            <text:p/>
            <text:p>  Hector Rail (Germany) GmbH</text:p>
            <text:p/>
            <text:p>  Herr Klaus Hosemann</text:p>
            <text:p>  Driver Manager/ Instructor</text:p>
            <text:p/>
            <text:p>  Tel.: +49 151 2631 6378</text:p>
            <text:p/>
            <text:p>  Rottstraße 1-3</text:p>
            <text:p/>
            <text:p>  44793 Bochum</text:p>
            <text:p/>
            <text:p>  E-Mail: bewerbungen@hectorrail.com</text:p>
            <text:p>  zurück</text:p>
          </table:table-cell>
          <table:table-cell table:number-columns-repeated="6"/>
        </table:table-row>
        <table:table-row table:style-name="ro48">
          <table:table-cell office:value-type="string" calcext:value-type="string">
            <text:p>2b5279caba994edf9fc5c8b3ded0b9af</text:p>
          </table:table-cell>
          <table:table-cell office:value-type="date" office:date-value="2017-09-07" calcext:value-type="date">
            <text:p>2017-09-07</text:p>
          </table:table-cell>
          <table:table-cell office:value-type="string" calcext:value-type="string">
            <text:p>Triebfahrzeugführer/in</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zurück</text:p>
            <text:p>  06.09.2017</text:p>
            <text:p>  Stellenangebot-Nr.: 1/6338</text:p>
            <text:p>  Einsatzort:</text:p>
            <text:p>  Chemnitz, Döbeln und Grimma</text:p>
            <text:p>  Kategorie:</text:p>
            <text:p>  Betrieb/Verkehr</text:p>
            <text:p>  Tätigkeitsbereich:</text:p>
            <text:p>  Triebfahrzeugführer/in</text:p>
            <text:p>  Verfügbarkeit ab:</text:p>
            <text:p>  schnellstmöglich</text:p>
            <text:p>  Bewerbung:</text:p>
            <text:p>  keine Einschränkung</text:p>
            <text:p>  Drucken</text:p>
            <text:p>  Merken</text:p>
            <text:p>  zurück</text:p>
          </table:table-cell>
          <table:table-cell table:number-columns-repeated="7"/>
        </table:table-row>
        <table:table-row table:style-name="ro17">
          <table:table-cell office:value-type="string" calcext:value-type="string">
            <text:p>1cf43de463f64a46a9080fbb5e6104b4</text:p>
          </table:table-cell>
          <table:table-cell office:value-type="date" office:date-value="2017-09-06" calcext:value-type="date">
            <text:p>2017-09-06</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Eisenbahn Transport Unternehmen Hahn e.K. E T U H</text:p>
          </table:table-cell>
          <table:table-cell office:value-type="string" calcext:value-type="string">
            <text:p>  Stellenangebot - Triebfahrzeugführer (m/w) Güterverkehr (Eisenbahner/in - Betriebsdienst - Lokführer und Transport)</text:p>
            <text:p/>
            <text:p>  Überblick über das Stellenangebot</text:p>
            <text:p/>
            <text:p>  Referenznummer</text:p>
            <text:p/>
            <text:p>  10000-1156189138-S</text:p>
            <text:p>  Titel des Stellenangebots</text:p>
            <text:p/>
            <text:p>  Triebfahrzeugführer (m/w) Güterverkehr (Eisenbahner/in - Betriebsdienst - Lokführer und Transport)</text:p>
            <text:p>  Stellenangebotsart</text:p>
            <text:p/>
            <text:p>  Arbeitsplatz (sozialversicherungspflichtig)</text:p>
            <text:p>  Arbeitgeber</text:p>
            <text:p>  Eisenbahn Transport Unternehmen Hahn e.K. E T U H</text:p>
            <text:p/>
            <text:p>  Branche: Personenbeförderung im Nahverkehr zu Lande (ohne Taxis), Betriebsgröße: zwischen 6 und 50</text:p>
            <text:p>  Stellenbeschreibung</text:p>
            <text:p/>
            <text:p>  Die Firma ETUH, mit Sitz in Oberlungwitz, ist ein etablierter Dienstleister im Eisenbahnbetrieb. Hohe Qualitätsanforderungen und hohe Einsatzbereitschaft, sowie Belastbarkeit sind unsere Markenzeichen. Auch kurzfristige Einsätze machen wir möglich.</text:p>
            <text:p>  Durch regelmäßige Schulungen ist unser Personal immer fortlaufend auf dem aktuellen betrieblichen und technischen Stand. Somit ist sichergestellt, dass unser Personal den sich stetig ändernden Bedingungen im Eisenbahnbetrieb gewachsen ist.</text:p>
            <text:p/>
            <text:p>  Zur Verstärkung unseres Teams suchen wir ab sofort</text:p>
            <text:p/>
            <text:p>  TRIEBFAHRZEUGFÜHRER (m/w)</text:p>
            <text:p/>
            <text:p>  für den bundesweiten Einsatz im Güterverkehr auf E- und Dieselloks.</text:p>
            <text:p/>
            <text:p>  Unsere Anforderungen:</text:p>
            <text:p>  - abgeschlossenen Ausbildung als Triebfahrzeugführer der Klasse 3 oder neu Klasse B</text:p>
            <text:p>  - gesundheitliche und psychologische Eignung nach VDV Richtlinie 714</text:p>
            <text:p>  - Baureihenberechtigung für Diesel- und E-Loks</text:p>
            <text:p>  - Leistungsbereitschaft, Zuverlässigkeit, selbständiges Arbeiten</text:p>
            <text:p/>
            <text:p>  Wir bieten:</text:p>
            <text:p>  - Festanstellung in Vollzeit bei einem etablierten Dienstleister im Eisenbahnbetrieb</text:p>
            <text:p>  - Dienstwagen bzw. Fahrdienst für Fahrten zum Einsatzort</text:p>
            <text:p>  - regelmäßige Weiterbildung bzw. Möglichkeit des Erwerbs weiterer Baureihenberechtigungen</text:p>
            <text:p>  - Kurze Entscheidungswege</text:p>
            <text:p>  Führungsverantwortung</text:p>
            <text:p/>
            <text:p>  Keine Führungsverantwortung</text:p>
            <text:p>  Arbeitsorte</text:p>
            <text:p/>
            <text:p>  Nutzung 2, 09353 Oberlungwitz, Sachsen, Deutschland</text:p>
            <text:p>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2 von ursprünglich 2 gemeldeten Stellen</text:p>
            <text:p>  Vormerken</text:p>
            <text:p/>
            <text:p>  Konditionen des Stellenangebots</text:p>
            <text:p/>
            <text:p>  Arbeitszeit</text:p>
            <text:p/>
            <text:p>  Vollzeit, Wochenende, Schicht</text:p>
            <text:p>  40 Wochenstunden</text:p>
            <text:p>  Ihre Arbeitszeit richtet sich nach den Dienstplan.</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Berufserfahrung</text:p>
            <text:p/>
            <text:p>  Mit Berufserfahrung</text:p>
            <text:p>  Transport, Verkehr</text:p>
            <text:p/>
            <text:p>  Erweiterte Kenntnisse</text:p>
            <text:p>  Bahnbetriebsdienst, Betriebssicherheit von Transportmitteln kontrollieren, Lokomotivführung, Schienenverkehr, Transport</text:p>
            <text:p/>
            <text:p>  Grundkenntnisse</text:p>
            <text:p>  Rangierbetrieb</text:p>
            <text:p/>
            <text:p>  Sprachkenntnisse</text:p>
            <text:p/>
            <text:p>  Verhandlungssicher</text:p>
            <text:p>  Deutsch</text:p>
            <text:p/>
            <text:p>  Reise-/ Montagebereitschaft</text:p>
            <text:p/>
            <text:p>  Uneingeschränkt</text:p>
            <text:p>  Führerscheine</text:p>
            <text:p/>
            <text:p>  Zwingend erforderlich</text:p>
            <text:p>  Fahrerlaubnis B PKW/Kleinbusse (alt: FS 3), Lokomotiv-/Triebfahrzeugführerschein Klasse 3</text:p>
            <text:p/>
            <text:p>  Erforderliche Fahrzeuge</text:p>
            <text:p/>
            <text:p>  PKW</text:p>
            <text:p/>
            <text:p>  Kontaktdaten</text:p>
            <text:p/>
            <text:p>  Rückfragen und Bewerbungen an</text:p>
            <text:p/>
            <text:p>  Eisenbahn Transport Unternehmen Hahn e.K. E T U H</text:p>
            <text:p>  Herr Klaus Hahn</text:p>
            <text:p>  Nutzung 2</text:p>
            <text:p>  09353 Oberlungwitz</text:p>
            <text:p>  Sachsen</text:p>
            <text:p>  Deutschland</text:p>
            <text:p>  E-Mail</text:p>
            <text:p>  info@etuh.de</text:p>
            <text:p>  Gewünschte Bewerbungsarten</text:p>
            <text:p/>
            <text:p>  Per E-Mail, schriftlich</text:p>
            <text:p>  Internetadresse</text:p>
            <text:p>  Weitere Informationen zum Stellenangebot im Internet</text:p>
            <text:p>  Bewerbungszeitraum</text:p>
            <text:p/>
            <text:p>  Seit 16.02.2017</text:p>
            <text:p>  Angaben zur Bewerbung</text:p>
            <text:p/>
            <text:p>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21">
          <table:table-cell office:value-type="string" calcext:value-type="string">
            <text:p>7d982f0c0829461ba0ac23bd5cdb90a1</text:p>
          </table:table-cell>
          <table:table-cell office:value-type="date" office:date-value="2017-09-11" calcext:value-type="date">
            <text:p>2017-09-11</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epona HR Services GmbH</text:p>
          </table:table-cell>
          <table:table-cell office:value-type="string" calcext:value-type="string">
            <text:p>  Stellenangebot - Triebfahrzeugführer (m/w) Klasse 3 - Güterverkehr (Eisenbahner/in - Betriebsdienst - Lokführer und Transport)</text:p>
            <text:p/>
            <text:p>  Überblick über das Stellenangebot</text:p>
            <text:p/>
            <text:p>  Referenznummer</text:p>
            <text:p/>
            <text:p>  10000-1156326976-S</text:p>
            <text:p>  Titel des Stellenangebots</text:p>
            <text:p/>
            <text:p>  Triebfahrzeugführer (m/w) Klasse 3 - Güterverkehr (Eisenbahner/in - Betriebsdienst - Lokführer und Transport)</text:p>
            <text:p>  Alternativberufe</text:p>
            <text:p>  Schienenfahrzeugführer/in</text:p>
            <text:p>  Stellenangebotsart</text:p>
            <text:p/>
            <text:p>  Arbeitsplatz (sozialversicherungspflichtig)</text:p>
            <text:p>  Arbeitgeber</text:p>
            <text:p>  Sepona HR Services GmbH</text:p>
            <text:p/>
            <text:p>  Branche: Vermittlung von Arbeitskräften, Betriebsgröße: zwischen 6 und 50</text:p>
            <text:p>  Stellenbeschreibung</text:p>
            <text:p/>
            <text:p>  Ihr Aufgabengebiet</text:p>
            <text:p>  * Fahren von Zügen zwischen den Knotenpunkten z.T. im kombinierten Ladungsverkehr</text:p>
            <text:p>  * Ggf. Rangierarbeiten an den Standorten der Produktionswerke und Logistikplätze</text:p>
            <text:p>  * Durchführen von Wagen- und Zugprüfungen sowie Bremsproben</text:p>
            <text:p>  * Erstellen von Wagenlisten und Bremszetteln</text:p>
            <text:p>  * Durchführung von Vorbereitungs- und Abschlussdiensten am Tfz</text:p>
            <text:p/>
            <text:p>  Baureihen: ER20, 140</text:p>
            <text:p>  Ihr Profil</text:p>
            <text:p>  * Besitz des Triebfahrzeugführerscheins der Klasse 3 gemäß VDV 753 bzw. B gemäß TfV</text:p>
            <text:p>  * gültige bahnärztliche Untersuchung sowie psychologische Eignung nach VDV 714 bzw. gemäß TfV</text:p>
            <text:p>  * Erfahrungen im Rangierdienst und Güterschienenverkehr wünschenswert</text:p>
            <text:p>  * Wagenprüfer G, und Bremsprobenberechtigung erforderlich</text:p>
            <text:p>  * strukturierte Arbeitsweise und Teamfähigkeit</text:p>
            <text:p/>
            <text:p>  Wir bieten</text:p>
            <text:p>  Es erwartet Sie eine abwechslungsreiche Tätigkeit in einem zuverlässigen und familiären Team, ein unbefristeter Arbeitsvertrag, gute Verdienstmöglichkeiten sowie sehr gute Weiterentwicklungsmöglichkeiten.</text:p>
            <text:p>  Führungsverantwortung</text:p>
            <text:p/>
            <text:p>  Keine Führungsverantwortung</text:p>
            <text:p>  Arbeitsorte</text:p>
            <text:p/>
            <text:p>  Torgau, Sachsen, Deutschland</text:p>
            <text:p>  Cottbus, Brandenburg, Deutschland</text:p>
            <text:p>  04509 Delitzsch, Sachsen, Deutschland</text:p>
            <text:p>  Leipzig, Sachsen, Deutschland</text:p>
            <text:p>  Bitterfeld-Wolfen, Sachsen-Anhalt, Deutschland</text:p>
            <text:p>  Riesa, Sachsen, Deutschland</text:p>
            <text:p>  04895 Falkenberg, Elster, Brandenburg,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0 Stellen</text:p>
            <text:p>  Vormerken</text:p>
            <text:p/>
            <text:p>  Konditionen des Stellenangebots</text:p>
            <text:p/>
            <text:p>  Arbeitszeit</text:p>
            <text:p/>
            <text:p>  Vollzeit, Wochenende, Nachtarbeit, Schicht</text:p>
            <text:p>  40 Wochenstunden</text:p>
            <text:p>  Vergütung und Zusatzleistungen</text:p>
            <text:p/>
            <text:p>  ab 15,00?/h</text:p>
            <text:p>  Bei der Besetzung des Stellenangebotes findet ein Tarifvertrag Anwendung.</text:p>
            <text:p>  Tarifvertrag: BAP/DGB</text:p>
            <text:p>  Befristung</text:p>
            <text:p/>
            <text:p>  Unbefristetes Arbeitsverhältnis</text:p>
            <text:p/>
            <text:p>  Anforderungen an den Bewerber</text:p>
            <text:p/>
            <text:p>  Berufsausbildung/ Studium</text:p>
            <text:p>  Eisenbahner/in - Betriebsdienst - Lokführer und Transport</text:p>
            <text:p>  Transport, Verkehr</text:p>
            <text:p/>
            <text:p>  Zwingend erforderlich</text:p>
            <text:p>  Güterverkehr</text:p>
            <text:p/>
            <text:p>  Erweiterte Kenntnisse</text:p>
            <text:p>  Bahnbetriebsdienst, Lokomotivführung, Rangierbetrieb</text:p>
            <text:p/>
            <text:p>  Grundkenntnisse</text:p>
            <text:p>  Beladen, Entladen, Betriebssicherheit von Transportmitteln kontrollieren, Schienenverkehr</text:p>
            <text:p/>
            <text:p>  Sprachkenntnisse</text:p>
            <text:p/>
            <text:p>  Zwingend erforderlich</text:p>
            <text:p>  Deutsch</text:p>
            <text:p/>
            <text:p>  Persönliche Stärken</text:p>
            <text:p>  Auffassungsfähigkeit/-gabe, Belastbarkeit, Ganzheitliches Denken, Motivation/ Leistungsbereitschaft, Selbständiges Arbeiten</text:p>
            <text:p>  Reise-/ Montagebereitschaft</text:p>
            <text:p/>
            <text:p>  Uneingeschränkt</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Sepona HR Services GmbH</text:p>
            <text:p>  Herr Stefanie Bösche</text:p>
            <text:p>  Kohlenstr. 2</text:p>
            <text:p>  04107 Leipzig</text:p>
            <text:p>  Sachsen</text:p>
            <text:p>  Deutschland</text:p>
            <text:p>  Telekommunikation</text:p>
            <text:p/>
            <text:p>  Telefonnummer: +49 (1 51) 72 63 37 24</text:p>
            <text:p>  E-Mail</text:p>
            <text:p>  bewerbung-hr@sepona.de</text:p>
            <text:p>  Gewünschte Bewerbungsarten</text:p>
            <text:p/>
            <text:p>  Per E-Mail, schriftlich, persönlich</text:p>
            <text:p>  Angaben zur Bewerbung</text:p>
            <text:p/>
            <text:p>  Geforderte Anlagen: Lebenslauf, Zeugnisse, Anschreib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40">
          <table:table-cell office:value-type="string" calcext:value-type="string">
            <text:p>2964d9a27ec74f63aec91372001d2515</text:p>
          </table:table-cell>
          <table:table-cell office:value-type="date" office:date-value="2017-09-14" calcext:value-type="date">
            <text:p>2017-09-14</text:p>
          </table:table-cell>
          <table:table-cell office:value-type="string" calcext:value-type="string">
            <text:p>Revierfahrer (m/w)</text:p>
          </table:table-cell>
          <table:table-cell office:value-type="float" office:value="8311" calcext:value-type="float">
            <text:p>8311</text:p>
          </table:table-cell>
          <table:table-cell office:value-type="string" calcext:value-type="string">
            <text:p>Stellenanzeigen aus dem Hamburger Abendblatt</text:p>
          </table:table-cell>
          <table:table-cell office:value-type="string" calcext:value-type="string">
            <text:p>  Revierfahrer (m/w) in Reinbek</text:p>
            <text:p/>
            <text:p>  veröffentlicht heute von Stellenanzeigen aus dem Hamburger Abendblatt</text:p>
            <text:p>  * Job merken</text:p>
            <text:p>  * per E-Mail teilen</text:p>
            <text:p>  * Jetzt bewerben</text:p>
            <text:p/>
            <text:p>  Für nächtliche Kontrollfahrten, mit der Bereitschaft zum Nacht- und Wochenenddienst, KS Kl. B</text:p>
            <text:p/>
            <text:p>  Wir bieten für alle Positionen übertarifliche Bezahlung und einen unbefristeten Arbeitsplatz in einem netten Team.</text:p>
            <text:p/>
            <text:p>  Wir freuen uns über ihre telefonische Bewerbung bei Herrn Steinberg unter 040/728 38 480.</text:p>
            <text:p/>
            <text:p>  Zusätzliche Informationen zum Job</text:p>
            <text:p/>
            <text:p>  Anzeigenart</text:p>
            <text:p>  Stellenangebot</text:p>
            <text:p/>
            <text:p>  Arbeitszeit</text:p>
            <text:p>  Sonstiges</text:p>
            <text:p/>
            <text:p>  Vertragsart</text:p>
            <text:p>  Festanstellung</text:p>
            <text:p/>
            <text:p>  Berufliche Praxis</text:p>
            <text:p>  keine Angabe</text:p>
            <text:p/>
            <text:p>  Aus- und Weiterbildung</text:p>
            <text:p>  Sonstiges</text:p>
            <text:p/>
            <text:p>  Berufskategorie</text:p>
            <text:p>  Logistik, Lager, Berufskraftfahrer / Sonstiges</text:p>
            <text:p/>
            <text:p>  Arbeitsort</text:p>
            <text:p/>
            <text:p/>
            <text:p>  Am Rosenplatz 6 , 21465 Reinbek</text:p>
          </table:table-cell>
          <table:table-cell table:number-columns-repeated="7"/>
        </table:table-row>
        <table:table-row table:style-name="ro67">
          <table:table-cell office:value-type="string" calcext:value-type="string">
            <text:p>238bed15dad8405394edca00a6950135</text:p>
          </table:table-cell>
          <table:table-cell office:value-type="date" office:date-value="2017-09-11" calcext:value-type="date">
            <text:p>2017-09-11</text:p>
          </table:table-cell>
          <table:table-cell office:value-type="string" calcext:value-type="string">
            <text:p>Eisenbahner/in - Betriebsdienst - Fahrweg</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Fahrdienstleiter/in Raum Thüringen-Sachsen (Eisenbahner/in - Betriebsdienst - Fahrweg)</text:p>
            <text:p/>
            <text:p>  Überblick über das Stellenangebot</text:p>
            <text:p/>
            <text:p>  Referenznummer</text:p>
            <text:p/>
            <text:p>  10000-1156272562-S</text:p>
            <text:p>  Titel des Stellenangebots</text:p>
            <text:p/>
            <text:p>  Fahrdienstleiter/in Raum Thüringen-Sachsen (Eisenbahner/in - Betriebsdienst - Fahrweg)</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jeweils ein/e Fahrdienstleiter/in für die Standorte: Erfurt, Jena, Zwickau, Dresden, Leipzig</text:p>
            <text:p/>
            <text:p>  Ihre Aufgaben:</text:p>
            <text:p>  Gewährleisten einer sicheren, pünktlichen und wirtschaftlichen Betriebsdurchführung innerhalb des</text:p>
            <text:p>  Stellwerksbezirkes</text:p>
            <text:p>  Überprüfen der zeitgerechten Bereitstellung von Zügen</text:p>
            <text:p>  Sicherstellung der pünktlichen und sicheren Durchführung von Zug- und Rangierfahrten Überwachung und Steuerung von Fahrstrecken</text:p>
            <text:p>  Bedienung und Überwachung mechanischer, elektromechanischer, spurplantechnischer und elektronischer Stellwerkstechniken</text:p>
            <text:p>  Bedienung und Überwachung der zugewiesenen leit- und sicherungstechnischen Anlagen sowie Telekommunikationsanlagen</text:p>
            <text:p>  Erteilung, Abgabe und Übermittlung fahrdienstlicher Meldungen, Aufträge, Befehle sowie Fahrplanmitteilungen zuzüglich zugehöriger Dokumentation verantwortlich</text:p>
            <text:p>  Durchführung einer regelwerkskonformen Dokumentation aller betrieblichen Handlungen</text:p>
            <text:p/>
            <text:p>  Ihr Profil:</text:p>
            <text:p>  Abgeschlossene Ausbildung Eisenbahner im Betriebsdienst, Fachrichtung Fahrweg oder Funktionsausbildung zum Fahrdienstleiter</text:p>
            <text:p>  Nachweise über Tauglichkeit</text:p>
            <text:p>  Nachweis über regelmäßige Teilnahme Fit-Schulungen/ Dienstunterricht</text:p>
            <text:p>  Idealerweise sind Sie im Besitz eines PKW-Führerschein = ist aber kein Muss</text:p>
            <text:p/>
            <text:p>  Was wir bieten:</text:p>
            <text:p>  übertarifliche Vergütung, Erstattung aller Reisekosten und Bereitstellung aller notwendigen Dienstmaterialen wie u.a.: Handy, bei Bedarf auch Tablett oder Notebook, bei Bedarf und weiterer Entfernung zum Einsatzort eine Bahncard, bei ständig wechselnden Einsatzorten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Leipzig, Sachsen, Deutschland</text:p>
            <text:p>  Zwickau, Sachsen, Deutschland</text:p>
            <text:p>  Dresden, Sachsen, Deutschland</text:p>
            <text:p>  Jena, Thüringen, Deutschland</text:p>
            <text:p>  Erfurt, Thüring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25.09.2017</text:p>
            <text:p>  Anzahl offener Stellen</text:p>
            <text:p/>
            <text:p>  5 Stellen</text:p>
            <text:p>  Vormerken</text:p>
            <text:p/>
            <text:p>  Konditionen des Stellenangebots</text:p>
            <text:p/>
            <text:p>  Arbeitszeit</text:p>
            <text:p/>
            <text:p>  Vollzeit, Wochenende, Nachtarb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Fahrweg</text:p>
            <text:p>  Transport, Verkehr</text:p>
            <text:p/>
            <text:p>  Erweiterte Kenntnisse</text:p>
            <text:p>  Bahnbetriebsdienst, Bahnübergangssicherungsanlagen bedienen, Stellwerkseinrichtungen bedienen, Streckenüberwachung</text:p>
            <text:p/>
            <text:p>  Führerscheine</text:p>
            <text:p/>
            <text:p>  Wünschenswert</text:p>
            <text:p>  Fahrerlaubnis B PKW/Kleinbusse (alt: FS 3)</text:p>
            <text:p/>
            <text:p>  Kontaktdaten</text:p>
            <text:p/>
            <text:p>  Rückfragen und Bewerbungen an</text:p>
            <text:p/>
            <text:p>  ZUGKRAFT 365</text:p>
            <text:p>  Herr/Frau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schriftlich, telefonisch, persönlich, über Internet</text:p>
            <text:p>  Internetadresse</text:p>
            <text:p>  Weitere Informationen zum Stellenangebot im Internet</text:p>
            <text:p>  Angaben zur Bewerbung</text:p>
            <text:p/>
            <text:p>  Anschreiben, Lebenslauf,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60">
          <table:table-cell office:value-type="string" calcext:value-type="string">
            <text:p>196ed79bf8e643a5a4075af637ad8421</text:p>
          </table:table-cell>
          <table:table-cell office:value-type="date" office:date-value="2017-09-14" calcext:value-type="date">
            <text:p>2017-09-14</text:p>
          </table:table-cell>
          <table:table-cell office:value-type="string" calcext:value-type="string">
            <text:p>Triebfahrzeugführer/Rangierleiter/Lokrangierführer (m/w)</text:p>
          </table:table-cell>
          <table:table-cell office:value-type="float" office:value="8311" calcext:value-type="float">
            <text:p>8311</text:p>
          </table:table-cell>
          <table:table-cell office:value-type="string" calcext:value-type="string">
            <text:p>Manpower GmbH &amp; Co. KG Personaldienstleistungen</text:p>
          </table:table-cell>
          <table:table-cell office:value-type="string" calcext:value-type="string">
            <text:p>  Triebfahrzeugführer/Rangierleiter/Lokrangierführer (m/w)</text:p>
            <text:p/>
            <text:p>  Für den Standort Görlitz, Neiße</text:p>
            <text:p/>
            <text:p>  Aktuell auf Jobsuche?</text:p>
            <text:p/>
            <text:p>  Für ein Unternehmen aus der Automobil-Branche suchen wir im Rahmen der Arbeitnehmerüberlassung am Standort Görlitz einen Triebfahrzeugführer /Rangierleiter/Lokrangierführer.</text:p>
            <text:p/>
            <text:p>  Unser Angebot an Sie:</text:p>
            <text:p/>
            <text:p>  Bei uns erhalten Sie eine fest kalkulierbare Entlohnung gemäß BAP/DGB-Tarifvertrag.</text:p>
            <text:p>  Die sich darüber hinaus ergebenden Zahlungen, wie z.B. Weihnachts- und Urlaubsgeld, Schicht- und Branchenzuschläge sind für uns selbstverständlich.</text:p>
            <text:p>  Bei Bedarf erhalten Sie von uns kostenlose Weiterbildungsangebote.</text:p>
            <text:p>  Bei unserem Kunden erwarten Sie außerdem:</text:p>
            <text:p>  * Eine sehr gute und ausführliche Einarbeitung</text:p>
            <text:p>  * Die Tätigkeit in einem namhaften und renommierten Unternehmen</text:p>
            <text:p>  * Die Zusammenarbeit mit motivierten und zufriedenen Kollegen (m/w)</text:p>
            <text:p/>
            <text:p>  Das sind Ihre Aufgaben:</text:p>
            <text:p/>
            <text:p>  * Überprüfung der Transportmittel auf Funktions- und Verkehrssicherheit vor Beginn der Transportaufgabe</text:p>
            <text:p>  * Sicherstellung der Funktionstüchtigkeit der Transporttechnik</text:p>
            <text:p>  * Prüfung der Rangierfähigkeit der Fahrzeuge</text:p>
            <text:p>  * Kuppeln von Rangiereinheiten</text:p>
            <text:p>  * Prüfung der Profilfreiheit der Rangierwege</text:p>
            <text:p>  * Bedienung von Schiebebühnen und Seilrangieranlagen</text:p>
            <text:p>  * Kontrolle der transportsicheren Beladung der Schienenfahrzeuge</text:p>
            <text:p>  * Überwachung des Rangierbetriebes als Rangierleiter</text:p>
            <text:p>  * Erteilung bzw. Ausführung von Rangieranweisungen</text:p>
            <text:p>  * Bedienen und Beobachten von Weichen und Signalen</text:p>
            <text:p>  * Sichern von Straßen und Überwegen</text:p>
            <text:p>  * Pflege und Wartung der Triebfahrzeuge</text:p>
            <text:p>  * Bei Bedarf Mitarbeit bei anderen Tätigkeiten im Meisterbereich</text:p>
            <text:p>  * Beachtung und Einhaltung aller zutreffenden fachspezifischen und Unfallverhütungsvorschriften</text:p>
            <text:p/>
            <text:p>  Das bringen Sie mit:</text:p>
            <text:p/>
            <text:p>  * Abgeschlossene Facharbeiterausbildung in einer dem Arbeitsbereich relevanten Fachrichtung</text:p>
            <text:p>  * Befähigungsnachweis als Rangierleiter für Rangierdienst mit Triebfahrzeugen</text:p>
            <text:p>  * Befähigungsnachweis als Bediener/Rangierleiter Schiebebühnen</text:p>
            <text:p>  * Befähigungsnachweis für Flurförder- und Hebezeuge</text:p>
            <text:p>  * Kenntnisse der betrieblichen Besonderheiten des Rangierbetriebes (z.B. besondere Verhaltensanforderungen bezüglich der permanenten Gefällelage)</text:p>
            <text:p>  * Fähigkeit zum umsichtigen und vorausschauenden Handeln beim Bewegen von Schienenfahrzeugen</text:p>
            <text:p/>
            <text:p>  Interessiert?</text:p>
            <text:p/>
            <text:p>  Der schnellste Weg zu uns führt über den Bewerben-Button!</text:p>
            <text:p/>
            <text:p>  Wir leben Vielfalt und Chancengleichheit und freuen uns deshalb natürlich über Bewerbungen von Menschen mit Behinderung.</text:p>
            <text:p>  Personenbezogene Formulierungen in der Stellenanzeige sind geschlechtsneutral zu betrachten.</text:p>
            <text:p>  Schnell und einfach:</text:p>
            <text:p/>
            <text:p>  In unter 2 Minuten Kontakt aufnehmen, ganz ohne Registrierung!</text:p>
            <text:p>  Übersicht Ja, interessiert mich Jetzt bewerben</text:p>
            <text:p>  Wir versprechen eine zügige Antwort und melden uns innerhalb der nächsten 4 Werktage!</text:p>
          </table:table-cell>
          <table:table-cell table:number-columns-repeated="7"/>
        </table:table-row>
        <table:table-row table:style-name="ro66">
          <table:table-cell office:value-type="string" calcext:value-type="string">
            <text:p>2378debe25a04a3c9969324671707da0</text:p>
          </table:table-cell>
          <table:table-cell office:value-type="date" office:date-value="2017-09-17" calcext:value-type="date">
            <text:p>2017-09-17</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B Personal GmbH</text:p>
          </table:table-cell>
          <table:table-cell office:value-type="string" calcext:value-type="string">
            <text:p>  Stellenangebot - Lokführer (m/w) im Werksbetrieb (Eisenbahner/in - Betriebsdienst - Lokführer und Transport)</text:p>
            <text:p/>
            <text:p>  Überblick über das Stellenangebot</text:p>
            <text:p/>
            <text:p>  Referenznummer</text:p>
            <text:p/>
            <text:p>  10000-1156458656-S</text:p>
            <text:p>  Titel des Stellenangebots</text:p>
            <text:p/>
            <text:p>  Lokführer (m/w) im Werksbetrieb (Eisenbahner/in - Betriebsdienst - Lokführer und Transport)</text:p>
            <text:p>  Alternativberufe</text:p>
            <text:p>  Schienenfahrzeugführer/in</text:p>
            <text:p>  Eisenbahner/in - Betriebsdienst - Fahrweg</text:p>
            <text:p>  Stellenangebotsart</text:p>
            <text:p/>
            <text:p>  Arbeitsplatz (sozialversicherungspflichtig)</text:p>
            <text:p>  Arbeitgeber</text:p>
            <text:p>  PB Personal GmbH</text:p>
            <text:p/>
            <text:p>  Branche: Befristete Überlassung von Arbeitskräften, Betriebsgröße: zwischen 51 und 500</text:p>
            <text:p>  Stellenbeschreibung</text:p>
            <text:p/>
            <text:p>  Wir suchen für unseren Kunden mit langfristigem Einsatz in Görlitz zum nächstmöglichen Zeitpunkt mehrere Lokführer (m/w)</text:p>
            <text:p/>
            <text:p>  Ihre Aufgaben:</text:p>
            <text:p>  - Zugbildung</text:p>
            <text:p>  - Prüfen von Wagen und Bremsen auf Funktion</text:p>
            <text:p>  - Kontrollen auf Betriebssicherheit</text:p>
            <text:p>  - Bedienen von Triebfahrzeugen aus dem Führerstand und per Funk</text:p>
            <text:p>  - Durchführen von Fahrten</text:p>
            <text:p>  - Führen von Rangierfunkgesprächen</text:p>
            <text:p>  - Dokumentation</text:p>
            <text:p/>
            <text:p>  Anforderungen:</text:p>
            <text:p>  - Bahnärztliche Tauglichkeit</text:p>
            <text:p>  - Prüfung zum Triebfahrzeugführer</text:p>
            <text:p>  - Ausbildung / Prüfung Wagenprüfer "G"</text:p>
            <text:p>  - Ausbildung / Prüfung Bremsprobberechtigung</text:p>
            <text:p>  - Schichtbereitschaft</text:p>
            <text:p/>
            <text:p>  Bitte bewerben Sie sich ausschließlich per E-Mail an duisburg@pb-personal.de</text:p>
            <text:p/>
            <text:p>  Bewerbungen, die unaufgefordert per Post eingehen, können leider nicht zurückgesendet werden.</text:p>
            <text:p/>
            <text:p>  Nehmen Sie doch Kontakt zu uns auf - wir freuen uns darauf, Sie kennen zu lernen!</text:p>
            <text:p/>
            <text:p>  Für Vorabinformationen steht Ihnen Frau Susanne Sobotovic als persönliche Ansprechpartnerin in unserem Haus zur Verfügung. Die vertrauliche Behandlung Ihrer Bewerbung ist selbstverständlich für uns. Eine Präsentation Ihrer Unterlagen bei unserem Mandanten erfolgt erst nach einem gemeinsamen Gespräch und mit Ihrer Zustimmung.</text:p>
            <text:p>  Führungsverantwortung</text:p>
            <text:p/>
            <text:p>  Keine Führungsverantwortung</text:p>
            <text:p>  Arbeitsorte</text:p>
            <text:p/>
            <text:p>  02826 Görlitz, Neiße, Sach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01.10.2017</text:p>
            <text:p>  Anzahl offener Stellen</text:p>
            <text:p/>
            <text:p>  1 Stelle</text:p>
            <text:p>  Vormerken</text:p>
            <text:p/>
            <text:p>  Konditionen des Stellenangebots</text:p>
            <text:p/>
            <text:p>  Arbeitszeit</text:p>
            <text:p/>
            <text:p>  Vollzeit, Schicht</text:p>
            <text:p>  35 Wochenstunden</text:p>
            <text:p>  Vergütung und Zusatzleistungen</text:p>
            <text:p/>
            <text:p>  nach Absprache / Qualifikation</text:p>
            <text:p>  Bei der Besetzung des Stellenangebotes findet ein Tarifvertrag Anwendung.</text:p>
            <text:p>  Tarifvertrag: IGZ</text:p>
            <text:p>  Befristung</text:p>
            <text:p/>
            <text:p>  Unbefristetes Arbeitsverhältnis</text:p>
            <text:p/>
            <text:p>  Anforderungen an den Bewerber</text:p>
            <text:p/>
            <text:p>  Transport, Verkehr</text:p>
            <text:p/>
            <text:p>  Grundkenntnisse</text:p>
            <text:p>  Bahnbetriebsdienst, Betriebssicherheit von Transportmitteln kontrollieren, Lokomotivführung, Transport</text:p>
            <text:p/>
            <text:p>  Persönliche Stärken</text:p>
            <text:p>  Belastbarkeit, Motivation/ Leistungsbereitschaft, Sorgfalt/Genauigkeit, Zuverlässigkeit</text:p>
            <text:p>  Führerscheine</text:p>
            <text:p/>
            <text:p>  Zwingend erforderlich</text:p>
            <text:p>  Lokomotiv-/Triebfahrzeugführerschein Klasse 3</text:p>
            <text:p/>
            <text:p>  Kontaktdaten</text:p>
            <text:p/>
            <text:p>  Rückfragen und Bewerbungen an</text:p>
            <text:p/>
            <text:p>  PB Personal GmbH</text:p>
            <text:p>  Frau Sobotovic</text:p>
            <text:p>  Sonnenwall 37</text:p>
            <text:p>  47051 Duisburg</text:p>
            <text:p>  Nordrhein-Westfalen</text:p>
            <text:p>  Deutschland</text:p>
            <text:p>  Telekommunikation</text:p>
            <text:p/>
            <text:p>  Telefonnummer: +49 (2 03) 93 31 19 10</text:p>
            <text:p>  E-Mail</text:p>
            <text:p>  duisburg@pb-personal.de</text:p>
            <text:p>  Gewünschte Bewerbungsarten</text:p>
            <text:p/>
            <text:p>  Über JOBBÖRSE, per E-Mail, telefonisch, über Internet</text:p>
            <text:p>  Internetadresse</text:p>
            <text:p>  Weitere Informationen zum Stellenangebot im Internet</text:p>
            <text:p>  Bewerbungszeitraum</text:p>
            <text:p/>
            <text:p>  Seit 14.09.2017</text:p>
            <text:p>  Angaben zur Bewerbung</text:p>
            <text:p/>
            <text:p>  Geforderte Anlagen: Lebenslauf, Zeugnisse, Qualifikationsnachwei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103">
          <table:table-cell office:value-type="string" calcext:value-type="string">
            <text:p>9d9c833ca36c4feb802bc65f544d7d2c</text:p>
          </table:table-cell>
          <table:table-cell office:value-type="date" office:date-value="2017-09-13" calcext:value-type="date">
            <text:p>2017-09-13</text:p>
          </table:table-cell>
          <table:table-cell office:value-type="string" calcext:value-type="string">
            <text:p>Revierfahrer/in</text:p>
          </table:table-cell>
          <table:table-cell office:value-type="float" office:value="8311" calcext:value-type="float">
            <text:p>8311</text:p>
          </table:table-cell>
          <table:table-cell office:value-type="string" calcext:value-type="string">
            <text:p>Büroservice &amp; Arbeitsvermittlung Hager</text:p>
          </table:table-cell>
          <table:table-cell office:value-type="string" calcext:value-type="string">
            <text:p>  Stellenangebot - Revierfahrer/in (Sachkundeprüfung § 34a GewO) (Wachmann/-frau - Objektschutz)</text:p>
            <text:p/>
            <text:p>  Überblick über das Stellenangebot</text:p>
            <text:p/>
            <text:p>  Referenznummer</text:p>
            <text:p/>
            <text:p>  10000-1156316529-S</text:p>
            <text:p>  Titel des Stellenangebots</text:p>
            <text:p/>
            <text:p>  Revierfahrer/in (Sachkundeprüfung § 34a GewO) (Wachmann/-frau - Objektschutz)</text:p>
            <text:p>  Stellenangebotsart</text:p>
            <text:p/>
            <text:p>  Arbeitsplatz (sozialversicherungspflichtig)</text:p>
            <text:p>  Arbeitgeber</text:p>
            <text:p>  Büroservice &amp; Arbeitsvermittlung Hager</text:p>
            <text:p/>
            <text:p>  Branche: Vermittlung von Arbeitskräften, Betriebsgröße: weniger als 6</text:p>
            <text:p>  Stellenbeschreibung</text:p>
            <text:p/>
            <text:p>  Wir suchen im Rahmen der privaten Arbeitsvermittlung für unser Kundenunternehmen einen Revierfahrer (m/w).</text:p>
            <text:p>  Arbeitsort ist Dresden.</text:p>
            <text:p/>
            <text:p>  Ihre Aufgaben</text:p>
            <text:p/>
            <text:p>  - Kontrolle von Objekten nach Tourenplan</text:p>
            <text:p>  - Gefahrenabwehr sowie Verhinderung von Straftaten</text:p>
            <text:p>  - Dienst-Kfz wird zur Verfügung gestellt</text:p>
            <text:p/>
            <text:p>  Ihr Profil</text:p>
            <text:p/>
            <text:p>  - Sachkundeprüfung nach §34a GewO als Mindestvoraussetzung</text:p>
            <text:p>  - PKW-Führerschein und Fahrerfahrung</text:p>
            <text:p>  -Bereitschaft zum Schichtdienst (11 Stunden meist Nachtarbeit)</text:p>
            <text:p>  - hohe physische und psychische Belastbarkeit</text:p>
            <text:p>  - einwandfreies polizeiliches Führungszeugnis</text:p>
            <text:p/>
            <text:p>  Das Unternehmen bietet:</text:p>
            <text:p>  einen unbefristeten Arbeitsvertrag</text:p>
            <text:p>  Bezahlung nach Tarif Sicherheitsgewerbe (Zulagen)</text:p>
            <text:p>  betriebliche Altersvorsorge</text:p>
            <text:p>  Dienstkleidung</text:p>
            <text:p>  Weiterbildungsmöglichkeiten im Unternehmen</text:p>
            <text:p/>
            <text:p>  Wir vermitteln auf der gesetzlichen Grundlage des Aktivierungs- und Vermittlungsgutscheins.</text:p>
            <text:p/>
            <text:p>  Die Vermittlung ist provisionspflichtig und kann mit einem gültigen und abrechnungsfähigen AVGS der Agentur für Arbeit oder des Jobcenter</text:p>
            <text:p/>
            <text:p>  *** Einträge bei Arbeitsvermittlung sowie Arbeitgeber bitte auf bundesweit vornehmen lassen ***</text:p>
            <text:p/>
            <text:p>  oder privat beglichen werden.</text:p>
            <text:p/>
            <text:p>  Bitte reichen Sie Ihre Unterlagen mit Angabe Ihrer Tel. Nr. per Mail oder in Kopie ein, keine Mappen erforderlich.</text:p>
            <text:p>  Bei ausreichend frankiertem Rückumschlag erfolgt Rücksendung der Unterlagen</text:p>
            <text:p>  Führungsverantwortung</text:p>
            <text:p/>
            <text:p>  Keine Führungsverantwortung</text:p>
            <text:p>  Arbeitsorte</text:p>
            <text:p/>
            <text:p>  Dresden, Sach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25.09.2017</text:p>
            <text:p>  Anzahl offener Stellen</text:p>
            <text:p/>
            <text:p>  1 Stelle</text:p>
            <text:p>  Vormerken</text:p>
            <text:p/>
            <text:p>  Konditionen des Stellenangebots</text:p>
            <text:p/>
            <text:p>  Arbeitszeit</text:p>
            <text:p/>
            <text:p>  Vollzeit, Teilzeit - Schicht</text:p>
            <text:p>  Vergütung und Zusatzleistungen</text:p>
            <text:p/>
            <text:p>  Bei der Besetzung des Stellenangebotes findet ein Tarifvertrag Anwendung.</text:p>
            <text:p>  Tarifvertrag: Tarif Wachgewerbe</text:p>
            <text:p>  Befristung</text:p>
            <text:p/>
            <text:p>  Unbefristetes Arbeitsverhältnis</text:p>
            <text:p/>
            <text:p>  Kontaktdaten</text:p>
            <text:p/>
            <text:p>  Rückfragen und Bewerbungen an</text:p>
            <text:p/>
            <text:p>  Büroservice &amp; Arbeitsvermittlung Hager</text:p>
            <text:p>  Frau Hager</text:p>
            <text:p>  Am Engelsholz 4</text:p>
            <text:p>  07589 Saara bei Gera</text:p>
            <text:p>  Thüringen</text:p>
            <text:p>  Deutschland</text:p>
            <text:p>  Telekommunikation</text:p>
            <text:p/>
            <text:p>  Telefonnummer: +49 (3 66 04) 8 13 87</text:p>
            <text:p>  Faxnummer: +49 (3 66 04) 8 13 87</text:p>
            <text:p>  E-Mail</text:p>
            <text:p>  pav-saara@web.de</text:p>
            <text:p>  Gewünschte Bewerbungsarten</text:p>
            <text:p/>
            <text:p>  Über JOBBÖRSE, per E-Mail, schriftlich, telefonisch</text:p>
            <text:p>  Bewerbungszeitraum</text:p>
            <text:p/>
            <text:p>  08.09.2017 - 18.09.2017</text:p>
            <text:p>  Angaben zur Bewerbung</text:p>
            <text:p/>
            <text:p>  Geforderte Anlagen: Lebenslauf mit Telefonnummer,</text:p>
            <text:p>  Nachweis Sachkundeprüfung (IHK!!)</text:p>
            <text:p/>
            <text:p>  Zeugnisse, Kopie Aktivierungs- und Vermittlungsgutschei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81">
          <table:table-cell office:value-type="string" calcext:value-type="string">
            <text:p>239edb32c94b4c33a7f362af3cad6759</text:p>
          </table:table-cell>
          <table:table-cell office:value-type="date" office:date-value="2017-09-18" calcext:value-type="date">
            <text:p>2017-09-18</text:p>
          </table:table-cell>
          <table:table-cell office:value-type="string" calcext:value-type="string">
            <text:p>Eisenbahner/in - Betriebsdienst - Fahrweg</text:p>
          </table:table-cell>
          <table:table-cell office:value-type="float" office:value="8311" calcext:value-type="float">
            <text:p>8311</text:p>
          </table:table-cell>
          <table:table-cell office:value-type="string" calcext:value-type="string">
            <text:p>Regio Infra Service Sachsen GmbH</text:p>
          </table:table-cell>
          <table:table-cell office:value-type="string" calcext:value-type="string">
            <text:p>  Stellenangebot - Fahrdienstleiter/Zugleiter (m/w) (Eisenbahner/in - Betriebsdienst - Fahrweg)</text:p>
            <text:p/>
            <text:p>  Überblick über das Stellenangebot</text:p>
            <text:p/>
            <text:p>  Referenznummer</text:p>
            <text:p/>
            <text:p>  10000-1156462077-S</text:p>
            <text:p>  Titel des Stellenangebots</text:p>
            <text:p/>
            <text:p>  Fahrdienstleiter/Zugleiter (m/w) (Eisenbahner/in - Betriebsdienst - Fahrweg)</text:p>
            <text:p>  Alternativberufe</text:p>
            <text:p>  Eisenbahner/in - Betriebsdienst - Lokführer und Transport</text:p>
            <text:p>  Stellenangebotsart</text:p>
            <text:p/>
            <text:p>  Arbeitsplatz (sozialversicherungspflichtig)</text:p>
            <text:p>  Arbeitgeber</text:p>
            <text:p>  Regio Infra Service Sachsen GmbH</text:p>
            <text:p/>
            <text:p>  Branche: Personenbeförderung im Eisenbahnfernverkehr , Betriebsgröße: zwischen 6 und 50</text:p>
            <text:p>  Stellenbeschreibung</text:p>
            <text:p/>
            <text:p>  Zur Unterstützung unseres Teams suchen wir ab sofort:</text:p>
            <text:p/>
            <text:p>  **** Fahrdienstleiter/Zugleiter (m/w) sowie Lokführer (m/w) ****</text:p>
            <text:p/>
            <text:p>  Als Bewerber/in verfügen Sie über eine Ausbildung zum Eisenbahner Betriebsdienst oder Vergleichbares.</text:p>
            <text:p/>
            <text:p>  *Alternativ sind wir auch qualifizierungsbereiten Quereinsteigern interessiert.*</text:p>
            <text:p/>
            <text:p>  Außerdem sind Sie mobil und schichtbereit.</text:p>
            <text:p/>
            <text:p>  Ihre Aufgaben:</text:p>
            <text:p>  ---------------------</text:p>
            <text:p/>
            <text:p>  * Bedienen von digitaler und analoger Stellwerkstechnik sowie der zugehörigen techn. Peripherie an den Standorten Stollberg und Frankenberg</text:p>
            <text:p/>
            <text:p>  * sicheres Durchführen von Zug- und Rangierfahrten im zugewiesenen Bereich</text:p>
            <text:p/>
            <text:p>  * Kommunikation mit allen am Eisenbahnbetrieb Beteiligten</text:p>
            <text:p/>
            <text:p>  * Erstellen/Führen betrieblicher Unterlagen</text:p>
            <text:p/>
            <text:p>  * gelegentliche Dienst- und Rufbereitschaft</text:p>
            <text:p/>
            <text:p>  Wir Bieten:</text:p>
            <text:p>  ----------------</text:p>
            <text:p>  * Mitarbeit in einem motivierten Team mit dem Ziel der langfristigen Zusammenarbeit</text:p>
            <text:p/>
            <text:p>  * übertarifliche Bezahlung (Leistungs- und Treueprämie, 13. Monatsgehalt, Erholungsbeihilfe, Schichtzuschläge)</text:p>
            <text:p/>
            <text:p>  * regelm. Weiterbildung</text:p>
            <text:p/>
            <text:p>  * Maßnahmen zur Gesundheitsprophylaxe</text:p>
            <text:p/>
            <text:p>  * Altersvorsorge</text:p>
            <text:p/>
            <text:p>  Haben wir Ihr Interesse geweckt?</text:p>
            <text:p>  Dann freuen wir uns auf Ihre aussagekräftigen Bewerbungsunterlagen</text:p>
            <text:p>  Führungsverantwortung</text:p>
            <text:p/>
            <text:p>  Keine Führungsverantwortung</text:p>
            <text:p>  Arbeitsorte</text:p>
            <text:p/>
            <text:p>  Emilienstr. 45, 09131 Chemnitz, Sachsen, Sach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01.10.2017</text:p>
            <text:p>  Anzahl offener Stellen</text:p>
            <text:p/>
            <text:p>  1 von ursprünglich 1 gemeldeten Stelle</text:p>
            <text:p>  Vormerken</text:p>
            <text:p/>
            <text:p>  Konditionen des Stellenangebots</text:p>
            <text:p/>
            <text:p>  Arbeitszeit</text:p>
            <text:p/>
            <text:p>  Vollzeit</text:p>
            <text:p>  40 Wochenstunden</text:p>
            <text:p>  3 Schichtsystem</text:p>
            <text:p>  Vergütung und Zusatzleistungen</text:p>
            <text:p/>
            <text:p>  übertraiflich / Anlehnung ETV Tarifvertrag</text:p>
            <text:p>  Bei der Besetzung des Stellenangebotes findet kein Tarifvertrag Anwendung.</text:p>
            <text:p>  Befristung</text:p>
            <text:p/>
            <text:p>  Unbefristetes Arbeitsverhältnis</text:p>
            <text:p/>
            <text:p>  Anforderungen an den Bewerber</text:p>
            <text:p/>
            <text:p>  Berufserfahrung</text:p>
            <text:p/>
            <text:p>  Mit Berufserfahrung</text:p>
            <text:p>  Transport, Verkehr</text:p>
            <text:p/>
            <text:p>  Grundkenntnisse</text:p>
            <text:p>  Bahnbetriebsdienst, Rangierbetrieb, Schienenverkehr</text:p>
            <text:p/>
            <text:p>  Persönliche Stärken</text:p>
            <text:p>  Lernbereitschaft, Selbständiges Arbeiten, Sorgfalt/Genauigkeit, Teamfähigkeit, Zuverlässigkeit</text:p>
            <text:p>  Reise-/ Montagebereitschaft</text:p>
            <text:p/>
            <text:p>  Nicht erforderlich</text:p>
            <text:p>  Führerscheine</text:p>
            <text:p/>
            <text:p>  Zwingend erforderlich</text:p>
            <text:p>  Fahrerlaubnis B PKW/Kleinbusse (alt: FS 3)</text:p>
            <text:p/>
            <text:p>  Kontaktdaten</text:p>
            <text:p/>
            <text:p>  Rückfragen und Bewerbungen an</text:p>
            <text:p/>
            <text:p>  Regio Infra Service Sachsen GmbH</text:p>
            <text:p>  Herr Metzler</text:p>
            <text:p>  Emilienstr. 45</text:p>
            <text:p>  09131 Chemnitz, Sachsen</text:p>
            <text:p>  Sachsen</text:p>
            <text:p>  Deutschland</text:p>
            <text:p>  Telekommunikation</text:p>
            <text:p/>
            <text:p>  Telefonnummer: +49 (3 71) 2 37 09 55 -0</text:p>
            <text:p>  E-Mail</text:p>
            <text:p>  info@ris-sachsen.eu</text:p>
            <text:p>  Gewünschte Bewerbungsarten</text:p>
            <text:p/>
            <text:p>  Per E-Mail, schriftlich</text:p>
            <text:p>  Internetadresse</text:p>
            <text:p>  Weitere Informationen zum Stellenangebot im Internet</text:p>
            <text:p>  Bewerbungszeitraum</text:p>
            <text:p/>
            <text:p>  Seit 14.09.2017</text:p>
            <text:p>  Angaben zur Bewerbung</text:p>
            <text:p/>
            <text:p>  Anschreib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55">
          <table:table-cell office:value-type="string" calcext:value-type="string">
            <text:p>cae0f2d3b8e849408d810821632e3ce6</text:p>
          </table:table-cell>
          <table:table-cell office:value-type="date" office:date-value="2017-09-29" calcext:value-type="date">
            <text:p>2017-09-29</text:p>
          </table:table-cell>
          <table:table-cell office:value-type="string" calcext:value-type="string">
            <text:p>10 Triebfahrzeugführer (m/w) ab sofort Bundesweit - unbefristet</text:p>
          </table:table-cell>
          <table:table-cell office:value-type="float" office:value="8311" calcext:value-type="float">
            <text:p>8311</text:p>
          </table:table-cell>
          <table:table-cell office:value-type="string" calcext:value-type="string">
            <text:p>Bss Bahnservice Saarland Gmbh</text:p>
          </table:table-cell>
          <table:table-cell office:value-type="string" calcext:value-type="string">
            <text:p>  zurück</text:p>
            <text:p>  28.09.2017</text:p>
            <text:p>  Stellenangebot-Nr.: 1/6373</text:p>
            <text:p>  Einsatzort:</text:p>
            <text:p>  Bundesweit - unbefristet</text:p>
            <text:p>  Kategorie:</text:p>
            <text:p>  Betrieb/Verkehr</text:p>
            <text:p>  Tätigkeitsbereich:</text:p>
            <text:p>  Sonstige (Betrieb/ Verkehr)</text:p>
            <text:p>  Arbeitszeit:</text:p>
            <text:p>  Vollzeit</text:p>
            <text:p>  Beschäftigungsart:</text:p>
            <text:p>  Sonstige</text:p>
            <text:p>  Verfügbarkeit ab:</text:p>
            <text:p>  sofort</text:p>
            <text:p>  Bewerbung:</text:p>
            <text:p>  keine Einschränkung</text:p>
            <text:p>  Drucken</text:p>
            <text:p>  Merken</text:p>
            <text:p/>
            <text:p>  10 Triebfahrzeugführer (m/w) ab sofort Bundesweit - unbefristet</text:p>
            <text:p/>
            <text:p>  Anfang 2012 wurde das Unternehmen BSS Bahnservice Saarland gegründet. Im August 2014 wurde schließlich aus der BSS Bahnservice Saarland die BSS Bahnservice Saarland GmbH. Seither wächst und verändert sich die Firma BSS Bahnservice Saarland GmbH ständig und passt sich neuen Herausforderungen ihrer Kunden an.</text:p>
            <text:p>  Längst ist die Firma BSS Bahnservice Saarland GmbH nicht mehr der regionale Dienstleister im Saargebiet, sondern bietet mittlerweile Dienstleistungen aller Art rund um den Bahnbetrieb auch überregional im gesamten Bundesgebiet an.</text:p>
            <text:p/>
            <text:p>  Durch langjährige Erfahrung und Weiterbildung unsererer Mitarbeiter im Bahnsektor garantieren wir eine dauerhaft gute Qualität unserer Dienstleistungen.</text:p>
            <text:p/>
            <text:p>  Die Stammkunden der Firma BSS Bahnservice Saarland GmbH schätzen unsere zeitnahen, unkomplizierten Abwicklungen Ihrer Aufträge sowie ein faires und offenes Miteinander. Wir leisten auch in letzter Minute, ein Handschlag zählt, wenn es schnell gehen muss.</text:p>
            <text:p>  Im Unternehmen steht neben der Leistungsfähigkeit auch der Mensch im Vordergrund, unsere Mitarbeiter werden regelmäßig geschult und weitergebildet, um erstklassigen Service beim Kunden ohne Stress und Druck bewältigen zu können.</text:p>
            <text:p>  Positionsbeschreibung</text:p>
            <text:p/>
            <text:p>  Verdienen Sie, was Sie wert sind ! (min. 3200 Euro Grundgehalt)</text:p>
            <text:p/>
            <text:p>  Wir suchen Sie ab sofort und unbefristet als Triebfahrzeugführer (m/w) im Güterverkehr mit mindestens 3 Jahren Berufserfahrung.</text:p>
            <text:p>  Aufgaben</text:p>
            <text:p>  * Sichere und pünktliche Durchführung von Zug- und Rangierfahrten</text:p>
            <text:p>  * Flexibilität und Belastbarkeit</text:p>
            <text:p>  * ein hohes Maß an Eigenverantwortung, Zuverlässigkeit und Sicherheitsbewusstsein</text:p>
            <text:p>  * Vorbereitungs- und Abschlussdienste an Triebfahrzeugen</text:p>
            <text:p>  * Zugvorbereitung, Bremsproben, Wagenprüfungen</text:p>
            <text:p>  * Erstellen von Wagenlisten und Bremszetteln</text:p>
            <text:p>  * Kommunikation mit unseren Kunden</text:p>
            <text:p/>
            <text:p>  Anforderungen</text:p>
            <text:p>  * Abgeschlossene Ausbildung zum Eisenbahner (m/w) im Betriebsdienst "Fachrichtung Lokführer (m/w) und Transport" oder abgeschlossene Ausbildung zum Triebfahrzeugführer (m/w)</text:p>
            <text:p>  * Eisenbahnführerschein Klasse 3 gem. VDV - Schrift 753 oder Klasse B (2) gem. TfV</text:p>
            <text:p>  * Wagenprüfer G gem. 936 oder Prüfer der Stufe 2 gem. VDV - Schrift 758</text:p>
            <text:p>  * Kenntnis der deutschen Sprache in Wort und Schrift (gem. TfV)</text:p>
            <text:p>  * Bereitschaft zum Erwerb erforderlicher Qualifikationen</text:p>
            <text:p>  * Flexibilität, Verantwortungsbewusstsein</text:p>
            <text:p>  * Indentifikation mit dem Unternehmen und Bereitschaft zum Wechseldienst</text:p>
            <text:p/>
            <text:p>  Wir bieten</text:p>
            <text:p>  * Attraktive Bezahlung (min. 3200 Euro Grundgehalt), mit anprechender Treueprämie und garantierten Lohnerhöhungen</text:p>
            <text:p>  * Unbefristeter Arbeitsvertrag</text:p>
            <text:p>  * Interessante und vielseitige Tätigkeiten im Bereich des Eisenbahnverkehrs (auf modernen Drehstromlokomotiven oder auf Altbaulokomotiven)</text:p>
            <text:p>  * Ein angenehmes Arbeitsklima im abwechslungsreichen Umfeld</text:p>
            <text:p>  * Fortschrittliche Anstellungsbedingung</text:p>
            <text:p>  * Bahncard 100 / 2. Klasse</text:p>
            <text:p>  * Übernachtungen nur in ausgesuchten Servicehotels</text:p>
            <text:p>  * Die Möglichkeit sich einzubringen und unser Unternehmen voranzubringen</text:p>
            <text:p>  * Vielfältige Möglichkeiten der Weiterentwicklung</text:p>
            <text:p>  * Offene Türen, flache Hierarchien und kompetente Ansprechpartner</text:p>
            <text:p/>
            <text:p>  Kontakt</text:p>
            <text:p>  BSS Bahnservice Saarland GmbH</text:p>
            <text:p>  Jens Friedrich</text:p>
            <text:p>  Saarbrücker Str. 42-44</text:p>
            <text:p>  66625 Türkismühle</text:p>
            <text:p>  DE</text:p>
            <text:p>  06852 / 90276 - 14</text:p>
            <text:p>  info@bs-saarland.de</text:p>
            <text:p>  zurück</text:p>
          </table:table-cell>
          <table:table-cell table:number-columns-repeated="7"/>
        </table:table-row>
        <table:table-row table:style-name="ro104">
          <table:table-cell office:value-type="string" calcext:value-type="string">
            <text:p>88c003ca925244f68e3b24fbac92617c</text:p>
          </table:table-cell>
          <table:table-cell office:value-type="date" office:date-value="2017-09-22" calcext:value-type="date">
            <text:p>2017-09-22</text:p>
          </table:table-cell>
          <table:table-cell office:value-type="string" calcext:value-type="string">
            <text:p>Rangierleiter (m/w)</text:p>
          </table:table-cell>
          <table:table-cell office:value-type="float" office:value="8311" calcext:value-type="float">
            <text:p>8311</text:p>
          </table:table-cell>
          <table:table-cell office:value-type="string" calcext:value-type="string">
            <text:p>Esf Elbe-stahlwerke Feralpi Gmbh</text:p>
          </table:table-cell>
          <table:table-cell office:value-type="string" calcext:value-type="string">
            <text:p>  Rangierleiter (m/w)</text:p>
            <text:p/>
            <text:p>  Durchführung von Rangierfahrten</text:p>
            <text:p/>
            <text:p>  Stellen-ID # 41664</text:p>
            <text:p/>
            <text:p>  Einsatzort Riesa</text:p>
            <text:p/>
            <text:p>  Einsatzbeginn 21.09.2017</text:p>
            <text:p/>
            <text:p>  Unternehmensbereich -</text:p>
            <text:p/>
            <text:p>  Mit 600 Mitarbeitern am traditionsreichen Stahlstandort Riesa produzieren wir in unserem modernen Werk hochwertigen Bewehrungsstahl. Unseren Kunden in der Bauzulieferindustrie und im Bauhauptgewerbe bieten wir spezifische Lösungen rund um unsere Produkte. Deutsche und internationale Zertifikate sowie anspruchsvolle Standards im Qualitäts- und Umweltmanagement setzen hohe Anforderungen an unsere tägliche Arbeit.</text:p>
            <text:p/>
            <text:p>  Ihre Aufgaben:</text:p>
            <text:p>  * * Durchführung von Rangierfahrten und Unterrichtung aller Beteiligten gemäß BOA</text:p>
            <text:p>  * * Sicherstellung von Kupplung und Entkupplung der Schienenfahrzeuge</text:p>
            <text:p>  * * Prüfung und Absicherung des Fahrtweges</text:p>
            <text:p>  * * Kontrolle der betriebssicheren Verladung</text:p>
            <text:p/>
            <text:p>  Ihr Profil:</text:p>
            <text:p>  * * abgeschlossene Berufsausbildung im technischen Bereich</text:p>
            <text:p>  * * Ausbildung zum Rangierleiter gemäß BOA</text:p>
            <text:p>  * * Körperliche Belastbarkeit, Teamfähigkeit</text:p>
            <text:p>  * * Bereitschaft zur Arbeit im Zwei-Schichtsystem</text:p>
            <text:p/>
            <text:p>  Wenn Sie eine zukunftssichere Position mit guten Entwicklungschancen in einem leistungsstarken Unternehmen reizt, freuen wir uns auf Ihre aussagekräftigen Bewerbungsunterlagen. Bitte senden Sie uns diese unter Angabe der Kennziffer ME-17055, Ihres möglichen Eintrittstermins sowie Ihrer Vergütungsvorstellungen per E-mail oder Post an Ihre Ansprechpartnerin Frau Claudia Schmidt.</text:p>
            <text:p/>
            <text:p>  ESF Elbe-Stahlwerke Feralpi GmbH</text:p>
            <text:p/>
            <text:p>  Frau Claudia Schmidt</text:p>
            <text:p/>
            <text:p>  Gröbaer Straße 3</text:p>
            <text:p/>
            <text:p>  01591 Riesa</text:p>
            <text:p/>
            <text:p>  Telefon: 03525-749-1557</text:p>
            <text:p/>
            <text:p>  E-mail: bewerbung@feralpi.de</text:p>
            <text:p/>
            <text:p>  Anlagen esta_2017-55_rangierleiter.pdf (212,3 KiB)</text:p>
            <text:p/>
            <text:p>  Ihr Ansprechpartner</text:p>
            <text:p/>
            <text:p>  ESF Elbe-Stahlwerke Feralpi GmbH Gröbaer Straße 3</text:p>
            <text:p>  01591 Riesa</text:p>
            <text:p>  Claudia Schmidt Tel: 03525 749-1557 E-Mail: bewerbung@feralpi.de Internet: www.feralpi.de</text:p>
            <text:p/>
            <text:p>  Bewerben Sie sich direkt über unser Onlineformular</text:p>
            <text:p/>
            <text:p>  Pflichtfeld Ihr Name* Pflichtfeld Ihre E-Mail* Pflichtfeld Ihr Nachricht* Ihre Anlagen Pflichtfeld Sicherheitsabfrage* Was ist die Summe aus 8 und 6? Was ist die Summe aus 8 und 6?</text:p>
            <text:p/>
            <text:p>  Hinweis</text:p>
            <text:p/>
            <text:p>  Mit der Betreuung der Lehrstellen und Jobbörse wurde die SACHSENJOB GmbH als Dienstleister beauftragt. Auch das Bewerbermanagement erfolgt über die SACHSENJOB GmbH.</text:p>
            <text:p/>
            <text:p>  Zurück</text:p>
            <text:p>  * Jobs</text:p>
            <text:p>  * Lehrstellen</text:p>
            <text:p/>
            <text:p>  Fachkräfte</text:p>
            <text:p/>
            <text:p>  Bediener (m/w) Zuschnitt</text:p>
            <text:p/>
            <text:p>  Laußnitz</text:p>
            <text:p/>
            <text:p>  Mit Kundenorientierung zum Erfolg MEHR</text:p>
            <text:p/>
            <text:p>  Maschinenführer Neue LIMA (m/w)</text:p>
            <text:p/>
            <text:p>  Riesa</text:p>
            <text:p/>
            <text:p>  Bedienen und Überwachen der Listenmattenanlage MG 230 MEHR</text:p>
            <text:p/>
            <text:p>  Rangierleiter (m/w)</text:p>
            <text:p/>
            <text:p>  Riesa</text:p>
            <text:p/>
            <text:p>  Durchführung von Rangierfahrten MEHR</text:p>
            <text:p>  weitere Jobangebote</text:p>
            <text:p/>
            <text:p>  Ausbildung</text:p>
            <text:p/>
            <text:p>  Zerspanungsmechaniker/in</text:p>
            <text:p/>
            <text:p>  Riesa</text:p>
            <text:p/>
            <text:p>  Man fertigt mittels spanender Verfahren metallene Präzisionsbauteile für technische Produkte aller Art. Dabei können die ... MEHR</text:p>
            <text:p/>
            <text:p>  Maschinen- und Anlagenführer/in</text:p>
            <text:p/>
            <text:p>  Riesa</text:p>
            <text:p/>
            <text:p>  Du bist für die Einrichtung, Um­rüstung und Bedienung von Maschinen oder Anlagen zuständig. Du bereitest Arbeitsabläufe ... MEHR</text:p>
            <text:p/>
            <text:p>  Schülerpraktika</text:p>
            <text:p/>
            <text:p>  Riesa</text:p>
            <text:p/>
            <text:p>  in den Bereichen Verfahrensmechanik, Elektrik/Elektronik, Maschinen- und Anlagenführung, Zerspanung und Industriemechanik MEHR</text:p>
          </table:table-cell>
          <table:table-cell table:number-columns-repeated="7"/>
        </table:table-row>
        <table:table-row table:style-name="ro105">
          <table:table-cell office:value-type="string" calcext:value-type="string">
            <text:p>f0958479b6324370902c9cf164d28250</text:p>
          </table:table-cell>
          <table:table-cell office:value-type="date" office:date-value="2017-09-14" calcext:value-type="date">
            <text:p>2017-09-14</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Office People Personalmanagement GmbH</text:p>
          </table:table-cell>
          <table:table-cell office:value-type="string" calcext:value-type="string">
            <text:p>  Eisenbahner/in - Betriebsdienst - Lokführer und Transport</text:p>
            <text:p>  Für unseren Kunden mit Sitz in Görlitz suchen wir sofort und unbefristet:</text:p>
            <text:p>  Eisenbahner/in (m/w) in Vollzeit</text:p>
            <text:p>  Ihre Aufgaben:</text:p>
            <text:p>  + Selbständige Führung aller Transporte auf den innerbetrielichen Schienennetz</text:p>
            <text:p>  Ihr Profil:</text:p>
            <text:p>  + Abgeschlossene Berufsausbildung als Lokführer m/w</text:p>
            <text:p>  + Befähigungsausweis Triebfahrzeugführer mit Berechtigung bis 1000 kW für die im Werk benutzen Typen</text:p>
            <text:p>  + Befähigungsnachweis für Lokrangierführer</text:p>
            <text:p>  + Befähigungdnachweis für Flurförder- und Hebezeuge</text:p>
            <text:p>  + Bereitschaft zur Schicht- und Wochenendarbeit</text:p>
            <text:p>  + Gewissnhafter und sorgfältiger Umgang mit Materialien</text:p>
            <text:p>  + Hohe Motivation und Zuverlässigkeit</text:p>
            <text:p>  Ihre Perspektiven:</text:p>
            <text:p>  + eine leistungsgerechte Vergütung nach Tarifvertrag iGZ/DGB</text:p>
            <text:p>  + Weihnachts- und Urlaubsgeld sowie Branchenzuschläge</text:p>
            <text:p>  + eine hervorragende Übernahmechance durch den Kunden</text:p>
            <text:p>  + Umfassende Schulung und Einarbeitung</text:p>
            <text:p>  Freuen Sie sich auf eine neue Herausforderung und eine professionelle Unterstützung während der Einarbeitungsphase. Es erwartet Sie mit Office People ein hoch motiviertes Team und ein abwechslungsreiches Arbeitsumfeld.</text:p>
            <text:p>  Sollten Sie sich angesprochen fühlen, so freuen wir uns auf Ihre Bewerbung. Bitte schicken Sie Ihre vollständigen Unterlagen per Email an: dresden@office-people.de</text:p>
            <text:p>  Office People Personalmanagement GmbH</text:p>
            <text:p>  Weißeritzstrasse 3</text:p>
            <text:p>  01067 Dresden</text:p>
            <text:p>  Tel.: 0351 / 4865-441</text:p>
          </table:table-cell>
          <table:table-cell table:number-columns-repeated="7"/>
        </table:table-row>
        <table:table-row table:style-name="ro106">
          <table:table-cell office:value-type="string" calcext:value-type="string">
            <text:p>e2007e597cc24d4da94e6faf722d1c6c</text:p>
          </table:table-cell>
          <table:table-cell office:value-type="date" office:date-value="2017-09-20" calcext:value-type="date">
            <text:p>2017-09-20</text:p>
          </table:table-cell>
          <table:table-cell office:value-type="string" calcext:value-type="string">
            <text:p>Rangierer (m/w)</text:p>
          </table:table-cell>
          <table:table-cell office:value-type="float" office:value="8311" calcext:value-type="float">
            <text:p>8311</text:p>
          </table:table-cell>
          <table:table-cell office:value-type="string" calcext:value-type="string">
            <text:p>EISEN Personal-Service GmbH</text:p>
          </table:table-cell>
          <table:table-cell office:value-type="string" calcext:value-type="string">
            <text:p>  Seit 1986 verfolgen wir das Ziel Menschen in Arbeit zu bringen und diese Leidenschaft leben wir bis heute. Als zuverlässiger und kompetenter Partner in einer stets veränderten Arbeitswelt begleiten wir Sie in Ihre neue berufliche Zukunft. EISEN Personal-Service steht als Familienunternehmen mit Tradition für persönliche und individuelle Betreuung sowie für eine attraktive und faire Bezahlung nach iGZ/DGB Tarif mit vielen Sonderleistungen. Nutzen Sie die Chance ein Teil der EISEN-Familie zu werden und profitieren Sie von unserer langjährigen Erfahrung!</text:p>
            <text:p/>
            <text:p>  Wir suchen in Leipzig</text:p>
            <text:p/>
            <text:p>  Rangierer (m/w)</text:p>
            <text:p/>
            <text:p>  Für unseren Großkunden in Raum Leipzig suchen wir einen Rangierer (m/w).</text:p>
            <text:p/>
            <text:p>  Ihre Aufgaben:</text:p>
            <text:p>  * Be- und Entladung des Lieferfahrzeuges</text:p>
            <text:p>  * Abwicklung der Bestellung beim Kunden</text:p>
            <text:p>  * Serviceorientiertes Arbeiten</text:p>
            <text:p/>
            <text:p>  Ihr Profil:</text:p>
            <text:p>  * Führerschein Klasse CE</text:p>
            <text:p>  * Persönlich Stärken wie Freundlichkeit, Kommunikationsfähigkeit und Dienstleistungsorientierung</text:p>
            <text:p>  * Zuverlässigkeit und Hohe Motivation</text:p>
            <text:p>  * Kommunikative Deutschkenntnisse</text:p>
            <text:p/>
            <text:p>  Wir bieten Ihnen:</text:p>
            <text:p>  * Einstellung in Vollzeit</text:p>
            <text:p>  * Zahlung ab 10,00?</text:p>
            <text:p>  * Befristetes Arbeitsverhältnis</text:p>
            <text:p/>
            <text:p>  Ihre Perspektiven als EISEN:</text:p>
            <text:p/>
            <text:p>  Als neues Mitglied der EISEN-Familie erwartet Sie ein interessantes und abwechslungsreiches Arbeitsumfeld mit besten Bedingungen bei unseren Kunden. Eine attraktive und faire Bezahlung nach iGZ/DGB Tarif mit vielen Sonderleistungen wie Urlaubs- und Weihnachtsgeld sowie ein überdurchschnittlicher Jahresurlaub ist für uns dabei selbstverständlich. Ihr persönlicher EISEN-Ansprechpartner begleitet Sie individuell auf Ihren neuen beruflichen Weg.</text:p>
            <text:p/>
            <text:p>  Auch wenn wir uns ungern von Familienmitgliedern trennen, besteht die Möglichkeit zur Übernahme in den Kundenbetrieb.</text:p>
            <text:p/>
            <text:p>  Interesse ein EISEN zu werden? Dann zögern Sie nicht! Wir freuen uns auf Ihre aussagekräftige Bewerbung, unter Angabe Ihrer Verfügbarkeit und Ihrer Gehaltsvorstellung.</text:p>
            <text:p/>
            <text:p>  Wir möchten Sie darauf hinweisen, dass postalische Bewerbungen aus organisatorischen Gründen nicht zurückgesendet werden können.</text:p>
            <text:p/>
            <text:p>  Ihre Perspektiven als EISEN:</text:p>
            <text:p/>
            <text:p>  Als neues Mitglied der EISEN-Familie erwartet Sie ein interessantes und abwechslungsreiches Arbeitsumfeld mit besten Bedingungen bei unseren Kunden. Eine attraktive und faire Bezahlung nach iGZ/DGB Tarif mit vielen Sonderleistungen wie Urlaubs- und Weihnachtsgeld sowie ein überdurchschnittlicher Jahresurlaub ist für uns dabei selbstverständlich. Ihr persönlicher EISEN-Ansprechpartner begleitet Sie individuell auf Ihren neuen beruflichen Weg.</text:p>
            <text:p/>
            <text:p>  Auch wenn wir uns ungern von Familienmitgliedern trennen, besteht die Möglichkeit zur Übernahme in den Kundenbetrieb.</text:p>
            <text:p/>
            <text:p>  Interesse ein EISEN zu werden? Dann zögern Sie nicht! Wir freuen uns auf Ihre aussagekräftige Bewerbung, unter Angabe Ihrer Verfügbarkeit und Ihrer Gehaltsvorstellung.</text:p>
            <text:p/>
            <text:p>  Wir möchten Sie darauf hinweisen, dass postalische Bewerbungen aus organisatorischen Gründen nicht zurückgesendet werden können.</text:p>
            <text:p/>
            <text:p>  Stellenanzeige Drucken</text:p>
            <text:p/>
            <text:p>  Jetzt online bewerben</text:p>
            <text:p/>
            <text:p>  Stelle teilen:</text:p>
            <text:p/>
            <text:p>  Stellendetails:</text:p>
            <text:p/>
            <text:p>  Einsatzort (Umkreis):</text:p>
            <text:p/>
            <text:p>  04103 Leipzig (30 km)</text:p>
            <text:p/>
            <text:p>  Branche:</text:p>
            <text:p/>
            <text:p>  Logistik u. Materialwirtschaft (Einkauf, Lager, Transport v. Güter u. Personen)</text:p>
            <text:p/>
            <text:p>  Tätigkeitsbereich:</text:p>
            <text:p/>
            <text:p>  Logistik u. Materialwirtschaft (Einkauf, Lager, Transport v. Güter u. Personen)</text:p>
            <text:p/>
            <text:p>  Vergütung:</text:p>
            <text:p/>
            <text:p>  ab 10,00?</text:p>
            <text:p/>
            <text:p>  Vertragsart:</text:p>
            <text:p/>
            <text:p>  Festanstellung</text:p>
            <text:p/>
            <text:p>  Befristung:</text:p>
            <text:p/>
            <text:p>  unbefristet</text:p>
            <text:p/>
            <text:p>  Kontakt:</text:p>
            <text:p/>
            <text:p>  Eisen Personal-Service</text:p>
            <text:p/>
            <text:p>  Frau Dora Harsanyi</text:p>
            <text:p/>
            <text:p>  Neefestr. 147</text:p>
            <text:p/>
            <text:p>  09116 Chemnitz</text:p>
            <text:p/>
            <text:p>  +49 371 23374450</text:p>
            <text:p/>
            <text:p>  dora.harsanyi@eisen-services.com</text:p>
            <text:p/>
            <text:p>  http://www.eisen-personalservice.de</text:p>
            <text:p/>
            <text:p>  Jetzt online bewerben</text:p>
            <text:p/>
            <text:p>  Stelle teilen</text:p>
          </table:table-cell>
          <table:table-cell table:number-columns-repeated="7"/>
        </table:table-row>
        <table:table-row table:style-name="ro99">
          <table:table-cell office:value-type="string" calcext:value-type="string">
            <text:p>7c38bd6b47e0460cbd4550504386443f</text:p>
          </table:table-cell>
          <table:table-cell office:value-type="date" office:date-value="2017-09-18" calcext:value-type="date">
            <text:p>2017-09-18</text:p>
          </table:table-cell>
          <table:table-cell office:value-type="string" calcext:value-type="string">
            <text:p>Eisenbahner/in - Betriebsdienst - Fahrweg</text:p>
          </table:table-cell>
          <table:table-cell office:value-type="float" office:value="8311" calcext:value-type="float">
            <text:p>8311</text:p>
          </table:table-cell>
          <table:table-cell office:value-type="string" calcext:value-type="string">
            <text:p>Goram Personalvermittlung Frank Vieweg</text:p>
          </table:table-cell>
          <table:table-cell office:value-type="string" calcext:value-type="string">
            <text:p>  Stellenangebot - Signalwerker (m/w) gesucht (Eisenbahner/in - Betriebsdienst - Fahrweg)</text:p>
            <text:p/>
            <text:p>  Überblick über das Stellenangebot</text:p>
            <text:p/>
            <text:p>  Referenznummer</text:p>
            <text:p/>
            <text:p>  10000-1156452182-S</text:p>
            <text:p>  Titel des Stellenangebots</text:p>
            <text:p/>
            <text:p>  Signalwerker (m/w) gesucht (Eisenbahner/in - Betriebsdienst - Fahrweg)</text:p>
            <text:p>  Alternativberufe</text:p>
            <text:p>  Elektroniker/in - Betriebstechnik (Schalt- und Steueranl.)</text:p>
            <text:p>  Stellenangebotsart</text:p>
            <text:p/>
            <text:p>  Arbeitsplatz (sozialversicherungspflichtig)</text:p>
            <text:p>  Arbeitgeber</text:p>
            <text:p>  Goram Personalvermittlung Frank Vieweg</text:p>
            <text:p/>
            <text:p>  Branche: Vermittlung von Arbeitskräften, Betriebsgröße: weniger als 6</text:p>
            <text:p>  Stellenbeschreibung</text:p>
            <text:p/>
            <text:p>  Der Weg zur Arbeit führt vielleicht über uns? Sie suchen? Wir finden!</text:p>
            <text:p/>
            <text:p>  Im Auftrag eines kommunalen Betriebes suchen wir einen Signalwerker (m/w).</text:p>
            <text:p/>
            <text:p>  --- Stellenprofil --</text:p>
            <text:p/>
            <text:p>  - Wartung und Revision der signaltechnischen Anlagen</text:p>
            <text:p>  -- Prüfung der Einstellparameter von Signalstromkreisen, Weichenantrieben, Gleisstromkreisen (Speise und Relaisspannung), ggf. Neueinmessung</text:p>
            <text:p>  -- Prüfung der Weichenbeleuchtung/Anstrahlleuchten für Nebelsignale</text:p>
            <text:p>  -- Parameterprüfung von BÜ-Anlagen</text:p>
            <text:p/>
            <text:p>  - Instandhaltung und Entstörung von Signalanlagen</text:p>
            <text:p>  -- Aufarbeitung von Bauteilen (bspw. Weichenantrieb und Zubehör, Gleisanschlussgehäuse und Zubehör sowie Signalschirme und Zubehör</text:p>
            <text:p>  -- Montage der erneuerten Teile (Mänelprotokollen der Friestenprüfung und Jahresrevisionen folgend)</text:p>
            <text:p>  - Kabelarbeiten: Erneuerung (Stamm- und Stichkabel), Einmessung anhand Prüfprotokoll</text:p>
            <text:p>  - Prüfung der Anlagenteile auf sicherungstechnische Funktion</text:p>
            <text:p/>
            <text:p>  -- Ihr Profil --</text:p>
            <text:p/>
            <text:p>  - erfolgreicher Berufsabschluss zum Elektroniker f. Betriebstechnik, Elektronikfacharbeiter oder eine vergleichbare Qualifikation</text:p>
            <text:p>  - mehrjährige Berufspraxis im genannten Bereich</text:p>
            <text:p>  - Fahrerlaubnis: B, C, CE</text:p>
            <text:p>  - Bereitwilligkeit zur Rufbereitschaft</text:p>
            <text:p/>
            <text:p>  Fühlen Sie sich angesprochen? Dann setzen Sie sich bitte mit uns vorab telefonisch von Montag bis Freitag in der Zeit von 8.00 Uhr bis 16.00 Uhr unter</text:p>
            <text:p>  Tel. (0341) 46 33 76-00 in Verbindung.</text:p>
            <text:p/>
            <text:p>  Seit 2005 ist die Personalvermittlung Goram kompetenter und zuverlässiger Ansprechpartner im Bereich der Personalvermittlung.</text:p>
            <text:p>  Unser Ziel ist es, Ihren beruflichen Traum Wirklichkeit werden zu lassen.</text:p>
            <text:p>  2017 übertrug der bisherige Inhaber Mario Goram das Unternehmen an Herrn Frank Vieweg.</text:p>
            <text:p/>
            <text:p>  Unser Büro ist von Montag bis Freitag in der Zeit von 8.00 Uhr bis 16.00 Uhr oder nach Vereinbarung besetzt. In dieser Zeit ist eine Vorstellung ohne Termin jederzeit möglich.</text:p>
            <text:p>  Bitte bringen Sie zum Gespräch alle erforderlichen Bewerbungsunterlagen (aktueller Lebenslauf mit Foto und Angabe Ihrer Telefonnummer, evtl. Abschluss- und Arbeitszeugnisse) mit.</text:p>
            <text:p>  Da es sich bei uns um eine Personalvermittlung handelt, benötigen Sie für eine kostenfreie Vermittlung einen gültigen Aktivierungs- und Vermittlungsgutschein, der Ihnen bei Anspruch von der Agentur für Arbeit/Jobcenter ausgestellt wird. Ohne Anspruch auf einen Vermittlungsgutschein haben Sie die Möglichkeit, die Kosten unserer Dienstleistung bei erfolgreicher Vermittlung in eine sozialversicherungspflichtige Beschäftigung anteilig selbst zu übernehmen.</text:p>
            <text:p/>
            <text:p>  Wir bitten von schriftlichen Bewerbungen oder Bewerbungen per eMail abzusehen und bitten um Verständnis, dass wir schriftliche Bewerbungen ohne frankierten Rückumschlag nicht zurücksenden.</text:p>
            <text:p/>
            <text:p>  Wir freuen uns auf Ihren Besuch!</text:p>
            <text:p>  Führungsverantwortung</text:p>
            <text:p/>
            <text:p>  Keine Führungsverantwortung</text:p>
            <text:p>  Arbeitsorte</text:p>
            <text:p/>
            <text:p>  Leipzig, Sach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6.10.2017</text:p>
            <text:p>  Anzahl offener Stellen</text:p>
            <text:p/>
            <text:p>  1 Stelle</text:p>
            <text:p>  Vormerken</text:p>
            <text:p/>
            <text:p>  Konditionen des Stellenangebots</text:p>
            <text:p/>
            <text:p>  Arbeitszeit</text:p>
            <text:p/>
            <text:p>  Vollzeit</text:p>
            <text:p>  38 Wochenstunden</text:p>
            <text:p>  Vergütung und Zusatzleistungen</text:p>
            <text:p/>
            <text:p>  je nach Qualifikation</text:p>
            <text:p>  Bei der Besetzung des Stellenangebotes findet kein Tarifvertrag Anwendung.</text:p>
            <text:p>  Befristung</text:p>
            <text:p/>
            <text:p>  Unbefristetes Arbeitsverhältnis</text:p>
            <text:p/>
            <text:p>  Anforderungen an den Bewerber</text:p>
            <text:p/>
            <text:p>  Berufserfahrung</text:p>
            <text:p/>
            <text:p>  Mit Berufserfahrung</text:p>
            <text:p>  Reise-/ Montagebereitschaft</text:p>
            <text:p/>
            <text:p>  Nicht erforderlich</text:p>
            <text:p>  Führerscheine</text:p>
            <text:p/>
            <text:p>  Zwingend erforderlich</text:p>
            <text:p>  Fahrerlaubnis B PKW/Kleinbusse (alt: FS 3), Fahrerlaubnis C Schwere LKW (alt: FS 2), Fahrerlaubnis CE Schwere LKW mit Anhänger (alt: FS 2)</text:p>
            <text:p/>
            <text:p>  Kontaktdaten</text:p>
            <text:p/>
            <text:p>  Rückfragen und Bewerbungen an</text:p>
            <text:p/>
            <text:p>  Goram Personalvermittlung</text:p>
            <text:p>  Herr Neumann</text:p>
            <text:p>  Blumenstraße 66</text:p>
            <text:p>  04155 Leipzig</text:p>
            <text:p>  Gohlis</text:p>
            <text:p>  Sachsen</text:p>
            <text:p>  Deutschland</text:p>
            <text:p>  Telekommunikation</text:p>
            <text:p/>
            <text:p>  Telefonnummer: +49 (3 41) 46 33 76 00</text:p>
            <text:p>  Faxnummer: +49 (3 41) 46 33 76 29</text:p>
            <text:p>  E-Mail</text:p>
            <text:p>  bewerber@goram-personal.de</text:p>
            <text:p>  Gewünschte Bewerbungsarten</text:p>
            <text:p/>
            <text:p>  Telefonisch, persönlich</text:p>
            <text:p>  Internetadresse</text:p>
            <text:p>  Weitere Informationen zum Stellenangebot im Internet</text:p>
            <text:p>  Bewerbungszeitraum</text:p>
            <text:p/>
            <text:p>  14.09.2017 - 13.10.2017</text:p>
            <text:p>  Angaben zur Bewerbung</text:p>
            <text:p/>
            <text:p>  Geforderte Anlagen: Lebenslauf, Foto und Kopie Vermittlungsgutschein erwünscht</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16">
          <table:table-cell office:value-type="string" calcext:value-type="string">
            <text:p>a042675407124238b76de063fc5ebca1</text:p>
          </table:table-cell>
          <table:table-cell office:value-type="date" office:date-value="2017-09-26" calcext:value-type="date">
            <text:p>2017-09-26</text:p>
          </table:table-cell>
          <table:table-cell office:value-type="string" calcext:value-type="string">
            <text:p>Triebfahrzeugführer (m/w) für den Einsatz in Sachsen - Ausschreibung</text:p>
          </table:table-cell>
          <table:table-cell office:value-type="float" office:value="8311" calcext:value-type="float">
            <text:p>8311</text:p>
          </table:table-cell>
          <table:table-cell office:value-type="string" calcext:value-type="string">
            <text:p>Regentalbahn AG</text:p>
          </table:table-cell>
          <table:table-cell office:value-type="string" calcext:value-type="string">
            <text:p>  Über uns</text:p>
            <text:p/>
            <text:p>  Die Länderbahn ist ein stark expandierendes privates Eisenbahnverkehrsunternehmen mit langfristigen Verkehrsverträgen in Bayern und Sachsen, Rheinland-Pfalz und Saarland. Als traditionsreiches Unternehmen begeistern wir uns gleichermaßen für Bewährtes und Neues.</text:p>
            <text:p/>
            <text:p>  Dabei zählen wir sowohl auf die Erfahrungen als auch auf neue Impulse unserer qualifizierten Mitarbeiterteams. Diese sind die wesentlichen Garanten für die Sicherstellung unserer hochwertigen Verkehrsdienstleistungen im Schienenpersonennahverkehr. Gemeinsam arbeiten wir mit Herz und Verstand für unsere Kunden und entwickeln uns dabei ständig weiter. Sie wollen uns bei dieser Mission begleiten?</text:p>
            <text:p>  Dann steigen Sie ein und nehmen mit uns gemeinsam Fahrt auf.</text:p>
            <text:p/>
            <text:p>  Zur Verstärkung unseres Teams suchen wir zum nächstmöglichen Zeitpunkt in Sachsen für unsere Standorte Dresden, Görlitz und Zittau sowie das Vogtlandnetz mehrere</text:p>
            <text:p/>
            <text:p>  Triebfahrzeugführer (m/w) für den Einsatz in Sachsen</text:p>
            <text:p/>
            <text:p>  Welche Aufgaben haben Sie?</text:p>
            <text:p/>
            <text:p>  * Verantwortung für die sichere und pünktliche Beförderung unserer Fahrgäste</text:p>
            <text:p>  * sachkundige Bedienung verschiedener Triebfahrzeugreihen einschließlich der Überwachung und Beurteilung der Einsatzbereitschaft der Fahrzeuge</text:p>
            <text:p>  * wohnortnaher Einsatz auf abwechslungsreichen Strecken in Sachsen auf Basis einer langfristigen Dienstplanung und einem festen Einsatzort</text:p>
            <text:p>  * Zusammenarbeit im Team mit unseren servicegeprägten Kundenbetreuern/Zugbegleitern und der hochmodernen Betriebsleitzentrale zur Sicherstellung der Betreuung unserer Kunden</text:p>
            <text:p>  * Aktualisierung Ihres Wissens durch regelmäßige Weiterbildung</text:p>
            <text:p/>
            <text:p>  Was bringen Sie mit?</text:p>
            <text:p/>
            <text:p>  * abgeschlossene Ausbildung zum Triebfahrzeugführer (m/w)</text:p>
            <text:p>  * Führerschein Klasse 3 nach VDV Richtlinie 753 bzw. Klasse B nach Triebfahrzeugführerscheinverordnung</text:p>
            <text:p>  * idealerweise erste Berufserfahrung</text:p>
            <text:p>  * physische und psychische Eignung nach VDV Richtlinie 714 bzw. TfV</text:p>
            <text:p>  * Selbstständigkeit, Belastbarkeit und hohe Einsatzbereitschaft</text:p>
            <text:p>  * erhöhte zeitliche Flexibilität (Bereitschaft zu Nacht- und Wochenendarbeit)</text:p>
            <text:p>  * Führerschein und PKW zur Anreise an den Einsatzort</text:p>
            <text:p>  * Fließende deutsche Sprachkenntnisse zwingend notwendig</text:p>
            <text:p/>
            <text:p>  Womit können wir Sie begeistern?</text:p>
            <text:p/>
            <text:p>  Wir bieten Ihnen eine unbefristete Festanstellung in einem zukunftssicheren, dynamisch wachsenden Unternehmen mit flachen Hierarchien und kurzen Entscheidungswegen. Bei uns können Sie sich mit Ihren Ideen einbringen und unser erfolgreiches Unternehmen mitgestalten. Individuelle Weiterbildungsmöglichkeiten und ein tarifliches Gehalt runden unser Angebot ab.</text:p>
            <text:p/>
            <text:p>  Sie fühlen sich von diesem Profil angesprochen und möchten eine berufliche Herausforderung annehmen? Dann zögern Sie nicht und senden uns Ihre aussagekräftigen Unterlagen mit Anschreiben, Lebenslauf und Zeugnissen als Online-Bewerbung.</text:p>
            <text:p/>
            <text:p>  Ihr Ansprechpartner ist Ansgar Kinkel.</text:p>
            <text:p/>
            <text:p>  » Zurück zum Stellenmarkt</text:p>
            <text:p>  Die Länderbahn GmbH DLB</text:p>
            <text:p>  Birkenlohstraße 9</text:p>
            <text:p>  92421 Schwandorf</text:p>
            <text:p>  Impressum</text:p>
          </table:table-cell>
          <table:table-cell table:number-columns-repeated="7"/>
        </table:table-row>
        <table:table-row table:style-name="ro44">
          <table:table-cell office:value-type="string" calcext:value-type="string">
            <text:p>b26fe77fb00246d3b2173d6a3b3f7e32</text:p>
          </table:table-cell>
          <table:table-cell office:value-type="date" office:date-value="2017-09-23" calcext:value-type="date">
            <text:p>2017-09-23</text:p>
          </table:table-cell>
          <table:table-cell office:value-type="string" calcext:value-type="string">
            <text:p>Eisenbahner im Betriebsdienst der Fachrichtung Lokführer und Transport (m/w)</text:p>
          </table:table-cell>
          <table:table-cell office:value-type="float" office:value="8311" calcext:value-type="float">
            <text:p>8311</text:p>
          </table:table-cell>
          <table:table-cell office:value-type="string" calcext:value-type="string">
            <text:p>Deutsche Bahn</text:p>
          </table:table-cell>
          <table:table-cell office:value-type="string" calcext:value-type="string">
            <text:p>  Eisenbahner im Betriebsdienst der Fachrichtung Lokführer und Transport (m/w)</text:p>
            <text:p/>
            <text:p>  Deutsche Bahn Dresden</text:p>
            <text:p>  3,38</text:p>
            <text:p>  Von 1724 Mitarbeitern bewertet Kununu</text:p>
            <text:p>  + Eingestellt am 22.09.2017</text:p>
            <text:p>  + Beschäftigungsart: Vollzeit</text:p>
            <text:p>  + Karrierestufe: Berufseinsteiger</text:p>
            <text:p>  + Branche: Transport und Logistik</text:p>
            <text:p/>
            <text:p>  Ausbildung zum Eisenbahner im Betriebsdienst der Fachrichtung Lokführer und Transport (m/w)</text:p>
            <text:p>  + Steckbrief Ausbildungsangebot</text:p>
            <text:p>  Branche:</text:p>
            <text:p>  Verkehr, Logistik</text:p>
            <text:p>  Ausbildungsbeginn:</text:p>
            <text:p>  01.09.2018</text:p>
            <text:p>  Anzahl der Stellen: 1</text:p>
            <text:p>  Referenz Nummer:</text:p>
            <text:p>  coupon</text:p>
            <text:p>  (bitte in der Bewerbung angeben)</text:p>
            <text:p>  Ausbildungsdauer: 3 Jahre</text:p>
            <text:p/>
            <text:p>  Tätigkeitsbeschreibung</text:p>
            <text:p>  Du hast schon immer davon geträumt, etwas Großes zu bewegen? Dann werde Herrscher über 11. 000 PS.</text:p>
            <text:p>  + Du wirst Spezialist im Rangieren, Zusammenstellen und Fahren von Zügen des Güterverkehrs und Personennahverkehrs</text:p>
            <text:p>  + Du erlernst die Regeln des sicheren und reibungslosen Bahnbetriebs</text:p>
            <text:p>  + Du sorgst dafür, dass unsere Züge sicher, pünktlich und zuverlässig das Ziel erreichen</text:p>
            <text:p>  Die angegebene Anzahl der freien Stellen kann sich im Laufe des Jahres ändern.</text:p>
            <text:p/>
            <text:p>  Voraussetzungen des Bewerbers</text:p>
            <text:p>  Realschule</text:p>
            <text:p/>
            <text:p>  Eigender PKW erforderlich? Nein</text:p>
            <text:p>  Besonderheiten:</text:p>
            <text:p/>
            <text:p>  Dein Profil:</text:p>
            <text:p>  + Du hast die Schule erfolgreich abgeschlossen</text:p>
            <text:p>  + Du begeisterst dich für Technik</text:p>
            <text:p>  + Du bewahrst auch in schwierigen Situationen die Ruhe und behältst den Überblick</text:p>
            <text:p>  + Du scheust dich nicht davor, Verantwortung zu übernehmen und Entscheidungen zu treffen</text:p>
          </table:table-cell>
          <table:table-cell table:number-columns-repeated="7"/>
        </table:table-row>
        <table:table-row table:style-name="ro107">
          <table:table-cell office:value-type="string" calcext:value-type="string">
            <text:p>0e5b53f7d29e4668800e43b0656b891a</text:p>
          </table:table-cell>
          <table:table-cell office:value-type="date" office:date-value="2017-09-23" calcext:value-type="date">
            <text:p>2017-09-23</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Bahnservice Bautzen GmbH</text:p>
          </table:table-cell>
          <table:table-cell office:value-type="string" calcext:value-type="string">
            <text:p>  Stellenangebot - Eisenbahner/in - Betriebsdienst - Lokführer und Transport</text:p>
            <text:p/>
            <text:p>  Überblick über das Stellenangebot</text:p>
            <text:p/>
            <text:p>  Referenznummer</text:p>
            <text:p/>
            <text:p>  10000-1156570878-S</text:p>
            <text:p>  Titel des Stellenangebots</text:p>
            <text:p/>
            <text:p>  Eisenbahner/in - Betriebsdienst - Lokführer und Transport</text:p>
            <text:p>  Stellenangebotsart</text:p>
            <text:p/>
            <text:p>  Arbeitsplatz (sozialversicherungspflichtig)</text:p>
            <text:p>  Arbeitgeber</text:p>
            <text:p>  Bahnservice Bautzen GmbH</text:p>
            <text:p/>
            <text:p>  Branche: Befristete Überlassung von Arbeitskräften, Betriebsgröße: zwischen 6 und 50</text:p>
            <text:p>  Stellenbeschreibung</text:p>
            <text:p/>
            <text:p>  Die Firma Bahnservice Bautzen sucht ab sofort Eisenbahnfahrzeugführer m/w Klasse 3.</text:p>
            <text:p/>
            <text:p>  Anforderungen:</text:p>
            <text:p/>
            <text:p>  -Ausbildung zum Lokführer</text:p>
            <text:p>  -psychologische Eignung und bahnärztliche Tauglichkeit, regelmäßiger Fortbildungsunterricht und alle Zertifikate müssen vorhanden sein</text:p>
            <text:p>  -Wagenprüfer G und Bremsprobeberechtigung</text:p>
            <text:p/>
            <text:p>  Wir bieten:</text:p>
            <text:p/>
            <text:p>  -attraktive Vergütung und Freizeitmodelle</text:p>
            <text:p/>
            <text:p>  Bereitschaft für bundesweite Einsätze ist zwingend erforderlich.</text:p>
            <text:p>  Führungsverantwortung</text:p>
            <text:p/>
            <text:p>  Keine Führungsverantwortung</text:p>
            <text:p>  Arbeitsorte</text:p>
            <text:p/>
            <text:p>  Muskauer Str. 20c, 02625 Bautzen, Sachsen, Sach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01.10.2017</text:p>
            <text:p>  Anzahl offener Stellen</text:p>
            <text:p/>
            <text:p>  1 von ursprünglich 1 gemeldeten Stelle</text:p>
            <text:p>  Vormerken</text:p>
            <text:p/>
            <text:p>  Konditionen des Stellenangebots</text:p>
            <text:p/>
            <text:p>  Arbeitszeit</text:p>
            <text:p/>
            <text:p>  Vollzeit, Wochenende, Nachtarbeit, Schicht</text:p>
            <text:p>  38 Wochenstunden</text:p>
            <text:p>  Arbeitszeitverteilung nach Absprache mit dem Arbeitgeber</text:p>
            <text:p>  Vergütung und Zusatzleistungen</text:p>
            <text:p/>
            <text:p>  15,00?</text:p>
            <text:p>  Bei der Besetzung des Stellenangebotes findet kein Tarifvertrag Anwendung.</text:p>
            <text:p>  Befristung</text:p>
            <text:p/>
            <text:p>  Unbefristetes Arbeitsverhältnis</text:p>
            <text:p/>
            <text:p>  Anforderungen an den Bewerber</text:p>
            <text:p/>
            <text:p>  Transport, Verkehr</text:p>
            <text:p/>
            <text:p>  Grundkenntnisse</text:p>
            <text:p>  Bahnbetriebsdienst, Lokomotivführung, Schienenverkehr</text:p>
            <text:p/>
            <text:p>  Reise-/ Montagebereitschaft</text:p>
            <text:p/>
            <text:p>  Uneingeschränkt</text:p>
            <text:p/>
            <text:p>  Kontaktdaten</text:p>
            <text:p/>
            <text:p>  Rückfragen und Bewerbungen an</text:p>
            <text:p/>
            <text:p>  Bahnservice Bautzen GmbH</text:p>
            <text:p>  Frau Bey</text:p>
            <text:p>  Muskauer Str. 20c</text:p>
            <text:p>  02625 Bautzen, Sachsen</text:p>
            <text:p>  Sachsen</text:p>
            <text:p>  Deutschland</text:p>
            <text:p>  Telekommunikation</text:p>
            <text:p/>
            <text:p>  Telefonnummer: +49 (1 51) 15 00 18 01</text:p>
            <text:p>  E-Mail</text:p>
            <text:p>  dispo@bs-bautzen.de</text:p>
            <text:p>  Gewünschte Bewerbungsarten</text:p>
            <text:p/>
            <text:p>  Per E-Mail, schriftlich, telefonisch</text:p>
            <text:p>  Bewerbungszeitraum</text:p>
            <text:p/>
            <text:p>  - 01.02.2017</text:p>
            <text:p>  Angaben zur Bewerbung</text:p>
            <text:p/>
            <text:p>  vollständige Bewerbungsunterlag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35">
          <table:table-cell office:value-type="string" calcext:value-type="string">
            <text:p>a10ab1916f0d4aee8c5be045f5161794</text:p>
          </table:table-cell>
          <table:table-cell office:value-type="date" office:date-value="2017-09-27" calcext:value-type="date">
            <text:p>2017-09-27</text:p>
          </table:table-cell>
          <table:table-cell office:value-type="string" calcext:value-type="string">
            <text:p>Triebfahrzeugführer (m/w) für den Einsatz in Sachsen</text:p>
          </table:table-cell>
          <table:table-cell office:value-type="float" office:value="8311" calcext:value-type="float">
            <text:p>8311</text:p>
          </table:table-cell>
          <table:table-cell office:value-type="string" calcext:value-type="string">
            <text:p>Länderbahn GmbH</text:p>
          </table:table-cell>
          <table:table-cell office:value-type="string" calcext:value-type="string">
            <text:p>  Triebfahrzeugführer (m/w) für den Einsatz in Sachsen</text:p>
            <text:p/>
            <text:p>  Länderbahn GmbH Dresden</text:p>
            <text:p>  + Eingestellt am 27.09.2017</text:p>
            <text:p>  + Beschäftigungsart: Vollzeit</text:p>
            <text:p>  + Karrierestufe: Mit Berufserfahrung</text:p>
            <text:p>  + Branche: Transport und Logistik</text:p>
            <text:p/>
            <text:p>  Über uns</text:p>
            <text:p>  Die Länderbahn ist ein stark expandierendes privates Eisenbahnverkehrsunternehmen mit langfristigen Verkehrsverträgen in Bayern und Sachsen, Rheinland-Pfalz und Saarland. Als traditionsreiches Unternehmen begeistern wir uns gleichermaßen für Bewährtes und Neues.</text:p>
            <text:p>  Dabei zählen wir sowohl auf die Erfahrungen als auch auf neue Impulse unserer qualifizierten Mitarbeiterteams. Diese sind die wesentlichen Garanten für die Sicherstellung unserer hochwertigen Verkehrsdienstleistungen im Schienenpersonennahverkehr. Gemeinsam arbeiten wir mit Herz und Verstand für unsere Kunden und entwickeln uns dabei ständig weiter. Sie wollen uns bei dieser Mission begleiten?</text:p>
            <text:p>  Dann steigen Sie ein und nehmen mit uns gemeinsam Fahrt auf.</text:p>
            <text:p/>
            <text:p>  Zur Verstärkung unseres Teams suchen wir zum nächstmöglichen Zeitpunkt in Sachsen für unsere Standorte Dresden, Görlitz und Zittau sowie das Vogtlandnetz mehrere</text:p>
            <text:p/>
            <text:p>  Triebfahrzeugführer (m/w) für den Einsatz in Sachsen</text:p>
            <text:p/>
            <text:p>  Welche Aufgaben haben Sie?</text:p>
            <text:p>  * Verantwortung für die sichere und pünktliche Beförderung unserer Fahrgäste</text:p>
            <text:p>  * sachkundige Bedienung verschiedener Triebfahrzeugreihen einschließlich der Überwachung und Beurteilung der Einsatzbereitschaft der Fahrzeuge</text:p>
            <text:p>  * wohnortnaher Einsatz auf abwechslungsreichen Strecken in Sachsen auf Basis einer langfristigen Dienstplanung und einem festen Einsatzort</text:p>
            <text:p>  * Zusammenarbeit im Team mit unseren servicegeprägten Kundenbetreuern/Zugbegleitern und der hochmodernen Betriebsleitzentrale zur Sicherstellung der Betreuung unserer Kunden</text:p>
            <text:p>  * Aktualisierung Ihres Wissens durch regelmäßige Weiterbildung</text:p>
            <text:p/>
            <text:p>  Was bringen Sie mit?</text:p>
            <text:p>  * abgeschlossene Ausbildung zum Triebfahrzeugführer (m/w)</text:p>
            <text:p>  * Führerschein Klasse 3 nach VDV Richtlinie 753 bzw. Klasse B nach Triebfahrzeugführerscheinverordnung</text:p>
            <text:p>  * idealerweise erste Berufserfahrung</text:p>
            <text:p>  * physische und psychische Eignung nach VDV Richtlinie 714 bzw. TfV</text:p>
            <text:p>  * Selbstständigkeit, Belastbarkeit und hohe Einsatzbereitschaft</text:p>
            <text:p>  * erhöhte zeitliche Flexibilität (Bereitschaft zu Nacht- und Wochenendarbeit)</text:p>
            <text:p>  * Führerschein und PKW zur Anreise an den Einsatzort</text:p>
            <text:p>  * Fließende deutsche Sprachkenntnisse zwingend notwendig</text:p>
            <text:p/>
            <text:p>  Womit können wir Sie begeistern?</text:p>
            <text:p>  Wir bieten Ihnen eine unbefristete Festanstellung in einem zukunftssicheren, dynamisch wachsenden Unternehmen mit flachen Hierarchien und kurzen Entscheidungswegen. Bei uns können Sie sich mit Ihren Ideen einbringen und unser erfolgreiches Unternehmen mitgestalten. Individuelle Weiterbildungsmöglichkeiten und ein tarifliches Gehalt runden unser Angebot ab.</text:p>
            <text:p>  Sie fühlen sich von diesem Profil angesprochen und möchten eine berufliche Herausforderung annehmen? Dann zögern Sie nicht und senden uns Ihre aussagekräftigen Unterlagen mit Anschreiben, Lebenslauf und Zeugnissen als Online-Bewerbung .</text:p>
            <text:p>  Ihr Ansprechpartner ist Ansgar Kinkel.</text:p>
          </table:table-cell>
          <table:table-cell table:number-columns-repeated="7"/>
        </table:table-row>
        <table:table-row table:style-name="ro108">
          <table:table-cell office:value-type="string" calcext:value-type="string">
            <text:p>a117928e199b46feb9e9406046e2cd9e</text:p>
          </table:table-cell>
          <table:table-cell office:value-type="date" office:date-value="2017-09-23" calcext:value-type="date">
            <text:p>2017-09-23</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JaB' Service GmbH</text:p>
          </table:table-cell>
          <table:table-cell office:value-type="string" calcext:value-type="string">
            <text:p>  Stellenangebot - Triebfahrzeugführer/Rangierleiter (m/w) gesucht! (Eisenbahner/in - Betriebsdienst - Lokführer und Transport)</text:p>
            <text:p/>
            <text:p>  Überblick über das Stellenangebot</text:p>
            <text:p/>
            <text:p>  Referenznummer</text:p>
            <text:p/>
            <text:p>  10000-1156661146-S</text:p>
            <text:p>  Titel des Stellenangebots</text:p>
            <text:p/>
            <text:p>  Triebfahrzeugführer/Rangierleiter (m/w) gesucht! (Eisenbahner/in - Betriebsdienst - Lokführer und Transport)</text:p>
            <text:p>  Alternativberufe</text:p>
            <text:p>  Schienenfahrzeugführer/in</text:p>
            <text:p>  Stellenangebotsart</text:p>
            <text:p/>
            <text:p>  Arbeitsplatz als Fachkraft (sozialversicherungspflichtig)</text:p>
            <text:p>  Arbeitgeber</text:p>
            <text:p>  JaB' Service GmbH</text:p>
            <text:p/>
            <text:p>  Branche: Befristete Überlassung von Arbeitskräften, Betriebsgröße: zwischen 51 und 500</text:p>
            <text:p>  Stellenbeschreibung</text:p>
            <text:p/>
            <text:p>  Wir die JaB´Service GmbH sind ein junges, dynamisches Personalservice Unternehmen.</text:p>
            <text:p>  Für einen renommierten Kunden in Görlitz suchen wir zum nächst möglichen Zeitpunkt mehrere Triebfahrzeugführer/ Rangierführer/ Lokrangierführer (m/w).</text:p>
            <text:p/>
            <text:p>  Ihre Aufgaben:</text:p>
            <text:p>  - Überprüfen der Transportmittel auf Funktions- und Verkehrssicherheit</text:p>
            <text:p>  - Bedienung von Triebfahrzeugen im Führerstand oder über Funkfernsteuerung</text:p>
            <text:p>  - Prüfung der Rangierfähigkeit</text:p>
            <text:p>  - Kuppeln von Rangiereinheit</text:p>
            <text:p>  - Bedienung von Schiebebühnen und Seilrangieranlagen</text:p>
            <text:p>  - Kontrolle der Beladung</text:p>
            <text:p>  - Pflege und Wartung</text:p>
            <text:p/>
            <text:p>  Ihr Profil:</text:p>
            <text:p>  - abgeschlossene 3-jährige Facharbeiterausbildung in einer dem Arbeitsbereich relevanten Fachrichtung</text:p>
            <text:p>  - Befähigungsnachweis Triebfahrzeugführer mit Berechtigung bis 1000 KW</text:p>
            <text:p>  Befähigungsnachweis als:</text:p>
            <text:p>  &gt;Lokrangierführer</text:p>
            <text:p>  &gt;Rangierleiter mit Bremsprobeberechtigung</text:p>
            <text:p>  &gt;Rangierleiter Schiebebühnen</text:p>
            <text:p>  &gt;Flurförder- und Hebezeuge</text:p>
            <text:p/>
            <text:p>  Wir bieten Ihnen:</text:p>
            <text:p>  - angemessene Bezahlung nach Tarif</text:p>
            <text:p>  - Urlaubs- und Weihnachtsgeld</text:p>
            <text:p/>
            <text:p>  Sie sind belastbar und loyal?</text:p>
            <text:p>  Dann bewerben Sie sich noch heute bei uns!</text:p>
            <text:p>  Es erwartet Sie ein aufgeschlossenes Team und ein sehr gutes Arbeitsklima!</text:p>
            <text:p>  Führungsverantwortung</text:p>
            <text:p/>
            <text:p>  Keine Führungsverantwortung</text:p>
            <text:p>  Arbeitsorte</text:p>
            <text:p/>
            <text:p>  Görlitz, Neiße, Sachs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3 Stellen</text:p>
            <text:p>  Vormerken</text:p>
            <text:p/>
            <text:p>  Konditionen des Stellenangebots</text:p>
            <text:p/>
            <text:p>  Arbeitszeit</text:p>
            <text:p/>
            <text:p>  Vollzeit</text:p>
            <text:p>  Vergütung und Zusatzleistungen</text:p>
            <text:p/>
            <text:p>  nach Tarif</text:p>
            <text:p>  Bei der Besetzung des Stellenangebotes findet ein Tarifvertrag Anwendung.</text:p>
            <text:p>  Tarifvertrag: IGZ</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etriebssicherheit von Transportmitteln kontrollieren, Lokomotivführung, Rangierbetrieb, Schienenverkehr</text:p>
            <text:p/>
            <text:p>  Grundkenntnisse</text:p>
            <text:p>  Bahnbetriebsdienst, Beladen, Entladen</text:p>
            <text:p/>
            <text:p>  Dienstleistungen</text:p>
            <text:p/>
            <text:p>  Erweiterte Kenntnisse</text:p>
            <text:p>  Transportsicherung, -bewachung</text:p>
            <text:p/>
            <text:p>  Kontaktdaten</text:p>
            <text:p/>
            <text:p>  Rückfragen und Bewerbungen an</text:p>
            <text:p/>
            <text:p>  JaB' Service GmbH</text:p>
            <text:p>  Frau Monika Kirstein</text:p>
            <text:p>  Hohenzollernstr. 33</text:p>
            <text:p>  52351 Düren, Rheinland</text:p>
            <text:p>  Nordrhein-Westfalen</text:p>
            <text:p>  Deutschland</text:p>
            <text:p>  Telekommunikation</text:p>
            <text:p/>
            <text:p>  Telefonnummer: +49 (24 21) 20 63 70</text:p>
            <text:p>  Faxnummer: +49 (24 21) 2 06 37 11</text:p>
            <text:p>  E-Mail</text:p>
            <text:p>  m.kirstein@jab-service.de</text:p>
            <text:p>  Gewünschte Bewerbungsarten</text:p>
            <text:p/>
            <text:p>  Über JOBBÖRSE, per E-Mail, schriftlich, telefonisch, persönlich, über Internet</text:p>
            <text:p>  Internetadresse</text:p>
            <text:p>  Weitere Informationen zum Stellenangebot im Internet</text:p>
            <text:p>  Angaben zur Bewerbung</text:p>
            <text:p/>
            <text:p>  Geforderte Anlagen: Lebenslauf, Zeugnisse</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29">
          <table:table-cell office:value-type="string" calcext:value-type="string">
            <text:p>b5c2ecca1a234f8d8db8eb89b6595258</text:p>
          </table:table-cell>
          <table:table-cell office:value-type="date" office:date-value="2017-09-28" calcext:value-type="date">
            <text:p>2017-09-28</text:p>
          </table:table-cell>
          <table:table-cell office:value-type="string" calcext:value-type="string">
            <text:p>Rangierbegleiter/in im Güternahverkehr Raum Sachsen- Thüringen - Sachsen- Anhalt jeweils eine/n für die Großräume : Zwickau</text:p>
          </table:table-cell>
          <table:table-cell office:value-type="string" calcext:value-type="string">
            <text:p><text:s/>Gera </text:p>
          </table:table-cell>
          <table:table-cell office:value-type="string" calcext:value-type="string">
            <text:p><text:s/>Chemnitz</text:p>
          </table:table-cell>
          <table:table-cell office:value-type="string" calcext:value-type="string">
            <text:p><text:s/>Naumburg (Saale)</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zurück</text:p>
            <text:p>  27.09.2017</text:p>
            <text:p>  Stellenangebot-Nr.: 1/6368</text:p>
            <text:p>  Einsatzort:</text:p>
            <text:p>  jeweils eine/n für die Großräume : Zwickau, Gera , Chemnitz, Naumburg (Saale)</text:p>
            <text:p>  Kategorie:</text:p>
            <text:p>  Betrieb/Verkehr</text:p>
            <text:p>  Tätigkeitsbereich:</text:p>
            <text:p>  Rangierer/Rangierbegleiter (m/w)</text:p>
            <text:p>  Arbeitszeit:</text:p>
            <text:p>  Schichtarbeit</text:p>
            <text:p>  Beschäftigungsart:</text:p>
            <text:p>  Festanstellung</text:p>
            <text:p>  Verfügbarkeit ab:</text:p>
            <text:p>  sofort</text:p>
            <text:p>  Bewerbung:</text:p>
            <text:p>  keine Einschränkung</text:p>
            <text:p>  Link zur Onlinebewerbung:</text:p>
            <text:p>  zur Onlinebewerbung</text:p>
            <text:p>  Drucken</text:p>
            <text:p>  Merken</text:p>
            <text:p/>
            <text:p>  Rangierbegleiter/in im Güternahverkehr Raum Sachsen- Thüringen - Sachsen- Anhalt jeweils eine/n für die Großräume : Zwickau, Gera , Chemnitz, Naumburg (Saale)</text:p>
            <text:p/>
            <text:p>  Ihr berufliches Ziel ist unsere Aufgabe!</text:p>
            <text:p>  Verwirklichen Sie sich mit unserer Hilfe Ihr berufliches Ziel und schnappen sich folgenden noch freien "Stuhl"- Arbeitsplatz in unserem Team.</text:p>
            <text:p>  Positionsbeschreibung</text:p>
            <text:p/>
            <text:p>  Bilden und Auflösen von Zügen</text:p>
            <text:p>  Aufgaben</text:p>
            <text:p/>
            <text:p>  Sichern von stillstehenden Fahrzeugen</text:p>
            <text:p>  Durchführen von Bremstests</text:p>
            <text:p>  Kuppeln sowie Entkuppeln</text:p>
            <text:p>  für das Be- und Entladen einzelne Wagen oder Wagengruppen bereitstellen</text:p>
            <text:p>  Anforderungen</text:p>
            <text:p/>
            <text:p>  Abgeschlossene Ausbildung Rangierbegleiter/in</text:p>
            <text:p>  nach VDV oder TfV</text:p>
            <text:p>  Nachweise über Tauglichkeit (bahnärztlich und bei Ausbildung nach VDV auch die psychologische)</text:p>
            <text:p>  Nachweis zum Wagenprüfer(in) G</text:p>
            <text:p>  Nachweis über regelmäßige Teilnahme Fit-Schulungen/ Dienstunterricht</text:p>
            <text:p>  Idealerweise sind Sie im Besitz eines PKW-Führerschein = ist aber kein Muss</text:p>
            <text:p>  Wir bieten</text:p>
            <text:p>  übertarifliche Vergütung, Erstattung aller Reisekosten und Bereitstellung aller notwendigen Dienstmaterialen wie u.a.: Handy, bei Bedarf auch Tablett oder Notebook, bei Bedarf und weiterer Entfernung zum Einsatzort eine Bahncard und bei weiter entfernten Einsatzorten stellen wir gerne zusätzlich eine Unterkunft vor Ort.</text:p>
            <text:p>  Wir garantieren eine umfangreiche Einarbeitung , kurze Entscheidungswege und Schulungsmöglichkeiten.</text:p>
            <text:p>  Kontakt</text:p>
            <text:p>  ZUGKRAFT. 365</text:p>
            <text:p/>
            <text:p>  Personalmanagement</text:p>
            <text:p/>
            <text:p>  Tel. 08232 5031-887</text:p>
            <text:p/>
            <text:p>  Fax. 08232 5031-960</text:p>
            <text:p/>
            <text:p>  Mobil: 0175-4804602</text:p>
            <text:p/>
            <text:p>  Mail: bewerbung@flexkraft365.de</text:p>
            <text:p/>
            <text:p>  Web: www.flexkraft365.de</text:p>
            <text:p>  zurück</text:p>
          </table:table-cell>
          <table:table-cell table:number-columns-repeated="4"/>
        </table:table-row>
        <table:table-row table:style-name="ro20">
          <table:table-cell office:value-type="string" calcext:value-type="string">
            <text:p>f08a2a8a06964bd785d84c3389a5b778</text:p>
          </table:table-cell>
          <table:table-cell office:value-type="date" office:date-value="2017-09-02" calcext:value-type="date">
            <text:p>2017-09-02</text:p>
          </table:table-cell>
          <table:table-cell office:value-type="string" calcext:value-type="string">
            <text:p>Triebfahrzeugführer / Lokrangierführer (m/w)</text:p>
          </table:table-cell>
          <table:table-cell office:value-type="float" office:value="8311" calcext:value-type="float">
            <text:p>8311</text:p>
          </table:table-cell>
          <table:table-cell office:value-type="string" calcext:value-type="string">
            <text:p>Captrain Deutschland Gmbh</text:p>
          </table:table-cell>
          <table:table-cell office:value-type="string" calcext:value-type="string">
            <text:p>  Die Captrain Deutschland GmbH, ein Unternehmen der SNCF-Logistics-Gruppe, sucht für das Tochterunternehmen Regiobahn Bitterfeld Berlin GmbH (RBB) zum nächstmöglichen Zeitpunkt am Standort Bitterfeld-Wolfen in Vollzeit</text:p>
            <text:p/>
            <text:p>  Triebfahrzeugführer / Lokrangierführer (m/w)</text:p>
            <text:p/>
            <text:p>  Kennziffer: 101_400</text:p>
            <text:p/>
            <text:p>  Ihr Aufgabengebiet umfasst im Wesentlichen die Durchführung von Zug- und Rangierleistungen im Güterverkehr.</text:p>
            <text:p/>
            <text:p>  Folgende Voraussetzungen bringen Sie mit:</text:p>
            <text:p>  * Eisenbahnfahrzeugführer Führerschein-Klasse 3 oder erfolgreich abgeschlossene Ausbildung als Eisenbahner (m/w) im Betriebsdienst</text:p>
            <text:p>  * Gesundheitliche und psychologische Eignung</text:p>
            <text:p>  * Möglichst Vollendung des 21. Lebensjahres</text:p>
            <text:p>  * Fahrzeugbaureihenberechtigung für Diesellok, insb. BR V100.4 oder ähnlich</text:p>
            <text:p>  * Geprüft für Zusatzmodul FFSt</text:p>
            <text:p>  * Ausgebildet zum Wagenprüfer (m/w) G oder Prüfer (m/w) Wagen Stufe 2 oder 3 gem. VDV-Schrift 758 und Gefahrgutausbildung gemäß GGVSEB</text:p>
            <text:p>  * Bremsprobenberechtigung</text:p>
            <text:p>  * Bereitschaft zum Wechselschichtdienst</text:p>
            <text:p>  * Hohes Maß an Eigenverantwortung und Zuverlässigkeit</text:p>
            <text:p>  * Führerschein der Klasse B</text:p>
            <text:p/>
            <text:p>  Wir bieten auch den Quereinstieg zum Triebfahrzeugführer (m/w) der Klasse A bzw. Klasse 1 im Rahmen einer dreimonatigen Qualifizierung an. Bewerben Sie sich gerne initiativ für den Standort Bitterfeld.</text:p>
            <text:p>  Haben wir Sie neugierig gemacht? Dann freuen wir uns darauf Sie kennen zu lernen. Bitte senden Sie uns Ihre aussagefähigen Bewerbungsunterlagen mit Angabe Ihres möglichen Eintrittstermins und Ihrer Gehaltsvorstellung an:</text:p>
            <text:p>  Captrain Deutschland GmbH</text:p>
            <text:p>  Personalabteilung</text:p>
            <text:p>  Georgenstraße 22</text:p>
            <text:p>  10117 Berlin</text:p>
            <text:p>  bewerbung@captrain.de</text:p>
            <text:p>  Alle Stellenangebote Online bewerben</text:p>
            <text:p/>
            <text:p>  Ansprechpartnerin</text:p>
            <text:p/>
            <text:p>  Christin Frahnow</text:p>
            <text:p>  Captrain Deutschland GmbH</text:p>
            <text:p>  Personalabteilung</text:p>
            <text:p>  Georgenstraße 22</text:p>
            <text:p>  10117 Berlin</text:p>
            <text:p>  Tel.: +49 (0)30 39 60 11-400</text:p>
            <text:p>  Fax: +49 (0)30 39 60 11-970</text:p>
            <text:p>  E-Mail schreiben</text:p>
          </table:table-cell>
          <table:table-cell table:number-columns-repeated="7"/>
        </table:table-row>
        <table:table-row table:style-name="ro109">
          <table:table-cell office:value-type="string" calcext:value-type="string">
            <text:p>a9e00a57c947458c9359aa75beb707e7</text:p>
          </table:table-cell>
          <table:table-cell office:value-type="date" office:date-value="2017-09-29" calcext:value-type="date">
            <text:p>2017-09-29</text:p>
          </table:table-cell>
          <table:table-cell office:value-type="string" calcext:value-type="string">
            <text:p>Triebfahrzeugführer/in Klasse B (3) im Güterverkehr - eine/n für den Großraum : Sachsen -Anhalt</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zurück</text:p>
            <text:p>  29.09.2017</text:p>
            <text:p>  Stellenangebot-Nr.: 1/6390</text:p>
            <text:p>  Einsatzort:</text:p>
            <text:p>  eine/n für den Großraum : Sachsen -Anhalt</text:p>
            <text:p>  Kategorie:</text:p>
            <text:p>  Betrieb/Verkehr</text:p>
            <text:p>  Tätigkeitsbereich:</text:p>
            <text:p>  Projektkoordinator (m/w)</text:p>
            <text:p>  Arbeitszeit:</text:p>
            <text:p>  Schichtarbeit</text:p>
            <text:p>  Beschäftigungsart:</text:p>
            <text:p>  Festanstellung</text:p>
            <text:p>  Verfügbarkeit ab:</text:p>
            <text:p>  sofort</text:p>
            <text:p>  Bewerbung:</text:p>
            <text:p>  keine Einschränkung</text:p>
            <text:p>  Link zur Onlinebewerbung:</text:p>
            <text:p>  zur Onlinebewerbung</text:p>
            <text:p>  Drucken</text:p>
            <text:p>  Merken</text:p>
            <text:p/>
            <text:p>  Triebfahrzeugführer/in Klasse B (3) im Güterverkehr - eine/n für den Großraum : Sachsen -Anhalt</text:p>
            <text:p/>
            <text:p>  Ihr berufliches Ziel ist unsere Aufgabe!</text:p>
            <text:p>  Verwirklichen Sie sich mit unserer Hilfe Ihr berufliches Ziel und schnappen sich folgenden noch freien "Stuhl"- Arbeitsplatz in unserem Team.</text:p>
            <text:p>  Positionsbeschreibung</text:p>
            <text:p/>
            <text:p>  Sichere und pünktliche Durchführung von Zug- und Rangierfahrten im Regel- und Störungsfall im Güterverkehr</text:p>
            <text:p>  Aufgaben</text:p>
            <text:p>  Durchführung von Sicherheitsmaßnahmen</text:p>
            <text:p>  Sachkundige Bedienung verschiedener Triebfahrzeugbaureihen</text:p>
            <text:p>  Erhalt und Erweiterung des Wissenstandes des Triebfahrzeugführers</text:p>
            <text:p>  Anforderungen</text:p>
            <text:p>  Ihr Profil:</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ZLB und SZB</text:p>
            <text:p>  Nachweis über regelmäßige Teilnahme Fit-Schulungen/ Dienstunterricht</text:p>
            <text:p>  Idealerweise vorhandene Baureihenberechtigung von min. einer der hier genannten Baureihen: 232, 151, 185, 642</text:p>
            <text:p>  PKW-Führerschein</text:p>
            <text:p>  Wir bieten</text:p>
            <text:p/>
            <text:p>  Bei uns ist Ihre berufliche Zukunft sicher denn:</text:p>
            <text:p/>
            <text:p>  Wir bieten Ihnen eine Festanstellung in einem renommierten Unternehmen mit sozialem Umfeld und unbefristetem Arbeitsvertrag</text:p>
            <text:p/>
            <text:p>  Sprechen Sie mit uns über Ihr Wunschgehalt denn:</text:p>
            <text:p/>
            <text:p>  Wir nutzen KEINEN Zeitarbeitstarif und bieten grundsätzlich eine übertarifliche Vergütung mit voller Bezahlung auch bei Urlaub oder Krankheit sowie für die Anfahrtszeit zur Arbeit.</text:p>
            <text:p/>
            <text:p>  Für Ihren Traumjob müssen Sie bei uns keine weiten Wege auf sich nehmen denn:</text:p>
            <text:p/>
            <text:p>  Wir sind stets bemüht Ihnen eine regional nahe und entsprechende Position anzubieten. Ausnahmen gelten selbstverständlich für Jene die von sich aus gerne bundesweit tätig werden wollen.</text:p>
            <text:p/>
            <text:p>  Mit uns kommen Sie immer sicher und sorgenfrei zur Arbeit denn:</text:p>
            <text:p/>
            <text:p>  Die Erstattung aller Reisekosten ist bei uns selbstverständlich sowie bei Bedarf und/oder weiterer Entfernung zum Einsatzort die Bereitstellung einer Bahncard 100 Klasse 2 oder eines Firmenautos mit Tankkarte.</text:p>
            <text:p/>
            <text:p>  Wir sind für Sie immer und auf allen Kommunikationswegen erreichbar denn:</text:p>
            <text:p/>
            <text:p>  Ein Firmenhandy mit Tablett oder Notebook gehört für uns zu Ihrer Standarddienstausrüstung.</text:p>
            <text:p/>
            <text:p>  Mit uns haben Sie immer ein sicheres und komfortables "Dach" über dem Kopf denn:</text:p>
            <text:p/>
            <text:p>  Die Bereitstellung einer Unterkunft vor Ort u.a. durch Servicehotels oder in einer komfortablen FeWo ist bei weiten Entfernungen zum Einsatzort bei uns Standard.</text:p>
            <text:p/>
            <text:p>  Wir garantieren eine umfangreiche Einarbeitung, kurze Entscheidungswege und Schulungsmöglichkeiten.</text:p>
            <text:p/>
            <text:p>  Nutzen Sie die Annehmlichkeit uns als Ihren Arbeitgeber an Ihrer Seite zu haben. Es wird Ihnen gefallen!</text:p>
            <text:p/>
            <text:p>  Alle wichtigen Infos über uns finden Sie unter: www.flexkraft365.de</text:p>
            <text:p>  Kontakt</text:p>
            <text:p>  ZUGKRAFT. 365</text:p>
            <text:p/>
            <text:p>  Personalmanagement</text:p>
            <text:p/>
            <text:p>  Tel. 08232 5031-887</text:p>
            <text:p/>
            <text:p>  Fax. 08232 5031-960</text:p>
            <text:p/>
            <text:p>  Mobil: 0175-4804602</text:p>
            <text:p/>
            <text:p>  Mail: bewerbung@flexkraft365.de</text:p>
            <text:p/>
            <text:p>  Web: www.flexkraft365.de</text:p>
            <text:p>  zurück</text:p>
          </table:table-cell>
          <table:table-cell table:number-columns-repeated="7"/>
        </table:table-row>
        <table:table-row table:style-name="ro17">
          <table:table-cell office:value-type="string" calcext:value-type="string">
            <text:p>b25aa0424bc54cb0ac39532c0d74b2a1</text:p>
          </table:table-cell>
          <table:table-cell office:value-type="date" office:date-value="2017-09-08" calcext:value-type="date">
            <text:p>2017-09-0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Triebfahrzeugführer/in Kl. 3 im Güterverkehr (Eisenbahner/in - Betriebsdienst - Lokführer und Transport)</text:p>
            <text:p/>
            <text:p>  Überblick über das Stellenangebot</text:p>
            <text:p/>
            <text:p>  Referenznummer</text:p>
            <text:p/>
            <text:p>  10000-1156237073-S</text:p>
            <text:p>  Titel des Stellenangebots</text:p>
            <text:p/>
            <text:p>  Triebfahrzeugführer/in Kl. 3 im Güterverkehr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ein/e Triebfahrzeugführer/in für den Raum Sachsen-Anhalt.</text:p>
            <text:p/>
            <text:p>  Ihre Aufgaben:</text:p>
            <text:p>  Sichere und pünktliche Durchführung von Zug- und Rangierfahrten im Regel- und Störungsfall im Güterverkehr</text:p>
            <text:p>  Durchführung von Sicherheitsmaßnahmen</text:p>
            <text:p>  Sachkundige Bedienung verschiedener Triebfahrzeugbaureihen</text:p>
            <text:p>  Erhalt und Erweiterung des Wissenstandes des Triebfahrzeugführers</text:p>
            <text:p/>
            <text:p>  Ihr Profil:</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ZLB und SZB</text:p>
            <text:p>  Nachweis über regelmäßige Teilnahme Fit-Schulungen/ Dienstunterricht</text:p>
            <text:p>  Idealerweise vorhandene Baureihenberechtigung von min. einer der hier genannten Baureihen: 232, 151, 185, 642</text:p>
            <text:p>  PKW-Führerschein</text:p>
            <text:p/>
            <text:p>  Was wir bieten:</text:p>
            <text:p>  übertarifliche Vergütung, Erstattung aller Reisekosten und Bereitstellung aller notwendigen Dienstmaterialen wie u.a.: Handy, bei Bedarf auch Tablett oder Notebook, bei Bedarf Bahncard, bei ständig wechselnden Einsatzorten auch Firmenauto mit Tankkarte und bei weiter entfernten Einsatzorten stellen wir gerne zusätzlich eine Unterkunft vor Ort.</text:p>
            <text:p/>
            <text:p>  Wir garantieren eine umfangreiche Einarbeitung , kurze Entscheidungswege und Schulungsmöglichkeiten.</text:p>
            <text:p>  Führungsverantwortung</text:p>
            <text:p/>
            <text:p>  Keine Führungsverantwortung</text:p>
            <text:p>  Arbeitsorte</text:p>
            <text:p/>
            <text:p>  Sachsen-Anhalt,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8.09.2017</text:p>
            <text:p>  Anzahl offener Stellen</text:p>
            <text:p/>
            <text:p>  2 Stellen</text:p>
            <text:p>  Vormerken</text:p>
            <text:p/>
            <text:p>  Konditionen des Stellenangebots</text:p>
            <text:p/>
            <text:p>  Arbeitszeit</text:p>
            <text:p/>
            <text:p>  Vollzeit, Wochenende, Nachtarb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PD-Beratungs- und Beteilugungs- GmbH , Zweigstelle Untermeitingen</text:p>
            <text:p>  Herr/Frau Personalabteilung</text:p>
            <text:p>  Lechfelderstrasse 22a</text:p>
            <text:p>  Zugkraft365</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mit firmeneigenen Unterlagen,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32">
          <table:table-cell office:value-type="string" calcext:value-type="string">
            <text:p>a8ba799e859241d38a6fc71b8bd75f99</text:p>
          </table:table-cell>
          <table:table-cell office:value-type="date" office:date-value="2017-09-29" calcext:value-type="date">
            <text:p>2017-09-29</text:p>
          </table:table-cell>
          <table:table-cell office:value-type="string" calcext:value-type="string">
            <text:p>Triebfahrzeugführer/in Klasse B (3) im Güternahverkehr - eine/n für den Großraum : Wernigerode</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zurück</text:p>
            <text:p>  29.09.2017</text:p>
            <text:p>  Stellenangebot-Nr.: 1/6388</text:p>
            <text:p>  Einsatzort:</text:p>
            <text:p>  eine/n für den Großraum : Wernigerode</text:p>
            <text:p>  Kategorie:</text:p>
            <text:p>  Betrieb/Verkehr</text:p>
            <text:p>  Tätigkeitsbereich:</text:p>
            <text:p>  Projektkoordinator (m/w)</text:p>
            <text:p>  Arbeitszeit:</text:p>
            <text:p>  Schichtarbeit</text:p>
            <text:p>  Beschäftigungsart:</text:p>
            <text:p>  Festanstellung</text:p>
            <text:p>  Verfügbarkeit ab:</text:p>
            <text:p>  sofort</text:p>
            <text:p>  Bewerbung:</text:p>
            <text:p>  keine Einschränkung</text:p>
            <text:p>  Link zur Onlinebewerbung:</text:p>
            <text:p>  zur Onlinebewerbung</text:p>
            <text:p>  Drucken</text:p>
            <text:p>  Merken</text:p>
            <text:p/>
            <text:p>  Triebfahrzeugführer/in Klasse B (3) im Güternahverkehr - eine/n für den Großraum : Wernigerode</text:p>
            <text:p/>
            <text:p>  Ihr berufliches Ziel ist unsere Aufgabe!</text:p>
            <text:p>  Verwirklichen Sie sich mit unserer Hilfe Ihr berufliches Ziel und schnappen sich folgenden noch freien "Stuhl"- Arbeitsplatz in unserem Team.</text:p>
            <text:p>  Positionsbeschreibung</text:p>
            <text:p/>
            <text:p>  Sichere und pünktliche Durchführung von Zug- und Rangierfahrten im Regel- und Störungsfall im Güterverkehr</text:p>
            <text:p>  Aufgaben</text:p>
            <text:p>  Durchführung von Sicherheitsmaßnahmen</text:p>
            <text:p>  Sachkundige Bedienung verschiedener Triebfahrzeugbaureihen</text:p>
            <text:p>  Erhalt und Erweiterung des Wissenstandes des Triebfahrzeugführers</text:p>
            <text:p>  Anforderungen</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PZB und LZB oder ZLB und SZB</text:p>
            <text:p>  Nachweis über regelmäßige Teilnahme Fit-Schulungen/ Dienstunterricht</text:p>
            <text:p>  Idealerweise vorhandene Baureihenberechtigung von min. einer der hier genannten Baureihen: G1205, G1203, V100, Gravita, V60, 182,183,185,186,189 und Vectron</text:p>
            <text:p>  PKW-Führerschein</text:p>
            <text:p>  Wir bieten</text:p>
            <text:p/>
            <text:p>  Bei uns ist Ihre berufliche Zukunft sicher denn:</text:p>
            <text:p/>
            <text:p>  Wir bieten Ihnen eine Festanstellung in einem renommierten Unternehmen mit sozialem Umfeld und unbefristetem Arbeitsvertrag</text:p>
            <text:p/>
            <text:p>  Sprechen Sie mit uns über Ihr Wunschgehalt denn:</text:p>
            <text:p/>
            <text:p>  Wir nutzen KEINEN Zeitarbeitstarif und bieten grundsätzlich eine übertarifliche Vergütung mit voller Bezahlung auch bei Urlaub oder Krankheit sowie für die Anfahrtszeit zur Arbeit.</text:p>
            <text:p/>
            <text:p>  Für Ihren Traumjob müssen Sie bei uns keine weiten Wege auf sich nehmen denn:</text:p>
            <text:p/>
            <text:p>  Wir sind stets bemüht Ihnen eine regional nahe und entsprechende Position anzubieten. Ausnahmen gelten selbstverständlich für Jene die von sich aus gerne bundesweit tätig werden wollen.</text:p>
            <text:p/>
            <text:p>  Mit uns kommen Sie immer sicher und sorgenfrei zur Arbeit denn:</text:p>
            <text:p/>
            <text:p>  Die Erstattung aller Reisekosten ist bei uns selbstverständlich sowie bei Bedarf und/oder weiterer Entfernung zum Einsatzort die Bereitstellung einer Bahncard 100 Klasse 2 oder eines Firmenautos mit Tankkarte.</text:p>
            <text:p/>
            <text:p>  Wir sind für Sie immer und auf allen Kommunikationswegen erreichbar denn:</text:p>
            <text:p/>
            <text:p>  Ein Firmenhandy mit Tablett oder Notebook gehört für uns zu Ihrer Standarddienstausrüstung.</text:p>
            <text:p/>
            <text:p>  Mit uns haben Sie immer ein sicheres und komfortables "Dach" über dem Kopf denn:</text:p>
            <text:p/>
            <text:p>  Die Bereitstellung einer Unterkunft vor Ort u.a. durch Servicehotels oder in einer komfortablen FeWo ist bei weiten Entfernungen zum Einsatzort bei uns Standard.</text:p>
            <text:p/>
            <text:p>  Wir garantieren eine umfangreiche Einarbeitung, kurze Entscheidungswege und Schulungsmöglichkeiten.</text:p>
            <text:p/>
            <text:p>  Nutzen Sie die Annehmlichkeit uns als Ihren Arbeitgeber an Ihrer Seite zu haben. Es wird Ihnen gefallen!</text:p>
            <text:p/>
            <text:p>  Alle wichtigen Infos über uns finden Sie unter: www.flexkraft365.de</text:p>
            <text:p>  Kontakt</text:p>
            <text:p>  ZUGKRAFT. 365</text:p>
            <text:p/>
            <text:p>  Personalmanagement</text:p>
            <text:p/>
            <text:p>  Tel. 08232 5031-887</text:p>
            <text:p/>
            <text:p>  Fax. 08232 5031-960</text:p>
            <text:p/>
            <text:p>  Mobil: 0175-4804602</text:p>
            <text:p/>
            <text:p>  Mail: bewerbung@flexkraft365.de</text:p>
            <text:p/>
            <text:p>  Web: www.flexkraft365.de</text:p>
            <text:p>  zurück</text:p>
          </table:table-cell>
          <table:table-cell table:number-columns-repeated="7"/>
        </table:table-row>
        <table:table-row table:style-name="ro53">
          <table:table-cell office:value-type="string" calcext:value-type="string">
            <text:p>27eb42dc47b84cebb29dbc62c86f4263</text:p>
          </table:table-cell>
          <table:table-cell office:value-type="date" office:date-value="2017-09-06" calcext:value-type="date">
            <text:p>2017-09-06</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epona HR Services GmbH</text:p>
          </table:table-cell>
          <table:table-cell office:value-type="string" calcext:value-type="string">
            <text:p>  Stellenangebot - Triebfahrzeugführer (m/w) Klasse 3 - Personenverkehr (Eisenbahner/in - Betriebsdienst - Lokführer und Transport)</text:p>
            <text:p/>
            <text:p>  Überblick über das Stellenangebot</text:p>
            <text:p/>
            <text:p>  Referenznummer</text:p>
            <text:p/>
            <text:p>  10000-1156155305-S</text:p>
            <text:p>  Titel des Stellenangebots</text:p>
            <text:p/>
            <text:p>  Triebfahrzeugführer (m/w) Klasse 3 - Personenverkehr (Eisenbahner/in - Betriebsdienst - Lokführer und Transport)</text:p>
            <text:p>  Alternativberufe</text:p>
            <text:p>  Schienenfahrzeugführer/in</text:p>
            <text:p>  Stellenangebotsart</text:p>
            <text:p/>
            <text:p>  Arbeitsplatz (sozialversicherungspflichtig)</text:p>
            <text:p>  Arbeitgeber</text:p>
            <text:p>  Sepona HR Services GmbH</text:p>
            <text:p/>
            <text:p>  Branche: Vermittlung von Arbeitskräften, Betriebsgröße: zwischen 6 und 50</text:p>
            <text:p>  Stellenbeschreibung</text:p>
            <text:p/>
            <text:p>  Ihr Aufgabengebiet</text:p>
            <text:p/>
            <text:p>  * Fahren von Zügen im Personenverkehr</text:p>
            <text:p>  * Durchführung von Wagen- und Zugprüfungen sowie Bremsproben</text:p>
            <text:p>  * Durchführung von Vorbereitungs- und Abschlussdiensten am Triebfahrzeug</text:p>
            <text:p>  * Ggf. ergänzen von Betriebsstoffen</text:p>
            <text:p>  * Durchführung von Vorbereitungs- und Abschlussdiensten am Tfz / Triebwagen</text:p>
            <text:p/>
            <text:p>  Ihr Profil</text:p>
            <text:p>  * Besitz des Triebfahrzeugführerscheins der Klasse 3 gemäß VDV 753 bzw. B gemäß TfV</text:p>
            <text:p>  * gültige bahnärztliche Untersuchung sowie psychologische Eignung nach VDV 714 bzw. gemäß TfV</text:p>
            <text:p>  * Erfahrungen im Rangierdienst und Personenverkehr wünschenswert</text:p>
            <text:p>  * Bremsprobenberechtigung erforderlich</text:p>
            <text:p>  * strukturierte Arbeitsweise und Teamfähigkeit</text:p>
            <text:p/>
            <text:p>  Wir bieten</text:p>
            <text:p>  Es erwartet Sie eine abwechslungsreiche Tätigkeit in einem zuverlässigen und familiären Team, ein unbefristeter Arbeitsvertrag, gute Verdienstmöglichkeiten sowie sehr gute Weiterentwicklungsmöglichkeiten.</text:p>
            <text:p>  Führungsverantwortung</text:p>
            <text:p/>
            <text:p>  Keine Führungsverantwortung</text:p>
            <text:p>  Arbeitsorte</text:p>
            <text:p/>
            <text:p>  Nordhausen, Thüringen, Thüringen, Deutschland</text:p>
            <text:p>  Suhl, Thüringen, Deutschland</text:p>
            <text:p>  Jena, Thüringen, Deutschland</text:p>
            <text:p>  Erfurt, Thüringen, Deutschland</text:p>
            <text:p>  Meiningen, Thüringen, Deutschland</text:p>
            <text:p>  Gera, Thüringen, Deutschland</text:p>
            <text:p>  Weimar, Thüringen, Thüring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0 Stellen</text:p>
            <text:p>  Vormerken</text:p>
            <text:p/>
            <text:p>  Konditionen des Stellenangebots</text:p>
            <text:p/>
            <text:p>  Arbeitszeit</text:p>
            <text:p/>
            <text:p>  Vollzeit, Wochenende, Nachtarbeit, Schicht</text:p>
            <text:p>  40 Wochenstunden</text:p>
            <text:p>  Vergütung und Zusatzleistungen</text:p>
            <text:p/>
            <text:p>  ab 15,00?/h</text:p>
            <text:p>  Bei der Besetzung des Stellenangebotes findet ein Tarifvertrag Anwendung.</text:p>
            <text:p>  Tarifvertrag: BAP/DGB</text:p>
            <text:p>  Befristung</text:p>
            <text:p/>
            <text:p>  Unbefristetes Arbeitsverhältnis</text:p>
            <text:p/>
            <text:p>  Anforderungen an den Bewerber</text:p>
            <text:p/>
            <text:p>  Transport, Verkehr</text:p>
            <text:p/>
            <text:p>  Zwingend erforderlich</text:p>
            <text:p>  Personenverkehr</text:p>
            <text:p/>
            <text:p>  Erweiterte Kenntnisse</text:p>
            <text:p>  Bahnbetriebsdienst, Lokomotivführung, Rangierbetrieb</text:p>
            <text:p/>
            <text:p>  Grundkenntnisse</text:p>
            <text:p>  Beladen, Entladen, Betriebssicherheit von Transportmitteln kontrollieren, Schienenverkehr</text:p>
            <text:p/>
            <text:p>  Sprachkenntnisse</text:p>
            <text:p/>
            <text:p>  Zwingend erforderlich</text:p>
            <text:p>  Deutsch</text:p>
            <text:p/>
            <text:p>  Persönliche Stärken</text:p>
            <text:p>  Auffassungsfähigkeit/-gabe, Belastbarkeit, Ganzheitliches Denken, Motivation/ Leistungsbereitschaft, Selbständiges Arbeiten</text:p>
            <text:p>  Reise-/ Montagebereitschaft</text:p>
            <text:p/>
            <text:p>  Uneingeschränkt</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Sepona HR Services GmbH</text:p>
            <text:p>  Frau Stefanie Bösche</text:p>
            <text:p>  Kohlenstr. 2</text:p>
            <text:p>  04107 Leipzig</text:p>
            <text:p>  Sachsen</text:p>
            <text:p>  Deutschland</text:p>
            <text:p>  Telekommunikation</text:p>
            <text:p/>
            <text:p>  Telefonnummer: +49 (1 51) 72 63 37 24</text:p>
            <text:p>  E-Mail</text:p>
            <text:p>  bewerbung-hr@sepona.de</text:p>
            <text:p>  Gewünschte Bewerbungsarten</text:p>
            <text:p/>
            <text:p>  Per E-Mail, schriftlich, persönlich</text:p>
            <text:p>  Angaben zur Bewerbung</text:p>
            <text:p/>
            <text:p>  Geforderte Anlagen: Lebenslauf, Zeugnisse, Anschreib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53">
          <table:table-cell office:value-type="string" calcext:value-type="string">
            <text:p>b539ea6637b64dd5ad24e75a214034dc</text:p>
          </table:table-cell>
          <table:table-cell office:value-type="date" office:date-value="2017-09-13" calcext:value-type="date">
            <text:p>2017-09-13</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epona HR Services GmbH</text:p>
          </table:table-cell>
          <table:table-cell office:value-type="string" calcext:value-type="string">
            <text:p>  Stellenangebot - Triebfahrzeugführer (m/w) Klasse 3 - Personenverkehr (Eisenbahner/in - Betriebsdienst - Lokführer und Transport)</text:p>
            <text:p/>
            <text:p>  Überblick über das Stellenangebot</text:p>
            <text:p/>
            <text:p>  Referenznummer</text:p>
            <text:p/>
            <text:p>  10000-1156328346-S</text:p>
            <text:p>  Titel des Stellenangebots</text:p>
            <text:p/>
            <text:p>  Triebfahrzeugführer (m/w) Klasse 3 - Personenverkehr (Eisenbahner/in - Betriebsdienst - Lokführer und Transport)</text:p>
            <text:p>  Alternativberufe</text:p>
            <text:p>  Schienenfahrzeugführer/in</text:p>
            <text:p>  Stellenangebotsart</text:p>
            <text:p/>
            <text:p>  Arbeitsplatz (sozialversicherungspflichtig)</text:p>
            <text:p>  Arbeitgeber</text:p>
            <text:p>  Sepona HR Services GmbH</text:p>
            <text:p/>
            <text:p>  Branche: Vermittlung von Arbeitskräften, Betriebsgröße: zwischen 6 und 50</text:p>
            <text:p>  Stellenbeschreibung</text:p>
            <text:p/>
            <text:p>  Ihr Aufgabengebiet</text:p>
            <text:p/>
            <text:p>  * Fahren von Zügen im Personenverkehr</text:p>
            <text:p>  * Durchführung von Wagen- und Zugprüfungen sowie Bremsproben</text:p>
            <text:p>  * Durchführung von Vorbereitungs- und Abschlussdiensten am Triebfahrzeug</text:p>
            <text:p>  * Ggf. ergänzen von Betriebsstoffen</text:p>
            <text:p>  * Durchführung von Vorbereitungs- und Abschlussdiensten am Tfz / Triebwagen</text:p>
            <text:p/>
            <text:p>  Ihr Profil</text:p>
            <text:p>  * Besitz des Triebfahrzeugführerscheins der Klasse 3 gemäß VDV 753 bzw. B gemäß TfV</text:p>
            <text:p>  * gültige bahnärztliche Untersuchung sowie psychologische Eignung nach VDV 714 bzw. gemäß TfV</text:p>
            <text:p>  * Erfahrungen im Rangierdienst und Personenverkehr wünschenswert</text:p>
            <text:p>  * Bremsprobenberechtigung erforderlich</text:p>
            <text:p>  * strukturierte Arbeitsweise und Teamfähigkeit</text:p>
            <text:p/>
            <text:p>  Wir bieten</text:p>
            <text:p>  Es erwartet Sie eine abwechslungsreiche Tätigkeit in einem zuverlässigen und familiären Team, ein unbefristeter Arbeitsvertrag, gute Verdienstmöglichkeiten sowie sehr gute Weiterentwicklungsmöglichkeiten.</text:p>
            <text:p>  Führungsverantwortung</text:p>
            <text:p/>
            <text:p>  Keine Führungsverantwortung</text:p>
            <text:p>  Arbeitsorte</text:p>
            <text:p/>
            <text:p>  Suhl, Thüringen, Deutschland</text:p>
            <text:p>  Nordhausen, Thüringen, Thüringen, Deutschland</text:p>
            <text:p>  Meiningen, Thüringen, Deutschland</text:p>
            <text:p>  Weimar, Thüringen, Thüringen, Deutschland</text:p>
            <text:p>  Gera, Thüringen, Deutschland</text:p>
            <text:p>  Jena, Thüringen, Deutschland</text:p>
            <text:p>  Erfurt, Thüringen,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0 Stellen</text:p>
            <text:p>  Vormerken</text:p>
            <text:p/>
            <text:p>  Konditionen des Stellenangebots</text:p>
            <text:p/>
            <text:p>  Arbeitszeit</text:p>
            <text:p/>
            <text:p>  Vollzeit, Wochenende, Nachtarbeit, Schicht</text:p>
            <text:p>  40 Wochenstunden</text:p>
            <text:p>  Vergütung und Zusatzleistungen</text:p>
            <text:p/>
            <text:p>  ab 15,00?/h</text:p>
            <text:p>  Bei der Besetzung des Stellenangebotes findet ein Tarifvertrag Anwendung.</text:p>
            <text:p>  Tarifvertrag: BAP/DGB</text:p>
            <text:p>  Befristung</text:p>
            <text:p/>
            <text:p>  Unbefristetes Arbeitsverhältnis</text:p>
            <text:p/>
            <text:p>  Anforderungen an den Bewerber</text:p>
            <text:p/>
            <text:p>  Transport, Verkehr</text:p>
            <text:p/>
            <text:p>  Zwingend erforderlich</text:p>
            <text:p>  Personenverkehr</text:p>
            <text:p/>
            <text:p>  Erweiterte Kenntnisse</text:p>
            <text:p>  Bahnbetriebsdienst, Lokomotivführung, Rangierbetrieb</text:p>
            <text:p/>
            <text:p>  Grundkenntnisse</text:p>
            <text:p>  Beladen, Entladen, Betriebssicherheit von Transportmitteln kontrollieren, Schienenverkehr</text:p>
            <text:p/>
            <text:p>  Sprachkenntnisse</text:p>
            <text:p/>
            <text:p>  Zwingend erforderlich</text:p>
            <text:p>  Deutsch</text:p>
            <text:p/>
            <text:p>  Persönliche Stärken</text:p>
            <text:p>  Auffassungsfähigkeit/-gabe, Belastbarkeit, Ganzheitliches Denken, Motivation/ Leistungsbereitschaft, Selbständiges Arbeiten</text:p>
            <text:p>  Reise-/ Montagebereitschaft</text:p>
            <text:p/>
            <text:p>  Uneingeschränkt</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Sepona HR Services GmbH</text:p>
            <text:p>  Frau Stefanie Bösche</text:p>
            <text:p>  Kohlenstr. 2</text:p>
            <text:p>  04107 Leipzig</text:p>
            <text:p>  Sachsen</text:p>
            <text:p>  Deutschland</text:p>
            <text:p>  Telekommunikation</text:p>
            <text:p/>
            <text:p>  Telefonnummer: +49 (1 51) 72 63 37 24</text:p>
            <text:p>  E-Mail</text:p>
            <text:p>  bewerbung-hr@sepona.de</text:p>
            <text:p>  Gewünschte Bewerbungsarten</text:p>
            <text:p/>
            <text:p>  Per E-Mail, schriftlich, persönlich</text:p>
            <text:p>  Angaben zur Bewerbung</text:p>
            <text:p/>
            <text:p>  Geforderte Anlagen: Lebenslauf, Zeugnisse, Anschreib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row table:style-name="ro100">
          <table:table-cell office:value-type="string" calcext:value-type="string">
            <text:p>6592b8ac614f4218945ba0b3bbc4c749</text:p>
          </table:table-cell>
          <table:table-cell office:value-type="date" office:date-value="2017-09-29" calcext:value-type="date">
            <text:p>2017-09-29</text:p>
          </table:table-cell>
          <table:table-cell office:value-type="string" calcext:value-type="string">
            <text:p>Triebfahrzeugführer/in</text:p>
          </table:table-cell>
          <table:table-cell office:value-type="float" office:value="8311" calcext:value-type="float">
            <text:p>8311</text:p>
          </table:table-cell>
          <table:table-cell office:value-type="string" calcext:value-type="string">
            <text:p>NULL</text:p>
          </table:table-cell>
          <table:table-cell office:value-type="string" calcext:value-type="string">
            <text:p>  Triebfahrzeugführer/in</text:p>
            <text:p/>
            <text:p>  Wernigerode</text:p>
            <text:p>  + Eingestellt am 03.10.2017</text:p>
            <text:p>  + Beschäftigungsart: Vollzeit</text:p>
            <text:p>  + Karrierestufe: Mit Berufserfahrung</text:p>
            <text:p>  + Branche: Sonstige Branchen</text:p>
            <text:p>  Kategorie:</text:p>
            <text:p>  Tätigkeitsbereich:</text:p>
            <text:p>  Projektkoordinator (m/w)</text:p>
            <text:p>  Arbeitszeit:</text:p>
            <text:p/>
            <text:p>  Triebfahrzeugführer/in Klasse B (3) im Güternahverkehr - eine/n für den Großraum : Wernigerode</text:p>
            <text:p>  Ihr berufliches Ziel ist unsere Aufgabe!</text:p>
            <text:p>  Verwirklichen Sie sich mit unserer Hilfe Ihr berufliches Ziel und schnappen sich folgenden noch freien "Stuhl"- Arbeitsplatz in unserem Team.</text:p>
            <text:p>  Positionsbeschreibung</text:p>
            <text:p>  Sichere und pünktliche Durchführung von Zug- und Rangierfahrten im Regel- und Störungsfall im Güterverkehr</text:p>
            <text:p>  Aufgaben</text:p>
            <text:p>  Durchführung von Sicherheitsmaßnahmen</text:p>
            <text:p>  Sachkundige Bedienung verschiedener Triebfahrzeugbaureihen</text:p>
            <text:p>  Erhalt und Erweiterung des Wissenstandes des Triebfahrzeugführers</text:p>
            <text:p>  Anforderungen</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PZB und LZB oder ZLB und SZB</text:p>
            <text:p>  Nachweis über regelmäßige Teilnahme Fit-Schulungen/ Dienstunterricht</text:p>
            <text:p>  Idealerweise vorhandene Baureihenberechtigung von min. einer der hier genannten Baureihen: G1205, G1203, V100, Gravita, V60, 182,183,185,186,189 und Vectron</text:p>
            <text:p>  PKW-Führerschein</text:p>
            <text:p>  Wir bieten</text:p>
            <text:p>  Bei uns ist Ihre berufliche Zukunft sicher denn:</text:p>
            <text:p>  Wir bieten Ihnen eine Festanstellung in einem renommierten Unternehmen mit sozialem Umfeld und unbefristetem Arbeitsvertrag</text:p>
            <text:p>  Sprechen Sie mit uns über Ihr Wunschgehalt denn:</text:p>
            <text:p>  Wir nutzen KEINEN Zeitarbeitstarif und bieten grundsätzlich eine übertarifliche Vergütung mit voller Bezahlung auch bei Urlaub oder Krankheit sowie für die Anfahrtszeit zur Arbeit.</text:p>
            <text:p>  Für Ihren Traumjob müssen Sie bei uns keine weiten Wege auf sich nehmen denn:</text:p>
            <text:p>  Wir sind stets bemüht Ihnen eine regional nahe und entsprechende Position anzubieten. Ausnahmen gelten selbstverständlich für Jene die von sich aus gerne bundesweit tätig werden wollen.</text:p>
            <text:p>  Mit uns kommen Sie immer sicher und sorgenfrei zur Arbeit denn:</text:p>
            <text:p>  Die Erstattung aller Reisekosten ist bei uns selbstverständlich sowie bei Bedarf und/oder weiterer Entfernung zum Einsatzort die Bereitstellung einer Bahncard 100 Klasse 2 oder eines Firmenautos mit Tankkarte.</text:p>
            <text:p>  Wir sind für Sie immer und auf allen Kommunikationswegen erreichbar denn:</text:p>
            <text:p>  Ein Firmenhandy mit Tablet oder Notebook gehört für uns zu Ihrer Standarddienstausrüstung.</text:p>
            <text:p>  Mit uns haben Sie immer ein sicheres und komfortables "Dach" über dem Kopf denn:</text:p>
            <text:p>  Die Bereitstellung einer Unterkunft vor Ort u.a. durch Servicehotels oder in einer komfortablen FeWo ist bei weiten Entfernungen zum Einsatzort bei uns Standard.</text:p>
            <text:p>  Wir garantieren eine umfangreiche Einarbeitung, kurze Entscheidungswege und Schulungsmöglichkeiten .</text:p>
            <text:p>  Nutzen Sie die Annehmlichkeit uns als Ihren Arbeitgeber an Ihrer Seite zu haben. Es wird Ihnen gefallen!</text:p>
            <text:p>  Alle wichtigen Infos über uns finden Sie unter: www.flexkraft365.de</text:p>
          </table:table-cell>
          <table:table-cell table:number-columns-repeated="7"/>
        </table:table-row>
        <table:table-row table:style-name="ro24">
          <table:table-cell office:value-type="string" calcext:value-type="string">
            <text:p>c1ef12b2f72f4e64acb8e8fea859ca65</text:p>
          </table:table-cell>
          <table:table-cell office:value-type="date" office:date-value="2017-09-29" calcext:value-type="date">
            <text:p>2017-09-29</text:p>
          </table:table-cell>
          <table:table-cell office:value-type="string" calcext:value-type="string">
            <text:p>Azubi (w/m) Eisenbahner im Betriebsdienst Fachrichtung Lokführer und Transport 2018</text:p>
          </table:table-cell>
          <table:table-cell office:value-type="float" office:value="8311" calcext:value-type="float">
            <text:p>8311</text:p>
          </table:table-cell>
          <table:table-cell office:value-type="string" calcext:value-type="string">
            <text:p>Deutsche Bahn AG</text:p>
          </table:table-cell>
          <table:table-cell office:value-type="string" calcext:value-type="string">
            <text:p>  Azubi (w/m) Eisenbahner im Betriebsdienst Fachrichtung Lokführer und Transport 2018</text:p>
            <text:p>  #</text:p>
            <text:p>  #</text:p>
            <text:p>  #</text:p>
            <text:p/>
            <text:p>  Steckbrief</text:p>
            <text:p>  # Unternehmen</text:p>
            <text:p>  Deutsche Bahn AG</text:p>
            <text:p>  # Land</text:p>
            <text:p>  Deutschland</text:p>
            <text:p>  # Standort</text:p>
            <text:p>  Nordhausen</text:p>
            <text:p>  # Einstiegsarten</text:p>
            <text:p>  Ausbildung</text:p>
            <text:p>  # Vertragsart</text:p>
            <text:p>  Vollzeit / Teilzeit</text:p>
            <text:p>  # Befristung</text:p>
            <text:p>  Unbefristet</text:p>
            <text:p>  # Ausschreibungsnummer</text:p>
            <text:p>  265636</text:p>
            <text:p>  Jetzt bewerben</text:p>
            <text:p/>
            <text:p>  Ansprechpartner</text:p>
            <text:p>  Marcel Berthold</text:p>
            <text:p>  Recruiter Schüler</text:p>
            <text:p>  Leipzig</text:p>
            <text:p>  +49-152-37524807</text:p>
            <text:p>  Position</text:p>
            <text:p>  Wir bieten</text:p>
            <text:p>  Bewerbungsprozess</text:p>
            <text:p/>
            <text:p>  Was Dich erwartet</text:p>
            <text:p>  Die Deutsche Bahn ist einer der vielfältigsten Arbeitgeber Deutschlands. Wir suchen jedes Jahr deutschlandweit über 3.000 Auszubildende in 50 Berufen, die mit uns gemeinsam noch besser werden wollen.</text:p>
            <text:p/>
            <text:p>  Deine Aufgaben</text:p>
            <text:p>  Du hast schon immer davon geträumt, etwas Großes zu bewegen? Dann werde Herrscher über 11. 000 PS. Zum 1. September 2018 suchen wir Dich für das Geschäftsfeld DB Regio AG an dem Standorten Halle (Saale)m und für DB Cargo an den Standorten Erfurt, Eisenach Halle (Saale) und Nordhausen.</text:p>
            <text:p>  # Du wirst Spezialist im Rangieren, Zusammenstellen und Fahren von Zügen des Güterverkehrs und Personennahverkehrs</text:p>
            <text:p>  # Du erlernst die Regeln des sicheren und reibungslosen Bahnbetriebs</text:p>
            <text:p>  # Du sorgst dafür, dass unsere Züge sicher, pünktlich und zuverlässig das Ziel erreichen</text:p>
            <text:p/>
            <text:p>  Dein Profil</text:p>
            <text:p>  # Du hast die Schule erfolgreich abgeschlossen</text:p>
            <text:p>  # Du begeisterst Dich für Technik</text:p>
            <text:p>  # Du bewahrst auch in schwierigen Situationen die Ruhe und behältst den Überblick</text:p>
            <text:p>  # Du scheust Dich nicht davor, Verantwortung zu übernehmen und Entscheidungen zu treffen</text:p>
            <text:p>  # Die Eignungsuntersuchung bei der DB im Überblick.</text:p>
          </table:table-cell>
          <table:table-cell table:number-columns-repeated="7"/>
        </table:table-row>
        <table:table-row table:style-name="ro44">
          <table:table-cell office:value-type="string" calcext:value-type="string">
            <text:p>3ef514a608af48c49d2ca82ec8bbe860</text:p>
          </table:table-cell>
          <table:table-cell office:value-type="date" office:date-value="2017-09-07" calcext:value-type="date">
            <text:p>2017-09-07</text:p>
          </table:table-cell>
          <table:table-cell office:value-type="string" calcext:value-type="string">
            <text:p>Millionentonnen bewegen! Triebfahrzeugführer bis zu 16 EUR/h gesucht (m/w)</text:p>
          </table:table-cell>
          <table:table-cell office:value-type="float" office:value="8311" calcext:value-type="float">
            <text:p>8311</text:p>
          </table:table-cell>
          <table:table-cell office:value-type="string" calcext:value-type="string">
            <text:p>Randstad Germany</text:p>
          </table:table-cell>
          <table:table-cell office:value-type="string" calcext:value-type="string">
            <text:p>  Millionentonnen bewegen! Triebfahrzeugführer bis zu 16 EUR/h gesucht (m/w)</text:p>
            <text:p/>
            <text:p>  Wir suchen für eines der führenden privaten Eisenbahnunternehmen in Deutschland einen Triebfahrzeugführer (m/w). Sie werden im bundesweiten Bahnverkehr (Baden-Württemberg, Hessen, Niedersachsen und Brandenburg) Millionen Tonnen an Massengütern bewegen.</text:p>
            <text:p/>
            <text:p>  Anforderungen:</text:p>
            <text:p>  * Tauglichkeit für den Bahnbetrieb gemäß VDV bzw. TfV</text:p>
            <text:p>  * Führerschein 3 gemäß Führerscheinrichtlinie 753 des VDV bzw. TfV</text:p>
            <text:p>  * PKW Führerschein Klasse 3</text:p>
            <text:p>  * Interesse am Banhverkehr</text:p>
            <text:p>  * Zuverlässigkeit und Gewissenhaftigkeit</text:p>
            <text:p/>
            <text:p>  Wir bieten:</text:p>
            <text:p>  * Kompetenz durch lückelose Betreuung</text:p>
            <text:p>  * Ein interessantes Entlohnungsmodell (ca. Bruttolohn 3100 EUR)</text:p>
            <text:p>  * Weiterbildungsmöglichkeiten und Aufstiegschancen</text:p>
            <text:p/>
            <text:p>  Wir haben Ihr Interesse geweckt? Wir freuen uns auf Ihre Bewerbung und Sie kennenzulernen.</text:p>
            <text:p>  Fähigkeiten</text:p>
            <text:p>  * Deutsch mündlich - Gut</text:p>
            <text:p>  * Deutsch schriftlich - Gut</text:p>
            <text:p>  * Englisch mündlich - Gut</text:p>
            <text:p>  * Englisch schriftlich - Gut</text:p>
            <text:p>  * Lokomotivführung - Grundkenntnisse</text:p>
            <text:p>  * Arbeitszugführung, Prüfung (Eisenbahn, Gleisbau) - Grundkenntnisse</text:p>
            <text:p>  * Protokollieren - Nicht erforderlich</text:p>
            <text:p/>
            <text:p>  Qualifikation</text:p>
            <text:p>  * Mittlere Reife - Sekundarabschluss I</text:p>
            <text:p/>
            <text:p>  Verfügbare Stellen : 15</text:p>
            <text:p>  Stellenreferenz    : R_752662</text:p>
            <text:p>  Positionstyp       : Temporär</text:p>
            <text:p>  Marktsektor        : Transport - Lagerung</text:p>
            <text:p>  Anfangsdatum       : Mittwoch, 6. September 2017</text:p>
            <text:p>  Enddatum           : Sonntag, 31. Dezember 2017</text:p>
            <text:p>  Arbeitszeiten      : Vollzeit 35-40 Stunden / Woche</text:p>
            <text:p>  Ort                : Erfurt - Melchendorf</text:p>
            <text:p>  Kontakt            : Felix Bühne, Randstad Germany, Niederlassung Erfurt, Deutschland</text:p>
            <text:p>  Telefon            : +49 (0)361-565 97 28</text:p>
            <text:p>  Andere suche auf dem Randstad Germany website.</text:p>
          </table:table-cell>
          <table:table-cell table:number-columns-repeated="7"/>
        </table:table-row>
        <table:table-row table:style-name="ro24">
          <table:table-cell office:value-type="string" calcext:value-type="string">
            <text:p>463bd6d0c8eb4e5780a0cf1008f0ba0e</text:p>
          </table:table-cell>
          <table:table-cell office:value-type="date" office:date-value="2017-09-29" calcext:value-type="date">
            <text:p>2017-09-29</text:p>
          </table:table-cell>
          <table:table-cell office:value-type="string" calcext:value-type="string">
            <text:p>Azubi (w/m) Eisenbahner im Betriebsdienst Fachrichtung Lokführer und Transport 2018</text:p>
          </table:table-cell>
          <table:table-cell office:value-type="float" office:value="8311" calcext:value-type="float">
            <text:p>8311</text:p>
          </table:table-cell>
          <table:table-cell office:value-type="string" calcext:value-type="string">
            <text:p>Deutsche Bahn AG</text:p>
          </table:table-cell>
          <table:table-cell office:value-type="string" calcext:value-type="string">
            <text:p>  Azubi (w/m) Eisenbahner im Betriebsdienst Fachrichtung Lokführer und Transport 2018</text:p>
            <text:p>  #</text:p>
            <text:p>  #</text:p>
            <text:p>  #</text:p>
            <text:p/>
            <text:p>  Steckbrief</text:p>
            <text:p>  # Unternehmen</text:p>
            <text:p>  Deutsche Bahn AG</text:p>
            <text:p>  # Land</text:p>
            <text:p>  Deutschland</text:p>
            <text:p>  # Standort</text:p>
            <text:p>  Erfurt</text:p>
            <text:p>  # Einstiegsarten</text:p>
            <text:p>  Ausbildung</text:p>
            <text:p>  # Vertragsart</text:p>
            <text:p>  Vollzeit / Teilzeit</text:p>
            <text:p>  # Befristung</text:p>
            <text:p>  Unbefristet</text:p>
            <text:p>  # Ausschreibungsnummer</text:p>
            <text:p>  265636</text:p>
            <text:p>  Jetzt bewerben</text:p>
            <text:p/>
            <text:p>  Ansprechpartner</text:p>
            <text:p>  Marcel Berthold</text:p>
            <text:p>  Recruiter Schüler</text:p>
            <text:p>  Leipzig</text:p>
            <text:p>  +49-152-37524807</text:p>
            <text:p>  Position</text:p>
            <text:p>  Wir bieten</text:p>
            <text:p>  Bewerbungsprozess</text:p>
            <text:p/>
            <text:p>  Was Dich erwartet</text:p>
            <text:p>  Die Deutsche Bahn ist einer der vielfältigsten Arbeitgeber Deutschlands. Wir suchen jedes Jahr deutschlandweit über 3.000 Auszubildende in 50 Berufen, die mit uns gemeinsam noch besser werden wollen.</text:p>
            <text:p/>
            <text:p>  Deine Aufgaben</text:p>
            <text:p>  Du hast schon immer davon geträumt, etwas Großes zu bewegen? Dann werde Herrscher über 11. 000 PS. Zum 1. September 2018 suchen wir Dich für das Geschäftsfeld DB Regio AG an dem Standorten Halle (Saale)m und für DB Cargo an den Standorten Erfurt, Eisenach Halle (Saale) und Nordhausen.</text:p>
            <text:p>  # Du wirst Spezialist im Rangieren, Zusammenstellen und Fahren von Zügen des Güterverkehrs und Personennahverkehrs</text:p>
            <text:p>  # Du erlernst die Regeln des sicheren und reibungslosen Bahnbetriebs</text:p>
            <text:p>  # Du sorgst dafür, dass unsere Züge sicher, pünktlich und zuverlässig das Ziel erreichen</text:p>
            <text:p/>
            <text:p>  Dein Profil</text:p>
            <text:p>  # Du hast die Schule erfolgreich abgeschlossen</text:p>
            <text:p>  # Du begeisterst Dich für Technik</text:p>
            <text:p>  # Du bewahrst auch in schwierigen Situationen die Ruhe und behältst den Überblick</text:p>
            <text:p>  # Du scheust Dich nicht davor, Verantwortung zu übernehmen und Entscheidungen zu treffen</text:p>
            <text:p>  # Die Eignungsuntersuchung bei der DB im Überblick.</text:p>
          </table:table-cell>
          <table:table-cell table:number-columns-repeated="7"/>
        </table:table-row>
        <table:table-row table:style-name="ro84">
          <table:table-cell office:value-type="string" calcext:value-type="string">
            <text:p>be53e4858a2e4f9eb8f9ddb45b9f27e8</text:p>
          </table:table-cell>
          <table:table-cell office:value-type="date" office:date-value="2017-09-30" calcext:value-type="date">
            <text:p>2017-09-30</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Office People Personalmanagement GmbH</text:p>
          </table:table-cell>
          <table:table-cell office:value-type="string" calcext:value-type="string">
            <text:p>  Eisenbahner/in - Betriebsdienst - Lokführer und Transport</text:p>
            <text:p/>
            <text:p>  Office People Personalmanagement GmbH Görlitz</text:p>
            <text:p>  2,64</text:p>
            <text:p>  Von 168 Mitarbeitern bewertet Kununu</text:p>
            <text:p>  + Eingestellt am 29.09.2017</text:p>
            <text:p>  + Beschäftigungsart: Vollzeit</text:p>
            <text:p>  + Karrierestufe: Mit Berufserfahrung</text:p>
            <text:p>  + Branche: Transport und Logistik</text:p>
            <text:p/>
            <text:p>  Eisenbahner/in - Betriebsdienst - Lokführer und Transport</text:p>
            <text:p>  Für unseren Kunden mit Sitz in Görlitz suchen wir sofort und unbefristet :</text:p>
            <text:p>  Eisenbahner/in (m/w) in Vollzeit</text:p>
            <text:p>  Ihre Aufgaben:</text:p>
            <text:p>  + Selbständige Führung aller Transporte auf den innerbetrielichen Schienennetz</text:p>
            <text:p>  Ihr Profil:</text:p>
            <text:p>  + Abgeschlossene Berufsausbildung als Lokführer m/w</text:p>
            <text:p>  + Befähigungsausweis Triebfahrzeugführer mit Berechtigung bis 1000 kW für die im Werk benutzen Typen</text:p>
            <text:p>  + Befähigungsnachweis für Lokrangierführer</text:p>
            <text:p>  + Befähigungdnachweis für Flurförder- und Hebezeuge</text:p>
            <text:p>  + Bereitschaft zur Schicht- und Wochenendarbeit</text:p>
            <text:p>  + Gewissnhafter und sorgfältiger Umgang mit Materialien</text:p>
            <text:p>  + Hohe Motivation und Zuverlässigkeit</text:p>
            <text:p>  Ihre Perspektiven:</text:p>
            <text:p>  + eine leistungsgerechte Vergütung nach Tarifvertrag iGZ/DGB</text:p>
            <text:p>  + Weihnachts- und Urlaubsgeld sowie Branchenzuschläge</text:p>
            <text:p>  + eine hervorragende Übernahmechance durch den Kunden</text:p>
            <text:p>  + Umfassende Schulung und Einarbeitung</text:p>
            <text:p>  Freuen Sie sich auf eine neue Herausforderung und eine professionelle Unterstützung während der Einarbeitungsphase. Es erwartet Sie mit Office People ein hoch motiviertes Team und ein abwechslungsreiches Arbeitsumfeld.</text:p>
            <text:p>  Sollten Sie sich angesprochen fühlen, so freuen wir uns auf Ihre Bewerbung. Bitte schicken Sie Ihre vollständigen Unterlagen per Email an: dresden@office-people.de</text:p>
            <text:p>  Office People Personalmanagement GmbH</text:p>
          </table:table-cell>
          <table:table-cell table:number-columns-repeated="7"/>
        </table:table-row>
        <table:table-row table:style-name="ro90">
          <table:table-cell office:value-type="string" calcext:value-type="string">
            <text:p>a9e00a57c947458c9359aa75beb707e7</text:p>
          </table:table-cell>
          <table:table-cell office:value-type="date" office:date-value="2017-09-29" calcext:value-type="date">
            <text:p>2017-09-29</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PD-Beratungs- und Beteilugungs- GmbH </text:p>
          </table:table-cell>
          <table:table-cell office:value-type="string" calcext:value-type="string">
            <text:p><text:s/>Zweigstelle Untermeitingen</text:p>
          </table:table-cell>
          <table:table-cell office:value-type="string" calcext:value-type="string">
            <text:p>  Stellenangebot - Triebfahrzeugführer/in Kl. 3 im Güterverkehr (Eisenbahner/in - Betriebsdienst - Lokführer und Transport)</text:p>
            <text:p/>
            <text:p>  Überblick über das Stellenangebot</text:p>
            <text:p/>
            <text:p>  Referenznummer</text:p>
            <text:p/>
            <text:p>  10000-1157398663-S</text:p>
            <text:p>  Titel des Stellenangebots</text:p>
            <text:p/>
            <text:p>  Triebfahrzeugführer/in Kl. 3 im Güterverkehr (Eisenbahner/in - Betriebsdienst - Lokführer und Transport)</text:p>
            <text:p>  Alternativberufe</text:p>
            <text:p>  Schienenfahrzeugführer/in</text:p>
            <text:p>  Stellenangebotsart</text:p>
            <text:p/>
            <text:p>  Arbeitsplatz (sozialversicherungspflichtig)</text:p>
            <text:p>  Arbeitgeber</text:p>
            <text:p>  PD-Beratungs- und Beteilugungs- GmbH , Zweigstelle Untermeitingen</text:p>
            <text:p/>
            <text:p>  Branche: Betrieb von Verkehrswegen für Schienenfahrzeuge, Betriebsgröße: zwischen 501 und 5000</text:p>
            <text:p>  Stellenbeschreibung</text:p>
            <text:p/>
            <text:p>  Ihr berufliches Ziel ist unsere Aufgabe!</text:p>
            <text:p>  Verwirklichen Sie sich mit unserer Hilfe Ihr berufliches Ziel und schnappen sich folgenden noch freien "Stuhl"- Arbeitsplatz in unserem Team.</text:p>
            <text:p/>
            <text:p>  Wir suchen zum nächstmöglichen Termin in Festeinstellung ein/e Triebfahrzeugführer/in für den Raum Sachsen- Anhalt.</text:p>
            <text:p/>
            <text:p>  Ihre Aufgaben:</text:p>
            <text:p>  Sichere und pünktliche Durchführung von Zug- und Rangierfahrten im Regel- und Störungsfall im Güterverkehr</text:p>
            <text:p>  Durchführung von Sicherheitsmaßnahmen</text:p>
            <text:p>  Sachkundige Bedienung verschiedener Triebfahrzeugbaureihen</text:p>
            <text:p>  Erhalt und Erweiterung des Wissenstandes des Triebfahrzeugführers</text:p>
            <text:p/>
            <text:p>  Ihr Profil:</text:p>
            <text:p>  Abgeschlossene Ausbildung Triebfahrzeugführer(in)</text:p>
            <text:p>  nach VDV oder TfV</text:p>
            <text:p>  Nachweise über Tauglichkeit (bahnärztlich und bei Ausbildung nach VDV auch die psychologische)</text:p>
            <text:p>  Nachweis zum Wagenprüfer(in) G</text:p>
            <text:p>  Gefahrgutkenntnisse</text:p>
            <text:p>  Idealerweise auch Nachweis über Schulung für FV-NE, ZLB und SZB</text:p>
            <text:p>  Nachweis über regelmäßige Teilnahme Fit-Schulungen/ Dienstunterricht</text:p>
            <text:p>  Idealerweise vorhandene Baureihenberechtigung von min. einer der hier genannten Baureihen: 232, 151, 185, 642</text:p>
            <text:p>  PKW-Führerschein</text:p>
            <text:p/>
            <text:p>  Was wir bieten:</text:p>
            <text:p>  Bei uns ist Ihre berufliche Zukunft sicher denn:</text:p>
            <text:p>  Wir bieten Ihnen eine Festanstellung in einem renommierten Unternehmen mit sozialem Umfeld und unbefristetem Arbeitsvertrag</text:p>
            <text:p>  Sprechen Sie mit uns über Ihr Wunschgehalt denn:</text:p>
            <text:p>  Wir nutzen KEINEN Zeitarbeitstarif und bieten grundsätzlich eine übertarifliche Vergütung mit voller Bezahlung auch bei Urlaub oder Krankheit sowie für die Anfahrtszeit zur Arbeit.</text:p>
            <text:p>  Für Ihren Traumjob müssen Sie bei uns keine weiten Wege auf sich nehmen denn:</text:p>
            <text:p>  Wir sind stets bemüht Ihnen eine regional nahe und entsprechende Position anzubieten. Ausnahmen gelten selbstverständlich für Jene die von sich aus gerne bundesweit tätig werden wollen.</text:p>
            <text:p>  Mit uns kommen Sie immer sicher und sorgenfrei zur Arbeit denn:</text:p>
            <text:p>  Die Erstattung aller Reisekosten ist bei uns selbstverständlich sowie bei Bedarf und/oder weiterer Entfernung zum Einsatzort die Bereitstellung einer Bahncard 100 Klasse 2 oder eines Firmenautos mit Tankkarte.</text:p>
            <text:p>  Wir sind für Sie immer und auf allen Kommunikationswegen erreichbar denn:</text:p>
            <text:p>  Ein Firmenhandy mit Tablet oder Notebook gehört für uns zu Ihrer Standarddienstausrüstung.</text:p>
            <text:p>  Mit uns haben Sie immer ein sicheres und komfortables "Dach" über dem Kopf denn:</text:p>
            <text:p>  Die Bereitstellung einer Unterkunft vor Ort u.a. durch Servicehotels oder in einer komfortablen FeWo ist bei weiten Entfernungen zum Einsatzort bei uns Standard.</text:p>
            <text:p>  Wir garantieren eine umfangreiche Einarbeitung, kurze Entscheidungswege und Schulungsmöglichkeiten.</text:p>
            <text:p>  Nutzen Sie die Annehmlichkeit uns als Ihren Arbeitgeber an Ihrer Seite zu haben. Es wird Ihnen gefallen!</text:p>
            <text:p>  Alle wichtigen Infos über uns finden Sie unter: www.flexkraft365.de</text:p>
            <text:p>  Führungsverantwortung</text:p>
            <text:p/>
            <text:p>  Keine Führungsverantwortung</text:p>
            <text:p>  Arbeitsorte</text:p>
            <text:p/>
            <text:p>  Sachsen-Anhalt,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Ab 13.11.2017</text:p>
            <text:p>  Anzahl offener Stellen</text:p>
            <text:p/>
            <text:p>  1 Stelle</text:p>
            <text:p>  Vormerken</text:p>
            <text:p/>
            <text:p>  Konditionen des Stellenangebots</text:p>
            <text:p/>
            <text:p>  Arbeitszeit</text:p>
            <text:p/>
            <text:p>  Vollzeit, Wochenende, Nachtarbeit, Schicht</text:p>
            <text:p>  Vergütung und Zusatzleistungen</text:p>
            <text:p/>
            <text:p>  Bei der Besetzung des Stellenangebotes findet kein Tarifvertrag Anwendung.</text:p>
            <text:p>  Befristung</text:p>
            <text:p/>
            <text:p>  Unbefristetes Arbeitsverhältnis</text:p>
            <text:p/>
            <text:p>  Anforderungen an den Bewerber</text:p>
            <text:p/>
            <text:p>  Berufsausbildung/ Studium</text:p>
            <text:p>  Eisenbahner/in - Betriebsdienst - Lokführer und Transport</text:p>
            <text:p>  Transport, Verkehr</text:p>
            <text:p/>
            <text:p>  Erweiterte Kenntnisse</text:p>
            <text:p>  Bahnbetriebsdienst, Fahrzeugführung, Lokomotivführung, Schienenverkehr, Transport</text:p>
            <text:p/>
            <text:p>  Grundkenntnisse</text:p>
            <text:p>  Betriebssicherheit von Transportmitteln kontrollieren, Rangierbetrieb</text:p>
            <text:p/>
            <text:p>  Dienstleistungen</text:p>
            <text:p/>
            <text:p>  Erweiterte Kenntnisse</text:p>
            <text:p>  Transportsicherung, -bewachung</text:p>
            <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Zugkraft365</text:p>
            <text:p>  Herr/Frau A J</text:p>
            <text:p>  Personalabteilung</text:p>
            <text:p>  Lechfelderstrasse 22a</text:p>
            <text:p>  86836 Untermeitingen</text:p>
            <text:p>  Bayern</text:p>
            <text:p>  Deutschland</text:p>
            <text:p>  Telekommunikation</text:p>
            <text:p/>
            <text:p>  Telefonnummer: +49 (82 32) 5 03 18 87</text:p>
            <text:p>  Faxnummer: +49 (82 32) 5 03 19 60</text:p>
            <text:p>  E-Mail</text:p>
            <text:p>  bewerbung@flexkraft365.de</text:p>
            <text:p>  Gewünschte Bewerbungsarten</text:p>
            <text:p/>
            <text:p>  Über JOBBÖRSE, per E-Mail, mit firmeneigenen Unterlagen, schriftlich, telefonisch, persönlich, über Internet</text:p>
            <text:p>  Internetadresse</text:p>
            <text:p>  Weitere Informationen zum Stellenangebot im Internet</text:p>
            <text:p>  Angaben zur Bewerbung</text:p>
            <text:p/>
            <text:p>  Anschreiben, Lebenslauf, Kopie Triebfahrzeug- FS, Kopie Tauglichkeit, Kopie Schulungsnachweise (von Ausbildungsnachweis bis hin zu RFU Nachweisen wenn diese vorhanden sind) ,Zeugnisse</text:p>
            <text:p>  Nachricht an Arbeitgeber Bewerben</text:p>
            <text:p/>
            <text:p>  Legende</text:p>
            <text:p/>
            <text:p>  Kartenausschnitt vergrößern</text:p>
            <text:p/>
            <text:p>  Kartenausschnitt verkleinern</text:p>
            <text:p/>
            <text:p>  Externer Link</text:p>
          </table:table-cell>
          <table:table-cell table:number-columns-repeated="6"/>
        </table:table-row>
        <table:table-row table:style-name="ro71">
          <table:table-cell office:value-type="string" calcext:value-type="string">
            <text:p>833340e8e3604c40a89f4925fd558a00</text:p>
          </table:table-cell>
          <table:table-cell office:value-type="date" office:date-value="2017-09-18" calcext:value-type="date">
            <text:p>2017-09-18</text:p>
          </table:table-cell>
          <table:table-cell office:value-type="string" calcext:value-type="string">
            <text:p>Eisenbahner/in - Betriebsdienst - Lokführer und Transport</text:p>
          </table:table-cell>
          <table:table-cell office:value-type="float" office:value="8311" calcext:value-type="float">
            <text:p>8311</text:p>
          </table:table-cell>
          <table:table-cell office:value-type="string" calcext:value-type="string">
            <text:p>Sepona HR Services GmbH</text:p>
          </table:table-cell>
          <table:table-cell office:value-type="string" calcext:value-type="string">
            <text:p>  Stellenangebot - Triebfahrzeugführer (m/w) Klasse 3 - Güterverkehr (Eisenbahner/in - Betriebsdienst - Lokführer und Transport)</text:p>
            <text:p/>
            <text:p>  Überblick über das Stellenangebot</text:p>
            <text:p/>
            <text:p>  Referenznummer</text:p>
            <text:p/>
            <text:p>  10000-1156496535-S</text:p>
            <text:p>  Titel des Stellenangebots</text:p>
            <text:p/>
            <text:p>  Triebfahrzeugführer (m/w) Klasse 3 - Güterverkehr (Eisenbahner/in - Betriebsdienst - Lokführer und Transport)</text:p>
            <text:p>  Alternativberufe</text:p>
            <text:p>  Schienenfahrzeugführer/in</text:p>
            <text:p>  Stellenangebotsart</text:p>
            <text:p/>
            <text:p>  Arbeitsplatz (sozialversicherungspflichtig)</text:p>
            <text:p>  Arbeitgeber</text:p>
            <text:p>  Sepona HR Services GmbH</text:p>
            <text:p/>
            <text:p>  Branche: Vermittlung von Arbeitskräften, Betriebsgröße: zwischen 6 und 50</text:p>
            <text:p>  Stellenbeschreibung</text:p>
            <text:p/>
            <text:p>  Ihr Aufgabengebiet</text:p>
            <text:p>  * Fahren von Zügen zwischen den Knotenpunkten z.T. im kombinierten Ladungsverkehr</text:p>
            <text:p>  * Ggf. Rangierarbeiten an den Standorten der Produktionswerke und Logistikplätze</text:p>
            <text:p>  * Durchführen von Wagen- und Zugprüfungen sowie Bremsproben</text:p>
            <text:p>  * Erstellen von Wagenlisten und Bremszetteln</text:p>
            <text:p>  * Durchführung von Vorbereitungs- und Abschlussdiensten am Tfz</text:p>
            <text:p/>
            <text:p>  Baureihen: Class 66, Class 77</text:p>
            <text:p/>
            <text:p>  Ihr Profil</text:p>
            <text:p>  * Besitz des Triebfahrzeugführerscheins der Klasse 3 gemäß VDV 753 bzw. B gemäß TfV</text:p>
            <text:p>  * gültige bahnärztliche Untersuchung sowie psychologische Eignung nach VDV 714 bzw. gemäß TfV</text:p>
            <text:p>  * Erfahrungen im Rangierdienst und Güterschienenverkehr wünschenswert</text:p>
            <text:p>  * Wagenprüfer G, und Bremsprobenberechtigung erforderlich</text:p>
            <text:p>  * strukturierte Arbeitsweise und Teamfähigkeit</text:p>
            <text:p/>
            <text:p>  Wir bieten</text:p>
            <text:p>  Es erwartet Sie eine abwechslungsreiche Tätigkeit in einem zuverlässigen und familiären Team, ein unbefristeter Arbeitsvertrag, gute Verdienstmöglichkeiten sowie sehr gute Weiterentwicklungsmöglichkeiten.</text:p>
            <text:p>  Führungsverantwortung</text:p>
            <text:p/>
            <text:p>  Keine Führungsverantwortung</text:p>
            <text:p>  Arbeitsorte</text:p>
            <text:p/>
            <text:p>  Jena, Thüringen, Deutschland</text:p>
            <text:p>  Dresden, Sachsen, Deutschland</text:p>
            <text:p>  Leipzig, Sachsen, Deutschland</text:p>
            <text:p>  04509 Delitzsch, Sachsen, Deutschland</text:p>
            <text:p>  Leuna, Sachsen-Anhalt, Deutschland</text:p>
            <text:p>  Halle (Saale), Sachsen-Anhalt, Deutschland</text:p>
            <text:p>  Bitterfeld-Wolfen, Sachsen-Anhalt, Deutschland</text:p>
            <text:p>  Cottbus, Brandenburg, Deutschland</text:p>
            <text:p>  Erfurt, Thüringen, Deutschland</text:p>
            <text:p>  Potsdam, Brandenburg, Deutschland</text:p>
            <text:p>  In der nachfolgenden Kartenansicht sind die Ausübungsorte des Stellenangebots in einer interaktiven Deutschlandkarte eingezeichnet. Die gleichen Informationen finden Sie auch in textueller Form auf dieser Seite.</text:p>
            <text:p>  Routenplaner Karte zum Stellenangebot Karte ausblenden</text:p>
            <text:p>  Beginn der Tätigkeit</text:p>
            <text:p/>
            <text:p>  Sofort</text:p>
            <text:p>  Anzahl offener Stellen</text:p>
            <text:p/>
            <text:p>  10 Stellen</text:p>
            <text:p>  Vormerken</text:p>
            <text:p/>
            <text:p>  Konditionen des Stellenangebots</text:p>
            <text:p/>
            <text:p>  Arbeitszeit</text:p>
            <text:p/>
            <text:p>  Vollzeit, Wochenende, Nachtarbeit, Schicht</text:p>
            <text:p>  40 Wochenstunden</text:p>
            <text:p>  Vergütung und Zusatzleistungen</text:p>
            <text:p/>
            <text:p>  ab 15,00?/h</text:p>
            <text:p>  Bei der Besetzung des Stellenangebotes findet ein Tarifvertrag Anwendung.</text:p>
            <text:p>  Tarifvertrag: BAP/DGB</text:p>
            <text:p>  Befristung</text:p>
            <text:p/>
            <text:p>  Unbefristetes Arbeitsverhältnis</text:p>
            <text:p/>
            <text:p>  Anforderungen an den Bewerber</text:p>
            <text:p/>
            <text:p>  Berufsausbildung/ Studium</text:p>
            <text:p>  Eisenbahner/in - Betriebsdienst - Lokführer und Transport</text:p>
            <text:p>  Transport, Verkehr</text:p>
            <text:p/>
            <text:p>  Zwingend erforderlich</text:p>
            <text:p>  Güterverkehr</text:p>
            <text:p/>
            <text:p>  Erweiterte Kenntnisse</text:p>
            <text:p>  Bahnbetriebsdienst, Lokomotivführung, Rangierbetrieb</text:p>
            <text:p/>
            <text:p>  Grundkenntnisse</text:p>
            <text:p>  Beladen, Entladen, Betriebssicherheit von Transportmitteln kontrollieren, Schienenverkehr</text:p>
            <text:p/>
            <text:p>  Sprachkenntnisse</text:p>
            <text:p/>
            <text:p>  Zwingend erforderlich</text:p>
            <text:p>  Deutsch</text:p>
            <text:p/>
            <text:p>  Persönliche Stärken</text:p>
            <text:p>  Auffassungsfähigkeit/-gabe, Belastbarkeit, Ganzheitliches Denken, Motivation/ Leistungsbereitschaft, Selbständiges Arbeiten</text:p>
            <text:p>  Reise-/ Montagebereitschaft</text:p>
            <text:p/>
            <text:p>  Uneingeschränkt</text:p>
            <text:p>  Führerscheine</text:p>
            <text:p/>
            <text:p>  Zwingend erforderlich</text:p>
            <text:p>  Lokomotiv-/Triebfahrzeugführerschein Klasse 3</text:p>
            <text:p/>
            <text:p>  Wünschenswert</text:p>
            <text:p>  Fahrerlaubnis B PKW/Kleinbusse (alt: FS 3)</text:p>
            <text:p/>
            <text:p>  Kontaktdaten</text:p>
            <text:p/>
            <text:p>  Rückfragen und Bewerbungen an</text:p>
            <text:p/>
            <text:p>  Sepona HR Services GmbH</text:p>
            <text:p>  Frau Stefanie Bösche</text:p>
            <text:p>  Kohlenstr. 2</text:p>
            <text:p>  04107 Leipzig</text:p>
            <text:p>  Sachsen</text:p>
            <text:p>  Deutschland</text:p>
            <text:p>  Telekommunikation</text:p>
            <text:p/>
            <text:p>  Telefonnummer: +49 (1 51) 72 63 37 24</text:p>
            <text:p>  E-Mail</text:p>
            <text:p>  bewerbung-hr@sepona.de</text:p>
            <text:p>  Gewünschte Bewerbungsarten</text:p>
            <text:p/>
            <text:p>  Per E-Mail, schriftlich, persönlich</text:p>
            <text:p>  Angaben zur Bewerbung</text:p>
            <text:p/>
            <text:p>  Geforderte Anlagen: Lebenslauf, Zeugnisse, Anschreiben</text:p>
            <text:p>  Nachricht an Arbeitgeber Bewerben</text:p>
            <text:p/>
            <text:p>  Legende</text:p>
            <text:p/>
            <text:p>  Kartenausschnitt vergrößern</text:p>
            <text:p/>
            <text:p>  Kartenausschnitt verkleinern</text:p>
            <text:p/>
            <text:p>  Externer Link</text:p>
          </table:table-cell>
          <table:table-cell table:number-columns-repeated="7"/>
        </table:table-row>
      </table:table>
      <table:named-expressions/>
      <table:database-ranges>
        <table:database-range table:name="__Anonymous_Sheet_DB__0" table:target-range-address="'2017-09'.A1:'2017-09'.I269"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2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25T17:51:24.223000000</dc:date>
    <meta:editing-duration>PT2M45S</meta:editing-duration>
    <meta:editing-cycles>1</meta:editing-cycles>
    <meta:document-statistic meta:table-count="1" meta:cell-count="1683" meta:object-count="0"/>
    <meta:generator>LibreOffice/7.5.4.2$Windows_X86_64 LibreOffice_project/36ccfdc35048b057fd9854c757a8b67ec53977b6</meta:generator>
  </office:meta>
</office:document-meta>
</file>